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8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11.037cm"/>
    </style:style>
    <style:style style:name="co5" style:family="table-column">
      <style:table-column-properties fo:break-before="auto" style:column-width="13.8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29.475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5.80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rged_filtered_varia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#CHRO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QUAL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lineA</text:p>
          </table:table-cell>
          <table:table-cell office:value-type="string" calcext:value-type="string">
            <text:p>lineB</text:p>
          </table:table-cell>
          <table:table-cell office:value-type="string" calcext:value-type="string">
            <text:p>lineA_geno</text:p>
          </table:table-cell>
          <table:table-cell office:value-type="string" calcext:value-type="string">
            <text:p>lineB_geno</text:p>
          </table:table-cell>
          <table:table-cell office:value-type="string" calcext:value-type="string">
            <text:p>x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36;SOR=2.83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3,0:3:9:0,9,98</text:p>
          </table:table-cell>
          <table:table-cell table:formula="of:=LEFT([.J2];3)" office:value-type="string" office:string-value="1/1" calcext:value-type="string">
            <text:p>1/1</text:p>
          </table:table-cell>
          <table:table-cell table:formula="of:=LEFT([.K2];3)" office:value-type="string" office:string-value="0/0" calcext:value-type="string">
            <text:p>0/0</text:p>
          </table:table-cell>
          <table:table-cell table:formula="of:=IF(OR(AND([.L2]=&quot;1/1&quot;;[.M2]=&quot;0/0&quot;);AND([.L2]=&quot;0/0&quot;;[.M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TGTATGA</text:p>
          </table:table-cell>
          <table:table-cell office:value-type="string" calcext:value-type="string">
            <text:p>T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3;SOR=2.83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4,0:4:12:0,12,180</text:p>
          </table:table-cell>
          <table:table-cell table:formula="of:=LEFT([.J3];3)" office:value-type="string" office:string-value="1/1" calcext:value-type="string">
            <text:p>1/1</text:p>
          </table:table-cell>
          <table:table-cell table:formula="of:=LEFT([.K3];3)" office:value-type="string" office:string-value="0/0" calcext:value-type="string">
            <text:p>0/0</text:p>
          </table:table-cell>
          <table:table-cell table:formula="of:=IF(OR(AND([.L3]=&quot;1/1&quot;;[.M3]=&quot;0/0&quot;);AND([.L3]=&quot;0/0&quot;;[.M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7;SOR=0.69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7,0:7:21:0,21,273</text:p>
          </table:table-cell>
          <table:table-cell table:formula="of:=LEFT([.J4];3)" office:value-type="string" office:string-value="1/1" calcext:value-type="string">
            <text:p>1/1</text:p>
          </table:table-cell>
          <table:table-cell table:formula="of:=LEFT([.K4];3)" office:value-type="string" office:string-value="0/0" calcext:value-type="string">
            <text:p>0/0</text:p>
          </table:table-cell>
          <table:table-cell table:formula="of:=IF(OR(AND([.L4]=&quot;1/1&quot;;[.M4]=&quot;0/0&quot;);AND([.L4]=&quot;0/0&quot;;[.M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4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0,0:10:30:0,30,375</text:p>
          </table:table-cell>
          <table:table-cell table:formula="of:=LEFT([.J5];3)" office:value-type="string" office:string-value="1/1" calcext:value-type="string">
            <text:p>1/1</text:p>
          </table:table-cell>
          <table:table-cell table:formula="of:=LEFT([.K5];3)" office:value-type="string" office:string-value="0/0" calcext:value-type="string">
            <text:p>0/0</text:p>
          </table:table-cell>
          <table:table-cell table:formula="of:=IF(OR(AND([.L5]=&quot;1/1&quot;;[.M5]=&quot;0/0&quot;);AND([.L5]=&quot;0/0&quot;;[.M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21.05" calcext:value-type="float">
            <text:p>32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2;SOR=0.89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35,27,0</text:p>
          </table:table-cell>
          <table:table-cell office:value-type="string" calcext:value-type="string">
            <text:p>0/0:15,0:15:45:0,45,558</text:p>
          </table:table-cell>
          <table:table-cell table:formula="of:=LEFT([.J6];3)" office:value-type="string" office:string-value="1/1" calcext:value-type="string">
            <text:p>1/1</text:p>
          </table:table-cell>
          <table:table-cell table:formula="of:=LEFT([.K6];3)" office:value-type="string" office:string-value="0/0" calcext:value-type="string">
            <text:p>0/0</text:p>
          </table:table-cell>
          <table:table-cell table:formula="of:=IF(OR(AND([.L6]=&quot;1/1&quot;;[.M6]=&quot;0/0&quot;);AND([.L6]=&quot;0/0&quot;;[.M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3.05" calcext:value-type="float">
            <text:p>31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8;SOR=2.09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27,27,0</text:p>
          </table:table-cell>
          <table:table-cell office:value-type="string" calcext:value-type="string">
            <text:p>0/0:14,0:14:42:0,42,512</text:p>
          </table:table-cell>
          <table:table-cell table:formula="of:=LEFT([.J7];3)" office:value-type="string" office:string-value="1/1" calcext:value-type="string">
            <text:p>1/1</text:p>
          </table:table-cell>
          <table:table-cell table:formula="of:=LEFT([.K7];3)" office:value-type="string" office:string-value="0/0" calcext:value-type="string">
            <text:p>0/0</text:p>
          </table:table-cell>
          <table:table-cell table:formula="of:=IF(OR(AND([.L7]=&quot;1/1&quot;;[.M7]=&quot;0/0&quot;);AND([.L7]=&quot;0/0&quot;;[.M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;SOR=1.40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3,0:13:39:0,39,525</text:p>
          </table:table-cell>
          <table:table-cell table:formula="of:=LEFT([.J8];3)" office:value-type="string" office:string-value="1/1" calcext:value-type="string">
            <text:p>1/1</text:p>
          </table:table-cell>
          <table:table-cell table:formula="of:=LEFT([.K8];3)" office:value-type="string" office:string-value="0/0" calcext:value-type="string">
            <text:p>0/0</text:p>
          </table:table-cell>
          <table:table-cell table:formula="of:=IF(OR(AND([.L8]=&quot;1/1&quot;;[.M8]=&quot;0/0&quot;);AND([.L8]=&quot;0/0&quot;;[.M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6;SOR=1.40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1,0:11:33:0,33,404</text:p>
          </table:table-cell>
          <table:table-cell table:formula="of:=LEFT([.J9];3)" office:value-type="string" office:string-value="1/1" calcext:value-type="string">
            <text:p>1/1</text:p>
          </table:table-cell>
          <table:table-cell table:formula="of:=LEFT([.K9];3)" office:value-type="string" office:string-value="0/0" calcext:value-type="string">
            <text:p>0/0</text:p>
          </table:table-cell>
          <table:table-cell table:formula="of:=IF(OR(AND([.L9]=&quot;1/1&quot;;[.M9]=&quot;0/0&quot;);AND([.L9]=&quot;0/0&quot;;[.M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91" calcext:value-type="float">
            <text:p>7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2;SOR=0.83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0,0:10:30:0,30,341</text:p>
          </table:table-cell>
          <table:table-cell table:formula="of:=LEFT([.J10];3)" office:value-type="string" office:string-value="1/1" calcext:value-type="string">
            <text:p>1/1</text:p>
          </table:table-cell>
          <table:table-cell table:formula="of:=LEFT([.K10];3)" office:value-type="string" office:string-value="0/0" calcext:value-type="string">
            <text:p>0/0</text:p>
          </table:table-cell>
          <table:table-cell table:formula="of:=IF(OR(AND([.L10]=&quot;1/1&quot;;[.M10]=&quot;0/0&quot;);AND([.L10]=&quot;0/0&quot;;[.M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7;SOR=0.83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0,0:10:30:0,30,362</text:p>
          </table:table-cell>
          <table:table-cell table:formula="of:=LEFT([.J11];3)" office:value-type="string" office:string-value="1/1" calcext:value-type="string">
            <text:p>1/1</text:p>
          </table:table-cell>
          <table:table-cell table:formula="of:=LEFT([.K11];3)" office:value-type="string" office:string-value="0/0" calcext:value-type="string">
            <text:p>0/0</text:p>
          </table:table-cell>
          <table:table-cell table:formula="of:=IF(OR(AND([.L11]=&quot;1/1&quot;;[.M11]=&quot;0/0&quot;);AND([.L11]=&quot;0/0&quot;;[.M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TGCA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8;SOR=0.83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8,0:8:24:0,24,360</text:p>
          </table:table-cell>
          <table:table-cell table:formula="of:=LEFT([.J12];3)" office:value-type="string" office:string-value="1/1" calcext:value-type="string">
            <text:p>1/1</text:p>
          </table:table-cell>
          <table:table-cell table:formula="of:=LEFT([.K12];3)" office:value-type="string" office:string-value="0/0" calcext:value-type="string">
            <text:p>0/0</text:p>
          </table:table-cell>
          <table:table-cell table:formula="of:=IF(OR(AND([.L12]=&quot;1/1&quot;;[.M12]=&quot;0/0&quot;);AND([.L12]=&quot;0/0&quot;;[.M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A</text:p>
          </table:table-cell>
          <table:table-cell office:value-type="string" calcext:value-type="string">
            <text:p>C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;SOR=1.17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6,0:6:18:0,18,270</text:p>
          </table:table-cell>
          <table:table-cell table:formula="of:=LEFT([.J13];3)" office:value-type="string" office:string-value="1/1" calcext:value-type="string">
            <text:p>1/1</text:p>
          </table:table-cell>
          <table:table-cell table:formula="of:=LEFT([.K13];3)" office:value-type="string" office:string-value="0/0" calcext:value-type="string">
            <text:p>0/0</text:p>
          </table:table-cell>
          <table:table-cell table:formula="of:=IF(OR(AND([.L13]=&quot;1/1&quot;;[.M13]=&quot;0/0&quot;);AND([.L13]=&quot;0/0&quot;;[.M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ATCTA</text:p>
          </table:table-cell>
          <table:table-cell office:value-type="string" calcext:value-type="string">
            <text:p>C</text:p>
          </table:table-cell>
          <table:table-cell office:value-type="float" office:value="456.02" calcext:value-type="float">
            <text:p>45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2;SOR=0.859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70,33,0</text:p>
          </table:table-cell>
          <table:table-cell office:value-type="string" calcext:value-type="string">
            <text:p>0/0:9,0:9:27:0,27,397</text:p>
          </table:table-cell>
          <table:table-cell table:formula="of:=LEFT([.J14];3)" office:value-type="string" office:string-value="1/1" calcext:value-type="string">
            <text:p>1/1</text:p>
          </table:table-cell>
          <table:table-cell table:formula="of:=LEFT([.K14];3)" office:value-type="string" office:string-value="0/0" calcext:value-type="string">
            <text:p>0/0</text:p>
          </table:table-cell>
          <table:table-cell table:formula="of:=IF(OR(AND([.L14]=&quot;1/1&quot;;[.M14]=&quot;0/0&quot;);AND([.L14]=&quot;0/0&quot;;[.M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</text:p>
          </table:table-cell>
          <table:table-cell office:value-type="float" office:value="435.02" calcext:value-type="float">
            <text:p>43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8;SOR=0.693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9,30,0</text:p>
          </table:table-cell>
          <table:table-cell office:value-type="string" calcext:value-type="string">
            <text:p>0/0:15,0:15:45:0,45,643</text:p>
          </table:table-cell>
          <table:table-cell table:formula="of:=LEFT([.J15];3)" office:value-type="string" office:string-value="1/1" calcext:value-type="string">
            <text:p>1/1</text:p>
          </table:table-cell>
          <table:table-cell table:formula="of:=LEFT([.K15];3)" office:value-type="string" office:string-value="0/0" calcext:value-type="string">
            <text:p>0/0</text:p>
          </table:table-cell>
          <table:table-cell table:formula="of:=IF(OR(AND([.L15]=&quot;1/1&quot;;[.M15]=&quot;0/0&quot;);AND([.L15]=&quot;0/0&quot;;[.M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A</text:p>
          </table:table-cell>
          <table:table-cell office:value-type="float" office:value="616.03" calcext:value-type="float">
            <text:p>61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1;SOR=2.30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8,0:8:24:0,24,360</text:p>
          </table:table-cell>
          <table:table-cell table:formula="of:=LEFT([.J16];3)" office:value-type="string" office:string-value="1/1" calcext:value-type="string">
            <text:p>1/1</text:p>
          </table:table-cell>
          <table:table-cell table:formula="of:=LEFT([.K16];3)" office:value-type="string" office:string-value="0/0" calcext:value-type="string">
            <text:p>0/0</text:p>
          </table:table-cell>
          <table:table-cell table:formula="of:=IF(OR(AND([.L16]=&quot;1/1&quot;;[.M16]=&quot;0/0&quot;);AND([.L16]=&quot;0/0&quot;;[.M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27" calcext:value-type="float">
            <text:p>1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81.06" calcext:value-type="float">
            <text:p>6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1;SOR=1.73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95,51,0</text:p>
          </table:table-cell>
          <table:table-cell office:value-type="string" calcext:value-type="string">
            <text:p>0/0:9,0:9:27:0,27,328</text:p>
          </table:table-cell>
          <table:table-cell table:formula="of:=LEFT([.J17];3)" office:value-type="string" office:string-value="1/1" calcext:value-type="string">
            <text:p>1/1</text:p>
          </table:table-cell>
          <table:table-cell table:formula="of:=LEFT([.K17];3)" office:value-type="string" office:string-value="0/0" calcext:value-type="string">
            <text:p>0/0</text:p>
          </table:table-cell>
          <table:table-cell table:formula="of:=IF(OR(AND([.L17]=&quot;1/1&quot;;[.M17]=&quot;0/0&quot;);AND([.L17]=&quot;0/0&quot;;[.M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03.06" calcext:value-type="float">
            <text:p>60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08;SOR=1.112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17,45,0</text:p>
          </table:table-cell>
          <table:table-cell office:value-type="string" calcext:value-type="string">
            <text:p>0/0:10,0:10:30:0,30,376</text:p>
          </table:table-cell>
          <table:table-cell table:formula="of:=LEFT([.J18];3)" office:value-type="string" office:string-value="1/1" calcext:value-type="string">
            <text:p>1/1</text:p>
          </table:table-cell>
          <table:table-cell table:formula="of:=LEFT([.K18];3)" office:value-type="string" office:string-value="0/0" calcext:value-type="string">
            <text:p>0/0</text:p>
          </table:table-cell>
          <table:table-cell table:formula="of:=IF(OR(AND([.L18]=&quot;1/1&quot;;[.M18]=&quot;0/0&quot;);AND([.L18]=&quot;0/0&quot;;[.M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</text:p>
          </table:table-cell>
          <table:table-cell office:value-type="float" office:value="434.69" calcext:value-type="float">
            <text:p>434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362;ExcessHet=0;FS=0;MQ=60;MQRankSum=0;QD=23.23;ReadPosRankSum=1.165;SOR=0.477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7:442,0,7</text:p>
          </table:table-cell>
          <table:table-cell office:value-type="string" calcext:value-type="string">
            <text:p>0/0:16,0:16:48:0,48,692</text:p>
          </table:table-cell>
          <table:table-cell table:formula="of:=LEFT([.J19];3)" office:value-type="string" office:string-value="0/1" calcext:value-type="string">
            <text:p>0/1</text:p>
          </table:table-cell>
          <table:table-cell table:formula="of:=LEFT([.K19];3)" office:value-type="string" office:string-value="0/0" calcext:value-type="string">
            <text:p>0/0</text:p>
          </table:table-cell>
          <table:table-cell table:formula="of:=IF(OR(AND([.L19]=&quot;1/1&quot;;[.M19]=&quot;0/0&quot;);AND([.L19]=&quot;0/0&quot;;[.M1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50.06" calcext:value-type="float">
            <text:p>35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3;SOR=3.258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64,30,0</text:p>
          </table:table-cell>
          <table:table-cell office:value-type="string" calcext:value-type="string">
            <text:p>0/0:9,0:9:27:0,27,331</text:p>
          </table:table-cell>
          <table:table-cell table:formula="of:=LEFT([.J20];3)" office:value-type="string" office:string-value="1/1" calcext:value-type="string">
            <text:p>1/1</text:p>
          </table:table-cell>
          <table:table-cell table:formula="of:=LEFT([.K20];3)" office:value-type="string" office:string-value="0/0" calcext:value-type="string">
            <text:p>0/0</text:p>
          </table:table-cell>
          <table:table-cell table:formula="of:=IF(OR(AND([.L20]=&quot;1/1&quot;;[.M20]=&quot;0/0&quot;);AND([.L20]=&quot;0/0&quot;;[.M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57" calcext:value-type="float">
            <text:p>22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float" office:value="155.77" calcext:value-type="float">
            <text:p>155.77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068;ExcessHet=0;FS=0;MQ=60;MQRankSum=0;QD=19.47;ReadPosRankSum=-0.887;SOR=0.595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4:163,0,4</text:p>
          </table:table-cell>
          <table:table-cell office:value-type="string" calcext:value-type="string">
            <text:p>./.:.:.:.:.</text:p>
          </table:table-cell>
          <table:table-cell table:formula="of:=LEFT([.J21];3)" office:value-type="string" office:string-value="0/1" calcext:value-type="string">
            <text:p>0/1</text:p>
          </table:table-cell>
          <table:table-cell table:formula="of:=LEFT([.K21];3)" office:value-type="string" office:string-value="./." calcext:value-type="string">
            <text:p>./.</text:p>
          </table:table-cell>
          <table:table-cell table:formula="of:=IF(OR(AND([.L21]=&quot;1/1&quot;;[.M21]=&quot;0/0&quot;);AND([.L21]=&quot;0/0&quot;;[.M2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35.32" calcext:value-type="float">
            <text:p>435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38;ExcessHet=0;FS=0;MQ=60;MQRankSum=0;QD=31.09;ReadPosRankSum=0.497;SOR=0.44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6:447,6,0</text:p>
          </table:table-cell>
          <table:table-cell office:value-type="string" calcext:value-type="string">
            <text:p>0/0:11,0:11:33:0,33,378</text:p>
          </table:table-cell>
          <table:table-cell table:formula="of:=LEFT([.J22];3)" office:value-type="string" office:string-value="1/1" calcext:value-type="string">
            <text:p>1/1</text:p>
          </table:table-cell>
          <table:table-cell table:formula="of:=LEFT([.K22];3)" office:value-type="string" office:string-value="0/0" calcext:value-type="string">
            <text:p>0/0</text:p>
          </table:table-cell>
          <table:table-cell table:formula="of:=IF(OR(AND([.L22]=&quot;1/1&quot;;[.M22]=&quot;0/0&quot;);AND([.L22]=&quot;0/0&quot;;[.M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41.06" calcext:value-type="float">
            <text:p>34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1;SOR=1.085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5,30,0</text:p>
          </table:table-cell>
          <table:table-cell office:value-type="string" calcext:value-type="string">
            <text:p>0/0:8,0:8:24:0,24,286</text:p>
          </table:table-cell>
          <table:table-cell table:formula="of:=LEFT([.J23];3)" office:value-type="string" office:string-value="1/1" calcext:value-type="string">
            <text:p>1/1</text:p>
          </table:table-cell>
          <table:table-cell table:formula="of:=LEFT([.K23];3)" office:value-type="string" office:string-value="0/0" calcext:value-type="string">
            <text:p>0/0</text:p>
          </table:table-cell>
          <table:table-cell table:formula="of:=IF(OR(AND([.L23]=&quot;1/1&quot;;[.M23]=&quot;0/0&quot;);AND([.L23]=&quot;0/0&quot;;[.M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477" calcext:value-type="float">
            <text:p>24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86.06" calcext:value-type="float">
            <text:p>38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7;SOR=0.85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00,33,0</text:p>
          </table:table-cell>
          <table:table-cell office:value-type="string" calcext:value-type="string">
            <text:p>0/0:5,0:5:15:0,15,182</text:p>
          </table:table-cell>
          <table:table-cell table:formula="of:=LEFT([.J24];3)" office:value-type="string" office:string-value="1/1" calcext:value-type="string">
            <text:p>1/1</text:p>
          </table:table-cell>
          <table:table-cell table:formula="of:=LEFT([.K24];3)" office:value-type="string" office:string-value="0/0" calcext:value-type="string">
            <text:p>0/0</text:p>
          </table:table-cell>
          <table:table-cell table:formula="of:=IF(OR(AND([.L24]=&quot;1/1&quot;;[.M24]=&quot;0/0&quot;);AND([.L24]=&quot;0/0&quot;;[.M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236" calcext:value-type="float">
            <text:p>3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45.81" calcext:value-type="float">
            <text:p>345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63;ExcessHet=0;FS=3.424;MQ=60;MQRankSum=0;QD=31.44;ReadPosRankSum=-0.477;SOR=0.793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4:353,0,4</text:p>
          </table:table-cell>
          <table:table-cell office:value-type="string" calcext:value-type="string">
            <text:p>0/0:7,0:7:21:0,21,263</text:p>
          </table:table-cell>
          <table:table-cell table:formula="of:=LEFT([.J25];3)" office:value-type="string" office:string-value="0/1" calcext:value-type="string">
            <text:p>0/1</text:p>
          </table:table-cell>
          <table:table-cell table:formula="of:=LEFT([.K25];3)" office:value-type="string" office:string-value="0/0" calcext:value-type="string">
            <text:p>0/0</text:p>
          </table:table-cell>
          <table:table-cell table:formula="of:=IF(OR(AND([.L25]=&quot;1/1&quot;;[.M25]=&quot;0/0&quot;);AND([.L25]=&quot;0/0&quot;;[.M2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87" calcext:value-type="float">
            <text:p>39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03.97" calcext:value-type="float">
            <text:p>203.97</text:p>
          </table:table-cell>
          <table:table-cell office:value-type="string" calcext:value-type="string">
            <text:p>LowQual;QD_filter</text:p>
          </table:table-cell>
          <table:table-cell office:value-type="string" calcext:value-type="string">
            <text:p>ExcessHet=0;FS=0;MQ=60;QD=34;SOR=2.303;BaseQRankSum=-1.282;MQRankSum=0;ReadPosRankSum=1.282;DP=11;AF=0.5;MLEAC=1;MLEAF=0.5;AN=4;AC=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8,18,0</text:p>
          </table:table-cell>
          <table:table-cell office:value-type="string" calcext:value-type="string">
            <text:p>0/1:4,1:5:21:21,0,133</text:p>
          </table:table-cell>
          <table:table-cell table:formula="of:=LEFT([.J26];3)" office:value-type="string" office:string-value="1/1" calcext:value-type="string">
            <text:p>1/1</text:p>
          </table:table-cell>
          <table:table-cell table:formula="of:=LEFT([.K26];3)" office:value-type="string" office:string-value="0/1" calcext:value-type="string">
            <text:p>0/1</text:p>
          </table:table-cell>
          <table:table-cell table:formula="of:=IF(OR(AND([.L26]=&quot;1/1&quot;;[.M26]=&quot;0/0&quot;);AND([.L26]=&quot;0/0&quot;;[.M2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93" calcext:value-type="float">
            <text:p>4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81.96" calcext:value-type="float">
            <text:p>181.96</text:p>
          </table:table-cell>
          <table:table-cell office:value-type="string" calcext:value-type="string">
            <text:p>LowQual;QD_filter</text:p>
          </table:table-cell>
          <table:table-cell office:value-type="string" calcext:value-type="string">
            <text:p>ExcessHet=0;FS=0;MQ=60;QD=26.61;SOR=1.981;BaseQRankSum=0.887;MQRankSum=0;ReadPosRankSum=-0.157;DP=14;AF=0.5;MLEAC=1;MLEAF=0.5;AN=4;AC=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96,15,0</text:p>
          </table:table-cell>
          <table:table-cell office:value-type="string" calcext:value-type="string">
            <text:p>0/1:7,1:8:15:15,0,234</text:p>
          </table:table-cell>
          <table:table-cell table:formula="of:=LEFT([.J27];3)" office:value-type="string" office:string-value="1/1" calcext:value-type="string">
            <text:p>1/1</text:p>
          </table:table-cell>
          <table:table-cell table:formula="of:=LEFT([.K27];3)" office:value-type="string" office:string-value="0/1" calcext:value-type="string">
            <text:p>0/1</text:p>
          </table:table-cell>
          <table:table-cell table:formula="of:=IF(OR(AND([.L27]=&quot;1/1&quot;;[.M27]=&quot;0/0&quot;);AND([.L27]=&quot;0/0&quot;;[.M2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26" calcext:value-type="float">
            <text:p>43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53.02" calcext:value-type="float">
            <text:p>253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2;SOR=0.941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67,21,0</text:p>
          </table:table-cell>
          <table:table-cell office:value-type="string" calcext:value-type="string">
            <text:p>0/0:9,0:9:27:0,27,336</text:p>
          </table:table-cell>
          <table:table-cell table:formula="of:=LEFT([.J28];3)" office:value-type="string" office:string-value="1/1" calcext:value-type="string">
            <text:p>1/1</text:p>
          </table:table-cell>
          <table:table-cell table:formula="of:=LEFT([.K28];3)" office:value-type="string" office:string-value="0/0" calcext:value-type="string">
            <text:p>0/0</text:p>
          </table:table-cell>
          <table:table-cell table:formula="of:=IF(OR(AND([.L28]=&quot;1/1&quot;;[.M28]=&quot;0/0&quot;);AND([.L28]=&quot;0/0&quot;;[.M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36" calcext:value-type="float">
            <text:p>44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5;SOR=1.609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6,0:6:18:0,18,210</text:p>
          </table:table-cell>
          <table:table-cell table:formula="of:=LEFT([.J29];3)" office:value-type="string" office:string-value="1/1" calcext:value-type="string">
            <text:p>1/1</text:p>
          </table:table-cell>
          <table:table-cell table:formula="of:=LEFT([.K29];3)" office:value-type="string" office:string-value="0/0" calcext:value-type="string">
            <text:p>0/0</text:p>
          </table:table-cell>
          <table:table-cell table:formula="of:=IF(OR(AND([.L29]=&quot;1/1&quot;;[.M29]=&quot;0/0&quot;);AND([.L29]=&quot;0/0&quot;;[.M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38" calcext:value-type="float">
            <text:p>44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42;SOR=1.609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6,0:6:18:0,18,205</text:p>
          </table:table-cell>
          <table:table-cell table:formula="of:=LEFT([.J30];3)" office:value-type="string" office:string-value="1/1" calcext:value-type="string">
            <text:p>1/1</text:p>
          </table:table-cell>
          <table:table-cell table:formula="of:=LEFT([.K30];3)" office:value-type="string" office:string-value="0/0" calcext:value-type="string">
            <text:p>0/0</text:p>
          </table:table-cell>
          <table:table-cell table:formula="of:=IF(OR(AND([.L30]=&quot;1/1&quot;;[.M30]=&quot;0/0&quot;);AND([.L30]=&quot;0/0&quot;;[.M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11" calcext:value-type="float">
            <text:p>46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AA</text:p>
          </table:table-cell>
          <table:table-cell office:value-type="float" office:value="167.6" calcext:value-type="float">
            <text:p>167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431;ExcessHet=0;FS=0;MQ=60;MQRankSum=0;QD=27.93;ReadPosRankSum=-1.383;SOR=0.707;DP=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175,0,27</text:p>
          </table:table-cell>
          <table:table-cell office:value-type="string" calcext:value-type="string">
            <text:p>0/0:1,0:1:3:0,3,45</text:p>
          </table:table-cell>
          <table:table-cell table:formula="of:=LEFT([.J31];3)" office:value-type="string" office:string-value="0/1" calcext:value-type="string">
            <text:p>0/1</text:p>
          </table:table-cell>
          <table:table-cell table:formula="of:=LEFT([.K31];3)" office:value-type="string" office:string-value="0/0" calcext:value-type="string">
            <text:p>0/0</text:p>
          </table:table-cell>
          <table:table-cell table:formula="of:=IF(OR(AND([.L31]=&quot;1/1&quot;;[.M31]=&quot;0/0&quot;);AND([.L31]=&quot;0/0&quot;;[.M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22.06" calcext:value-type="float">
            <text:p>52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8;SOR=1.11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36,45,0</text:p>
          </table:table-cell>
          <table:table-cell office:value-type="string" calcext:value-type="string">
            <text:p>0/0:10,0:10:30:0,30,359</text:p>
          </table:table-cell>
          <table:table-cell table:formula="of:=LEFT([.J32];3)" office:value-type="string" office:string-value="1/1" calcext:value-type="string">
            <text:p>1/1</text:p>
          </table:table-cell>
          <table:table-cell table:formula="of:=LEFT([.K32];3)" office:value-type="string" office:string-value="0/0" calcext:value-type="string">
            <text:p>0/0</text:p>
          </table:table-cell>
          <table:table-cell table:formula="of:=IF(OR(AND([.L32]=&quot;1/1&quot;;[.M32]=&quot;0/0&quot;);AND([.L32]=&quot;0/0&quot;;[.M3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53" calcext:value-type="float">
            <text:p>47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3;SOR=2.30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6,0:6:18:0,18,219</text:p>
          </table:table-cell>
          <table:table-cell table:formula="of:=LEFT([.J33];3)" office:value-type="string" office:string-value="1/1" calcext:value-type="string">
            <text:p>1/1</text:p>
          </table:table-cell>
          <table:table-cell table:formula="of:=LEFT([.K33];3)" office:value-type="string" office:string-value="0/0" calcext:value-type="string">
            <text:p>0/0</text:p>
          </table:table-cell>
          <table:table-cell table:formula="of:=IF(OR(AND([.L33]=&quot;1/1&quot;;[.M33]=&quot;0/0&quot;);AND([.L33]=&quot;0/0&quot;;[.M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54" calcext:value-type="float">
            <text:p>47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3;SOR=2.30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5,0:5:15:0,15,189</text:p>
          </table:table-cell>
          <table:table-cell table:formula="of:=LEFT([.J34];3)" office:value-type="string" office:string-value="1/1" calcext:value-type="string">
            <text:p>1/1</text:p>
          </table:table-cell>
          <table:table-cell table:formula="of:=LEFT([.K34];3)" office:value-type="string" office:string-value="0/0" calcext:value-type="string">
            <text:p>0/0</text:p>
          </table:table-cell>
          <table:table-cell table:formula="of:=IF(OR(AND([.L34]=&quot;1/1&quot;;[.M34]=&quot;0/0&quot;);AND([.L34]=&quot;0/0&quot;;[.M3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10" calcext:value-type="float">
            <text:p>49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float" office:value="699.8" calcext:value-type="float">
            <text:p>699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23;ExcessHet=0;FS=0;MQ=60;MQRankSum=0;QD=29.52;ReadPosRankSum=1.125;SOR=0.26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7:18:9:713,9,0</text:p>
          </table:table-cell>
          <table:table-cell office:value-type="string" calcext:value-type="string">
            <text:p>0/0:10,0:10:30:0,30,354</text:p>
          </table:table-cell>
          <table:table-cell table:formula="of:=LEFT([.J35];3)" office:value-type="string" office:string-value="1/1" calcext:value-type="string">
            <text:p>1/1</text:p>
          </table:table-cell>
          <table:table-cell table:formula="of:=LEFT([.K35];3)" office:value-type="string" office:string-value="0/0" calcext:value-type="string">
            <text:p>0/0</text:p>
          </table:table-cell>
          <table:table-cell table:formula="of:=IF(OR(AND([.L35]=&quot;1/1&quot;;[.M35]=&quot;0/0&quot;);AND([.L35]=&quot;0/0&quot;;[.M3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36.14" calcext:value-type="float">
            <text:p>73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53;ExcessHet=0;FS=0;MQ=60;MQRankSum=0;QD=33.47;ReadPosRankSum=-0.549;SOR=0.317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8:19:12:750,12,0</text:p>
          </table:table-cell>
          <table:table-cell office:value-type="string" calcext:value-type="string">
            <text:p>0/0:9,0:9:27:0,27,325</text:p>
          </table:table-cell>
          <table:table-cell table:formula="of:=LEFT([.J36];3)" office:value-type="string" office:string-value="1/1" calcext:value-type="string">
            <text:p>1/1</text:p>
          </table:table-cell>
          <table:table-cell table:formula="of:=LEFT([.K36];3)" office:value-type="string" office:string-value="0/0" calcext:value-type="string">
            <text:p>0/0</text:p>
          </table:table-cell>
          <table:table-cell table:formula="of:=IF(OR(AND([.L36]=&quot;1/1&quot;;[.M36]=&quot;0/0&quot;);AND([.L36]=&quot;0/0&quot;;[.M3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14.06" calcext:value-type="float">
            <text:p>81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1;SOR=0.963;DP=3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3:23:69:828,69,0</text:p>
          </table:table-cell>
          <table:table-cell office:value-type="string" calcext:value-type="string">
            <text:p>0/0:13,0:13:39:0,39,487</text:p>
          </table:table-cell>
          <table:table-cell table:formula="of:=LEFT([.J37];3)" office:value-type="string" office:string-value="1/1" calcext:value-type="string">
            <text:p>1/1</text:p>
          </table:table-cell>
          <table:table-cell table:formula="of:=LEFT([.K37];3)" office:value-type="string" office:string-value="0/0" calcext:value-type="string">
            <text:p>0/0</text:p>
          </table:table-cell>
          <table:table-cell table:formula="of:=IF(OR(AND([.L37]=&quot;1/1&quot;;[.M37]=&quot;0/0&quot;);AND([.L37]=&quot;0/0&quot;;[.M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14" calcext:value-type="float">
            <text:p>88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60.7" calcext:value-type="float">
            <text:p>360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796;ExcessHet=0;FS=0;MQ=60;MQRankSum=0;QD=30.06;ReadPosRankSum=-1.593;SOR=0.818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1:12:4:371,4,0</text:p>
          </table:table-cell>
          <table:table-cell office:value-type="string" calcext:value-type="string">
            <text:p>0/0:9,0:9:27:0,27,329</text:p>
          </table:table-cell>
          <table:table-cell table:formula="of:=LEFT([.J38];3)" office:value-type="string" office:string-value="1/1" calcext:value-type="string">
            <text:p>1/1</text:p>
          </table:table-cell>
          <table:table-cell table:formula="of:=LEFT([.K38];3)" office:value-type="string" office:string-value="0/0" calcext:value-type="string">
            <text:p>0/0</text:p>
          </table:table-cell>
          <table:table-cell table:formula="of:=IF(OR(AND([.L38]=&quot;1/1&quot;;[.M38]=&quot;0/0&quot;);AND([.L38]=&quot;0/0&quot;;[.M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float" office:value="795.92" calcext:value-type="float">
            <text:p>795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78;ExcessHet=0;FS=0;MQ=60;MQRankSum=0;QD=31.31;ReadPosRankSum=-1.214;SOR=0.264;DP=3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9:20:15:810,15,0</text:p>
          </table:table-cell>
          <table:table-cell office:value-type="string" calcext:value-type="string">
            <text:p>0/0:17,0:17:51:0,51,668</text:p>
          </table:table-cell>
          <table:table-cell table:formula="of:=LEFT([.J39];3)" office:value-type="string" office:string-value="1/1" calcext:value-type="string">
            <text:p>1/1</text:p>
          </table:table-cell>
          <table:table-cell table:formula="of:=LEFT([.K39];3)" office:value-type="string" office:string-value="0/0" calcext:value-type="string">
            <text:p>0/0</text:p>
          </table:table-cell>
          <table:table-cell table:formula="of:=IF(OR(AND([.L39]=&quot;1/1&quot;;[.M39]=&quot;0/0&quot;);AND([.L39]=&quot;0/0&quot;;[.M3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95.96" calcext:value-type="float">
            <text:p>795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2;ExcessHet=0;FS=0;MQ=60;MQRankSum=0;QD=31.45;ReadPosRankSum=-1.216;SOR=0.264;DP=3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9:20:15:810,15,0</text:p>
          </table:table-cell>
          <table:table-cell office:value-type="string" calcext:value-type="string">
            <text:p>0/0:17,0:17:51:0,51,605</text:p>
          </table:table-cell>
          <table:table-cell table:formula="of:=LEFT([.J40];3)" office:value-type="string" office:string-value="1/1" calcext:value-type="string">
            <text:p>1/1</text:p>
          </table:table-cell>
          <table:table-cell table:formula="of:=LEFT([.K40];3)" office:value-type="string" office:string-value="0/0" calcext:value-type="string">
            <text:p>0/0</text:p>
          </table:table-cell>
          <table:table-cell table:formula="of:=IF(OR(AND([.L40]=&quot;1/1&quot;;[.M40]=&quot;0/0&quot;);AND([.L40]=&quot;0/0&quot;;[.M4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96" calcext:value-type="float">
            <text:p>97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20.77" calcext:value-type="float">
            <text:p>320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5;ExcessHet=0;FS=0;MQ=60;MQRankSum=0;QD=29.16;ReadPosRankSum=-0.475;SOR=0.399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5:328,0,5</text:p>
          </table:table-cell>
          <table:table-cell office:value-type="string" calcext:value-type="string">
            <text:p>0/0:12,0:12:36:0,36,436</text:p>
          </table:table-cell>
          <table:table-cell table:formula="of:=LEFT([.J41];3)" office:value-type="string" office:string-value="0/1" calcext:value-type="string">
            <text:p>0/1</text:p>
          </table:table-cell>
          <table:table-cell table:formula="of:=LEFT([.K41];3)" office:value-type="string" office:string-value="0/0" calcext:value-type="string">
            <text:p>0/0</text:p>
          </table:table-cell>
          <table:table-cell table:formula="of:=IF(OR(AND([.L41]=&quot;1/1&quot;;[.M41]=&quot;0/0&quot;);AND([.L41]=&quot;0/0&quot;;[.M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77.06" calcext:value-type="float">
            <text:p>37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8;SOR=1.27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91,33,0</text:p>
          </table:table-cell>
          <table:table-cell office:value-type="string" calcext:value-type="string">
            <text:p>0/0:12,0:12:36:0,36,433</text:p>
          </table:table-cell>
          <table:table-cell table:formula="of:=LEFT([.J42];3)" office:value-type="string" office:string-value="1/1" calcext:value-type="string">
            <text:p>1/1</text:p>
          </table:table-cell>
          <table:table-cell table:formula="of:=LEFT([.K42];3)" office:value-type="string" office:string-value="0/0" calcext:value-type="string">
            <text:p>0/0</text:p>
          </table:table-cell>
          <table:table-cell table:formula="of:=IF(OR(AND([.L42]=&quot;1/1&quot;;[.M42]=&quot;0/0&quot;);AND([.L42]=&quot;0/0&quot;;[.M4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10" calcext:value-type="float">
            <text:p>110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46.06" calcext:value-type="float">
            <text:p>54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7;SOR=2.448;DP=3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60,45,0</text:p>
          </table:table-cell>
          <table:table-cell office:value-type="string" calcext:value-type="string">
            <text:p>0/0:19,0:19:57:0,57,713</text:p>
          </table:table-cell>
          <table:table-cell table:formula="of:=LEFT([.J43];3)" office:value-type="string" office:string-value="1/1" calcext:value-type="string">
            <text:p>1/1</text:p>
          </table:table-cell>
          <table:table-cell table:formula="of:=LEFT([.K43];3)" office:value-type="string" office:string-value="0/0" calcext:value-type="string">
            <text:p>0/0</text:p>
          </table:table-cell>
          <table:table-cell table:formula="of:=IF(OR(AND([.L43]=&quot;1/1&quot;;[.M43]=&quot;0/0&quot;);AND([.L43]=&quot;0/0&quot;;[.M4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392" calcext:value-type="float">
            <text:p>123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04.06" calcext:value-type="float">
            <text:p>40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7;SOR=2.67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18,36,0</text:p>
          </table:table-cell>
          <table:table-cell office:value-type="string" calcext:value-type="string">
            <text:p>0/0:4,0:4:12:0,12,149</text:p>
          </table:table-cell>
          <table:table-cell table:formula="of:=LEFT([.J44];3)" office:value-type="string" office:string-value="1/1" calcext:value-type="string">
            <text:p>1/1</text:p>
          </table:table-cell>
          <table:table-cell table:formula="of:=LEFT([.K44];3)" office:value-type="string" office:string-value="0/0" calcext:value-type="string">
            <text:p>0/0</text:p>
          </table:table-cell>
          <table:table-cell table:formula="of:=IF(OR(AND([.L44]=&quot;1/1&quot;;[.M44]=&quot;0/0&quot;);AND([.L44]=&quot;0/0&quot;;[.M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3437" calcext:value-type="float">
            <text:p>134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328.02" calcext:value-type="float">
            <text:p>32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34;SOR=1.02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342,36,0</text:p>
          </table:table-cell>
          <table:table-cell office:value-type="string" calcext:value-type="string">
            <text:p>0/0:4,0:4:12:0,12,114</text:p>
          </table:table-cell>
          <table:table-cell table:formula="of:=LEFT([.J45];3)" office:value-type="string" office:string-value="1/1" calcext:value-type="string">
            <text:p>1/1</text:p>
          </table:table-cell>
          <table:table-cell table:formula="of:=LEFT([.K45];3)" office:value-type="string" office:string-value="0/0" calcext:value-type="string">
            <text:p>0/0</text:p>
          </table:table-cell>
          <table:table-cell table:formula="of:=IF(OR(AND([.L45]=&quot;1/1&quot;;[.M45]=&quot;0/0&quot;);AND([.L45]=&quot;0/0&quot;;[.M4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4432" calcext:value-type="float">
            <text:p>144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72.04" calcext:value-type="float">
            <text:p>272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;SOR=1.86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86,24,0</text:p>
          </table:table-cell>
          <table:table-cell office:value-type="string" calcext:value-type="string">
            <text:p>0/0:3,0:3:9:0,9,110</text:p>
          </table:table-cell>
          <table:table-cell table:formula="of:=LEFT([.J46];3)" office:value-type="string" office:string-value="1/1" calcext:value-type="string">
            <text:p>1/1</text:p>
          </table:table-cell>
          <table:table-cell table:formula="of:=LEFT([.K46];3)" office:value-type="string" office:string-value="0/0" calcext:value-type="string">
            <text:p>0/0</text:p>
          </table:table-cell>
          <table:table-cell table:formula="of:=IF(OR(AND([.L46]=&quot;1/1&quot;;[.M46]=&quot;0/0&quot;);AND([.L46]=&quot;0/0&quot;;[.M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241" calcext:value-type="float">
            <text:p>15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301.61" calcext:value-type="float">
            <text:p>301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2;ExcessHet=0;FS=2.963;MQ=60;MQRankSum=0;QD=21.54;ReadPosRankSum=0.457;SOR=1.981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2:14:18:309,0,18</text:p>
          </table:table-cell>
          <table:table-cell office:value-type="string" calcext:value-type="string">
            <text:p>0/0:9,0:9:27:0,27,271</text:p>
          </table:table-cell>
          <table:table-cell table:formula="of:=LEFT([.J47];3)" office:value-type="string" office:string-value="0/1" calcext:value-type="string">
            <text:p>0/1</text:p>
          </table:table-cell>
          <table:table-cell table:formula="of:=LEFT([.K47];3)" office:value-type="string" office:string-value="0/0" calcext:value-type="string">
            <text:p>0/0</text:p>
          </table:table-cell>
          <table:table-cell table:formula="of:=IF(OR(AND([.L47]=&quot;1/1&quot;;[.M47]=&quot;0/0&quot;);AND([.L47]=&quot;0/0&quot;;[.M4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388" calcext:value-type="float">
            <text:p>153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06.97" calcext:value-type="float">
            <text:p>206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;SOR=3.91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21,18,0</text:p>
          </table:table-cell>
          <table:table-cell office:value-type="string" calcext:value-type="string">
            <text:p>0/0:13,0:13:39:0,39,472</text:p>
          </table:table-cell>
          <table:table-cell table:formula="of:=LEFT([.J48];3)" office:value-type="string" office:string-value="1/1" calcext:value-type="string">
            <text:p>1/1</text:p>
          </table:table-cell>
          <table:table-cell table:formula="of:=LEFT([.K48];3)" office:value-type="string" office:string-value="0/0" calcext:value-type="string">
            <text:p>0/0</text:p>
          </table:table-cell>
          <table:table-cell table:formula="of:=IF(OR(AND([.L48]=&quot;1/1&quot;;[.M48]=&quot;0/0&quot;);AND([.L48]=&quot;0/0&quot;;[.M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417" calcext:value-type="float">
            <text:p>154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38.02" calcext:value-type="float">
            <text:p>23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;SOR=0.941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2,21,0</text:p>
          </table:table-cell>
          <table:table-cell office:value-type="string" calcext:value-type="string">
            <text:p>0/0:13,0:13:39:0,39,483</text:p>
          </table:table-cell>
          <table:table-cell table:formula="of:=LEFT([.J49];3)" office:value-type="string" office:string-value="1/1" calcext:value-type="string">
            <text:p>1/1</text:p>
          </table:table-cell>
          <table:table-cell table:formula="of:=LEFT([.K49];3)" office:value-type="string" office:string-value="0/0" calcext:value-type="string">
            <text:p>0/0</text:p>
          </table:table-cell>
          <table:table-cell table:formula="of:=IF(OR(AND([.L49]=&quot;1/1&quot;;[.M49]=&quot;0/0&quot;);AND([.L49]=&quot;0/0&quot;;[.M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6607" calcext:value-type="float">
            <text:p>166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31.77" calcext:value-type="float">
            <text:p>331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04;ExcessHet=0;FS=0;MQ=60;MQRankSum=0;QD=30.16;ReadPosRankSum=0.632;SOR=0.223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5:339,0,5</text:p>
          </table:table-cell>
          <table:table-cell office:value-type="string" calcext:value-type="string">
            <text:p>0/0:3,0:3:9:0,9,108</text:p>
          </table:table-cell>
          <table:table-cell table:formula="of:=LEFT([.J50];3)" office:value-type="string" office:string-value="0/1" calcext:value-type="string">
            <text:p>0/1</text:p>
          </table:table-cell>
          <table:table-cell table:formula="of:=LEFT([.K50];3)" office:value-type="string" office:string-value="0/0" calcext:value-type="string">
            <text:p>0/0</text:p>
          </table:table-cell>
          <table:table-cell table:formula="of:=IF(OR(AND([.L50]=&quot;1/1&quot;;[.M50]=&quot;0/0&quot;);AND([.L50]=&quot;0/0&quot;;[.M5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6801" calcext:value-type="float">
            <text:p>168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39.06" calcext:value-type="float">
            <text:p>73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6;SOR=0.99;DP=3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1:21:63:753,63,0</text:p>
          </table:table-cell>
          <table:table-cell office:value-type="string" calcext:value-type="string">
            <text:p>0/0:11,0:11:33:0,33,415</text:p>
          </table:table-cell>
          <table:table-cell table:formula="of:=LEFT([.J51];3)" office:value-type="string" office:string-value="1/1" calcext:value-type="string">
            <text:p>1/1</text:p>
          </table:table-cell>
          <table:table-cell table:formula="of:=LEFT([.K51];3)" office:value-type="string" office:string-value="0/0" calcext:value-type="string">
            <text:p>0/0</text:p>
          </table:table-cell>
          <table:table-cell table:formula="of:=IF(OR(AND([.L51]=&quot;1/1&quot;;[.M51]=&quot;0/0&quot;);AND([.L51]=&quot;0/0&quot;;[.M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01" calcext:value-type="float">
            <text:p>18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5.48" calcext:value-type="float">
            <text:p>435.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61;ExcessHet=0;FS=4.472;MQ=60;MQRankSum=0;QD=31.11;ReadPosRankSum=0;SOR=1.447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3:445,3,0</text:p>
          </table:table-cell>
          <table:table-cell office:value-type="string" calcext:value-type="string">
            <text:p>0/0:8,0:8:24:0,24,307</text:p>
          </table:table-cell>
          <table:table-cell table:formula="of:=LEFT([.J52];3)" office:value-type="string" office:string-value="1/1" calcext:value-type="string">
            <text:p>1/1</text:p>
          </table:table-cell>
          <table:table-cell table:formula="of:=LEFT([.K52];3)" office:value-type="string" office:string-value="0/0" calcext:value-type="string">
            <text:p>0/0</text:p>
          </table:table-cell>
          <table:table-cell table:formula="of:=IF(OR(AND([.L52]=&quot;1/1&quot;;[.M52]=&quot;0/0&quot;);AND([.L52]=&quot;0/0&quot;;[.M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32" calcext:value-type="float">
            <text:p>18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6.7" calcext:value-type="float">
            <text:p>436.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4.472;MQ=60;MQRankSum=0;QD=31.19;ReadPosRankSum=1.49;SOR=1.447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4:447,4,0</text:p>
          </table:table-cell>
          <table:table-cell office:value-type="string" calcext:value-type="string">
            <text:p>0/0:8,0:8:24:0,24,302</text:p>
          </table:table-cell>
          <table:table-cell table:formula="of:=LEFT([.J53];3)" office:value-type="string" office:string-value="1/1" calcext:value-type="string">
            <text:p>1/1</text:p>
          </table:table-cell>
          <table:table-cell table:formula="of:=LEFT([.K53];3)" office:value-type="string" office:string-value="0/0" calcext:value-type="string">
            <text:p>0/0</text:p>
          </table:table-cell>
          <table:table-cell table:formula="of:=IF(OR(AND([.L53]=&quot;1/1&quot;;[.M53]=&quot;0/0&quot;);AND([.L53]=&quot;0/0&quot;;[.M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377" calcext:value-type="float">
            <text:p>193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09.73" calcext:value-type="float">
            <text:p>409.7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409;ExcessHet=0;FS=0;MQ=60;MQRankSum=0;QD=27.32;ReadPosRankSum=-1.046;SOR=0.346;DP=3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4:15:7:417,0,7</text:p>
          </table:table-cell>
          <table:table-cell office:value-type="string" calcext:value-type="string">
            <text:p>0/0:13,2:15:36:0,36,476</text:p>
          </table:table-cell>
          <table:table-cell table:formula="of:=LEFT([.J54];3)" office:value-type="string" office:string-value="0/1" calcext:value-type="string">
            <text:p>0/1</text:p>
          </table:table-cell>
          <table:table-cell table:formula="of:=LEFT([.K54];3)" office:value-type="string" office:string-value="0/0" calcext:value-type="string">
            <text:p>0/0</text:p>
          </table:table-cell>
          <table:table-cell table:formula="of:=IF(OR(AND([.L54]=&quot;1/1&quot;;[.M54]=&quot;0/0&quot;);AND([.L54]=&quot;0/0&quot;;[.M5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394" calcext:value-type="float">
            <text:p>193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70.75" calcext:value-type="float">
            <text:p>470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305;ExcessHet=0;FS=0;MQ=60;MQRankSum=0;QD=27.76;ReadPosRankSum=0.672;SOR=0.223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478,0,6</text:p>
          </table:table-cell>
          <table:table-cell office:value-type="string" calcext:value-type="string">
            <text:p>0/0:12,0:12:36:0,36,430</text:p>
          </table:table-cell>
          <table:table-cell table:formula="of:=LEFT([.J55];3)" office:value-type="string" office:string-value="0/1" calcext:value-type="string">
            <text:p>0/1</text:p>
          </table:table-cell>
          <table:table-cell table:formula="of:=LEFT([.K55];3)" office:value-type="string" office:string-value="0/0" calcext:value-type="string">
            <text:p>0/0</text:p>
          </table:table-cell>
          <table:table-cell table:formula="of:=IF(OR(AND([.L55]=&quot;1/1&quot;;[.M55]=&quot;0/0&quot;);AND([.L55]=&quot;0/0&quot;;[.M5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499" calcext:value-type="float">
            <text:p>194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52.9" calcext:value-type="float">
            <text:p>752.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4;ExcessHet=0;FS=2.706;MQ=60;MQRankSum=0;QD=31.37;ReadPosRankSum=0.993;SOR=0.269;DP=4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22:24:2:760,0,2</text:p>
          </table:table-cell>
          <table:table-cell office:value-type="string" calcext:value-type="string">
            <text:p>0/0:14,0:14:42:0,42,514</text:p>
          </table:table-cell>
          <table:table-cell table:formula="of:=LEFT([.J56];3)" office:value-type="string" office:string-value="0/1" calcext:value-type="string">
            <text:p>0/1</text:p>
          </table:table-cell>
          <table:table-cell table:formula="of:=LEFT([.K56];3)" office:value-type="string" office:string-value="0/0" calcext:value-type="string">
            <text:p>0/0</text:p>
          </table:table-cell>
          <table:table-cell table:formula="of:=IF(OR(AND([.L56]=&quot;1/1&quot;;[.M56]=&quot;0/0&quot;);AND([.L56]=&quot;0/0&quot;;[.M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787" calcext:value-type="float">
            <text:p>197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97.06" calcext:value-type="float">
            <text:p>49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9;SOR=1.765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11,42,0</text:p>
          </table:table-cell>
          <table:table-cell office:value-type="string" calcext:value-type="string">
            <text:p>0/0:12,0:12:36:0,36,403</text:p>
          </table:table-cell>
          <table:table-cell table:formula="of:=LEFT([.J57];3)" office:value-type="string" office:string-value="1/1" calcext:value-type="string">
            <text:p>1/1</text:p>
          </table:table-cell>
          <table:table-cell table:formula="of:=LEFT([.K57];3)" office:value-type="string" office:string-value="0/0" calcext:value-type="string">
            <text:p>0/0</text:p>
          </table:table-cell>
          <table:table-cell table:formula="of:=IF(OR(AND([.L57]=&quot;1/1&quot;;[.M57]=&quot;0/0&quot;);AND([.L57]=&quot;0/0&quot;;[.M5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10" calcext:value-type="float">
            <text:p>199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84.84" calcext:value-type="float">
            <text:p>484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7;ExcessHet=0;FS=0;MQ=60;MQRankSum=0;QD=30.3;ReadPosRankSum=-0.109;SOR=0.416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5:16:9:498,9,0</text:p>
          </table:table-cell>
          <table:table-cell office:value-type="string" calcext:value-type="string">
            <text:p>0/0:6,0:6:18:0,18,226</text:p>
          </table:table-cell>
          <table:table-cell table:formula="of:=LEFT([.J58];3)" office:value-type="string" office:string-value="1/1" calcext:value-type="string">
            <text:p>1/1</text:p>
          </table:table-cell>
          <table:table-cell table:formula="of:=LEFT([.K58];3)" office:value-type="string" office:string-value="0/0" calcext:value-type="string">
            <text:p>0/0</text:p>
          </table:table-cell>
          <table:table-cell table:formula="of:=IF(OR(AND([.L58]=&quot;1/1&quot;;[.M58]=&quot;0/0&quot;);AND([.L58]=&quot;0/0&quot;;[.M5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21" calcext:value-type="float">
            <text:p>199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26.98" calcext:value-type="float">
            <text:p>426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38;ExcessHet=0;FS=0;MQ=60;MQRankSum=0;QD=30.5;ReadPosRankSum=0.747;SOR=0.28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5:438,5,0</text:p>
          </table:table-cell>
          <table:table-cell office:value-type="string" calcext:value-type="string">
            <text:p>0/0:4,0:4:12:0,12,148</text:p>
          </table:table-cell>
          <table:table-cell table:formula="of:=LEFT([.J59];3)" office:value-type="string" office:string-value="1/1" calcext:value-type="string">
            <text:p>1/1</text:p>
          </table:table-cell>
          <table:table-cell table:formula="of:=LEFT([.K59];3)" office:value-type="string" office:string-value="0/0" calcext:value-type="string">
            <text:p>0/0</text:p>
          </table:table-cell>
          <table:table-cell table:formula="of:=IF(OR(AND([.L59]=&quot;1/1&quot;;[.M59]=&quot;0/0&quot;);AND([.L59]=&quot;0/0&quot;;[.M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52" calcext:value-type="float">
            <text:p>199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08;SOR=0.859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8,0:8:24:0,24,302</text:p>
          </table:table-cell>
          <table:table-cell table:formula="of:=LEFT([.J60];3)" office:value-type="string" office:string-value="1/1" calcext:value-type="string">
            <text:p>1/1</text:p>
          </table:table-cell>
          <table:table-cell table:formula="of:=LEFT([.K60];3)" office:value-type="string" office:string-value="0/0" calcext:value-type="string">
            <text:p>0/0</text:p>
          </table:table-cell>
          <table:table-cell table:formula="of:=IF(OR(AND([.L60]=&quot;1/1&quot;;[.M60]=&quot;0/0&quot;);AND([.L60]=&quot;0/0&quot;;[.M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62" calcext:value-type="float">
            <text:p>199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85;SOR=1.32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0,0:10:30:0,30,375</text:p>
          </table:table-cell>
          <table:table-cell table:formula="of:=LEFT([.J61];3)" office:value-type="string" office:string-value="1/1" calcext:value-type="string">
            <text:p>1/1</text:p>
          </table:table-cell>
          <table:table-cell table:formula="of:=LEFT([.K61];3)" office:value-type="string" office:string-value="0/0" calcext:value-type="string">
            <text:p>0/0</text:p>
          </table:table-cell>
          <table:table-cell table:formula="of:=IF(OR(AND([.L61]=&quot;1/1&quot;;[.M61]=&quot;0/0&quot;);AND([.L61]=&quot;0/0&quot;;[.M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67" calcext:value-type="float">
            <text:p>199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08;SOR=1.17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0,0:10:30:0,30,362</text:p>
          </table:table-cell>
          <table:table-cell table:formula="of:=LEFT([.J62];3)" office:value-type="string" office:string-value="1/1" calcext:value-type="string">
            <text:p>1/1</text:p>
          </table:table-cell>
          <table:table-cell table:formula="of:=LEFT([.K62];3)" office:value-type="string" office:string-value="0/0" calcext:value-type="string">
            <text:p>0/0</text:p>
          </table:table-cell>
          <table:table-cell table:formula="of:=IF(OR(AND([.L62]=&quot;1/1&quot;;[.M62]=&quot;0/0&quot;);AND([.L62]=&quot;0/0&quot;;[.M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74" calcext:value-type="float">
            <text:p>199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42;SOR=1.60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11,0:11:33:0,33,412</text:p>
          </table:table-cell>
          <table:table-cell table:formula="of:=LEFT([.J63];3)" office:value-type="string" office:string-value="1/1" calcext:value-type="string">
            <text:p>1/1</text:p>
          </table:table-cell>
          <table:table-cell table:formula="of:=LEFT([.K63];3)" office:value-type="string" office:string-value="0/0" calcext:value-type="string">
            <text:p>0/0</text:p>
          </table:table-cell>
          <table:table-cell table:formula="of:=IF(OR(AND([.L63]=&quot;1/1&quot;;[.M63]=&quot;0/0&quot;);AND([.L63]=&quot;0/0&quot;;[.M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984" calcext:value-type="float">
            <text:p>199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5;SOR=2.09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3,0:13:39:0,39,467</text:p>
          </table:table-cell>
          <table:table-cell table:formula="of:=LEFT([.J64];3)" office:value-type="string" office:string-value="1/1" calcext:value-type="string">
            <text:p>1/1</text:p>
          </table:table-cell>
          <table:table-cell table:formula="of:=LEFT([.K64];3)" office:value-type="string" office:string-value="0/0" calcext:value-type="string">
            <text:p>0/0</text:p>
          </table:table-cell>
          <table:table-cell table:formula="of:=IF(OR(AND([.L64]=&quot;1/1&quot;;[.M64]=&quot;0/0&quot;);AND([.L64]=&quot;0/0&quot;;[.M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8;SOR=0.85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1,0:11:33:0,33,399</text:p>
          </table:table-cell>
          <table:table-cell table:formula="of:=LEFT([.J65];3)" office:value-type="string" office:string-value="1/1" calcext:value-type="string">
            <text:p>1/1</text:p>
          </table:table-cell>
          <table:table-cell table:formula="of:=LEFT([.K65];3)" office:value-type="string" office:string-value="0/0" calcext:value-type="string">
            <text:p>0/0</text:p>
          </table:table-cell>
          <table:table-cell table:formula="of:=IF(OR(AND([.L65]=&quot;1/1&quot;;[.M65]=&quot;0/0&quot;);AND([.L65]=&quot;0/0&quot;;[.M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003" calcext:value-type="float">
            <text:p>20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6;SOR=0.85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0,0:10:30:0,30,374</text:p>
          </table:table-cell>
          <table:table-cell table:formula="of:=LEFT([.J66];3)" office:value-type="string" office:string-value="1/1" calcext:value-type="string">
            <text:p>1/1</text:p>
          </table:table-cell>
          <table:table-cell table:formula="of:=LEFT([.K66];3)" office:value-type="string" office:string-value="0/0" calcext:value-type="string">
            <text:p>0/0</text:p>
          </table:table-cell>
          <table:table-cell table:formula="of:=IF(OR(AND([.L66]=&quot;1/1&quot;;[.M66]=&quot;0/0&quot;);AND([.L66]=&quot;0/0&quot;;[.M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004" calcext:value-type="float">
            <text:p>20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3;SOR=0.85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0,0:10:30:0,30,377</text:p>
          </table:table-cell>
          <table:table-cell table:formula="of:=LEFT([.J67];3)" office:value-type="string" office:string-value="1/1" calcext:value-type="string">
            <text:p>1/1</text:p>
          </table:table-cell>
          <table:table-cell table:formula="of:=LEFT([.K67];3)" office:value-type="string" office:string-value="0/0" calcext:value-type="string">
            <text:p>0/0</text:p>
          </table:table-cell>
          <table:table-cell table:formula="of:=IF(OR(AND([.L67]=&quot;1/1&quot;;[.M67]=&quot;0/0&quot;);AND([.L67]=&quot;0/0&quot;;[.M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018" calcext:value-type="float">
            <text:p>20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TATAACCA</text:p>
          </table:table-cell>
          <table:table-cell office:value-type="string" calcext:value-type="string">
            <text:p>G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5;SOR=1.022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14,0:14:42:0,42,619</text:p>
          </table:table-cell>
          <table:table-cell table:formula="of:=LEFT([.J68];3)" office:value-type="string" office:string-value="1/1" calcext:value-type="string">
            <text:p>1/1</text:p>
          </table:table-cell>
          <table:table-cell table:formula="of:=LEFT([.K68];3)" office:value-type="string" office:string-value="0/0" calcext:value-type="string">
            <text:p>0/0</text:p>
          </table:table-cell>
          <table:table-cell table:formula="of:=IF(OR(AND([.L68]=&quot;1/1&quot;;[.M68]=&quot;0/0&quot;);AND([.L68]=&quot;0/0&quot;;[.M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085" calcext:value-type="float">
            <text:p>20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58.06" calcext:value-type="float">
            <text:p>35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2;SOR=1.085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72,30,0</text:p>
          </table:table-cell>
          <table:table-cell office:value-type="string" calcext:value-type="string">
            <text:p>0/0:6,0:6:18:0,18,234</text:p>
          </table:table-cell>
          <table:table-cell table:formula="of:=LEFT([.J69];3)" office:value-type="string" office:string-value="1/1" calcext:value-type="string">
            <text:p>1/1</text:p>
          </table:table-cell>
          <table:table-cell table:formula="of:=LEFT([.K69];3)" office:value-type="string" office:string-value="0/0" calcext:value-type="string">
            <text:p>0/0</text:p>
          </table:table-cell>
          <table:table-cell table:formula="of:=IF(OR(AND([.L69]=&quot;1/1&quot;;[.M69]=&quot;0/0&quot;);AND([.L69]=&quot;0/0&quot;;[.M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133" calcext:value-type="float">
            <text:p>20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09.67" calcext:value-type="float">
            <text:p>40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02;ExcessHet=0;FS=4.393;MQ=60;MQRankSum=0;QD=29.33;ReadPosRankSum=1.109;SOR=1.447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9,0:9:27:0,27,300</text:p>
          </table:table-cell>
          <table:table-cell table:formula="of:=LEFT([.J70];3)" office:value-type="string" office:string-value="0/1" calcext:value-type="string">
            <text:p>0/1</text:p>
          </table:table-cell>
          <table:table-cell table:formula="of:=LEFT([.K70];3)" office:value-type="string" office:string-value="0/0" calcext:value-type="string">
            <text:p>0/0</text:p>
          </table:table-cell>
          <table:table-cell table:formula="of:=IF(OR(AND([.L70]=&quot;1/1&quot;;[.M70]=&quot;0/0&quot;);AND([.L70]=&quot;0/0&quot;;[.M7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147" calcext:value-type="float">
            <text:p>201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85.75" calcext:value-type="float">
            <text:p>485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82;ExcessHet=0;FS=3.358;MQ=60;MQRankSum=0;QD=35.36;ReadPosRankSum=0.58;SOR=0.707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493,0,6</text:p>
          </table:table-cell>
          <table:table-cell office:value-type="string" calcext:value-type="string">
            <text:p>0/0:8,0:8:24:0,24,275</text:p>
          </table:table-cell>
          <table:table-cell table:formula="of:=LEFT([.J71];3)" office:value-type="string" office:string-value="0/1" calcext:value-type="string">
            <text:p>0/1</text:p>
          </table:table-cell>
          <table:table-cell table:formula="of:=LEFT([.K71];3)" office:value-type="string" office:string-value="0/0" calcext:value-type="string">
            <text:p>0/0</text:p>
          </table:table-cell>
          <table:table-cell table:formula="of:=IF(OR(AND([.L71]=&quot;1/1&quot;;[.M71]=&quot;0/0&quot;);AND([.L71]=&quot;0/0&quot;;[.M7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171" calcext:value-type="float">
            <text:p>20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13.85" calcext:value-type="float">
            <text:p>513.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91;ExcessHet=0;FS=0;MQ=60;MQRankSum=0;QD=34.3;ReadPosRankSum=-1.369;SOR=0.283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3:14:3:521,0,3</text:p>
          </table:table-cell>
          <table:table-cell office:value-type="string" calcext:value-type="string">
            <text:p>0/0:8,0:8:24:0,24,300</text:p>
          </table:table-cell>
          <table:table-cell table:formula="of:=LEFT([.J72];3)" office:value-type="string" office:string-value="0/1" calcext:value-type="string">
            <text:p>0/1</text:p>
          </table:table-cell>
          <table:table-cell table:formula="of:=LEFT([.K72];3)" office:value-type="string" office:string-value="0/0" calcext:value-type="string">
            <text:p>0/0</text:p>
          </table:table-cell>
          <table:table-cell table:formula="of:=IF(OR(AND([.L72]=&quot;1/1&quot;;[.M72]=&quot;0/0&quot;);AND([.L72]=&quot;0/0&quot;;[.M7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197" calcext:value-type="float">
            <text:p>201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ATATTAATATG</text:p>
          </table:table-cell>
          <table:table-cell office:value-type="float" office:value="451.66" calcext:value-type="float">
            <text:p>451.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064;ExcessHet=0;FS=0;MQ=60;MQRankSum=0;QD=27;ReadPosRankSum=0.145;SOR=0.495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8,0:8:24:0,24,360</text:p>
          </table:table-cell>
          <table:table-cell table:formula="of:=LEFT([.J73];3)" office:value-type="string" office:string-value="0/1" calcext:value-type="string">
            <text:p>0/1</text:p>
          </table:table-cell>
          <table:table-cell table:formula="of:=LEFT([.K73];3)" office:value-type="string" office:string-value="0/0" calcext:value-type="string">
            <text:p>0/0</text:p>
          </table:table-cell>
          <table:table-cell table:formula="of:=IF(OR(AND([.L73]=&quot;1/1&quot;;[.M73]=&quot;0/0&quot;);AND([.L73]=&quot;0/0&quot;;[.M7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204" calcext:value-type="float">
            <text:p>202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32;ExcessHet=0;FS=0;MQ=60;MQRankSum=0;QD=30.82;ReadPosRankSum=0.632;SOR=0.495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8,0:8:24:0,24,303</text:p>
          </table:table-cell>
          <table:table-cell table:formula="of:=LEFT([.J74];3)" office:value-type="string" office:string-value="0/1" calcext:value-type="string">
            <text:p>0/1</text:p>
          </table:table-cell>
          <table:table-cell table:formula="of:=LEFT([.K74];3)" office:value-type="string" office:string-value="0/0" calcext:value-type="string">
            <text:p>0/0</text:p>
          </table:table-cell>
          <table:table-cell table:formula="of:=IF(OR(AND([.L74]=&quot;1/1&quot;;[.M74]=&quot;0/0&quot;);AND([.L74]=&quot;0/0&quot;;[.M7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225" calcext:value-type="float">
            <text:p>20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AA</text:p>
          </table:table-cell>
          <table:table-cell office:value-type="string" calcext:value-type="string">
            <text:p>T</text:p>
          </table:table-cell>
          <table:table-cell office:value-type="float" office:value="409.63" calcext:value-type="float">
            <text:p>409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92;ExcessHet=0;FS=5.643;MQ=60;MQRankSum=0;QD=29.27;ReadPosRankSum=0.317;SOR=2.225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5,0:5:15:0,15,209</text:p>
          </table:table-cell>
          <table:table-cell table:formula="of:=LEFT([.J75];3)" office:value-type="string" office:string-value="0/1" calcext:value-type="string">
            <text:p>0/1</text:p>
          </table:table-cell>
          <table:table-cell table:formula="of:=LEFT([.K75];3)" office:value-type="string" office:string-value="0/0" calcext:value-type="string">
            <text:p>0/0</text:p>
          </table:table-cell>
          <table:table-cell table:formula="of:=IF(OR(AND([.L75]=&quot;1/1&quot;;[.M75]=&quot;0/0&quot;);AND([.L75]=&quot;0/0&quot;;[.M7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228" calcext:value-type="float">
            <text:p>20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</text:p>
          </table:table-cell>
          <table:table-cell office:value-type="float" office:value="409.63" calcext:value-type="float">
            <text:p>409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5.643;MQ=60;MQRankSum=0;QD=35.92;ReadPosRankSum=-0.316;SOR=2.225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5,0:5:15:0,15,225</text:p>
          </table:table-cell>
          <table:table-cell table:formula="of:=LEFT([.J76];3)" office:value-type="string" office:string-value="0/1" calcext:value-type="string">
            <text:p>0/1</text:p>
          </table:table-cell>
          <table:table-cell table:formula="of:=LEFT([.K76];3)" office:value-type="string" office:string-value="0/0" calcext:value-type="string">
            <text:p>0/0</text:p>
          </table:table-cell>
          <table:table-cell table:formula="of:=IF(OR(AND([.L76]=&quot;1/1&quot;;[.M76]=&quot;0/0&quot;);AND([.L76]=&quot;0/0&quot;;[.M7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282" calcext:value-type="float">
            <text:p>20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57.53" calcext:value-type="float">
            <text:p>457.5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29;ExcessHet=0;FS=4.771;MQ=60;MQRankSum=0;QD=30.5;ReadPosRankSum=-0.696;SOR=1.627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4:15:10:471,10,0</text:p>
          </table:table-cell>
          <table:table-cell office:value-type="string" calcext:value-type="string">
            <text:p>0/0:6,0:6:18:0,18,219</text:p>
          </table:table-cell>
          <table:table-cell table:formula="of:=LEFT([.J77];3)" office:value-type="string" office:string-value="1/1" calcext:value-type="string">
            <text:p>1/1</text:p>
          </table:table-cell>
          <table:table-cell table:formula="of:=LEFT([.K77];3)" office:value-type="string" office:string-value="0/0" calcext:value-type="string">
            <text:p>0/0</text:p>
          </table:table-cell>
          <table:table-cell table:formula="of:=IF(OR(AND([.L77]=&quot;1/1&quot;;[.M77]=&quot;0/0&quot;);AND([.L77]=&quot;0/0&quot;;[.M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357" calcext:value-type="float">
            <text:p>203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359.02" calcext:value-type="float">
            <text:p>359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92;SOR=1.981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373,36,0</text:p>
          </table:table-cell>
          <table:table-cell office:value-type="string" calcext:value-type="string">
            <text:p>0/0:6,0:6:18:0,18,187</text:p>
          </table:table-cell>
          <table:table-cell table:formula="of:=LEFT([.J78];3)" office:value-type="string" office:string-value="1/1" calcext:value-type="string">
            <text:p>1/1</text:p>
          </table:table-cell>
          <table:table-cell table:formula="of:=LEFT([.K78];3)" office:value-type="string" office:string-value="0/0" calcext:value-type="string">
            <text:p>0/0</text:p>
          </table:table-cell>
          <table:table-cell table:formula="of:=IF(OR(AND([.L78]=&quot;1/1&quot;;[.M78]=&quot;0/0&quot;);AND([.L78]=&quot;0/0&quot;;[.M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396" calcext:value-type="float">
            <text:p>203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GTA</text:p>
          </table:table-cell>
          <table:table-cell office:value-type="string" calcext:value-type="string">
            <text:p>G</text:p>
          </table:table-cell>
          <table:table-cell office:value-type="float" office:value="427.02" calcext:value-type="float">
            <text:p>427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63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1,30,0</text:p>
          </table:table-cell>
          <table:table-cell office:value-type="string" calcext:value-type="string">
            <text:p>0/0:5,0:5:15:0,15,225</text:p>
          </table:table-cell>
          <table:table-cell table:formula="of:=LEFT([.J79];3)" office:value-type="string" office:string-value="1/1" calcext:value-type="string">
            <text:p>1/1</text:p>
          </table:table-cell>
          <table:table-cell table:formula="of:=LEFT([.K79];3)" office:value-type="string" office:string-value="0/0" calcext:value-type="string">
            <text:p>0/0</text:p>
          </table:table-cell>
          <table:table-cell table:formula="of:=IF(OR(AND([.L79]=&quot;1/1&quot;;[.M79]=&quot;0/0&quot;);AND([.L79]=&quot;0/0&quot;;[.M7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413" calcext:value-type="float">
            <text:p>204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6;SOR=1.40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6,0:6:18:0,18,221</text:p>
          </table:table-cell>
          <table:table-cell table:formula="of:=LEFT([.J80];3)" office:value-type="string" office:string-value="1/1" calcext:value-type="string">
            <text:p>1/1</text:p>
          </table:table-cell>
          <table:table-cell table:formula="of:=LEFT([.K80];3)" office:value-type="string" office:string-value="0/0" calcext:value-type="string">
            <text:p>0/0</text:p>
          </table:table-cell>
          <table:table-cell table:formula="of:=IF(OR(AND([.L80]=&quot;1/1&quot;;[.M80]=&quot;0/0&quot;);AND([.L80]=&quot;0/0&quot;;[.M8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453" calcext:value-type="float">
            <text:p>204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76.64" calcext:value-type="float">
            <text:p>27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34;ExcessHet=0;FS=0;MQ=60;MQRankSum=0;QD=34.58;ReadPosRankSum=0.489;SOR=0.693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84,0,21</text:p>
          </table:table-cell>
          <table:table-cell office:value-type="string" calcext:value-type="string">
            <text:p>0/0:3,0:3:9:0,9,111</text:p>
          </table:table-cell>
          <table:table-cell table:formula="of:=LEFT([.J81];3)" office:value-type="string" office:string-value="0/1" calcext:value-type="string">
            <text:p>0/1</text:p>
          </table:table-cell>
          <table:table-cell table:formula="of:=LEFT([.K81];3)" office:value-type="string" office:string-value="0/0" calcext:value-type="string">
            <text:p>0/0</text:p>
          </table:table-cell>
          <table:table-cell table:formula="of:=IF(OR(AND([.L81]=&quot;1/1&quot;;[.M81]=&quot;0/0&quot;);AND([.L81]=&quot;0/0&quot;;[.M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466" calcext:value-type="float">
            <text:p>204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1.64" calcext:value-type="float">
            <text:p>24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66;ExcessHet=0;FS=0;MQ=60;MQRankSum=0;QD=34.52;ReadPosRankSum=-0.18;SOR=0.527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9,0,24</text:p>
          </table:table-cell>
          <table:table-cell office:value-type="string" calcext:value-type="string">
            <text:p>0/0:4,0:4:12:0,12,148</text:p>
          </table:table-cell>
          <table:table-cell table:formula="of:=LEFT([.J82];3)" office:value-type="string" office:string-value="0/1" calcext:value-type="string">
            <text:p>0/1</text:p>
          </table:table-cell>
          <table:table-cell table:formula="of:=LEFT([.K82];3)" office:value-type="string" office:string-value="0/0" calcext:value-type="string">
            <text:p>0/0</text:p>
          </table:table-cell>
          <table:table-cell table:formula="of:=IF(OR(AND([.L82]=&quot;1/1&quot;;[.M82]=&quot;0/0&quot;);AND([.L82]=&quot;0/0&quot;;[.M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499" calcext:value-type="float">
            <text:p>204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6.64" calcext:value-type="float">
            <text:p>12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24;ExcessHet=0;FS=0;MQ=60;MQRankSum=0;QD=25.33;ReadPosRankSum=-1.282;SOR=0.693;DP=1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23:134,0,23</text:p>
          </table:table-cell>
          <table:table-cell office:value-type="string" calcext:value-type="string">
            <text:p>0/0:5,0:5:15:0,15,185</text:p>
          </table:table-cell>
          <table:table-cell table:formula="of:=LEFT([.J83];3)" office:value-type="string" office:string-value="0/1" calcext:value-type="string">
            <text:p>0/1</text:p>
          </table:table-cell>
          <table:table-cell table:formula="of:=LEFT([.K83];3)" office:value-type="string" office:string-value="0/0" calcext:value-type="string">
            <text:p>0/0</text:p>
          </table:table-cell>
          <table:table-cell table:formula="of:=IF(OR(AND([.L83]=&quot;1/1&quot;;[.M83]=&quot;0/0&quot;);AND([.L83]=&quot;0/0&quot;;[.M8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601" calcext:value-type="float">
            <text:p>206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94;SOR=2.833;DP=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3,0:3:9:0,9,111</text:p>
          </table:table-cell>
          <table:table-cell table:formula="of:=LEFT([.J84];3)" office:value-type="string" office:string-value="1/1" calcext:value-type="string">
            <text:p>1/1</text:p>
          </table:table-cell>
          <table:table-cell table:formula="of:=LEFT([.K84];3)" office:value-type="string" office:string-value="0/0" calcext:value-type="string">
            <text:p>0/0</text:p>
          </table:table-cell>
          <table:table-cell table:formula="of:=IF(OR(AND([.L84]=&quot;1/1&quot;;[.M84]=&quot;0/0&quot;);AND([.L84]=&quot;0/0&quot;;[.M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620" calcext:value-type="float">
            <text:p>206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4;SOR=2.833;DP=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2,0:2:6:0,6,74</text:p>
          </table:table-cell>
          <table:table-cell table:formula="of:=LEFT([.J85];3)" office:value-type="string" office:string-value="1/1" calcext:value-type="string">
            <text:p>1/1</text:p>
          </table:table-cell>
          <table:table-cell table:formula="of:=LEFT([.K85];3)" office:value-type="string" office:string-value="0/0" calcext:value-type="string">
            <text:p>0/0</text:p>
          </table:table-cell>
          <table:table-cell table:formula="of:=IF(OR(AND([.L85]=&quot;1/1&quot;;[.M85]=&quot;0/0&quot;);AND([.L85]=&quot;0/0&quot;;[.M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628" calcext:value-type="float">
            <text:p>206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6;SOR=2.833;DP=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3,0:3:9:0,9,109</text:p>
          </table:table-cell>
          <table:table-cell table:formula="of:=LEFT([.J86];3)" office:value-type="string" office:string-value="1/1" calcext:value-type="string">
            <text:p>1/1</text:p>
          </table:table-cell>
          <table:table-cell table:formula="of:=LEFT([.K86];3)" office:value-type="string" office:string-value="0/0" calcext:value-type="string">
            <text:p>0/0</text:p>
          </table:table-cell>
          <table:table-cell table:formula="of:=IF(OR(AND([.L86]=&quot;1/1&quot;;[.M86]=&quot;0/0&quot;);AND([.L86]=&quot;0/0&quot;;[.M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154" calcext:value-type="float">
            <text:p>21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GA</text:p>
          </table:table-cell>
          <table:table-cell office:value-type="float" office:value="523.6" calcext:value-type="float">
            <text:p>523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48;ExcessHet=0;FS=0;MQ=60;MQRankSum=0;QD=34.91;ReadPosRankSum=0.085;SOR=0.368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3:15:45:531,0,45</text:p>
          </table:table-cell>
          <table:table-cell office:value-type="string" calcext:value-type="string">
            <text:p>0/0:9,0:9:27:0,27,405</text:p>
          </table:table-cell>
          <table:table-cell table:formula="of:=LEFT([.J87];3)" office:value-type="string" office:string-value="0/1" calcext:value-type="string">
            <text:p>0/1</text:p>
          </table:table-cell>
          <table:table-cell table:formula="of:=LEFT([.K87];3)" office:value-type="string" office:string-value="0/0" calcext:value-type="string">
            <text:p>0/0</text:p>
          </table:table-cell>
          <table:table-cell table:formula="of:=IF(OR(AND([.L87]=&quot;1/1&quot;;[.M87]=&quot;0/0&quot;);AND([.L87]=&quot;0/0&quot;;[.M8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301" calcext:value-type="float">
            <text:p>213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19.06" calcext:value-type="float">
            <text:p>41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92;SOR=1.445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33,36,0</text:p>
          </table:table-cell>
          <table:table-cell office:value-type="string" calcext:value-type="string">
            <text:p>0/0:7,0:7:21:0,21,254</text:p>
          </table:table-cell>
          <table:table-cell table:formula="of:=LEFT([.J88];3)" office:value-type="string" office:string-value="1/1" calcext:value-type="string">
            <text:p>1/1</text:p>
          </table:table-cell>
          <table:table-cell table:formula="of:=LEFT([.K88];3)" office:value-type="string" office:string-value="0/0" calcext:value-type="string">
            <text:p>0/0</text:p>
          </table:table-cell>
          <table:table-cell table:formula="of:=IF(OR(AND([.L88]=&quot;1/1&quot;;[.M88]=&quot;0/0&quot;);AND([.L88]=&quot;0/0&quot;;[.M8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364" calcext:value-type="float">
            <text:p>213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float" office:value="375.02" calcext:value-type="float">
            <text:p>37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5;SOR=1.60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389,39,0</text:p>
          </table:table-cell>
          <table:table-cell office:value-type="string" calcext:value-type="string">
            <text:p>0/0:10,0:10:30:0,30,278</text:p>
          </table:table-cell>
          <table:table-cell table:formula="of:=LEFT([.J89];3)" office:value-type="string" office:string-value="1/1" calcext:value-type="string">
            <text:p>1/1</text:p>
          </table:table-cell>
          <table:table-cell table:formula="of:=LEFT([.K89];3)" office:value-type="string" office:string-value="0/0" calcext:value-type="string">
            <text:p>0/0</text:p>
          </table:table-cell>
          <table:table-cell table:formula="of:=IF(OR(AND([.L89]=&quot;1/1&quot;;[.M89]=&quot;0/0&quot;);AND([.L89]=&quot;0/0&quot;;[.M8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492" calcext:value-type="float">
            <text:p>214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69.06" calcext:value-type="float">
            <text:p>36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5;SOR=0.85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83,33,0</text:p>
          </table:table-cell>
          <table:table-cell office:value-type="string" calcext:value-type="string">
            <text:p>0/0:13,0:13:39:0,39,479</text:p>
          </table:table-cell>
          <table:table-cell table:formula="of:=LEFT([.J90];3)" office:value-type="string" office:string-value="1/1" calcext:value-type="string">
            <text:p>1/1</text:p>
          </table:table-cell>
          <table:table-cell table:formula="of:=LEFT([.K90];3)" office:value-type="string" office:string-value="0/0" calcext:value-type="string">
            <text:p>0/0</text:p>
          </table:table-cell>
          <table:table-cell table:formula="of:=IF(OR(AND([.L90]=&quot;1/1&quot;;[.M90]=&quot;0/0&quot;);AND([.L90]=&quot;0/0&quot;;[.M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698" calcext:value-type="float">
            <text:p>216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G</text:p>
          </table:table-cell>
          <table:table-cell office:value-type="float" office:value="174.92" calcext:value-type="float">
            <text:p>174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98;SOR=1.022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89,15,0</text:p>
          </table:table-cell>
          <table:table-cell office:value-type="string" calcext:value-type="string">
            <text:p>0/0:6,0:6:18:0,18,224</text:p>
          </table:table-cell>
          <table:table-cell table:formula="of:=LEFT([.J91];3)" office:value-type="string" office:string-value="1/1" calcext:value-type="string">
            <text:p>1/1</text:p>
          </table:table-cell>
          <table:table-cell table:formula="of:=LEFT([.K91];3)" office:value-type="string" office:string-value="0/0" calcext:value-type="string">
            <text:p>0/0</text:p>
          </table:table-cell>
          <table:table-cell table:formula="of:=IF(OR(AND([.L91]=&quot;1/1&quot;;[.M91]=&quot;0/0&quot;);AND([.L91]=&quot;0/0&quot;;[.M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7908" calcext:value-type="float">
            <text:p>279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28.81" calcext:value-type="float">
            <text:p>328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65;ExcessHet=0;FS=0;MQ=60;MQRankSum=0;QD=29.89;ReadPosRankSum=1.117;SOR=0.399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4:336,0,4</text:p>
          </table:table-cell>
          <table:table-cell office:value-type="string" calcext:value-type="string">
            <text:p>0/0:8,0:8:24:0,24,299</text:p>
          </table:table-cell>
          <table:table-cell table:formula="of:=LEFT([.J92];3)" office:value-type="string" office:string-value="0/1" calcext:value-type="string">
            <text:p>0/1</text:p>
          </table:table-cell>
          <table:table-cell table:formula="of:=LEFT([.K92];3)" office:value-type="string" office:string-value="0/0" calcext:value-type="string">
            <text:p>0/0</text:p>
          </table:table-cell>
          <table:table-cell table:formula="of:=IF(OR(AND([.L92]=&quot;1/1&quot;;[.M92]=&quot;0/0&quot;);AND([.L92]=&quot;0/0&quot;;[.M9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8583" calcext:value-type="float">
            <text:p>285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645;ExcessHet=0;FS=3.979;MQ=60;MQRankSum=0;QD=6.92;ReadPosRankSum=-0.524;SOR=0.061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2:5:42:42,0,71</text:p>
          </table:table-cell>
          <table:table-cell office:value-type="string" calcext:value-type="string">
            <text:p>./.:.:.:.:.</text:p>
          </table:table-cell>
          <table:table-cell table:formula="of:=LEFT([.J93];3)" office:value-type="string" office:string-value="0/1" calcext:value-type="string">
            <text:p>0/1</text:p>
          </table:table-cell>
          <table:table-cell table:formula="of:=LEFT([.K93];3)" office:value-type="string" office:string-value="./." calcext:value-type="string">
            <text:p>./.</text:p>
          </table:table-cell>
          <table:table-cell table:formula="of:=IF(OR(AND([.L93]=&quot;1/1&quot;;[.M93]=&quot;0/0&quot;);AND([.L93]=&quot;0/0&quot;;[.M9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0195" calcext:value-type="float">
            <text:p>301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45.06" calcext:value-type="float">
            <text:p>34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1;SOR=0.693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9,30,0</text:p>
          </table:table-cell>
          <table:table-cell office:value-type="string" calcext:value-type="string">
            <text:p>0/0:17,0:17:51:0,51,612</text:p>
          </table:table-cell>
          <table:table-cell table:formula="of:=LEFT([.J94];3)" office:value-type="string" office:string-value="1/1" calcext:value-type="string">
            <text:p>1/1</text:p>
          </table:table-cell>
          <table:table-cell table:formula="of:=LEFT([.K94];3)" office:value-type="string" office:string-value="0/0" calcext:value-type="string">
            <text:p>0/0</text:p>
          </table:table-cell>
          <table:table-cell table:formula="of:=IF(OR(AND([.L94]=&quot;1/1&quot;;[.M94]=&quot;0/0&quot;);AND([.L94]=&quot;0/0&quot;;[.M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0218" calcext:value-type="float">
            <text:p>302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54.06" calcext:value-type="float">
            <text:p>45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93;SOR=0.836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68,39,0</text:p>
          </table:table-cell>
          <table:table-cell office:value-type="string" calcext:value-type="string">
            <text:p>0/0:14,0:14:42:0,42,498</text:p>
          </table:table-cell>
          <table:table-cell table:formula="of:=LEFT([.J95];3)" office:value-type="string" office:string-value="1/1" calcext:value-type="string">
            <text:p>1/1</text:p>
          </table:table-cell>
          <table:table-cell table:formula="of:=LEFT([.K95];3)" office:value-type="string" office:string-value="0/0" calcext:value-type="string">
            <text:p>0/0</text:p>
          </table:table-cell>
          <table:table-cell table:formula="of:=IF(OR(AND([.L95]=&quot;1/1&quot;;[.M95]=&quot;0/0&quot;);AND([.L95]=&quot;0/0&quot;;[.M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0237" calcext:value-type="float">
            <text:p>302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75.06" calcext:value-type="float">
            <text:p>47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1;SOR=0.836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89,39,0</text:p>
          </table:table-cell>
          <table:table-cell office:value-type="string" calcext:value-type="string">
            <text:p>0/0:12,0:12:36:0,36,434</text:p>
          </table:table-cell>
          <table:table-cell table:formula="of:=LEFT([.J96];3)" office:value-type="string" office:string-value="1/1" calcext:value-type="string">
            <text:p>1/1</text:p>
          </table:table-cell>
          <table:table-cell table:formula="of:=LEFT([.K96];3)" office:value-type="string" office:string-value="0/0" calcext:value-type="string">
            <text:p>0/0</text:p>
          </table:table-cell>
          <table:table-cell table:formula="of:=IF(OR(AND([.L96]=&quot;1/1&quot;;[.M96]=&quot;0/0&quot;);AND([.L96]=&quot;0/0&quot;;[.M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0857" calcext:value-type="float">
            <text:p>308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81.06" calcext:value-type="float">
            <text:p>3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64;SOR=1.80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95,33,0</text:p>
          </table:table-cell>
          <table:table-cell office:value-type="string" calcext:value-type="string">
            <text:p>0/0:8,0:8:24:0,24,281</text:p>
          </table:table-cell>
          <table:table-cell table:formula="of:=LEFT([.J97];3)" office:value-type="string" office:string-value="1/1" calcext:value-type="string">
            <text:p>1/1</text:p>
          </table:table-cell>
          <table:table-cell table:formula="of:=LEFT([.K97];3)" office:value-type="string" office:string-value="0/0" calcext:value-type="string">
            <text:p>0/0</text:p>
          </table:table-cell>
          <table:table-cell table:formula="of:=IF(OR(AND([.L97]=&quot;1/1&quot;;[.M97]=&quot;0/0&quot;);AND([.L97]=&quot;0/0&quot;;[.M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1113" calcext:value-type="float">
            <text:p>31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323.02" calcext:value-type="float">
            <text:p>323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37;SOR=1.80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37,33,0</text:p>
          </table:table-cell>
          <table:table-cell office:value-type="string" calcext:value-type="string">
            <text:p>0/0:9,0:9:27:0,27,273</text:p>
          </table:table-cell>
          <table:table-cell table:formula="of:=LEFT([.J98];3)" office:value-type="string" office:string-value="1/1" calcext:value-type="string">
            <text:p>1/1</text:p>
          </table:table-cell>
          <table:table-cell table:formula="of:=LEFT([.K98];3)" office:value-type="string" office:string-value="0/0" calcext:value-type="string">
            <text:p>0/0</text:p>
          </table:table-cell>
          <table:table-cell table:formula="of:=IF(OR(AND([.L98]=&quot;1/1&quot;;[.M98]=&quot;0/0&quot;);AND([.L98]=&quot;0/0&quot;;[.M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1777" calcext:value-type="float">
            <text:p>317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35.06" calcext:value-type="float">
            <text:p>43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1;SOR=1.445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49,36,0</text:p>
          </table:table-cell>
          <table:table-cell office:value-type="string" calcext:value-type="string">
            <text:p>0/0:16,0:16:48:0,48,594</text:p>
          </table:table-cell>
          <table:table-cell table:formula="of:=LEFT([.J99];3)" office:value-type="string" office:string-value="1/1" calcext:value-type="string">
            <text:p>1/1</text:p>
          </table:table-cell>
          <table:table-cell table:formula="of:=LEFT([.K99];3)" office:value-type="string" office:string-value="0/0" calcext:value-type="string">
            <text:p>0/0</text:p>
          </table:table-cell>
          <table:table-cell table:formula="of:=IF(OR(AND([.L99]=&quot;1/1&quot;;[.M99]=&quot;0/0&quot;);AND([.L99]=&quot;0/0&quot;;[.M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1817" calcext:value-type="float">
            <text:p>318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03.06" calcext:value-type="float">
            <text:p>40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66;SOR=0.85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17,33,0</text:p>
          </table:table-cell>
          <table:table-cell office:value-type="string" calcext:value-type="string">
            <text:p>0/0:6,0:6:18:0,18,223</text:p>
          </table:table-cell>
          <table:table-cell table:formula="of:=LEFT([.J100];3)" office:value-type="string" office:string-value="1/1" calcext:value-type="string">
            <text:p>1/1</text:p>
          </table:table-cell>
          <table:table-cell table:formula="of:=LEFT([.K100];3)" office:value-type="string" office:string-value="0/0" calcext:value-type="string">
            <text:p>0/0</text:p>
          </table:table-cell>
          <table:table-cell table:formula="of:=IF(OR(AND([.L100]=&quot;1/1&quot;;[.M100]=&quot;0/0&quot;);AND([.L100]=&quot;0/0&quot;;[.M1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2155" calcext:value-type="float">
            <text:p>32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float" office:value="449.8" calcext:value-type="float">
            <text:p>449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98;ExcessHet=0;FS=0;MQ=60;MQRankSum=0;QD=29.99;ReadPosRankSum=-0.579;SOR=0.527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4:15:9:463,9,0</text:p>
          </table:table-cell>
          <table:table-cell office:value-type="string" calcext:value-type="string">
            <text:p>0/0:12,0:12:36:0,36,428</text:p>
          </table:table-cell>
          <table:table-cell table:formula="of:=LEFT([.J101];3)" office:value-type="string" office:string-value="1/1" calcext:value-type="string">
            <text:p>1/1</text:p>
          </table:table-cell>
          <table:table-cell table:formula="of:=LEFT([.K101];3)" office:value-type="string" office:string-value="0/0" calcext:value-type="string">
            <text:p>0/0</text:p>
          </table:table-cell>
          <table:table-cell table:formula="of:=IF(OR(AND([.L101]=&quot;1/1&quot;;[.M101]=&quot;0/0&quot;);AND([.L101]=&quot;0/0&quot;;[.M1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3068" calcext:value-type="float">
            <text:p>330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55.06" calcext:value-type="float">
            <text:p>35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;SOR=1.085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69,30,0</text:p>
          </table:table-cell>
          <table:table-cell office:value-type="string" calcext:value-type="string">
            <text:p>0/0:7,0:7:21:0,21,263</text:p>
          </table:table-cell>
          <table:table-cell table:formula="of:=LEFT([.J102];3)" office:value-type="string" office:string-value="1/1" calcext:value-type="string">
            <text:p>1/1</text:p>
          </table:table-cell>
          <table:table-cell table:formula="of:=LEFT([.K102];3)" office:value-type="string" office:string-value="0/0" calcext:value-type="string">
            <text:p>0/0</text:p>
          </table:table-cell>
          <table:table-cell table:formula="of:=IF(OR(AND([.L102]=&quot;1/1&quot;;[.M102]=&quot;0/0&quot;);AND([.L102]=&quot;0/0&quot;;[.M1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4132" calcext:value-type="float">
            <text:p>34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1.04" calcext:value-type="float">
            <text:p>251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38;SOR=1.86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65,24,0</text:p>
          </table:table-cell>
          <table:table-cell office:value-type="string" calcext:value-type="string">
            <text:p>0/0:5,0:5:15:0,15,158</text:p>
          </table:table-cell>
          <table:table-cell table:formula="of:=LEFT([.J103];3)" office:value-type="string" office:string-value="1/1" calcext:value-type="string">
            <text:p>1/1</text:p>
          </table:table-cell>
          <table:table-cell table:formula="of:=LEFT([.K103];3)" office:value-type="string" office:string-value="0/0" calcext:value-type="string">
            <text:p>0/0</text:p>
          </table:table-cell>
          <table:table-cell table:formula="of:=IF(OR(AND([.L103]=&quot;1/1&quot;;[.M103]=&quot;0/0&quot;);AND([.L103]=&quot;0/0&quot;;[.M1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4370" calcext:value-type="float">
            <text:p>343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17.02" calcext:value-type="float">
            <text:p>217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31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31,21,0</text:p>
          </table:table-cell>
          <table:table-cell office:value-type="string" calcext:value-type="string">
            <text:p>./.:.:.:.:.</text:p>
          </table:table-cell>
          <table:table-cell table:formula="of:=LEFT([.J104];3)" office:value-type="string" office:string-value="1/1" calcext:value-type="string">
            <text:p>1/1</text:p>
          </table:table-cell>
          <table:table-cell table:formula="of:=LEFT([.K104];3)" office:value-type="string" office:string-value="./." calcext:value-type="string">
            <text:p>./.</text:p>
          </table:table-cell>
          <table:table-cell table:formula="of:=IF(OR(AND([.L104]=&quot;1/1&quot;;[.M104]=&quot;0/0&quot;);AND([.L104]=&quot;0/0&quot;;[.M10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4666" calcext:value-type="float">
            <text:p>346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3.32" calcext:value-type="float">
            <text:p>53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66;SOR=2.30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5,6,0</text:p>
          </table:table-cell>
          <table:table-cell office:value-type="string" calcext:value-type="string">
            <text:p>0/0:7,0:7:21:0,21,246</text:p>
          </table:table-cell>
          <table:table-cell table:formula="of:=LEFT([.J105];3)" office:value-type="string" office:string-value="1/1" calcext:value-type="string">
            <text:p>1/1</text:p>
          </table:table-cell>
          <table:table-cell table:formula="of:=LEFT([.K105];3)" office:value-type="string" office:string-value="0/0" calcext:value-type="string">
            <text:p>0/0</text:p>
          </table:table-cell>
          <table:table-cell table:formula="of:=IF(OR(AND([.L105]=&quot;1/1&quot;;[.M105]=&quot;0/0&quot;);AND([.L105]=&quot;0/0&quot;;[.M10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259" calcext:value-type="float">
            <text:p>35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81.97" calcext:value-type="float">
            <text:p>181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3;SOR=1.32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196,18,0</text:p>
          </table:table-cell>
          <table:table-cell office:value-type="string" calcext:value-type="string">
            <text:p>0/0:9,0:9:27:0,27,310</text:p>
          </table:table-cell>
          <table:table-cell table:formula="of:=LEFT([.J106];3)" office:value-type="string" office:string-value="1/1" calcext:value-type="string">
            <text:p>1/1</text:p>
          </table:table-cell>
          <table:table-cell table:formula="of:=LEFT([.K106];3)" office:value-type="string" office:string-value="0/0" calcext:value-type="string">
            <text:p>0/0</text:p>
          </table:table-cell>
          <table:table-cell table:formula="of:=IF(OR(AND([.L106]=&quot;1/1&quot;;[.M106]=&quot;0/0&quot;);AND([.L106]=&quot;0/0&quot;;[.M1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413" calcext:value-type="float">
            <text:p>354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8.32" calcext:value-type="float">
            <text:p>5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6;SOR=0.69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0,6,0</text:p>
          </table:table-cell>
          <table:table-cell office:value-type="string" calcext:value-type="string">
            <text:p>0/0:8,0:8:23:0,23,229</text:p>
          </table:table-cell>
          <table:table-cell table:formula="of:=LEFT([.J107];3)" office:value-type="string" office:string-value="1/1" calcext:value-type="string">
            <text:p>1/1</text:p>
          </table:table-cell>
          <table:table-cell table:formula="of:=LEFT([.K107];3)" office:value-type="string" office:string-value="0/0" calcext:value-type="string">
            <text:p>0/0</text:p>
          </table:table-cell>
          <table:table-cell table:formula="of:=IF(OR(AND([.L107]=&quot;1/1&quot;;[.M107]=&quot;0/0&quot;);AND([.L107]=&quot;0/0&quot;;[.M1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491" calcext:value-type="float">
            <text:p>354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8.96" calcext:value-type="float">
            <text:p>158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9;SOR=1.022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73,15,0</text:p>
          </table:table-cell>
          <table:table-cell office:value-type="string" calcext:value-type="string">
            <text:p>0/0:8,0:8:24:0,24,283</text:p>
          </table:table-cell>
          <table:table-cell table:formula="of:=LEFT([.J108];3)" office:value-type="string" office:string-value="1/1" calcext:value-type="string">
            <text:p>1/1</text:p>
          </table:table-cell>
          <table:table-cell table:formula="of:=LEFT([.K108];3)" office:value-type="string" office:string-value="0/0" calcext:value-type="string">
            <text:p>0/0</text:p>
          </table:table-cell>
          <table:table-cell table:formula="of:=IF(OR(AND([.L108]=&quot;1/1&quot;;[.M108]=&quot;0/0&quot;);AND([.L108]=&quot;0/0&quot;;[.M1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909" calcext:value-type="float">
            <text:p>359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AACTTTCTCTGCCACTTAATAA</text:p>
          </table:table-cell>
          <table:table-cell office:value-type="string" calcext:value-type="string">
            <text:p>T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6.76;SOR=1.02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12,0:12:36:0,36,540</text:p>
          </table:table-cell>
          <table:table-cell table:formula="of:=LEFT([.J109];3)" office:value-type="string" office:string-value="1/1" calcext:value-type="string">
            <text:p>1/1</text:p>
          </table:table-cell>
          <table:table-cell table:formula="of:=LEFT([.K109];3)" office:value-type="string" office:string-value="0/0" calcext:value-type="string">
            <text:p>0/0</text:p>
          </table:table-cell>
          <table:table-cell table:formula="of:=IF(OR(AND([.L109]=&quot;1/1&quot;;[.M109]=&quot;0/0&quot;);AND([.L109]=&quot;0/0&quot;;[.M1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955" calcext:value-type="float">
            <text:p>359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06.06" calcext:value-type="float">
            <text:p>70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4;SOR=0.941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10,0:10:30:0,30,367</text:p>
          </table:table-cell>
          <table:table-cell table:formula="of:=LEFT([.J110];3)" office:value-type="string" office:string-value="1/1" calcext:value-type="string">
            <text:p>1/1</text:p>
          </table:table-cell>
          <table:table-cell table:formula="of:=LEFT([.K110];3)" office:value-type="string" office:string-value="0/0" calcext:value-type="string">
            <text:p>0/0</text:p>
          </table:table-cell>
          <table:table-cell table:formula="of:=IF(OR(AND([.L110]=&quot;1/1&quot;;[.M110]=&quot;0/0&quot;);AND([.L110]=&quot;0/0&quot;;[.M1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972" calcext:value-type="float">
            <text:p>359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51.06" calcext:value-type="float">
            <text:p>7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1.53;SOR=1.061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14,0:14:42:0,42,497</text:p>
          </table:table-cell>
          <table:table-cell table:formula="of:=LEFT([.J111];3)" office:value-type="string" office:string-value="1/1" calcext:value-type="string">
            <text:p>1/1</text:p>
          </table:table-cell>
          <table:table-cell table:formula="of:=LEFT([.K111];3)" office:value-type="string" office:string-value="0/0" calcext:value-type="string">
            <text:p>0/0</text:p>
          </table:table-cell>
          <table:table-cell table:formula="of:=IF(OR(AND([.L111]=&quot;1/1&quot;;[.M111]=&quot;0/0&quot;);AND([.L111]=&quot;0/0&quot;;[.M1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976" calcext:value-type="float">
            <text:p>359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float" office:value="796.03" calcext:value-type="float">
            <text:p>79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87;SOR=0.914;DP=3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13,0:13:39:0,39,399</text:p>
          </table:table-cell>
          <table:table-cell table:formula="of:=LEFT([.J112];3)" office:value-type="string" office:string-value="1/1" calcext:value-type="string">
            <text:p>1/1</text:p>
          </table:table-cell>
          <table:table-cell table:formula="of:=LEFT([.K112];3)" office:value-type="string" office:string-value="0/0" calcext:value-type="string">
            <text:p>0/0</text:p>
          </table:table-cell>
          <table:table-cell table:formula="of:=IF(OR(AND([.L112]=&quot;1/1&quot;;[.M112]=&quot;0/0&quot;);AND([.L112]=&quot;0/0&quot;;[.M1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5999" calcext:value-type="float">
            <text:p>359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4;SOR=0.976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4,0:14:42:0,42,524</text:p>
          </table:table-cell>
          <table:table-cell table:formula="of:=LEFT([.J113];3)" office:value-type="string" office:string-value="1/1" calcext:value-type="string">
            <text:p>1/1</text:p>
          </table:table-cell>
          <table:table-cell table:formula="of:=LEFT([.K113];3)" office:value-type="string" office:string-value="0/0" calcext:value-type="string">
            <text:p>0/0</text:p>
          </table:table-cell>
          <table:table-cell table:formula="of:=IF(OR(AND([.L113]=&quot;1/1&quot;;[.M113]=&quot;0/0&quot;);AND([.L113]=&quot;0/0&quot;;[.M1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009" calcext:value-type="float">
            <text:p>360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6;SOR=0.836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6,0:16:48:0,48,597</text:p>
          </table:table-cell>
          <table:table-cell table:formula="of:=LEFT([.J114];3)" office:value-type="string" office:string-value="1/1" calcext:value-type="string">
            <text:p>1/1</text:p>
          </table:table-cell>
          <table:table-cell table:formula="of:=LEFT([.K114];3)" office:value-type="string" office:string-value="0/0" calcext:value-type="string">
            <text:p>0/0</text:p>
          </table:table-cell>
          <table:table-cell table:formula="of:=IF(OR(AND([.L114]=&quot;1/1&quot;;[.M114]=&quot;0/0&quot;);AND([.L114]=&quot;0/0&quot;;[.M1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032" calcext:value-type="float">
            <text:p>36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7;SOR=1.179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6,0:16:48:0,48,562</text:p>
          </table:table-cell>
          <table:table-cell table:formula="of:=LEFT([.J115];3)" office:value-type="string" office:string-value="1/1" calcext:value-type="string">
            <text:p>1/1</text:p>
          </table:table-cell>
          <table:table-cell table:formula="of:=LEFT([.K115];3)" office:value-type="string" office:string-value="0/0" calcext:value-type="string">
            <text:p>0/0</text:p>
          </table:table-cell>
          <table:table-cell table:formula="of:=IF(OR(AND([.L115]=&quot;1/1&quot;;[.M115]=&quot;0/0&quot;);AND([.L115]=&quot;0/0&quot;;[.M1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038" calcext:value-type="float">
            <text:p>360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;SOR=0.976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5,0:15:45:0,45,543</text:p>
          </table:table-cell>
          <table:table-cell table:formula="of:=LEFT([.J116];3)" office:value-type="string" office:string-value="1/1" calcext:value-type="string">
            <text:p>1/1</text:p>
          </table:table-cell>
          <table:table-cell table:formula="of:=LEFT([.K116];3)" office:value-type="string" office:string-value="0/0" calcext:value-type="string">
            <text:p>0/0</text:p>
          </table:table-cell>
          <table:table-cell table:formula="of:=IF(OR(AND([.L116]=&quot;1/1&quot;;[.M116]=&quot;0/0&quot;);AND([.L116]=&quot;0/0&quot;;[.M1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057" calcext:value-type="float">
            <text:p>360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57;SOR=1.27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6,0:16:48:0,48,545</text:p>
          </table:table-cell>
          <table:table-cell table:formula="of:=LEFT([.J117];3)" office:value-type="string" office:string-value="1/1" calcext:value-type="string">
            <text:p>1/1</text:p>
          </table:table-cell>
          <table:table-cell table:formula="of:=LEFT([.K117];3)" office:value-type="string" office:string-value="0/0" calcext:value-type="string">
            <text:p>0/0</text:p>
          </table:table-cell>
          <table:table-cell table:formula="of:=IF(OR(AND([.L117]=&quot;1/1&quot;;[.M117]=&quot;0/0&quot;);AND([.L117]=&quot;0/0&quot;;[.M1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093" calcext:value-type="float">
            <text:p>360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59.67" calcext:value-type="float">
            <text:p>25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31;ExcessHet=0;FS=0;MQ=60;MQRankSum=0;QD=28.85;ReadPosRankSum=1.593;SOR=0.223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1:267,0,11</text:p>
          </table:table-cell>
          <table:table-cell office:value-type="string" calcext:value-type="string">
            <text:p>0/0:12,0:12:36:0,36,441</text:p>
          </table:table-cell>
          <table:table-cell table:formula="of:=LEFT([.J118];3)" office:value-type="string" office:string-value="0/1" calcext:value-type="string">
            <text:p>0/1</text:p>
          </table:table-cell>
          <table:table-cell table:formula="of:=LEFT([.K118];3)" office:value-type="string" office:string-value="0/0" calcext:value-type="string">
            <text:p>0/0</text:p>
          </table:table-cell>
          <table:table-cell table:formula="of:=IF(OR(AND([.L118]=&quot;1/1&quot;;[.M118]=&quot;0/0&quot;);AND([.L118]=&quot;0/0&quot;;[.M11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143" calcext:value-type="float">
            <text:p>361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T</text:p>
          </table:table-cell>
          <table:table-cell office:value-type="float" office:value="484.71" calcext:value-type="float">
            <text:p>484.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45;ExcessHet=0;FS=3.358;MQ=60;MQRankSum=0;QD=33.11;ReadPosRankSum=-0.871;SOR=0.707;DP=2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492,0,6</text:p>
          </table:table-cell>
          <table:table-cell office:value-type="string" calcext:value-type="string">
            <text:p>0/0:14,0:14:42:0,42,574</text:p>
          </table:table-cell>
          <table:table-cell table:formula="of:=LEFT([.J119];3)" office:value-type="string" office:string-value="0/1" calcext:value-type="string">
            <text:p>0/1</text:p>
          </table:table-cell>
          <table:table-cell table:formula="of:=LEFT([.K119];3)" office:value-type="string" office:string-value="0/0" calcext:value-type="string">
            <text:p>0/0</text:p>
          </table:table-cell>
          <table:table-cell table:formula="of:=IF(OR(AND([.L119]=&quot;1/1&quot;;[.M119]=&quot;0/0&quot;);AND([.L119]=&quot;0/0&quot;;[.M11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146" calcext:value-type="float">
            <text:p>36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84.75" calcext:value-type="float">
            <text:p>484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601;ExcessHet=0;FS=3.358;MQ=60;MQRankSum=0;QD=30.2;ReadPosRankSum=-0.803;SOR=0.707;DP=2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492,0,6</text:p>
          </table:table-cell>
          <table:table-cell office:value-type="string" calcext:value-type="string">
            <text:p>0/0:14,0:14:42:0,42,515</text:p>
          </table:table-cell>
          <table:table-cell table:formula="of:=LEFT([.J120];3)" office:value-type="string" office:string-value="0/1" calcext:value-type="string">
            <text:p>0/1</text:p>
          </table:table-cell>
          <table:table-cell table:formula="of:=LEFT([.K120];3)" office:value-type="string" office:string-value="0/0" calcext:value-type="string">
            <text:p>0/0</text:p>
          </table:table-cell>
          <table:table-cell table:formula="of:=IF(OR(AND([.L120]=&quot;1/1&quot;;[.M120]=&quot;0/0&quot;);AND([.L120]=&quot;0/0&quot;;[.M12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186" calcext:value-type="float">
            <text:p>361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60.06" calcext:value-type="float">
            <text:p>36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3;SOR=0.85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74,33,0</text:p>
          </table:table-cell>
          <table:table-cell office:value-type="string" calcext:value-type="string">
            <text:p>0/0:12,0:12:36:0,36,395</text:p>
          </table:table-cell>
          <table:table-cell table:formula="of:=LEFT([.J121];3)" office:value-type="string" office:string-value="1/1" calcext:value-type="string">
            <text:p>1/1</text:p>
          </table:table-cell>
          <table:table-cell table:formula="of:=LEFT([.K121];3)" office:value-type="string" office:string-value="0/0" calcext:value-type="string">
            <text:p>0/0</text:p>
          </table:table-cell>
          <table:table-cell table:formula="of:=IF(OR(AND([.L121]=&quot;1/1&quot;;[.M121]=&quot;0/0&quot;);AND([.L121]=&quot;0/0&quot;;[.M1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232" calcext:value-type="float">
            <text:p>362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49;SOR=1.80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1,0:11:33:0,33,409</text:p>
          </table:table-cell>
          <table:table-cell table:formula="of:=LEFT([.J122];3)" office:value-type="string" office:string-value="1/1" calcext:value-type="string">
            <text:p>1/1</text:p>
          </table:table-cell>
          <table:table-cell table:formula="of:=LEFT([.K122];3)" office:value-type="string" office:string-value="0/0" calcext:value-type="string">
            <text:p>0/0</text:p>
          </table:table-cell>
          <table:table-cell table:formula="of:=IF(OR(AND([.L122]=&quot;1/1&quot;;[.M122]=&quot;0/0&quot;);AND([.L122]=&quot;0/0&quot;;[.M1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241" calcext:value-type="float">
            <text:p>36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56.06" calcext:value-type="float">
            <text:p>55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7;SOR=1.17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70,39,0</text:p>
          </table:table-cell>
          <table:table-cell office:value-type="string" calcext:value-type="string">
            <text:p>0/0:8,0:8:24:0,24,278</text:p>
          </table:table-cell>
          <table:table-cell table:formula="of:=LEFT([.J123];3)" office:value-type="string" office:string-value="1/1" calcext:value-type="string">
            <text:p>1/1</text:p>
          </table:table-cell>
          <table:table-cell table:formula="of:=LEFT([.K123];3)" office:value-type="string" office:string-value="0/0" calcext:value-type="string">
            <text:p>0/0</text:p>
          </table:table-cell>
          <table:table-cell table:formula="of:=IF(OR(AND([.L123]=&quot;1/1&quot;;[.M123]=&quot;0/0&quot;);AND([.L123]=&quot;0/0&quot;;[.M1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331" calcext:value-type="float">
            <text:p>363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525.96" calcext:value-type="float">
            <text:p>525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37;ExcessHet=0;FS=3.854;MQ=60;MQRankSum=0;QD=30.94;ReadPosRankSum=-0.511;SOR=1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6:17:16:540,16,0</text:p>
          </table:table-cell>
          <table:table-cell office:value-type="string" calcext:value-type="string">
            <text:p>0/0:5,0:5:15:0,15,164</text:p>
          </table:table-cell>
          <table:table-cell table:formula="of:=LEFT([.J124];3)" office:value-type="string" office:string-value="1/1" calcext:value-type="string">
            <text:p>1/1</text:p>
          </table:table-cell>
          <table:table-cell table:formula="of:=LEFT([.K124];3)" office:value-type="string" office:string-value="0/0" calcext:value-type="string">
            <text:p>0/0</text:p>
          </table:table-cell>
          <table:table-cell table:formula="of:=IF(OR(AND([.L124]=&quot;1/1&quot;;[.M124]=&quot;0/0&quot;);AND([.L124]=&quot;0/0&quot;;[.M1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352" calcext:value-type="float">
            <text:p>36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89.64" calcext:value-type="float">
            <text:p>389.64</text:p>
          </table:table-cell>
          <table:table-cell office:value-type="string" calcext:value-type="string">
            <text:p>LowQual;QD_filter</text:p>
          </table:table-cell>
          <table:table-cell office:value-type="string" calcext:value-type="string">
            <text:p>BaseQRankSum=-0.173;ExcessHet=0;FS=0;MQ=60;MQRankSum=0;QD=25.98;ReadPosRankSum=-0.425;SOR=1.179;DP=22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3:15:24:397,0,24</text:p>
          </table:table-cell>
          <table:table-cell office:value-type="string" calcext:value-type="string">
            <text:p>0/1:2,1:3:15:15,0,63</text:p>
          </table:table-cell>
          <table:table-cell table:formula="of:=LEFT([.J125];3)" office:value-type="string" office:string-value="0/1" calcext:value-type="string">
            <text:p>0/1</text:p>
          </table:table-cell>
          <table:table-cell table:formula="of:=LEFT([.K125];3)" office:value-type="string" office:string-value="0/1" calcext:value-type="string">
            <text:p>0/1</text:p>
          </table:table-cell>
          <table:table-cell table:formula="of:=IF(OR(AND([.L125]=&quot;1/1&quot;;[.M125]=&quot;0/0&quot;);AND([.L125]=&quot;0/0&quot;;[.M12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458" calcext:value-type="float">
            <text:p>364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62.06" calcext:value-type="float">
            <text:p>36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3;SOR=1.085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76,30,0</text:p>
          </table:table-cell>
          <table:table-cell office:value-type="string" calcext:value-type="string">
            <text:p>0/0:10,0:10:30:0,30,341</text:p>
          </table:table-cell>
          <table:table-cell table:formula="of:=LEFT([.J126];3)" office:value-type="string" office:string-value="1/1" calcext:value-type="string">
            <text:p>1/1</text:p>
          </table:table-cell>
          <table:table-cell table:formula="of:=LEFT([.K126];3)" office:value-type="string" office:string-value="0/0" calcext:value-type="string">
            <text:p>0/0</text:p>
          </table:table-cell>
          <table:table-cell table:formula="of:=IF(OR(AND([.L126]=&quot;1/1&quot;;[.M126]=&quot;0/0&quot;);AND([.L126]=&quot;0/0&quot;;[.M1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710" calcext:value-type="float">
            <text:p>367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A</text:p>
          </table:table-cell>
          <table:table-cell office:value-type="float" office:value="553.02" calcext:value-type="float">
            <text:p>553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3;SOR=0.83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67,39,0</text:p>
          </table:table-cell>
          <table:table-cell office:value-type="string" calcext:value-type="string">
            <text:p>0/0:8,0:8:24:0,24,348</text:p>
          </table:table-cell>
          <table:table-cell table:formula="of:=LEFT([.J127];3)" office:value-type="string" office:string-value="1/1" calcext:value-type="string">
            <text:p>1/1</text:p>
          </table:table-cell>
          <table:table-cell table:formula="of:=LEFT([.K127];3)" office:value-type="string" office:string-value="0/0" calcext:value-type="string">
            <text:p>0/0</text:p>
          </table:table-cell>
          <table:table-cell table:formula="of:=IF(OR(AND([.L127]=&quot;1/1&quot;;[.M127]=&quot;0/0&quot;);AND([.L127]=&quot;0/0&quot;;[.M1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714" calcext:value-type="float">
            <text:p>367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53.06" calcext:value-type="float">
            <text:p>55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6;SOR=0.83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67,39,0</text:p>
          </table:table-cell>
          <table:table-cell office:value-type="string" calcext:value-type="string">
            <text:p>0/0:8,0:8:24:0,24,293</text:p>
          </table:table-cell>
          <table:table-cell table:formula="of:=LEFT([.J128];3)" office:value-type="string" office:string-value="1/1" calcext:value-type="string">
            <text:p>1/1</text:p>
          </table:table-cell>
          <table:table-cell table:formula="of:=LEFT([.K128];3)" office:value-type="string" office:string-value="0/0" calcext:value-type="string">
            <text:p>0/0</text:p>
          </table:table-cell>
          <table:table-cell table:formula="of:=IF(OR(AND([.L128]=&quot;1/1&quot;;[.M128]=&quot;0/0&quot;);AND([.L128]=&quot;0/0&quot;;[.M1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932" calcext:value-type="float">
            <text:p>369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396.03" calcext:value-type="float">
            <text:p>396.03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60;QD=23.3;SOR=1.061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0:410,50,0</text:p>
          </table:table-cell>
          <table:table-cell office:value-type="string" calcext:value-type="string">
            <text:p>0/0:7,0:7:19:0,19,167</text:p>
          </table:table-cell>
          <table:table-cell table:formula="of:=LEFT([.J129];3)" office:value-type="string" office:string-value="1/1" calcext:value-type="string">
            <text:p>1/1</text:p>
          </table:table-cell>
          <table:table-cell table:formula="of:=LEFT([.K129];3)" office:value-type="string" office:string-value="0/0" calcext:value-type="string">
            <text:p>0/0</text:p>
          </table:table-cell>
          <table:table-cell table:formula="of:=IF(OR(AND([.L129]=&quot;1/1&quot;;[.M129]=&quot;0/0&quot;);AND([.L129]=&quot;0/0&quot;;[.M1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190" calcext:value-type="float">
            <text:p>37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float" office:value="272.02" calcext:value-type="float">
            <text:p>272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;SOR=3.258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286,30,0</text:p>
          </table:table-cell>
          <table:table-cell office:value-type="string" calcext:value-type="string">
            <text:p>0/0:3,0:3:9:0,9,86</text:p>
          </table:table-cell>
          <table:table-cell table:formula="of:=LEFT([.J130];3)" office:value-type="string" office:string-value="1/1" calcext:value-type="string">
            <text:p>1/1</text:p>
          </table:table-cell>
          <table:table-cell table:formula="of:=LEFT([.K130];3)" office:value-type="string" office:string-value="0/0" calcext:value-type="string">
            <text:p>0/0</text:p>
          </table:table-cell>
          <table:table-cell table:formula="of:=IF(OR(AND([.L130]=&quot;1/1&quot;;[.M130]=&quot;0/0&quot;);AND([.L130]=&quot;0/0&quot;;[.M1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344" calcext:value-type="float">
            <text:p>37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42.06" calcext:value-type="float">
            <text:p>44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;SOR=0.836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56,39,0</text:p>
          </table:table-cell>
          <table:table-cell office:value-type="string" calcext:value-type="string">
            <text:p>0/0:10,0:10:30:0,30,353</text:p>
          </table:table-cell>
          <table:table-cell table:formula="of:=LEFT([.J131];3)" office:value-type="string" office:string-value="1/1" calcext:value-type="string">
            <text:p>1/1</text:p>
          </table:table-cell>
          <table:table-cell table:formula="of:=LEFT([.K131];3)" office:value-type="string" office:string-value="0/0" calcext:value-type="string">
            <text:p>0/0</text:p>
          </table:table-cell>
          <table:table-cell table:formula="of:=IF(OR(AND([.L131]=&quot;1/1&quot;;[.M131]=&quot;0/0&quot;);AND([.L131]=&quot;0/0&quot;;[.M13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731" calcext:value-type="float">
            <text:p>377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87.02" calcext:value-type="float">
            <text:p>287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28.13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01,21,0</text:p>
          </table:table-cell>
          <table:table-cell office:value-type="string" calcext:value-type="string">
            <text:p>./.:.:.:.:.</text:p>
          </table:table-cell>
          <table:table-cell table:formula="of:=LEFT([.J132];3)" office:value-type="string" office:string-value="1/1" calcext:value-type="string">
            <text:p>1/1</text:p>
          </table:table-cell>
          <table:table-cell table:formula="of:=LEFT([.K132];3)" office:value-type="string" office:string-value="./." calcext:value-type="string">
            <text:p>./.</text:p>
          </table:table-cell>
          <table:table-cell table:formula="of:=IF(OR(AND([.L132]=&quot;1/1&quot;;[.M132]=&quot;0/0&quot;);AND([.L132]=&quot;0/0&quot;;[.M13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750" calcext:value-type="float">
            <text:p>377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53.05" calcext:value-type="float">
            <text:p>35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7;SOR=3.056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67,27,0</text:p>
          </table:table-cell>
          <table:table-cell office:value-type="string" calcext:value-type="string">
            <text:p>0/0:14,0:14:42:0,42,525</text:p>
          </table:table-cell>
          <table:table-cell table:formula="of:=LEFT([.J133];3)" office:value-type="string" office:string-value="1/1" calcext:value-type="string">
            <text:p>1/1</text:p>
          </table:table-cell>
          <table:table-cell table:formula="of:=LEFT([.K133];3)" office:value-type="string" office:string-value="0/0" calcext:value-type="string">
            <text:p>0/0</text:p>
          </table:table-cell>
          <table:table-cell table:formula="of:=IF(OR(AND([.L133]=&quot;1/1&quot;;[.M133]=&quot;0/0&quot;);AND([.L133]=&quot;0/0&quot;;[.M1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788" calcext:value-type="float">
            <text:p>377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4.96" calcext:value-type="float">
            <text:p>164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9;SOR=1.981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79,15,0</text:p>
          </table:table-cell>
          <table:table-cell office:value-type="string" calcext:value-type="string">
            <text:p>0/0:14,0:14:42:0,42,495</text:p>
          </table:table-cell>
          <table:table-cell table:formula="of:=LEFT([.J134];3)" office:value-type="string" office:string-value="1/1" calcext:value-type="string">
            <text:p>1/1</text:p>
          </table:table-cell>
          <table:table-cell table:formula="of:=LEFT([.K134];3)" office:value-type="string" office:string-value="0/0" calcext:value-type="string">
            <text:p>0/0</text:p>
          </table:table-cell>
          <table:table-cell table:formula="of:=IF(OR(AND([.L134]=&quot;1/1&quot;;[.M134]=&quot;0/0&quot;);AND([.L134]=&quot;0/0&quot;;[.M13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828" calcext:value-type="float">
            <text:p>378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9.67" calcext:value-type="float">
            <text:p>39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68;ExcessHet=0;FS=0;MQ=60;MQRankSum=0;QD=28.31;ReadPosRankSum=-1.265;SOR=0.399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07,0,12</text:p>
          </table:table-cell>
          <table:table-cell office:value-type="string" calcext:value-type="string">
            <text:p>0/0:12,0:12:36:0,36,448</text:p>
          </table:table-cell>
          <table:table-cell table:formula="of:=LEFT([.J135];3)" office:value-type="string" office:string-value="0/1" calcext:value-type="string">
            <text:p>0/1</text:p>
          </table:table-cell>
          <table:table-cell table:formula="of:=LEFT([.K135];3)" office:value-type="string" office:string-value="0/0" calcext:value-type="string">
            <text:p>0/0</text:p>
          </table:table-cell>
          <table:table-cell table:formula="of:=IF(OR(AND([.L135]=&quot;1/1&quot;;[.M135]=&quot;0/0&quot;);AND([.L135]=&quot;0/0&quot;;[.M13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832" calcext:value-type="float">
            <text:p>378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99.67" calcext:value-type="float">
            <text:p>39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036;ExcessHet=0;FS=0;MQ=60;MQRankSum=0;QD=35.21;ReadPosRankSum=-1.036;SOR=0.399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07,0,12</text:p>
          </table:table-cell>
          <table:table-cell office:value-type="string" calcext:value-type="string">
            <text:p>0/0:12,0:12:36:0,36,436</text:p>
          </table:table-cell>
          <table:table-cell table:formula="of:=LEFT([.J136];3)" office:value-type="string" office:string-value="0/1" calcext:value-type="string">
            <text:p>0/1</text:p>
          </table:table-cell>
          <table:table-cell table:formula="of:=LEFT([.K136];3)" office:value-type="string" office:string-value="0/0" calcext:value-type="string">
            <text:p>0/0</text:p>
          </table:table-cell>
          <table:table-cell table:formula="of:=IF(OR(AND([.L136]=&quot;1/1&quot;;[.M136]=&quot;0/0&quot;);AND([.L136]=&quot;0/0&quot;;[.M13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833" calcext:value-type="float">
            <text:p>378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67.65" calcext:value-type="float">
            <text:p>367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24;ExcessHet=0;FS=0;MQ=60;MQRankSum=0;QD=35.18;ReadPosRankSum=-1.036;SOR=0.569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15:375,0,15</text:p>
          </table:table-cell>
          <table:table-cell office:value-type="string" calcext:value-type="string">
            <text:p>0/0:12,0:12:36:0,36,441</text:p>
          </table:table-cell>
          <table:table-cell table:formula="of:=LEFT([.J137];3)" office:value-type="string" office:string-value="0/1" calcext:value-type="string">
            <text:p>0/1</text:p>
          </table:table-cell>
          <table:table-cell table:formula="of:=LEFT([.K137];3)" office:value-type="string" office:string-value="0/0" calcext:value-type="string">
            <text:p>0/0</text:p>
          </table:table-cell>
          <table:table-cell table:formula="of:=IF(OR(AND([.L137]=&quot;1/1&quot;;[.M137]=&quot;0/0&quot;);AND([.L137]=&quot;0/0&quot;;[.M13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859" calcext:value-type="float">
            <text:p>378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99.31" calcext:value-type="float">
            <text:p>399.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91;ExcessHet=0;FS=0;MQ=60;MQRankSum=0;QD=30.72;ReadPosRankSum=-0.669;SOR=0.941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2:13:2:408,2,0</text:p>
          </table:table-cell>
          <table:table-cell office:value-type="string" calcext:value-type="string">
            <text:p>0/0:14,0:14:42:0,42,522</text:p>
          </table:table-cell>
          <table:table-cell table:formula="of:=LEFT([.J138];3)" office:value-type="string" office:string-value="1/1" calcext:value-type="string">
            <text:p>1/1</text:p>
          </table:table-cell>
          <table:table-cell table:formula="of:=LEFT([.K138];3)" office:value-type="string" office:string-value="0/0" calcext:value-type="string">
            <text:p>0/0</text:p>
          </table:table-cell>
          <table:table-cell table:formula="of:=IF(OR(AND([.L138]=&quot;1/1&quot;;[.M138]=&quot;0/0&quot;);AND([.L138]=&quot;0/0&quot;;[.M1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970" calcext:value-type="float">
            <text:p>379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78.64" calcext:value-type="float">
            <text:p>278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49;ExcessHet=0;FS=7.404;MQ=60;MQRankSum=0;QD=25.33;ReadPosRankSum=0;SOR=1.155;DP=2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9:11:38:286,0,38</text:p>
          </table:table-cell>
          <table:table-cell office:value-type="string" calcext:value-type="string">
            <text:p>0/0:16,0:16:48:0,48,595</text:p>
          </table:table-cell>
          <table:table-cell table:formula="of:=LEFT([.J139];3)" office:value-type="string" office:string-value="0/1" calcext:value-type="string">
            <text:p>0/1</text:p>
          </table:table-cell>
          <table:table-cell table:formula="of:=LEFT([.K139];3)" office:value-type="string" office:string-value="0/0" calcext:value-type="string">
            <text:p>0/0</text:p>
          </table:table-cell>
          <table:table-cell table:formula="of:=IF(OR(AND([.L139]=&quot;1/1&quot;;[.M139]=&quot;0/0&quot;);AND([.L139]=&quot;0/0&quot;;[.M13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984" calcext:value-type="float">
            <text:p>379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92.64" calcext:value-type="float">
            <text:p>292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473;ExcessHet=0;FS=3.424;MQ=60;MQRankSum=0;QD=26.6;ReadPosRankSum=-0.447;SOR=0.439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9:11:39:300,0,39</text:p>
          </table:table-cell>
          <table:table-cell office:value-type="string" calcext:value-type="string">
            <text:p>0/0:15,0:15:45:0,45,503</text:p>
          </table:table-cell>
          <table:table-cell table:formula="of:=LEFT([.J140];3)" office:value-type="string" office:string-value="0/1" calcext:value-type="string">
            <text:p>0/1</text:p>
          </table:table-cell>
          <table:table-cell table:formula="of:=LEFT([.K140];3)" office:value-type="string" office:string-value="0/0" calcext:value-type="string">
            <text:p>0/0</text:p>
          </table:table-cell>
          <table:table-cell table:formula="of:=IF(OR(AND([.L140]=&quot;1/1&quot;;[.M140]=&quot;0/0&quot;);AND([.L140]=&quot;0/0&quot;;[.M1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001" calcext:value-type="float">
            <text:p>38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8.64" calcext:value-type="float">
            <text:p>308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72;ExcessHet=0;FS=3.424;MQ=60;MQRankSum=0;QD=25.72;ReadPosRankSum=-0.538;SOR=0.728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0:12:36:316,0,36</text:p>
          </table:table-cell>
          <table:table-cell office:value-type="string" calcext:value-type="string">
            <text:p>0/0:13,0:13:39:0,39,485</text:p>
          </table:table-cell>
          <table:table-cell table:formula="of:=LEFT([.J141];3)" office:value-type="string" office:string-value="0/1" calcext:value-type="string">
            <text:p>0/1</text:p>
          </table:table-cell>
          <table:table-cell table:formula="of:=LEFT([.K141];3)" office:value-type="string" office:string-value="0/0" calcext:value-type="string">
            <text:p>0/0</text:p>
          </table:table-cell>
          <table:table-cell table:formula="of:=IF(OR(AND([.L141]=&quot;1/1&quot;;[.M141]=&quot;0/0&quot;);AND([.L141]=&quot;0/0&quot;;[.M1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017" calcext:value-type="float">
            <text:p>380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float" office:value="264.64" calcext:value-type="float">
            <text:p>264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21;ExcessHet=0;FS=0;MQ=60;MQRankSum=0;QD=29.4;ReadPosRankSum=-1.593;SOR=0.223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0:272,0,10</text:p>
          </table:table-cell>
          <table:table-cell office:value-type="string" calcext:value-type="string">
            <text:p>0/0:13,0:13:39:0,39,476</text:p>
          </table:table-cell>
          <table:table-cell table:formula="of:=LEFT([.J142];3)" office:value-type="string" office:string-value="0/1" calcext:value-type="string">
            <text:p>0/1</text:p>
          </table:table-cell>
          <table:table-cell table:formula="of:=LEFT([.K142];3)" office:value-type="string" office:string-value="0/0" calcext:value-type="string">
            <text:p>0/0</text:p>
          </table:table-cell>
          <table:table-cell table:formula="of:=IF(OR(AND([.L142]=&quot;1/1&quot;;[.M142]=&quot;0/0&quot;);AND([.L142]=&quot;0/0&quot;;[.M1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70.06" calcext:value-type="float">
            <text:p>47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9;SOR=1.17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84,39,0</text:p>
          </table:table-cell>
          <table:table-cell office:value-type="string" calcext:value-type="string">
            <text:p>0/0:10,0:10:30:0,30,368</text:p>
          </table:table-cell>
          <table:table-cell table:formula="of:=LEFT([.J143];3)" office:value-type="string" office:string-value="1/1" calcext:value-type="string">
            <text:p>1/1</text:p>
          </table:table-cell>
          <table:table-cell table:formula="of:=LEFT([.K143];3)" office:value-type="string" office:string-value="0/0" calcext:value-type="string">
            <text:p>0/0</text:p>
          </table:table-cell>
          <table:table-cell table:formula="of:=IF(OR(AND([.L143]=&quot;1/1&quot;;[.M143]=&quot;0/0&quot;);AND([.L143]=&quot;0/0&quot;;[.M14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163" calcext:value-type="float">
            <text:p>38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512.06" calcext:value-type="float">
            <text:p>51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25;SOR=1.329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26,42,0</text:p>
          </table:table-cell>
          <table:table-cell office:value-type="string" calcext:value-type="string">
            <text:p>0/0:12,0:12:36:0,36,449</text:p>
          </table:table-cell>
          <table:table-cell table:formula="of:=LEFT([.J144];3)" office:value-type="string" office:string-value="1/1" calcext:value-type="string">
            <text:p>1/1</text:p>
          </table:table-cell>
          <table:table-cell table:formula="of:=LEFT([.K144];3)" office:value-type="string" office:string-value="0/0" calcext:value-type="string">
            <text:p>0/0</text:p>
          </table:table-cell>
          <table:table-cell table:formula="of:=IF(OR(AND([.L144]=&quot;1/1&quot;;[.M144]=&quot;0/0&quot;);AND([.L144]=&quot;0/0&quot;;[.M1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221" calcext:value-type="float">
            <text:p>382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float" office:value="264.77" calcext:value-type="float">
            <text:p>264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82;ExcessHet=0;FS=5.229;MQ=60;MQRankSum=0;QD=26.48;ReadPosRankSum=-0.385;SOR=1.996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4:272,0,4</text:p>
          </table:table-cell>
          <table:table-cell office:value-type="string" calcext:value-type="string">
            <text:p>0/0:8,0:8:24:0,24,275</text:p>
          </table:table-cell>
          <table:table-cell table:formula="of:=LEFT([.J145];3)" office:value-type="string" office:string-value="0/1" calcext:value-type="string">
            <text:p>0/1</text:p>
          </table:table-cell>
          <table:table-cell table:formula="of:=LEFT([.K145];3)" office:value-type="string" office:string-value="0/0" calcext:value-type="string">
            <text:p>0/0</text:p>
          </table:table-cell>
          <table:table-cell table:formula="of:=IF(OR(AND([.L145]=&quot;1/1&quot;;[.M145]=&quot;0/0&quot;);AND([.L145]=&quot;0/0&quot;;[.M14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685" calcext:value-type="float">
            <text:p>386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64.06" calcext:value-type="float">
            <text:p>36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1;SOR=0.85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78,33,0</text:p>
          </table:table-cell>
          <table:table-cell office:value-type="string" calcext:value-type="string">
            <text:p>0/0:10,0:10:29:0,29,302</text:p>
          </table:table-cell>
          <table:table-cell table:formula="of:=LEFT([.J146];3)" office:value-type="string" office:string-value="1/1" calcext:value-type="string">
            <text:p>1/1</text:p>
          </table:table-cell>
          <table:table-cell table:formula="of:=LEFT([.K146];3)" office:value-type="string" office:string-value="0/0" calcext:value-type="string">
            <text:p>0/0</text:p>
          </table:table-cell>
          <table:table-cell table:formula="of:=IF(OR(AND([.L146]=&quot;1/1&quot;;[.M146]=&quot;0/0&quot;);AND([.L146]=&quot;0/0&quot;;[.M1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132" calcext:value-type="float">
            <text:p>431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53.06" calcext:value-type="float">
            <text:p>65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86;SOR=1.112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67,45,0</text:p>
          </table:table-cell>
          <table:table-cell office:value-type="string" calcext:value-type="string">
            <text:p>0/0:11,0:11:33:0,33,380</text:p>
          </table:table-cell>
          <table:table-cell table:formula="of:=LEFT([.J147];3)" office:value-type="string" office:string-value="1/1" calcext:value-type="string">
            <text:p>1/1</text:p>
          </table:table-cell>
          <table:table-cell table:formula="of:=LEFT([.K147];3)" office:value-type="string" office:string-value="0/0" calcext:value-type="string">
            <text:p>0/0</text:p>
          </table:table-cell>
          <table:table-cell table:formula="of:=IF(OR(AND([.L147]=&quot;1/1&quot;;[.M147]=&quot;0/0&quot;);AND([.L147]=&quot;0/0&quot;;[.M14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140" calcext:value-type="float">
            <text:p>431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88.06" calcext:value-type="float">
            <text:p>68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49;SOR=1.244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2,48,0</text:p>
          </table:table-cell>
          <table:table-cell office:value-type="string" calcext:value-type="string">
            <text:p>0/0:11,0:11:33:0,33,384</text:p>
          </table:table-cell>
          <table:table-cell table:formula="of:=LEFT([.J148];3)" office:value-type="string" office:string-value="1/1" calcext:value-type="string">
            <text:p>1/1</text:p>
          </table:table-cell>
          <table:table-cell table:formula="of:=LEFT([.K148];3)" office:value-type="string" office:string-value="0/0" calcext:value-type="string">
            <text:p>0/0</text:p>
          </table:table-cell>
          <table:table-cell table:formula="of:=IF(OR(AND([.L148]=&quot;1/1&quot;;[.M148]=&quot;0/0&quot;);AND([.L148]=&quot;0/0&quot;;[.M1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163" calcext:value-type="float">
            <text:p>43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4.06" calcext:value-type="float">
            <text:p>40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7;SOR=1.445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18,36,0</text:p>
          </table:table-cell>
          <table:table-cell office:value-type="string" calcext:value-type="string">
            <text:p>0/0:10,0:10:30:0,30,368</text:p>
          </table:table-cell>
          <table:table-cell table:formula="of:=LEFT([.J149];3)" office:value-type="string" office:string-value="1/1" calcext:value-type="string">
            <text:p>1/1</text:p>
          </table:table-cell>
          <table:table-cell table:formula="of:=LEFT([.K149];3)" office:value-type="string" office:string-value="0/0" calcext:value-type="string">
            <text:p>0/0</text:p>
          </table:table-cell>
          <table:table-cell table:formula="of:=IF(OR(AND([.L149]=&quot;1/1&quot;;[.M149]=&quot;0/0&quot;);AND([.L149]=&quot;0/0&quot;;[.M1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259" calcext:value-type="float">
            <text:p>43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01.06" calcext:value-type="float">
            <text:p>70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5;SOR=0.69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15,48,0</text:p>
          </table:table-cell>
          <table:table-cell office:value-type="string" calcext:value-type="string">
            <text:p>0/0:7,0:7:21:0,21,261</text:p>
          </table:table-cell>
          <table:table-cell table:formula="of:=LEFT([.J150];3)" office:value-type="string" office:string-value="1/1" calcext:value-type="string">
            <text:p>1/1</text:p>
          </table:table-cell>
          <table:table-cell table:formula="of:=LEFT([.K150];3)" office:value-type="string" office:string-value="0/0" calcext:value-type="string">
            <text:p>0/0</text:p>
          </table:table-cell>
          <table:table-cell table:formula="of:=IF(OR(AND([.L150]=&quot;1/1&quot;;[.M150]=&quot;0/0&quot;);AND([.L150]=&quot;0/0&quot;;[.M1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264" calcext:value-type="float">
            <text:p>43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36.06" calcext:value-type="float">
            <text:p>7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88;SOR=0.804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50,51,0</text:p>
          </table:table-cell>
          <table:table-cell office:value-type="string" calcext:value-type="string">
            <text:p>0/0:6,0:6:18:0,18,220</text:p>
          </table:table-cell>
          <table:table-cell table:formula="of:=LEFT([.J151];3)" office:value-type="string" office:string-value="1/1" calcext:value-type="string">
            <text:p>1/1</text:p>
          </table:table-cell>
          <table:table-cell table:formula="of:=LEFT([.K151];3)" office:value-type="string" office:string-value="0/0" calcext:value-type="string">
            <text:p>0/0</text:p>
          </table:table-cell>
          <table:table-cell table:formula="of:=IF(OR(AND([.L151]=&quot;1/1&quot;;[.M151]=&quot;0/0&quot;);AND([.L151]=&quot;0/0&quot;;[.M1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374" calcext:value-type="float">
            <text:p>433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70.06" calcext:value-type="float">
            <text:p>47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1;SOR=0.83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84,39,0</text:p>
          </table:table-cell>
          <table:table-cell office:value-type="string" calcext:value-type="string">
            <text:p>0/0:8,0:8:24:0,24,288</text:p>
          </table:table-cell>
          <table:table-cell table:formula="of:=LEFT([.J152];3)" office:value-type="string" office:string-value="1/1" calcext:value-type="string">
            <text:p>1/1</text:p>
          </table:table-cell>
          <table:table-cell table:formula="of:=LEFT([.K152];3)" office:value-type="string" office:string-value="0/0" calcext:value-type="string">
            <text:p>0/0</text:p>
          </table:table-cell>
          <table:table-cell table:formula="of:=IF(OR(AND([.L152]=&quot;1/1&quot;;[.M152]=&quot;0/0&quot;);AND([.L152]=&quot;0/0&quot;;[.M1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429" calcext:value-type="float">
            <text:p>434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11.06" calcext:value-type="float">
            <text:p>41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4;SOR=1.085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25,30,0</text:p>
          </table:table-cell>
          <table:table-cell office:value-type="string" calcext:value-type="string">
            <text:p>0/0:11,0:11:33:0,33,421</text:p>
          </table:table-cell>
          <table:table-cell table:formula="of:=LEFT([.J153];3)" office:value-type="string" office:string-value="1/1" calcext:value-type="string">
            <text:p>1/1</text:p>
          </table:table-cell>
          <table:table-cell table:formula="of:=LEFT([.K153];3)" office:value-type="string" office:string-value="0/0" calcext:value-type="string">
            <text:p>0/0</text:p>
          </table:table-cell>
          <table:table-cell table:formula="of:=IF(OR(AND([.L153]=&quot;1/1&quot;;[.M153]=&quot;0/0&quot;);AND([.L153]=&quot;0/0&quot;;[.M1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435" calcext:value-type="float">
            <text:p>434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11.06" calcext:value-type="float">
            <text:p>41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;SOR=1.60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25,30,0</text:p>
          </table:table-cell>
          <table:table-cell office:value-type="string" calcext:value-type="string">
            <text:p>0/0:11,0:11:33:0,33,411</text:p>
          </table:table-cell>
          <table:table-cell table:formula="of:=LEFT([.J154];3)" office:value-type="string" office:string-value="1/1" calcext:value-type="string">
            <text:p>1/1</text:p>
          </table:table-cell>
          <table:table-cell table:formula="of:=LEFT([.K154];3)" office:value-type="string" office:string-value="0/0" calcext:value-type="string">
            <text:p>0/0</text:p>
          </table:table-cell>
          <table:table-cell table:formula="of:=IF(OR(AND([.L154]=&quot;1/1&quot;;[.M154]=&quot;0/0&quot;);AND([.L154]=&quot;0/0&quot;;[.M1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447" calcext:value-type="float">
            <text:p>43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9.06" calcext:value-type="float">
            <text:p>40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95;SOR=1.085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23,30,0</text:p>
          </table:table-cell>
          <table:table-cell office:value-type="string" calcext:value-type="string">
            <text:p>0/0:12,0:12:36:0,36,441</text:p>
          </table:table-cell>
          <table:table-cell table:formula="of:=LEFT([.J155];3)" office:value-type="string" office:string-value="1/1" calcext:value-type="string">
            <text:p>1/1</text:p>
          </table:table-cell>
          <table:table-cell table:formula="of:=LEFT([.K155];3)" office:value-type="string" office:string-value="0/0" calcext:value-type="string">
            <text:p>0/0</text:p>
          </table:table-cell>
          <table:table-cell table:formula="of:=IF(OR(AND([.L155]=&quot;1/1&quot;;[.M155]=&quot;0/0&quot;);AND([.L155]=&quot;0/0&quot;;[.M1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512" calcext:value-type="float">
            <text:p>435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20.06" calcext:value-type="float">
            <text:p>52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2;SOR=2.67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34,36,0</text:p>
          </table:table-cell>
          <table:table-cell office:value-type="string" calcext:value-type="string">
            <text:p>0/0:5,0:5:15:0,15,177</text:p>
          </table:table-cell>
          <table:table-cell table:formula="of:=LEFT([.J156];3)" office:value-type="string" office:string-value="1/1" calcext:value-type="string">
            <text:p>1/1</text:p>
          </table:table-cell>
          <table:table-cell table:formula="of:=LEFT([.K156];3)" office:value-type="string" office:string-value="0/0" calcext:value-type="string">
            <text:p>0/0</text:p>
          </table:table-cell>
          <table:table-cell table:formula="of:=IF(OR(AND([.L156]=&quot;1/1&quot;;[.M156]=&quot;0/0&quot;);AND([.L156]=&quot;0/0&quot;;[.M15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522" calcext:value-type="float">
            <text:p>435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5;SOR=3.44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5,0:5:15:0,15,185</text:p>
          </table:table-cell>
          <table:table-cell table:formula="of:=LEFT([.J157];3)" office:value-type="string" office:string-value="1/1" calcext:value-type="string">
            <text:p>1/1</text:p>
          </table:table-cell>
          <table:table-cell table:formula="of:=LEFT([.K157];3)" office:value-type="string" office:string-value="0/0" calcext:value-type="string">
            <text:p>0/0</text:p>
          </table:table-cell>
          <table:table-cell table:formula="of:=IF(OR(AND([.L157]=&quot;1/1&quot;;[.M157]=&quot;0/0&quot;);AND([.L157]=&quot;0/0&quot;;[.M15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539" calcext:value-type="float">
            <text:p>435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8;SOR=3.056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6,0:6:18:0,18,218</text:p>
          </table:table-cell>
          <table:table-cell table:formula="of:=LEFT([.J158];3)" office:value-type="string" office:string-value="1/1" calcext:value-type="string">
            <text:p>1/1</text:p>
          </table:table-cell>
          <table:table-cell table:formula="of:=LEFT([.K158];3)" office:value-type="string" office:string-value="0/0" calcext:value-type="string">
            <text:p>0/0</text:p>
          </table:table-cell>
          <table:table-cell table:formula="of:=IF(OR(AND([.L158]=&quot;1/1&quot;;[.M158]=&quot;0/0&quot;);AND([.L158]=&quot;0/0&quot;;[.M15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547" calcext:value-type="float">
            <text:p>435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28.65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./.:.:.:.:.</text:p>
          </table:table-cell>
          <table:table-cell table:formula="of:=LEFT([.J159];3)" office:value-type="string" office:string-value="1/1" calcext:value-type="string">
            <text:p>1/1</text:p>
          </table:table-cell>
          <table:table-cell table:formula="of:=LEFT([.K159];3)" office:value-type="string" office:string-value="./." calcext:value-type="string">
            <text:p>./.</text:p>
          </table:table-cell>
          <table:table-cell table:formula="of:=IF(OR(AND([.L159]=&quot;1/1&quot;;[.M159]=&quot;0/0&quot;);AND([.L159]=&quot;0/0&quot;;[.M15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549" calcext:value-type="float">
            <text:p>435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28.44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./.:.:.:.:.</text:p>
          </table:table-cell>
          <table:table-cell table:formula="of:=LEFT([.J160];3)" office:value-type="string" office:string-value="1/1" calcext:value-type="string">
            <text:p>1/1</text:p>
          </table:table-cell>
          <table:table-cell table:formula="of:=LEFT([.K160];3)" office:value-type="string" office:string-value="./." calcext:value-type="string">
            <text:p>./.</text:p>
          </table:table-cell>
          <table:table-cell table:formula="of:=IF(OR(AND([.L160]=&quot;1/1&quot;;[.M160]=&quot;0/0&quot;);AND([.L160]=&quot;0/0&quot;;[.M16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583" calcext:value-type="float">
            <text:p>435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35.02" calcext:value-type="float">
            <text:p>235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33.57;SOR=4.174;DP=8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49,21,0</text:p>
          </table:table-cell>
          <table:table-cell office:value-type="string" calcext:value-type="string">
            <text:p>./.:.:.:.:.</text:p>
          </table:table-cell>
          <table:table-cell table:formula="of:=LEFT([.J161];3)" office:value-type="string" office:string-value="1/1" calcext:value-type="string">
            <text:p>1/1</text:p>
          </table:table-cell>
          <table:table-cell table:formula="of:=LEFT([.K161];3)" office:value-type="string" office:string-value="./." calcext:value-type="string">
            <text:p>./.</text:p>
          </table:table-cell>
          <table:table-cell table:formula="of:=IF(OR(AND([.L161]=&quot;1/1&quot;;[.M161]=&quot;0/0&quot;);AND([.L161]=&quot;0/0&quot;;[.M16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617" calcext:value-type="float">
            <text:p>436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95;SOR=1.981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1,0:11:33:0,33,400</text:p>
          </table:table-cell>
          <table:table-cell table:formula="of:=LEFT([.J162];3)" office:value-type="string" office:string-value="1/1" calcext:value-type="string">
            <text:p>1/1</text:p>
          </table:table-cell>
          <table:table-cell table:formula="of:=LEFT([.K162];3)" office:value-type="string" office:string-value="0/0" calcext:value-type="string">
            <text:p>0/0</text:p>
          </table:table-cell>
          <table:table-cell table:formula="of:=IF(OR(AND([.L162]=&quot;1/1&quot;;[.M162]=&quot;0/0&quot;);AND([.L162]=&quot;0/0&quot;;[.M1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619" calcext:value-type="float">
            <text:p>436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TAATTTT</text:p>
          </table:table-cell>
          <table:table-cell office:value-type="string" calcext:value-type="string">
            <text:p>A</text:p>
          </table:table-cell>
          <table:table-cell office:value-type="float" office:value="210.92" calcext:value-type="float">
            <text:p>210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3;SOR=1.981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8,0:8:24:0,24,359</text:p>
          </table:table-cell>
          <table:table-cell table:formula="of:=LEFT([.J163];3)" office:value-type="string" office:string-value="1/1" calcext:value-type="string">
            <text:p>1/1</text:p>
          </table:table-cell>
          <table:table-cell table:formula="of:=LEFT([.K163];3)" office:value-type="string" office:string-value="0/0" calcext:value-type="string">
            <text:p>0/0</text:p>
          </table:table-cell>
          <table:table-cell table:formula="of:=IF(OR(AND([.L163]=&quot;1/1&quot;;[.M163]=&quot;0/0&quot;);AND([.L163]=&quot;0/0&quot;;[.M1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674" calcext:value-type="float">
            <text:p>436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T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6.33;SOR=1.17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11,24,0</text:p>
          </table:table-cell>
          <table:table-cell office:value-type="string" calcext:value-type="string">
            <text:p>0/0:6,0:6:18:0,18,241</text:p>
          </table:table-cell>
          <table:table-cell table:formula="of:=LEFT([.J164];3)" office:value-type="string" office:string-value="1/1" calcext:value-type="string">
            <text:p>1/1</text:p>
          </table:table-cell>
          <table:table-cell table:formula="of:=LEFT([.K164];3)" office:value-type="string" office:string-value="0/0" calcext:value-type="string">
            <text:p>0/0</text:p>
          </table:table-cell>
          <table:table-cell table:formula="of:=IF(OR(AND([.L164]=&quot;1/1&quot;;[.M164]=&quot;0/0&quot;);AND([.L164]=&quot;0/0&quot;;[.M1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691" calcext:value-type="float">
            <text:p>436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T</text:p>
          </table:table-cell>
          <table:table-cell office:value-type="float" office:value="139.1" calcext:value-type="float">
            <text:p>139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7;SOR=0.69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53,12,0</text:p>
          </table:table-cell>
          <table:table-cell office:value-type="string" calcext:value-type="string">
            <text:p>0/0:5,0:5:15:0,15,194</text:p>
          </table:table-cell>
          <table:table-cell table:formula="of:=LEFT([.J165];3)" office:value-type="string" office:string-value="1/1" calcext:value-type="string">
            <text:p>1/1</text:p>
          </table:table-cell>
          <table:table-cell table:formula="of:=LEFT([.K165];3)" office:value-type="string" office:string-value="0/0" calcext:value-type="string">
            <text:p>0/0</text:p>
          </table:table-cell>
          <table:table-cell table:formula="of:=IF(OR(AND([.L165]=&quot;1/1&quot;;[.M165]=&quot;0/0&quot;);AND([.L165]=&quot;0/0&quot;;[.M1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422" calcext:value-type="float">
            <text:p>444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7.32" calcext:value-type="float">
            <text:p>57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6;SOR=2.30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9,6,0</text:p>
          </table:table-cell>
          <table:table-cell office:value-type="string" calcext:value-type="string">
            <text:p>0/0:9,0:9:27:0,27,331</text:p>
          </table:table-cell>
          <table:table-cell table:formula="of:=LEFT([.J166];3)" office:value-type="string" office:string-value="1/1" calcext:value-type="string">
            <text:p>1/1</text:p>
          </table:table-cell>
          <table:table-cell table:formula="of:=LEFT([.K166];3)" office:value-type="string" office:string-value="0/0" calcext:value-type="string">
            <text:p>0/0</text:p>
          </table:table-cell>
          <table:table-cell table:formula="of:=IF(OR(AND([.L166]=&quot;1/1&quot;;[.M166]=&quot;0/0&quot;);AND([.L166]=&quot;0/0&quot;;[.M1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520" calcext:value-type="float">
            <text:p>445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09.64" calcext:value-type="float">
            <text:p>109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0;MQ=60;MQRankSum=0;QD=21.93;ReadPosRankSum=-1.282;SOR=0.223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19:117,0,19</text:p>
          </table:table-cell>
          <table:table-cell office:value-type="string" calcext:value-type="string">
            <text:p>0/0:7,0:7:21:0,21,261</text:p>
          </table:table-cell>
          <table:table-cell table:formula="of:=LEFT([.J167];3)" office:value-type="string" office:string-value="0/1" calcext:value-type="string">
            <text:p>0/1</text:p>
          </table:table-cell>
          <table:table-cell table:formula="of:=LEFT([.K167];3)" office:value-type="string" office:string-value="0/0" calcext:value-type="string">
            <text:p>0/0</text:p>
          </table:table-cell>
          <table:table-cell table:formula="of:=IF(OR(AND([.L167]=&quot;1/1&quot;;[.M167]=&quot;0/0&quot;);AND([.L167]=&quot;0/0&quot;;[.M16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303" calcext:value-type="float">
            <text:p>453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30.06" calcext:value-type="float">
            <text:p>43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31;SOR=2.67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44,36,0</text:p>
          </table:table-cell>
          <table:table-cell office:value-type="string" calcext:value-type="string">
            <text:p>0/0:8,0:8:24:0,24,272</text:p>
          </table:table-cell>
          <table:table-cell table:formula="of:=LEFT([.J168];3)" office:value-type="string" office:string-value="1/1" calcext:value-type="string">
            <text:p>1/1</text:p>
          </table:table-cell>
          <table:table-cell table:formula="of:=LEFT([.K168];3)" office:value-type="string" office:string-value="0/0" calcext:value-type="string">
            <text:p>0/0</text:p>
          </table:table-cell>
          <table:table-cell table:formula="of:=IF(OR(AND([.L168]=&quot;1/1&quot;;[.M168]=&quot;0/0&quot;);AND([.L168]=&quot;0/0&quot;;[.M1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426" calcext:value-type="float">
            <text:p>454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9.05" calcext:value-type="float">
            <text:p>319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9;SOR=3.056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33,27,0</text:p>
          </table:table-cell>
          <table:table-cell office:value-type="string" calcext:value-type="string">
            <text:p>0/0:10,0:10:30:0,30,370</text:p>
          </table:table-cell>
          <table:table-cell table:formula="of:=LEFT([.J169];3)" office:value-type="string" office:string-value="1/1" calcext:value-type="string">
            <text:p>1/1</text:p>
          </table:table-cell>
          <table:table-cell table:formula="of:=LEFT([.K169];3)" office:value-type="string" office:string-value="0/0" calcext:value-type="string">
            <text:p>0/0</text:p>
          </table:table-cell>
          <table:table-cell table:formula="of:=IF(OR(AND([.L169]=&quot;1/1&quot;;[.M169]=&quot;0/0&quot;);AND([.L169]=&quot;0/0&quot;;[.M1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458" calcext:value-type="float">
            <text:p>454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83.05" calcext:value-type="float">
            <text:p>38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5;SOR=2.093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97,27,0</text:p>
          </table:table-cell>
          <table:table-cell office:value-type="string" calcext:value-type="string">
            <text:p>0/0:10,0:10:30:0,30,361</text:p>
          </table:table-cell>
          <table:table-cell table:formula="of:=LEFT([.J170];3)" office:value-type="string" office:string-value="1/1" calcext:value-type="string">
            <text:p>1/1</text:p>
          </table:table-cell>
          <table:table-cell table:formula="of:=LEFT([.K170];3)" office:value-type="string" office:string-value="0/0" calcext:value-type="string">
            <text:p>0/0</text:p>
          </table:table-cell>
          <table:table-cell table:formula="of:=IF(OR(AND([.L170]=&quot;1/1&quot;;[.M170]=&quot;0/0&quot;);AND([.L170]=&quot;0/0&quot;;[.M1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471" calcext:value-type="float">
            <text:p>454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GTGAGCCCCACCGCT</text:p>
          </table:table-cell>
          <table:table-cell office:value-type="string" calcext:value-type="string">
            <text:p>A</text:p>
          </table:table-cell>
          <table:table-cell office:value-type="float" office:value="428.02" calcext:value-type="float">
            <text:p>42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3;SOR=2.30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2,30,0</text:p>
          </table:table-cell>
          <table:table-cell office:value-type="string" calcext:value-type="string">
            <text:p>0/0:11,0:11:33:0,33,481</text:p>
          </table:table-cell>
          <table:table-cell table:formula="of:=LEFT([.J171];3)" office:value-type="string" office:string-value="1/1" calcext:value-type="string">
            <text:p>1/1</text:p>
          </table:table-cell>
          <table:table-cell table:formula="of:=LEFT([.K171];3)" office:value-type="string" office:string-value="0/0" calcext:value-type="string">
            <text:p>0/0</text:p>
          </table:table-cell>
          <table:table-cell table:formula="of:=IF(OR(AND([.L171]=&quot;1/1&quot;;[.M171]=&quot;0/0&quot;);AND([.L171]=&quot;0/0&quot;;[.M1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532" calcext:value-type="float">
            <text:p>455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97.06" calcext:value-type="float">
            <text:p>49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4;SOR=0.69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11,42,0</text:p>
          </table:table-cell>
          <table:table-cell office:value-type="string" calcext:value-type="string">
            <text:p>0/0:6,0:6:18:0,18,220</text:p>
          </table:table-cell>
          <table:table-cell table:formula="of:=LEFT([.J172];3)" office:value-type="string" office:string-value="1/1" calcext:value-type="string">
            <text:p>1/1</text:p>
          </table:table-cell>
          <table:table-cell table:formula="of:=LEFT([.K172];3)" office:value-type="string" office:string-value="0/0" calcext:value-type="string">
            <text:p>0/0</text:p>
          </table:table-cell>
          <table:table-cell table:formula="of:=IF(OR(AND([.L172]=&quot;1/1&quot;;[.M172]=&quot;0/0&quot;);AND([.L172]=&quot;0/0&quot;;[.M1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563" calcext:value-type="float">
            <text:p>455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89.06" calcext:value-type="float">
            <text:p>68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6;SOR=0.69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3,48,0</text:p>
          </table:table-cell>
          <table:table-cell office:value-type="string" calcext:value-type="string">
            <text:p>0/0:4,0:4:12:0,12,127</text:p>
          </table:table-cell>
          <table:table-cell table:formula="of:=LEFT([.J173];3)" office:value-type="string" office:string-value="1/1" calcext:value-type="string">
            <text:p>1/1</text:p>
          </table:table-cell>
          <table:table-cell table:formula="of:=LEFT([.K173];3)" office:value-type="string" office:string-value="0/0" calcext:value-type="string">
            <text:p>0/0</text:p>
          </table:table-cell>
          <table:table-cell table:formula="of:=IF(OR(AND([.L173]=&quot;1/1&quot;;[.M173]=&quot;0/0&quot;);AND([.L173]=&quot;0/0&quot;;[.M1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588" calcext:value-type="float">
            <text:p>455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18.06" calcext:value-type="float">
            <text:p>91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41;SOR=0.874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2:22:66:932,66,0</text:p>
          </table:table-cell>
          <table:table-cell office:value-type="string" calcext:value-type="string">
            <text:p>0/0:3,0:3:9:0,9,111</text:p>
          </table:table-cell>
          <table:table-cell table:formula="of:=LEFT([.J174];3)" office:value-type="string" office:string-value="1/1" calcext:value-type="string">
            <text:p>1/1</text:p>
          </table:table-cell>
          <table:table-cell table:formula="of:=LEFT([.K174];3)" office:value-type="string" office:string-value="0/0" calcext:value-type="string">
            <text:p>0/0</text:p>
          </table:table-cell>
          <table:table-cell table:formula="of:=IF(OR(AND([.L174]=&quot;1/1&quot;;[.M174]=&quot;0/0&quot;);AND([.L174]=&quot;0/0&quot;;[.M1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648" calcext:value-type="float">
            <text:p>456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66.06" calcext:value-type="float">
            <text:p>56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;SOR=0.69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580,48,0</text:p>
          </table:table-cell>
          <table:table-cell office:value-type="string" calcext:value-type="string">
            <text:p>0/0:5,0:5:15:0,15,191</text:p>
          </table:table-cell>
          <table:table-cell table:formula="of:=LEFT([.J175];3)" office:value-type="string" office:string-value="1/1" calcext:value-type="string">
            <text:p>1/1</text:p>
          </table:table-cell>
          <table:table-cell table:formula="of:=LEFT([.K175];3)" office:value-type="string" office:string-value="0/0" calcext:value-type="string">
            <text:p>0/0</text:p>
          </table:table-cell>
          <table:table-cell table:formula="of:=IF(OR(AND([.L175]=&quot;1/1&quot;;[.M175]=&quot;0/0&quot;);AND([.L175]=&quot;0/0&quot;;[.M1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679" calcext:value-type="float">
            <text:p>456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06.06" calcext:value-type="float">
            <text:p>50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19;SOR=1.765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20,42,0</text:p>
          </table:table-cell>
          <table:table-cell office:value-type="string" calcext:value-type="string">
            <text:p>0/0:8,0:8:24:0,24,301</text:p>
          </table:table-cell>
          <table:table-cell table:formula="of:=LEFT([.J176];3)" office:value-type="string" office:string-value="1/1" calcext:value-type="string">
            <text:p>1/1</text:p>
          </table:table-cell>
          <table:table-cell table:formula="of:=LEFT([.K176];3)" office:value-type="string" office:string-value="0/0" calcext:value-type="string">
            <text:p>0/0</text:p>
          </table:table-cell>
          <table:table-cell table:formula="of:=IF(OR(AND([.L176]=&quot;1/1&quot;;[.M176]=&quot;0/0&quot;);AND([.L176]=&quot;0/0&quot;;[.M1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23" calcext:value-type="float">
            <text:p>457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04.67" calcext:value-type="float">
            <text:p>404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824;ExcessHet=0;FS=5.643;MQ=60;MQRankSum=0;QD=30.73;ReadPosRankSum=0.316;SOR=2.225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2,0,12</text:p>
          </table:table-cell>
          <table:table-cell office:value-type="string" calcext:value-type="string">
            <text:p>0/0:11,0:11:33:0,33,406</text:p>
          </table:table-cell>
          <table:table-cell table:formula="of:=LEFT([.J177];3)" office:value-type="string" office:string-value="0/1" calcext:value-type="string">
            <text:p>0/1</text:p>
          </table:table-cell>
          <table:table-cell table:formula="of:=LEFT([.K177];3)" office:value-type="string" office:string-value="0/0" calcext:value-type="string">
            <text:p>0/0</text:p>
          </table:table-cell>
          <table:table-cell table:formula="of:=IF(OR(AND([.L177]=&quot;1/1&quot;;[.M177]=&quot;0/0&quot;);AND([.L177]=&quot;0/0&quot;;[.M17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28" calcext:value-type="float">
            <text:p>457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04.67" calcext:value-type="float">
            <text:p>404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036;ExcessHet=0;FS=5.643;MQ=60;MQRankSum=0;QD=26.72;ReadPosRankSum=0.385;SOR=2.225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2,0,12</text:p>
          </table:table-cell>
          <table:table-cell office:value-type="string" calcext:value-type="string">
            <text:p>0/0:11,0:11:33:0,33,397</text:p>
          </table:table-cell>
          <table:table-cell table:formula="of:=LEFT([.J178];3)" office:value-type="string" office:string-value="0/1" calcext:value-type="string">
            <text:p>0/1</text:p>
          </table:table-cell>
          <table:table-cell table:formula="of:=LEFT([.K178];3)" office:value-type="string" office:string-value="0/0" calcext:value-type="string">
            <text:p>0/0</text:p>
          </table:table-cell>
          <table:table-cell table:formula="of:=IF(OR(AND([.L178]=&quot;1/1&quot;;[.M178]=&quot;0/0&quot;);AND([.L178]=&quot;0/0&quot;;[.M17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34" calcext:value-type="float">
            <text:p>457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67.65" calcext:value-type="float">
            <text:p>367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85;ExcessHet=0;FS=6.99;MQ=60;MQRankSum=0;QD=24.84;ReadPosRankSum=-0.674;SOR=3.02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15:375,0,15</text:p>
          </table:table-cell>
          <table:table-cell office:value-type="string" calcext:value-type="string">
            <text:p>0/0:13,0:13:39:0,39,470</text:p>
          </table:table-cell>
          <table:table-cell table:formula="of:=LEFT([.J179];3)" office:value-type="string" office:string-value="0/1" calcext:value-type="string">
            <text:p>0/1</text:p>
          </table:table-cell>
          <table:table-cell table:formula="of:=LEFT([.K179];3)" office:value-type="string" office:string-value="0/0" calcext:value-type="string">
            <text:p>0/0</text:p>
          </table:table-cell>
          <table:table-cell table:formula="of:=IF(OR(AND([.L179]=&quot;1/1&quot;;[.M179]=&quot;0/0&quot;);AND([.L179]=&quot;0/0&quot;;[.M17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67" calcext:value-type="float">
            <text:p>457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82;ExcessHet=0;FS=6.99;MQ=60;MQRankSum=0;QD=31.53;ReadPosRankSum=-0.524;SOR=3.229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9,0:9:27:0,27,310</text:p>
          </table:table-cell>
          <table:table-cell table:formula="of:=LEFT([.J180];3)" office:value-type="string" office:string-value="0/1" calcext:value-type="string">
            <text:p>0/1</text:p>
          </table:table-cell>
          <table:table-cell table:formula="of:=LEFT([.K180];3)" office:value-type="string" office:string-value="0/0" calcext:value-type="string">
            <text:p>0/0</text:p>
          </table:table-cell>
          <table:table-cell table:formula="of:=IF(OR(AND([.L180]=&quot;1/1&quot;;[.M180]=&quot;0/0&quot;);AND([.L180]=&quot;0/0&quot;;[.M18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71" calcext:value-type="float">
            <text:p>457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6.99;MQ=60;MQRankSum=0;QD=31.53;ReadPosRankSum=-0.524;SOR=3.229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9,0:9:27:0,27,290</text:p>
          </table:table-cell>
          <table:table-cell table:formula="of:=LEFT([.J181];3)" office:value-type="string" office:string-value="0/1" calcext:value-type="string">
            <text:p>0/1</text:p>
          </table:table-cell>
          <table:table-cell table:formula="of:=LEFT([.K181];3)" office:value-type="string" office:string-value="0/0" calcext:value-type="string">
            <text:p>0/0</text:p>
          </table:table-cell>
          <table:table-cell table:formula="of:=IF(OR(AND([.L181]=&quot;1/1&quot;;[.M181]=&quot;0/0&quot;);AND([.L181]=&quot;0/0&quot;;[.M1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81" calcext:value-type="float">
            <text:p>457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5;ExcessHet=0;FS=6.99;MQ=60;MQRankSum=0;QD=31.53;ReadPosRankSum=0.319;SOR=3.229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10,0:10:30:0,30,329</text:p>
          </table:table-cell>
          <table:table-cell table:formula="of:=LEFT([.J182];3)" office:value-type="string" office:string-value="0/1" calcext:value-type="string">
            <text:p>0/1</text:p>
          </table:table-cell>
          <table:table-cell table:formula="of:=LEFT([.K182];3)" office:value-type="string" office:string-value="0/0" calcext:value-type="string">
            <text:p>0/0</text:p>
          </table:table-cell>
          <table:table-cell table:formula="of:=IF(OR(AND([.L182]=&quot;1/1&quot;;[.M182]=&quot;0/0&quot;);AND([.L182]=&quot;0/0&quot;;[.M1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82" calcext:value-type="float">
            <text:p>457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74;ExcessHet=0;FS=6.021;MQ=60;MQRankSum=0;QD=28.91;ReadPosRankSum=0.319;SOR=2.788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0,0:10:30:0,30,315</text:p>
          </table:table-cell>
          <table:table-cell table:formula="of:=LEFT([.J183];3)" office:value-type="string" office:string-value="0/1" calcext:value-type="string">
            <text:p>0/1</text:p>
          </table:table-cell>
          <table:table-cell table:formula="of:=LEFT([.K183];3)" office:value-type="string" office:string-value="0/0" calcext:value-type="string">
            <text:p>0/0</text:p>
          </table:table-cell>
          <table:table-cell table:formula="of:=IF(OR(AND([.L183]=&quot;1/1&quot;;[.M183]=&quot;0/0&quot;);AND([.L183]=&quot;0/0&quot;;[.M18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83" calcext:value-type="float">
            <text:p>457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5;ExcessHet=0;FS=6.99;MQ=60;MQRankSum=0;QD=31.53;ReadPosRankSum=0.319;SOR=3.229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10,0:10:30:0,30,337</text:p>
          </table:table-cell>
          <table:table-cell table:formula="of:=LEFT([.J184];3)" office:value-type="string" office:string-value="0/1" calcext:value-type="string">
            <text:p>0/1</text:p>
          </table:table-cell>
          <table:table-cell table:formula="of:=LEFT([.K184];3)" office:value-type="string" office:string-value="0/0" calcext:value-type="string">
            <text:p>0/0</text:p>
          </table:table-cell>
          <table:table-cell table:formula="of:=IF(OR(AND([.L184]=&quot;1/1&quot;;[.M184]=&quot;0/0&quot;);AND([.L184]=&quot;0/0&quot;;[.M18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797" calcext:value-type="float">
            <text:p>457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83.64" calcext:value-type="float">
            <text:p>28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6.021;MQ=60;MQRankSum=0;QD=25.31;SOR=2.526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8,0:8:24:0,24,236</text:p>
          </table:table-cell>
          <table:table-cell table:formula="of:=LEFT([.J185];3)" office:value-type="string" office:string-value="0/1" calcext:value-type="string">
            <text:p>0/1</text:p>
          </table:table-cell>
          <table:table-cell table:formula="of:=LEFT([.K185];3)" office:value-type="string" office:string-value="0/0" calcext:value-type="string">
            <text:p>0/0</text:p>
          </table:table-cell>
          <table:table-cell table:formula="of:=IF(OR(AND([.L185]=&quot;1/1&quot;;[.M185]=&quot;0/0&quot;);AND([.L185]=&quot;0/0&quot;;[.M18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801" calcext:value-type="float">
            <text:p>458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3;SOR=2.30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8,0:8:24:0,24,269</text:p>
          </table:table-cell>
          <table:table-cell table:formula="of:=LEFT([.J186];3)" office:value-type="string" office:string-value="1/1" calcext:value-type="string">
            <text:p>1/1</text:p>
          </table:table-cell>
          <table:table-cell table:formula="of:=LEFT([.K186];3)" office:value-type="string" office:string-value="0/0" calcext:value-type="string">
            <text:p>0/0</text:p>
          </table:table-cell>
          <table:table-cell table:formula="of:=IF(OR(AND([.L186]=&quot;1/1&quot;;[.M186]=&quot;0/0&quot;);AND([.L186]=&quot;0/0&quot;;[.M1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827" calcext:value-type="float">
            <text:p>458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38;SOR=3.056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9,0:9:27:0,27,324</text:p>
          </table:table-cell>
          <table:table-cell table:formula="of:=LEFT([.J187];3)" office:value-type="string" office:string-value="1/1" calcext:value-type="string">
            <text:p>1/1</text:p>
          </table:table-cell>
          <table:table-cell table:formula="of:=LEFT([.K187];3)" office:value-type="string" office:string-value="0/0" calcext:value-type="string">
            <text:p>0/0</text:p>
          </table:table-cell>
          <table:table-cell table:formula="of:=IF(OR(AND([.L187]=&quot;1/1&quot;;[.M187]=&quot;0/0&quot;);AND([.L187]=&quot;0/0&quot;;[.M18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839" calcext:value-type="float">
            <text:p>458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32;SOR=2.494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7,0:7:21:0,21,261</text:p>
          </table:table-cell>
          <table:table-cell table:formula="of:=LEFT([.J188];3)" office:value-type="string" office:string-value="1/1" calcext:value-type="string">
            <text:p>1/1</text:p>
          </table:table-cell>
          <table:table-cell table:formula="of:=LEFT([.K188];3)" office:value-type="string" office:string-value="0/0" calcext:value-type="string">
            <text:p>0/0</text:p>
          </table:table-cell>
          <table:table-cell table:formula="of:=IF(OR(AND([.L188]=&quot;1/1&quot;;[.M188]=&quot;0/0&quot;);AND([.L188]=&quot;0/0&quot;;[.M18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844" calcext:value-type="float">
            <text:p>458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2;SOR=2.494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7,0:7:21:0,21,254</text:p>
          </table:table-cell>
          <table:table-cell table:formula="of:=LEFT([.J189];3)" office:value-type="string" office:string-value="1/1" calcext:value-type="string">
            <text:p>1/1</text:p>
          </table:table-cell>
          <table:table-cell table:formula="of:=LEFT([.K189];3)" office:value-type="string" office:string-value="0/0" calcext:value-type="string">
            <text:p>0/0</text:p>
          </table:table-cell>
          <table:table-cell table:formula="of:=IF(OR(AND([.L189]=&quot;1/1&quot;;[.M189]=&quot;0/0&quot;);AND([.L189]=&quot;0/0&quot;;[.M18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865" calcext:value-type="float">
            <text:p>458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;SOR=2.67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8,0:8:24:0,24,294</text:p>
          </table:table-cell>
          <table:table-cell table:formula="of:=LEFT([.J190];3)" office:value-type="string" office:string-value="1/1" calcext:value-type="string">
            <text:p>1/1</text:p>
          </table:table-cell>
          <table:table-cell table:formula="of:=LEFT([.K190];3)" office:value-type="string" office:string-value="0/0" calcext:value-type="string">
            <text:p>0/0</text:p>
          </table:table-cell>
          <table:table-cell table:formula="of:=IF(OR(AND([.L190]=&quot;1/1&quot;;[.M190]=&quot;0/0&quot;);AND([.L190]=&quot;0/0&quot;;[.M1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866" calcext:value-type="float">
            <text:p>458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4;SOR=2.67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8,0:8:24:0,24,293</text:p>
          </table:table-cell>
          <table:table-cell table:formula="of:=LEFT([.J191];3)" office:value-type="string" office:string-value="1/1" calcext:value-type="string">
            <text:p>1/1</text:p>
          </table:table-cell>
          <table:table-cell table:formula="of:=LEFT([.K191];3)" office:value-type="string" office:string-value="0/0" calcext:value-type="string">
            <text:p>0/0</text:p>
          </table:table-cell>
          <table:table-cell table:formula="of:=IF(OR(AND([.L191]=&quot;1/1&quot;;[.M191]=&quot;0/0&quot;);AND([.L191]=&quot;0/0&quot;;[.M1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918" calcext:value-type="float">
            <text:p>459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9.06" calcext:value-type="float">
            <text:p>39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96;SOR=2.30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13,30,0</text:p>
          </table:table-cell>
          <table:table-cell office:value-type="string" calcext:value-type="string">
            <text:p>0/0:5,0:5:15:0,15,150</text:p>
          </table:table-cell>
          <table:table-cell table:formula="of:=LEFT([.J192];3)" office:value-type="string" office:string-value="1/1" calcext:value-type="string">
            <text:p>1/1</text:p>
          </table:table-cell>
          <table:table-cell table:formula="of:=LEFT([.K192];3)" office:value-type="string" office:string-value="0/0" calcext:value-type="string">
            <text:p>0/0</text:p>
          </table:table-cell>
          <table:table-cell table:formula="of:=IF(OR(AND([.L192]=&quot;1/1&quot;;[.M192]=&quot;0/0&quot;);AND([.L192]=&quot;0/0&quot;;[.M19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929" calcext:value-type="float">
            <text:p>459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T</text:p>
          </table:table-cell>
          <table:table-cell office:value-type="float" office:value="362.01" calcext:value-type="float">
            <text:p>362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28;SOR=2.0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76,27,0</text:p>
          </table:table-cell>
          <table:table-cell office:value-type="string" calcext:value-type="string">
            <text:p>0/0:6,0:6:18:0,18,227</text:p>
          </table:table-cell>
          <table:table-cell table:formula="of:=LEFT([.J193];3)" office:value-type="string" office:string-value="1/1" calcext:value-type="string">
            <text:p>1/1</text:p>
          </table:table-cell>
          <table:table-cell table:formula="of:=LEFT([.K193];3)" office:value-type="string" office:string-value="0/0" calcext:value-type="string">
            <text:p>0/0</text:p>
          </table:table-cell>
          <table:table-cell table:formula="of:=IF(OR(AND([.L193]=&quot;1/1&quot;;[.M193]=&quot;0/0&quot;);AND([.L193]=&quot;0/0&quot;;[.M1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954" calcext:value-type="float">
            <text:p>459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</text:p>
          </table:table-cell>
          <table:table-cell office:value-type="float" office:value="153.1" calcext:value-type="float">
            <text:p>153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8;SOR=1.60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67,12,0</text:p>
          </table:table-cell>
          <table:table-cell office:value-type="string" calcext:value-type="string">
            <text:p>0/0:8,0:8:24:0,24,328</text:p>
          </table:table-cell>
          <table:table-cell table:formula="of:=LEFT([.J194];3)" office:value-type="string" office:string-value="1/1" calcext:value-type="string">
            <text:p>1/1</text:p>
          </table:table-cell>
          <table:table-cell table:formula="of:=LEFT([.K194];3)" office:value-type="string" office:string-value="0/0" calcext:value-type="string">
            <text:p>0/0</text:p>
          </table:table-cell>
          <table:table-cell table:formula="of:=IF(OR(AND([.L194]=&quot;1/1&quot;;[.M194]=&quot;0/0&quot;);AND([.L194]=&quot;0/0&quot;;[.M1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149" calcext:value-type="float">
            <text:p>46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74;SOR=0.69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7,0:7:21:0,21,241</text:p>
          </table:table-cell>
          <table:table-cell table:formula="of:=LEFT([.J195];3)" office:value-type="string" office:string-value="1/1" calcext:value-type="string">
            <text:p>1/1</text:p>
          </table:table-cell>
          <table:table-cell table:formula="of:=LEFT([.K195];3)" office:value-type="string" office:string-value="0/0" calcext:value-type="string">
            <text:p>0/0</text:p>
          </table:table-cell>
          <table:table-cell table:formula="of:=IF(OR(AND([.L195]=&quot;1/1&quot;;[.M195]=&quot;0/0&quot;);AND([.L195]=&quot;0/0&quot;;[.M1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150" calcext:value-type="float">
            <text:p>46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9;SOR=0.69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5,0:5:15:0,15,150</text:p>
          </table:table-cell>
          <table:table-cell table:formula="of:=LEFT([.J196];3)" office:value-type="string" office:string-value="1/1" calcext:value-type="string">
            <text:p>1/1</text:p>
          </table:table-cell>
          <table:table-cell table:formula="of:=LEFT([.K196];3)" office:value-type="string" office:string-value="0/0" calcext:value-type="string">
            <text:p>0/0</text:p>
          </table:table-cell>
          <table:table-cell table:formula="of:=IF(OR(AND([.L196]=&quot;1/1&quot;;[.M196]=&quot;0/0&quot;);AND([.L196]=&quot;0/0&quot;;[.M1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159" calcext:value-type="float">
            <text:p>461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06;SOR=0.69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5,0:5:15:0,15,152</text:p>
          </table:table-cell>
          <table:table-cell table:formula="of:=LEFT([.J197];3)" office:value-type="string" office:string-value="1/1" calcext:value-type="string">
            <text:p>1/1</text:p>
          </table:table-cell>
          <table:table-cell table:formula="of:=LEFT([.K197];3)" office:value-type="string" office:string-value="0/0" calcext:value-type="string">
            <text:p>0/0</text:p>
          </table:table-cell>
          <table:table-cell table:formula="of:=IF(OR(AND([.L197]=&quot;1/1&quot;;[.M197]=&quot;0/0&quot;);AND([.L197]=&quot;0/0&quot;;[.M1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173" calcext:value-type="float">
            <text:p>46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4;SOR=0.69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5,0:5:15:0,15,187</text:p>
          </table:table-cell>
          <table:table-cell table:formula="of:=LEFT([.J198];3)" office:value-type="string" office:string-value="1/1" calcext:value-type="string">
            <text:p>1/1</text:p>
          </table:table-cell>
          <table:table-cell table:formula="of:=LEFT([.K198];3)" office:value-type="string" office:string-value="0/0" calcext:value-type="string">
            <text:p>0/0</text:p>
          </table:table-cell>
          <table:table-cell table:formula="of:=IF(OR(AND([.L198]=&quot;1/1&quot;;[.M198]=&quot;0/0&quot;);AND([.L198]=&quot;0/0&quot;;[.M1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200" calcext:value-type="float">
            <text:p>46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0.29;SOR=2.30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3,0:3:9:0,9,135</text:p>
          </table:table-cell>
          <table:table-cell table:formula="of:=LEFT([.J199];3)" office:value-type="string" office:string-value="1/1" calcext:value-type="string">
            <text:p>1/1</text:p>
          </table:table-cell>
          <table:table-cell table:formula="of:=LEFT([.K199];3)" office:value-type="string" office:string-value="0/0" calcext:value-type="string">
            <text:p>0/0</text:p>
          </table:table-cell>
          <table:table-cell table:formula="of:=IF(OR(AND([.L199]=&quot;1/1&quot;;[.M199]=&quot;0/0&quot;);AND([.L199]=&quot;0/0&quot;;[.M1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229" calcext:value-type="float">
            <text:p>46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8.32" calcext:value-type="float">
            <text:p>5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6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0,6,0</text:p>
          </table:table-cell>
          <table:table-cell office:value-type="string" calcext:value-type="string">
            <text:p>0/0:6,0:6:18:0,18,219</text:p>
          </table:table-cell>
          <table:table-cell table:formula="of:=LEFT([.J200];3)" office:value-type="string" office:string-value="1/1" calcext:value-type="string">
            <text:p>1/1</text:p>
          </table:table-cell>
          <table:table-cell table:formula="of:=LEFT([.K200];3)" office:value-type="string" office:string-value="0/0" calcext:value-type="string">
            <text:p>0/0</text:p>
          </table:table-cell>
          <table:table-cell table:formula="of:=IF(OR(AND([.L200]=&quot;1/1&quot;;[.M200]=&quot;0/0&quot;);AND([.L200]=&quot;0/0&quot;;[.M2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255" calcext:value-type="float">
            <text:p>46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3.84" calcext:value-type="float">
            <text:p>113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13;SOR=1.179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27,9,0</text:p>
          </table:table-cell>
          <table:table-cell office:value-type="string" calcext:value-type="string">
            <text:p>0/0:8,0:8:24:0,24,286</text:p>
          </table:table-cell>
          <table:table-cell table:formula="of:=LEFT([.J201];3)" office:value-type="string" office:string-value="1/1" calcext:value-type="string">
            <text:p>1/1</text:p>
          </table:table-cell>
          <table:table-cell table:formula="of:=LEFT([.K201];3)" office:value-type="string" office:string-value="0/0" calcext:value-type="string">
            <text:p>0/0</text:p>
          </table:table-cell>
          <table:table-cell table:formula="of:=IF(OR(AND([.L201]=&quot;1/1&quot;;[.M201]=&quot;0/0&quot;);AND([.L201]=&quot;0/0&quot;;[.M2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271" calcext:value-type="float">
            <text:p>462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6;SOR=0.69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7,0:7:21:0,21,249</text:p>
          </table:table-cell>
          <table:table-cell table:formula="of:=LEFT([.J202];3)" office:value-type="string" office:string-value="1/1" calcext:value-type="string">
            <text:p>1/1</text:p>
          </table:table-cell>
          <table:table-cell table:formula="of:=LEFT([.K202];3)" office:value-type="string" office:string-value="0/0" calcext:value-type="string">
            <text:p>0/0</text:p>
          </table:table-cell>
          <table:table-cell table:formula="of:=IF(OR(AND([.L202]=&quot;1/1&quot;;[.M202]=&quot;0/0&quot;);AND([.L202]=&quot;0/0&quot;;[.M2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447" calcext:value-type="float">
            <text:p>46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60.06" calcext:value-type="float">
            <text:p>36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7;SOR=2.30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74,30,0</text:p>
          </table:table-cell>
          <table:table-cell office:value-type="string" calcext:value-type="string">
            <text:p>0/0:9,0:9:27:0,27,336</text:p>
          </table:table-cell>
          <table:table-cell table:formula="of:=LEFT([.J203];3)" office:value-type="string" office:string-value="1/1" calcext:value-type="string">
            <text:p>1/1</text:p>
          </table:table-cell>
          <table:table-cell table:formula="of:=LEFT([.K203];3)" office:value-type="string" office:string-value="0/0" calcext:value-type="string">
            <text:p>0/0</text:p>
          </table:table-cell>
          <table:table-cell table:formula="of:=IF(OR(AND([.L203]=&quot;1/1&quot;;[.M203]=&quot;0/0&quot;);AND([.L203]=&quot;0/0&quot;;[.M2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478" calcext:value-type="float">
            <text:p>464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91.04" calcext:value-type="float">
            <text:p>291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5;SOR=2.83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05,24,0</text:p>
          </table:table-cell>
          <table:table-cell office:value-type="string" calcext:value-type="string">
            <text:p>0/0:8,0:8:24:0,24,300</text:p>
          </table:table-cell>
          <table:table-cell table:formula="of:=LEFT([.J204];3)" office:value-type="string" office:string-value="1/1" calcext:value-type="string">
            <text:p>1/1</text:p>
          </table:table-cell>
          <table:table-cell table:formula="of:=LEFT([.K204];3)" office:value-type="string" office:string-value="0/0" calcext:value-type="string">
            <text:p>0/0</text:p>
          </table:table-cell>
          <table:table-cell table:formula="of:=IF(OR(AND([.L204]=&quot;1/1&quot;;[.M204]=&quot;0/0&quot;);AND([.L204]=&quot;0/0&quot;;[.M2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565" calcext:value-type="float">
            <text:p>465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63.96" calcext:value-type="float">
            <text:p>163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9;SOR=1.98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78,15,0</text:p>
          </table:table-cell>
          <table:table-cell office:value-type="string" calcext:value-type="string">
            <text:p>0/0:7,0:7:21:0,21,255</text:p>
          </table:table-cell>
          <table:table-cell table:formula="of:=LEFT([.J205];3)" office:value-type="string" office:string-value="1/1" calcext:value-type="string">
            <text:p>1/1</text:p>
          </table:table-cell>
          <table:table-cell table:formula="of:=LEFT([.K205];3)" office:value-type="string" office:string-value="0/0" calcext:value-type="string">
            <text:p>0/0</text:p>
          </table:table-cell>
          <table:table-cell table:formula="of:=IF(OR(AND([.L205]=&quot;1/1&quot;;[.M205]=&quot;0/0&quot;);AND([.L205]=&quot;0/0&quot;;[.M20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583" calcext:value-type="float">
            <text:p>465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43.06" calcext:value-type="float">
            <text:p>34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31;SOR=1.085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7,30,0</text:p>
          </table:table-cell>
          <table:table-cell office:value-type="string" calcext:value-type="string">
            <text:p>0/0:7,0:7:21:0,21,258</text:p>
          </table:table-cell>
          <table:table-cell table:formula="of:=LEFT([.J206];3)" office:value-type="string" office:string-value="1/1" calcext:value-type="string">
            <text:p>1/1</text:p>
          </table:table-cell>
          <table:table-cell table:formula="of:=LEFT([.K206];3)" office:value-type="string" office:string-value="0/0" calcext:value-type="string">
            <text:p>0/0</text:p>
          </table:table-cell>
          <table:table-cell table:formula="of:=IF(OR(AND([.L206]=&quot;1/1&quot;;[.M206]=&quot;0/0&quot;);AND([.L206]=&quot;0/0&quot;;[.M2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626" calcext:value-type="float">
            <text:p>466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39.02" calcext:value-type="float">
            <text:p>239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5;SOR=0.941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3,21,0</text:p>
          </table:table-cell>
          <table:table-cell office:value-type="string" calcext:value-type="string">
            <text:p>0/0:10,0:10:30:0,30,328</text:p>
          </table:table-cell>
          <table:table-cell table:formula="of:=LEFT([.J207];3)" office:value-type="string" office:string-value="1/1" calcext:value-type="string">
            <text:p>1/1</text:p>
          </table:table-cell>
          <table:table-cell table:formula="of:=LEFT([.K207];3)" office:value-type="string" office:string-value="0/0" calcext:value-type="string">
            <text:p>0/0</text:p>
          </table:table-cell>
          <table:table-cell table:formula="of:=IF(OR(AND([.L207]=&quot;1/1&quot;;[.M207]=&quot;0/0&quot;);AND([.L207]=&quot;0/0&quot;;[.M2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657" calcext:value-type="float">
            <text:p>466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04.94" calcext:value-type="float">
            <text:p>204.9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2;SOR=2.584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51,24,0</text:p>
          </table:table-cell>
          <table:table-cell office:value-type="string" calcext:value-type="string">
            <text:p>0/0:10,0:10:30:0,30,372</text:p>
          </table:table-cell>
          <table:table-cell table:formula="of:=LEFT([.J208];3)" office:value-type="string" office:string-value="1/1" calcext:value-type="string">
            <text:p>1/1</text:p>
          </table:table-cell>
          <table:table-cell table:formula="of:=LEFT([.K208];3)" office:value-type="string" office:string-value="0/0" calcext:value-type="string">
            <text:p>0/0</text:p>
          </table:table-cell>
          <table:table-cell table:formula="of:=IF(OR(AND([.L208]=&quot;1/1&quot;;[.M208]=&quot;0/0&quot;);AND([.L208]=&quot;0/0&quot;;[.M2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665" calcext:value-type="float">
            <text:p>466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70.02" calcext:value-type="float">
            <text:p>170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29;SOR=2.584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184,21,0</text:p>
          </table:table-cell>
          <table:table-cell office:value-type="string" calcext:value-type="string">
            <text:p>0/0:9,0:9:27:0,27,318</text:p>
          </table:table-cell>
          <table:table-cell table:formula="of:=LEFT([.J209];3)" office:value-type="string" office:string-value="1/1" calcext:value-type="string">
            <text:p>1/1</text:p>
          </table:table-cell>
          <table:table-cell table:formula="of:=LEFT([.K209];3)" office:value-type="string" office:string-value="0/0" calcext:value-type="string">
            <text:p>0/0</text:p>
          </table:table-cell>
          <table:table-cell table:formula="of:=IF(OR(AND([.L209]=&quot;1/1&quot;;[.M209]=&quot;0/0&quot;);AND([.L209]=&quot;0/0&quot;;[.M2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764" calcext:value-type="float">
            <text:p>467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19.05" calcext:value-type="float">
            <text:p>319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1;SOR=1.40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33,27,0</text:p>
          </table:table-cell>
          <table:table-cell office:value-type="string" calcext:value-type="string">
            <text:p>0/0:9,0:9:27:0,27,301</text:p>
          </table:table-cell>
          <table:table-cell table:formula="of:=LEFT([.J210];3)" office:value-type="string" office:string-value="1/1" calcext:value-type="string">
            <text:p>1/1</text:p>
          </table:table-cell>
          <table:table-cell table:formula="of:=LEFT([.K210];3)" office:value-type="string" office:string-value="0/0" calcext:value-type="string">
            <text:p>0/0</text:p>
          </table:table-cell>
          <table:table-cell table:formula="of:=IF(OR(AND([.L210]=&quot;1/1&quot;;[.M210]=&quot;0/0&quot;);AND([.L210]=&quot;0/0&quot;;[.M2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994" calcext:value-type="float">
            <text:p>469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16.14" calcext:value-type="float">
            <text:p>11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4;SOR=1.60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30,12,0</text:p>
          </table:table-cell>
          <table:table-cell office:value-type="string" calcext:value-type="string">
            <text:p>0/0:9,0:9:27:0,27,330</text:p>
          </table:table-cell>
          <table:table-cell table:formula="of:=LEFT([.J211];3)" office:value-type="string" office:string-value="1/1" calcext:value-type="string">
            <text:p>1/1</text:p>
          </table:table-cell>
          <table:table-cell table:formula="of:=LEFT([.K211];3)" office:value-type="string" office:string-value="0/0" calcext:value-type="string">
            <text:p>0/0</text:p>
          </table:table-cell>
          <table:table-cell table:formula="of:=IF(OR(AND([.L211]=&quot;1/1&quot;;[.M211]=&quot;0/0&quot;);AND([.L211]=&quot;0/0&quot;;[.M2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542" calcext:value-type="float">
            <text:p>475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09.02" calcext:value-type="float">
            <text:p>209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6;SOR=0.941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23,21,0</text:p>
          </table:table-cell>
          <table:table-cell office:value-type="string" calcext:value-type="string">
            <text:p>0/0:11,0:11:33:0,33,392</text:p>
          </table:table-cell>
          <table:table-cell table:formula="of:=LEFT([.J212];3)" office:value-type="string" office:string-value="1/1" calcext:value-type="string">
            <text:p>1/1</text:p>
          </table:table-cell>
          <table:table-cell table:formula="of:=LEFT([.K212];3)" office:value-type="string" office:string-value="0/0" calcext:value-type="string">
            <text:p>0/0</text:p>
          </table:table-cell>
          <table:table-cell table:formula="of:=IF(OR(AND([.L212]=&quot;1/1&quot;;[.M212]=&quot;0/0&quot;);AND([.L212]=&quot;0/0&quot;;[.M2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719" calcext:value-type="float">
            <text:p>477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55.06" calcext:value-type="float">
            <text:p>35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9;SOR=1.085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69,30,0</text:p>
          </table:table-cell>
          <table:table-cell office:value-type="string" calcext:value-type="string">
            <text:p>0/0:9,0:9:27:0,27,305</text:p>
          </table:table-cell>
          <table:table-cell table:formula="of:=LEFT([.J213];3)" office:value-type="string" office:string-value="1/1" calcext:value-type="string">
            <text:p>1/1</text:p>
          </table:table-cell>
          <table:table-cell table:formula="of:=LEFT([.K213];3)" office:value-type="string" office:string-value="0/0" calcext:value-type="string">
            <text:p>0/0</text:p>
          </table:table-cell>
          <table:table-cell table:formula="of:=IF(OR(AND([.L213]=&quot;1/1&quot;;[.M213]=&quot;0/0&quot;);AND([.L213]=&quot;0/0&quot;;[.M2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250" calcext:value-type="float">
            <text:p>492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13.05" calcext:value-type="float">
            <text:p>31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8;SOR=1.40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27,27,0</text:p>
          </table:table-cell>
          <table:table-cell office:value-type="string" calcext:value-type="string">
            <text:p>0/0:8,0:8:24:0,24,289</text:p>
          </table:table-cell>
          <table:table-cell table:formula="of:=LEFT([.J214];3)" office:value-type="string" office:string-value="1/1" calcext:value-type="string">
            <text:p>1/1</text:p>
          </table:table-cell>
          <table:table-cell table:formula="of:=LEFT([.K214];3)" office:value-type="string" office:string-value="0/0" calcext:value-type="string">
            <text:p>0/0</text:p>
          </table:table-cell>
          <table:table-cell table:formula="of:=IF(OR(AND([.L214]=&quot;1/1&quot;;[.M214]=&quot;0/0&quot;);AND([.L214]=&quot;0/0&quot;;[.M2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380" calcext:value-type="float">
            <text:p>493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79.84" calcext:value-type="float">
            <text:p>479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9;ExcessHet=0;FS=0;MQ=60;MQRankSum=0;QD=31.99;ReadPosRankSum=-1.278;SOR=0.346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4:15:9:493,9,0</text:p>
          </table:table-cell>
          <table:table-cell office:value-type="string" calcext:value-type="string">
            <text:p>0/0:16,0:16:48:0,48,578</text:p>
          </table:table-cell>
          <table:table-cell table:formula="of:=LEFT([.J215];3)" office:value-type="string" office:string-value="1/1" calcext:value-type="string">
            <text:p>1/1</text:p>
          </table:table-cell>
          <table:table-cell table:formula="of:=LEFT([.K215];3)" office:value-type="string" office:string-value="0/0" calcext:value-type="string">
            <text:p>0/0</text:p>
          </table:table-cell>
          <table:table-cell table:formula="of:=IF(OR(AND([.L215]=&quot;1/1&quot;;[.M215]=&quot;0/0&quot;);AND([.L215]=&quot;0/0&quot;;[.M2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449" calcext:value-type="float">
            <text:p>494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TGCACAATGTCTGCACG</text:p>
          </table:table-cell>
          <table:table-cell office:value-type="string" calcext:value-type="string">
            <text:p>C</text:p>
          </table:table-cell>
          <table:table-cell office:value-type="float" office:value="244.93" calcext:value-type="float">
            <text:p>244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7.07;SOR=2.30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59,18,0</text:p>
          </table:table-cell>
          <table:table-cell office:value-type="string" calcext:value-type="string">
            <text:p>0/0:15,0:15:45:0,45,669</text:p>
          </table:table-cell>
          <table:table-cell table:formula="of:=LEFT([.J216];3)" office:value-type="string" office:string-value="1/1" calcext:value-type="string">
            <text:p>1/1</text:p>
          </table:table-cell>
          <table:table-cell table:formula="of:=LEFT([.K216];3)" office:value-type="string" office:string-value="0/0" calcext:value-type="string">
            <text:p>0/0</text:p>
          </table:table-cell>
          <table:table-cell table:formula="of:=IF(OR(AND([.L216]=&quot;1/1&quot;;[.M216]=&quot;0/0&quot;);AND([.L216]=&quot;0/0&quot;;[.M2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536" calcext:value-type="float">
            <text:p>495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00.06" calcext:value-type="float">
            <text:p>50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9;SOR=1.329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14,42,0</text:p>
          </table:table-cell>
          <table:table-cell office:value-type="string" calcext:value-type="string">
            <text:p>0/0:6,0:6:18:0,18,221</text:p>
          </table:table-cell>
          <table:table-cell table:formula="of:=LEFT([.J217];3)" office:value-type="string" office:string-value="1/1" calcext:value-type="string">
            <text:p>1/1</text:p>
          </table:table-cell>
          <table:table-cell table:formula="of:=LEFT([.K217];3)" office:value-type="string" office:string-value="0/0" calcext:value-type="string">
            <text:p>0/0</text:p>
          </table:table-cell>
          <table:table-cell table:formula="of:=IF(OR(AND([.L217]=&quot;1/1&quot;;[.M217]=&quot;0/0&quot;);AND([.L217]=&quot;0/0&quot;;[.M2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615" calcext:value-type="float">
            <text:p>496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19.06" calcext:value-type="float">
            <text:p>51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43;SOR=0.976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33,42,0</text:p>
          </table:table-cell>
          <table:table-cell office:value-type="string" calcext:value-type="string">
            <text:p>0/0:10,0:10:30:0,30,361</text:p>
          </table:table-cell>
          <table:table-cell table:formula="of:=LEFT([.J218];3)" office:value-type="string" office:string-value="1/1" calcext:value-type="string">
            <text:p>1/1</text:p>
          </table:table-cell>
          <table:table-cell table:formula="of:=LEFT([.K218];3)" office:value-type="string" office:string-value="0/0" calcext:value-type="string">
            <text:p>0/0</text:p>
          </table:table-cell>
          <table:table-cell table:formula="of:=IF(OR(AND([.L218]=&quot;1/1&quot;;[.M218]=&quot;0/0&quot;);AND([.L218]=&quot;0/0&quot;;[.M2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794" calcext:value-type="float">
            <text:p>497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702.06" calcext:value-type="float">
            <text:p>70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7;SOR=0.793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716,57,0</text:p>
          </table:table-cell>
          <table:table-cell office:value-type="string" calcext:value-type="string">
            <text:p>0/0:6,0:6:18:0,18,224</text:p>
          </table:table-cell>
          <table:table-cell table:formula="of:=LEFT([.J219];3)" office:value-type="string" office:string-value="1/1" calcext:value-type="string">
            <text:p>1/1</text:p>
          </table:table-cell>
          <table:table-cell table:formula="of:=LEFT([.K219];3)" office:value-type="string" office:string-value="0/0" calcext:value-type="string">
            <text:p>0/0</text:p>
          </table:table-cell>
          <table:table-cell table:formula="of:=IF(OR(AND([.L219]=&quot;1/1&quot;;[.M219]=&quot;0/0&quot;);AND([.L219]=&quot;0/0&quot;;[.M2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095" calcext:value-type="float">
            <text:p>50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GTATACTGTTTAGCAGTACCGT</text:p>
          </table:table-cell>
          <table:table-cell office:value-type="float" office:value="706.03" calcext:value-type="float">
            <text:p>70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35;SOR=1.609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4,0:4:12:0,12,180</text:p>
          </table:table-cell>
          <table:table-cell table:formula="of:=LEFT([.J220];3)" office:value-type="string" office:string-value="1/1" calcext:value-type="string">
            <text:p>1/1</text:p>
          </table:table-cell>
          <table:table-cell table:formula="of:=LEFT([.K220];3)" office:value-type="string" office:string-value="0/0" calcext:value-type="string">
            <text:p>0/0</text:p>
          </table:table-cell>
          <table:table-cell table:formula="of:=IF(OR(AND([.L220]=&quot;1/1&quot;;[.M220]=&quot;0/0&quot;);AND([.L220]=&quot;0/0&quot;;[.M2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503" calcext:value-type="float">
            <text:p>505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05.77" calcext:value-type="float">
            <text:p>305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645;ExcessHet=0;FS=0;MQ=60;MQRankSum=0;QD=30.58;ReadPosRankSum=-1.036;SOR=1.022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5:313,0,5</text:p>
          </table:table-cell>
          <table:table-cell office:value-type="string" calcext:value-type="string">
            <text:p>0/0:8,1:9:17:0,17,286</text:p>
          </table:table-cell>
          <table:table-cell table:formula="of:=LEFT([.J221];3)" office:value-type="string" office:string-value="0/1" calcext:value-type="string">
            <text:p>0/1</text:p>
          </table:table-cell>
          <table:table-cell table:formula="of:=LEFT([.K221];3)" office:value-type="string" office:string-value="0/0" calcext:value-type="string">
            <text:p>0/0</text:p>
          </table:table-cell>
          <table:table-cell table:formula="of:=IF(OR(AND([.L221]=&quot;1/1&quot;;[.M221]=&quot;0/0&quot;);AND([.L221]=&quot;0/0&quot;;[.M22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661" calcext:value-type="float">
            <text:p>506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1.64" calcext:value-type="float">
            <text:p>6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431;ExcessHet=0;FS=5.441;MQ=57.79;MQRankSum=-1.068;QD=8.81;ReadPosRankSum=1.383;SOR=0.027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69:69,0,204</text:p>
          </table:table-cell>
          <table:table-cell table:formula="of:=LEFT([.J222];3)" office:value-type="string" office:string-value="./." calcext:value-type="string">
            <text:p>./.</text:p>
          </table:table-cell>
          <table:table-cell table:formula="of:=LEFT([.K222];3)" office:value-type="string" office:string-value="0/1" calcext:value-type="string">
            <text:p>0/1</text:p>
          </table:table-cell>
          <table:table-cell table:formula="of:=IF(OR(AND([.L222]=&quot;1/1&quot;;[.M222]=&quot;0/0&quot;);AND([.L222]=&quot;0/0&quot;;[.M22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663" calcext:value-type="float">
            <text:p>506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8.64" calcext:value-type="float">
            <text:p>5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66;ExcessHet=0;FS=6.021;MQ=57.79;MQRankSum=-1.15;QD=7.33;ReadPosRankSum=0;SOR=0.02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66:66,0,246</text:p>
          </table:table-cell>
          <table:table-cell table:formula="of:=LEFT([.J223];3)" office:value-type="string" office:string-value="./." calcext:value-type="string">
            <text:p>./.</text:p>
          </table:table-cell>
          <table:table-cell table:formula="of:=LEFT([.K223];3)" office:value-type="string" office:string-value="0/1" calcext:value-type="string">
            <text:p>0/1</text:p>
          </table:table-cell>
          <table:table-cell table:formula="of:=IF(OR(AND([.L223]=&quot;1/1&quot;;[.M223]=&quot;0/0&quot;);AND([.L223]=&quot;0/0&quot;;[.M22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681" calcext:value-type="float">
            <text:p>506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3.64" calcext:value-type="float">
            <text:p>10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006;ExcessHet=0;FS=4.26;MQ=57.79;MQRankSum=-0.887;QD=12.95;ReadPosRankSum=-0.652;SOR=0.061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3:8:99:111,0,201</text:p>
          </table:table-cell>
          <table:table-cell table:formula="of:=LEFT([.J224];3)" office:value-type="string" office:string-value="./." calcext:value-type="string">
            <text:p>./.</text:p>
          </table:table-cell>
          <table:table-cell table:formula="of:=LEFT([.K224];3)" office:value-type="string" office:string-value="0/1" calcext:value-type="string">
            <text:p>0/1</text:p>
          </table:table-cell>
          <table:table-cell table:formula="of:=IF(OR(AND([.L224]=&quot;1/1&quot;;[.M224]=&quot;0/0&quot;);AND([.L224]=&quot;0/0&quot;;[.M22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684" calcext:value-type="float">
            <text:p>506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15.65" calcext:value-type="float">
            <text:p>315.65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593;ExcessHet=0;FS=0;MQ=60;MQRankSum=0;QD=31.82;ReadPosRankSum=-0.282;SOR=0.859;DP=16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23,0,18</text:p>
          </table:table-cell>
          <table:table-cell office:value-type="string" calcext:value-type="string">
            <text:p>0/1:4,3:7:99:114,0,159</text:p>
          </table:table-cell>
          <table:table-cell table:formula="of:=LEFT([.J225];3)" office:value-type="string" office:string-value="0/1" calcext:value-type="string">
            <text:p>0/1</text:p>
          </table:table-cell>
          <table:table-cell table:formula="of:=LEFT([.K225];3)" office:value-type="string" office:string-value="0/1" calcext:value-type="string">
            <text:p>0/1</text:p>
          </table:table-cell>
          <table:table-cell table:formula="of:=IF(OR(AND([.L225]=&quot;1/1&quot;;[.M225]=&quot;0/0&quot;);AND([.L225]=&quot;0/0&quot;;[.M22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685" calcext:value-type="float">
            <text:p>506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6.64" calcext:value-type="float">
            <text:p>10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24;ExcessHet=0;FS=3.68;MQ=57.47;MQRankSum=-0.792;QD=15.23;ReadPosRankSum=-0.652;SOR=0.086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3:7:99:114,0,159</text:p>
          </table:table-cell>
          <table:table-cell table:formula="of:=LEFT([.J226];3)" office:value-type="string" office:string-value="./." calcext:value-type="string">
            <text:p>./.</text:p>
          </table:table-cell>
          <table:table-cell table:formula="of:=LEFT([.K226];3)" office:value-type="string" office:string-value="0/1" calcext:value-type="string">
            <text:p>0/1</text:p>
          </table:table-cell>
          <table:table-cell table:formula="of:=IF(OR(AND([.L226]=&quot;1/1&quot;;[.M226]=&quot;0/0&quot;);AND([.L226]=&quot;0/0&quot;;[.M22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701" calcext:value-type="float">
            <text:p>507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,C</text:p>
          </table:table-cell>
          <table:table-cell office:value-type="float" office:value="281.64" calcext:value-type="float">
            <text:p>28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887;ExcessHet=0;FS=0;MQ=60;MQRankSum=0;QD=29.61;ReadPosRankSum=1.534;SOR=0.693;DP=17;AF=0.5,0.5;MLEAC=1,1;MLEAF=0.5,0.5;AN=4;AC=1,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,.:8:21:289,0,21,.,.,.</text:p>
          </table:table-cell>
          <table:table-cell office:value-type="string" calcext:value-type="string">
            <text:p>0/2:5,.,4:9:99:143,.,.,0,.,198</text:p>
          </table:table-cell>
          <table:table-cell table:formula="of:=LEFT([.J227];3)" office:value-type="string" office:string-value="0/1" calcext:value-type="string">
            <text:p>0/1</text:p>
          </table:table-cell>
          <table:table-cell table:formula="of:=LEFT([.K227];3)" office:value-type="string" office:string-value="0/2" calcext:value-type="string">
            <text:p>0/2</text:p>
          </table:table-cell>
          <table:table-cell table:formula="of:=IF(OR(AND([.L227]=&quot;1/1&quot;;[.M227]=&quot;0/0&quot;);AND([.L227]=&quot;0/0&quot;;[.M22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0704" calcext:value-type="float">
            <text:p>507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5.64" calcext:value-type="float">
            <text:p>13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303;ExcessHet=0;FS=7.782;MQ=58.04;MQRankSum=-0.765;QD=15.07;ReadPosRankSum=-0.7;SOR=0.027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4:9:99:143,0,198</text:p>
          </table:table-cell>
          <table:table-cell table:formula="of:=LEFT([.J228];3)" office:value-type="string" office:string-value="./." calcext:value-type="string">
            <text:p>./.</text:p>
          </table:table-cell>
          <table:table-cell table:formula="of:=LEFT([.K228];3)" office:value-type="string" office:string-value="0/1" calcext:value-type="string">
            <text:p>0/1</text:p>
          </table:table-cell>
          <table:table-cell table:formula="of:=IF(OR(AND([.L228]=&quot;1/1&quot;;[.M228]=&quot;0/0&quot;);AND([.L228]=&quot;0/0&quot;;[.M22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1032" calcext:value-type="float">
            <text:p>510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6,0:6:18:0,18,232</text:p>
          </table:table-cell>
          <table:table-cell table:formula="of:=LEFT([.J229];3)" office:value-type="string" office:string-value="1/1" calcext:value-type="string">
            <text:p>1/1</text:p>
          </table:table-cell>
          <table:table-cell table:formula="of:=LEFT([.K229];3)" office:value-type="string" office:string-value="0/0" calcext:value-type="string">
            <text:p>0/0</text:p>
          </table:table-cell>
          <table:table-cell table:formula="of:=IF(OR(AND([.L229]=&quot;1/1&quot;;[.M229]=&quot;0/0&quot;);AND([.L229]=&quot;0/0&quot;;[.M2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1050" calcext:value-type="float">
            <text:p>51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31;ExcessHet=0;FS=4.771;MQ=60;MQRankSum=0;QD=24.55;ReadPosRankSum=0;SOR=2.225;DP=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2:3:29:81,0,29</text:p>
          </table:table-cell>
          <table:table-cell office:value-type="string" calcext:value-type="string">
            <text:p>0/0:4,0:4:12:0,12,157</text:p>
          </table:table-cell>
          <table:table-cell table:formula="of:=LEFT([.J230];3)" office:value-type="string" office:string-value="0/1" calcext:value-type="string">
            <text:p>0/1</text:p>
          </table:table-cell>
          <table:table-cell table:formula="of:=LEFT([.K230];3)" office:value-type="string" office:string-value="0/0" calcext:value-type="string">
            <text:p>0/0</text:p>
          </table:table-cell>
          <table:table-cell table:formula="of:=IF(OR(AND([.L230]=&quot;1/1&quot;;[.M230]=&quot;0/0&quot;);AND([.L230]=&quot;0/0&quot;;[.M23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1342" calcext:value-type="float">
            <text:p>513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5.64" calcext:value-type="float">
            <text:p>14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329;ExcessHet=0;FS=0;MQ=60;MQRankSum=0;QD=14.56;ReadPosRankSum=0.805;SOR=1.911;DP=18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5:10:99:153,0,160</text:p>
          </table:table-cell>
          <table:table-cell office:value-type="string" calcext:value-type="string">
            <text:p>0/1:4,3:7:90:90,0,128</text:p>
          </table:table-cell>
          <table:table-cell table:formula="of:=LEFT([.J231];3)" office:value-type="string" office:string-value="0/1" calcext:value-type="string">
            <text:p>0/1</text:p>
          </table:table-cell>
          <table:table-cell table:formula="of:=LEFT([.K231];3)" office:value-type="string" office:string-value="0/1" calcext:value-type="string">
            <text:p>0/1</text:p>
          </table:table-cell>
          <table:table-cell table:formula="of:=IF(OR(AND([.L231]=&quot;1/1&quot;;[.M231]=&quot;0/0&quot;);AND([.L231]=&quot;0/0&quot;;[.M2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1590" calcext:value-type="float">
            <text:p>515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822;ExcessHet=0;FS=0;MQ=60;MQRankSum=0;QD=7.74;ReadPosRankSum=-1.456;SOR=1.329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9,4:13:99:108,0,298</text:p>
          </table:table-cell>
          <table:table-cell office:value-type="string" calcext:value-type="string">
            <text:p>./.:.:.:.:.</text:p>
          </table:table-cell>
          <table:table-cell table:formula="of:=LEFT([.J232];3)" office:value-type="string" office:string-value="0/1" calcext:value-type="string">
            <text:p>0/1</text:p>
          </table:table-cell>
          <table:table-cell table:formula="of:=LEFT([.K232];3)" office:value-type="string" office:string-value="./." calcext:value-type="string">
            <text:p>./.</text:p>
          </table:table-cell>
          <table:table-cell table:formula="of:=IF(OR(AND([.L232]=&quot;1/1&quot;;[.M232]=&quot;0/0&quot;);AND([.L232]=&quot;0/0&quot;;[.M23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1788" calcext:value-type="float">
            <text:p>517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139;ExcessHet=0;FS=0;MQ=60;MQRankSum=0;QD=3.15;ReadPosRankSum=1.139;SOR=0.818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2:11:42:42,0,295</text:p>
          </table:table-cell>
          <table:table-cell table:formula="of:=LEFT([.J233];3)" office:value-type="string" office:string-value="./." calcext:value-type="string">
            <text:p>./.</text:p>
          </table:table-cell>
          <table:table-cell table:formula="of:=LEFT([.K233];3)" office:value-type="string" office:string-value="0/1" calcext:value-type="string">
            <text:p>0/1</text:p>
          </table:table-cell>
          <table:table-cell table:formula="of:=IF(OR(AND([.L233]=&quot;1/1&quot;;[.M233]=&quot;0/0&quot;);AND([.L233]=&quot;0/0&quot;;[.M23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3467" calcext:value-type="float">
            <text:p>534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593;ExcessHet=0;FS=0;MQ=60;MQRankSum=0;QD=3.85;ReadPosRankSum=-0.812;SOR=1.179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2:9:42:42,0,228</text:p>
          </table:table-cell>
          <table:table-cell office:value-type="string" calcext:value-type="string">
            <text:p>./.:.:.:.:.</text:p>
          </table:table-cell>
          <table:table-cell table:formula="of:=LEFT([.J234];3)" office:value-type="string" office:string-value="0/1" calcext:value-type="string">
            <text:p>0/1</text:p>
          </table:table-cell>
          <table:table-cell table:formula="of:=LEFT([.K234];3)" office:value-type="string" office:string-value="./." calcext:value-type="string">
            <text:p>./.</text:p>
          </table:table-cell>
          <table:table-cell table:formula="of:=IF(OR(AND([.L234]=&quot;1/1&quot;;[.M234]=&quot;0/0&quot;);AND([.L234]=&quot;0/0&quot;;[.M23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3778" calcext:value-type="float">
            <text:p>537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282;ExcessHet=0;FS=0;MQ=60;MQRankSum=0;QD=4.18;ReadPosRankSum=-2.2;SOR=0.551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2:9:45:45,0,223</text:p>
          </table:table-cell>
          <table:table-cell office:value-type="string" calcext:value-type="string">
            <text:p>./.:.:.:.:.</text:p>
          </table:table-cell>
          <table:table-cell table:formula="of:=LEFT([.J235];3)" office:value-type="string" office:string-value="0/1" calcext:value-type="string">
            <text:p>0/1</text:p>
          </table:table-cell>
          <table:table-cell table:formula="of:=LEFT([.K235];3)" office:value-type="string" office:string-value="./." calcext:value-type="string">
            <text:p>./.</text:p>
          </table:table-cell>
          <table:table-cell table:formula="of:=IF(OR(AND([.L235]=&quot;1/1&quot;;[.M235]=&quot;0/0&quot;);AND([.L235]=&quot;0/0&quot;;[.M23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3903" calcext:value-type="float">
            <text:p>539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668;ExcessHet=0;FS=3.01;MQ=60;MQRankSum=0;QD=7.85;ReadPosRankSum=1.51;SOR=1.911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6,3:9:78:78,0,191</text:p>
          </table:table-cell>
          <table:table-cell office:value-type="string" calcext:value-type="string">
            <text:p>./.:.:.:.:.</text:p>
          </table:table-cell>
          <table:table-cell table:formula="of:=LEFT([.J236];3)" office:value-type="string" office:string-value="0/1" calcext:value-type="string">
            <text:p>0/1</text:p>
          </table:table-cell>
          <table:table-cell table:formula="of:=LEFT([.K236];3)" office:value-type="string" office:string-value="./." calcext:value-type="string">
            <text:p>./.</text:p>
          </table:table-cell>
          <table:table-cell table:formula="of:=IF(OR(AND([.L236]=&quot;1/1&quot;;[.M236]=&quot;0/0&quot;);AND([.L236]=&quot;0/0&quot;;[.M23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3999" calcext:value-type="float">
            <text:p>539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7.64" calcext:value-type="float">
            <text:p>4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084;ExcessHet=0;FS=0;MQ=60;MQRankSum=0;QD=7.94;ReadPosRankSum=-0.842;SOR=0.693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4,2:6:55:55,0,130</text:p>
          </table:table-cell>
          <table:table-cell office:value-type="string" calcext:value-type="string">
            <text:p>./.:.:.:.:.</text:p>
          </table:table-cell>
          <table:table-cell table:formula="of:=LEFT([.J237];3)" office:value-type="string" office:string-value="0/1" calcext:value-type="string">
            <text:p>0/1</text:p>
          </table:table-cell>
          <table:table-cell table:formula="of:=LEFT([.K237];3)" office:value-type="string" office:string-value="./." calcext:value-type="string">
            <text:p>./.</text:p>
          </table:table-cell>
          <table:table-cell table:formula="of:=IF(OR(AND([.L237]=&quot;1/1&quot;;[.M237]=&quot;0/0&quot;);AND([.L237]=&quot;0/0&quot;;[.M23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4187" calcext:value-type="float">
            <text:p>541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4.64" calcext:value-type="float">
            <text:p>7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21;ExcessHet=0;FS=0;MQ=60;MQRankSum=0;QD=8.29;ReadPosRankSum=2.515;SOR=0.283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6,3:9:82:82,0,189</text:p>
          </table:table-cell>
          <table:table-cell office:value-type="string" calcext:value-type="string">
            <text:p>./.:.:.:.:.</text:p>
          </table:table-cell>
          <table:table-cell table:formula="of:=LEFT([.J238];3)" office:value-type="string" office:string-value="0/1" calcext:value-type="string">
            <text:p>0/1</text:p>
          </table:table-cell>
          <table:table-cell table:formula="of:=LEFT([.K238];3)" office:value-type="string" office:string-value="./." calcext:value-type="string">
            <text:p>./.</text:p>
          </table:table-cell>
          <table:table-cell table:formula="of:=IF(OR(AND([.L238]=&quot;1/1&quot;;[.M238]=&quot;0/0&quot;);AND([.L238]=&quot;0/0&quot;;[.M23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4230" calcext:value-type="float">
            <text:p>54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6.64" calcext:value-type="float">
            <text:p>8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44;ExcessHet=0;FS=0;MQ=60;MQRankSum=0;QD=14.44;ReadPosRankSum=-1.96;SOR=2.093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3:6:91:94,0,91</text:p>
          </table:table-cell>
          <table:table-cell office:value-type="string" calcext:value-type="string">
            <text:p>./.:.:.:.:.</text:p>
          </table:table-cell>
          <table:table-cell table:formula="of:=LEFT([.J239];3)" office:value-type="string" office:string-value="0/1" calcext:value-type="string">
            <text:p>0/1</text:p>
          </table:table-cell>
          <table:table-cell table:formula="of:=LEFT([.K239];3)" office:value-type="string" office:string-value="./." calcext:value-type="string">
            <text:p>./.</text:p>
          </table:table-cell>
          <table:table-cell table:formula="of:=IF(OR(AND([.L239]=&quot;1/1&quot;;[.M239]=&quot;0/0&quot;);AND([.L239]=&quot;0/0&quot;;[.M23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4586" calcext:value-type="float">
            <text:p>545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4.64" calcext:value-type="float">
            <text:p>4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068;ExcessHet=0;FS=0;MQ=60;MQRankSum=0;QD=6.38;ReadPosRankSum=1.981;SOR=1.802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2:7:52:52,0,152</text:p>
          </table:table-cell>
          <table:table-cell office:value-type="string" calcext:value-type="string">
            <text:p>./.:.:.:.:.</text:p>
          </table:table-cell>
          <table:table-cell table:formula="of:=LEFT([.J240];3)" office:value-type="string" office:string-value="0/1" calcext:value-type="string">
            <text:p>0/1</text:p>
          </table:table-cell>
          <table:table-cell table:formula="of:=LEFT([.K240];3)" office:value-type="string" office:string-value="./." calcext:value-type="string">
            <text:p>./.</text:p>
          </table:table-cell>
          <table:table-cell table:formula="of:=IF(OR(AND([.L240]=&quot;1/1&quot;;[.M240]=&quot;0/0&quot;);AND([.L240]=&quot;0/0&quot;;[.M2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4902" calcext:value-type="float">
            <text:p>549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328;ExcessHet=0;FS=3.68;MQ=60;MQRankSum=0;QD=12.09;ReadPosRankSum=-1.006;SOR=0.086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4,3:7:92:92,0,129</text:p>
          </table:table-cell>
          <table:table-cell office:value-type="string" calcext:value-type="string">
            <text:p>./.:.:.:.:.</text:p>
          </table:table-cell>
          <table:table-cell table:formula="of:=LEFT([.J241];3)" office:value-type="string" office:string-value="0/1" calcext:value-type="string">
            <text:p>0/1</text:p>
          </table:table-cell>
          <table:table-cell table:formula="of:=LEFT([.K241];3)" office:value-type="string" office:string-value="./." calcext:value-type="string">
            <text:p>./.</text:p>
          </table:table-cell>
          <table:table-cell table:formula="of:=IF(OR(AND([.L241]=&quot;1/1&quot;;[.M241]=&quot;0/0&quot;);AND([.L241]=&quot;0/0&quot;;[.M2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190" calcext:value-type="float">
            <text:p>55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0;MQ=60;MQRankSum=0;QD=8.27;ReadPosRankSum=-0.842;SOR=1.179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4,2:6:57:57,0,133</text:p>
          </table:table-cell>
          <table:table-cell office:value-type="string" calcext:value-type="string">
            <text:p>./.:.:.:.:.</text:p>
          </table:table-cell>
          <table:table-cell table:formula="of:=LEFT([.J242];3)" office:value-type="string" office:string-value="0/1" calcext:value-type="string">
            <text:p>0/1</text:p>
          </table:table-cell>
          <table:table-cell table:formula="of:=LEFT([.K242];3)" office:value-type="string" office:string-value="./." calcext:value-type="string">
            <text:p>./.</text:p>
          </table:table-cell>
          <table:table-cell table:formula="of:=IF(OR(AND([.L242]=&quot;1/1&quot;;[.M242]=&quot;0/0&quot;);AND([.L242]=&quot;0/0&quot;;[.M2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344" calcext:value-type="float">
            <text:p>55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873;ExcessHet=0;FS=14.15;MQ=60;MQRankSum=0;QD=3.36;ReadPosRankSum=-1.193;SOR=2.201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1,2:13:51:51,0,456</text:p>
          </table:table-cell>
          <table:table-cell office:value-type="string" calcext:value-type="string">
            <text:p>./.:.:.:.:.</text:p>
          </table:table-cell>
          <table:table-cell table:formula="of:=LEFT([.J243];3)" office:value-type="string" office:string-value="0/1" calcext:value-type="string">
            <text:p>0/1</text:p>
          </table:table-cell>
          <table:table-cell table:formula="of:=LEFT([.K243];3)" office:value-type="string" office:string-value="./." calcext:value-type="string">
            <text:p>./.</text:p>
          </table:table-cell>
          <table:table-cell table:formula="of:=IF(OR(AND([.L243]=&quot;1/1&quot;;[.M243]=&quot;0/0&quot;);AND([.L243]=&quot;0/0&quot;;[.M24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353" calcext:value-type="float">
            <text:p>55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228;ExcessHet=0;FS=20.56;MQ=60;MQRankSum=0;QD=5.04;ReadPosRankSum=-1.741;SOR=2.774;DP=1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2,3:15:83:83,0,488</text:p>
          </table:table-cell>
          <table:table-cell office:value-type="string" calcext:value-type="string">
            <text:p>./.:.:.:.:.</text:p>
          </table:table-cell>
          <table:table-cell table:formula="of:=LEFT([.J244];3)" office:value-type="string" office:string-value="0/1" calcext:value-type="string">
            <text:p>0/1</text:p>
          </table:table-cell>
          <table:table-cell table:formula="of:=LEFT([.K244];3)" office:value-type="string" office:string-value="./." calcext:value-type="string">
            <text:p>./.</text:p>
          </table:table-cell>
          <table:table-cell table:formula="of:=IF(OR(AND([.L244]=&quot;1/1&quot;;[.M244]=&quot;0/0&quot;);AND([.L244]=&quot;0/0&quot;;[.M24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371" calcext:value-type="float">
            <text:p>55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AAA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614;ExcessHet=0;FS=0;MQ=60;MQRankSum=0;QD=8.6;ReadPosRankSum=-1.413;SOR=1.371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8,3:11:99:102,0,327</text:p>
          </table:table-cell>
          <table:table-cell table:formula="of:=LEFT([.J245];3)" office:value-type="string" office:string-value="./." calcext:value-type="string">
            <text:p>./.</text:p>
          </table:table-cell>
          <table:table-cell table:formula="of:=LEFT([.K245];3)" office:value-type="string" office:string-value="0/1" calcext:value-type="string">
            <text:p>0/1</text:p>
          </table:table-cell>
          <table:table-cell table:formula="of:=IF(OR(AND([.L245]=&quot;1/1&quot;;[.M245]=&quot;0/0&quot;);AND([.L245]=&quot;0/0&quot;;[.M24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396" calcext:value-type="float">
            <text:p>553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70.64" calcext:value-type="float">
            <text:p>17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668;ExcessHet=0;FS=2.762;MQ=60;MQRankSum=0;QD=9.48;ReadPosRankSum=-0.33;SOR=1.536;DP=1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2,6:18:99:178,0,393</text:p>
          </table:table-cell>
          <table:table-cell table:formula="of:=LEFT([.J246];3)" office:value-type="string" office:string-value="./." calcext:value-type="string">
            <text:p>./.</text:p>
          </table:table-cell>
          <table:table-cell table:formula="of:=LEFT([.K246];3)" office:value-type="string" office:string-value="0/1" calcext:value-type="string">
            <text:p>0/1</text:p>
          </table:table-cell>
          <table:table-cell table:formula="of:=IF(OR(AND([.L246]=&quot;1/1&quot;;[.M246]=&quot;0/0&quot;);AND([.L246]=&quot;0/0&quot;;[.M24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408" calcext:value-type="float">
            <text:p>554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9.64" calcext:value-type="float">
            <text:p>15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963;ExcessHet=0;FS=2.884;MQ=60;MQRankSum=0;QD=8.87;ReadPosRankSum=0;SOR=2.179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2,6:18:99:167,0,411</text:p>
          </table:table-cell>
          <table:table-cell table:formula="of:=LEFT([.J247];3)" office:value-type="string" office:string-value="./." calcext:value-type="string">
            <text:p>./.</text:p>
          </table:table-cell>
          <table:table-cell table:formula="of:=LEFT([.K247];3)" office:value-type="string" office:string-value="0/1" calcext:value-type="string">
            <text:p>0/1</text:p>
          </table:table-cell>
          <table:table-cell table:formula="of:=IF(OR(AND([.L247]=&quot;1/1&quot;;[.M247]=&quot;0/0&quot;);AND([.L247]=&quot;0/0&quot;;[.M24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471" calcext:value-type="float">
            <text:p>554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.64" calcext:value-type="float">
            <text:p>5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383;ExcessHet=0;FS=4.771;MQ=60;MQRankSum=0;QD=14.41;ReadPosRankSum=0;SOR=2.209;DP=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2:4:56:65,0,56</text:p>
          </table:table-cell>
          <table:table-cell office:value-type="string" calcext:value-type="string">
            <text:p>./.:.:.:.:.</text:p>
          </table:table-cell>
          <table:table-cell table:formula="of:=LEFT([.J248];3)" office:value-type="string" office:string-value="0/1" calcext:value-type="string">
            <text:p>0/1</text:p>
          </table:table-cell>
          <table:table-cell table:formula="of:=LEFT([.K248];3)" office:value-type="string" office:string-value="./." calcext:value-type="string">
            <text:p>./.</text:p>
          </table:table-cell>
          <table:table-cell table:formula="of:=IF(OR(AND([.L248]=&quot;1/1&quot;;[.M248]=&quot;0/0&quot;);AND([.L248]=&quot;0/0&quot;;[.M24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499" calcext:value-type="float">
            <text:p>554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1.32" calcext:value-type="float">
            <text:p>61.32</text:p>
          </table:table-cell>
          <table:table-cell office:value-type="string" calcext:value-type="string">
            <text:p>LowQual;QD_filter</text:p>
          </table:table-cell>
          <table:table-cell office:value-type="string" calcext:value-type="string">
            <text:p>ExcessHet=0;FS=0;MQ=60;QD=30.66;SOR=2.303;BaseQRankSum=0;MQRankSum=0;ReadPosRankSum=-0.967;DP=7;AF=0.5;MLEAC=1;MLEAF=0.5;AN=4;AC=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3,6,0</text:p>
          </table:table-cell>
          <table:table-cell office:value-type="string" calcext:value-type="string">
            <text:p>0/1:2,1:3:28:28,0,65</text:p>
          </table:table-cell>
          <table:table-cell table:formula="of:=LEFT([.J249];3)" office:value-type="string" office:string-value="1/1" calcext:value-type="string">
            <text:p>1/1</text:p>
          </table:table-cell>
          <table:table-cell table:formula="of:=LEFT([.K249];3)" office:value-type="string" office:string-value="0/1" calcext:value-type="string">
            <text:p>0/1</text:p>
          </table:table-cell>
          <table:table-cell table:formula="of:=IF(OR(AND([.L249]=&quot;1/1&quot;;[.M249]=&quot;0/0&quot;);AND([.L249]=&quot;0/0&quot;;[.M24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551" calcext:value-type="float">
            <text:p>555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7.64" calcext:value-type="float">
            <text:p>6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282;ExcessHet=0;FS=0;MQ=60;MQRankSum=0;QD=13.53;ReadPosRankSum=0;SOR=0.446;DP=11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2:5:75:75,0,120</text:p>
          </table:table-cell>
          <table:table-cell office:value-type="string" calcext:value-type="string">
            <text:p>0/1:4,2:6:72:72,0,149</text:p>
          </table:table-cell>
          <table:table-cell table:formula="of:=LEFT([.J250];3)" office:value-type="string" office:string-value="0/1" calcext:value-type="string">
            <text:p>0/1</text:p>
          </table:table-cell>
          <table:table-cell table:formula="of:=LEFT([.K250];3)" office:value-type="string" office:string-value="0/1" calcext:value-type="string">
            <text:p>0/1</text:p>
          </table:table-cell>
          <table:table-cell table:formula="of:=IF(OR(AND([.L250]=&quot;1/1&quot;;[.M250]=&quot;0/0&quot;);AND([.L250]=&quot;0/0&quot;;[.M25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553" calcext:value-type="float">
            <text:p>555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7.64" calcext:value-type="float">
            <text:p>6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24;ExcessHet=0;FS=0;MQ=60;MQRankSum=0;QD=13.53;ReadPosRankSum=0.524;SOR=0.446;DP=11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2:5:75:75,0,120</text:p>
          </table:table-cell>
          <table:table-cell office:value-type="string" calcext:value-type="string">
            <text:p>0/1:4,2:6:72:72,0,149</text:p>
          </table:table-cell>
          <table:table-cell table:formula="of:=LEFT([.J251];3)" office:value-type="string" office:string-value="0/1" calcext:value-type="string">
            <text:p>0/1</text:p>
          </table:table-cell>
          <table:table-cell table:formula="of:=LEFT([.K251];3)" office:value-type="string" office:string-value="0/1" calcext:value-type="string">
            <text:p>0/1</text:p>
          </table:table-cell>
          <table:table-cell table:formula="of:=IF(OR(AND([.L251]=&quot;1/1&quot;;[.M251]=&quot;0/0&quot;);AND([.L251]=&quot;0/0&quot;;[.M25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560" calcext:value-type="float">
            <text:p>555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2.96" calcext:value-type="float">
            <text:p>202.9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ExcessHet=0;FS=0;MQ=60;QD=32.87;SOR=3.611;BaseQRankSum=-0.431;MQRankSum=0;ReadPosRankSum=1.282;DP=11;AF=0.5;MLEAC=1;MLEAF=0.5;AN=4;AC=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7,15,0</text:p>
          </table:table-cell>
          <table:table-cell office:value-type="string" calcext:value-type="string">
            <text:p>0/1:4,2:6:72:72,0,162</text:p>
          </table:table-cell>
          <table:table-cell table:formula="of:=LEFT([.J252];3)" office:value-type="string" office:string-value="1/1" calcext:value-type="string">
            <text:p>1/1</text:p>
          </table:table-cell>
          <table:table-cell table:formula="of:=LEFT([.K252];3)" office:value-type="string" office:string-value="0/1" calcext:value-type="string">
            <text:p>0/1</text:p>
          </table:table-cell>
          <table:table-cell table:formula="of:=IF(OR(AND([.L252]=&quot;1/1&quot;;[.M252]=&quot;0/0&quot;);AND([.L252]=&quot;0/0&quot;;[.M25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572" calcext:value-type="float">
            <text:p>555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7.64" calcext:value-type="float">
            <text:p>6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524;ExcessHet=0;FS=3.979;MQ=60;MQRankSum=0;QD=13.53;ReadPosRankSum=1.645;SOR=2.245;DP=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3,2:5:75:75,0,120</text:p>
          </table:table-cell>
          <table:table-cell table:formula="of:=LEFT([.J253];3)" office:value-type="string" office:string-value="./." calcext:value-type="string">
            <text:p>./.</text:p>
          </table:table-cell>
          <table:table-cell table:formula="of:=LEFT([.K253];3)" office:value-type="string" office:string-value="0/1" calcext:value-type="string">
            <text:p>0/1</text:p>
          </table:table-cell>
          <table:table-cell table:formula="of:=IF(OR(AND([.L253]=&quot;1/1&quot;;[.M253]=&quot;0/0&quot;);AND([.L253]=&quot;0/0&quot;;[.M25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5575" calcext:value-type="float">
            <text:p>555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645;ExcessHet=0;FS=0;MQ=60;MQRankSum=0;QD=16.94;ReadPosRankSum=-0.524;SOR=0.693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3:6:99:109,0,107</text:p>
          </table:table-cell>
          <table:table-cell office:value-type="string" calcext:value-type="string">
            <text:p>./.:.:.:.:.</text:p>
          </table:table-cell>
          <table:table-cell table:formula="of:=LEFT([.J254];3)" office:value-type="string" office:string-value="0/1" calcext:value-type="string">
            <text:p>0/1</text:p>
          </table:table-cell>
          <table:table-cell table:formula="of:=LEFT([.K254];3)" office:value-type="string" office:string-value="./." calcext:value-type="string">
            <text:p>./.</text:p>
          </table:table-cell>
          <table:table-cell table:formula="of:=IF(OR(AND([.L254]=&quot;1/1&quot;;[.M254]=&quot;0/0&quot;);AND([.L254]=&quot;0/0&quot;;[.M25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6145" calcext:value-type="float">
            <text:p>561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875;ExcessHet=0;FS=3.09;MQ=60;MQRankSum=0;QD=4.51;ReadPosRankSum=0;SOR=1.981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2:11:57:57,0,370</text:p>
          </table:table-cell>
          <table:table-cell table:formula="of:=LEFT([.J255];3)" office:value-type="string" office:string-value="./." calcext:value-type="string">
            <text:p>./.</text:p>
          </table:table-cell>
          <table:table-cell table:formula="of:=LEFT([.K255];3)" office:value-type="string" office:string-value="0/1" calcext:value-type="string">
            <text:p>0/1</text:p>
          </table:table-cell>
          <table:table-cell table:formula="of:=IF(OR(AND([.L255]=&quot;1/1&quot;;[.M255]=&quot;0/0&quot;);AND([.L255]=&quot;0/0&quot;;[.M25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6150" calcext:value-type="float">
            <text:p>56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473;ExcessHet=0;FS=3.09;MQ=60;MQRankSum=0;QD=4.51;ReadPosRankSum=0.473;SOR=1.981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2:11:57:57,0,370</text:p>
          </table:table-cell>
          <table:table-cell table:formula="of:=LEFT([.J256];3)" office:value-type="string" office:string-value="./." calcext:value-type="string">
            <text:p>./.</text:p>
          </table:table-cell>
          <table:table-cell table:formula="of:=LEFT([.K256];3)" office:value-type="string" office:string-value="0/1" calcext:value-type="string">
            <text:p>0/1</text:p>
          </table:table-cell>
          <table:table-cell table:formula="of:=IF(OR(AND([.L256]=&quot;1/1&quot;;[.M256]=&quot;0/0&quot;);AND([.L256]=&quot;0/0&quot;;[.M2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8249" calcext:value-type="float">
            <text:p>58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645;ExcessHet=0;FS=0;MQ=60;MQRankSum=0;QD=6.93;ReadPosRankSum=0;SOR=1.609;DP=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2:5:42:42,0,94</text:p>
          </table:table-cell>
          <table:table-cell office:value-type="string" calcext:value-type="string">
            <text:p>./.:.:.:.:.</text:p>
          </table:table-cell>
          <table:table-cell table:formula="of:=LEFT([.J257];3)" office:value-type="string" office:string-value="0/1" calcext:value-type="string">
            <text:p>0/1</text:p>
          </table:table-cell>
          <table:table-cell table:formula="of:=LEFT([.K257];3)" office:value-type="string" office:string-value="./." calcext:value-type="string">
            <text:p>./.</text:p>
          </table:table-cell>
          <table:table-cell table:formula="of:=IF(OR(AND([.L257]=&quot;1/1&quot;;[.M257]=&quot;0/0&quot;);AND([.L257]=&quot;0/0&quot;;[.M25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8481" calcext:value-type="float">
            <text:p>584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80.64" calcext:value-type="float">
            <text:p>8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674;ExcessHet=0;FS=3.979;MQ=60;MQRankSum=0;QD=13.44;ReadPosRankSum=0.126;SOR=0.838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3:6:88:88,0,92</text:p>
          </table:table-cell>
          <table:table-cell office:value-type="string" calcext:value-type="string">
            <text:p>./.:.:.:.:.</text:p>
          </table:table-cell>
          <table:table-cell table:formula="of:=LEFT([.J258];3)" office:value-type="string" office:string-value="0/1" calcext:value-type="string">
            <text:p>0/1</text:p>
          </table:table-cell>
          <table:table-cell table:formula="of:=LEFT([.K258];3)" office:value-type="string" office:string-value="./." calcext:value-type="string">
            <text:p>./.</text:p>
          </table:table-cell>
          <table:table-cell table:formula="of:=IF(OR(AND([.L258]=&quot;1/1&quot;;[.M258]=&quot;0/0&quot;);AND([.L258]=&quot;0/0&quot;;[.M25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8775" calcext:value-type="float">
            <text:p>587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0.32" calcext:value-type="float">
            <text:p>60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6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2,6,0</text:p>
          </table:table-cell>
          <table:table-cell office:value-type="string" calcext:value-type="string">
            <text:p>0/0:9,0:9:27:0,27,291</text:p>
          </table:table-cell>
          <table:table-cell table:formula="of:=LEFT([.J259];3)" office:value-type="string" office:string-value="1/1" calcext:value-type="string">
            <text:p>1/1</text:p>
          </table:table-cell>
          <table:table-cell table:formula="of:=LEFT([.K259];3)" office:value-type="string" office:string-value="0/0" calcext:value-type="string">
            <text:p>0/0</text:p>
          </table:table-cell>
          <table:table-cell table:formula="of:=IF(OR(AND([.L259]=&quot;1/1&quot;;[.M259]=&quot;0/0&quot;);AND([.L259]=&quot;0/0&quot;;[.M2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59002" calcext:value-type="float">
            <text:p>59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0;MQ=60;MQRankSum=0;QD=3.46;ReadPosRankSum=0.967;SOR=0.169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8,2:10:42:42,0,260</text:p>
          </table:table-cell>
          <table:table-cell table:formula="of:=LEFT([.J260];3)" office:value-type="string" office:string-value="./." calcext:value-type="string">
            <text:p>./.</text:p>
          </table:table-cell>
          <table:table-cell table:formula="of:=LEFT([.K260];3)" office:value-type="string" office:string-value="0/1" calcext:value-type="string">
            <text:p>0/1</text:p>
          </table:table-cell>
          <table:table-cell table:formula="of:=IF(OR(AND([.L260]=&quot;1/1&quot;;[.M260]=&quot;0/0&quot;);AND([.L260]=&quot;0/0&quot;;[.M26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61343" calcext:value-type="float">
            <text:p>61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967;ExcessHet=0;FS=0;MQ=60;MQRankSum=0;QD=16.55;ReadPosRankSum=0;SOR=1.179;DP=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2:3:26:57,0,26</text:p>
          </table:table-cell>
          <table:table-cell office:value-type="string" calcext:value-type="string">
            <text:p>./.:.:.:.:.</text:p>
          </table:table-cell>
          <table:table-cell table:formula="of:=LEFT([.J261];3)" office:value-type="string" office:string-value="0/1" calcext:value-type="string">
            <text:p>0/1</text:p>
          </table:table-cell>
          <table:table-cell table:formula="of:=LEFT([.K261];3)" office:value-type="string" office:string-value="./." calcext:value-type="string">
            <text:p>./.</text:p>
          </table:table-cell>
          <table:table-cell table:formula="of:=IF(OR(AND([.L261]=&quot;1/1&quot;;[.M261]=&quot;0/0&quot;);AND([.L261]=&quot;0/0&quot;;[.M26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67462" calcext:value-type="float">
            <text:p>674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8.64" calcext:value-type="float">
            <text:p>4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0;MQ=45.9;MQRankSum=-1.383;QD=12.16;ReadPosRankSum=0;SOR=0.105;DP=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2,2:4:56:56,0,63</text:p>
          </table:table-cell>
          <table:table-cell table:formula="of:=LEFT([.J262];3)" office:value-type="string" office:string-value="./." calcext:value-type="string">
            <text:p>./.</text:p>
          </table:table-cell>
          <table:table-cell table:formula="of:=LEFT([.K262];3)" office:value-type="string" office:string-value="0/1" calcext:value-type="string">
            <text:p>0/1</text:p>
          </table:table-cell>
          <table:table-cell table:formula="of:=IF(OR(AND([.L262]=&quot;1/1&quot;;[.M262]=&quot;0/0&quot;);AND([.L262]=&quot;0/0&quot;;[.M26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69289" calcext:value-type="float">
            <text:p>692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383;ExcessHet=0;FS=0;MQ=60;MQRankSum=0;QD=12.41;ReadPosRankSum=-0.967;SOR=0.693;DP=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2:4:57:57,0,59</text:p>
          </table:table-cell>
          <table:table-cell office:value-type="string" calcext:value-type="string">
            <text:p>./.:.:.:.:.</text:p>
          </table:table-cell>
          <table:table-cell table:formula="of:=LEFT([.J263];3)" office:value-type="string" office:string-value="0/1" calcext:value-type="string">
            <text:p>0/1</text:p>
          </table:table-cell>
          <table:table-cell table:formula="of:=LEFT([.K263];3)" office:value-type="string" office:string-value="./." calcext:value-type="string">
            <text:p>./.</text:p>
          </table:table-cell>
          <table:table-cell table:formula="of:=IF(OR(AND([.L263]=&quot;1/1&quot;;[.M263]=&quot;0/0&quot;);AND([.L263]=&quot;0/0&quot;;[.M26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2562" calcext:value-type="float">
            <text:p>725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3.64" calcext:value-type="float">
            <text:p>5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4.771;MQ=60;MQRankSum=0;QD=17.88;ReadPosRankSum=-0.967;SOR=2.225;DP=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2:3:26:61,0,26</text:p>
          </table:table-cell>
          <table:table-cell office:value-type="string" calcext:value-type="string">
            <text:p>./.:.:.:.:.</text:p>
          </table:table-cell>
          <table:table-cell table:formula="of:=LEFT([.J264];3)" office:value-type="string" office:string-value="0/1" calcext:value-type="string">
            <text:p>0/1</text:p>
          </table:table-cell>
          <table:table-cell table:formula="of:=LEFT([.K264];3)" office:value-type="string" office:string-value="./." calcext:value-type="string">
            <text:p>./.</text:p>
          </table:table-cell>
          <table:table-cell table:formula="of:=IF(OR(AND([.L264]=&quot;1/1&quot;;[.M264]=&quot;0/0&quot;);AND([.L264]=&quot;0/0&quot;;[.M26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2695" calcext:value-type="float">
            <text:p>726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06;ExcessHet=0;FS=5.441;MQ=60;MQRankSum=0;QD=22.52;ReadPosRankSum=1.068;SOR=3.611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5:7:42:165,0,42</text:p>
          </table:table-cell>
          <table:table-cell office:value-type="string" calcext:value-type="string">
            <text:p>0/0:8,0:8:24:0,24,298</text:p>
          </table:table-cell>
          <table:table-cell table:formula="of:=LEFT([.J265];3)" office:value-type="string" office:string-value="0/1" calcext:value-type="string">
            <text:p>0/1</text:p>
          </table:table-cell>
          <table:table-cell table:formula="of:=LEFT([.K265];3)" office:value-type="string" office:string-value="0/0" calcext:value-type="string">
            <text:p>0/0</text:p>
          </table:table-cell>
          <table:table-cell table:formula="of:=IF(OR(AND([.L265]=&quot;1/1&quot;;[.M265]=&quot;0/0&quot;);AND([.L265]=&quot;0/0&quot;;[.M26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2819" calcext:value-type="float">
            <text:p>728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7.32" calcext:value-type="float">
            <text:p>67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6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9,6,0</text:p>
          </table:table-cell>
          <table:table-cell office:value-type="string" calcext:value-type="string">
            <text:p>0/0:10,0:10:30:0,30,367</text:p>
          </table:table-cell>
          <table:table-cell table:formula="of:=LEFT([.J266];3)" office:value-type="string" office:string-value="1/1" calcext:value-type="string">
            <text:p>1/1</text:p>
          </table:table-cell>
          <table:table-cell table:formula="of:=LEFT([.K266];3)" office:value-type="string" office:string-value="0/0" calcext:value-type="string">
            <text:p>0/0</text:p>
          </table:table-cell>
          <table:table-cell table:formula="of:=IF(OR(AND([.L266]=&quot;1/1&quot;;[.M266]=&quot;0/0&quot;);AND([.L266]=&quot;0/0&quot;;[.M2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2861" calcext:value-type="float">
            <text:p>728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8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8,0:8:24:0,24,291</text:p>
          </table:table-cell>
          <table:table-cell table:formula="of:=LEFT([.J267];3)" office:value-type="string" office:string-value="1/1" calcext:value-type="string">
            <text:p>1/1</text:p>
          </table:table-cell>
          <table:table-cell table:formula="of:=LEFT([.K267];3)" office:value-type="string" office:string-value="0/0" calcext:value-type="string">
            <text:p>0/0</text:p>
          </table:table-cell>
          <table:table-cell table:formula="of:=IF(OR(AND([.L267]=&quot;1/1&quot;;[.M267]=&quot;0/0&quot;);AND([.L267]=&quot;0/0&quot;;[.M2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2866" calcext:value-type="float">
            <text:p>728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3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8,0:8:24:0,24,274</text:p>
          </table:table-cell>
          <table:table-cell table:formula="of:=LEFT([.J268];3)" office:value-type="string" office:string-value="1/1" calcext:value-type="string">
            <text:p>1/1</text:p>
          </table:table-cell>
          <table:table-cell table:formula="of:=LEFT([.K268];3)" office:value-type="string" office:string-value="0/0" calcext:value-type="string">
            <text:p>0/0</text:p>
          </table:table-cell>
          <table:table-cell table:formula="of:=IF(OR(AND([.L268]=&quot;1/1&quot;;[.M268]=&quot;0/0&quot;);AND([.L268]=&quot;0/0&quot;;[.M2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3233" calcext:value-type="float">
            <text:p>732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9.64" calcext:value-type="float">
            <text:p>4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645;ExcessHet=0;FS=0;MQ=60;MQRankSum=0;QD=9.93;ReadPosRankSum=0;SOR=0.446;DP=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2:5:57:57,0,98</text:p>
          </table:table-cell>
          <table:table-cell office:value-type="string" calcext:value-type="string">
            <text:p>./.:.:.:.:.</text:p>
          </table:table-cell>
          <table:table-cell table:formula="of:=LEFT([.J269];3)" office:value-type="string" office:string-value="0/1" calcext:value-type="string">
            <text:p>0/1</text:p>
          </table:table-cell>
          <table:table-cell table:formula="of:=LEFT([.K269];3)" office:value-type="string" office:string-value="./." calcext:value-type="string">
            <text:p>./.</text:p>
          </table:table-cell>
          <table:table-cell table:formula="of:=IF(OR(AND([.L269]=&quot;1/1&quot;;[.M269]=&quot;0/0&quot;);AND([.L269]=&quot;0/0&quot;;[.M26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3255" calcext:value-type="float">
            <text:p>73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58.65" calcext:value-type="float">
            <text:p>158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383;ExcessHet=0;FS=0;MQ=60;MQRankSum=0;QD=26.44;ReadPosRankSum=1.383;SOR=2.30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16:166,0,16</text:p>
          </table:table-cell>
          <table:table-cell office:value-type="string" calcext:value-type="string">
            <text:p>0/0:15,0:15:45:0,45,548</text:p>
          </table:table-cell>
          <table:table-cell table:formula="of:=LEFT([.J270];3)" office:value-type="string" office:string-value="0/1" calcext:value-type="string">
            <text:p>0/1</text:p>
          </table:table-cell>
          <table:table-cell table:formula="of:=LEFT([.K270];3)" office:value-type="string" office:string-value="0/0" calcext:value-type="string">
            <text:p>0/0</text:p>
          </table:table-cell>
          <table:table-cell table:formula="of:=IF(OR(AND([.L270]=&quot;1/1&quot;;[.M270]=&quot;0/0&quot;);AND([.L270]=&quot;0/0&quot;;[.M27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3293" calcext:value-type="float">
            <text:p>73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60.65" calcext:value-type="float">
            <text:p>160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74;ExcessHet=0;FS=0;MQ=60;MQRankSum=0;QD=26.77;ReadPosRankSum=-0.674;SOR=2.303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18:168,0,18</text:p>
          </table:table-cell>
          <table:table-cell office:value-type="string" calcext:value-type="string">
            <text:p>0/0:14,0:14:42:0,42,474</text:p>
          </table:table-cell>
          <table:table-cell table:formula="of:=LEFT([.J271];3)" office:value-type="string" office:string-value="0/1" calcext:value-type="string">
            <text:p>0/1</text:p>
          </table:table-cell>
          <table:table-cell table:formula="of:=LEFT([.K271];3)" office:value-type="string" office:string-value="0/0" calcext:value-type="string">
            <text:p>0/0</text:p>
          </table:table-cell>
          <table:table-cell table:formula="of:=IF(OR(AND([.L271]=&quot;1/1&quot;;[.M271]=&quot;0/0&quot;);AND([.L271]=&quot;0/0&quot;;[.M27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3578" calcext:value-type="float">
            <text:p>735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0.64" calcext:value-type="float">
            <text:p>5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967;ExcessHet=0;FS=0;MQ=60;MQRankSum=0;QD=12.66;ReadPosRankSum=0;SOR=2.303;DP=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2:4:58:58,0,61</text:p>
          </table:table-cell>
          <table:table-cell office:value-type="string" calcext:value-type="string">
            <text:p>./.:.:.:.:.</text:p>
          </table:table-cell>
          <table:table-cell table:formula="of:=LEFT([.J272];3)" office:value-type="string" office:string-value="0/1" calcext:value-type="string">
            <text:p>0/1</text:p>
          </table:table-cell>
          <table:table-cell table:formula="of:=LEFT([.K272];3)" office:value-type="string" office:string-value="./." calcext:value-type="string">
            <text:p>./.</text:p>
          </table:table-cell>
          <table:table-cell table:formula="of:=IF(OR(AND([.L272]=&quot;1/1&quot;;[.M272]=&quot;0/0&quot;);AND([.L272]=&quot;0/0&quot;;[.M27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4047" calcext:value-type="float">
            <text:p>74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2.64" calcext:value-type="float">
            <text:p>7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354;ExcessHet=0;FS=7.404;MQ=60;MQRankSum=0;QD=6.6;ReadPosRankSum=-0.595;SOR=2.8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80:80,0,266</text:p>
          </table:table-cell>
          <table:table-cell office:value-type="string" calcext:value-type="string">
            <text:p>./.:.:.:.:.</text:p>
          </table:table-cell>
          <table:table-cell table:formula="of:=LEFT([.J273];3)" office:value-type="string" office:string-value="0/1" calcext:value-type="string">
            <text:p>0/1</text:p>
          </table:table-cell>
          <table:table-cell table:formula="of:=LEFT([.K273];3)" office:value-type="string" office:string-value="./." calcext:value-type="string">
            <text:p>./.</text:p>
          </table:table-cell>
          <table:table-cell table:formula="of:=IF(OR(AND([.L273]=&quot;1/1&quot;;[.M273]=&quot;0/0&quot;);AND([.L273]=&quot;0/0&quot;;[.M27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4090" calcext:value-type="float">
            <text:p>740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7.64" calcext:value-type="float">
            <text:p>4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1;ExcessHet=0;FS=3.332;MQ=60;MQRankSum=0;QD=5.95;ReadPosRankSum=0;SOR=2.303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6,2:8:55:55,0,194</text:p>
          </table:table-cell>
          <table:table-cell office:value-type="string" calcext:value-type="string">
            <text:p>./.:.:.:.:.</text:p>
          </table:table-cell>
          <table:table-cell table:formula="of:=LEFT([.J274];3)" office:value-type="string" office:string-value="0/1" calcext:value-type="string">
            <text:p>0/1</text:p>
          </table:table-cell>
          <table:table-cell table:formula="of:=LEFT([.K274];3)" office:value-type="string" office:string-value="./." calcext:value-type="string">
            <text:p>./.</text:p>
          </table:table-cell>
          <table:table-cell table:formula="of:=IF(OR(AND([.L274]=&quot;1/1&quot;;[.M274]=&quot;0/0&quot;);AND([.L274]=&quot;0/0&quot;;[.M27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5112" calcext:value-type="float">
            <text:p>75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2.32" calcext:value-type="float">
            <text:p>62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6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4,6,0</text:p>
          </table:table-cell>
          <table:table-cell office:value-type="string" calcext:value-type="string">
            <text:p>0/0:6,0:6:18:0,18,229</text:p>
          </table:table-cell>
          <table:table-cell table:formula="of:=LEFT([.J275];3)" office:value-type="string" office:string-value="1/1" calcext:value-type="string">
            <text:p>1/1</text:p>
          </table:table-cell>
          <table:table-cell table:formula="of:=LEFT([.K275];3)" office:value-type="string" office:string-value="0/0" calcext:value-type="string">
            <text:p>0/0</text:p>
          </table:table-cell>
          <table:table-cell table:formula="of:=IF(OR(AND([.L275]=&quot;1/1&quot;;[.M275]=&quot;0/0&quot;);AND([.L275]=&quot;0/0&quot;;[.M2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7163" calcext:value-type="float">
            <text:p>77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ACTGGGGTGTGTCCTGGGGTGTAGGAAGGGCT</text:p>
          </table:table-cell>
          <table:table-cell office:value-type="string" calcext:value-type="string">
            <text:p>C</text:p>
          </table:table-cell>
          <table:table-cell office:value-type="float" office:value="58.6" calcext:value-type="float">
            <text:p>58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18;ExcessHet=0;FS=8.451;MQ=60;MQRankSum=0;QD=8.37;ReadPosRankSum=-0.06;SOR=2.215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66:66,0,203</text:p>
          </table:table-cell>
          <table:table-cell table:formula="of:=LEFT([.J276];3)" office:value-type="string" office:string-value="./." calcext:value-type="string">
            <text:p>./.</text:p>
          </table:table-cell>
          <table:table-cell table:formula="of:=LEFT([.K276];3)" office:value-type="string" office:string-value="0/1" calcext:value-type="string">
            <text:p>0/1</text:p>
          </table:table-cell>
          <table:table-cell table:formula="of:=IF(OR(AND([.L276]=&quot;1/1&quot;;[.M276]=&quot;0/0&quot;);AND([.L276]=&quot;0/0&quot;;[.M27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7526" calcext:value-type="float">
            <text:p>775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068;ExcessHet=0;FS=3.68;MQ=60;MQRankSum=0;QD=4.83;ReadPosRankSum=-0.619;SOR=2.236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46:46,0,193</text:p>
          </table:table-cell>
          <table:table-cell table:formula="of:=LEFT([.J277];3)" office:value-type="string" office:string-value="./." calcext:value-type="string">
            <text:p>./.</text:p>
          </table:table-cell>
          <table:table-cell table:formula="of:=LEFT([.K277];3)" office:value-type="string" office:string-value="0/1" calcext:value-type="string">
            <text:p>0/1</text:p>
          </table:table-cell>
          <table:table-cell table:formula="of:=IF(OR(AND([.L277]=&quot;1/1&quot;;[.M277]=&quot;0/0&quot;);AND([.L277]=&quot;0/0&quot;;[.M27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7563" calcext:value-type="float">
            <text:p>775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3.64" calcext:value-type="float">
            <text:p>5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49;ExcessHet=0;FS=3.522;MQ=60;MQRankSum=0;QD=5.96;ReadPosRankSum=0.549;SOR=2.266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2:9:61:61,0,268</text:p>
          </table:table-cell>
          <table:table-cell table:formula="of:=LEFT([.J278];3)" office:value-type="string" office:string-value="./." calcext:value-type="string">
            <text:p>./.</text:p>
          </table:table-cell>
          <table:table-cell table:formula="of:=LEFT([.K278];3)" office:value-type="string" office:string-value="0/1" calcext:value-type="string">
            <text:p>0/1</text:p>
          </table:table-cell>
          <table:table-cell table:formula="of:=IF(OR(AND([.L278]=&quot;1/1&quot;;[.M278]=&quot;0/0&quot;);AND([.L278]=&quot;0/0&quot;;[.M27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7569" calcext:value-type="float">
            <text:p>775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6.64" calcext:value-type="float">
            <text:p>5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09;ExcessHet=0;FS=3.68;MQ=60;MQRankSum=0;QD=7.08;ReadPosRankSum=0.619;SOR=2.236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64:64,0,238</text:p>
          </table:table-cell>
          <table:table-cell table:formula="of:=LEFT([.J279];3)" office:value-type="string" office:string-value="./." calcext:value-type="string">
            <text:p>./.</text:p>
          </table:table-cell>
          <table:table-cell table:formula="of:=LEFT([.K279];3)" office:value-type="string" office:string-value="0/1" calcext:value-type="string">
            <text:p>0/1</text:p>
          </table:table-cell>
          <table:table-cell table:formula="of:=IF(OR(AND([.L279]=&quot;1/1&quot;;[.M279]=&quot;0/0&quot;);AND([.L279]=&quot;0/0&quot;;[.M27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8087" calcext:value-type="float">
            <text:p>780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865;ExcessHet=0;FS=6.726;MQ=58.96;MQRankSum=-1.922;QD=3.48;ReadPosRankSum=0.472;SOR=2.819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3,3:16:63:63,0,422</text:p>
          </table:table-cell>
          <table:table-cell table:formula="of:=LEFT([.J280];3)" office:value-type="string" office:string-value="./." calcext:value-type="string">
            <text:p>./.</text:p>
          </table:table-cell>
          <table:table-cell table:formula="of:=LEFT([.K280];3)" office:value-type="string" office:string-value="0/1" calcext:value-type="string">
            <text:p>0/1</text:p>
          </table:table-cell>
          <table:table-cell table:formula="of:=IF(OR(AND([.L280]=&quot;1/1&quot;;[.M280]=&quot;0/0&quot;);AND([.L280]=&quot;0/0&quot;;[.M28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8127" calcext:value-type="float">
            <text:p>78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1.64" calcext:value-type="float">
            <text:p>3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552;ExcessHet=0;FS=3.282;MQ=56.94;MQRankSum=0;QD=2.64;ReadPosRankSum=0.862;SOR=2.303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0,2:12:39:39,0,332</text:p>
          </table:table-cell>
          <table:table-cell table:formula="of:=LEFT([.J281];3)" office:value-type="string" office:string-value="./." calcext:value-type="string">
            <text:p>./.</text:p>
          </table:table-cell>
          <table:table-cell table:formula="of:=LEFT([.K281];3)" office:value-type="string" office:string-value="0/1" calcext:value-type="string">
            <text:p>0/1</text:p>
          </table:table-cell>
          <table:table-cell table:formula="of:=IF(OR(AND([.L281]=&quot;1/1&quot;;[.M281]=&quot;0/0&quot;);AND([.L281]=&quot;0/0&quot;;[.M2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8274" calcext:value-type="float">
            <text:p>78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96;ExcessHet=0;FS=0;MQ=59.41;MQRankSum=-0.524;QD=7.96;ReadPosRankSum=-1.111;SOR=1.609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3:10:87:87,0,222</text:p>
          </table:table-cell>
          <table:table-cell table:formula="of:=LEFT([.J282];3)" office:value-type="string" office:string-value="./." calcext:value-type="string">
            <text:p>./.</text:p>
          </table:table-cell>
          <table:table-cell table:formula="of:=LEFT([.K282];3)" office:value-type="string" office:string-value="0/1" calcext:value-type="string">
            <text:p>0/1</text:p>
          </table:table-cell>
          <table:table-cell table:formula="of:=IF(OR(AND([.L282]=&quot;1/1&quot;;[.M282]=&quot;0/0&quot;);AND([.L282]=&quot;0/0&quot;;[.M2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8552" calcext:value-type="float">
            <text:p>785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9.64" calcext:value-type="float">
            <text:p>69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-0.253;ExcessHet=0;FS=0;MQ=37.76;MQRankSum=0.728;QD=6.96;ReadPosRankSum=-0.536;SOR=0.836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3:10:77:77,0,214</text:p>
          </table:table-cell>
          <table:table-cell table:formula="of:=LEFT([.J283];3)" office:value-type="string" office:string-value="./." calcext:value-type="string">
            <text:p>./.</text:p>
          </table:table-cell>
          <table:table-cell table:formula="of:=LEFT([.K283];3)" office:value-type="string" office:string-value="0/1" calcext:value-type="string">
            <text:p>0/1</text:p>
          </table:table-cell>
          <table:table-cell table:formula="of:=IF(OR(AND([.L283]=&quot;1/1&quot;;[.M283]=&quot;0/0&quot;);AND([.L283]=&quot;0/0&quot;;[.M28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8621" calcext:value-type="float">
            <text:p>786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7.64" calcext:value-type="float">
            <text:p>87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1.006;ExcessHet=0;FS=0;MQ=36.76;MQRankSum=1.068;QD=12.52;ReadPosRankSum=-0.484;SOR=1.609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3:7:95:95,0,117</text:p>
          </table:table-cell>
          <table:table-cell table:formula="of:=LEFT([.J284];3)" office:value-type="string" office:string-value="./." calcext:value-type="string">
            <text:p>./.</text:p>
          </table:table-cell>
          <table:table-cell table:formula="of:=LEFT([.K284];3)" office:value-type="string" office:string-value="0/1" calcext:value-type="string">
            <text:p>0/1</text:p>
          </table:table-cell>
          <table:table-cell table:formula="of:=IF(OR(AND([.L284]=&quot;1/1&quot;;[.M284]=&quot;0/0&quot;);AND([.L284]=&quot;0/0&quot;;[.M28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9646" calcext:value-type="float">
            <text:p>796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465;ExcessHet=0;FS=0;MQ=50.39;MQRankSum=-1.981;QD=4.95;ReadPosRankSum=-0.876;SOR=1.802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42:42,0,159</text:p>
          </table:table-cell>
          <table:table-cell table:formula="of:=LEFT([.J285];3)" office:value-type="string" office:string-value="./." calcext:value-type="string">
            <text:p>./.</text:p>
          </table:table-cell>
          <table:table-cell table:formula="of:=LEFT([.K285];3)" office:value-type="string" office:string-value="0/1" calcext:value-type="string">
            <text:p>0/1</text:p>
          </table:table-cell>
          <table:table-cell table:formula="of:=IF(OR(AND([.L285]=&quot;1/1&quot;;[.M285]=&quot;0/0&quot;);AND([.L285]=&quot;0/0&quot;;[.M28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79871" calcext:value-type="float">
            <text:p>798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0;ExcessHet=0;FS=3.979;MQ=27;MQRankSum=0;QD=6.27;ReadPosRankSum=0.842;SOR=2.225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2:6:45:45,0,109</text:p>
          </table:table-cell>
          <table:table-cell table:formula="of:=LEFT([.J286];3)" office:value-type="string" office:string-value="./." calcext:value-type="string">
            <text:p>./.</text:p>
          </table:table-cell>
          <table:table-cell table:formula="of:=LEFT([.K286];3)" office:value-type="string" office:string-value="0/1" calcext:value-type="string">
            <text:p>0/1</text:p>
          </table:table-cell>
          <table:table-cell table:formula="of:=IF(OR(AND([.L286]=&quot;1/1&quot;;[.M286]=&quot;0/0&quot;);AND([.L286]=&quot;0/0&quot;;[.M28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0646" calcext:value-type="float">
            <text:p>806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9.64" calcext:value-type="float">
            <text:p>69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-1.645;ExcessHet=0;FS=0;MQ=27;MQRankSum=0;QD=11.61;ReadPosRankSum=0.598;SOR=2.093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3,3:6:77:77,0,77</text:p>
          </table:table-cell>
          <table:table-cell table:formula="of:=LEFT([.J287];3)" office:value-type="string" office:string-value="./." calcext:value-type="string">
            <text:p>./.</text:p>
          </table:table-cell>
          <table:table-cell table:formula="of:=LEFT([.K287];3)" office:value-type="string" office:string-value="0/1" calcext:value-type="string">
            <text:p>0/1</text:p>
          </table:table-cell>
          <table:table-cell table:formula="of:=IF(OR(AND([.L287]=&quot;1/1&quot;;[.M287]=&quot;0/0&quot;);AND([.L287]=&quot;0/0&quot;;[.M28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0657" calcext:value-type="float">
            <text:p>806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4.64" calcext:value-type="float">
            <text:p>34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0.366;ExcessHet=0;FS=0;MQ=27;MQRankSum=0;QD=4.95;ReadPosRankSum=0.876;SOR=1.802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42:42,0,138</text:p>
          </table:table-cell>
          <table:table-cell table:formula="of:=LEFT([.J288];3)" office:value-type="string" office:string-value="./." calcext:value-type="string">
            <text:p>./.</text:p>
          </table:table-cell>
          <table:table-cell table:formula="of:=LEFT([.K288];3)" office:value-type="string" office:string-value="0/1" calcext:value-type="string">
            <text:p>0/1</text:p>
          </table:table-cell>
          <table:table-cell table:formula="of:=IF(OR(AND([.L288]=&quot;1/1&quot;;[.M288]=&quot;0/0&quot;);AND([.L288]=&quot;0/0&quot;;[.M28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0669" calcext:value-type="float">
            <text:p>806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.64" calcext:value-type="float">
            <text:p>31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-0.637;ExcessHet=0;FS=0;MQ=27;MQRankSum=0;QD=4.52;ReadPosRankSum=0.712;SOR=1.802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39:39,0,137</text:p>
          </table:table-cell>
          <table:table-cell table:formula="of:=LEFT([.J289];3)" office:value-type="string" office:string-value="./." calcext:value-type="string">
            <text:p>./.</text:p>
          </table:table-cell>
          <table:table-cell table:formula="of:=LEFT([.K289];3)" office:value-type="string" office:string-value="0/1" calcext:value-type="string">
            <text:p>0/1</text:p>
          </table:table-cell>
          <table:table-cell table:formula="of:=IF(OR(AND([.L289]=&quot;1/1&quot;;[.M289]=&quot;0/0&quot;);AND([.L289]=&quot;0/0&quot;;[.M28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0841" calcext:value-type="float">
            <text:p>808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7.64" calcext:value-type="float">
            <text:p>37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0.431;ExcessHet=0;FS=0;MQ=27;MQRankSum=0;QD=6.27;ReadPosRankSum=-0.842;SOR=1.179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2:6:45:45,0,109</text:p>
          </table:table-cell>
          <table:table-cell table:formula="of:=LEFT([.J290];3)" office:value-type="string" office:string-value="./." calcext:value-type="string">
            <text:p>./.</text:p>
          </table:table-cell>
          <table:table-cell table:formula="of:=LEFT([.K290];3)" office:value-type="string" office:string-value="0/1" calcext:value-type="string">
            <text:p>0/1</text:p>
          </table:table-cell>
          <table:table-cell table:formula="of:=IF(OR(AND([.L290]=&quot;1/1&quot;;[.M290]=&quot;0/0&quot;);AND([.L290]=&quot;0/0&quot;;[.M29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1978" calcext:value-type="float">
            <text:p>819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7.64" calcext:value-type="float">
            <text:p>11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82;ExcessHet=0;FS=6.99;MQ=60;MQRankSum=0;QD=23.53;ReadPosRankSum=-0.524;SOR=3.229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22:125,0,22</text:p>
          </table:table-cell>
          <table:table-cell office:value-type="string" calcext:value-type="string">
            <text:p>0/0:7,0:7:21:0,21,253</text:p>
          </table:table-cell>
          <table:table-cell table:formula="of:=LEFT([.J291];3)" office:value-type="string" office:string-value="0/1" calcext:value-type="string">
            <text:p>0/1</text:p>
          </table:table-cell>
          <table:table-cell table:formula="of:=LEFT([.K291];3)" office:value-type="string" office:string-value="0/0" calcext:value-type="string">
            <text:p>0/0</text:p>
          </table:table-cell>
          <table:table-cell table:formula="of:=IF(OR(AND([.L291]=&quot;1/1&quot;;[.M291]=&quot;0/0&quot;);AND([.L291]=&quot;0/0&quot;;[.M29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2327" calcext:value-type="float">
            <text:p>823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4.64" calcext:value-type="float">
            <text:p>94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6.021;MQ=60;MQRankSum=0;QD=23.66;ReadPosRankSum=1.15;SOR=2.788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24:102,0,24</text:p>
          </table:table-cell>
          <table:table-cell office:value-type="string" calcext:value-type="string">
            <text:p>0/0:10,0:10:30:0,30,340</text:p>
          </table:table-cell>
          <table:table-cell table:formula="of:=LEFT([.J292];3)" office:value-type="string" office:string-value="0/1" calcext:value-type="string">
            <text:p>0/1</text:p>
          </table:table-cell>
          <table:table-cell table:formula="of:=LEFT([.K292];3)" office:value-type="string" office:string-value="0/0" calcext:value-type="string">
            <text:p>0/0</text:p>
          </table:table-cell>
          <table:table-cell table:formula="of:=IF(OR(AND([.L292]=&quot;1/1&quot;;[.M292]=&quot;0/0&quot;);AND([.L292]=&quot;0/0&quot;;[.M29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2354" calcext:value-type="float">
            <text:p>823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86;SOR=2.30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5,0:15:45:0,45,553</text:p>
          </table:table-cell>
          <table:table-cell table:formula="of:=LEFT([.J293];3)" office:value-type="string" office:string-value="1/1" calcext:value-type="string">
            <text:p>1/1</text:p>
          </table:table-cell>
          <table:table-cell table:formula="of:=LEFT([.K293];3)" office:value-type="string" office:string-value="0/0" calcext:value-type="string">
            <text:p>0/0</text:p>
          </table:table-cell>
          <table:table-cell table:formula="of:=IF(OR(AND([.L293]=&quot;1/1&quot;;[.M293]=&quot;0/0&quot;);AND([.L293]=&quot;0/0&quot;;[.M2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2359" calcext:value-type="float">
            <text:p>823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8;SOR=2.30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4,0:14:42:0,42,509</text:p>
          </table:table-cell>
          <table:table-cell table:formula="of:=LEFT([.J294];3)" office:value-type="string" office:string-value="1/1" calcext:value-type="string">
            <text:p>1/1</text:p>
          </table:table-cell>
          <table:table-cell table:formula="of:=LEFT([.K294];3)" office:value-type="string" office:string-value="0/0" calcext:value-type="string">
            <text:p>0/0</text:p>
          </table:table-cell>
          <table:table-cell table:formula="of:=IF(OR(AND([.L294]=&quot;1/1&quot;;[.M294]=&quot;0/0&quot;);AND([.L294]=&quot;0/0&quot;;[.M2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2994" calcext:value-type="float">
            <text:p>829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T</text:p>
          </table:table-cell>
          <table:table-cell office:value-type="string" calcext:value-type="string">
            <text:p>A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64;SOR=2.303;DP=4;AF=1;MLEAC=1;MLEAF=0.5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1/1:0,2:2:6:59,6,0</text:p>
          </table:table-cell>
          <table:table-cell table:formula="of:=LEFT([.J295];3)" office:value-type="string" office:string-value="./." calcext:value-type="string">
            <text:p>./.</text:p>
          </table:table-cell>
          <table:table-cell table:formula="of:=LEFT([.K295];3)" office:value-type="string" office:string-value="1/1" calcext:value-type="string">
            <text:p>1/1</text:p>
          </table:table-cell>
          <table:table-cell table:formula="of:=IF(OR(AND([.L295]=&quot;1/1&quot;;[.M295]=&quot;0/0&quot;);AND([.L295]=&quot;0/0&quot;;[.M29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267" calcext:value-type="float">
            <text:p>832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9;SOR=3.258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6,0:6:18:0,18,229</text:p>
          </table:table-cell>
          <table:table-cell table:formula="of:=LEFT([.J296];3)" office:value-type="string" office:string-value="1/1" calcext:value-type="string">
            <text:p>1/1</text:p>
          </table:table-cell>
          <table:table-cell table:formula="of:=LEFT([.K296];3)" office:value-type="string" office:string-value="0/0" calcext:value-type="string">
            <text:p>0/0</text:p>
          </table:table-cell>
          <table:table-cell table:formula="of:=IF(OR(AND([.L296]=&quot;1/1&quot;;[.M296]=&quot;0/0&quot;);AND([.L296]=&quot;0/0&quot;;[.M2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281" calcext:value-type="float">
            <text:p>83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4;SOR=3.258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7,0:7:21:0,21,223</text:p>
          </table:table-cell>
          <table:table-cell table:formula="of:=LEFT([.J297];3)" office:value-type="string" office:string-value="1/1" calcext:value-type="string">
            <text:p>1/1</text:p>
          </table:table-cell>
          <table:table-cell table:formula="of:=LEFT([.K297];3)" office:value-type="string" office:string-value="0/0" calcext:value-type="string">
            <text:p>0/0</text:p>
          </table:table-cell>
          <table:table-cell table:formula="of:=IF(OR(AND([.L297]=&quot;1/1&quot;;[.M297]=&quot;0/0&quot;);AND([.L297]=&quot;0/0&quot;;[.M2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292" calcext:value-type="float">
            <text:p>83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4;SOR=3.258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8,0:8:24:0,24,297</text:p>
          </table:table-cell>
          <table:table-cell table:formula="of:=LEFT([.J298];3)" office:value-type="string" office:string-value="1/1" calcext:value-type="string">
            <text:p>1/1</text:p>
          </table:table-cell>
          <table:table-cell table:formula="of:=LEFT([.K298];3)" office:value-type="string" office:string-value="0/0" calcext:value-type="string">
            <text:p>0/0</text:p>
          </table:table-cell>
          <table:table-cell table:formula="of:=IF(OR(AND([.L298]=&quot;1/1&quot;;[.M298]=&quot;0/0&quot;);AND([.L298]=&quot;0/0&quot;;[.M2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304" calcext:value-type="float">
            <text:p>83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94.96" calcext:value-type="float">
            <text:p>194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4;SOR=3.61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09,15,0</text:p>
          </table:table-cell>
          <table:table-cell office:value-type="string" calcext:value-type="string">
            <text:p>0/0:9,0:9:27:0,27,339</text:p>
          </table:table-cell>
          <table:table-cell table:formula="of:=LEFT([.J299];3)" office:value-type="string" office:string-value="1/1" calcext:value-type="string">
            <text:p>1/1</text:p>
          </table:table-cell>
          <table:table-cell table:formula="of:=LEFT([.K299];3)" office:value-type="string" office:string-value="0/0" calcext:value-type="string">
            <text:p>0/0</text:p>
          </table:table-cell>
          <table:table-cell table:formula="of:=IF(OR(AND([.L299]=&quot;1/1&quot;;[.M299]=&quot;0/0&quot;);AND([.L299]=&quot;0/0&quot;;[.M2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320" calcext:value-type="float">
            <text:p>83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85.96" calcext:value-type="float">
            <text:p>185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8;SOR=3.61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00,15,0</text:p>
          </table:table-cell>
          <table:table-cell office:value-type="string" calcext:value-type="string">
            <text:p>0/0:8,0:8:24:0,24,291</text:p>
          </table:table-cell>
          <table:table-cell table:formula="of:=LEFT([.J300];3)" office:value-type="string" office:string-value="1/1" calcext:value-type="string">
            <text:p>1/1</text:p>
          </table:table-cell>
          <table:table-cell table:formula="of:=LEFT([.K300];3)" office:value-type="string" office:string-value="0/0" calcext:value-type="string">
            <text:p>0/0</text:p>
          </table:table-cell>
          <table:table-cell table:formula="of:=IF(OR(AND([.L300]=&quot;1/1&quot;;[.M300]=&quot;0/0&quot;);AND([.L300]=&quot;0/0&quot;;[.M3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455" calcext:value-type="float">
            <text:p>834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15.05" calcext:value-type="float">
            <text:p>315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64;SOR=0.89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29,27,0</text:p>
          </table:table-cell>
          <table:table-cell office:value-type="string" calcext:value-type="string">
            <text:p>0/0:10,0:10:30:0,30,376</text:p>
          </table:table-cell>
          <table:table-cell table:formula="of:=LEFT([.J301];3)" office:value-type="string" office:string-value="1/1" calcext:value-type="string">
            <text:p>1/1</text:p>
          </table:table-cell>
          <table:table-cell table:formula="of:=LEFT([.K301];3)" office:value-type="string" office:string-value="0/0" calcext:value-type="string">
            <text:p>0/0</text:p>
          </table:table-cell>
          <table:table-cell table:formula="of:=IF(OR(AND([.L301]=&quot;1/1&quot;;[.M301]=&quot;0/0&quot;);AND([.L301]=&quot;0/0&quot;;[.M3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559" calcext:value-type="float">
            <text:p>835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TA</text:p>
          </table:table-cell>
          <table:table-cell office:value-type="float" office:value="481.02" calcext:value-type="float">
            <text:p>48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;SOR=2.494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2,0:12:36:0,36,540</text:p>
          </table:table-cell>
          <table:table-cell table:formula="of:=LEFT([.J302];3)" office:value-type="string" office:string-value="1/1" calcext:value-type="string">
            <text:p>1/1</text:p>
          </table:table-cell>
          <table:table-cell table:formula="of:=LEFT([.K302];3)" office:value-type="string" office:string-value="0/0" calcext:value-type="string">
            <text:p>0/0</text:p>
          </table:table-cell>
          <table:table-cell table:formula="of:=IF(OR(AND([.L302]=&quot;1/1&quot;;[.M302]=&quot;0/0&quot;);AND([.L302]=&quot;0/0&quot;;[.M3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754" calcext:value-type="float">
            <text:p>837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25.04" calcext:value-type="float">
            <text:p>325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3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39,24,0</text:p>
          </table:table-cell>
          <table:table-cell office:value-type="string" calcext:value-type="string">
            <text:p>0/0:8,0:8:24:0,24,290</text:p>
          </table:table-cell>
          <table:table-cell table:formula="of:=LEFT([.J303];3)" office:value-type="string" office:string-value="1/1" calcext:value-type="string">
            <text:p>1/1</text:p>
          </table:table-cell>
          <table:table-cell table:formula="of:=LEFT([.K303];3)" office:value-type="string" office:string-value="0/0" calcext:value-type="string">
            <text:p>0/0</text:p>
          </table:table-cell>
          <table:table-cell table:formula="of:=IF(OR(AND([.L303]=&quot;1/1&quot;;[.M303]=&quot;0/0&quot;);AND([.L303]=&quot;0/0&quot;;[.M3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3773" calcext:value-type="float">
            <text:p>837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31.04" calcext:value-type="float">
            <text:p>331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37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45,24,0</text:p>
          </table:table-cell>
          <table:table-cell office:value-type="string" calcext:value-type="string">
            <text:p>0/0:8,0:8:24:0,24,291</text:p>
          </table:table-cell>
          <table:table-cell table:formula="of:=LEFT([.J304];3)" office:value-type="string" office:string-value="1/1" calcext:value-type="string">
            <text:p>1/1</text:p>
          </table:table-cell>
          <table:table-cell table:formula="of:=LEFT([.K304];3)" office:value-type="string" office:string-value="0/0" calcext:value-type="string">
            <text:p>0/0</text:p>
          </table:table-cell>
          <table:table-cell table:formula="of:=IF(OR(AND([.L304]=&quot;1/1&quot;;[.M304]=&quot;0/0&quot;);AND([.L304]=&quot;0/0&quot;;[.M3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4049" calcext:value-type="float">
            <text:p>84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11.06" calcext:value-type="float">
            <text:p>41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6;SOR=0.69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25,36,0</text:p>
          </table:table-cell>
          <table:table-cell office:value-type="string" calcext:value-type="string">
            <text:p>0/0:9,0:9:27:0,27,331</text:p>
          </table:table-cell>
          <table:table-cell table:formula="of:=LEFT([.J305];3)" office:value-type="string" office:string-value="1/1" calcext:value-type="string">
            <text:p>1/1</text:p>
          </table:table-cell>
          <table:table-cell table:formula="of:=LEFT([.K305];3)" office:value-type="string" office:string-value="0/0" calcext:value-type="string">
            <text:p>0/0</text:p>
          </table:table-cell>
          <table:table-cell table:formula="of:=IF(OR(AND([.L305]=&quot;1/1&quot;;[.M305]=&quot;0/0&quot;);AND([.L305]=&quot;0/0&quot;;[.M30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4607" calcext:value-type="float">
            <text:p>846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76.04" calcext:value-type="float">
            <text:p>27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;SOR=1.86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90,24,0</text:p>
          </table:table-cell>
          <table:table-cell office:value-type="string" calcext:value-type="string">
            <text:p>0/0:12,0:12:36:0,36,438</text:p>
          </table:table-cell>
          <table:table-cell table:formula="of:=LEFT([.J306];3)" office:value-type="string" office:string-value="1/1" calcext:value-type="string">
            <text:p>1/1</text:p>
          </table:table-cell>
          <table:table-cell table:formula="of:=LEFT([.K306];3)" office:value-type="string" office:string-value="0/0" calcext:value-type="string">
            <text:p>0/0</text:p>
          </table:table-cell>
          <table:table-cell table:formula="of:=IF(OR(AND([.L306]=&quot;1/1&quot;;[.M306]=&quot;0/0&quot;);AND([.L306]=&quot;0/0&quot;;[.M3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5888" calcext:value-type="float">
            <text:p>858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43.14" calcext:value-type="float">
            <text:p>143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3;SOR=3.258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57,12,0</text:p>
          </table:table-cell>
          <table:table-cell office:value-type="string" calcext:value-type="string">
            <text:p>0/0:14,0:14:42:0,42,475</text:p>
          </table:table-cell>
          <table:table-cell table:formula="of:=LEFT([.J307];3)" office:value-type="string" office:string-value="1/1" calcext:value-type="string">
            <text:p>1/1</text:p>
          </table:table-cell>
          <table:table-cell table:formula="of:=LEFT([.K307];3)" office:value-type="string" office:string-value="0/0" calcext:value-type="string">
            <text:p>0/0</text:p>
          </table:table-cell>
          <table:table-cell table:formula="of:=IF(OR(AND([.L307]=&quot;1/1&quot;;[.M307]=&quot;0/0&quot;);AND([.L307]=&quot;0/0&quot;;[.M3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7128" calcext:value-type="float">
            <text:p>871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22.97" calcext:value-type="float">
            <text:p>522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098;ExcessHet=0;FS=0;MQ=60;MQRankSum=0;QD=29.05;ReadPosRankSum=0;SOR=0.776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7:18:18:537,18,0</text:p>
          </table:table-cell>
          <table:table-cell office:value-type="string" calcext:value-type="string">
            <text:p>0/0:4,0:4:12:0,12,142</text:p>
          </table:table-cell>
          <table:table-cell table:formula="of:=LEFT([.J308];3)" office:value-type="string" office:string-value="1/1" calcext:value-type="string">
            <text:p>1/1</text:p>
          </table:table-cell>
          <table:table-cell table:formula="of:=LEFT([.K308];3)" office:value-type="string" office:string-value="0/0" calcext:value-type="string">
            <text:p>0/0</text:p>
          </table:table-cell>
          <table:table-cell table:formula="of:=IF(OR(AND([.L308]=&quot;1/1&quot;;[.M308]=&quot;0/0&quot;);AND([.L308]=&quot;0/0&quot;;[.M3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7248" calcext:value-type="float">
            <text:p>87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763.06" calcext:value-type="float">
            <text:p>76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4;ExcessHet=0;FS=0;MQ=60;MQRankSum=0;QD=33.18;ReadPosRankSum=0.377;SOR=1.528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22:23:33:777,33,0</text:p>
          </table:table-cell>
          <table:table-cell office:value-type="string" calcext:value-type="string">
            <text:p>0/0:6,0:6:18:0,18,187</text:p>
          </table:table-cell>
          <table:table-cell table:formula="of:=LEFT([.J309];3)" office:value-type="string" office:string-value="1/1" calcext:value-type="string">
            <text:p>1/1</text:p>
          </table:table-cell>
          <table:table-cell table:formula="of:=LEFT([.K309];3)" office:value-type="string" office:string-value="0/0" calcext:value-type="string">
            <text:p>0/0</text:p>
          </table:table-cell>
          <table:table-cell table:formula="of:=IF(OR(AND([.L309]=&quot;1/1&quot;;[.M309]=&quot;0/0&quot;);AND([.L309]=&quot;0/0&quot;;[.M3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7500" calcext:value-type="float">
            <text:p>875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1.05;QD=28.16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8,6,0</text:p>
          </table:table-cell>
          <table:table-cell office:value-type="string" calcext:value-type="string">
            <text:p>0/0:6,0:6:18:0,18,218</text:p>
          </table:table-cell>
          <table:table-cell table:formula="of:=LEFT([.J310];3)" office:value-type="string" office:string-value="1/1" calcext:value-type="string">
            <text:p>1/1</text:p>
          </table:table-cell>
          <table:table-cell table:formula="of:=LEFT([.K310];3)" office:value-type="string" office:string-value="0/0" calcext:value-type="string">
            <text:p>0/0</text:p>
          </table:table-cell>
          <table:table-cell table:formula="of:=IF(OR(AND([.L310]=&quot;1/1&quot;;[.M310]=&quot;0/0&quot;);AND([.L310]=&quot;0/0&quot;;[.M3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7641" calcext:value-type="float">
            <text:p>876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1.78" calcext:value-type="float">
            <text:p>51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2.16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56,6,0</text:p>
          </table:table-cell>
          <table:table-cell office:value-type="string" calcext:value-type="string">
            <text:p>0/0:8,0:8:24:0,24,264</text:p>
          </table:table-cell>
          <table:table-cell table:formula="of:=LEFT([.J311];3)" office:value-type="string" office:string-value="1/1" calcext:value-type="string">
            <text:p>1/1</text:p>
          </table:table-cell>
          <table:table-cell table:formula="of:=LEFT([.K311];3)" office:value-type="string" office:string-value="0/0" calcext:value-type="string">
            <text:p>0/0</text:p>
          </table:table-cell>
          <table:table-cell table:formula="of:=IF(OR(AND([.L311]=&quot;1/1&quot;;[.M311]=&quot;0/0&quot;);AND([.L311]=&quot;0/0&quot;;[.M3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7880" calcext:value-type="float">
            <text:p>878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.32" calcext:value-type="float">
            <text:p>57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6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9,6,0</text:p>
          </table:table-cell>
          <table:table-cell office:value-type="string" calcext:value-type="string">
            <text:p>0/0:5,0:5:15:0,15,183</text:p>
          </table:table-cell>
          <table:table-cell table:formula="of:=LEFT([.J312];3)" office:value-type="string" office:string-value="1/1" calcext:value-type="string">
            <text:p>1/1</text:p>
          </table:table-cell>
          <table:table-cell table:formula="of:=LEFT([.K312];3)" office:value-type="string" office:string-value="0/0" calcext:value-type="string">
            <text:p>0/0</text:p>
          </table:table-cell>
          <table:table-cell table:formula="of:=IF(OR(AND([.L312]=&quot;1/1&quot;;[.M312]=&quot;0/0&quot;);AND([.L312]=&quot;0/0&quot;;[.M3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182" calcext:value-type="float">
            <text:p>881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3;SOR=2.83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9,0:9:27:0,27,321</text:p>
          </table:table-cell>
          <table:table-cell table:formula="of:=LEFT([.J313];3)" office:value-type="string" office:string-value="1/1" calcext:value-type="string">
            <text:p>1/1</text:p>
          </table:table-cell>
          <table:table-cell table:formula="of:=LEFT([.K313];3)" office:value-type="string" office:string-value="0/0" calcext:value-type="string">
            <text:p>0/0</text:p>
          </table:table-cell>
          <table:table-cell table:formula="of:=IF(OR(AND([.L313]=&quot;1/1&quot;;[.M313]=&quot;0/0&quot;);AND([.L313]=&quot;0/0&quot;;[.M3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191" calcext:value-type="float">
            <text:p>88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;SOR=2.83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8,0:8:24:0,24,288</text:p>
          </table:table-cell>
          <table:table-cell table:formula="of:=LEFT([.J314];3)" office:value-type="string" office:string-value="1/1" calcext:value-type="string">
            <text:p>1/1</text:p>
          </table:table-cell>
          <table:table-cell table:formula="of:=LEFT([.K314];3)" office:value-type="string" office:string-value="0/0" calcext:value-type="string">
            <text:p>0/0</text:p>
          </table:table-cell>
          <table:table-cell table:formula="of:=IF(OR(AND([.L314]=&quot;1/1&quot;;[.M314]=&quot;0/0&quot;);AND([.L314]=&quot;0/0&quot;;[.M3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263" calcext:value-type="float">
            <text:p>882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6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6,0:6:18:0,18,224</text:p>
          </table:table-cell>
          <table:table-cell table:formula="of:=LEFT([.J315];3)" office:value-type="string" office:string-value="1/1" calcext:value-type="string">
            <text:p>1/1</text:p>
          </table:table-cell>
          <table:table-cell table:formula="of:=LEFT([.K315];3)" office:value-type="string" office:string-value="0/0" calcext:value-type="string">
            <text:p>0/0</text:p>
          </table:table-cell>
          <table:table-cell table:formula="of:=IF(OR(AND([.L315]=&quot;1/1&quot;;[.M315]=&quot;0/0&quot;);AND([.L315]=&quot;0/0&quot;;[.M3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286" calcext:value-type="float">
            <text:p>882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08.65" calcext:value-type="float">
            <text:p>208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66;ExcessHet=0;FS=0;MQ=60;MQRankSum=0;QD=29.81;ReadPosRankSum=0.18;SOR=2.584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15:216,0,15</text:p>
          </table:table-cell>
          <table:table-cell office:value-type="string" calcext:value-type="string">
            <text:p>0/0:4,0:4:12:0,12,144</text:p>
          </table:table-cell>
          <table:table-cell table:formula="of:=LEFT([.J316];3)" office:value-type="string" office:string-value="0/1" calcext:value-type="string">
            <text:p>0/1</text:p>
          </table:table-cell>
          <table:table-cell table:formula="of:=LEFT([.K316];3)" office:value-type="string" office:string-value="0/0" calcext:value-type="string">
            <text:p>0/0</text:p>
          </table:table-cell>
          <table:table-cell table:formula="of:=IF(OR(AND([.L316]=&quot;1/1&quot;;[.M316]=&quot;0/0&quot;);AND([.L316]=&quot;0/0&quot;;[.M31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433" calcext:value-type="float">
            <text:p>884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9.43;QD=33.81;SOR=1.179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8,0:8:24:0,24,289</text:p>
          </table:table-cell>
          <table:table-cell table:formula="of:=LEFT([.J317];3)" office:value-type="string" office:string-value="1/1" calcext:value-type="string">
            <text:p>1/1</text:p>
          </table:table-cell>
          <table:table-cell table:formula="of:=LEFT([.K317];3)" office:value-type="string" office:string-value="0/0" calcext:value-type="string">
            <text:p>0/0</text:p>
          </table:table-cell>
          <table:table-cell table:formula="of:=IF(OR(AND([.L317]=&quot;1/1&quot;;[.M317]=&quot;0/0&quot;);AND([.L317]=&quot;0/0&quot;;[.M3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439" calcext:value-type="float">
            <text:p>884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9.43;QD=28.07;SOR=1.179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8,0:8:24:0,24,294</text:p>
          </table:table-cell>
          <table:table-cell table:formula="of:=LEFT([.J318];3)" office:value-type="string" office:string-value="1/1" calcext:value-type="string">
            <text:p>1/1</text:p>
          </table:table-cell>
          <table:table-cell table:formula="of:=LEFT([.K318];3)" office:value-type="string" office:string-value="0/0" calcext:value-type="string">
            <text:p>0/0</text:p>
          </table:table-cell>
          <table:table-cell table:formula="of:=IF(OR(AND([.L318]=&quot;1/1&quot;;[.M318]=&quot;0/0&quot;);AND([.L318]=&quot;0/0&quot;;[.M3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790" calcext:value-type="float">
            <text:p>887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4;SOR=2.0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8,0:8:24:0,24,293</text:p>
          </table:table-cell>
          <table:table-cell table:formula="of:=LEFT([.J319];3)" office:value-type="string" office:string-value="1/1" calcext:value-type="string">
            <text:p>1/1</text:p>
          </table:table-cell>
          <table:table-cell table:formula="of:=LEFT([.K319];3)" office:value-type="string" office:string-value="0/0" calcext:value-type="string">
            <text:p>0/0</text:p>
          </table:table-cell>
          <table:table-cell table:formula="of:=IF(OR(AND([.L319]=&quot;1/1&quot;;[.M319]=&quot;0/0&quot;);AND([.L319]=&quot;0/0&quot;;[.M3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793" calcext:value-type="float">
            <text:p>887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2;SOR=2.0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8,0:8:24:0,24,292</text:p>
          </table:table-cell>
          <table:table-cell table:formula="of:=LEFT([.J320];3)" office:value-type="string" office:string-value="1/1" calcext:value-type="string">
            <text:p>1/1</text:p>
          </table:table-cell>
          <table:table-cell table:formula="of:=LEFT([.K320];3)" office:value-type="string" office:string-value="0/0" calcext:value-type="string">
            <text:p>0/0</text:p>
          </table:table-cell>
          <table:table-cell table:formula="of:=IF(OR(AND([.L320]=&quot;1/1&quot;;[.M320]=&quot;0/0&quot;);AND([.L320]=&quot;0/0&quot;;[.M3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02" calcext:value-type="float">
            <text:p>888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13;QD=27.21;SOR=1.40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8,0:8:24:0,24,284</text:p>
          </table:table-cell>
          <table:table-cell table:formula="of:=LEFT([.J321];3)" office:value-type="string" office:string-value="1/1" calcext:value-type="string">
            <text:p>1/1</text:p>
          </table:table-cell>
          <table:table-cell table:formula="of:=LEFT([.K321];3)" office:value-type="string" office:string-value="0/0" calcext:value-type="string">
            <text:p>0/0</text:p>
          </table:table-cell>
          <table:table-cell table:formula="of:=IF(OR(AND([.L321]=&quot;1/1&quot;;[.M321]=&quot;0/0&quot;);AND([.L321]=&quot;0/0&quot;;[.M3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28" calcext:value-type="float">
            <text:p>888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2;QD=30.45;SOR=1.085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5,0:5:15:0,15,188</text:p>
          </table:table-cell>
          <table:table-cell table:formula="of:=LEFT([.J322];3)" office:value-type="string" office:string-value="1/1" calcext:value-type="string">
            <text:p>1/1</text:p>
          </table:table-cell>
          <table:table-cell table:formula="of:=LEFT([.K322];3)" office:value-type="string" office:string-value="0/0" calcext:value-type="string">
            <text:p>0/0</text:p>
          </table:table-cell>
          <table:table-cell table:formula="of:=IF(OR(AND([.L322]=&quot;1/1&quot;;[.M322]=&quot;0/0&quot;);AND([.L322]=&quot;0/0&quot;;[.M3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30" calcext:value-type="float">
            <text:p>888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12;QD=29.99;SOR=0.85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6,0:6:18:0,18,192</text:p>
          </table:table-cell>
          <table:table-cell table:formula="of:=LEFT([.J323];3)" office:value-type="string" office:string-value="1/1" calcext:value-type="string">
            <text:p>1/1</text:p>
          </table:table-cell>
          <table:table-cell table:formula="of:=LEFT([.K323];3)" office:value-type="string" office:string-value="0/0" calcext:value-type="string">
            <text:p>0/0</text:p>
          </table:table-cell>
          <table:table-cell table:formula="of:=IF(OR(AND([.L323]=&quot;1/1&quot;;[.M323]=&quot;0/0&quot;);AND([.L323]=&quot;0/0&quot;;[.M3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40" calcext:value-type="float">
            <text:p>888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64;QD=27.15;SOR=1.02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4,0:4:12:0,12,162</text:p>
          </table:table-cell>
          <table:table-cell table:formula="of:=LEFT([.J324];3)" office:value-type="string" office:string-value="1/1" calcext:value-type="string">
            <text:p>1/1</text:p>
          </table:table-cell>
          <table:table-cell table:formula="of:=LEFT([.K324];3)" office:value-type="string" office:string-value="0/0" calcext:value-type="string">
            <text:p>0/0</text:p>
          </table:table-cell>
          <table:table-cell table:formula="of:=IF(OR(AND([.L324]=&quot;1/1&quot;;[.M324]=&quot;0/0&quot;);AND([.L324]=&quot;0/0&quot;;[.M3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42" calcext:value-type="float">
            <text:p>888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64;QD=29.04;SOR=1.02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4,0:4:12:0,12,147</text:p>
          </table:table-cell>
          <table:table-cell table:formula="of:=LEFT([.J325];3)" office:value-type="string" office:string-value="1/1" calcext:value-type="string">
            <text:p>1/1</text:p>
          </table:table-cell>
          <table:table-cell table:formula="of:=LEFT([.K325];3)" office:value-type="string" office:string-value="0/0" calcext:value-type="string">
            <text:p>0/0</text:p>
          </table:table-cell>
          <table:table-cell table:formula="of:=IF(OR(AND([.L325]=&quot;1/1&quot;;[.M325]=&quot;0/0&quot;);AND([.L325]=&quot;0/0&quot;;[.M3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46" calcext:value-type="float">
            <text:p>888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9;QD=34.43;SOR=0.836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4,0:4:12:0,12,138</text:p>
          </table:table-cell>
          <table:table-cell table:formula="of:=LEFT([.J326];3)" office:value-type="string" office:string-value="1/1" calcext:value-type="string">
            <text:p>1/1</text:p>
          </table:table-cell>
          <table:table-cell table:formula="of:=LEFT([.K326];3)" office:value-type="string" office:string-value="0/0" calcext:value-type="string">
            <text:p>0/0</text:p>
          </table:table-cell>
          <table:table-cell table:formula="of:=IF(OR(AND([.L326]=&quot;1/1&quot;;[.M326]=&quot;0/0&quot;);AND([.L326]=&quot;0/0&quot;;[.M3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51" calcext:value-type="float">
            <text:p>888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CCAACTTCATCA</text:p>
          </table:table-cell>
          <table:table-cell office:value-type="float" office:value="706.03" calcext:value-type="float">
            <text:p>70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29;QD=31.35;SOR=1.244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4,0:4:12:0,12,170</text:p>
          </table:table-cell>
          <table:table-cell table:formula="of:=LEFT([.J327];3)" office:value-type="string" office:string-value="1/1" calcext:value-type="string">
            <text:p>1/1</text:p>
          </table:table-cell>
          <table:table-cell table:formula="of:=LEFT([.K327];3)" office:value-type="string" office:string-value="0/0" calcext:value-type="string">
            <text:p>0/0</text:p>
          </table:table-cell>
          <table:table-cell table:formula="of:=IF(OR(AND([.L327]=&quot;1/1&quot;;[.M327]=&quot;0/0&quot;);AND([.L327]=&quot;0/0&quot;;[.M3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53" calcext:value-type="float">
            <text:p>888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51.06" calcext:value-type="float">
            <text:p>7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51;QD=28.3;SOR=1.371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3,0:3:9:0,9,104</text:p>
          </table:table-cell>
          <table:table-cell table:formula="of:=LEFT([.J328];3)" office:value-type="string" office:string-value="1/1" calcext:value-type="string">
            <text:p>1/1</text:p>
          </table:table-cell>
          <table:table-cell table:formula="of:=LEFT([.K328];3)" office:value-type="string" office:string-value="0/0" calcext:value-type="string">
            <text:p>0/0</text:p>
          </table:table-cell>
          <table:table-cell table:formula="of:=IF(OR(AND([.L328]=&quot;1/1&quot;;[.M328]=&quot;0/0&quot;);AND([.L328]=&quot;0/0&quot;;[.M3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54" calcext:value-type="float">
            <text:p>888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C</text:p>
          </table:table-cell>
          <table:table-cell office:value-type="float" office:value="706.03" calcext:value-type="float">
            <text:p>70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29;QD=28.93;SOR=1.244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2,0:2:6:0,6,90</text:p>
          </table:table-cell>
          <table:table-cell table:formula="of:=LEFT([.J329];3)" office:value-type="string" office:string-value="1/1" calcext:value-type="string">
            <text:p>1/1</text:p>
          </table:table-cell>
          <table:table-cell table:formula="of:=LEFT([.K329];3)" office:value-type="string" office:string-value="0/0" calcext:value-type="string">
            <text:p>0/0</text:p>
          </table:table-cell>
          <table:table-cell table:formula="of:=IF(OR(AND([.L329]=&quot;1/1&quot;;[.M329]=&quot;0/0&quot;);AND([.L329]=&quot;0/0&quot;;[.M3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56" calcext:value-type="float">
            <text:p>888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</text:p>
          </table:table-cell>
          <table:table-cell office:value-type="float" office:value="706.03" calcext:value-type="float">
            <text:p>70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29;QD=30.52;SOR=1.244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1,0:1:3:0,3,39</text:p>
          </table:table-cell>
          <table:table-cell table:formula="of:=LEFT([.J330];3)" office:value-type="string" office:string-value="1/1" calcext:value-type="string">
            <text:p>1/1</text:p>
          </table:table-cell>
          <table:table-cell table:formula="of:=LEFT([.K330];3)" office:value-type="string" office:string-value="0/0" calcext:value-type="string">
            <text:p>0/0</text:p>
          </table:table-cell>
          <table:table-cell table:formula="of:=IF(OR(AND([.L330]=&quot;1/1&quot;;[.M330]=&quot;0/0&quot;);AND([.L330]=&quot;0/0&quot;;[.M3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58" calcext:value-type="float">
            <text:p>888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56.03;QD=28.43;SOR=1.47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1,0:1:3:0,3,10</text:p>
          </table:table-cell>
          <table:table-cell table:formula="of:=LEFT([.J331];3)" office:value-type="string" office:string-value="1/1" calcext:value-type="string">
            <text:p>1/1</text:p>
          </table:table-cell>
          <table:table-cell table:formula="of:=LEFT([.K331];3)" office:value-type="string" office:string-value="0/0" calcext:value-type="string">
            <text:p>0/0</text:p>
          </table:table-cell>
          <table:table-cell table:formula="of:=IF(OR(AND([.L331]=&quot;1/1&quot;;[.M331]=&quot;0/0&quot;);AND([.L331]=&quot;0/0&quot;;[.M33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77" calcext:value-type="float">
            <text:p>888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A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55.4;QD=30.83;SOR=1.609;DP=13;AF=1;MLEAC=0;MLEAF=nan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./.:.:.:.:0,0,0</text:p>
          </table:table-cell>
          <table:table-cell table:formula="of:=LEFT([.J332];3)" office:value-type="string" office:string-value="1/1" calcext:value-type="string">
            <text:p>1/1</text:p>
          </table:table-cell>
          <table:table-cell table:formula="of:=LEFT([.K332];3)" office:value-type="string" office:string-value="./." calcext:value-type="string">
            <text:p>./.</text:p>
          </table:table-cell>
          <table:table-cell table:formula="of:=IF(OR(AND([.L332]=&quot;1/1&quot;;[.M332]=&quot;0/0&quot;);AND([.L332]=&quot;0/0&quot;;[.M33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92" calcext:value-type="float">
            <text:p>888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24;QD=27.64;SOR=1.98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1,0:1:3:0,3,40</text:p>
          </table:table-cell>
          <table:table-cell table:formula="of:=LEFT([.J333];3)" office:value-type="string" office:string-value="1/1" calcext:value-type="string">
            <text:p>1/1</text:p>
          </table:table-cell>
          <table:table-cell table:formula="of:=LEFT([.K333];3)" office:value-type="string" office:string-value="0/0" calcext:value-type="string">
            <text:p>0/0</text:p>
          </table:table-cell>
          <table:table-cell table:formula="of:=IF(OR(AND([.L333]=&quot;1/1&quot;;[.M333]=&quot;0/0&quot;);AND([.L333]=&quot;0/0&quot;;[.M3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894" calcext:value-type="float">
            <text:p>888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TTG</text:p>
          </table:table-cell>
          <table:table-cell office:value-type="string" calcext:value-type="string">
            <text:p>A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24;QD=27.23;SOR=1.98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1,0:1:3:0,3,45</text:p>
          </table:table-cell>
          <table:table-cell table:formula="of:=LEFT([.J334];3)" office:value-type="string" office:string-value="1/1" calcext:value-type="string">
            <text:p>1/1</text:p>
          </table:table-cell>
          <table:table-cell table:formula="of:=LEFT([.K334];3)" office:value-type="string" office:string-value="0/0" calcext:value-type="string">
            <text:p>0/0</text:p>
          </table:table-cell>
          <table:table-cell table:formula="of:=IF(OR(AND([.L334]=&quot;1/1&quot;;[.M334]=&quot;0/0&quot;);AND([.L334]=&quot;0/0&quot;;[.M33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910" calcext:value-type="float">
            <text:p>889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66.06" calcext:value-type="float">
            <text:p>46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98;QD=31.92;SOR=1.802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0,33,0</text:p>
          </table:table-cell>
          <table:table-cell office:value-type="string" calcext:value-type="string">
            <text:p>0/0:2,0:2:6:0,6,45</text:p>
          </table:table-cell>
          <table:table-cell table:formula="of:=LEFT([.J335];3)" office:value-type="string" office:string-value="1/1" calcext:value-type="string">
            <text:p>1/1</text:p>
          </table:table-cell>
          <table:table-cell table:formula="of:=LEFT([.K335];3)" office:value-type="string" office:string-value="0/0" calcext:value-type="string">
            <text:p>0/0</text:p>
          </table:table-cell>
          <table:table-cell table:formula="of:=IF(OR(AND([.L335]=&quot;1/1&quot;;[.M335]=&quot;0/0&quot;);AND([.L335]=&quot;0/0&quot;;[.M33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965" calcext:value-type="float">
            <text:p>889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9;SOR=1.02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4,0:4:12:0,12,138</text:p>
          </table:table-cell>
          <table:table-cell table:formula="of:=LEFT([.J336];3)" office:value-type="string" office:string-value="1/1" calcext:value-type="string">
            <text:p>1/1</text:p>
          </table:table-cell>
          <table:table-cell table:formula="of:=LEFT([.K336];3)" office:value-type="string" office:string-value="0/0" calcext:value-type="string">
            <text:p>0/0</text:p>
          </table:table-cell>
          <table:table-cell table:formula="of:=IF(OR(AND([.L336]=&quot;1/1&quot;;[.M336]=&quot;0/0&quot;);AND([.L336]=&quot;0/0&quot;;[.M33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967" calcext:value-type="float">
            <text:p>889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6;SOR=1.022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4,0:4:12:0,12,137</text:p>
          </table:table-cell>
          <table:table-cell table:formula="of:=LEFT([.J337];3)" office:value-type="string" office:string-value="1/1" calcext:value-type="string">
            <text:p>1/1</text:p>
          </table:table-cell>
          <table:table-cell table:formula="of:=LEFT([.K337];3)" office:value-type="string" office:string-value="0/0" calcext:value-type="string">
            <text:p>0/0</text:p>
          </table:table-cell>
          <table:table-cell table:formula="of:=IF(OR(AND([.L337]=&quot;1/1&quot;;[.M337]=&quot;0/0&quot;);AND([.L337]=&quot;0/0&quot;;[.M3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8989" calcext:value-type="float">
            <text:p>889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36.06" calcext:value-type="float">
            <text:p>6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7;SOR=0.818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50,45,0</text:p>
          </table:table-cell>
          <table:table-cell office:value-type="string" calcext:value-type="string">
            <text:p>0/0:6,0:6:18:0,18,206</text:p>
          </table:table-cell>
          <table:table-cell table:formula="of:=LEFT([.J338];3)" office:value-type="string" office:string-value="1/1" calcext:value-type="string">
            <text:p>1/1</text:p>
          </table:table-cell>
          <table:table-cell table:formula="of:=LEFT([.K338];3)" office:value-type="string" office:string-value="0/0" calcext:value-type="string">
            <text:p>0/0</text:p>
          </table:table-cell>
          <table:table-cell table:formula="of:=IF(OR(AND([.L338]=&quot;1/1&quot;;[.M338]=&quot;0/0&quot;);AND([.L338]=&quot;0/0&quot;;[.M3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030" calcext:value-type="float">
            <text:p>89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19.06" calcext:value-type="float">
            <text:p>51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65;QD=33.42;SOR=1.17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33,39,0</text:p>
          </table:table-cell>
          <table:table-cell office:value-type="string" calcext:value-type="string">
            <text:p>0/0:4,0:4:12:0,12,149</text:p>
          </table:table-cell>
          <table:table-cell table:formula="of:=LEFT([.J339];3)" office:value-type="string" office:string-value="1/1" calcext:value-type="string">
            <text:p>1/1</text:p>
          </table:table-cell>
          <table:table-cell table:formula="of:=LEFT([.K339];3)" office:value-type="string" office:string-value="0/0" calcext:value-type="string">
            <text:p>0/0</text:p>
          </table:table-cell>
          <table:table-cell table:formula="of:=IF(OR(AND([.L339]=&quot;1/1&quot;;[.M339]=&quot;0/0&quot;);AND([.L339]=&quot;0/0&quot;;[.M33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050" calcext:value-type="float">
            <text:p>890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float" office:value="781.03" calcext:value-type="float">
            <text:p>78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03;QD=31.23;SOR=0.914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795,54,0</text:p>
          </table:table-cell>
          <table:table-cell office:value-type="string" calcext:value-type="string">
            <text:p>0/0:3,0:3:9:0,9,121</text:p>
          </table:table-cell>
          <table:table-cell table:formula="of:=LEFT([.J340];3)" office:value-type="string" office:string-value="1/1" calcext:value-type="string">
            <text:p>1/1</text:p>
          </table:table-cell>
          <table:table-cell table:formula="of:=LEFT([.K340];3)" office:value-type="string" office:string-value="0/0" calcext:value-type="string">
            <text:p>0/0</text:p>
          </table:table-cell>
          <table:table-cell table:formula="of:=IF(OR(AND([.L340]=&quot;1/1&quot;;[.M340]=&quot;0/0&quot;);AND([.L340]=&quot;0/0&quot;;[.M34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052" calcext:value-type="float">
            <text:p>89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ATATATATATATATATATATATATATATAT</text:p>
          </table:table-cell>
          <table:table-cell office:value-type="string" calcext:value-type="string">
            <text:p>A</text:p>
          </table:table-cell>
          <table:table-cell office:value-type="float" office:value="706.03" calcext:value-type="float">
            <text:p>70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91;QD=26.59;SOR=0.941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5,0:5:15:0,15,218</text:p>
          </table:table-cell>
          <table:table-cell table:formula="of:=LEFT([.J341];3)" office:value-type="string" office:string-value="1/1" calcext:value-type="string">
            <text:p>1/1</text:p>
          </table:table-cell>
          <table:table-cell table:formula="of:=LEFT([.K341];3)" office:value-type="string" office:string-value="0/0" calcext:value-type="string">
            <text:p>0/0</text:p>
          </table:table-cell>
          <table:table-cell table:formula="of:=IF(OR(AND([.L341]=&quot;1/1&quot;;[.M341]=&quot;0/0&quot;);AND([.L341]=&quot;0/0&quot;;[.M34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094" calcext:value-type="float">
            <text:p>890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06.06" calcext:value-type="float">
            <text:p>70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91;QD=27.54;SOR=1.244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4,0:4:12:0,12,146</text:p>
          </table:table-cell>
          <table:table-cell table:formula="of:=LEFT([.J342];3)" office:value-type="string" office:string-value="1/1" calcext:value-type="string">
            <text:p>1/1</text:p>
          </table:table-cell>
          <table:table-cell table:formula="of:=LEFT([.K342];3)" office:value-type="string" office:string-value="0/0" calcext:value-type="string">
            <text:p>0/0</text:p>
          </table:table-cell>
          <table:table-cell table:formula="of:=IF(OR(AND([.L342]=&quot;1/1&quot;;[.M342]=&quot;0/0&quot;);AND([.L342]=&quot;0/0&quot;;[.M34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116" calcext:value-type="float">
            <text:p>891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96.06" calcext:value-type="float">
            <text:p>79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03;QD=36.09;SOR=0.914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8,0:8:24:0,24,267</text:p>
          </table:table-cell>
          <table:table-cell table:formula="of:=LEFT([.J343];3)" office:value-type="string" office:string-value="1/1" calcext:value-type="string">
            <text:p>1/1</text:p>
          </table:table-cell>
          <table:table-cell table:formula="of:=LEFT([.K343];3)" office:value-type="string" office:string-value="0/0" calcext:value-type="string">
            <text:p>0/0</text:p>
          </table:table-cell>
          <table:table-cell table:formula="of:=IF(OR(AND([.L343]=&quot;1/1&quot;;[.M343]=&quot;0/0&quot;);AND([.L343]=&quot;0/0&quot;;[.M34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127" calcext:value-type="float">
            <text:p>89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27.06" calcext:value-type="float">
            <text:p>72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76;SOR=0.804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2:741,52,0</text:p>
          </table:table-cell>
          <table:table-cell office:value-type="string" calcext:value-type="string">
            <text:p>0/0:8,0:8:24:0,24,288</text:p>
          </table:table-cell>
          <table:table-cell table:formula="of:=LEFT([.J344];3)" office:value-type="string" office:string-value="1/1" calcext:value-type="string">
            <text:p>1/1</text:p>
          </table:table-cell>
          <table:table-cell table:formula="of:=LEFT([.K344];3)" office:value-type="string" office:string-value="0/0" calcext:value-type="string">
            <text:p>0/0</text:p>
          </table:table-cell>
          <table:table-cell table:formula="of:=IF(OR(AND([.L344]=&quot;1/1&quot;;[.M344]=&quot;0/0&quot;);AND([.L344]=&quot;0/0&quot;;[.M3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167" calcext:value-type="float">
            <text:p>891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872.06" calcext:value-type="float">
            <text:p>87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3;SOR=0.874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2:22:66:886,66,0</text:p>
          </table:table-cell>
          <table:table-cell office:value-type="string" calcext:value-type="string">
            <text:p>0/0:8,0:8:24:0,24,283</text:p>
          </table:table-cell>
          <table:table-cell table:formula="of:=LEFT([.J345];3)" office:value-type="string" office:string-value="1/1" calcext:value-type="string">
            <text:p>1/1</text:p>
          </table:table-cell>
          <table:table-cell table:formula="of:=LEFT([.K345];3)" office:value-type="string" office:string-value="0/0" calcext:value-type="string">
            <text:p>0/0</text:p>
          </table:table-cell>
          <table:table-cell table:formula="of:=IF(OR(AND([.L345]=&quot;1/1&quot;;[.M345]=&quot;0/0&quot;);AND([.L345]=&quot;0/0&quot;;[.M34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00" calcext:value-type="float">
            <text:p>89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6;SOR=1.32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4,0:4:12:0,12,150</text:p>
          </table:table-cell>
          <table:table-cell table:formula="of:=LEFT([.J346];3)" office:value-type="string" office:string-value="1/1" calcext:value-type="string">
            <text:p>1/1</text:p>
          </table:table-cell>
          <table:table-cell table:formula="of:=LEFT([.K346];3)" office:value-type="string" office:string-value="0/0" calcext:value-type="string">
            <text:p>0/0</text:p>
          </table:table-cell>
          <table:table-cell table:formula="of:=IF(OR(AND([.L346]=&quot;1/1&quot;;[.M346]=&quot;0/0&quot;);AND([.L346]=&quot;0/0&quot;;[.M3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13" calcext:value-type="float">
            <text:p>89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67;SOR=1.17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2,0:2:6:0,6,70</text:p>
          </table:table-cell>
          <table:table-cell table:formula="of:=LEFT([.J347];3)" office:value-type="string" office:string-value="1/1" calcext:value-type="string">
            <text:p>1/1</text:p>
          </table:table-cell>
          <table:table-cell table:formula="of:=LEFT([.K347];3)" office:value-type="string" office:string-value="0/0" calcext:value-type="string">
            <text:p>0/0</text:p>
          </table:table-cell>
          <table:table-cell table:formula="of:=IF(OR(AND([.L347]=&quot;1/1&quot;;[.M347]=&quot;0/0&quot;);AND([.L347]=&quot;0/0&quot;;[.M34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15" calcext:value-type="float">
            <text:p>89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T</text:p>
          </table:table-cell>
          <table:table-cell office:value-type="float" office:value="661.03" calcext:value-type="float">
            <text:p>66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8;SOR=0.818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3,0:3:9:0,9,114</text:p>
          </table:table-cell>
          <table:table-cell table:formula="of:=LEFT([.J348];3)" office:value-type="string" office:string-value="1/1" calcext:value-type="string">
            <text:p>1/1</text:p>
          </table:table-cell>
          <table:table-cell table:formula="of:=LEFT([.K348];3)" office:value-type="string" office:string-value="0/0" calcext:value-type="string">
            <text:p>0/0</text:p>
          </table:table-cell>
          <table:table-cell table:formula="of:=IF(OR(AND([.L348]=&quot;1/1&quot;;[.M348]=&quot;0/0&quot;);AND([.L348]=&quot;0/0&quot;;[.M3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25" calcext:value-type="float">
            <text:p>892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TAAAAG</text:p>
          </table:table-cell>
          <table:table-cell office:value-type="float" office:value="661.03" calcext:value-type="float">
            <text:p>66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5;SOR=1.11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3,0:3:9:0,9,135</text:p>
          </table:table-cell>
          <table:table-cell table:formula="of:=LEFT([.J349];3)" office:value-type="string" office:string-value="1/1" calcext:value-type="string">
            <text:p>1/1</text:p>
          </table:table-cell>
          <table:table-cell table:formula="of:=LEFT([.K349];3)" office:value-type="string" office:string-value="0/0" calcext:value-type="string">
            <text:p>0/0</text:p>
          </table:table-cell>
          <table:table-cell table:formula="of:=IF(OR(AND([.L349]=&quot;1/1&quot;;[.M349]=&quot;0/0&quot;);AND([.L349]=&quot;0/0&quot;;[.M3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66" calcext:value-type="float">
            <text:p>89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52.06" calcext:value-type="float">
            <text:p>65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3;SOR=1.47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66,45,0</text:p>
          </table:table-cell>
          <table:table-cell office:value-type="string" calcext:value-type="string">
            <text:p>0/0:5,0:5:15:0,15,182</text:p>
          </table:table-cell>
          <table:table-cell table:formula="of:=LEFT([.J350];3)" office:value-type="string" office:string-value="1/1" calcext:value-type="string">
            <text:p>1/1</text:p>
          </table:table-cell>
          <table:table-cell table:formula="of:=LEFT([.K350];3)" office:value-type="string" office:string-value="0/0" calcext:value-type="string">
            <text:p>0/0</text:p>
          </table:table-cell>
          <table:table-cell table:formula="of:=IF(OR(AND([.L350]=&quot;1/1&quot;;[.M350]=&quot;0/0&quot;);AND([.L350]=&quot;0/0&quot;;[.M3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76" calcext:value-type="float">
            <text:p>89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6;SOR=1.47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5,0:5:15:0,15,190</text:p>
          </table:table-cell>
          <table:table-cell table:formula="of:=LEFT([.J351];3)" office:value-type="string" office:string-value="1/1" calcext:value-type="string">
            <text:p>1/1</text:p>
          </table:table-cell>
          <table:table-cell table:formula="of:=LEFT([.K351];3)" office:value-type="string" office:string-value="0/0" calcext:value-type="string">
            <text:p>0/0</text:p>
          </table:table-cell>
          <table:table-cell table:formula="of:=IF(OR(AND([.L351]=&quot;1/1&quot;;[.M351]=&quot;0/0&quot;);AND([.L351]=&quot;0/0&quot;;[.M3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81" calcext:value-type="float">
            <text:p>89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3;SOR=1.47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5,0:5:15:0,15,190</text:p>
          </table:table-cell>
          <table:table-cell table:formula="of:=LEFT([.J352];3)" office:value-type="string" office:string-value="1/1" calcext:value-type="string">
            <text:p>1/1</text:p>
          </table:table-cell>
          <table:table-cell table:formula="of:=LEFT([.K352];3)" office:value-type="string" office:string-value="0/0" calcext:value-type="string">
            <text:p>0/0</text:p>
          </table:table-cell>
          <table:table-cell table:formula="of:=IF(OR(AND([.L352]=&quot;1/1&quot;;[.M352]=&quot;0/0&quot;);AND([.L352]=&quot;0/0&quot;;[.M3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282" calcext:value-type="float">
            <text:p>89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5;SOR=1.47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5,0:5:15:0,15,184</text:p>
          </table:table-cell>
          <table:table-cell table:formula="of:=LEFT([.J353];3)" office:value-type="string" office:string-value="1/1" calcext:value-type="string">
            <text:p>1/1</text:p>
          </table:table-cell>
          <table:table-cell table:formula="of:=LEFT([.K353];3)" office:value-type="string" office:string-value="0/0" calcext:value-type="string">
            <text:p>0/0</text:p>
          </table:table-cell>
          <table:table-cell table:formula="of:=IF(OR(AND([.L353]=&quot;1/1&quot;;[.M353]=&quot;0/0&quot;);AND([.L353]=&quot;0/0&quot;;[.M3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309" calcext:value-type="float">
            <text:p>89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825.06" calcext:value-type="float">
            <text:p>82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45;SOR=1.127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839,60,0</text:p>
          </table:table-cell>
          <table:table-cell office:value-type="string" calcext:value-type="string">
            <text:p>0/0:5,0:5:15:0,15,192</text:p>
          </table:table-cell>
          <table:table-cell table:formula="of:=LEFT([.J354];3)" office:value-type="string" office:string-value="1/1" calcext:value-type="string">
            <text:p>1/1</text:p>
          </table:table-cell>
          <table:table-cell table:formula="of:=LEFT([.K354];3)" office:value-type="string" office:string-value="0/0" calcext:value-type="string">
            <text:p>0/0</text:p>
          </table:table-cell>
          <table:table-cell table:formula="of:=IF(OR(AND([.L354]=&quot;1/1&quot;;[.M354]=&quot;0/0&quot;);AND([.L354]=&quot;0/0&quot;;[.M3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00" calcext:value-type="float">
            <text:p>894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25;QD=29.3;SOR=1.609;DP=10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./.:.:.:.:.</text:p>
          </table:table-cell>
          <table:table-cell table:formula="of:=LEFT([.J355];3)" office:value-type="string" office:string-value="1/1" calcext:value-type="string">
            <text:p>1/1</text:p>
          </table:table-cell>
          <table:table-cell table:formula="of:=LEFT([.K355];3)" office:value-type="string" office:string-value="./." calcext:value-type="string">
            <text:p>./.</text:p>
          </table:table-cell>
          <table:table-cell table:formula="of:=IF(OR(AND([.L355]=&quot;1/1&quot;;[.M355]=&quot;0/0&quot;);AND([.L355]=&quot;0/0&quot;;[.M35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04" calcext:value-type="float">
            <text:p>894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55;QD=30.48;SOR=1.981;DP=12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./.:.:.:.:.</text:p>
          </table:table-cell>
          <table:table-cell table:formula="of:=LEFT([.J356];3)" office:value-type="string" office:string-value="1/1" calcext:value-type="string">
            <text:p>1/1</text:p>
          </table:table-cell>
          <table:table-cell table:formula="of:=LEFT([.K356];3)" office:value-type="string" office:string-value="./." calcext:value-type="string">
            <text:p>./.</text:p>
          </table:table-cell>
          <table:table-cell table:formula="of:=IF(OR(AND([.L356]=&quot;1/1&quot;;[.M356]=&quot;0/0&quot;);AND([.L356]=&quot;0/0&quot;;[.M3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05" calcext:value-type="float">
            <text:p>894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CTCGT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14;QD=29.74;SOR=1.609;DP=13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./.:.:.:.:.</text:p>
          </table:table-cell>
          <table:table-cell table:formula="of:=LEFT([.J357];3)" office:value-type="string" office:string-value="1/1" calcext:value-type="string">
            <text:p>1/1</text:p>
          </table:table-cell>
          <table:table-cell table:formula="of:=LEFT([.K357];3)" office:value-type="string" office:string-value="./." calcext:value-type="string">
            <text:p>./.</text:p>
          </table:table-cell>
          <table:table-cell table:formula="of:=IF(OR(AND([.L357]=&quot;1/1&quot;;[.M357]=&quot;0/0&quot;);AND([.L357]=&quot;0/0&quot;;[.M35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08" calcext:value-type="float">
            <text:p>894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AAA</text:p>
          </table:table-cell>
          <table:table-cell office:value-type="string" calcext:value-type="string">
            <text:p>T</text:p>
          </table:table-cell>
          <table:table-cell office:value-type="float" office:value="436.02" calcext:value-type="float">
            <text:p>43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26;QD=32.31;SOR=1.085;DP=10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./.:.:.:.:.</text:p>
          </table:table-cell>
          <table:table-cell table:formula="of:=LEFT([.J358];3)" office:value-type="string" office:string-value="1/1" calcext:value-type="string">
            <text:p>1/1</text:p>
          </table:table-cell>
          <table:table-cell table:formula="of:=LEFT([.K358];3)" office:value-type="string" office:string-value="./." calcext:value-type="string">
            <text:p>./.</text:p>
          </table:table-cell>
          <table:table-cell table:formula="of:=IF(OR(AND([.L358]=&quot;1/1&quot;;[.M358]=&quot;0/0&quot;);AND([.L358]=&quot;0/0&quot;;[.M35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18" calcext:value-type="float">
            <text:p>894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93;QD=30.2;SOR=0.89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7,0:7:21:0,21,283</text:p>
          </table:table-cell>
          <table:table-cell table:formula="of:=LEFT([.J359];3)" office:value-type="string" office:string-value="1/1" calcext:value-type="string">
            <text:p>1/1</text:p>
          </table:table-cell>
          <table:table-cell table:formula="of:=LEFT([.K359];3)" office:value-type="string" office:string-value="0/0" calcext:value-type="string">
            <text:p>0/0</text:p>
          </table:table-cell>
          <table:table-cell table:formula="of:=IF(OR(AND([.L359]=&quot;1/1&quot;;[.M359]=&quot;0/0&quot;);AND([.L359]=&quot;0/0&quot;;[.M3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19" calcext:value-type="float">
            <text:p>894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26;QD=29.87;SOR=1.17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7,0:7:21:0,21,259</text:p>
          </table:table-cell>
          <table:table-cell table:formula="of:=LEFT([.J360];3)" office:value-type="string" office:string-value="1/1" calcext:value-type="string">
            <text:p>1/1</text:p>
          </table:table-cell>
          <table:table-cell table:formula="of:=LEFT([.K360];3)" office:value-type="string" office:string-value="0/0" calcext:value-type="string">
            <text:p>0/0</text:p>
          </table:table-cell>
          <table:table-cell table:formula="of:=IF(OR(AND([.L360]=&quot;1/1&quot;;[.M360]=&quot;0/0&quot;);AND([.L360]=&quot;0/0&quot;;[.M3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22" calcext:value-type="float">
            <text:p>894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26;QD=31.3;SOR=1.17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7,0:7:21:0,21,232</text:p>
          </table:table-cell>
          <table:table-cell table:formula="of:=LEFT([.J361];3)" office:value-type="string" office:string-value="1/1" calcext:value-type="string">
            <text:p>1/1</text:p>
          </table:table-cell>
          <table:table-cell table:formula="of:=LEFT([.K361];3)" office:value-type="string" office:string-value="0/0" calcext:value-type="string">
            <text:p>0/0</text:p>
          </table:table-cell>
          <table:table-cell table:formula="of:=IF(OR(AND([.L361]=&quot;1/1&quot;;[.M361]=&quot;0/0&quot;);AND([.L361]=&quot;0/0&quot;;[.M3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33" calcext:value-type="float">
            <text:p>894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3.22;QD=29.27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8,0:8:24:0,24,300</text:p>
          </table:table-cell>
          <table:table-cell table:formula="of:=LEFT([.J362];3)" office:value-type="string" office:string-value="1/1" calcext:value-type="string">
            <text:p>1/1</text:p>
          </table:table-cell>
          <table:table-cell table:formula="of:=LEFT([.K362];3)" office:value-type="string" office:string-value="0/0" calcext:value-type="string">
            <text:p>0/0</text:p>
          </table:table-cell>
          <table:table-cell table:formula="of:=IF(OR(AND([.L362]=&quot;1/1&quot;;[.M362]=&quot;0/0&quot;);AND([.L362]=&quot;0/0&quot;;[.M3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39" calcext:value-type="float">
            <text:p>894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5;QD=28.24;SOR=1.022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9,0:9:27:0,27,329</text:p>
          </table:table-cell>
          <table:table-cell table:formula="of:=LEFT([.J363];3)" office:value-type="string" office:string-value="1/1" calcext:value-type="string">
            <text:p>1/1</text:p>
          </table:table-cell>
          <table:table-cell table:formula="of:=LEFT([.K363];3)" office:value-type="string" office:string-value="0/0" calcext:value-type="string">
            <text:p>0/0</text:p>
          </table:table-cell>
          <table:table-cell table:formula="of:=IF(OR(AND([.L363]=&quot;1/1&quot;;[.M363]=&quot;0/0&quot;);AND([.L363]=&quot;0/0&quot;;[.M3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40" calcext:value-type="float">
            <text:p>894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75;QD=33.98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9,0:9:27:0,27,342</text:p>
          </table:table-cell>
          <table:table-cell table:formula="of:=LEFT([.J364];3)" office:value-type="string" office:string-value="1/1" calcext:value-type="string">
            <text:p>1/1</text:p>
          </table:table-cell>
          <table:table-cell table:formula="of:=LEFT([.K364];3)" office:value-type="string" office:string-value="0/0" calcext:value-type="string">
            <text:p>0/0</text:p>
          </table:table-cell>
          <table:table-cell table:formula="of:=IF(OR(AND([.L364]=&quot;1/1&quot;;[.M364]=&quot;0/0&quot;);AND([.L364]=&quot;0/0&quot;;[.M3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42" calcext:value-type="float">
            <text:p>894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75;QD=32.17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9,0:9:27:0,27,344</text:p>
          </table:table-cell>
          <table:table-cell table:formula="of:=LEFT([.J365];3)" office:value-type="string" office:string-value="1/1" calcext:value-type="string">
            <text:p>1/1</text:p>
          </table:table-cell>
          <table:table-cell table:formula="of:=LEFT([.K365];3)" office:value-type="string" office:string-value="0/0" calcext:value-type="string">
            <text:p>0/0</text:p>
          </table:table-cell>
          <table:table-cell table:formula="of:=IF(OR(AND([.L365]=&quot;1/1&quot;;[.M365]=&quot;0/0&quot;);AND([.L365]=&quot;0/0&quot;;[.M3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50" calcext:value-type="float">
            <text:p>894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75;QD=33.74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414</text:p>
          </table:table-cell>
          <table:table-cell table:formula="of:=LEFT([.J366];3)" office:value-type="string" office:string-value="1/1" calcext:value-type="string">
            <text:p>1/1</text:p>
          </table:table-cell>
          <table:table-cell table:formula="of:=LEFT([.K366];3)" office:value-type="string" office:string-value="0/0" calcext:value-type="string">
            <text:p>0/0</text:p>
          </table:table-cell>
          <table:table-cell table:formula="of:=IF(OR(AND([.L366]=&quot;1/1&quot;;[.M366]=&quot;0/0&quot;);AND([.L366]=&quot;0/0&quot;;[.M3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55" calcext:value-type="float">
            <text:p>894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75;QD=29.25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0,0:10:30:0,30,372</text:p>
          </table:table-cell>
          <table:table-cell table:formula="of:=LEFT([.J367];3)" office:value-type="string" office:string-value="1/1" calcext:value-type="string">
            <text:p>1/1</text:p>
          </table:table-cell>
          <table:table-cell table:formula="of:=LEFT([.K367];3)" office:value-type="string" office:string-value="0/0" calcext:value-type="string">
            <text:p>0/0</text:p>
          </table:table-cell>
          <table:table-cell table:formula="of:=IF(OR(AND([.L367]=&quot;1/1&quot;;[.M367]=&quot;0/0&quot;);AND([.L367]=&quot;0/0&quot;;[.M3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56" calcext:value-type="float">
            <text:p>894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75;QD=29.92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390</text:p>
          </table:table-cell>
          <table:table-cell table:formula="of:=LEFT([.J368];3)" office:value-type="string" office:string-value="1/1" calcext:value-type="string">
            <text:p>1/1</text:p>
          </table:table-cell>
          <table:table-cell table:formula="of:=LEFT([.K368];3)" office:value-type="string" office:string-value="0/0" calcext:value-type="string">
            <text:p>0/0</text:p>
          </table:table-cell>
          <table:table-cell table:formula="of:=IF(OR(AND([.L368]=&quot;1/1&quot;;[.M368]=&quot;0/0&quot;);AND([.L368]=&quot;0/0&quot;;[.M3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62" calcext:value-type="float">
            <text:p>894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9.97;QD=34.73;SOR=0.941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2,0:12:36:0,36,403</text:p>
          </table:table-cell>
          <table:table-cell table:formula="of:=LEFT([.J369];3)" office:value-type="string" office:string-value="1/1" calcext:value-type="string">
            <text:p>1/1</text:p>
          </table:table-cell>
          <table:table-cell table:formula="of:=LEFT([.K369];3)" office:value-type="string" office:string-value="0/0" calcext:value-type="string">
            <text:p>0/0</text:p>
          </table:table-cell>
          <table:table-cell table:formula="of:=IF(OR(AND([.L369]=&quot;1/1&quot;;[.M369]=&quot;0/0&quot;);AND([.L369]=&quot;0/0&quot;;[.M3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76" calcext:value-type="float">
            <text:p>894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9.97;QD=28.22;SOR=0.941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3,0:13:39:0,39,472</text:p>
          </table:table-cell>
          <table:table-cell table:formula="of:=LEFT([.J370];3)" office:value-type="string" office:string-value="1/1" calcext:value-type="string">
            <text:p>1/1</text:p>
          </table:table-cell>
          <table:table-cell table:formula="of:=LEFT([.K370];3)" office:value-type="string" office:string-value="0/0" calcext:value-type="string">
            <text:p>0/0</text:p>
          </table:table-cell>
          <table:table-cell table:formula="of:=IF(OR(AND([.L370]=&quot;1/1&quot;;[.M370]=&quot;0/0&quot;);AND([.L370]=&quot;0/0&quot;;[.M3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79" calcext:value-type="float">
            <text:p>894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9.97;QD=30.25;SOR=0.941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3,0:13:39:0,39,483</text:p>
          </table:table-cell>
          <table:table-cell table:formula="of:=LEFT([.J371];3)" office:value-type="string" office:string-value="1/1" calcext:value-type="string">
            <text:p>1/1</text:p>
          </table:table-cell>
          <table:table-cell table:formula="of:=LEFT([.K371];3)" office:value-type="string" office:string-value="0/0" calcext:value-type="string">
            <text:p>0/0</text:p>
          </table:table-cell>
          <table:table-cell table:formula="of:=IF(OR(AND([.L371]=&quot;1/1&quot;;[.M371]=&quot;0/0&quot;);AND([.L371]=&quot;0/0&quot;;[.M3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481" calcext:value-type="float">
            <text:p>894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9.97;QD=28.9;SOR=0.941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1,0:11:33:0,33,434</text:p>
          </table:table-cell>
          <table:table-cell table:formula="of:=LEFT([.J372];3)" office:value-type="string" office:string-value="1/1" calcext:value-type="string">
            <text:p>1/1</text:p>
          </table:table-cell>
          <table:table-cell table:formula="of:=LEFT([.K372];3)" office:value-type="string" office:string-value="0/0" calcext:value-type="string">
            <text:p>0/0</text:p>
          </table:table-cell>
          <table:table-cell table:formula="of:=IF(OR(AND([.L372]=&quot;1/1&quot;;[.M372]=&quot;0/0&quot;);AND([.L372]=&quot;0/0&quot;;[.M3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02" calcext:value-type="float">
            <text:p>895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T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3.35;QD=34.67;SOR=1.179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6,0:16:48:0,48,720</text:p>
          </table:table-cell>
          <table:table-cell table:formula="of:=LEFT([.J373];3)" office:value-type="string" office:string-value="1/1" calcext:value-type="string">
            <text:p>1/1</text:p>
          </table:table-cell>
          <table:table-cell table:formula="of:=LEFT([.K373];3)" office:value-type="string" office:string-value="0/0" calcext:value-type="string">
            <text:p>0/0</text:p>
          </table:table-cell>
          <table:table-cell table:formula="of:=IF(OR(AND([.L373]=&quot;1/1&quot;;[.M373]=&quot;0/0&quot;);AND([.L373]=&quot;0/0&quot;;[.M3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03" calcext:value-type="float">
            <text:p>895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06;QD=32.28;SOR=1.022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16,0:16:48:0,48,648</text:p>
          </table:table-cell>
          <table:table-cell table:formula="of:=LEFT([.J374];3)" office:value-type="string" office:string-value="1/1" calcext:value-type="string">
            <text:p>1/1</text:p>
          </table:table-cell>
          <table:table-cell table:formula="of:=LEFT([.K374];3)" office:value-type="string" office:string-value="0/0" calcext:value-type="string">
            <text:p>0/0</text:p>
          </table:table-cell>
          <table:table-cell table:formula="of:=IF(OR(AND([.L374]=&quot;1/1&quot;;[.M374]=&quot;0/0&quot;);AND([.L374]=&quot;0/0&quot;;[.M3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15" calcext:value-type="float">
            <text:p>895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73;QD=36.29;SOR=1.402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8,0:18:53:0,53,609</text:p>
          </table:table-cell>
          <table:table-cell table:formula="of:=LEFT([.J375];3)" office:value-type="string" office:string-value="1/1" calcext:value-type="string">
            <text:p>1/1</text:p>
          </table:table-cell>
          <table:table-cell table:formula="of:=LEFT([.K375];3)" office:value-type="string" office:string-value="0/0" calcext:value-type="string">
            <text:p>0/0</text:p>
          </table:table-cell>
          <table:table-cell table:formula="of:=IF(OR(AND([.L375]=&quot;1/1&quot;;[.M375]=&quot;0/0&quot;);AND([.L375]=&quot;0/0&quot;;[.M3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16" calcext:value-type="float">
            <text:p>895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73;QD=30.3;SOR=1.402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7,0:17:51:0,51,598</text:p>
          </table:table-cell>
          <table:table-cell table:formula="of:=LEFT([.J376];3)" office:value-type="string" office:string-value="1/1" calcext:value-type="string">
            <text:p>1/1</text:p>
          </table:table-cell>
          <table:table-cell table:formula="of:=LEFT([.K376];3)" office:value-type="string" office:string-value="0/0" calcext:value-type="string">
            <text:p>0/0</text:p>
          </table:table-cell>
          <table:table-cell table:formula="of:=IF(OR(AND([.L376]=&quot;1/1&quot;;[.M376]=&quot;0/0&quot;);AND([.L376]=&quot;0/0&quot;;[.M3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19" calcext:value-type="float">
            <text:p>895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73;QD=37.71;SOR=1.402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7,0:17:51:0,51,611</text:p>
          </table:table-cell>
          <table:table-cell table:formula="of:=LEFT([.J377];3)" office:value-type="string" office:string-value="1/1" calcext:value-type="string">
            <text:p>1/1</text:p>
          </table:table-cell>
          <table:table-cell table:formula="of:=LEFT([.K377];3)" office:value-type="string" office:string-value="0/0" calcext:value-type="string">
            <text:p>0/0</text:p>
          </table:table-cell>
          <table:table-cell table:formula="of:=IF(OR(AND([.L377]=&quot;1/1&quot;;[.M377]=&quot;0/0&quot;);AND([.L377]=&quot;0/0&quot;;[.M3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26" calcext:value-type="float">
            <text:p>895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28;QD=25.52;SOR=1.60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17,0:17:51:0,51,629</text:p>
          </table:table-cell>
          <table:table-cell table:formula="of:=LEFT([.J378];3)" office:value-type="string" office:string-value="1/1" calcext:value-type="string">
            <text:p>1/1</text:p>
          </table:table-cell>
          <table:table-cell table:formula="of:=LEFT([.K378];3)" office:value-type="string" office:string-value="0/0" calcext:value-type="string">
            <text:p>0/0</text:p>
          </table:table-cell>
          <table:table-cell table:formula="of:=IF(OR(AND([.L378]=&quot;1/1&quot;;[.M378]=&quot;0/0&quot;);AND([.L378]=&quot;0/0&quot;;[.M3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29" calcext:value-type="float">
            <text:p>895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float" office:value="436.02" calcext:value-type="float">
            <text:p>43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28;QD=31.32;SOR=1.60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17,0:17:51:0,51,688</text:p>
          </table:table-cell>
          <table:table-cell table:formula="of:=LEFT([.J379];3)" office:value-type="string" office:string-value="1/1" calcext:value-type="string">
            <text:p>1/1</text:p>
          </table:table-cell>
          <table:table-cell table:formula="of:=LEFT([.K379];3)" office:value-type="string" office:string-value="0/0" calcext:value-type="string">
            <text:p>0/0</text:p>
          </table:table-cell>
          <table:table-cell table:formula="of:=IF(OR(AND([.L379]=&quot;1/1&quot;;[.M379]=&quot;0/0&quot;);AND([.L379]=&quot;0/0&quot;;[.M37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31" calcext:value-type="float">
            <text:p>895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72;QD=35.16;SOR=1.802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7,0:17:51:0,51,630</text:p>
          </table:table-cell>
          <table:table-cell table:formula="of:=LEFT([.J380];3)" office:value-type="string" office:string-value="1/1" calcext:value-type="string">
            <text:p>1/1</text:p>
          </table:table-cell>
          <table:table-cell table:formula="of:=LEFT([.K380];3)" office:value-type="string" office:string-value="0/0" calcext:value-type="string">
            <text:p>0/0</text:p>
          </table:table-cell>
          <table:table-cell table:formula="of:=IF(OR(AND([.L380]=&quot;1/1&quot;;[.M380]=&quot;0/0&quot;);AND([.L380]=&quot;0/0&quot;;[.M38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36" calcext:value-type="float">
            <text:p>895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08;QD=29.69;SOR=2.303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19,0:19:57:0,57,667</text:p>
          </table:table-cell>
          <table:table-cell table:formula="of:=LEFT([.J381];3)" office:value-type="string" office:string-value="1/1" calcext:value-type="string">
            <text:p>1/1</text:p>
          </table:table-cell>
          <table:table-cell table:formula="of:=LEFT([.K381];3)" office:value-type="string" office:string-value="0/0" calcext:value-type="string">
            <text:p>0/0</text:p>
          </table:table-cell>
          <table:table-cell table:formula="of:=IF(OR(AND([.L381]=&quot;1/1&quot;;[.M381]=&quot;0/0&quot;);AND([.L381]=&quot;0/0&quot;;[.M38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38" calcext:value-type="float">
            <text:p>895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08;QD=29.03;SOR=2.303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18,0:18:53:0,53,603</text:p>
          </table:table-cell>
          <table:table-cell table:formula="of:=LEFT([.J382];3)" office:value-type="string" office:string-value="1/1" calcext:value-type="string">
            <text:p>1/1</text:p>
          </table:table-cell>
          <table:table-cell table:formula="of:=LEFT([.K382];3)" office:value-type="string" office:string-value="0/0" calcext:value-type="string">
            <text:p>0/0</text:p>
          </table:table-cell>
          <table:table-cell table:formula="of:=IF(OR(AND([.L382]=&quot;1/1&quot;;[.M382]=&quot;0/0&quot;);AND([.L382]=&quot;0/0&quot;;[.M38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565" calcext:value-type="float">
            <text:p>895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23.06" calcext:value-type="float">
            <text:p>42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54;QD=29.23;SOR=1.981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37,36,0</text:p>
          </table:table-cell>
          <table:table-cell office:value-type="string" calcext:value-type="string">
            <text:p>0/0:17,0:17:51:0,51,578</text:p>
          </table:table-cell>
          <table:table-cell table:formula="of:=LEFT([.J383];3)" office:value-type="string" office:string-value="1/1" calcext:value-type="string">
            <text:p>1/1</text:p>
          </table:table-cell>
          <table:table-cell table:formula="of:=LEFT([.K383];3)" office:value-type="string" office:string-value="0/0" calcext:value-type="string">
            <text:p>0/0</text:p>
          </table:table-cell>
          <table:table-cell table:formula="of:=IF(OR(AND([.L383]=&quot;1/1&quot;;[.M383]=&quot;0/0&quot;);AND([.L383]=&quot;0/0&quot;;[.M38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609" calcext:value-type="float">
            <text:p>896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5;SOR=2.584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2,0:12:36:0,36,439</text:p>
          </table:table-cell>
          <table:table-cell table:formula="of:=LEFT([.J384];3)" office:value-type="string" office:string-value="1/1" calcext:value-type="string">
            <text:p>1/1</text:p>
          </table:table-cell>
          <table:table-cell table:formula="of:=LEFT([.K384];3)" office:value-type="string" office:string-value="0/0" calcext:value-type="string">
            <text:p>0/0</text:p>
          </table:table-cell>
          <table:table-cell table:formula="of:=IF(OR(AND([.L384]=&quot;1/1&quot;;[.M384]=&quot;0/0&quot;);AND([.L384]=&quot;0/0&quot;;[.M3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611" calcext:value-type="float">
            <text:p>896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9;SOR=2.584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1,0:11:33:0,33,401</text:p>
          </table:table-cell>
          <table:table-cell table:formula="of:=LEFT([.J385];3)" office:value-type="string" office:string-value="1/1" calcext:value-type="string">
            <text:p>1/1</text:p>
          </table:table-cell>
          <table:table-cell table:formula="of:=LEFT([.K385];3)" office:value-type="string" office:string-value="0/0" calcext:value-type="string">
            <text:p>0/0</text:p>
          </table:table-cell>
          <table:table-cell table:formula="of:=IF(OR(AND([.L385]=&quot;1/1&quot;;[.M385]=&quot;0/0&quot;);AND([.L385]=&quot;0/0&quot;;[.M3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621" calcext:value-type="float">
            <text:p>896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;SOR=2.584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1,0:11:33:0,33,399</text:p>
          </table:table-cell>
          <table:table-cell table:formula="of:=LEFT([.J386];3)" office:value-type="string" office:string-value="1/1" calcext:value-type="string">
            <text:p>1/1</text:p>
          </table:table-cell>
          <table:table-cell table:formula="of:=LEFT([.K386];3)" office:value-type="string" office:string-value="0/0" calcext:value-type="string">
            <text:p>0/0</text:p>
          </table:table-cell>
          <table:table-cell table:formula="of:=IF(OR(AND([.L386]=&quot;1/1&quot;;[.M386]=&quot;0/0&quot;);AND([.L386]=&quot;0/0&quot;;[.M3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649" calcext:value-type="float">
            <text:p>896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39.64" calcext:value-type="float">
            <text:p>239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87;ExcessHet=0;FS=6.021;MQ=60;MQRankSum=0;QD=29.96;ReadPosRankSum=-0.887;SOR=2.526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47,0,21</text:p>
          </table:table-cell>
          <table:table-cell office:value-type="string" calcext:value-type="string">
            <text:p>0/0:13,0:13:39:0,39,480</text:p>
          </table:table-cell>
          <table:table-cell table:formula="of:=LEFT([.J387];3)" office:value-type="string" office:string-value="0/1" calcext:value-type="string">
            <text:p>0/1</text:p>
          </table:table-cell>
          <table:table-cell table:formula="of:=LEFT([.K387];3)" office:value-type="string" office:string-value="0/0" calcext:value-type="string">
            <text:p>0/0</text:p>
          </table:table-cell>
          <table:table-cell table:formula="of:=IF(OR(AND([.L387]=&quot;1/1&quot;;[.M387]=&quot;0/0&quot;);AND([.L387]=&quot;0/0&quot;;[.M38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655" calcext:value-type="float">
            <text:p>896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33.64" calcext:value-type="float">
            <text:p>23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66;ExcessHet=0;FS=8.451;MQ=60;MQRankSum=0;QD=33.38;ReadPosRankSum=-0.792;SOR=3.897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1,0,24</text:p>
          </table:table-cell>
          <table:table-cell office:value-type="string" calcext:value-type="string">
            <text:p>0/0:14,0:14:42:0,42,505</text:p>
          </table:table-cell>
          <table:table-cell table:formula="of:=LEFT([.J388];3)" office:value-type="string" office:string-value="0/1" calcext:value-type="string">
            <text:p>0/1</text:p>
          </table:table-cell>
          <table:table-cell table:formula="of:=LEFT([.K388];3)" office:value-type="string" office:string-value="0/0" calcext:value-type="string">
            <text:p>0/0</text:p>
          </table:table-cell>
          <table:table-cell table:formula="of:=IF(OR(AND([.L388]=&quot;1/1&quot;;[.M388]=&quot;0/0&quot;);AND([.L388]=&quot;0/0&quot;;[.M38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07" calcext:value-type="float">
            <text:p>897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36.02" calcext:value-type="float">
            <text:p>236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59.31;QD=33.72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0,21,0</text:p>
          </table:table-cell>
          <table:table-cell office:value-type="string" calcext:value-type="string">
            <text:p>./.:.:.:.:.</text:p>
          </table:table-cell>
          <table:table-cell table:formula="of:=LEFT([.J389];3)" office:value-type="string" office:string-value="1/1" calcext:value-type="string">
            <text:p>1/1</text:p>
          </table:table-cell>
          <table:table-cell table:formula="of:=LEFT([.K389];3)" office:value-type="string" office:string-value="./." calcext:value-type="string">
            <text:p>./.</text:p>
          </table:table-cell>
          <table:table-cell table:formula="of:=IF(OR(AND([.L389]=&quot;1/1&quot;;[.M389]=&quot;0/0&quot;);AND([.L389]=&quot;0/0&quot;;[.M38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33" calcext:value-type="float">
            <text:p>897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06.97" calcext:value-type="float">
            <text:p>206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97;QD=34.5;SOR=3.912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21,18,0</text:p>
          </table:table-cell>
          <table:table-cell office:value-type="string" calcext:value-type="string">
            <text:p>0/0:6,0:6:18:0,18,193</text:p>
          </table:table-cell>
          <table:table-cell table:formula="of:=LEFT([.J390];3)" office:value-type="string" office:string-value="1/1" calcext:value-type="string">
            <text:p>1/1</text:p>
          </table:table-cell>
          <table:table-cell table:formula="of:=LEFT([.K390];3)" office:value-type="string" office:string-value="0/0" calcext:value-type="string">
            <text:p>0/0</text:p>
          </table:table-cell>
          <table:table-cell table:formula="of:=IF(OR(AND([.L390]=&quot;1/1&quot;;[.M390]=&quot;0/0&quot;);AND([.L390]=&quot;0/0&quot;;[.M3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44" calcext:value-type="float">
            <text:p>897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TCTATATTTATCT</text:p>
          </table:table-cell>
          <table:table-cell office:value-type="float" office:value="169.92" calcext:value-type="float">
            <text:p>169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97;QD=33.98;SOR=3.61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84,15,0</text:p>
          </table:table-cell>
          <table:table-cell office:value-type="string" calcext:value-type="string">
            <text:p>0/0:7,0:7:21:0,21,302</text:p>
          </table:table-cell>
          <table:table-cell table:formula="of:=LEFT([.J391];3)" office:value-type="string" office:string-value="1/1" calcext:value-type="string">
            <text:p>1/1</text:p>
          </table:table-cell>
          <table:table-cell table:formula="of:=LEFT([.K391];3)" office:value-type="string" office:string-value="0/0" calcext:value-type="string">
            <text:p>0/0</text:p>
          </table:table-cell>
          <table:table-cell table:formula="of:=IF(OR(AND([.L391]=&quot;1/1&quot;;[.M391]=&quot;0/0&quot;);AND([.L391]=&quot;0/0&quot;;[.M3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48" calcext:value-type="float">
            <text:p>897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09.96" calcext:value-type="float">
            <text:p>209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97;QD=32.67;SOR=3.61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4,15,0</text:p>
          </table:table-cell>
          <table:table-cell office:value-type="string" calcext:value-type="string">
            <text:p>0/0:6,0:6:18:0,18,223</text:p>
          </table:table-cell>
          <table:table-cell table:formula="of:=LEFT([.J392];3)" office:value-type="string" office:string-value="1/1" calcext:value-type="string">
            <text:p>1/1</text:p>
          </table:table-cell>
          <table:table-cell table:formula="of:=LEFT([.K392];3)" office:value-type="string" office:string-value="0/0" calcext:value-type="string">
            <text:p>0/0</text:p>
          </table:table-cell>
          <table:table-cell table:formula="of:=IF(OR(AND([.L392]=&quot;1/1&quot;;[.M392]=&quot;0/0&quot;);AND([.L392]=&quot;0/0&quot;;[.M39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57" calcext:value-type="float">
            <text:p>897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14;QD=27.99;SOR=3.611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6,0:6:18:0,18,210</text:p>
          </table:table-cell>
          <table:table-cell table:formula="of:=LEFT([.J393];3)" office:value-type="string" office:string-value="1/1" calcext:value-type="string">
            <text:p>1/1</text:p>
          </table:table-cell>
          <table:table-cell table:formula="of:=LEFT([.K393];3)" office:value-type="string" office:string-value="0/0" calcext:value-type="string">
            <text:p>0/0</text:p>
          </table:table-cell>
          <table:table-cell table:formula="of:=IF(OR(AND([.L393]=&quot;1/1&quot;;[.M393]=&quot;0/0&quot;);AND([.L393]=&quot;0/0&quot;;[.M3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61" calcext:value-type="float">
            <text:p>897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;QD=27.62;SOR=3.258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7,0:7:21:0,21,260</text:p>
          </table:table-cell>
          <table:table-cell table:formula="of:=LEFT([.J394];3)" office:value-type="string" office:string-value="1/1" calcext:value-type="string">
            <text:p>1/1</text:p>
          </table:table-cell>
          <table:table-cell table:formula="of:=LEFT([.K394];3)" office:value-type="string" office:string-value="0/0" calcext:value-type="string">
            <text:p>0/0</text:p>
          </table:table-cell>
          <table:table-cell table:formula="of:=IF(OR(AND([.L394]=&quot;1/1&quot;;[.M394]=&quot;0/0&quot;);AND([.L394]=&quot;0/0&quot;;[.M3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64" calcext:value-type="float">
            <text:p>897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;QD=28.59;SOR=3.258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7,0:7:21:0,21,256</text:p>
          </table:table-cell>
          <table:table-cell table:formula="of:=LEFT([.J395];3)" office:value-type="string" office:string-value="1/1" calcext:value-type="string">
            <text:p>1/1</text:p>
          </table:table-cell>
          <table:table-cell table:formula="of:=LEFT([.K395];3)" office:value-type="string" office:string-value="0/0" calcext:value-type="string">
            <text:p>0/0</text:p>
          </table:table-cell>
          <table:table-cell table:formula="of:=IF(OR(AND([.L395]=&quot;1/1&quot;;[.M395]=&quot;0/0&quot;);AND([.L395]=&quot;0/0&quot;;[.M3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74" calcext:value-type="float">
            <text:p>897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15;QD=25.72;SOR=2.83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8,0:8:24:0,24,294</text:p>
          </table:table-cell>
          <table:table-cell table:formula="of:=LEFT([.J396];3)" office:value-type="string" office:string-value="1/1" calcext:value-type="string">
            <text:p>1/1</text:p>
          </table:table-cell>
          <table:table-cell table:formula="of:=LEFT([.K396];3)" office:value-type="string" office:string-value="0/0" calcext:value-type="string">
            <text:p>0/0</text:p>
          </table:table-cell>
          <table:table-cell table:formula="of:=IF(OR(AND([.L396]=&quot;1/1&quot;;[.M396]=&quot;0/0&quot;);AND([.L396]=&quot;0/0&quot;;[.M3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82" calcext:value-type="float">
            <text:p>897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56;QD=31.95;SOR=2.30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1,0:11:33:0,33,414</text:p>
          </table:table-cell>
          <table:table-cell table:formula="of:=LEFT([.J397];3)" office:value-type="string" office:string-value="1/1" calcext:value-type="string">
            <text:p>1/1</text:p>
          </table:table-cell>
          <table:table-cell table:formula="of:=LEFT([.K397];3)" office:value-type="string" office:string-value="0/0" calcext:value-type="string">
            <text:p>0/0</text:p>
          </table:table-cell>
          <table:table-cell table:formula="of:=IF(OR(AND([.L397]=&quot;1/1&quot;;[.M397]=&quot;0/0&quot;);AND([.L397]=&quot;0/0&quot;;[.M3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791" calcext:value-type="float">
            <text:p>897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56;QD=32.48;SOR=2.30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3,0:13:39:0,39,485</text:p>
          </table:table-cell>
          <table:table-cell table:formula="of:=LEFT([.J398];3)" office:value-type="string" office:string-value="1/1" calcext:value-type="string">
            <text:p>1/1</text:p>
          </table:table-cell>
          <table:table-cell table:formula="of:=LEFT([.K398];3)" office:value-type="string" office:string-value="0/0" calcext:value-type="string">
            <text:p>0/0</text:p>
          </table:table-cell>
          <table:table-cell table:formula="of:=IF(OR(AND([.L398]=&quot;1/1&quot;;[.M398]=&quot;0/0&quot;);AND([.L398]=&quot;0/0&quot;;[.M3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801" calcext:value-type="float">
            <text:p>898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3.78" calcext:value-type="float">
            <text:p>63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;QD=23.34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12,0:12:36:0,36,441</text:p>
          </table:table-cell>
          <table:table-cell table:formula="of:=LEFT([.J399];3)" office:value-type="string" office:string-value="1/1" calcext:value-type="string">
            <text:p>1/1</text:p>
          </table:table-cell>
          <table:table-cell table:formula="of:=LEFT([.K399];3)" office:value-type="string" office:string-value="0/0" calcext:value-type="string">
            <text:p>0/0</text:p>
          </table:table-cell>
          <table:table-cell table:formula="of:=IF(OR(AND([.L399]=&quot;1/1&quot;;[.M399]=&quot;0/0&quot;);AND([.L399]=&quot;0/0&quot;;[.M3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806" calcext:value-type="float">
            <text:p>898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T</text:p>
          </table:table-cell>
          <table:table-cell office:value-type="float" office:value="78.81" calcext:value-type="float">
            <text:p>78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;QD=28.37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14,0:14:42:0,42,623</text:p>
          </table:table-cell>
          <table:table-cell table:formula="of:=LEFT([.J400];3)" office:value-type="string" office:string-value="1/1" calcext:value-type="string">
            <text:p>1/1</text:p>
          </table:table-cell>
          <table:table-cell table:formula="of:=LEFT([.K400];3)" office:value-type="string" office:string-value="0/0" calcext:value-type="string">
            <text:p>0/0</text:p>
          </table:table-cell>
          <table:table-cell table:formula="of:=IF(OR(AND([.L400]=&quot;1/1&quot;;[.M400]=&quot;0/0&quot;);AND([.L400]=&quot;0/0&quot;;[.M4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949" calcext:value-type="float">
            <text:p>899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431;ExcessHet=0;FS=4.771;MQ=60;MQRankSum=0;QD=24.55;ReadPosRankSum=-0.967;SOR=2.225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2:3:36:81,0,36</text:p>
          </table:table-cell>
          <table:table-cell office:value-type="string" calcext:value-type="string">
            <text:p>0/0:11,0:11:33:0,33,395</text:p>
          </table:table-cell>
          <table:table-cell table:formula="of:=LEFT([.J401];3)" office:value-type="string" office:string-value="0/1" calcext:value-type="string">
            <text:p>0/1</text:p>
          </table:table-cell>
          <table:table-cell table:formula="of:=LEFT([.K401];3)" office:value-type="string" office:string-value="0/0" calcext:value-type="string">
            <text:p>0/0</text:p>
          </table:table-cell>
          <table:table-cell table:formula="of:=IF(OR(AND([.L401]=&quot;1/1&quot;;[.M401]=&quot;0/0&quot;);AND([.L401]=&quot;0/0&quot;;[.M40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959" calcext:value-type="float">
            <text:p>899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67;ExcessHet=0;FS=4.771;MQ=60;MQRankSum=0;QD=24.55;ReadPosRankSum=-0.967;SOR=2.225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2:3:36:81,0,36</text:p>
          </table:table-cell>
          <table:table-cell office:value-type="string" calcext:value-type="string">
            <text:p>0/0:11,0:11:33:0,33,410</text:p>
          </table:table-cell>
          <table:table-cell table:formula="of:=LEFT([.J402];3)" office:value-type="string" office:string-value="0/1" calcext:value-type="string">
            <text:p>0/1</text:p>
          </table:table-cell>
          <table:table-cell table:formula="of:=LEFT([.K402];3)" office:value-type="string" office:string-value="0/0" calcext:value-type="string">
            <text:p>0/0</text:p>
          </table:table-cell>
          <table:table-cell table:formula="of:=IF(OR(AND([.L402]=&quot;1/1&quot;;[.M402]=&quot;0/0&quot;);AND([.L402]=&quot;0/0&quot;;[.M40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983" calcext:value-type="float">
            <text:p>899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19;ExcessHet=0;FS=6.021;MQ=60;MQRankSum=0;QD=28.91;ReadPosRankSum=1.15;SOR=2.788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0,0:10:30:0,30,377</text:p>
          </table:table-cell>
          <table:table-cell table:formula="of:=LEFT([.J403];3)" office:value-type="string" office:string-value="0/1" calcext:value-type="string">
            <text:p>0/1</text:p>
          </table:table-cell>
          <table:table-cell table:formula="of:=LEFT([.K403];3)" office:value-type="string" office:string-value="0/0" calcext:value-type="string">
            <text:p>0/0</text:p>
          </table:table-cell>
          <table:table-cell table:formula="of:=IF(OR(AND([.L403]=&quot;1/1&quot;;[.M403]=&quot;0/0&quot;);AND([.L403]=&quot;0/0&quot;;[.M40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987" calcext:value-type="float">
            <text:p>899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6.021;MQ=60;MQRankSum=0;QD=28.91;ReadPosRankSum=1.15;SOR=2.788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8,0:8:24:0,24,289</text:p>
          </table:table-cell>
          <table:table-cell table:formula="of:=LEFT([.J404];3)" office:value-type="string" office:string-value="0/1" calcext:value-type="string">
            <text:p>0/1</text:p>
          </table:table-cell>
          <table:table-cell table:formula="of:=LEFT([.K404];3)" office:value-type="string" office:string-value="0/0" calcext:value-type="string">
            <text:p>0/0</text:p>
          </table:table-cell>
          <table:table-cell table:formula="of:=IF(OR(AND([.L404]=&quot;1/1&quot;;[.M404]=&quot;0/0&quot;);AND([.L404]=&quot;0/0&quot;;[.M40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89990" calcext:value-type="float">
            <text:p>899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6.021;MQ=60;MQRankSum=0;QD=28.91;ReadPosRankSum=1.15;SOR=2.788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8,0:8:24:0,24,298</text:p>
          </table:table-cell>
          <table:table-cell table:formula="of:=LEFT([.J405];3)" office:value-type="string" office:string-value="0/1" calcext:value-type="string">
            <text:p>0/1</text:p>
          </table:table-cell>
          <table:table-cell table:formula="of:=LEFT([.K405];3)" office:value-type="string" office:string-value="0/0" calcext:value-type="string">
            <text:p>0/0</text:p>
          </table:table-cell>
          <table:table-cell table:formula="of:=IF(OR(AND([.L405]=&quot;1/1&quot;;[.M405]=&quot;0/0&quot;);AND([.L405]=&quot;0/0&quot;;[.M4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16" calcext:value-type="float">
            <text:p>90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TCGTCTC</text:p>
          </table:table-cell>
          <table:table-cell office:value-type="float" office:value="197.92" calcext:value-type="float">
            <text:p>197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2;SOR=3.611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2,15,0</text:p>
          </table:table-cell>
          <table:table-cell office:value-type="string" calcext:value-type="string">
            <text:p>0/0:11,0:11:33:0,33,495</text:p>
          </table:table-cell>
          <table:table-cell table:formula="of:=LEFT([.J406];3)" office:value-type="string" office:string-value="1/1" calcext:value-type="string">
            <text:p>1/1</text:p>
          </table:table-cell>
          <table:table-cell table:formula="of:=LEFT([.K406];3)" office:value-type="string" office:string-value="0/0" calcext:value-type="string">
            <text:p>0/0</text:p>
          </table:table-cell>
          <table:table-cell table:formula="of:=IF(OR(AND([.L406]=&quot;1/1&quot;;[.M406]=&quot;0/0&quot;);AND([.L406]=&quot;0/0&quot;;[.M4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39" calcext:value-type="float">
            <text:p>900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28;SOR=2.83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1,9,0</text:p>
          </table:table-cell>
          <table:table-cell office:value-type="string" calcext:value-type="string">
            <text:p>0/0:12,0:12:36:0,36,423</text:p>
          </table:table-cell>
          <table:table-cell table:formula="of:=LEFT([.J407];3)" office:value-type="string" office:string-value="1/1" calcext:value-type="string">
            <text:p>1/1</text:p>
          </table:table-cell>
          <table:table-cell table:formula="of:=LEFT([.K407];3)" office:value-type="string" office:string-value="0/0" calcext:value-type="string">
            <text:p>0/0</text:p>
          </table:table-cell>
          <table:table-cell table:formula="of:=IF(OR(AND([.L407]=&quot;1/1&quot;;[.M407]=&quot;0/0&quot;);AND([.L407]=&quot;0/0&quot;;[.M4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60" calcext:value-type="float">
            <text:p>90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TTATT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;SOR=3.258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3,0:13:39:0,39,575</text:p>
          </table:table-cell>
          <table:table-cell table:formula="of:=LEFT([.J408];3)" office:value-type="string" office:string-value="1/1" calcext:value-type="string">
            <text:p>1/1</text:p>
          </table:table-cell>
          <table:table-cell table:formula="of:=LEFT([.K408];3)" office:value-type="string" office:string-value="0/0" calcext:value-type="string">
            <text:p>0/0</text:p>
          </table:table-cell>
          <table:table-cell table:formula="of:=IF(OR(AND([.L408]=&quot;1/1&quot;;[.M408]=&quot;0/0&quot;);AND([.L408]=&quot;0/0&quot;;[.M4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64" calcext:value-type="float">
            <text:p>90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4;SOR=3.258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2,0:12:36:0,36,447</text:p>
          </table:table-cell>
          <table:table-cell table:formula="of:=LEFT([.J409];3)" office:value-type="string" office:string-value="1/1" calcext:value-type="string">
            <text:p>1/1</text:p>
          </table:table-cell>
          <table:table-cell table:formula="of:=LEFT([.K409];3)" office:value-type="string" office:string-value="0/0" calcext:value-type="string">
            <text:p>0/0</text:p>
          </table:table-cell>
          <table:table-cell table:formula="of:=IF(OR(AND([.L409]=&quot;1/1&quot;;[.M409]=&quot;0/0&quot;);AND([.L409]=&quot;0/0&quot;;[.M4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069" calcext:value-type="float">
            <text:p>90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4;SOR=3.258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408</text:p>
          </table:table-cell>
          <table:table-cell table:formula="of:=LEFT([.J410];3)" office:value-type="string" office:string-value="1/1" calcext:value-type="string">
            <text:p>1/1</text:p>
          </table:table-cell>
          <table:table-cell table:formula="of:=LEFT([.K410];3)" office:value-type="string" office:string-value="0/0" calcext:value-type="string">
            <text:p>0/0</text:p>
          </table:table-cell>
          <table:table-cell table:formula="of:=IF(OR(AND([.L410]=&quot;1/1&quot;;[.M410]=&quot;0/0&quot;);AND([.L410]=&quot;0/0&quot;;[.M4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110" calcext:value-type="float">
            <text:p>90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7.84" calcext:value-type="float">
            <text:p>97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1;SOR=1.17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11,9,0</text:p>
          </table:table-cell>
          <table:table-cell office:value-type="string" calcext:value-type="string">
            <text:p>0/0:10,0:10:30:0,30,374</text:p>
          </table:table-cell>
          <table:table-cell table:formula="of:=LEFT([.J411];3)" office:value-type="string" office:string-value="1/1" calcext:value-type="string">
            <text:p>1/1</text:p>
          </table:table-cell>
          <table:table-cell table:formula="of:=LEFT([.K411];3)" office:value-type="string" office:string-value="0/0" calcext:value-type="string">
            <text:p>0/0</text:p>
          </table:table-cell>
          <table:table-cell table:formula="of:=IF(OR(AND([.L411]=&quot;1/1&quot;;[.M411]=&quot;0/0&quot;);AND([.L411]=&quot;0/0&quot;;[.M4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121" calcext:value-type="float">
            <text:p>901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26;SOR=1.17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9,0:9:27:0,27,330</text:p>
          </table:table-cell>
          <table:table-cell table:formula="of:=LEFT([.J412];3)" office:value-type="string" office:string-value="1/1" calcext:value-type="string">
            <text:p>1/1</text:p>
          </table:table-cell>
          <table:table-cell table:formula="of:=LEFT([.K412];3)" office:value-type="string" office:string-value="0/0" calcext:value-type="string">
            <text:p>0/0</text:p>
          </table:table-cell>
          <table:table-cell table:formula="of:=IF(OR(AND([.L412]=&quot;1/1&quot;;[.M412]=&quot;0/0&quot;);AND([.L412]=&quot;0/0&quot;;[.M4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129" calcext:value-type="float">
            <text:p>90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83;SOR=1.17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10,0:10:30:0,30,373</text:p>
          </table:table-cell>
          <table:table-cell table:formula="of:=LEFT([.J413];3)" office:value-type="string" office:string-value="1/1" calcext:value-type="string">
            <text:p>1/1</text:p>
          </table:table-cell>
          <table:table-cell table:formula="of:=LEFT([.K413];3)" office:value-type="string" office:string-value="0/0" calcext:value-type="string">
            <text:p>0/0</text:p>
          </table:table-cell>
          <table:table-cell table:formula="of:=IF(OR(AND([.L413]=&quot;1/1&quot;;[.M413]=&quot;0/0&quot;);AND([.L413]=&quot;0/0&quot;;[.M4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252" calcext:value-type="float">
            <text:p>90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5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0,0:10:30:0,30,369</text:p>
          </table:table-cell>
          <table:table-cell table:formula="of:=LEFT([.J414];3)" office:value-type="string" office:string-value="1/1" calcext:value-type="string">
            <text:p>1/1</text:p>
          </table:table-cell>
          <table:table-cell table:formula="of:=LEFT([.K414];3)" office:value-type="string" office:string-value="0/0" calcext:value-type="string">
            <text:p>0/0</text:p>
          </table:table-cell>
          <table:table-cell table:formula="of:=IF(OR(AND([.L414]=&quot;1/1&quot;;[.M414]=&quot;0/0&quot;);AND([.L414]=&quot;0/0&quot;;[.M4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254" calcext:value-type="float">
            <text:p>90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6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0,0:10:30:0,30,450</text:p>
          </table:table-cell>
          <table:table-cell table:formula="of:=LEFT([.J415];3)" office:value-type="string" office:string-value="1/1" calcext:value-type="string">
            <text:p>1/1</text:p>
          </table:table-cell>
          <table:table-cell table:formula="of:=LEFT([.K415];3)" office:value-type="string" office:string-value="0/0" calcext:value-type="string">
            <text:p>0/0</text:p>
          </table:table-cell>
          <table:table-cell table:formula="of:=IF(OR(AND([.L415]=&quot;1/1&quot;;[.M415]=&quot;0/0&quot;);AND([.L415]=&quot;0/0&quot;;[.M4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258" calcext:value-type="float">
            <text:p>902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GGCG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87;SOR=2.30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0,0:10:30:0,30,450</text:p>
          </table:table-cell>
          <table:table-cell table:formula="of:=LEFT([.J416];3)" office:value-type="string" office:string-value="1/1" calcext:value-type="string">
            <text:p>1/1</text:p>
          </table:table-cell>
          <table:table-cell table:formula="of:=LEFT([.K416];3)" office:value-type="string" office:string-value="0/0" calcext:value-type="string">
            <text:p>0/0</text:p>
          </table:table-cell>
          <table:table-cell table:formula="of:=IF(OR(AND([.L416]=&quot;1/1&quot;;[.M416]=&quot;0/0&quot;);AND([.L416]=&quot;0/0&quot;;[.M4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266" calcext:value-type="float">
            <text:p>90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2;SOR=2.30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3,0:13:39:0,39,488</text:p>
          </table:table-cell>
          <table:table-cell table:formula="of:=LEFT([.J417];3)" office:value-type="string" office:string-value="1/1" calcext:value-type="string">
            <text:p>1/1</text:p>
          </table:table-cell>
          <table:table-cell table:formula="of:=LEFT([.K417];3)" office:value-type="string" office:string-value="0/0" calcext:value-type="string">
            <text:p>0/0</text:p>
          </table:table-cell>
          <table:table-cell table:formula="of:=IF(OR(AND([.L417]=&quot;1/1&quot;;[.M417]=&quot;0/0&quot;);AND([.L417]=&quot;0/0&quot;;[.M4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296" calcext:value-type="float">
            <text:p>902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TCCTCTATCTCACTCCCGG</text:p>
          </table:table-cell>
          <table:table-cell office:value-type="float" office:value="210.92" calcext:value-type="float">
            <text:p>210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25;QD=33.52;SOR=3.61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9,0:9:27:0,27,405</text:p>
          </table:table-cell>
          <table:table-cell table:formula="of:=LEFT([.J418];3)" office:value-type="string" office:string-value="1/1" calcext:value-type="string">
            <text:p>1/1</text:p>
          </table:table-cell>
          <table:table-cell table:formula="of:=LEFT([.K418];3)" office:value-type="string" office:string-value="0/0" calcext:value-type="string">
            <text:p>0/0</text:p>
          </table:table-cell>
          <table:table-cell table:formula="of:=IF(OR(AND([.L418]=&quot;1/1&quot;;[.M418]=&quot;0/0&quot;);AND([.L418]=&quot;0/0&quot;;[.M4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09" calcext:value-type="float">
            <text:p>90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6.021;MQ=50.12;MQRankSum=-1.15;QD=23.41;ReadPosRankSum=1.15;SOR=2.788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24:101,0,24</text:p>
          </table:table-cell>
          <table:table-cell office:value-type="string" calcext:value-type="string">
            <text:p>0/0:11,0:11:33:0,33,424</text:p>
          </table:table-cell>
          <table:table-cell table:formula="of:=LEFT([.J419];3)" office:value-type="string" office:string-value="0/1" calcext:value-type="string">
            <text:p>0/1</text:p>
          </table:table-cell>
          <table:table-cell table:formula="of:=LEFT([.K419];3)" office:value-type="string" office:string-value="0/0" calcext:value-type="string">
            <text:p>0/0</text:p>
          </table:table-cell>
          <table:table-cell table:formula="of:=IF(OR(AND([.L419]=&quot;1/1&quot;;[.M419]=&quot;0/0&quot;);AND([.L419]=&quot;0/0&quot;;[.M41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20" calcext:value-type="float">
            <text:p>90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TC</text:p>
          </table:table-cell>
          <table:table-cell office:value-type="string" calcext:value-type="string">
            <text:p>A</text:p>
          </table:table-cell>
          <table:table-cell office:value-type="float" office:value="115.6" calcext:value-type="float">
            <text:p>115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6.021;MQ=50.12;MQRankSum=-1.15;QD=28.9;ReadPosRankSum=1.15;SOR=2.788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1,0:11:33:0,33,495</text:p>
          </table:table-cell>
          <table:table-cell table:formula="of:=LEFT([.J420];3)" office:value-type="string" office:string-value="0/1" calcext:value-type="string">
            <text:p>0/1</text:p>
          </table:table-cell>
          <table:table-cell table:formula="of:=LEFT([.K420];3)" office:value-type="string" office:string-value="0/0" calcext:value-type="string">
            <text:p>0/0</text:p>
          </table:table-cell>
          <table:table-cell table:formula="of:=IF(OR(AND([.L420]=&quot;1/1&quot;;[.M420]=&quot;0/0&quot;);AND([.L420]=&quot;0/0&quot;;[.M42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24" calcext:value-type="float">
            <text:p>90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74;ExcessHet=0;FS=6.021;MQ=50.12;MQRankSum=-1.15;QD=28.91;ReadPosRankSum=1.15;SOR=2.788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1,0:11:33:0,33,373</text:p>
          </table:table-cell>
          <table:table-cell table:formula="of:=LEFT([.J421];3)" office:value-type="string" office:string-value="0/1" calcext:value-type="string">
            <text:p>0/1</text:p>
          </table:table-cell>
          <table:table-cell table:formula="of:=LEFT([.K421];3)" office:value-type="string" office:string-value="0/0" calcext:value-type="string">
            <text:p>0/0</text:p>
          </table:table-cell>
          <table:table-cell table:formula="of:=IF(OR(AND([.L421]=&quot;1/1&quot;;[.M421]=&quot;0/0&quot;);AND([.L421]=&quot;0/0&quot;;[.M42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32" calcext:value-type="float">
            <text:p>90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5;ExcessHet=0;FS=6.021;MQ=50.12;MQRankSum=-1.15;QD=28.91;ReadPosRankSum=0.319;SOR=2.788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1,0:11:33:0,33,410</text:p>
          </table:table-cell>
          <table:table-cell table:formula="of:=LEFT([.J422];3)" office:value-type="string" office:string-value="0/1" calcext:value-type="string">
            <text:p>0/1</text:p>
          </table:table-cell>
          <table:table-cell table:formula="of:=LEFT([.K422];3)" office:value-type="string" office:string-value="0/0" calcext:value-type="string">
            <text:p>0/0</text:p>
          </table:table-cell>
          <table:table-cell table:formula="of:=IF(OR(AND([.L422]=&quot;1/1&quot;;[.M422]=&quot;0/0&quot;);AND([.L422]=&quot;0/0&quot;;[.M42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39" calcext:value-type="float">
            <text:p>903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CAAATGTTG</text:p>
          </table:table-cell>
          <table:table-cell office:value-type="string" calcext:value-type="string">
            <text:p>T</text:p>
          </table:table-cell>
          <table:table-cell office:value-type="float" office:value="115.6" calcext:value-type="float">
            <text:p>115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6.021;MQ=50.12;MQRankSum=-1.15;QD=28.9;ReadPosRankSum=-0.319;SOR=2.788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1,0:11:33:0,33,495</text:p>
          </table:table-cell>
          <table:table-cell table:formula="of:=LEFT([.J423];3)" office:value-type="string" office:string-value="0/1" calcext:value-type="string">
            <text:p>0/1</text:p>
          </table:table-cell>
          <table:table-cell table:formula="of:=LEFT([.K423];3)" office:value-type="string" office:string-value="0/0" calcext:value-type="string">
            <text:p>0/0</text:p>
          </table:table-cell>
          <table:table-cell table:formula="of:=IF(OR(AND([.L423]=&quot;1/1&quot;;[.M423]=&quot;0/0&quot;);AND([.L423]=&quot;0/0&quot;;[.M42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52" calcext:value-type="float">
            <text:p>90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5;ExcessHet=0;FS=6.021;MQ=50.12;MQRankSum=-1.15;QD=28.91;ReadPosRankSum=-1.15;SOR=2.788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10,0:10:30:0,30,378</text:p>
          </table:table-cell>
          <table:table-cell table:formula="of:=LEFT([.J424];3)" office:value-type="string" office:string-value="0/1" calcext:value-type="string">
            <text:p>0/1</text:p>
          </table:table-cell>
          <table:table-cell table:formula="of:=LEFT([.K424];3)" office:value-type="string" office:string-value="0/0" calcext:value-type="string">
            <text:p>0/0</text:p>
          </table:table-cell>
          <table:table-cell table:formula="of:=IF(OR(AND([.L424]=&quot;1/1&quot;;[.M424]=&quot;0/0&quot;);AND([.L424]=&quot;0/0&quot;;[.M42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62" calcext:value-type="float">
            <text:p>90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74;ExcessHet=0;FS=6.021;MQ=50.12;MQRankSum=-1.15;QD=28.91;ReadPosRankSum=-1.15;SOR=2.788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8,0:8:24:0,24,297</text:p>
          </table:table-cell>
          <table:table-cell table:formula="of:=LEFT([.J425];3)" office:value-type="string" office:string-value="0/1" calcext:value-type="string">
            <text:p>0/1</text:p>
          </table:table-cell>
          <table:table-cell table:formula="of:=LEFT([.K425];3)" office:value-type="string" office:string-value="0/0" calcext:value-type="string">
            <text:p>0/0</text:p>
          </table:table-cell>
          <table:table-cell table:formula="of:=IF(OR(AND([.L425]=&quot;1/1&quot;;[.M425]=&quot;0/0&quot;);AND([.L425]=&quot;0/0&quot;;[.M42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63" calcext:value-type="float">
            <text:p>903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74;ExcessHet=0;FS=6.021;MQ=50.12;MQRankSum=-1.15;QD=28.91;ReadPosRankSum=-1.15;SOR=2.788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8,0:8:24:0,24,291</text:p>
          </table:table-cell>
          <table:table-cell table:formula="of:=LEFT([.J426];3)" office:value-type="string" office:string-value="0/1" calcext:value-type="string">
            <text:p>0/1</text:p>
          </table:table-cell>
          <table:table-cell table:formula="of:=LEFT([.K426];3)" office:value-type="string" office:string-value="0/0" calcext:value-type="string">
            <text:p>0/0</text:p>
          </table:table-cell>
          <table:table-cell table:formula="of:=IF(OR(AND([.L426]=&quot;1/1&quot;;[.M426]=&quot;0/0&quot;);AND([.L426]=&quot;0/0&quot;;[.M42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371" calcext:value-type="float">
            <text:p>90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5;ExcessHet=0;FS=6.021;MQ=50.12;MQRankSum=-1.15;QD=28.91;ReadPosRankSum=-1.15;SOR=2.788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7,0:7:21:0,21,271</text:p>
          </table:table-cell>
          <table:table-cell table:formula="of:=LEFT([.J427];3)" office:value-type="string" office:string-value="0/1" calcext:value-type="string">
            <text:p>0/1</text:p>
          </table:table-cell>
          <table:table-cell table:formula="of:=LEFT([.K427];3)" office:value-type="string" office:string-value="0/0" calcext:value-type="string">
            <text:p>0/0</text:p>
          </table:table-cell>
          <table:table-cell table:formula="of:=IF(OR(AND([.L427]=&quot;1/1&quot;;[.M427]=&quot;0/0&quot;);AND([.L427]=&quot;0/0&quot;;[.M42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461" calcext:value-type="float">
            <text:p>904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17.64" calcext:value-type="float">
            <text:p>11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253;ExcessHet=0;FS=3.979;MQ=50.96;MQRankSum=-0.842;QD=23.53;ReadPosRankSum=-1.282;SOR=1.447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22:125,0,22</text:p>
          </table:table-cell>
          <table:table-cell office:value-type="string" calcext:value-type="string">
            <text:p>0/0:9,0:9:27:0,27,342</text:p>
          </table:table-cell>
          <table:table-cell table:formula="of:=LEFT([.J428];3)" office:value-type="string" office:string-value="0/1" calcext:value-type="string">
            <text:p>0/1</text:p>
          </table:table-cell>
          <table:table-cell table:formula="of:=LEFT([.K428];3)" office:value-type="string" office:string-value="0/0" calcext:value-type="string">
            <text:p>0/0</text:p>
          </table:table-cell>
          <table:table-cell table:formula="of:=IF(OR(AND([.L428]=&quot;1/1&quot;;[.M428]=&quot;0/0&quot;);AND([.L428]=&quot;0/0&quot;;[.M42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475" calcext:value-type="float">
            <text:p>904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3.979;MQ=50.96;MQRankSum=-0.842;QD=31.53;ReadPosRankSum=0;SOR=1.44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10,0:10:30:0,30,374</text:p>
          </table:table-cell>
          <table:table-cell table:formula="of:=LEFT([.J429];3)" office:value-type="string" office:string-value="0/1" calcext:value-type="string">
            <text:p>0/1</text:p>
          </table:table-cell>
          <table:table-cell table:formula="of:=LEFT([.K429];3)" office:value-type="string" office:string-value="0/0" calcext:value-type="string">
            <text:p>0/0</text:p>
          </table:table-cell>
          <table:table-cell table:formula="of:=IF(OR(AND([.L429]=&quot;1/1&quot;;[.M429]=&quot;0/0&quot;);AND([.L429]=&quot;0/0&quot;;[.M42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476" calcext:value-type="float">
            <text:p>904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24;ExcessHet=0;FS=3.979;MQ=50.96;MQRankSum=-0.842;QD=31.53;ReadPosRankSum=0;SOR=1.44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10,0:10:30:0,30,370</text:p>
          </table:table-cell>
          <table:table-cell table:formula="of:=LEFT([.J430];3)" office:value-type="string" office:string-value="0/1" calcext:value-type="string">
            <text:p>0/1</text:p>
          </table:table-cell>
          <table:table-cell table:formula="of:=LEFT([.K430];3)" office:value-type="string" office:string-value="0/0" calcext:value-type="string">
            <text:p>0/0</text:p>
          </table:table-cell>
          <table:table-cell table:formula="of:=IF(OR(AND([.L430]=&quot;1/1&quot;;[.M430]=&quot;0/0&quot;);AND([.L430]=&quot;0/0&quot;;[.M43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479" calcext:value-type="float">
            <text:p>904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157.6" calcext:value-type="float">
            <text:p>157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3.979;MQ=50.96;MQRankSum=-0.842;QD=31.52;ReadPosRankSum=1.282;SOR=1.44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10,0:10:30:0,30,358</text:p>
          </table:table-cell>
          <table:table-cell table:formula="of:=LEFT([.J431];3)" office:value-type="string" office:string-value="0/1" calcext:value-type="string">
            <text:p>0/1</text:p>
          </table:table-cell>
          <table:table-cell table:formula="of:=LEFT([.K431];3)" office:value-type="string" office:string-value="0/0" calcext:value-type="string">
            <text:p>0/0</text:p>
          </table:table-cell>
          <table:table-cell table:formula="of:=IF(OR(AND([.L431]=&quot;1/1&quot;;[.M431]=&quot;0/0&quot;);AND([.L431]=&quot;0/0&quot;;[.M4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482" calcext:value-type="float">
            <text:p>904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157.6" calcext:value-type="float">
            <text:p>157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3.979;MQ=50.96;MQRankSum=-0.842;QD=31.52;ReadPosRankSum=1.282;SOR=1.44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10,0:10:30:0,30,405</text:p>
          </table:table-cell>
          <table:table-cell table:formula="of:=LEFT([.J432];3)" office:value-type="string" office:string-value="0/1" calcext:value-type="string">
            <text:p>0/1</text:p>
          </table:table-cell>
          <table:table-cell table:formula="of:=LEFT([.K432];3)" office:value-type="string" office:string-value="0/0" calcext:value-type="string">
            <text:p>0/0</text:p>
          </table:table-cell>
          <table:table-cell table:formula="of:=IF(OR(AND([.L432]=&quot;1/1&quot;;[.M432]=&quot;0/0&quot;);AND([.L432]=&quot;0/0&quot;;[.M43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506" calcext:value-type="float">
            <text:p>905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7.14" calcext:value-type="float">
            <text:p>127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58;QD=31.79;SOR=3.258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1,12,0</text:p>
          </table:table-cell>
          <table:table-cell office:value-type="string" calcext:value-type="string">
            <text:p>0/0:7,0:7:21:0,21,255</text:p>
          </table:table-cell>
          <table:table-cell table:formula="of:=LEFT([.J433];3)" office:value-type="string" office:string-value="1/1" calcext:value-type="string">
            <text:p>1/1</text:p>
          </table:table-cell>
          <table:table-cell table:formula="of:=LEFT([.K433];3)" office:value-type="string" office:string-value="0/0" calcext:value-type="string">
            <text:p>0/0</text:p>
          </table:table-cell>
          <table:table-cell table:formula="of:=IF(OR(AND([.L433]=&quot;1/1&quot;;[.M433]=&quot;0/0&quot;);AND([.L433]=&quot;0/0&quot;;[.M4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550" calcext:value-type="float">
            <text:p>905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T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74;ExcessHet=0;FS=0;MQ=60;MQRankSum=0;QD=33.27;ReadPosRankSum=0.674;SOR=0.941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10,0:10:30:0,30,440</text:p>
          </table:table-cell>
          <table:table-cell table:formula="of:=LEFT([.J434];3)" office:value-type="string" office:string-value="0/1" calcext:value-type="string">
            <text:p>0/1</text:p>
          </table:table-cell>
          <table:table-cell table:formula="of:=LEFT([.K434];3)" office:value-type="string" office:string-value="0/0" calcext:value-type="string">
            <text:p>0/0</text:p>
          </table:table-cell>
          <table:table-cell table:formula="of:=IF(OR(AND([.L434]=&quot;1/1&quot;;[.M434]=&quot;0/0&quot;);AND([.L434]=&quot;0/0&quot;;[.M43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559" calcext:value-type="float">
            <text:p>905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99.64" calcext:value-type="float">
            <text:p>199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21;ExcessHet=0;FS=0;MQ=60;MQRankSum=0;QD=33.27;ReadPosRankSum=0.674;SOR=0.941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9,0:9:27:0,27,333</text:p>
          </table:table-cell>
          <table:table-cell table:formula="of:=LEFT([.J435];3)" office:value-type="string" office:string-value="0/1" calcext:value-type="string">
            <text:p>0/1</text:p>
          </table:table-cell>
          <table:table-cell table:formula="of:=LEFT([.K435];3)" office:value-type="string" office:string-value="0/0" calcext:value-type="string">
            <text:p>0/0</text:p>
          </table:table-cell>
          <table:table-cell table:formula="of:=IF(OR(AND([.L435]=&quot;1/1&quot;;[.M435]=&quot;0/0&quot;);AND([.L435]=&quot;0/0&quot;;[.M43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563" calcext:value-type="float">
            <text:p>905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T</text:p>
          </table:table-cell>
          <table:table-cell office:value-type="string" calcext:value-type="string">
            <text:p>C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31;ExcessHet=0;FS=0;MQ=60;MQRankSum=0;QD=33.27;ReadPosRankSum=0.21;SOR=0.941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10,0:10:30:0,30,450</text:p>
          </table:table-cell>
          <table:table-cell table:formula="of:=LEFT([.J436];3)" office:value-type="string" office:string-value="0/1" calcext:value-type="string">
            <text:p>0/1</text:p>
          </table:table-cell>
          <table:table-cell table:formula="of:=LEFT([.K436];3)" office:value-type="string" office:string-value="0/0" calcext:value-type="string">
            <text:p>0/0</text:p>
          </table:table-cell>
          <table:table-cell table:formula="of:=IF(OR(AND([.L436]=&quot;1/1&quot;;[.M436]=&quot;0/0&quot;);AND([.L436]=&quot;0/0&quot;;[.M43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567" calcext:value-type="float">
            <text:p>905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21;ExcessHet=0;FS=0;MQ=60;MQRankSum=0;QD=33.27;ReadPosRankSum=0.21;SOR=0.941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9,0:9:27:0,27,334</text:p>
          </table:table-cell>
          <table:table-cell table:formula="of:=LEFT([.J437];3)" office:value-type="string" office:string-value="0/1" calcext:value-type="string">
            <text:p>0/1</text:p>
          </table:table-cell>
          <table:table-cell table:formula="of:=LEFT([.K437];3)" office:value-type="string" office:string-value="0/0" calcext:value-type="string">
            <text:p>0/0</text:p>
          </table:table-cell>
          <table:table-cell table:formula="of:=IF(OR(AND([.L437]=&quot;1/1&quot;;[.M437]=&quot;0/0&quot;);AND([.L437]=&quot;0/0&quot;;[.M43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571" calcext:value-type="float">
            <text:p>905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AGGC</text:p>
          </table:table-cell>
          <table:table-cell office:value-type="string" calcext:value-type="string">
            <text:p>A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21;ExcessHet=0;FS=0;MQ=60;MQRankSum=0;QD=33.27;ReadPosRankSum=0.21;SOR=0.941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8,0:8:24:0,24,360</text:p>
          </table:table-cell>
          <table:table-cell table:formula="of:=LEFT([.J438];3)" office:value-type="string" office:string-value="0/1" calcext:value-type="string">
            <text:p>0/1</text:p>
          </table:table-cell>
          <table:table-cell table:formula="of:=LEFT([.K438];3)" office:value-type="string" office:string-value="0/0" calcext:value-type="string">
            <text:p>0/0</text:p>
          </table:table-cell>
          <table:table-cell table:formula="of:=IF(OR(AND([.L438]=&quot;1/1&quot;;[.M438]=&quot;0/0&quot;);AND([.L438]=&quot;0/0&quot;;[.M43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621" calcext:value-type="float">
            <text:p>906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CACAC</text:p>
          </table:table-cell>
          <table:table-cell office:value-type="float" office:value="235.6" calcext:value-type="float">
            <text:p>235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21;ExcessHet=0;FS=6.021;MQ=60;MQRankSum=0;QD=29.45;ReadPosRankSum=-0.319;SOR=3.912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6:8:66:243,0,66</text:p>
          </table:table-cell>
          <table:table-cell office:value-type="string" calcext:value-type="string">
            <text:p>0/0:8,0:8:24:0,24,360</text:p>
          </table:table-cell>
          <table:table-cell table:formula="of:=LEFT([.J439];3)" office:value-type="string" office:string-value="0/1" calcext:value-type="string">
            <text:p>0/1</text:p>
          </table:table-cell>
          <table:table-cell table:formula="of:=LEFT([.K439];3)" office:value-type="string" office:string-value="0/0" calcext:value-type="string">
            <text:p>0/0</text:p>
          </table:table-cell>
          <table:table-cell table:formula="of:=IF(OR(AND([.L439]=&quot;1/1&quot;;[.M439]=&quot;0/0&quot;);AND([.L439]=&quot;0/0&quot;;[.M43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629" calcext:value-type="float">
            <text:p>906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96.64" calcext:value-type="float">
            <text:p>19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12;ExcessHet=0;FS=5.441;MQ=60;MQRankSum=0;QD=28.09;ReadPosRankSum=0.366;SOR=3.611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5:7:69:204,0,69</text:p>
          </table:table-cell>
          <table:table-cell office:value-type="string" calcext:value-type="string">
            <text:p>0/0:8,0:8:24:0,24,268</text:p>
          </table:table-cell>
          <table:table-cell table:formula="of:=LEFT([.J440];3)" office:value-type="string" office:string-value="0/1" calcext:value-type="string">
            <text:p>0/1</text:p>
          </table:table-cell>
          <table:table-cell table:formula="of:=LEFT([.K440];3)" office:value-type="string" office:string-value="0/0" calcext:value-type="string">
            <text:p>0/0</text:p>
          </table:table-cell>
          <table:table-cell table:formula="of:=IF(OR(AND([.L440]=&quot;1/1&quot;;[.M440]=&quot;0/0&quot;);AND([.L440]=&quot;0/0&quot;;[.M4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631" calcext:value-type="float">
            <text:p>906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96.64" calcext:value-type="float">
            <text:p>19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981;ExcessHet=0;FS=5.441;MQ=60;MQRankSum=0;QD=28.09;ReadPosRankSum=0.366;SOR=3.611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5:7:69:204,0,69</text:p>
          </table:table-cell>
          <table:table-cell office:value-type="string" calcext:value-type="string">
            <text:p>0/0:8,0:8:24:0,24,293</text:p>
          </table:table-cell>
          <table:table-cell table:formula="of:=LEFT([.J441];3)" office:value-type="string" office:string-value="0/1" calcext:value-type="string">
            <text:p>0/1</text:p>
          </table:table-cell>
          <table:table-cell table:formula="of:=LEFT([.K441];3)" office:value-type="string" office:string-value="0/0" calcext:value-type="string">
            <text:p>0/0</text:p>
          </table:table-cell>
          <table:table-cell table:formula="of:=IF(OR(AND([.L441]=&quot;1/1&quot;;[.M441]=&quot;0/0&quot;);AND([.L441]=&quot;0/0&quot;;[.M4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658" calcext:value-type="float">
            <text:p>906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6.99;MQ=60;MQRankSum=0;QD=31.53;ReadPosRankSum=0;SOR=3.229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7,0:7:21:0,21,259</text:p>
          </table:table-cell>
          <table:table-cell table:formula="of:=LEFT([.J442];3)" office:value-type="string" office:string-value="0/1" calcext:value-type="string">
            <text:p>0/1</text:p>
          </table:table-cell>
          <table:table-cell table:formula="of:=LEFT([.K442];3)" office:value-type="string" office:string-value="0/0" calcext:value-type="string">
            <text:p>0/0</text:p>
          </table:table-cell>
          <table:table-cell table:formula="of:=IF(OR(AND([.L442]=&quot;1/1&quot;;[.M442]=&quot;0/0&quot;);AND([.L442]=&quot;0/0&quot;;[.M4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662" calcext:value-type="float">
            <text:p>906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42;ExcessHet=0;FS=6.99;MQ=60;MQRankSum=0;QD=31.53;ReadPosRankSum=0;SOR=3.229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7,0:7:21:0,21,263</text:p>
          </table:table-cell>
          <table:table-cell table:formula="of:=LEFT([.J443];3)" office:value-type="string" office:string-value="0/1" calcext:value-type="string">
            <text:p>0/1</text:p>
          </table:table-cell>
          <table:table-cell table:formula="of:=LEFT([.K443];3)" office:value-type="string" office:string-value="0/0" calcext:value-type="string">
            <text:p>0/0</text:p>
          </table:table-cell>
          <table:table-cell table:formula="of:=IF(OR(AND([.L443]=&quot;1/1&quot;;[.M443]=&quot;0/0&quot;);AND([.L443]=&quot;0/0&quot;;[.M44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670" calcext:value-type="float">
            <text:p>906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92.64" calcext:value-type="float">
            <text:p>192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74;ExcessHet=0;FS=7.782;MQ=60;MQRankSum=0;QD=32.11;ReadPosRankSum=-0.21;SOR=3.59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0,0,27</text:p>
          </table:table-cell>
          <table:table-cell office:value-type="string" calcext:value-type="string">
            <text:p>0/0:8,0:8:24:0,24,290</text:p>
          </table:table-cell>
          <table:table-cell table:formula="of:=LEFT([.J444];3)" office:value-type="string" office:string-value="0/1" calcext:value-type="string">
            <text:p>0/1</text:p>
          </table:table-cell>
          <table:table-cell table:formula="of:=LEFT([.K444];3)" office:value-type="string" office:string-value="0/0" calcext:value-type="string">
            <text:p>0/0</text:p>
          </table:table-cell>
          <table:table-cell table:formula="of:=IF(OR(AND([.L444]=&quot;1/1&quot;;[.M444]=&quot;0/0&quot;);AND([.L444]=&quot;0/0&quot;;[.M44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750" calcext:value-type="float">
            <text:p>907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6.64" calcext:value-type="float">
            <text:p>20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19;ExcessHet=0;FS=0;MQ=60;MQRankSum=0;QD=22.96;ReadPosRankSum=-1.593;SOR=1.609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7:9:42:214,0,42</text:p>
          </table:table-cell>
          <table:table-cell office:value-type="string" calcext:value-type="string">
            <text:p>0/0:7,0:7:21:0,21,255</text:p>
          </table:table-cell>
          <table:table-cell table:formula="of:=LEFT([.J445];3)" office:value-type="string" office:string-value="0/1" calcext:value-type="string">
            <text:p>0/1</text:p>
          </table:table-cell>
          <table:table-cell table:formula="of:=LEFT([.K445];3)" office:value-type="string" office:string-value="0/0" calcext:value-type="string">
            <text:p>0/0</text:p>
          </table:table-cell>
          <table:table-cell table:formula="of:=IF(OR(AND([.L445]=&quot;1/1&quot;;[.M445]=&quot;0/0&quot;);AND([.L445]=&quot;0/0&quot;;[.M44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784" calcext:value-type="float">
            <text:p>907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11.64" calcext:value-type="float">
            <text:p>31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14;ExcessHet=0;FS=0;MQ=60;MQRankSum=0;QD=25.97;ReadPosRankSum=-0.864;SOR=0.693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0:12:34:319,0,34</text:p>
          </table:table-cell>
          <table:table-cell office:value-type="string" calcext:value-type="string">
            <text:p>0/0:6,0:6:18:0,18,226</text:p>
          </table:table-cell>
          <table:table-cell table:formula="of:=LEFT([.J446];3)" office:value-type="string" office:string-value="0/1" calcext:value-type="string">
            <text:p>0/1</text:p>
          </table:table-cell>
          <table:table-cell table:formula="of:=LEFT([.K446];3)" office:value-type="string" office:string-value="0/0" calcext:value-type="string">
            <text:p>0/0</text:p>
          </table:table-cell>
          <table:table-cell table:formula="of:=IF(OR(AND([.L446]=&quot;1/1&quot;;[.M446]=&quot;0/0&quot;);AND([.L446]=&quot;0/0&quot;;[.M44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803" calcext:value-type="float">
            <text:p>908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44.64" calcext:value-type="float">
            <text:p>244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973;ExcessHet=0;FS=0;MQ=60;MQRankSum=0;QD=22.24;ReadPosRankSum=1.299;SOR=0.368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8:11:80:252,0,80</text:p>
          </table:table-cell>
          <table:table-cell office:value-type="string" calcext:value-type="string">
            <text:p>0/0:6,0:6:18:0,18,226</text:p>
          </table:table-cell>
          <table:table-cell table:formula="of:=LEFT([.J447];3)" office:value-type="string" office:string-value="0/1" calcext:value-type="string">
            <text:p>0/1</text:p>
          </table:table-cell>
          <table:table-cell table:formula="of:=LEFT([.K447];3)" office:value-type="string" office:string-value="0/0" calcext:value-type="string">
            <text:p>0/0</text:p>
          </table:table-cell>
          <table:table-cell table:formula="of:=IF(OR(AND([.L447]=&quot;1/1&quot;;[.M447]=&quot;0/0&quot;);AND([.L447]=&quot;0/0&quot;;[.M44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876" calcext:value-type="float">
            <text:p>908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36.31" calcext:value-type="float">
            <text:p>436.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403;ExcessHet=0;FS=0;MQ=60;MQRankSum=0;QD=31.16;ReadPosRankSum=0.497;SOR=0.28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2:445,2,0</text:p>
          </table:table-cell>
          <table:table-cell office:value-type="string" calcext:value-type="string">
            <text:p>0/0:9,0:9:27:0,27,315</text:p>
          </table:table-cell>
          <table:table-cell table:formula="of:=LEFT([.J448];3)" office:value-type="string" office:string-value="1/1" calcext:value-type="string">
            <text:p>1/1</text:p>
          </table:table-cell>
          <table:table-cell table:formula="of:=LEFT([.K448];3)" office:value-type="string" office:string-value="0/0" calcext:value-type="string">
            <text:p>0/0</text:p>
          </table:table-cell>
          <table:table-cell table:formula="of:=IF(OR(AND([.L448]=&quot;1/1&quot;;[.M448]=&quot;0/0&quot;);AND([.L448]=&quot;0/0&quot;;[.M4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887" calcext:value-type="float">
            <text:p>908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66.17" calcext:value-type="float">
            <text:p>366.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44;ExcessHet=0;FS=0;MQ=60;MQRankSum=0;QD=30.51;ReadPosRankSum=1.744;SOR=0.477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1:12:1:374,1,0</text:p>
          </table:table-cell>
          <table:table-cell office:value-type="string" calcext:value-type="string">
            <text:p>0/0:11,0:11:33:0,33,382</text:p>
          </table:table-cell>
          <table:table-cell table:formula="of:=LEFT([.J449];3)" office:value-type="string" office:string-value="1/1" calcext:value-type="string">
            <text:p>1/1</text:p>
          </table:table-cell>
          <table:table-cell table:formula="of:=LEFT([.K449];3)" office:value-type="string" office:string-value="0/0" calcext:value-type="string">
            <text:p>0/0</text:p>
          </table:table-cell>
          <table:table-cell table:formula="of:=IF(OR(AND([.L449]=&quot;1/1&quot;;[.M449]=&quot;0/0&quot;);AND([.L449]=&quot;0/0&quot;;[.M4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15" calcext:value-type="float">
            <text:p>909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C</text:p>
          </table:table-cell>
          <table:table-cell office:value-type="string" calcext:value-type="string">
            <text:p>T</text:p>
          </table:table-cell>
          <table:table-cell office:value-type="float" office:value="467.02" calcext:value-type="float">
            <text:p>467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36;SOR=0.85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1,33,0</text:p>
          </table:table-cell>
          <table:table-cell office:value-type="string" calcext:value-type="string">
            <text:p>0/0:9,0:9:27:0,27,393</text:p>
          </table:table-cell>
          <table:table-cell table:formula="of:=LEFT([.J450];3)" office:value-type="string" office:string-value="1/1" calcext:value-type="string">
            <text:p>1/1</text:p>
          </table:table-cell>
          <table:table-cell table:formula="of:=LEFT([.K450];3)" office:value-type="string" office:string-value="0/0" calcext:value-type="string">
            <text:p>0/0</text:p>
          </table:table-cell>
          <table:table-cell table:formula="of:=IF(OR(AND([.L450]=&quot;1/1&quot;;[.M450]=&quot;0/0&quot;);AND([.L450]=&quot;0/0&quot;;[.M4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21" calcext:value-type="float">
            <text:p>909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G</text:p>
          </table:table-cell>
          <table:table-cell office:value-type="float" office:value="467.02" calcext:value-type="float">
            <text:p>467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3;SOR=0.859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1,33,0</text:p>
          </table:table-cell>
          <table:table-cell office:value-type="string" calcext:value-type="string">
            <text:p>0/0:8,0:8:24:0,24,360</text:p>
          </table:table-cell>
          <table:table-cell table:formula="of:=LEFT([.J451];3)" office:value-type="string" office:string-value="1/1" calcext:value-type="string">
            <text:p>1/1</text:p>
          </table:table-cell>
          <table:table-cell table:formula="of:=LEFT([.K451];3)" office:value-type="string" office:string-value="0/0" calcext:value-type="string">
            <text:p>0/0</text:p>
          </table:table-cell>
          <table:table-cell table:formula="of:=IF(OR(AND([.L451]=&quot;1/1&quot;;[.M451]=&quot;0/0&quot;);AND([.L451]=&quot;0/0&quot;;[.M4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42" calcext:value-type="float">
            <text:p>909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2;SOR=0.941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9,0:9:27:0,27,297</text:p>
          </table:table-cell>
          <table:table-cell table:formula="of:=LEFT([.J452];3)" office:value-type="string" office:string-value="1/1" calcext:value-type="string">
            <text:p>1/1</text:p>
          </table:table-cell>
          <table:table-cell table:formula="of:=LEFT([.K452];3)" office:value-type="string" office:string-value="0/0" calcext:value-type="string">
            <text:p>0/0</text:p>
          </table:table-cell>
          <table:table-cell table:formula="of:=IF(OR(AND([.L452]=&quot;1/1&quot;;[.M452]=&quot;0/0&quot;);AND([.L452]=&quot;0/0&quot;;[.M4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45" calcext:value-type="float">
            <text:p>909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1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8,0:8:24:0,24,274</text:p>
          </table:table-cell>
          <table:table-cell table:formula="of:=LEFT([.J453];3)" office:value-type="string" office:string-value="1/1" calcext:value-type="string">
            <text:p>1/1</text:p>
          </table:table-cell>
          <table:table-cell table:formula="of:=LEFT([.K453];3)" office:value-type="string" office:string-value="0/0" calcext:value-type="string">
            <text:p>0/0</text:p>
          </table:table-cell>
          <table:table-cell table:formula="of:=IF(OR(AND([.L453]=&quot;1/1&quot;;[.M453]=&quot;0/0&quot;);AND([.L453]=&quot;0/0&quot;;[.M4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50" calcext:value-type="float">
            <text:p>909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9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9,0:9:27:0,27,335</text:p>
          </table:table-cell>
          <table:table-cell table:formula="of:=LEFT([.J454];3)" office:value-type="string" office:string-value="1/1" calcext:value-type="string">
            <text:p>1/1</text:p>
          </table:table-cell>
          <table:table-cell table:formula="of:=LEFT([.K454];3)" office:value-type="string" office:string-value="0/0" calcext:value-type="string">
            <text:p>0/0</text:p>
          </table:table-cell>
          <table:table-cell table:formula="of:=IF(OR(AND([.L454]=&quot;1/1&quot;;[.M454]=&quot;0/0&quot;);AND([.L454]=&quot;0/0&quot;;[.M4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53" calcext:value-type="float">
            <text:p>909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28;SOR=0.941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0,0:10:30:0,30,358</text:p>
          </table:table-cell>
          <table:table-cell table:formula="of:=LEFT([.J455];3)" office:value-type="string" office:string-value="1/1" calcext:value-type="string">
            <text:p>1/1</text:p>
          </table:table-cell>
          <table:table-cell table:formula="of:=LEFT([.K455];3)" office:value-type="string" office:string-value="0/0" calcext:value-type="string">
            <text:p>0/0</text:p>
          </table:table-cell>
          <table:table-cell table:formula="of:=IF(OR(AND([.L455]=&quot;1/1&quot;;[.M455]=&quot;0/0&quot;);AND([.L455]=&quot;0/0&quot;;[.M4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70" calcext:value-type="float">
            <text:p>909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1.64" calcext:value-type="float">
            <text:p>24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068;ExcessHet=0;FS=0;MQ=60;MQRankSum=0;QD=34.52;ReadPosRankSum=1.465;SOR=0.52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9,0,24</text:p>
          </table:table-cell>
          <table:table-cell office:value-type="string" calcext:value-type="string">
            <text:p>0/0:8,0:8:24:0,24,292</text:p>
          </table:table-cell>
          <table:table-cell table:formula="of:=LEFT([.J456];3)" office:value-type="string" office:string-value="0/1" calcext:value-type="string">
            <text:p>0/1</text:p>
          </table:table-cell>
          <table:table-cell table:formula="of:=LEFT([.K456];3)" office:value-type="string" office:string-value="0/0" calcext:value-type="string">
            <text:p>0/0</text:p>
          </table:table-cell>
          <table:table-cell table:formula="of:=IF(OR(AND([.L456]=&quot;1/1&quot;;[.M456]=&quot;0/0&quot;);AND([.L456]=&quot;0/0&quot;;[.M4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71" calcext:value-type="float">
            <text:p>909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1.64" calcext:value-type="float">
            <text:p>24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8;ExcessHet=0;FS=0;MQ=60;MQRankSum=0;QD=34.52;ReadPosRankSum=1.465;SOR=0.52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9,0,24</text:p>
          </table:table-cell>
          <table:table-cell office:value-type="string" calcext:value-type="string">
            <text:p>0/0:8,0:8:24:0,24,293</text:p>
          </table:table-cell>
          <table:table-cell table:formula="of:=LEFT([.J457];3)" office:value-type="string" office:string-value="0/1" calcext:value-type="string">
            <text:p>0/1</text:p>
          </table:table-cell>
          <table:table-cell table:formula="of:=LEFT([.K457];3)" office:value-type="string" office:string-value="0/0" calcext:value-type="string">
            <text:p>0/0</text:p>
          </table:table-cell>
          <table:table-cell table:formula="of:=IF(OR(AND([.L457]=&quot;1/1&quot;;[.M457]=&quot;0/0&quot;);AND([.L457]=&quot;0/0&quot;;[.M45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73" calcext:value-type="float">
            <text:p>909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41.64" calcext:value-type="float">
            <text:p>24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65;ExcessHet=0;FS=0;MQ=60;MQRankSum=0;QD=34.52;ReadPosRankSum=0;SOR=0.527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9,0,24</text:p>
          </table:table-cell>
          <table:table-cell office:value-type="string" calcext:value-type="string">
            <text:p>0/0:7,0:7:21:0,21,228</text:p>
          </table:table-cell>
          <table:table-cell table:formula="of:=LEFT([.J458];3)" office:value-type="string" office:string-value="0/1" calcext:value-type="string">
            <text:p>0/1</text:p>
          </table:table-cell>
          <table:table-cell table:formula="of:=LEFT([.K458];3)" office:value-type="string" office:string-value="0/0" calcext:value-type="string">
            <text:p>0/0</text:p>
          </table:table-cell>
          <table:table-cell table:formula="of:=IF(OR(AND([.L458]=&quot;1/1&quot;;[.M458]=&quot;0/0&quot;);AND([.L458]=&quot;0/0&quot;;[.M45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79" calcext:value-type="float">
            <text:p>909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0;MQ=60;MQRankSum=0;QD=31.53;ReadPosRankSum=0.524;SOR=0.693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7,0:7:21:0,21,257</text:p>
          </table:table-cell>
          <table:table-cell table:formula="of:=LEFT([.J459];3)" office:value-type="string" office:string-value="0/1" calcext:value-type="string">
            <text:p>0/1</text:p>
          </table:table-cell>
          <table:table-cell table:formula="of:=LEFT([.K459];3)" office:value-type="string" office:string-value="0/0" calcext:value-type="string">
            <text:p>0/0</text:p>
          </table:table-cell>
          <table:table-cell table:formula="of:=IF(OR(AND([.L459]=&quot;1/1&quot;;[.M459]=&quot;0/0&quot;);AND([.L459]=&quot;0/0&quot;;[.M45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82" calcext:value-type="float">
            <text:p>909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0;MQ=60;MQRankSum=0;QD=31.53;ReadPosRankSum=0.524;SOR=0.693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7,0:7:21:0,21,259</text:p>
          </table:table-cell>
          <table:table-cell table:formula="of:=LEFT([.J460];3)" office:value-type="string" office:string-value="0/1" calcext:value-type="string">
            <text:p>0/1</text:p>
          </table:table-cell>
          <table:table-cell table:formula="of:=LEFT([.K460];3)" office:value-type="string" office:string-value="0/0" calcext:value-type="string">
            <text:p>0/0</text:p>
          </table:table-cell>
          <table:table-cell table:formula="of:=IF(OR(AND([.L460]=&quot;1/1&quot;;[.M460]=&quot;0/0&quot;);AND([.L460]=&quot;0/0&quot;;[.M46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90" calcext:value-type="float">
            <text:p>909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0;MQ=60;MQRankSum=0;QD=31.53;ReadPosRankSum=-0.524;SOR=0.69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187</text:p>
          </table:table-cell>
          <table:table-cell table:formula="of:=LEFT([.J461];3)" office:value-type="string" office:string-value="0/1" calcext:value-type="string">
            <text:p>0/1</text:p>
          </table:table-cell>
          <table:table-cell table:formula="of:=LEFT([.K461];3)" office:value-type="string" office:string-value="0/0" calcext:value-type="string">
            <text:p>0/0</text:p>
          </table:table-cell>
          <table:table-cell table:formula="of:=IF(OR(AND([.L461]=&quot;1/1&quot;;[.M461]=&quot;0/0&quot;);AND([.L461]=&quot;0/0&quot;;[.M46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91" calcext:value-type="float">
            <text:p>909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0;MQ=60;MQRankSum=0;QD=31.53;ReadPosRankSum=-0.524;SOR=0.69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212</text:p>
          </table:table-cell>
          <table:table-cell table:formula="of:=LEFT([.J462];3)" office:value-type="string" office:string-value="0/1" calcext:value-type="string">
            <text:p>0/1</text:p>
          </table:table-cell>
          <table:table-cell table:formula="of:=LEFT([.K462];3)" office:value-type="string" office:string-value="0/0" calcext:value-type="string">
            <text:p>0/0</text:p>
          </table:table-cell>
          <table:table-cell table:formula="of:=IF(OR(AND([.L462]=&quot;1/1&quot;;[.M462]=&quot;0/0&quot;);AND([.L462]=&quot;0/0&quot;;[.M46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92" calcext:value-type="float">
            <text:p>909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CAT</text:p>
          </table:table-cell>
          <table:table-cell office:value-type="string" calcext:value-type="string">
            <text:p>G</text:p>
          </table:table-cell>
          <table:table-cell office:value-type="float" office:value="157.6" calcext:value-type="float">
            <text:p>157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0;MQ=60;MQRankSum=0;QD=31.52;ReadPosRankSum=-0.524;SOR=0.69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270</text:p>
          </table:table-cell>
          <table:table-cell table:formula="of:=LEFT([.J463];3)" office:value-type="string" office:string-value="0/1" calcext:value-type="string">
            <text:p>0/1</text:p>
          </table:table-cell>
          <table:table-cell table:formula="of:=LEFT([.K463];3)" office:value-type="string" office:string-value="0/0" calcext:value-type="string">
            <text:p>0/0</text:p>
          </table:table-cell>
          <table:table-cell table:formula="of:=IF(OR(AND([.L463]=&quot;1/1&quot;;[.M463]=&quot;0/0&quot;);AND([.L463]=&quot;0/0&quot;;[.M46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0997" calcext:value-type="float">
            <text:p>909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0;MQ=60;MQRankSum=0;QD=31.53;ReadPosRankSum=-0.524;SOR=0.69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223</text:p>
          </table:table-cell>
          <table:table-cell table:formula="of:=LEFT([.J464];3)" office:value-type="string" office:string-value="0/1" calcext:value-type="string">
            <text:p>0/1</text:p>
          </table:table-cell>
          <table:table-cell table:formula="of:=LEFT([.K464];3)" office:value-type="string" office:string-value="0/0" calcext:value-type="string">
            <text:p>0/0</text:p>
          </table:table-cell>
          <table:table-cell table:formula="of:=IF(OR(AND([.L464]=&quot;1/1&quot;;[.M464]=&quot;0/0&quot;);AND([.L464]=&quot;0/0&quot;;[.M46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01" calcext:value-type="float">
            <text:p>91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ATGG</text:p>
          </table:table-cell>
          <table:table-cell office:value-type="float" office:value="157.6" calcext:value-type="float">
            <text:p>157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0;MQ=60;MQRankSum=0;QD=31.52;ReadPosRankSum=-0.524;SOR=0.69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270</text:p>
          </table:table-cell>
          <table:table-cell table:formula="of:=LEFT([.J465];3)" office:value-type="string" office:string-value="0/1" calcext:value-type="string">
            <text:p>0/1</text:p>
          </table:table-cell>
          <table:table-cell table:formula="of:=LEFT([.K465];3)" office:value-type="string" office:string-value="0/0" calcext:value-type="string">
            <text:p>0/0</text:p>
          </table:table-cell>
          <table:table-cell table:formula="of:=IF(OR(AND([.L465]=&quot;1/1&quot;;[.M465]=&quot;0/0&quot;);AND([.L465]=&quot;0/0&quot;;[.M46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06" calcext:value-type="float">
            <text:p>91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0;MQ=60;MQRankSum=0;QD=28.91;ReadPosRankSum=-0.319;SOR=0.446;DP=1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6,0:6:18:0,18,224</text:p>
          </table:table-cell>
          <table:table-cell table:formula="of:=LEFT([.J466];3)" office:value-type="string" office:string-value="0/1" calcext:value-type="string">
            <text:p>0/1</text:p>
          </table:table-cell>
          <table:table-cell table:formula="of:=LEFT([.K466];3)" office:value-type="string" office:string-value="0/0" calcext:value-type="string">
            <text:p>0/0</text:p>
          </table:table-cell>
          <table:table-cell table:formula="of:=IF(OR(AND([.L466]=&quot;1/1&quot;;[.M466]=&quot;0/0&quot;);AND([.L466]=&quot;0/0&quot;;[.M46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08" calcext:value-type="float">
            <text:p>910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0;MQ=60;MQRankSum=0;QD=28.91;ReadPosRankSum=-1.15;SOR=0.446;DP=1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6,0:6:18:0,18,219</text:p>
          </table:table-cell>
          <table:table-cell table:formula="of:=LEFT([.J467];3)" office:value-type="string" office:string-value="0/1" calcext:value-type="string">
            <text:p>0/1</text:p>
          </table:table-cell>
          <table:table-cell table:formula="of:=LEFT([.K467];3)" office:value-type="string" office:string-value="0/0" calcext:value-type="string">
            <text:p>0/0</text:p>
          </table:table-cell>
          <table:table-cell table:formula="of:=IF(OR(AND([.L467]=&quot;1/1&quot;;[.M467]=&quot;0/0&quot;);AND([.L467]=&quot;0/0&quot;;[.M46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13" calcext:value-type="float">
            <text:p>910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0;MQ=60;MQRankSum=0;QD=28.91;ReadPosRankSum=-1.15;SOR=0.446;DP=1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6,0:6:18:0,18,216</text:p>
          </table:table-cell>
          <table:table-cell table:formula="of:=LEFT([.J468];3)" office:value-type="string" office:string-value="0/1" calcext:value-type="string">
            <text:p>0/1</text:p>
          </table:table-cell>
          <table:table-cell table:formula="of:=LEFT([.K468];3)" office:value-type="string" office:string-value="0/0" calcext:value-type="string">
            <text:p>0/0</text:p>
          </table:table-cell>
          <table:table-cell table:formula="of:=IF(OR(AND([.L468]=&quot;1/1&quot;;[.M468]=&quot;0/0&quot;);AND([.L468]=&quot;0/0&quot;;[.M46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16" calcext:value-type="float">
            <text:p>910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0;MQ=60;MQRankSum=0;QD=28.91;ReadPosRankSum=-1.15;SOR=0.446;DP=1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6,0:6:18:0,18,219</text:p>
          </table:table-cell>
          <table:table-cell table:formula="of:=LEFT([.J469];3)" office:value-type="string" office:string-value="0/1" calcext:value-type="string">
            <text:p>0/1</text:p>
          </table:table-cell>
          <table:table-cell table:formula="of:=LEFT([.K469];3)" office:value-type="string" office:string-value="0/0" calcext:value-type="string">
            <text:p>0/0</text:p>
          </table:table-cell>
          <table:table-cell table:formula="of:=IF(OR(AND([.L469]=&quot;1/1&quot;;[.M469]=&quot;0/0&quot;);AND([.L469]=&quot;0/0&quot;;[.M46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25" calcext:value-type="float">
            <text:p>91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5.64" calcext:value-type="float">
            <text:p>11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5;ExcessHet=0;FS=0;MQ=60;MQRankSum=0;QD=28.91;ReadPosRankSum=-0.319;SOR=0.446;DP=1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23,0,33</text:p>
          </table:table-cell>
          <table:table-cell office:value-type="string" calcext:value-type="string">
            <text:p>0/0:6,0:6:18:0,18,211</text:p>
          </table:table-cell>
          <table:table-cell table:formula="of:=LEFT([.J470];3)" office:value-type="string" office:string-value="0/1" calcext:value-type="string">
            <text:p>0/1</text:p>
          </table:table-cell>
          <table:table-cell table:formula="of:=LEFT([.K470];3)" office:value-type="string" office:string-value="0/0" calcext:value-type="string">
            <text:p>0/0</text:p>
          </table:table-cell>
          <table:table-cell table:formula="of:=IF(OR(AND([.L470]=&quot;1/1&quot;;[.M470]=&quot;0/0&quot;);AND([.L470]=&quot;0/0&quot;;[.M47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52" calcext:value-type="float">
            <text:p>91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6.64" calcext:value-type="float">
            <text:p>8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74;ExcessHet=0;FS=0;MQ=60;MQRankSum=0;QD=21.66;ReadPosRankSum=0.319;SOR=0.446;DP=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23:94,0,23</text:p>
          </table:table-cell>
          <table:table-cell office:value-type="string" calcext:value-type="string">
            <text:p>0/0:4,0:4:12:0,12,140</text:p>
          </table:table-cell>
          <table:table-cell table:formula="of:=LEFT([.J471];3)" office:value-type="string" office:string-value="0/1" calcext:value-type="string">
            <text:p>0/1</text:p>
          </table:table-cell>
          <table:table-cell table:formula="of:=LEFT([.K471];3)" office:value-type="string" office:string-value="0/0" calcext:value-type="string">
            <text:p>0/0</text:p>
          </table:table-cell>
          <table:table-cell table:formula="of:=IF(OR(AND([.L471]=&quot;1/1&quot;;[.M471]=&quot;0/0&quot;);AND([.L471]=&quot;0/0&quot;;[.M47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091" calcext:value-type="float">
            <text:p>910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6.97" calcext:value-type="float">
            <text:p>196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83;SOR=1.32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1,18,0</text:p>
          </table:table-cell>
          <table:table-cell office:value-type="string" calcext:value-type="string">
            <text:p>0/0:6,0:6:18:0,18,211</text:p>
          </table:table-cell>
          <table:table-cell table:formula="of:=LEFT([.J472];3)" office:value-type="string" office:string-value="1/1" calcext:value-type="string">
            <text:p>1/1</text:p>
          </table:table-cell>
          <table:table-cell table:formula="of:=LEFT([.K472];3)" office:value-type="string" office:string-value="0/0" calcext:value-type="string">
            <text:p>0/0</text:p>
          </table:table-cell>
          <table:table-cell table:formula="of:=IF(OR(AND([.L472]=&quot;1/1&quot;;[.M472]=&quot;0/0&quot;);AND([.L472]=&quot;0/0&quot;;[.M4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203" calcext:value-type="float">
            <text:p>912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1;SOR=2.83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5,0:5:15:0,15,189</text:p>
          </table:table-cell>
          <table:table-cell table:formula="of:=LEFT([.J473];3)" office:value-type="string" office:string-value="1/1" calcext:value-type="string">
            <text:p>1/1</text:p>
          </table:table-cell>
          <table:table-cell table:formula="of:=LEFT([.K473];3)" office:value-type="string" office:string-value="0/0" calcext:value-type="string">
            <text:p>0/0</text:p>
          </table:table-cell>
          <table:table-cell table:formula="of:=IF(OR(AND([.L473]=&quot;1/1&quot;;[.M473]=&quot;0/0&quot;);AND([.L473]=&quot;0/0&quot;;[.M4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204" calcext:value-type="float">
            <text:p>912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9;SOR=2.83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5,0:5:15:0,15,182</text:p>
          </table:table-cell>
          <table:table-cell table:formula="of:=LEFT([.J474];3)" office:value-type="string" office:string-value="1/1" calcext:value-type="string">
            <text:p>1/1</text:p>
          </table:table-cell>
          <table:table-cell table:formula="of:=LEFT([.K474];3)" office:value-type="string" office:string-value="0/0" calcext:value-type="string">
            <text:p>0/0</text:p>
          </table:table-cell>
          <table:table-cell table:formula="of:=IF(OR(AND([.L474]=&quot;1/1&quot;;[.M474]=&quot;0/0&quot;);AND([.L474]=&quot;0/0&quot;;[.M4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219" calcext:value-type="float">
            <text:p>91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4.14" calcext:value-type="float">
            <text:p>124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4;SOR=1.609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38,12,0</text:p>
          </table:table-cell>
          <table:table-cell office:value-type="string" calcext:value-type="string">
            <text:p>0/0:7,0:7:20:0,20,207</text:p>
          </table:table-cell>
          <table:table-cell table:formula="of:=LEFT([.J475];3)" office:value-type="string" office:string-value="1/1" calcext:value-type="string">
            <text:p>1/1</text:p>
          </table:table-cell>
          <table:table-cell table:formula="of:=LEFT([.K475];3)" office:value-type="string" office:string-value="0/0" calcext:value-type="string">
            <text:p>0/0</text:p>
          </table:table-cell>
          <table:table-cell table:formula="of:=IF(OR(AND([.L475]=&quot;1/1&quot;;[.M475]=&quot;0/0&quot;);AND([.L475]=&quot;0/0&quot;;[.M4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234" calcext:value-type="float">
            <text:p>912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98.84" calcext:value-type="float">
            <text:p>98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5;SOR=1.17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12,9,0</text:p>
          </table:table-cell>
          <table:table-cell office:value-type="string" calcext:value-type="string">
            <text:p>0/0:6,0:6:18:0,18,229</text:p>
          </table:table-cell>
          <table:table-cell table:formula="of:=LEFT([.J476];3)" office:value-type="string" office:string-value="1/1" calcext:value-type="string">
            <text:p>1/1</text:p>
          </table:table-cell>
          <table:table-cell table:formula="of:=LEFT([.K476];3)" office:value-type="string" office:string-value="0/0" calcext:value-type="string">
            <text:p>0/0</text:p>
          </table:table-cell>
          <table:table-cell table:formula="of:=IF(OR(AND([.L476]=&quot;1/1&quot;;[.M476]=&quot;0/0&quot;);AND([.L476]=&quot;0/0&quot;;[.M4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245" calcext:value-type="float">
            <text:p>91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2;SOR=1.022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6,0:6:18:0,18,225</text:p>
          </table:table-cell>
          <table:table-cell table:formula="of:=LEFT([.J477];3)" office:value-type="string" office:string-value="1/1" calcext:value-type="string">
            <text:p>1/1</text:p>
          </table:table-cell>
          <table:table-cell table:formula="of:=LEFT([.K477];3)" office:value-type="string" office:string-value="0/0" calcext:value-type="string">
            <text:p>0/0</text:p>
          </table:table-cell>
          <table:table-cell table:formula="of:=IF(OR(AND([.L477]=&quot;1/1&quot;;[.M477]=&quot;0/0&quot;);AND([.L477]=&quot;0/0&quot;;[.M4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254" calcext:value-type="float">
            <text:p>91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1.26;SOR=1.022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7,0:7:21:0,21,262</text:p>
          </table:table-cell>
          <table:table-cell table:formula="of:=LEFT([.J478];3)" office:value-type="string" office:string-value="1/1" calcext:value-type="string">
            <text:p>1/1</text:p>
          </table:table-cell>
          <table:table-cell table:formula="of:=LEFT([.K478];3)" office:value-type="string" office:string-value="0/0" calcext:value-type="string">
            <text:p>0/0</text:p>
          </table:table-cell>
          <table:table-cell table:formula="of:=IF(OR(AND([.L478]=&quot;1/1&quot;;[.M478]=&quot;0/0&quot;);AND([.L478]=&quot;0/0&quot;;[.M4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403" calcext:value-type="float">
            <text:p>914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0.78" calcext:value-type="float">
            <text:p>60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6;SOR=2.30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0,6,0</text:p>
          </table:table-cell>
          <table:table-cell office:value-type="string" calcext:value-type="string">
            <text:p>0/0:11,0:11:33:0,33,400</text:p>
          </table:table-cell>
          <table:table-cell table:formula="of:=LEFT([.J479];3)" office:value-type="string" office:string-value="1/1" calcext:value-type="string">
            <text:p>1/1</text:p>
          </table:table-cell>
          <table:table-cell table:formula="of:=LEFT([.K479];3)" office:value-type="string" office:string-value="0/0" calcext:value-type="string">
            <text:p>0/0</text:p>
          </table:table-cell>
          <table:table-cell table:formula="of:=IF(OR(AND([.L479]=&quot;1/1&quot;;[.M479]=&quot;0/0&quot;);AND([.L479]=&quot;0/0&quot;;[.M47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484" calcext:value-type="float">
            <text:p>914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4.96" calcext:value-type="float">
            <text:p>164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9;SOR=1.02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79,15,0</text:p>
          </table:table-cell>
          <table:table-cell office:value-type="string" calcext:value-type="string">
            <text:p>0/0:9,0:9:27:0,27,291</text:p>
          </table:table-cell>
          <table:table-cell table:formula="of:=LEFT([.J480];3)" office:value-type="string" office:string-value="1/1" calcext:value-type="string">
            <text:p>1/1</text:p>
          </table:table-cell>
          <table:table-cell table:formula="of:=LEFT([.K480];3)" office:value-type="string" office:string-value="0/0" calcext:value-type="string">
            <text:p>0/0</text:p>
          </table:table-cell>
          <table:table-cell table:formula="of:=IF(OR(AND([.L480]=&quot;1/1&quot;;[.M480]=&quot;0/0&quot;);AND([.L480]=&quot;0/0&quot;;[.M48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542" calcext:value-type="float">
            <text:p>915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1;QD=25.19;SOR=1.022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3,0:3:9:0,9,109</text:p>
          </table:table-cell>
          <table:table-cell table:formula="of:=LEFT([.J481];3)" office:value-type="string" office:string-value="1/1" calcext:value-type="string">
            <text:p>1/1</text:p>
          </table:table-cell>
          <table:table-cell table:formula="of:=LEFT([.K481];3)" office:value-type="string" office:string-value="0/0" calcext:value-type="string">
            <text:p>0/0</text:p>
          </table:table-cell>
          <table:table-cell table:formula="of:=IF(OR(AND([.L481]=&quot;1/1&quot;;[.M481]=&quot;0/0&quot;);AND([.L481]=&quot;0/0&quot;;[.M48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545" calcext:value-type="float">
            <text:p>915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1;QD=32.55;SOR=1.022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2,0:2:6:0,6,70</text:p>
          </table:table-cell>
          <table:table-cell table:formula="of:=LEFT([.J482];3)" office:value-type="string" office:string-value="1/1" calcext:value-type="string">
            <text:p>1/1</text:p>
          </table:table-cell>
          <table:table-cell table:formula="of:=LEFT([.K482];3)" office:value-type="string" office:string-value="0/0" calcext:value-type="string">
            <text:p>0/0</text:p>
          </table:table-cell>
          <table:table-cell table:formula="of:=IF(OR(AND([.L482]=&quot;1/1&quot;;[.M482]=&quot;0/0&quot;);AND([.L482]=&quot;0/0&quot;;[.M48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546" calcext:value-type="float">
            <text:p>915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1;QD=30.16;SOR=1.022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2,0:2:6:0,6,74</text:p>
          </table:table-cell>
          <table:table-cell table:formula="of:=LEFT([.J483];3)" office:value-type="string" office:string-value="1/1" calcext:value-type="string">
            <text:p>1/1</text:p>
          </table:table-cell>
          <table:table-cell table:formula="of:=LEFT([.K483];3)" office:value-type="string" office:string-value="0/0" calcext:value-type="string">
            <text:p>0/0</text:p>
          </table:table-cell>
          <table:table-cell table:formula="of:=IF(OR(AND([.L483]=&quot;1/1&quot;;[.M483]=&quot;0/0&quot;);AND([.L483]=&quot;0/0&quot;;[.M48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556" calcext:value-type="float">
            <text:p>915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1;QD=30.01;SOR=1.022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4,0:4:12:0,12,149</text:p>
          </table:table-cell>
          <table:table-cell table:formula="of:=LEFT([.J484];3)" office:value-type="string" office:string-value="1/1" calcext:value-type="string">
            <text:p>1/1</text:p>
          </table:table-cell>
          <table:table-cell table:formula="of:=LEFT([.K484];3)" office:value-type="string" office:string-value="0/0" calcext:value-type="string">
            <text:p>0/0</text:p>
          </table:table-cell>
          <table:table-cell table:formula="of:=IF(OR(AND([.L484]=&quot;1/1&quot;;[.M484]=&quot;0/0&quot;);AND([.L484]=&quot;0/0&quot;;[.M4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557" calcext:value-type="float">
            <text:p>915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1;QD=33.45;SOR=1.022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4,0:4:12:0,12,141</text:p>
          </table:table-cell>
          <table:table-cell table:formula="of:=LEFT([.J485];3)" office:value-type="string" office:string-value="1/1" calcext:value-type="string">
            <text:p>1/1</text:p>
          </table:table-cell>
          <table:table-cell table:formula="of:=LEFT([.K485];3)" office:value-type="string" office:string-value="0/0" calcext:value-type="string">
            <text:p>0/0</text:p>
          </table:table-cell>
          <table:table-cell table:formula="of:=IF(OR(AND([.L485]=&quot;1/1&quot;;[.M485]=&quot;0/0&quot;);AND([.L485]=&quot;0/0&quot;;[.M4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566" calcext:value-type="float">
            <text:p>91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88;QD=28.5;SOR=0.69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3,0:3:9:0,9,82</text:p>
          </table:table-cell>
          <table:table-cell table:formula="of:=LEFT([.J486];3)" office:value-type="string" office:string-value="1/1" calcext:value-type="string">
            <text:p>1/1</text:p>
          </table:table-cell>
          <table:table-cell table:formula="of:=LEFT([.K486];3)" office:value-type="string" office:string-value="0/0" calcext:value-type="string">
            <text:p>0/0</text:p>
          </table:table-cell>
          <table:table-cell table:formula="of:=IF(OR(AND([.L486]=&quot;1/1&quot;;[.M486]=&quot;0/0&quot;);AND([.L486]=&quot;0/0&quot;;[.M4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634" calcext:value-type="float">
            <text:p>916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A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66;QD=34.17;SOR=1.60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0,0:10:30:0,30,450</text:p>
          </table:table-cell>
          <table:table-cell table:formula="of:=LEFT([.J487];3)" office:value-type="string" office:string-value="1/1" calcext:value-type="string">
            <text:p>1/1</text:p>
          </table:table-cell>
          <table:table-cell table:formula="of:=LEFT([.K487];3)" office:value-type="string" office:string-value="0/0" calcext:value-type="string">
            <text:p>0/0</text:p>
          </table:table-cell>
          <table:table-cell table:formula="of:=IF(OR(AND([.L487]=&quot;1/1&quot;;[.M487]=&quot;0/0&quot;);AND([.L487]=&quot;0/0&quot;;[.M48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636" calcext:value-type="float">
            <text:p>916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T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66;QD=30.69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0,0:10:30:0,30,450</text:p>
          </table:table-cell>
          <table:table-cell table:formula="of:=LEFT([.J488];3)" office:value-type="string" office:string-value="1/1" calcext:value-type="string">
            <text:p>1/1</text:p>
          </table:table-cell>
          <table:table-cell table:formula="of:=LEFT([.K488];3)" office:value-type="string" office:string-value="0/0" calcext:value-type="string">
            <text:p>0/0</text:p>
          </table:table-cell>
          <table:table-cell table:formula="of:=IF(OR(AND([.L488]=&quot;1/1&quot;;[.M488]=&quot;0/0&quot;);AND([.L488]=&quot;0/0&quot;;[.M48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645" calcext:value-type="float">
            <text:p>916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66;QD=29.35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417</text:p>
          </table:table-cell>
          <table:table-cell table:formula="of:=LEFT([.J489];3)" office:value-type="string" office:string-value="1/1" calcext:value-type="string">
            <text:p>1/1</text:p>
          </table:table-cell>
          <table:table-cell table:formula="of:=LEFT([.K489];3)" office:value-type="string" office:string-value="0/0" calcext:value-type="string">
            <text:p>0/0</text:p>
          </table:table-cell>
          <table:table-cell table:formula="of:=IF(OR(AND([.L489]=&quot;1/1&quot;;[.M489]=&quot;0/0&quot;);AND([.L489]=&quot;0/0&quot;;[.M48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687" calcext:value-type="float">
            <text:p>916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2.14" calcext:value-type="float">
            <text:p>122.14</text:p>
          </table:table-cell>
          <table:table-cell office:value-type="string" calcext:value-type="string">
            <text:p>LowQual;QD_filter</text:p>
          </table:table-cell>
          <table:table-cell office:value-type="string" calcext:value-type="string">
            <text:p>ExcessHet=0;FS=0;MQ=57.66;QD=30.54;SOR=1.609;BaseQRankSum=-1.534;MQRankSum=0;ReadPosRankSum=0.887;DP=12;AF=0.5;MLEAC=0;MLEAF=0;AN=4;AC=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36,12,0</text:p>
          </table:table-cell>
          <table:table-cell office:value-type="string" calcext:value-type="string">
            <text:p>0/1:7,1:8:4:4,0,244</text:p>
          </table:table-cell>
          <table:table-cell table:formula="of:=LEFT([.J490];3)" office:value-type="string" office:string-value="1/1" calcext:value-type="string">
            <text:p>1/1</text:p>
          </table:table-cell>
          <table:table-cell table:formula="of:=LEFT([.K490];3)" office:value-type="string" office:string-value="0/1" calcext:value-type="string">
            <text:p>0/1</text:p>
          </table:table-cell>
          <table:table-cell table:formula="of:=IF(OR(AND([.L490]=&quot;1/1&quot;;[.M490]=&quot;0/0&quot;);AND([.L490]=&quot;0/0&quot;;[.M49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832" calcext:value-type="float">
            <text:p>918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3.979;MQ=60;MQRankSum=0;QD=31.53;ReadPosRankSum=-0.524;SOR=1.447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8,0:8:24:0,24,288</text:p>
          </table:table-cell>
          <table:table-cell table:formula="of:=LEFT([.J491];3)" office:value-type="string" office:string-value="0/1" calcext:value-type="string">
            <text:p>0/1</text:p>
          </table:table-cell>
          <table:table-cell table:formula="of:=LEFT([.K491];3)" office:value-type="string" office:string-value="0/0" calcext:value-type="string">
            <text:p>0/0</text:p>
          </table:table-cell>
          <table:table-cell table:formula="of:=IF(OR(AND([.L491]=&quot;1/1&quot;;[.M491]=&quot;0/0&quot;);AND([.L491]=&quot;0/0&quot;;[.M49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835" calcext:value-type="float">
            <text:p>918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253;ExcessHet=0;FS=3.979;MQ=60;MQRankSum=0;QD=31.53;ReadPosRankSum=0;SOR=1.447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8,0:8:24:0,24,268</text:p>
          </table:table-cell>
          <table:table-cell table:formula="of:=LEFT([.J492];3)" office:value-type="string" office:string-value="0/1" calcext:value-type="string">
            <text:p>0/1</text:p>
          </table:table-cell>
          <table:table-cell table:formula="of:=LEFT([.K492];3)" office:value-type="string" office:string-value="0/0" calcext:value-type="string">
            <text:p>0/0</text:p>
          </table:table-cell>
          <table:table-cell table:formula="of:=IF(OR(AND([.L492]=&quot;1/1&quot;;[.M492]=&quot;0/0&quot;);AND([.L492]=&quot;0/0&quot;;[.M49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967" calcext:value-type="float">
            <text:p>919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8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6,0:6:18:0,18,208</text:p>
          </table:table-cell>
          <table:table-cell table:formula="of:=LEFT([.J493];3)" office:value-type="string" office:string-value="1/1" calcext:value-type="string">
            <text:p>1/1</text:p>
          </table:table-cell>
          <table:table-cell table:formula="of:=LEFT([.K493];3)" office:value-type="string" office:string-value="0/0" calcext:value-type="string">
            <text:p>0/0</text:p>
          </table:table-cell>
          <table:table-cell table:formula="of:=IF(OR(AND([.L493]=&quot;1/1&quot;;[.M493]=&quot;0/0&quot;);AND([.L493]=&quot;0/0&quot;;[.M4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1988" calcext:value-type="float">
            <text:p>919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4;SOR=1.60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0,0:10:30:0,30,342</text:p>
          </table:table-cell>
          <table:table-cell table:formula="of:=LEFT([.J494];3)" office:value-type="string" office:string-value="1/1" calcext:value-type="string">
            <text:p>1/1</text:p>
          </table:table-cell>
          <table:table-cell table:formula="of:=LEFT([.K494];3)" office:value-type="string" office:string-value="0/0" calcext:value-type="string">
            <text:p>0/0</text:p>
          </table:table-cell>
          <table:table-cell table:formula="of:=IF(OR(AND([.L494]=&quot;1/1&quot;;[.M494]=&quot;0/0&quot;);AND([.L494]=&quot;0/0&quot;;[.M4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01" calcext:value-type="float">
            <text:p>920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46;SOR=2.093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0,0:10:30:0,30,343</text:p>
          </table:table-cell>
          <table:table-cell table:formula="of:=LEFT([.J495];3)" office:value-type="string" office:string-value="1/1" calcext:value-type="string">
            <text:p>1/1</text:p>
          </table:table-cell>
          <table:table-cell table:formula="of:=LEFT([.K495];3)" office:value-type="string" office:string-value="0/0" calcext:value-type="string">
            <text:p>0/0</text:p>
          </table:table-cell>
          <table:table-cell table:formula="of:=IF(OR(AND([.L495]=&quot;1/1&quot;;[.M495]=&quot;0/0&quot;);AND([.L495]=&quot;0/0&quot;;[.M4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02" calcext:value-type="float">
            <text:p>92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4;SOR=1.86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0,0:10:30:0,30,344</text:p>
          </table:table-cell>
          <table:table-cell table:formula="of:=LEFT([.J496];3)" office:value-type="string" office:string-value="1/1" calcext:value-type="string">
            <text:p>1/1</text:p>
          </table:table-cell>
          <table:table-cell table:formula="of:=LEFT([.K496];3)" office:value-type="string" office:string-value="0/0" calcext:value-type="string">
            <text:p>0/0</text:p>
          </table:table-cell>
          <table:table-cell table:formula="of:=IF(OR(AND([.L496]=&quot;1/1&quot;;[.M496]=&quot;0/0&quot;);AND([.L496]=&quot;0/0&quot;;[.M4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05" calcext:value-type="float">
            <text:p>920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35;SOR=1.60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0,0:10:30:0,30,337</text:p>
          </table:table-cell>
          <table:table-cell table:formula="of:=LEFT([.J497];3)" office:value-type="string" office:string-value="1/1" calcext:value-type="string">
            <text:p>1/1</text:p>
          </table:table-cell>
          <table:table-cell table:formula="of:=LEFT([.K497];3)" office:value-type="string" office:string-value="0/0" calcext:value-type="string">
            <text:p>0/0</text:p>
          </table:table-cell>
          <table:table-cell table:formula="of:=IF(OR(AND([.L497]=&quot;1/1&quot;;[.M497]=&quot;0/0&quot;);AND([.L497]=&quot;0/0&quot;;[.M4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08" calcext:value-type="float">
            <text:p>920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1;SOR=1.32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396</text:p>
          </table:table-cell>
          <table:table-cell table:formula="of:=LEFT([.J498];3)" office:value-type="string" office:string-value="1/1" calcext:value-type="string">
            <text:p>1/1</text:p>
          </table:table-cell>
          <table:table-cell table:formula="of:=LEFT([.K498];3)" office:value-type="string" office:string-value="0/0" calcext:value-type="string">
            <text:p>0/0</text:p>
          </table:table-cell>
          <table:table-cell table:formula="of:=IF(OR(AND([.L498]=&quot;1/1&quot;;[.M498]=&quot;0/0&quot;);AND([.L498]=&quot;0/0&quot;;[.M4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13" calcext:value-type="float">
            <text:p>920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41;SOR=1.022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0,0:10:30:0,30,355</text:p>
          </table:table-cell>
          <table:table-cell table:formula="of:=LEFT([.J499];3)" office:value-type="string" office:string-value="1/1" calcext:value-type="string">
            <text:p>1/1</text:p>
          </table:table-cell>
          <table:table-cell table:formula="of:=LEFT([.K499];3)" office:value-type="string" office:string-value="0/0" calcext:value-type="string">
            <text:p>0/0</text:p>
          </table:table-cell>
          <table:table-cell table:formula="of:=IF(OR(AND([.L499]=&quot;1/1&quot;;[.M499]=&quot;0/0&quot;);AND([.L499]=&quot;0/0&quot;;[.M4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18" calcext:value-type="float">
            <text:p>920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4;SOR=1.02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1,0:11:33:0,33,373</text:p>
          </table:table-cell>
          <table:table-cell table:formula="of:=LEFT([.J500];3)" office:value-type="string" office:string-value="1/1" calcext:value-type="string">
            <text:p>1/1</text:p>
          </table:table-cell>
          <table:table-cell table:formula="of:=LEFT([.K500];3)" office:value-type="string" office:string-value="0/0" calcext:value-type="string">
            <text:p>0/0</text:p>
          </table:table-cell>
          <table:table-cell table:formula="of:=IF(OR(AND([.L500]=&quot;1/1&quot;;[.M500]=&quot;0/0&quot;);AND([.L500]=&quot;0/0&quot;;[.M5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28" calcext:value-type="float">
            <text:p>92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;SOR=1.60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9,0:9:27:0,27,301</text:p>
          </table:table-cell>
          <table:table-cell table:formula="of:=LEFT([.J501];3)" office:value-type="string" office:string-value="1/1" calcext:value-type="string">
            <text:p>1/1</text:p>
          </table:table-cell>
          <table:table-cell table:formula="of:=LEFT([.K501];3)" office:value-type="string" office:string-value="0/0" calcext:value-type="string">
            <text:p>0/0</text:p>
          </table:table-cell>
          <table:table-cell table:formula="of:=IF(OR(AND([.L501]=&quot;1/1&quot;;[.M501]=&quot;0/0&quot;);AND([.L501]=&quot;0/0&quot;;[.M5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38" calcext:value-type="float">
            <text:p>920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8;SOR=2.83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9,0:9:27:0,27,323</text:p>
          </table:table-cell>
          <table:table-cell table:formula="of:=LEFT([.J502];3)" office:value-type="string" office:string-value="1/1" calcext:value-type="string">
            <text:p>1/1</text:p>
          </table:table-cell>
          <table:table-cell table:formula="of:=LEFT([.K502];3)" office:value-type="string" office:string-value="0/0" calcext:value-type="string">
            <text:p>0/0</text:p>
          </table:table-cell>
          <table:table-cell table:formula="of:=IF(OR(AND([.L502]=&quot;1/1&quot;;[.M502]=&quot;0/0&quot;);AND([.L502]=&quot;0/0&quot;;[.M5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45" calcext:value-type="float">
            <text:p>920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5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8,0:8:24:0,24,286</text:p>
          </table:table-cell>
          <table:table-cell table:formula="of:=LEFT([.J503];3)" office:value-type="string" office:string-value="1/1" calcext:value-type="string">
            <text:p>1/1</text:p>
          </table:table-cell>
          <table:table-cell table:formula="of:=LEFT([.K503];3)" office:value-type="string" office:string-value="0/0" calcext:value-type="string">
            <text:p>0/0</text:p>
          </table:table-cell>
          <table:table-cell table:formula="of:=IF(OR(AND([.L503]=&quot;1/1&quot;;[.M503]=&quot;0/0&quot;);AND([.L503]=&quot;0/0&quot;;[.M5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048" calcext:value-type="float">
            <text:p>920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5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8,0:8:24:0,24,295</text:p>
          </table:table-cell>
          <table:table-cell table:formula="of:=LEFT([.J504];3)" office:value-type="string" office:string-value="1/1" calcext:value-type="string">
            <text:p>1/1</text:p>
          </table:table-cell>
          <table:table-cell table:formula="of:=LEFT([.K504];3)" office:value-type="string" office:string-value="0/0" calcext:value-type="string">
            <text:p>0/0</text:p>
          </table:table-cell>
          <table:table-cell table:formula="of:=IF(OR(AND([.L504]=&quot;1/1&quot;;[.M504]=&quot;0/0&quot;);AND([.L504]=&quot;0/0&quot;;[.M5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264" calcext:value-type="float">
            <text:p>92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5.64" calcext:value-type="float">
            <text:p>14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42;ExcessHet=0;FS=0;MQ=58.67;MQRankSum=-0.253;QD=29.13;ReadPosRankSum=-1.282;SOR=0.223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53,0,30</text:p>
          </table:table-cell>
          <table:table-cell office:value-type="string" calcext:value-type="string">
            <text:p>0/0:7,0:7:21:0,21,235</text:p>
          </table:table-cell>
          <table:table-cell table:formula="of:=LEFT([.J505];3)" office:value-type="string" office:string-value="0/1" calcext:value-type="string">
            <text:p>0/1</text:p>
          </table:table-cell>
          <table:table-cell table:formula="of:=LEFT([.K505];3)" office:value-type="string" office:string-value="0/0" calcext:value-type="string">
            <text:p>0/0</text:p>
          </table:table-cell>
          <table:table-cell table:formula="of:=IF(OR(AND([.L505]=&quot;1/1&quot;;[.M505]=&quot;0/0&quot;);AND([.L505]=&quot;0/0&quot;;[.M5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281" calcext:value-type="float">
            <text:p>922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82;ExcessHet=0;FS=0;MQ=60;MQRankSum=0;QD=31.53;ReadPosRankSum=0.524;SOR=0.22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230</text:p>
          </table:table-cell>
          <table:table-cell table:formula="of:=LEFT([.J506];3)" office:value-type="string" office:string-value="0/1" calcext:value-type="string">
            <text:p>0/1</text:p>
          </table:table-cell>
          <table:table-cell table:formula="of:=LEFT([.K506];3)" office:value-type="string" office:string-value="0/0" calcext:value-type="string">
            <text:p>0/0</text:p>
          </table:table-cell>
          <table:table-cell table:formula="of:=IF(OR(AND([.L506]=&quot;1/1&quot;;[.M506]=&quot;0/0&quot;);AND([.L506]=&quot;0/0&quot;;[.M50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282" calcext:value-type="float">
            <text:p>92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57.64" calcext:value-type="float">
            <text:p>15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253;ExcessHet=0;FS=0;MQ=60;MQRankSum=0;QD=31.53;ReadPosRankSum=0.524;SOR=0.223;DP=1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30:165,0,30</text:p>
          </table:table-cell>
          <table:table-cell office:value-type="string" calcext:value-type="string">
            <text:p>0/0:6,0:6:18:0,18,220</text:p>
          </table:table-cell>
          <table:table-cell table:formula="of:=LEFT([.J507];3)" office:value-type="string" office:string-value="0/1" calcext:value-type="string">
            <text:p>0/1</text:p>
          </table:table-cell>
          <table:table-cell table:formula="of:=LEFT([.K507];3)" office:value-type="string" office:string-value="0/0" calcext:value-type="string">
            <text:p>0/0</text:p>
          </table:table-cell>
          <table:table-cell table:formula="of:=IF(OR(AND([.L507]=&quot;1/1&quot;;[.M507]=&quot;0/0&quot;);AND([.L507]=&quot;0/0&quot;;[.M50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357" calcext:value-type="float">
            <text:p>923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45.83;QD=24.13;SOR=3.258;DP=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,0:1:3:0,3,38</text:p>
          </table:table-cell>
          <table:table-cell table:formula="of:=LEFT([.J508];3)" office:value-type="string" office:string-value="1/1" calcext:value-type="string">
            <text:p>1/1</text:p>
          </table:table-cell>
          <table:table-cell table:formula="of:=LEFT([.K508];3)" office:value-type="string" office:string-value="0/0" calcext:value-type="string">
            <text:p>0/0</text:p>
          </table:table-cell>
          <table:table-cell table:formula="of:=IF(OR(AND([.L508]=&quot;1/1&quot;;[.M508]=&quot;0/0&quot;);AND([.L508]=&quot;0/0&quot;;[.M5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362" calcext:value-type="float">
            <text:p>92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GTGGG</text:p>
          </table:table-cell>
          <table:table-cell office:value-type="string" calcext:value-type="string">
            <text:p>C</text:p>
          </table:table-cell>
          <table:table-cell office:value-type="float" office:value="210.92" calcext:value-type="float">
            <text:p>210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48.99;QD=28.35;SOR=3.611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,0:1:3:0,3,45</text:p>
          </table:table-cell>
          <table:table-cell table:formula="of:=LEFT([.J509];3)" office:value-type="string" office:string-value="1/1" calcext:value-type="string">
            <text:p>1/1</text:p>
          </table:table-cell>
          <table:table-cell table:formula="of:=LEFT([.K509];3)" office:value-type="string" office:string-value="0/0" calcext:value-type="string">
            <text:p>0/0</text:p>
          </table:table-cell>
          <table:table-cell table:formula="of:=IF(OR(AND([.L509]=&quot;1/1&quot;;[.M509]=&quot;0/0&quot;);AND([.L509]=&quot;0/0&quot;;[.M5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372" calcext:value-type="float">
            <text:p>923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</text:p>
          </table:table-cell>
          <table:table-cell office:value-type="float" office:value="255.93" calcext:value-type="float">
            <text:p>255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99;QD=31.38;SOR=3.912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2,0:2:6:0,6,90</text:p>
          </table:table-cell>
          <table:table-cell table:formula="of:=LEFT([.J510];3)" office:value-type="string" office:string-value="1/1" calcext:value-type="string">
            <text:p>1/1</text:p>
          </table:table-cell>
          <table:table-cell table:formula="of:=LEFT([.K510];3)" office:value-type="string" office:string-value="0/0" calcext:value-type="string">
            <text:p>0/0</text:p>
          </table:table-cell>
          <table:table-cell table:formula="of:=IF(OR(AND([.L510]=&quot;1/1&quot;;[.M510]=&quot;0/0&quot;);AND([.L510]=&quot;0/0&quot;;[.M5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373" calcext:value-type="float">
            <text:p>923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TTT</text:p>
          </table:table-cell>
          <table:table-cell office:value-type="float" office:value="255.93" calcext:value-type="float">
            <text:p>255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0.99;QD=30.52;SOR=3.912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3,0:3:9:0,9,123</text:p>
          </table:table-cell>
          <table:table-cell table:formula="of:=LEFT([.J511];3)" office:value-type="string" office:string-value="1/1" calcext:value-type="string">
            <text:p>1/1</text:p>
          </table:table-cell>
          <table:table-cell table:formula="of:=LEFT([.K511];3)" office:value-type="string" office:string-value="0/0" calcext:value-type="string">
            <text:p>0/0</text:p>
          </table:table-cell>
          <table:table-cell table:formula="of:=IF(OR(AND([.L511]=&quot;1/1&quot;;[.M511]=&quot;0/0&quot;);AND([.L511]=&quot;0/0&quot;;[.M5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557" calcext:value-type="float">
            <text:p>925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383;ExcessHet=0;FS=0;MQ=60;MQRankSum=0;QD=33.27;ReadPosRankSum=0.674;SOR=0.368;DP=1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13,0:13:39:0,39,456</text:p>
          </table:table-cell>
          <table:table-cell table:formula="of:=LEFT([.J512];3)" office:value-type="string" office:string-value="0/1" calcext:value-type="string">
            <text:p>0/1</text:p>
          </table:table-cell>
          <table:table-cell table:formula="of:=LEFT([.K512];3)" office:value-type="string" office:string-value="0/0" calcext:value-type="string">
            <text:p>0/0</text:p>
          </table:table-cell>
          <table:table-cell table:formula="of:=IF(OR(AND([.L512]=&quot;1/1&quot;;[.M512]=&quot;0/0&quot;);AND([.L512]=&quot;0/0&quot;;[.M51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566" calcext:value-type="float">
            <text:p>92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41.64" calcext:value-type="float">
            <text:p>24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74;ExcessHet=0;FS=0;MQ=60;MQRankSum=0;QD=34.52;ReadPosRankSum=1.383;SOR=0.223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9,0,24</text:p>
          </table:table-cell>
          <table:table-cell office:value-type="string" calcext:value-type="string">
            <text:p>0/0:13,0:13:39:0,39,469</text:p>
          </table:table-cell>
          <table:table-cell table:formula="of:=LEFT([.J513];3)" office:value-type="string" office:string-value="0/1" calcext:value-type="string">
            <text:p>0/1</text:p>
          </table:table-cell>
          <table:table-cell table:formula="of:=LEFT([.K513];3)" office:value-type="string" office:string-value="0/0" calcext:value-type="string">
            <text:p>0/0</text:p>
          </table:table-cell>
          <table:table-cell table:formula="of:=IF(OR(AND([.L513]=&quot;1/1&quot;;[.M513]=&quot;0/0&quot;);AND([.L513]=&quot;0/0&quot;;[.M51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567" calcext:value-type="float">
            <text:p>925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283.61" calcext:value-type="float">
            <text:p>283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74;ExcessHet=0;FS=0;MQ=60;MQRankSum=0;QD=30.39;ReadPosRankSum=1.383;SOR=0.3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3,0:13:39:0,39,448</text:p>
          </table:table-cell>
          <table:table-cell table:formula="of:=LEFT([.J514];3)" office:value-type="string" office:string-value="0/1" calcext:value-type="string">
            <text:p>0/1</text:p>
          </table:table-cell>
          <table:table-cell table:formula="of:=LEFT([.K514];3)" office:value-type="string" office:string-value="0/0" calcext:value-type="string">
            <text:p>0/0</text:p>
          </table:table-cell>
          <table:table-cell table:formula="of:=IF(OR(AND([.L514]=&quot;1/1&quot;;[.M514]=&quot;0/0&quot;);AND([.L514]=&quot;0/0&quot;;[.M51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571" calcext:value-type="float">
            <text:p>925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</text:p>
          </table:table-cell>
          <table:table-cell office:value-type="float" office:value="283.61" calcext:value-type="float">
            <text:p>283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0;MQ=60;MQRankSum=0;QD=29.74;ReadPosRankSum=0.489;SOR=0.3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3,0:13:39:0,39,585</text:p>
          </table:table-cell>
          <table:table-cell table:formula="of:=LEFT([.J515];3)" office:value-type="string" office:string-value="0/1" calcext:value-type="string">
            <text:p>0/1</text:p>
          </table:table-cell>
          <table:table-cell table:formula="of:=LEFT([.K515];3)" office:value-type="string" office:string-value="0/0" calcext:value-type="string">
            <text:p>0/0</text:p>
          </table:table-cell>
          <table:table-cell table:formula="of:=IF(OR(AND([.L515]=&quot;1/1&quot;;[.M515]=&quot;0/0&quot;);AND([.L515]=&quot;0/0&quot;;[.M51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578" calcext:value-type="float">
            <text:p>925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83.64" calcext:value-type="float">
            <text:p>28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489;ExcessHet=0;FS=0;MQ=60;MQRankSum=0;QD=26.04;ReadPosRankSum=1.534;SOR=0.3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3,0:13:38:0,38,422</text:p>
          </table:table-cell>
          <table:table-cell table:formula="of:=LEFT([.J516];3)" office:value-type="string" office:string-value="0/1" calcext:value-type="string">
            <text:p>0/1</text:p>
          </table:table-cell>
          <table:table-cell table:formula="of:=LEFT([.K516];3)" office:value-type="string" office:string-value="0/0" calcext:value-type="string">
            <text:p>0/0</text:p>
          </table:table-cell>
          <table:table-cell table:formula="of:=IF(OR(AND([.L516]=&quot;1/1&quot;;[.M516]=&quot;0/0&quot;);AND([.L516]=&quot;0/0&quot;;[.M51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584" calcext:value-type="float">
            <text:p>925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83.64" calcext:value-type="float">
            <text:p>28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MQRankSum=0;QD=31.12;SOR=0.3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2,0:12:36:0,36,437</text:p>
          </table:table-cell>
          <table:table-cell table:formula="of:=LEFT([.J517];3)" office:value-type="string" office:string-value="0/1" calcext:value-type="string">
            <text:p>0/1</text:p>
          </table:table-cell>
          <table:table-cell table:formula="of:=LEFT([.K517];3)" office:value-type="string" office:string-value="0/0" calcext:value-type="string">
            <text:p>0/0</text:p>
          </table:table-cell>
          <table:table-cell table:formula="of:=IF(OR(AND([.L517]=&quot;1/1&quot;;[.M517]=&quot;0/0&quot;);AND([.L517]=&quot;0/0&quot;;[.M51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649" calcext:value-type="float">
            <text:p>926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239.01" calcext:value-type="float">
            <text:p>239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56;SOR=2.0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253,27,0</text:p>
          </table:table-cell>
          <table:table-cell office:value-type="string" calcext:value-type="string">
            <text:p>0/0:3,0:3:9:0,9,84</text:p>
          </table:table-cell>
          <table:table-cell table:formula="of:=LEFT([.J518];3)" office:value-type="string" office:string-value="1/1" calcext:value-type="string">
            <text:p>1/1</text:p>
          </table:table-cell>
          <table:table-cell table:formula="of:=LEFT([.K518];3)" office:value-type="string" office:string-value="0/0" calcext:value-type="string">
            <text:p>0/0</text:p>
          </table:table-cell>
          <table:table-cell table:formula="of:=IF(OR(AND([.L518]=&quot;1/1&quot;;[.M518]=&quot;0/0&quot;);AND([.L518]=&quot;0/0&quot;;[.M5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688" calcext:value-type="float">
            <text:p>926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9;SOR=1.86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49,24,0</text:p>
          </table:table-cell>
          <table:table-cell office:value-type="string" calcext:value-type="string">
            <text:p>0/0:6,0:6:18:0,18,230</text:p>
          </table:table-cell>
          <table:table-cell table:formula="of:=LEFT([.J519];3)" office:value-type="string" office:string-value="1/1" calcext:value-type="string">
            <text:p>1/1</text:p>
          </table:table-cell>
          <table:table-cell table:formula="of:=LEFT([.K519];3)" office:value-type="string" office:string-value="0/0" calcext:value-type="string">
            <text:p>0/0</text:p>
          </table:table-cell>
          <table:table-cell table:formula="of:=IF(OR(AND([.L519]=&quot;1/1&quot;;[.M519]=&quot;0/0&quot;);AND([.L519]=&quot;0/0&quot;;[.M5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697" calcext:value-type="float">
            <text:p>926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88;SOR=1.609;BaseQRankSum=-1.383;MQRankSum=0;ReadPosRankSum=-0.2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1:6:8:0,8,175</text:p>
          </table:table-cell>
          <table:table-cell table:formula="of:=LEFT([.J520];3)" office:value-type="string" office:string-value="1/1" calcext:value-type="string">
            <text:p>1/1</text:p>
          </table:table-cell>
          <table:table-cell table:formula="of:=LEFT([.K520];3)" office:value-type="string" office:string-value="0/0" calcext:value-type="string">
            <text:p>0/0</text:p>
          </table:table-cell>
          <table:table-cell table:formula="of:=IF(OR(AND([.L520]=&quot;1/1&quot;;[.M520]=&quot;0/0&quot;);AND([.L520]=&quot;0/0&quot;;[.M5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706" calcext:value-type="float">
            <text:p>927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2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9,0:9:27:0,27,334</text:p>
          </table:table-cell>
          <table:table-cell table:formula="of:=LEFT([.J521];3)" office:value-type="string" office:string-value="1/1" calcext:value-type="string">
            <text:p>1/1</text:p>
          </table:table-cell>
          <table:table-cell table:formula="of:=LEFT([.K521];3)" office:value-type="string" office:string-value="0/0" calcext:value-type="string">
            <text:p>0/0</text:p>
          </table:table-cell>
          <table:table-cell table:formula="of:=IF(OR(AND([.L521]=&quot;1/1&quot;;[.M521]=&quot;0/0&quot;);AND([.L521]=&quot;0/0&quot;;[.M5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732" calcext:value-type="float">
            <text:p>927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40.02" calcext:value-type="float">
            <text:p>240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9;SOR=0.941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4,21,0</text:p>
          </table:table-cell>
          <table:table-cell office:value-type="string" calcext:value-type="string">
            <text:p>0/0:11,0:11:33:0,33,394</text:p>
          </table:table-cell>
          <table:table-cell table:formula="of:=LEFT([.J522];3)" office:value-type="string" office:string-value="1/1" calcext:value-type="string">
            <text:p>1/1</text:p>
          </table:table-cell>
          <table:table-cell table:formula="of:=LEFT([.K522];3)" office:value-type="string" office:string-value="0/0" calcext:value-type="string">
            <text:p>0/0</text:p>
          </table:table-cell>
          <table:table-cell table:formula="of:=IF(OR(AND([.L522]=&quot;1/1&quot;;[.M522]=&quot;0/0&quot;);AND([.L522]=&quot;0/0&quot;;[.M5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865" calcext:value-type="float">
            <text:p>928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9.32" calcext:value-type="float">
            <text:p>59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66;SOR=2.303;DP=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1,6,0</text:p>
          </table:table-cell>
          <table:table-cell office:value-type="string" calcext:value-type="string">
            <text:p>0/0:3,0:3:9:0,9,116</text:p>
          </table:table-cell>
          <table:table-cell table:formula="of:=LEFT([.J523];3)" office:value-type="string" office:string-value="1/1" calcext:value-type="string">
            <text:p>1/1</text:p>
          </table:table-cell>
          <table:table-cell table:formula="of:=LEFT([.K523];3)" office:value-type="string" office:string-value="0/0" calcext:value-type="string">
            <text:p>0/0</text:p>
          </table:table-cell>
          <table:table-cell table:formula="of:=IF(OR(AND([.L523]=&quot;1/1&quot;;[.M523]=&quot;0/0&quot;);AND([.L523]=&quot;0/0&quot;;[.M5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914" calcext:value-type="float">
            <text:p>929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2.84" calcext:value-type="float">
            <text:p>82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1;SOR=1.179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96,9,0</text:p>
          </table:table-cell>
          <table:table-cell office:value-type="string" calcext:value-type="string">
            <text:p>0/0:4,0:4:12:0,12,148</text:p>
          </table:table-cell>
          <table:table-cell table:formula="of:=LEFT([.J524];3)" office:value-type="string" office:string-value="1/1" calcext:value-type="string">
            <text:p>1/1</text:p>
          </table:table-cell>
          <table:table-cell table:formula="of:=LEFT([.K524];3)" office:value-type="string" office:string-value="0/0" calcext:value-type="string">
            <text:p>0/0</text:p>
          </table:table-cell>
          <table:table-cell table:formula="of:=IF(OR(AND([.L524]=&quot;1/1&quot;;[.M524]=&quot;0/0&quot;);AND([.L524]=&quot;0/0&quot;;[.M5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946" calcext:value-type="float">
            <text:p>929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22;SOR=0.69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5,0:5:15:0,15,202</text:p>
          </table:table-cell>
          <table:table-cell table:formula="of:=LEFT([.J525];3)" office:value-type="string" office:string-value="1/1" calcext:value-type="string">
            <text:p>1/1</text:p>
          </table:table-cell>
          <table:table-cell table:formula="of:=LEFT([.K525];3)" office:value-type="string" office:string-value="0/0" calcext:value-type="string">
            <text:p>0/0</text:p>
          </table:table-cell>
          <table:table-cell table:formula="of:=IF(OR(AND([.L525]=&quot;1/1&quot;;[.M525]=&quot;0/0&quot;);AND([.L525]=&quot;0/0&quot;;[.M5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949" calcext:value-type="float">
            <text:p>929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float" office:value="201.92" calcext:value-type="float">
            <text:p>201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89;SOR=1.022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6,15,0</text:p>
          </table:table-cell>
          <table:table-cell office:value-type="string" calcext:value-type="string">
            <text:p>0/0:5,0:5:15:0,15,202</text:p>
          </table:table-cell>
          <table:table-cell table:formula="of:=LEFT([.J526];3)" office:value-type="string" office:string-value="1/1" calcext:value-type="string">
            <text:p>1/1</text:p>
          </table:table-cell>
          <table:table-cell table:formula="of:=LEFT([.K526];3)" office:value-type="string" office:string-value="0/0" calcext:value-type="string">
            <text:p>0/0</text:p>
          </table:table-cell>
          <table:table-cell table:formula="of:=IF(OR(AND([.L526]=&quot;1/1&quot;;[.M526]=&quot;0/0&quot;);AND([.L526]=&quot;0/0&quot;;[.M5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2963" calcext:value-type="float">
            <text:p>929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69.96" calcext:value-type="float">
            <text:p>169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99;SOR=1.022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84,15,0</text:p>
          </table:table-cell>
          <table:table-cell office:value-type="string" calcext:value-type="string">
            <text:p>0/0:8,0:8:23:0,23,240</text:p>
          </table:table-cell>
          <table:table-cell table:formula="of:=LEFT([.J527];3)" office:value-type="string" office:string-value="1/1" calcext:value-type="string">
            <text:p>1/1</text:p>
          </table:table-cell>
          <table:table-cell table:formula="of:=LEFT([.K527];3)" office:value-type="string" office:string-value="0/0" calcext:value-type="string">
            <text:p>0/0</text:p>
          </table:table-cell>
          <table:table-cell table:formula="of:=IF(OR(AND([.L527]=&quot;1/1&quot;;[.M527]=&quot;0/0&quot;);AND([.L527]=&quot;0/0&quot;;[.M5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013" calcext:value-type="float">
            <text:p>930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13.05" calcext:value-type="float">
            <text:p>31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8;SOR=0.89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27,27,0</text:p>
          </table:table-cell>
          <table:table-cell office:value-type="string" calcext:value-type="string">
            <text:p>0/0:8,0:8:24:0,24,292</text:p>
          </table:table-cell>
          <table:table-cell table:formula="of:=LEFT([.J528];3)" office:value-type="string" office:string-value="1/1" calcext:value-type="string">
            <text:p>1/1</text:p>
          </table:table-cell>
          <table:table-cell table:formula="of:=LEFT([.K528];3)" office:value-type="string" office:string-value="0/0" calcext:value-type="string">
            <text:p>0/0</text:p>
          </table:table-cell>
          <table:table-cell table:formula="of:=IF(OR(AND([.L528]=&quot;1/1&quot;;[.M528]=&quot;0/0&quot;);AND([.L528]=&quot;0/0&quot;;[.M5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043" calcext:value-type="float">
            <text:p>930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13.06" calcext:value-type="float">
            <text:p>41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75;QD=32.83;SOR=1.085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27,30,0</text:p>
          </table:table-cell>
          <table:table-cell office:value-type="string" calcext:value-type="string">
            <text:p>0/0:13,0:13:39:0,39,481</text:p>
          </table:table-cell>
          <table:table-cell table:formula="of:=LEFT([.J529];3)" office:value-type="string" office:string-value="1/1" calcext:value-type="string">
            <text:p>1/1</text:p>
          </table:table-cell>
          <table:table-cell table:formula="of:=LEFT([.K529];3)" office:value-type="string" office:string-value="0/0" calcext:value-type="string">
            <text:p>0/0</text:p>
          </table:table-cell>
          <table:table-cell table:formula="of:=IF(OR(AND([.L529]=&quot;1/1&quot;;[.M529]=&quot;0/0&quot;);AND([.L529]=&quot;0/0&quot;;[.M5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061" calcext:value-type="float">
            <text:p>930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21;QD=28.96;SOR=1.60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0,0:10:30:0,30,400</text:p>
          </table:table-cell>
          <table:table-cell table:formula="of:=LEFT([.J530];3)" office:value-type="string" office:string-value="1/1" calcext:value-type="string">
            <text:p>1/1</text:p>
          </table:table-cell>
          <table:table-cell table:formula="of:=LEFT([.K530];3)" office:value-type="string" office:string-value="0/0" calcext:value-type="string">
            <text:p>0/0</text:p>
          </table:table-cell>
          <table:table-cell table:formula="of:=IF(OR(AND([.L530]=&quot;1/1&quot;;[.M530]=&quot;0/0&quot;);AND([.L530]=&quot;0/0&quot;;[.M5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063" calcext:value-type="float">
            <text:p>93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G</text:p>
          </table:table-cell>
          <table:table-cell office:value-type="string" calcext:value-type="string">
            <text:p>C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21;QD=26.83;SOR=1.609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0,0:10:30:0,30,442</text:p>
          </table:table-cell>
          <table:table-cell table:formula="of:=LEFT([.J531];3)" office:value-type="string" office:string-value="1/1" calcext:value-type="string">
            <text:p>1/1</text:p>
          </table:table-cell>
          <table:table-cell table:formula="of:=LEFT([.K531];3)" office:value-type="string" office:string-value="0/0" calcext:value-type="string">
            <text:p>0/0</text:p>
          </table:table-cell>
          <table:table-cell table:formula="of:=IF(OR(AND([.L531]=&quot;1/1&quot;;[.M531]=&quot;0/0&quot;);AND([.L531]=&quot;0/0&quot;;[.M53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117" calcext:value-type="float">
            <text:p>931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5.84" calcext:value-type="float">
            <text:p>95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5;SOR=2.83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9,9,0</text:p>
          </table:table-cell>
          <table:table-cell office:value-type="string" calcext:value-type="string">
            <text:p>0/0:12,0:12:36:0,36,440</text:p>
          </table:table-cell>
          <table:table-cell table:formula="of:=LEFT([.J532];3)" office:value-type="string" office:string-value="1/1" calcext:value-type="string">
            <text:p>1/1</text:p>
          </table:table-cell>
          <table:table-cell table:formula="of:=LEFT([.K532];3)" office:value-type="string" office:string-value="0/0" calcext:value-type="string">
            <text:p>0/0</text:p>
          </table:table-cell>
          <table:table-cell table:formula="of:=IF(OR(AND([.L532]=&quot;1/1&quot;;[.M532]=&quot;0/0&quot;);AND([.L532]=&quot;0/0&quot;;[.M53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150" calcext:value-type="float">
            <text:p>93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24;SOR=3.258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8,0:8:24:0,24,355</text:p>
          </table:table-cell>
          <table:table-cell table:formula="of:=LEFT([.J533];3)" office:value-type="string" office:string-value="1/1" calcext:value-type="string">
            <text:p>1/1</text:p>
          </table:table-cell>
          <table:table-cell table:formula="of:=LEFT([.K533];3)" office:value-type="string" office:string-value="0/0" calcext:value-type="string">
            <text:p>0/0</text:p>
          </table:table-cell>
          <table:table-cell table:formula="of:=IF(OR(AND([.L533]=&quot;1/1&quot;;[.M533]=&quot;0/0&quot;);AND([.L533]=&quot;0/0&quot;;[.M5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171" calcext:value-type="float">
            <text:p>931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ATT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8;SOR=2.584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9,0:9:27:0,27,394</text:p>
          </table:table-cell>
          <table:table-cell table:formula="of:=LEFT([.J534];3)" office:value-type="string" office:string-value="1/1" calcext:value-type="string">
            <text:p>1/1</text:p>
          </table:table-cell>
          <table:table-cell table:formula="of:=LEFT([.K534];3)" office:value-type="string" office:string-value="0/0" calcext:value-type="string">
            <text:p>0/0</text:p>
          </table:table-cell>
          <table:table-cell table:formula="of:=IF(OR(AND([.L534]=&quot;1/1&quot;;[.M534]=&quot;0/0&quot;);AND([.L534]=&quot;0/0&quot;;[.M53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176" calcext:value-type="float">
            <text:p>93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02;SOR=2.584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9,0:9:27:0,27,338</text:p>
          </table:table-cell>
          <table:table-cell table:formula="of:=LEFT([.J535];3)" office:value-type="string" office:string-value="1/1" calcext:value-type="string">
            <text:p>1/1</text:p>
          </table:table-cell>
          <table:table-cell table:formula="of:=LEFT([.K535];3)" office:value-type="string" office:string-value="0/0" calcext:value-type="string">
            <text:p>0/0</text:p>
          </table:table-cell>
          <table:table-cell table:formula="of:=IF(OR(AND([.L535]=&quot;1/1&quot;;[.M535]=&quot;0/0&quot;);AND([.L535]=&quot;0/0&quot;;[.M53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185" calcext:value-type="float">
            <text:p>93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TCA</text:p>
          </table:table-cell>
          <table:table-cell office:value-type="string" calcext:value-type="string">
            <text:p>G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8;SOR=2.833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0,0:10:30:0,30,450</text:p>
          </table:table-cell>
          <table:table-cell table:formula="of:=LEFT([.J536];3)" office:value-type="string" office:string-value="1/1" calcext:value-type="string">
            <text:p>1/1</text:p>
          </table:table-cell>
          <table:table-cell table:formula="of:=LEFT([.K536];3)" office:value-type="string" office:string-value="0/0" calcext:value-type="string">
            <text:p>0/0</text:p>
          </table:table-cell>
          <table:table-cell table:formula="of:=IF(OR(AND([.L536]=&quot;1/1&quot;;[.M536]=&quot;0/0&quot;);AND([.L536]=&quot;0/0&quot;;[.M53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212" calcext:value-type="float">
            <text:p>93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49;SOR=2.147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7,0:7:21:0,21,258</text:p>
          </table:table-cell>
          <table:table-cell table:formula="of:=LEFT([.J537];3)" office:value-type="string" office:string-value="1/1" calcext:value-type="string">
            <text:p>1/1</text:p>
          </table:table-cell>
          <table:table-cell table:formula="of:=LEFT([.K537];3)" office:value-type="string" office:string-value="0/0" calcext:value-type="string">
            <text:p>0/0</text:p>
          </table:table-cell>
          <table:table-cell table:formula="of:=IF(OR(AND([.L537]=&quot;1/1&quot;;[.M537]=&quot;0/0&quot;);AND([.L537]=&quot;0/0&quot;;[.M5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213" calcext:value-type="float">
            <text:p>93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45;SOR=2.147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7,0:7:21:0,21,261</text:p>
          </table:table-cell>
          <table:table-cell table:formula="of:=LEFT([.J538];3)" office:value-type="string" office:string-value="1/1" calcext:value-type="string">
            <text:p>1/1</text:p>
          </table:table-cell>
          <table:table-cell table:formula="of:=LEFT([.K538];3)" office:value-type="string" office:string-value="0/0" calcext:value-type="string">
            <text:p>0/0</text:p>
          </table:table-cell>
          <table:table-cell table:formula="of:=IF(OR(AND([.L538]=&quot;1/1&quot;;[.M538]=&quot;0/0&quot;);AND([.L538]=&quot;0/0&quot;;[.M5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223" calcext:value-type="float">
            <text:p>932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TCTCT</text:p>
          </table:table-cell>
          <table:table-cell office:value-type="string" calcext:value-type="string">
            <text:p>A</text:p>
          </table:table-cell>
          <table:table-cell office:value-type="float" office:value="616.03" calcext:value-type="float">
            <text:p>61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06;SOR=2.30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7,0:7:21:0,21,315</text:p>
          </table:table-cell>
          <table:table-cell table:formula="of:=LEFT([.J539];3)" office:value-type="string" office:string-value="1/1" calcext:value-type="string">
            <text:p>1/1</text:p>
          </table:table-cell>
          <table:table-cell table:formula="of:=LEFT([.K539];3)" office:value-type="string" office:string-value="0/0" calcext:value-type="string">
            <text:p>0/0</text:p>
          </table:table-cell>
          <table:table-cell table:formula="of:=IF(OR(AND([.L539]=&quot;1/1&quot;;[.M539]=&quot;0/0&quot;);AND([.L539]=&quot;0/0&quot;;[.M53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252" calcext:value-type="float">
            <text:p>93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AAT</text:p>
          </table:table-cell>
          <table:table-cell office:value-type="string" calcext:value-type="string">
            <text:p>G</text:p>
          </table:table-cell>
          <table:table-cell office:value-type="float" office:value="738.03" calcext:value-type="float">
            <text:p>738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01;SOR=2.17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52,51,0</text:p>
          </table:table-cell>
          <table:table-cell office:value-type="string" calcext:value-type="string">
            <text:p>0/0:10,0:10:30:0,30,438</text:p>
          </table:table-cell>
          <table:table-cell table:formula="of:=LEFT([.J540];3)" office:value-type="string" office:string-value="1/1" calcext:value-type="string">
            <text:p>1/1</text:p>
          </table:table-cell>
          <table:table-cell table:formula="of:=LEFT([.K540];3)" office:value-type="string" office:string-value="0/0" calcext:value-type="string">
            <text:p>0/0</text:p>
          </table:table-cell>
          <table:table-cell table:formula="of:=IF(OR(AND([.L540]=&quot;1/1&quot;;[.M540]=&quot;0/0&quot;);AND([.L540]=&quot;0/0&quot;;[.M54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283" calcext:value-type="float">
            <text:p>932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19.06" calcext:value-type="float">
            <text:p>61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4;SOR=1.73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33,51,0</text:p>
          </table:table-cell>
          <table:table-cell office:value-type="string" calcext:value-type="string">
            <text:p>0/0:7,0:7:21:0,21,251</text:p>
          </table:table-cell>
          <table:table-cell table:formula="of:=LEFT([.J541];3)" office:value-type="string" office:string-value="1/1" calcext:value-type="string">
            <text:p>1/1</text:p>
          </table:table-cell>
          <table:table-cell table:formula="of:=LEFT([.K541];3)" office:value-type="string" office:string-value="0/0" calcext:value-type="string">
            <text:p>0/0</text:p>
          </table:table-cell>
          <table:table-cell table:formula="of:=IF(OR(AND([.L541]=&quot;1/1&quot;;[.M541]=&quot;0/0&quot;);AND([.L541]=&quot;0/0&quot;;[.M54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407" calcext:value-type="float">
            <text:p>934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71.96" calcext:value-type="float">
            <text:p>171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39;SOR=1.981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86,15,0</text:p>
          </table:table-cell>
          <table:table-cell office:value-type="string" calcext:value-type="string">
            <text:p>0/0:12,0:12:36:0,36,417</text:p>
          </table:table-cell>
          <table:table-cell table:formula="of:=LEFT([.J542];3)" office:value-type="string" office:string-value="1/1" calcext:value-type="string">
            <text:p>1/1</text:p>
          </table:table-cell>
          <table:table-cell table:formula="of:=LEFT([.K542];3)" office:value-type="string" office:string-value="0/0" calcext:value-type="string">
            <text:p>0/0</text:p>
          </table:table-cell>
          <table:table-cell table:formula="of:=IF(OR(AND([.L542]=&quot;1/1&quot;;[.M542]=&quot;0/0&quot;);AND([.L542]=&quot;0/0&quot;;[.M54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471" calcext:value-type="float">
            <text:p>934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25.05" calcext:value-type="float">
            <text:p>325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5;SOR=1.40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39,27,0</text:p>
          </table:table-cell>
          <table:table-cell office:value-type="string" calcext:value-type="string">
            <text:p>0/0:7,0:7:21:0,21,256</text:p>
          </table:table-cell>
          <table:table-cell table:formula="of:=LEFT([.J543];3)" office:value-type="string" office:string-value="1/1" calcext:value-type="string">
            <text:p>1/1</text:p>
          </table:table-cell>
          <table:table-cell table:formula="of:=LEFT([.K543];3)" office:value-type="string" office:string-value="0/0" calcext:value-type="string">
            <text:p>0/0</text:p>
          </table:table-cell>
          <table:table-cell table:formula="of:=IF(OR(AND([.L543]=&quot;1/1&quot;;[.M543]=&quot;0/0&quot;);AND([.L543]=&quot;0/0&quot;;[.M54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512" calcext:value-type="float">
            <text:p>935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11.06" calcext:value-type="float">
            <text:p>61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41;SOR=1.061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25,51,0</text:p>
          </table:table-cell>
          <table:table-cell office:value-type="string" calcext:value-type="string">
            <text:p>0/0:9,0:9:27:0,27,338</text:p>
          </table:table-cell>
          <table:table-cell table:formula="of:=LEFT([.J544];3)" office:value-type="string" office:string-value="1/1" calcext:value-type="string">
            <text:p>1/1</text:p>
          </table:table-cell>
          <table:table-cell table:formula="of:=LEFT([.K544];3)" office:value-type="string" office:string-value="0/0" calcext:value-type="string">
            <text:p>0/0</text:p>
          </table:table-cell>
          <table:table-cell table:formula="of:=IF(OR(AND([.L544]=&quot;1/1&quot;;[.M544]=&quot;0/0&quot;);AND([.L544]=&quot;0/0&quot;;[.M5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641" calcext:value-type="float">
            <text:p>936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TAG</text:p>
          </table:table-cell>
          <table:table-cell office:value-type="string" calcext:value-type="string">
            <text:p>A</text:p>
          </table:table-cell>
          <table:table-cell office:value-type="float" office:value="526.02" calcext:value-type="float">
            <text:p>5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6;SOR=1.022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9,0:9:27:0,27,398</text:p>
          </table:table-cell>
          <table:table-cell table:formula="of:=LEFT([.J545];3)" office:value-type="string" office:string-value="1/1" calcext:value-type="string">
            <text:p>1/1</text:p>
          </table:table-cell>
          <table:table-cell table:formula="of:=LEFT([.K545];3)" office:value-type="string" office:string-value="0/0" calcext:value-type="string">
            <text:p>0/0</text:p>
          </table:table-cell>
          <table:table-cell table:formula="of:=IF(OR(AND([.L545]=&quot;1/1&quot;;[.M545]=&quot;0/0&quot;);AND([.L545]=&quot;0/0&quot;;[.M54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778" calcext:value-type="float">
            <text:p>937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AAT</text:p>
          </table:table-cell>
          <table:table-cell office:value-type="float" office:value="604.03" calcext:value-type="float">
            <text:p>604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2;SOR=0.976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18,42,0</text:p>
          </table:table-cell>
          <table:table-cell office:value-type="string" calcext:value-type="string">
            <text:p>0/0:8,0:8:24:0,24,360</text:p>
          </table:table-cell>
          <table:table-cell table:formula="of:=LEFT([.J546];3)" office:value-type="string" office:string-value="1/1" calcext:value-type="string">
            <text:p>1/1</text:p>
          </table:table-cell>
          <table:table-cell table:formula="of:=LEFT([.K546];3)" office:value-type="string" office:string-value="0/0" calcext:value-type="string">
            <text:p>0/0</text:p>
          </table:table-cell>
          <table:table-cell table:formula="of:=IF(OR(AND([.L546]=&quot;1/1&quot;;[.M546]=&quot;0/0&quot;);AND([.L546]=&quot;0/0&quot;;[.M5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810" calcext:value-type="float">
            <text:p>938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73.96" calcext:value-type="float">
            <text:p>373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8;ExcessHet=0;FS=5.119;MQ=60;MQRankSum=0;QD=28.77;ReadPosRankSum=1.206;SOR=1.872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2:13:15:388,15,0</text:p>
          </table:table-cell>
          <table:table-cell office:value-type="string" calcext:value-type="string">
            <text:p>0/0:13,0:13:39:0,39,479</text:p>
          </table:table-cell>
          <table:table-cell table:formula="of:=LEFT([.J547];3)" office:value-type="string" office:string-value="1/1" calcext:value-type="string">
            <text:p>1/1</text:p>
          </table:table-cell>
          <table:table-cell table:formula="of:=LEFT([.K547];3)" office:value-type="string" office:string-value="0/0" calcext:value-type="string">
            <text:p>0/0</text:p>
          </table:table-cell>
          <table:table-cell table:formula="of:=IF(OR(AND([.L547]=&quot;1/1&quot;;[.M547]=&quot;0/0&quot;);AND([.L547]=&quot;0/0&quot;;[.M54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839" calcext:value-type="float">
            <text:p>938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45.06" calcext:value-type="float">
            <text:p>54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53;SOR=2.448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59,45,0</text:p>
          </table:table-cell>
          <table:table-cell office:value-type="string" calcext:value-type="string">
            <text:p>0/0:13,0:13:39:0,39,472</text:p>
          </table:table-cell>
          <table:table-cell table:formula="of:=LEFT([.J548];3)" office:value-type="string" office:string-value="1/1" calcext:value-type="string">
            <text:p>1/1</text:p>
          </table:table-cell>
          <table:table-cell table:formula="of:=LEFT([.K548];3)" office:value-type="string" office:string-value="0/0" calcext:value-type="string">
            <text:p>0/0</text:p>
          </table:table-cell>
          <table:table-cell table:formula="of:=IF(OR(AND([.L548]=&quot;1/1&quot;;[.M548]=&quot;0/0&quot;);AND([.L548]=&quot;0/0&quot;;[.M5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889" calcext:value-type="float">
            <text:p>938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364.02" calcext:value-type="float">
            <text:p>364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;SOR=0.836;DP=3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378,39,0</text:p>
          </table:table-cell>
          <table:table-cell office:value-type="string" calcext:value-type="string">
            <text:p>0/0:10,0:10:30:0,30,298</text:p>
          </table:table-cell>
          <table:table-cell table:formula="of:=LEFT([.J549];3)" office:value-type="string" office:string-value="1/1" calcext:value-type="string">
            <text:p>1/1</text:p>
          </table:table-cell>
          <table:table-cell table:formula="of:=LEFT([.K549];3)" office:value-type="string" office:string-value="0/0" calcext:value-type="string">
            <text:p>0/0</text:p>
          </table:table-cell>
          <table:table-cell table:formula="of:=IF(OR(AND([.L549]=&quot;1/1&quot;;[.M549]=&quot;0/0&quot;);AND([.L549]=&quot;0/0&quot;;[.M5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12" calcext:value-type="float">
            <text:p>939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503.06" calcext:value-type="float">
            <text:p>50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2;SOR=0.693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17,42,0</text:p>
          </table:table-cell>
          <table:table-cell office:value-type="string" calcext:value-type="string">
            <text:p>0/0:11,0:11:33:0,33,405</text:p>
          </table:table-cell>
          <table:table-cell table:formula="of:=LEFT([.J550];3)" office:value-type="string" office:string-value="1/1" calcext:value-type="string">
            <text:p>1/1</text:p>
          </table:table-cell>
          <table:table-cell table:formula="of:=LEFT([.K550];3)" office:value-type="string" office:string-value="0/0" calcext:value-type="string">
            <text:p>0/0</text:p>
          </table:table-cell>
          <table:table-cell table:formula="of:=IF(OR(AND([.L550]=&quot;1/1&quot;;[.M550]=&quot;0/0&quot;);AND([.L550]=&quot;0/0&quot;;[.M5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24" calcext:value-type="float">
            <text:p>939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59.06" calcext:value-type="float">
            <text:p>55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94;SOR=0.693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573,48,0</text:p>
          </table:table-cell>
          <table:table-cell office:value-type="string" calcext:value-type="string">
            <text:p>0/0:12,0:12:36:0,36,434</text:p>
          </table:table-cell>
          <table:table-cell table:formula="of:=LEFT([.J551];3)" office:value-type="string" office:string-value="1/1" calcext:value-type="string">
            <text:p>1/1</text:p>
          </table:table-cell>
          <table:table-cell table:formula="of:=LEFT([.K551];3)" office:value-type="string" office:string-value="0/0" calcext:value-type="string">
            <text:p>0/0</text:p>
          </table:table-cell>
          <table:table-cell table:formula="of:=IF(OR(AND([.L551]=&quot;1/1&quot;;[.M551]=&quot;0/0&quot;);AND([.L551]=&quot;0/0&quot;;[.M5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42" calcext:value-type="float">
            <text:p>939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796.03" calcext:value-type="float">
            <text:p>79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;SOR=1.179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12,0:12:36:0,36,422</text:p>
          </table:table-cell>
          <table:table-cell table:formula="of:=LEFT([.J552];3)" office:value-type="string" office:string-value="1/1" calcext:value-type="string">
            <text:p>1/1</text:p>
          </table:table-cell>
          <table:table-cell table:formula="of:=LEFT([.K552];3)" office:value-type="string" office:string-value="0/0" calcext:value-type="string">
            <text:p>0/0</text:p>
          </table:table-cell>
          <table:table-cell table:formula="of:=IF(OR(AND([.L552]=&quot;1/1&quot;;[.M552]=&quot;0/0&quot;);AND([.L552]=&quot;0/0&quot;;[.M5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47" calcext:value-type="float">
            <text:p>939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86.06" calcext:value-type="float">
            <text:p>88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5;SOR=1.402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900,60,0</text:p>
          </table:table-cell>
          <table:table-cell office:value-type="string" calcext:value-type="string">
            <text:p>0/0:12,0:12:36:0,36,453</text:p>
          </table:table-cell>
          <table:table-cell table:formula="of:=LEFT([.J553];3)" office:value-type="string" office:string-value="1/1" calcext:value-type="string">
            <text:p>1/1</text:p>
          </table:table-cell>
          <table:table-cell table:formula="of:=LEFT([.K553];3)" office:value-type="string" office:string-value="0/0" calcext:value-type="string">
            <text:p>0/0</text:p>
          </table:table-cell>
          <table:table-cell table:formula="of:=IF(OR(AND([.L553]=&quot;1/1&quot;;[.M553]=&quot;0/0&quot;);AND([.L553]=&quot;0/0&quot;;[.M5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48" calcext:value-type="float">
            <text:p>939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886.06" calcext:value-type="float">
            <text:p>88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24;SOR=1.402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900,60,0</text:p>
          </table:table-cell>
          <table:table-cell office:value-type="string" calcext:value-type="string">
            <text:p>0/0:12,0:12:36:0,36,450</text:p>
          </table:table-cell>
          <table:table-cell table:formula="of:=LEFT([.J554];3)" office:value-type="string" office:string-value="1/1" calcext:value-type="string">
            <text:p>1/1</text:p>
          </table:table-cell>
          <table:table-cell table:formula="of:=LEFT([.K554];3)" office:value-type="string" office:string-value="0/0" calcext:value-type="string">
            <text:p>0/0</text:p>
          </table:table-cell>
          <table:table-cell table:formula="of:=IF(OR(AND([.L554]=&quot;1/1&quot;;[.M554]=&quot;0/0&quot;);AND([.L554]=&quot;0/0&quot;;[.M5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56" calcext:value-type="float">
            <text:p>939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96.06" calcext:value-type="float">
            <text:p>79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2;SOR=1.493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10,0:10:30:0,30,387</text:p>
          </table:table-cell>
          <table:table-cell table:formula="of:=LEFT([.J555];3)" office:value-type="string" office:string-value="1/1" calcext:value-type="string">
            <text:p>1/1</text:p>
          </table:table-cell>
          <table:table-cell table:formula="of:=LEFT([.K555];3)" office:value-type="string" office:string-value="0/0" calcext:value-type="string">
            <text:p>0/0</text:p>
          </table:table-cell>
          <table:table-cell table:formula="of:=IF(OR(AND([.L555]=&quot;1/1&quot;;[.M555]=&quot;0/0&quot;);AND([.L555]=&quot;0/0&quot;;[.M5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61" calcext:value-type="float">
            <text:p>939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51.06" calcext:value-type="float">
            <text:p>7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76;SOR=1.371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11,0:11:33:0,33,412</text:p>
          </table:table-cell>
          <table:table-cell table:formula="of:=LEFT([.J556];3)" office:value-type="string" office:string-value="1/1" calcext:value-type="string">
            <text:p>1/1</text:p>
          </table:table-cell>
          <table:table-cell table:formula="of:=LEFT([.K556];3)" office:value-type="string" office:string-value="0/0" calcext:value-type="string">
            <text:p>0/0</text:p>
          </table:table-cell>
          <table:table-cell table:formula="of:=IF(OR(AND([.L556]=&quot;1/1&quot;;[.M556]=&quot;0/0&quot;);AND([.L556]=&quot;0/0&quot;;[.M55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80" calcext:value-type="float">
            <text:p>939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94.06" calcext:value-type="float">
            <text:p>49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4;SOR=1.112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08,45,0</text:p>
          </table:table-cell>
          <table:table-cell office:value-type="string" calcext:value-type="string">
            <text:p>0/0:12,0:12:36:0,36,447</text:p>
          </table:table-cell>
          <table:table-cell table:formula="of:=LEFT([.J557];3)" office:value-type="string" office:string-value="1/1" calcext:value-type="string">
            <text:p>1/1</text:p>
          </table:table-cell>
          <table:table-cell table:formula="of:=LEFT([.K557];3)" office:value-type="string" office:string-value="0/0" calcext:value-type="string">
            <text:p>0/0</text:p>
          </table:table-cell>
          <table:table-cell table:formula="of:=IF(OR(AND([.L557]=&quot;1/1&quot;;[.M557]=&quot;0/0&quot;);AND([.L557]=&quot;0/0&quot;;[.M55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3992" calcext:value-type="float">
            <text:p>939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float" office:value="524.03" calcext:value-type="float">
            <text:p>524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5;SOR=1.244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538,48,0</text:p>
          </table:table-cell>
          <table:table-cell office:value-type="string" calcext:value-type="string">
            <text:p>0/0:10,0:10:30:0,30,345</text:p>
          </table:table-cell>
          <table:table-cell table:formula="of:=LEFT([.J558];3)" office:value-type="string" office:string-value="1/1" calcext:value-type="string">
            <text:p>1/1</text:p>
          </table:table-cell>
          <table:table-cell table:formula="of:=LEFT([.K558];3)" office:value-type="string" office:string-value="0/0" calcext:value-type="string">
            <text:p>0/0</text:p>
          </table:table-cell>
          <table:table-cell table:formula="of:=IF(OR(AND([.L558]=&quot;1/1&quot;;[.M558]=&quot;0/0&quot;);AND([.L558]=&quot;0/0&quot;;[.M55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038" calcext:value-type="float">
            <text:p>940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97.06" calcext:value-type="float">
            <text:p>39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1;SOR=0.859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11,33,0</text:p>
          </table:table-cell>
          <table:table-cell office:value-type="string" calcext:value-type="string">
            <text:p>0/0:19,0:19:57:0,57,688</text:p>
          </table:table-cell>
          <table:table-cell table:formula="of:=LEFT([.J559];3)" office:value-type="string" office:string-value="1/1" calcext:value-type="string">
            <text:p>1/1</text:p>
          </table:table-cell>
          <table:table-cell table:formula="of:=LEFT([.K559];3)" office:value-type="string" office:string-value="0/0" calcext:value-type="string">
            <text:p>0/0</text:p>
          </table:table-cell>
          <table:table-cell table:formula="of:=IF(OR(AND([.L559]=&quot;1/1&quot;;[.M559]=&quot;0/0&quot;);AND([.L559]=&quot;0/0&quot;;[.M5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053" calcext:value-type="float">
            <text:p>94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54.06" calcext:value-type="float">
            <text:p>35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2;SOR=1.609;DP=3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68,30,0</text:p>
          </table:table-cell>
          <table:table-cell office:value-type="string" calcext:value-type="string">
            <text:p>0/0:22,0:22:66:0,66,817</text:p>
          </table:table-cell>
          <table:table-cell table:formula="of:=LEFT([.J560];3)" office:value-type="string" office:string-value="1/1" calcext:value-type="string">
            <text:p>1/1</text:p>
          </table:table-cell>
          <table:table-cell table:formula="of:=LEFT([.K560];3)" office:value-type="string" office:string-value="0/0" calcext:value-type="string">
            <text:p>0/0</text:p>
          </table:table-cell>
          <table:table-cell table:formula="of:=IF(OR(AND([.L560]=&quot;1/1&quot;;[.M560]=&quot;0/0&quot;);AND([.L560]=&quot;0/0&quot;;[.M5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065" calcext:value-type="float">
            <text:p>940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87.06" calcext:value-type="float">
            <text:p>38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4;SOR=1.27;DP=3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01,33,0</text:p>
          </table:table-cell>
          <table:table-cell office:value-type="string" calcext:value-type="string">
            <text:p>0/0:21,0:21:63:0,63,753</text:p>
          </table:table-cell>
          <table:table-cell table:formula="of:=LEFT([.J561];3)" office:value-type="string" office:string-value="1/1" calcext:value-type="string">
            <text:p>1/1</text:p>
          </table:table-cell>
          <table:table-cell table:formula="of:=LEFT([.K561];3)" office:value-type="string" office:string-value="0/0" calcext:value-type="string">
            <text:p>0/0</text:p>
          </table:table-cell>
          <table:table-cell table:formula="of:=IF(OR(AND([.L561]=&quot;1/1&quot;;[.M561]=&quot;0/0&quot;);AND([.L561]=&quot;0/0&quot;;[.M5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100" calcext:value-type="float">
            <text:p>941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33.02" calcext:value-type="float">
            <text:p>233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9;SOR=1.60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47,21,0</text:p>
          </table:table-cell>
          <table:table-cell office:value-type="string" calcext:value-type="string">
            <text:p>0/0:18,0:18:54:0,54,648</text:p>
          </table:table-cell>
          <table:table-cell table:formula="of:=LEFT([.J562];3)" office:value-type="string" office:string-value="1/1" calcext:value-type="string">
            <text:p>1/1</text:p>
          </table:table-cell>
          <table:table-cell table:formula="of:=LEFT([.K562];3)" office:value-type="string" office:string-value="0/0" calcext:value-type="string">
            <text:p>0/0</text:p>
          </table:table-cell>
          <table:table-cell table:formula="of:=IF(OR(AND([.L562]=&quot;1/1&quot;;[.M562]=&quot;0/0&quot;);AND([.L562]=&quot;0/0&quot;;[.M5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115" calcext:value-type="float">
            <text:p>94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42.02" calcext:value-type="float">
            <text:p>242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7;SOR=0.941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6,21,0</text:p>
          </table:table-cell>
          <table:table-cell office:value-type="string" calcext:value-type="string">
            <text:p>0/0:15,0:15:45:0,45,549</text:p>
          </table:table-cell>
          <table:table-cell table:formula="of:=LEFT([.J563];3)" office:value-type="string" office:string-value="1/1" calcext:value-type="string">
            <text:p>1/1</text:p>
          </table:table-cell>
          <table:table-cell table:formula="of:=LEFT([.K563];3)" office:value-type="string" office:string-value="0/0" calcext:value-type="string">
            <text:p>0/0</text:p>
          </table:table-cell>
          <table:table-cell table:formula="of:=IF(OR(AND([.L563]=&quot;1/1&quot;;[.M563]=&quot;0/0&quot;);AND([.L563]=&quot;0/0&quot;;[.M5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133" calcext:value-type="float">
            <text:p>94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float" office:value="185.98" calcext:value-type="float">
            <text:p>185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57;SOR=0.941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00,21,0</text:p>
          </table:table-cell>
          <table:table-cell office:value-type="string" calcext:value-type="string">
            <text:p>0/0:6,0:6:18:0,18,172</text:p>
          </table:table-cell>
          <table:table-cell table:formula="of:=LEFT([.J564];3)" office:value-type="string" office:string-value="1/1" calcext:value-type="string">
            <text:p>1/1</text:p>
          </table:table-cell>
          <table:table-cell table:formula="of:=LEFT([.K564];3)" office:value-type="string" office:string-value="0/0" calcext:value-type="string">
            <text:p>0/0</text:p>
          </table:table-cell>
          <table:table-cell table:formula="of:=IF(OR(AND([.L564]=&quot;1/1&quot;;[.M564]=&quot;0/0&quot;);AND([.L564]=&quot;0/0&quot;;[.M5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152" calcext:value-type="float">
            <text:p>941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ATT</text:p>
          </table:table-cell>
          <table:table-cell office:value-type="string" calcext:value-type="string">
            <text:p>A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99;SOR=0.892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3,0:3:9:0,9,135</text:p>
          </table:table-cell>
          <table:table-cell table:formula="of:=LEFT([.J565];3)" office:value-type="string" office:string-value="1/1" calcext:value-type="string">
            <text:p>1/1</text:p>
          </table:table-cell>
          <table:table-cell table:formula="of:=LEFT([.K565];3)" office:value-type="string" office:string-value="0/0" calcext:value-type="string">
            <text:p>0/0</text:p>
          </table:table-cell>
          <table:table-cell table:formula="of:=IF(OR(AND([.L565]=&quot;1/1&quot;;[.M565]=&quot;0/0&quot;);AND([.L565]=&quot;0/0&quot;;[.M5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219" calcext:value-type="float">
            <text:p>94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59.06" calcext:value-type="float">
            <text:p>75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4;SOR=1.23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1:21:63:773,63,0</text:p>
          </table:table-cell>
          <table:table-cell office:value-type="string" calcext:value-type="string">
            <text:p>0/0:11,0:11:33:0,33,402</text:p>
          </table:table-cell>
          <table:table-cell table:formula="of:=LEFT([.J566];3)" office:value-type="string" office:string-value="1/1" calcext:value-type="string">
            <text:p>1/1</text:p>
          </table:table-cell>
          <table:table-cell table:formula="of:=LEFT([.K566];3)" office:value-type="string" office:string-value="0/0" calcext:value-type="string">
            <text:p>0/0</text:p>
          </table:table-cell>
          <table:table-cell table:formula="of:=IF(OR(AND([.L566]=&quot;1/1&quot;;[.M566]=&quot;0/0&quot;);AND([.L566]=&quot;0/0&quot;;[.M5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231" calcext:value-type="float">
            <text:p>94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14.06" calcext:value-type="float">
            <text:p>71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31;SOR=1.127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728,60,0</text:p>
          </table:table-cell>
          <table:table-cell office:value-type="string" calcext:value-type="string">
            <text:p>0/0:11,0:11:33:0,33,375</text:p>
          </table:table-cell>
          <table:table-cell table:formula="of:=LEFT([.J567];3)" office:value-type="string" office:string-value="1/1" calcext:value-type="string">
            <text:p>1/1</text:p>
          </table:table-cell>
          <table:table-cell table:formula="of:=LEFT([.K567];3)" office:value-type="string" office:string-value="0/0" calcext:value-type="string">
            <text:p>0/0</text:p>
          </table:table-cell>
          <table:table-cell table:formula="of:=IF(OR(AND([.L567]=&quot;1/1&quot;;[.M567]=&quot;0/0&quot;);AND([.L567]=&quot;0/0&quot;;[.M5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269" calcext:value-type="float">
            <text:p>94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TAATTGCAAAGCGAAAAAGGTAAAAAAAAATTTTGAAAGGGCCGAAAAAGG</text:p>
          </table:table-cell>
          <table:table-cell office:value-type="float" office:value="1094.03" calcext:value-type="float">
            <text:p>1094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94;SOR=0.846;DP=4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6:26:78:1108,78,0</text:p>
          </table:table-cell>
          <table:table-cell office:value-type="string" calcext:value-type="string">
            <text:p>0/0:14,0:14:43:0,43,618</text:p>
          </table:table-cell>
          <table:table-cell table:formula="of:=LEFT([.J568];3)" office:value-type="string" office:string-value="1/1" calcext:value-type="string">
            <text:p>1/1</text:p>
          </table:table-cell>
          <table:table-cell table:formula="of:=LEFT([.K568];3)" office:value-type="string" office:string-value="0/0" calcext:value-type="string">
            <text:p>0/0</text:p>
          </table:table-cell>
          <table:table-cell table:formula="of:=IF(OR(AND([.L568]=&quot;1/1&quot;;[.M568]=&quot;0/0&quot;);AND([.L568]=&quot;0/0&quot;;[.M5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324" calcext:value-type="float">
            <text:p>94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72.96" calcext:value-type="float">
            <text:p>172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9;SOR=1.02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87,15,0</text:p>
          </table:table-cell>
          <table:table-cell office:value-type="string" calcext:value-type="string">
            <text:p>0/0:14,0:14:42:0,42,521</text:p>
          </table:table-cell>
          <table:table-cell table:formula="of:=LEFT([.J569];3)" office:value-type="string" office:string-value="1/1" calcext:value-type="string">
            <text:p>1/1</text:p>
          </table:table-cell>
          <table:table-cell table:formula="of:=LEFT([.K569];3)" office:value-type="string" office:string-value="0/0" calcext:value-type="string">
            <text:p>0/0</text:p>
          </table:table-cell>
          <table:table-cell table:formula="of:=IF(OR(AND([.L569]=&quot;1/1&quot;;[.M569]=&quot;0/0&quot;);AND([.L569]=&quot;0/0&quot;;[.M5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343" calcext:value-type="float">
            <text:p>94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47.97" calcext:value-type="float">
            <text:p>247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2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62,18,0</text:p>
          </table:table-cell>
          <table:table-cell office:value-type="string" calcext:value-type="string">
            <text:p>0/0:11,0:11:33:0,33,405</text:p>
          </table:table-cell>
          <table:table-cell table:formula="of:=LEFT([.J570];3)" office:value-type="string" office:string-value="1/1" calcext:value-type="string">
            <text:p>1/1</text:p>
          </table:table-cell>
          <table:table-cell table:formula="of:=LEFT([.K570];3)" office:value-type="string" office:string-value="0/0" calcext:value-type="string">
            <text:p>0/0</text:p>
          </table:table-cell>
          <table:table-cell table:formula="of:=IF(OR(AND([.L570]=&quot;1/1&quot;;[.M570]=&quot;0/0&quot;);AND([.L570]=&quot;0/0&quot;;[.M5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350" calcext:value-type="float">
            <text:p>943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247.93" calcext:value-type="float">
            <text:p>247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1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62,18,0</text:p>
          </table:table-cell>
          <table:table-cell office:value-type="string" calcext:value-type="string">
            <text:p>0/0:10,0:10:30:0,30,373</text:p>
          </table:table-cell>
          <table:table-cell table:formula="of:=LEFT([.J571];3)" office:value-type="string" office:string-value="1/1" calcext:value-type="string">
            <text:p>1/1</text:p>
          </table:table-cell>
          <table:table-cell table:formula="of:=LEFT([.K571];3)" office:value-type="string" office:string-value="0/0" calcext:value-type="string">
            <text:p>0/0</text:p>
          </table:table-cell>
          <table:table-cell table:formula="of:=IF(OR(AND([.L571]=&quot;1/1&quot;;[.M571]=&quot;0/0&quot;);AND([.L571]=&quot;0/0&quot;;[.M5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388" calcext:value-type="float">
            <text:p>943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63.06" calcext:value-type="float">
            <text:p>36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01;SOR=0.85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77,33,0</text:p>
          </table:table-cell>
          <table:table-cell office:value-type="string" calcext:value-type="string">
            <text:p>0/0:7,0:7:21:0,21,232</text:p>
          </table:table-cell>
          <table:table-cell table:formula="of:=LEFT([.J572];3)" office:value-type="string" office:string-value="1/1" calcext:value-type="string">
            <text:p>1/1</text:p>
          </table:table-cell>
          <table:table-cell table:formula="of:=LEFT([.K572];3)" office:value-type="string" office:string-value="0/0" calcext:value-type="string">
            <text:p>0/0</text:p>
          </table:table-cell>
          <table:table-cell table:formula="of:=IF(OR(AND([.L572]=&quot;1/1&quot;;[.M572]=&quot;0/0&quot;);AND([.L572]=&quot;0/0&quot;;[.M5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406" calcext:value-type="float">
            <text:p>944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9.06" calcext:value-type="float">
            <text:p>34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91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63,30,0</text:p>
          </table:table-cell>
          <table:table-cell office:value-type="string" calcext:value-type="string">
            <text:p>0/0:7,0:7:21:0,21,231</text:p>
          </table:table-cell>
          <table:table-cell table:formula="of:=LEFT([.J573];3)" office:value-type="string" office:string-value="1/1" calcext:value-type="string">
            <text:p>1/1</text:p>
          </table:table-cell>
          <table:table-cell table:formula="of:=LEFT([.K573];3)" office:value-type="string" office:string-value="0/0" calcext:value-type="string">
            <text:p>0/0</text:p>
          </table:table-cell>
          <table:table-cell table:formula="of:=IF(OR(AND([.L573]=&quot;1/1&quot;;[.M573]=&quot;0/0&quot;);AND([.L573]=&quot;0/0&quot;;[.M5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426" calcext:value-type="float">
            <text:p>944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GTTCC</text:p>
          </table:table-cell>
          <table:table-cell office:value-type="float" office:value="690.03" calcext:value-type="float">
            <text:p>690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42;SOR=0.69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4,48,0</text:p>
          </table:table-cell>
          <table:table-cell office:value-type="string" calcext:value-type="string">
            <text:p>0/0:5,0:5:15:0,15,225</text:p>
          </table:table-cell>
          <table:table-cell table:formula="of:=LEFT([.J574];3)" office:value-type="string" office:string-value="1/1" calcext:value-type="string">
            <text:p>1/1</text:p>
          </table:table-cell>
          <table:table-cell table:formula="of:=LEFT([.K574];3)" office:value-type="string" office:string-value="0/0" calcext:value-type="string">
            <text:p>0/0</text:p>
          </table:table-cell>
          <table:table-cell table:formula="of:=IF(OR(AND([.L574]=&quot;1/1&quot;;[.M574]=&quot;0/0&quot;);AND([.L574]=&quot;0/0&quot;;[.M5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454" calcext:value-type="float">
            <text:p>944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53.06" calcext:value-type="float">
            <text:p>45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85;SOR=1.17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67,39,0</text:p>
          </table:table-cell>
          <table:table-cell office:value-type="string" calcext:value-type="string">
            <text:p>0/0:10,0:10:30:0,30,358</text:p>
          </table:table-cell>
          <table:table-cell table:formula="of:=LEFT([.J575];3)" office:value-type="string" office:string-value="1/1" calcext:value-type="string">
            <text:p>1/1</text:p>
          </table:table-cell>
          <table:table-cell table:formula="of:=LEFT([.K575];3)" office:value-type="string" office:string-value="0/0" calcext:value-type="string">
            <text:p>0/0</text:p>
          </table:table-cell>
          <table:table-cell table:formula="of:=IF(OR(AND([.L575]=&quot;1/1&quot;;[.M575]=&quot;0/0&quot;);AND([.L575]=&quot;0/0&quot;;[.M5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480" calcext:value-type="float">
            <text:p>944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float" office:value="552.03" calcext:value-type="float">
            <text:p>552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;SOR=0.693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566,48,0</text:p>
          </table:table-cell>
          <table:table-cell office:value-type="string" calcext:value-type="string">
            <text:p>0/0:12,0:12:36:0,36,429</text:p>
          </table:table-cell>
          <table:table-cell table:formula="of:=LEFT([.J576];3)" office:value-type="string" office:string-value="1/1" calcext:value-type="string">
            <text:p>1/1</text:p>
          </table:table-cell>
          <table:table-cell table:formula="of:=LEFT([.K576];3)" office:value-type="string" office:string-value="0/0" calcext:value-type="string">
            <text:p>0/0</text:p>
          </table:table-cell>
          <table:table-cell table:formula="of:=IF(OR(AND([.L576]=&quot;1/1&quot;;[.M576]=&quot;0/0&quot;);AND([.L576]=&quot;0/0&quot;;[.M5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522" calcext:value-type="float">
            <text:p>945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23.06" calcext:value-type="float">
            <text:p>42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11;SOR=1.02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37,36,0</text:p>
          </table:table-cell>
          <table:table-cell office:value-type="string" calcext:value-type="string">
            <text:p>0/0:11,0:11:33:0,33,398</text:p>
          </table:table-cell>
          <table:table-cell table:formula="of:=LEFT([.J577];3)" office:value-type="string" office:string-value="1/1" calcext:value-type="string">
            <text:p>1/1</text:p>
          </table:table-cell>
          <table:table-cell table:formula="of:=LEFT([.K577];3)" office:value-type="string" office:string-value="0/0" calcext:value-type="string">
            <text:p>0/0</text:p>
          </table:table-cell>
          <table:table-cell table:formula="of:=IF(OR(AND([.L577]=&quot;1/1&quot;;[.M577]=&quot;0/0&quot;);AND([.L577]=&quot;0/0&quot;;[.M5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714" calcext:value-type="float">
            <text:p>947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68.06" calcext:value-type="float">
            <text:p>46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5;SOR=1.17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82,39,0</text:p>
          </table:table-cell>
          <table:table-cell office:value-type="string" calcext:value-type="string">
            <text:p>0/0:15,0:15:45:0,45,563</text:p>
          </table:table-cell>
          <table:table-cell table:formula="of:=LEFT([.J578];3)" office:value-type="string" office:string-value="1/1" calcext:value-type="string">
            <text:p>1/1</text:p>
          </table:table-cell>
          <table:table-cell table:formula="of:=LEFT([.K578];3)" office:value-type="string" office:string-value="0/0" calcext:value-type="string">
            <text:p>0/0</text:p>
          </table:table-cell>
          <table:table-cell table:formula="of:=IF(OR(AND([.L578]=&quot;1/1&quot;;[.M578]=&quot;0/0&quot;);AND([.L578]=&quot;0/0&quot;;[.M5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772" calcext:value-type="float">
            <text:p>947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39.06" calcext:value-type="float">
            <text:p>63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27;SOR=0.818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53,45,0</text:p>
          </table:table-cell>
          <table:table-cell office:value-type="string" calcext:value-type="string">
            <text:p>0/0:7,0:7:21:0,21,269</text:p>
          </table:table-cell>
          <table:table-cell table:formula="of:=LEFT([.J579];3)" office:value-type="string" office:string-value="1/1" calcext:value-type="string">
            <text:p>1/1</text:p>
          </table:table-cell>
          <table:table-cell table:formula="of:=LEFT([.K579];3)" office:value-type="string" office:string-value="0/0" calcext:value-type="string">
            <text:p>0/0</text:p>
          </table:table-cell>
          <table:table-cell table:formula="of:=IF(OR(AND([.L579]=&quot;1/1&quot;;[.M579]=&quot;0/0&quot;);AND([.L579]=&quot;0/0&quot;;[.M57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789" calcext:value-type="float">
            <text:p>947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35.06" calcext:value-type="float">
            <text:p>83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95;QD=27.65;SOR=1.60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49,57,0</text:p>
          </table:table-cell>
          <table:table-cell office:value-type="string" calcext:value-type="string">
            <text:p>0/0:9,0:9:27:0,27,312</text:p>
          </table:table-cell>
          <table:table-cell table:formula="of:=LEFT([.J580];3)" office:value-type="string" office:string-value="1/1" calcext:value-type="string">
            <text:p>1/1</text:p>
          </table:table-cell>
          <table:table-cell table:formula="of:=LEFT([.K580];3)" office:value-type="string" office:string-value="0/0" calcext:value-type="string">
            <text:p>0/0</text:p>
          </table:table-cell>
          <table:table-cell table:formula="of:=IF(OR(AND([.L580]=&quot;1/1&quot;;[.M580]=&quot;0/0&quot;);AND([.L580]=&quot;0/0&quot;;[.M58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795" calcext:value-type="float">
            <text:p>947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41.06" calcext:value-type="float">
            <text:p>84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95;QD=34.85;SOR=1.981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55,57,0</text:p>
          </table:table-cell>
          <table:table-cell office:value-type="string" calcext:value-type="string">
            <text:p>0/0:9,0:9:27:0,27,332</text:p>
          </table:table-cell>
          <table:table-cell table:formula="of:=LEFT([.J581];3)" office:value-type="string" office:string-value="1/1" calcext:value-type="string">
            <text:p>1/1</text:p>
          </table:table-cell>
          <table:table-cell table:formula="of:=LEFT([.K581];3)" office:value-type="string" office:string-value="0/0" calcext:value-type="string">
            <text:p>0/0</text:p>
          </table:table-cell>
          <table:table-cell table:formula="of:=IF(OR(AND([.L581]=&quot;1/1&quot;;[.M581]=&quot;0/0&quot;);AND([.L581]=&quot;0/0&quot;;[.M58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796" calcext:value-type="float">
            <text:p>947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41.06" calcext:value-type="float">
            <text:p>84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95;QD=27.57;SOR=1.981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55,57,0</text:p>
          </table:table-cell>
          <table:table-cell office:value-type="string" calcext:value-type="string">
            <text:p>0/0:9,0:9:27:0,27,333</text:p>
          </table:table-cell>
          <table:table-cell table:formula="of:=LEFT([.J582];3)" office:value-type="string" office:string-value="1/1" calcext:value-type="string">
            <text:p>1/1</text:p>
          </table:table-cell>
          <table:table-cell table:formula="of:=LEFT([.K582];3)" office:value-type="string" office:string-value="0/0" calcext:value-type="string">
            <text:p>0/0</text:p>
          </table:table-cell>
          <table:table-cell table:formula="of:=IF(OR(AND([.L582]=&quot;1/1&quot;;[.M582]=&quot;0/0&quot;);AND([.L582]=&quot;0/0&quot;;[.M58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815" calcext:value-type="float">
            <text:p>948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86.06" calcext:value-type="float">
            <text:p>88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95;QD=29.16;SOR=1.721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900,60,0</text:p>
          </table:table-cell>
          <table:table-cell office:value-type="string" calcext:value-type="string">
            <text:p>0/0:6,0:6:18:0,18,222</text:p>
          </table:table-cell>
          <table:table-cell table:formula="of:=LEFT([.J583];3)" office:value-type="string" office:string-value="1/1" calcext:value-type="string">
            <text:p>1/1</text:p>
          </table:table-cell>
          <table:table-cell table:formula="of:=LEFT([.K583];3)" office:value-type="string" office:string-value="0/0" calcext:value-type="string">
            <text:p>0/0</text:p>
          </table:table-cell>
          <table:table-cell table:formula="of:=IF(OR(AND([.L583]=&quot;1/1&quot;;[.M583]=&quot;0/0&quot;);AND([.L583]=&quot;0/0&quot;;[.M58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824" calcext:value-type="float">
            <text:p>948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86.06" calcext:value-type="float">
            <text:p>88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95;QD=31.67;SOR=1.721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900,60,0</text:p>
          </table:table-cell>
          <table:table-cell office:value-type="string" calcext:value-type="string">
            <text:p>0/0:6,0:6:18:0,18,224</text:p>
          </table:table-cell>
          <table:table-cell table:formula="of:=LEFT([.J584];3)" office:value-type="string" office:string-value="1/1" calcext:value-type="string">
            <text:p>1/1</text:p>
          </table:table-cell>
          <table:table-cell table:formula="of:=LEFT([.K584];3)" office:value-type="string" office:string-value="0/0" calcext:value-type="string">
            <text:p>0/0</text:p>
          </table:table-cell>
          <table:table-cell table:formula="of:=IF(OR(AND([.L584]=&quot;1/1&quot;;[.M584]=&quot;0/0&quot;);AND([.L584]=&quot;0/0&quot;;[.M5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875" calcext:value-type="float">
            <text:p>948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TGT</text:p>
          </table:table-cell>
          <table:table-cell office:value-type="string" calcext:value-type="string">
            <text:p>A</text:p>
          </table:table-cell>
          <table:table-cell office:value-type="float" office:value="592.03" calcext:value-type="float">
            <text:p>592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46;SOR=2.985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06,42,0</text:p>
          </table:table-cell>
          <table:table-cell office:value-type="string" calcext:value-type="string">
            <text:p>0/0:5,0:5:15:0,15,204</text:p>
          </table:table-cell>
          <table:table-cell table:formula="of:=LEFT([.J585];3)" office:value-type="string" office:string-value="1/1" calcext:value-type="string">
            <text:p>1/1</text:p>
          </table:table-cell>
          <table:table-cell table:formula="of:=LEFT([.K585];3)" office:value-type="string" office:string-value="0/0" calcext:value-type="string">
            <text:p>0/0</text:p>
          </table:table-cell>
          <table:table-cell table:formula="of:=IF(OR(AND([.L585]=&quot;1/1&quot;;[.M585]=&quot;0/0&quot;);AND([.L585]=&quot;0/0&quot;;[.M5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888" calcext:value-type="float">
            <text:p>948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61.06" calcext:value-type="float">
            <text:p>5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76;SOR=2.147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75,39,0</text:p>
          </table:table-cell>
          <table:table-cell office:value-type="string" calcext:value-type="string">
            <text:p>0/0:4,0:4:12:0,12,137</text:p>
          </table:table-cell>
          <table:table-cell table:formula="of:=LEFT([.J586];3)" office:value-type="string" office:string-value="1/1" calcext:value-type="string">
            <text:p>1/1</text:p>
          </table:table-cell>
          <table:table-cell table:formula="of:=LEFT([.K586];3)" office:value-type="string" office:string-value="0/0" calcext:value-type="string">
            <text:p>0/0</text:p>
          </table:table-cell>
          <table:table-cell table:formula="of:=IF(OR(AND([.L586]=&quot;1/1&quot;;[.M586]=&quot;0/0&quot;);AND([.L586]=&quot;0/0&quot;;[.M5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952" calcext:value-type="float">
            <text:p>949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88;SOR=1.402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6,0:6:18:0,18,213</text:p>
          </table:table-cell>
          <table:table-cell table:formula="of:=LEFT([.J587];3)" office:value-type="string" office:string-value="1/1" calcext:value-type="string">
            <text:p>1/1</text:p>
          </table:table-cell>
          <table:table-cell table:formula="of:=LEFT([.K587];3)" office:value-type="string" office:string-value="0/0" calcext:value-type="string">
            <text:p>0/0</text:p>
          </table:table-cell>
          <table:table-cell table:formula="of:=IF(OR(AND([.L587]=&quot;1/1&quot;;[.M587]=&quot;0/0&quot;);AND([.L587]=&quot;0/0&quot;;[.M58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971" calcext:value-type="float">
            <text:p>949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8;SOR=0.976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5,0:5:15:0,15,173</text:p>
          </table:table-cell>
          <table:table-cell table:formula="of:=LEFT([.J588];3)" office:value-type="string" office:string-value="1/1" calcext:value-type="string">
            <text:p>1/1</text:p>
          </table:table-cell>
          <table:table-cell table:formula="of:=LEFT([.K588];3)" office:value-type="string" office:string-value="0/0" calcext:value-type="string">
            <text:p>0/0</text:p>
          </table:table-cell>
          <table:table-cell table:formula="of:=IF(OR(AND([.L588]=&quot;1/1&quot;;[.M588]=&quot;0/0&quot;);AND([.L588]=&quot;0/0&quot;;[.M58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4992" calcext:value-type="float">
            <text:p>949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37.06" calcext:value-type="float">
            <text:p>63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49;SOR=1.11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51,45,0</text:p>
          </table:table-cell>
          <table:table-cell office:value-type="string" calcext:value-type="string">
            <text:p>0/0:7,0:7:21:0,21,244</text:p>
          </table:table-cell>
          <table:table-cell table:formula="of:=LEFT([.J589];3)" office:value-type="string" office:string-value="1/1" calcext:value-type="string">
            <text:p>1/1</text:p>
          </table:table-cell>
          <table:table-cell table:formula="of:=LEFT([.K589];3)" office:value-type="string" office:string-value="0/0" calcext:value-type="string">
            <text:p>0/0</text:p>
          </table:table-cell>
          <table:table-cell table:formula="of:=IF(OR(AND([.L589]=&quot;1/1&quot;;[.M589]=&quot;0/0&quot;);AND([.L589]=&quot;0/0&quot;;[.M58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064" calcext:value-type="float">
            <text:p>950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635.06" calcext:value-type="float">
            <text:p>63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97;SOR=1.371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49,51,0</text:p>
          </table:table-cell>
          <table:table-cell office:value-type="string" calcext:value-type="string">
            <text:p>0/0:7,0:7:21:0,21,270</text:p>
          </table:table-cell>
          <table:table-cell table:formula="of:=LEFT([.J590];3)" office:value-type="string" office:string-value="1/1" calcext:value-type="string">
            <text:p>1/1</text:p>
          </table:table-cell>
          <table:table-cell table:formula="of:=LEFT([.K590];3)" office:value-type="string" office:string-value="0/0" calcext:value-type="string">
            <text:p>0/0</text:p>
          </table:table-cell>
          <table:table-cell table:formula="of:=IF(OR(AND([.L590]=&quot;1/1&quot;;[.M590]=&quot;0/0&quot;);AND([.L590]=&quot;0/0&quot;;[.M5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175" calcext:value-type="float">
            <text:p>951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87.06" calcext:value-type="float">
            <text:p>68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3;SOR=2.04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1,48,0</text:p>
          </table:table-cell>
          <table:table-cell office:value-type="string" calcext:value-type="string">
            <text:p>0/0:8,0:8:24:0,24,278</text:p>
          </table:table-cell>
          <table:table-cell table:formula="of:=LEFT([.J591];3)" office:value-type="string" office:string-value="1/1" calcext:value-type="string">
            <text:p>1/1</text:p>
          </table:table-cell>
          <table:table-cell table:formula="of:=LEFT([.K591];3)" office:value-type="string" office:string-value="0/0" calcext:value-type="string">
            <text:p>0/0</text:p>
          </table:table-cell>
          <table:table-cell table:formula="of:=IF(OR(AND([.L591]=&quot;1/1&quot;;[.M591]=&quot;0/0&quot;);AND([.L591]=&quot;0/0&quot;;[.M5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179" calcext:value-type="float">
            <text:p>951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87.06" calcext:value-type="float">
            <text:p>68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7;SOR=2.04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1,48,0</text:p>
          </table:table-cell>
          <table:table-cell office:value-type="string" calcext:value-type="string">
            <text:p>0/0:8,0:8:24:0,24,289</text:p>
          </table:table-cell>
          <table:table-cell table:formula="of:=LEFT([.J592];3)" office:value-type="string" office:string-value="1/1" calcext:value-type="string">
            <text:p>1/1</text:p>
          </table:table-cell>
          <table:table-cell table:formula="of:=LEFT([.K592];3)" office:value-type="string" office:string-value="0/0" calcext:value-type="string">
            <text:p>0/0</text:p>
          </table:table-cell>
          <table:table-cell table:formula="of:=IF(OR(AND([.L592]=&quot;1/1&quot;;[.M592]=&quot;0/0&quot;);AND([.L592]=&quot;0/0&quot;;[.M59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184" calcext:value-type="float">
            <text:p>95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3;SOR=1.765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7,0:7:21:0,21,267</text:p>
          </table:table-cell>
          <table:table-cell table:formula="of:=LEFT([.J593];3)" office:value-type="string" office:string-value="1/1" calcext:value-type="string">
            <text:p>1/1</text:p>
          </table:table-cell>
          <table:table-cell table:formula="of:=LEFT([.K593];3)" office:value-type="string" office:string-value="0/0" calcext:value-type="string">
            <text:p>0/0</text:p>
          </table:table-cell>
          <table:table-cell table:formula="of:=IF(OR(AND([.L593]=&quot;1/1&quot;;[.M593]=&quot;0/0&quot;);AND([.L593]=&quot;0/0&quot;;[.M5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207" calcext:value-type="float">
            <text:p>952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62.06" calcext:value-type="float">
            <text:p>56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57;SOR=1.17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76,39,0</text:p>
          </table:table-cell>
          <table:table-cell office:value-type="string" calcext:value-type="string">
            <text:p>0/0:10,0:10:30:0,30,358</text:p>
          </table:table-cell>
          <table:table-cell table:formula="of:=LEFT([.J594];3)" office:value-type="string" office:string-value="1/1" calcext:value-type="string">
            <text:p>1/1</text:p>
          </table:table-cell>
          <table:table-cell table:formula="of:=LEFT([.K594];3)" office:value-type="string" office:string-value="0/0" calcext:value-type="string">
            <text:p>0/0</text:p>
          </table:table-cell>
          <table:table-cell table:formula="of:=IF(OR(AND([.L594]=&quot;1/1&quot;;[.M594]=&quot;0/0&quot;);AND([.L594]=&quot;0/0&quot;;[.M5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230" calcext:value-type="float">
            <text:p>95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21.06" calcext:value-type="float">
            <text:p>52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07;SOR=1.17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35,39,0</text:p>
          </table:table-cell>
          <table:table-cell office:value-type="string" calcext:value-type="string">
            <text:p>0/0:11,0:11:33:0,33,422</text:p>
          </table:table-cell>
          <table:table-cell table:formula="of:=LEFT([.J595];3)" office:value-type="string" office:string-value="1/1" calcext:value-type="string">
            <text:p>1/1</text:p>
          </table:table-cell>
          <table:table-cell table:formula="of:=LEFT([.K595];3)" office:value-type="string" office:string-value="0/0" calcext:value-type="string">
            <text:p>0/0</text:p>
          </table:table-cell>
          <table:table-cell table:formula="of:=IF(OR(AND([.L595]=&quot;1/1&quot;;[.M595]=&quot;0/0&quot;);AND([.L595]=&quot;0/0&quot;;[.M5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291" calcext:value-type="float">
            <text:p>952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06.06" calcext:value-type="float">
            <text:p>70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59;SOR=1.244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9,0:9:27:0,27,310</text:p>
          </table:table-cell>
          <table:table-cell table:formula="of:=LEFT([.J596];3)" office:value-type="string" office:string-value="1/1" calcext:value-type="string">
            <text:p>1/1</text:p>
          </table:table-cell>
          <table:table-cell table:formula="of:=LEFT([.K596];3)" office:value-type="string" office:string-value="0/0" calcext:value-type="string">
            <text:p>0/0</text:p>
          </table:table-cell>
          <table:table-cell table:formula="of:=IF(OR(AND([.L596]=&quot;1/1&quot;;[.M596]=&quot;0/0&quot;);AND([.L596]=&quot;0/0&quot;;[.M5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294" calcext:value-type="float">
            <text:p>952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51.06" calcext:value-type="float">
            <text:p>7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09;SOR=1.061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7,0:7:21:0,21,261</text:p>
          </table:table-cell>
          <table:table-cell table:formula="of:=LEFT([.J597];3)" office:value-type="string" office:string-value="1/1" calcext:value-type="string">
            <text:p>1/1</text:p>
          </table:table-cell>
          <table:table-cell table:formula="of:=LEFT([.K597];3)" office:value-type="string" office:string-value="0/0" calcext:value-type="string">
            <text:p>0/0</text:p>
          </table:table-cell>
          <table:table-cell table:formula="of:=IF(OR(AND([.L597]=&quot;1/1&quot;;[.M597]=&quot;0/0&quot;);AND([.L597]=&quot;0/0&quot;;[.M5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298" calcext:value-type="float">
            <text:p>95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51.06" calcext:value-type="float">
            <text:p>7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79;SOR=1.061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7,0:7:21:0,21,263</text:p>
          </table:table-cell>
          <table:table-cell table:formula="of:=LEFT([.J598];3)" office:value-type="string" office:string-value="1/1" calcext:value-type="string">
            <text:p>1/1</text:p>
          </table:table-cell>
          <table:table-cell table:formula="of:=LEFT([.K598];3)" office:value-type="string" office:string-value="0/0" calcext:value-type="string">
            <text:p>0/0</text:p>
          </table:table-cell>
          <table:table-cell table:formula="of:=IF(OR(AND([.L598]=&quot;1/1&quot;;[.M598]=&quot;0/0&quot;);AND([.L598]=&quot;0/0&quot;;[.M5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303" calcext:value-type="float">
            <text:p>953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751.03" calcext:value-type="float">
            <text:p>75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9;SOR=1.061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7,0:7:21:0,21,250</text:p>
          </table:table-cell>
          <table:table-cell table:formula="of:=LEFT([.J599];3)" office:value-type="string" office:string-value="1/1" calcext:value-type="string">
            <text:p>1/1</text:p>
          </table:table-cell>
          <table:table-cell table:formula="of:=LEFT([.K599];3)" office:value-type="string" office:string-value="0/0" calcext:value-type="string">
            <text:p>0/0</text:p>
          </table:table-cell>
          <table:table-cell table:formula="of:=IF(OR(AND([.L599]=&quot;1/1&quot;;[.M599]=&quot;0/0&quot;);AND([.L599]=&quot;0/0&quot;;[.M5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321" calcext:value-type="float">
            <text:p>953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64.06" calcext:value-type="float">
            <text:p>56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11;SOR=0.836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78,39,0</text:p>
          </table:table-cell>
          <table:table-cell office:value-type="string" calcext:value-type="string">
            <text:p>0/0:7,0:7:21:0,21,262</text:p>
          </table:table-cell>
          <table:table-cell table:formula="of:=LEFT([.J600];3)" office:value-type="string" office:string-value="1/1" calcext:value-type="string">
            <text:p>1/1</text:p>
          </table:table-cell>
          <table:table-cell table:formula="of:=LEFT([.K600];3)" office:value-type="string" office:string-value="0/0" calcext:value-type="string">
            <text:p>0/0</text:p>
          </table:table-cell>
          <table:table-cell table:formula="of:=IF(OR(AND([.L600]=&quot;1/1&quot;;[.M600]=&quot;0/0&quot;);AND([.L600]=&quot;0/0&quot;;[.M6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338" calcext:value-type="float">
            <text:p>95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74.06" calcext:value-type="float">
            <text:p>47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9;SOR=0.85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8,33,0</text:p>
          </table:table-cell>
          <table:table-cell office:value-type="string" calcext:value-type="string">
            <text:p>0/0:9,0:9:27:0,27,313</text:p>
          </table:table-cell>
          <table:table-cell table:formula="of:=LEFT([.J601];3)" office:value-type="string" office:string-value="1/1" calcext:value-type="string">
            <text:p>1/1</text:p>
          </table:table-cell>
          <table:table-cell table:formula="of:=LEFT([.K601];3)" office:value-type="string" office:string-value="0/0" calcext:value-type="string">
            <text:p>0/0</text:p>
          </table:table-cell>
          <table:table-cell table:formula="of:=IF(OR(AND([.L601]=&quot;1/1&quot;;[.M601]=&quot;0/0&quot;);AND([.L601]=&quot;0/0&quot;;[.M6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372" calcext:value-type="float">
            <text:p>953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91.06" calcext:value-type="float">
            <text:p>59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6.25;SOR=0.693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05,42,0</text:p>
          </table:table-cell>
          <table:table-cell office:value-type="string" calcext:value-type="string">
            <text:p>0/0:12,0:12:36:0,36,398</text:p>
          </table:table-cell>
          <table:table-cell table:formula="of:=LEFT([.J602];3)" office:value-type="string" office:string-value="1/1" calcext:value-type="string">
            <text:p>1/1</text:p>
          </table:table-cell>
          <table:table-cell table:formula="of:=LEFT([.K602];3)" office:value-type="string" office:string-value="0/0" calcext:value-type="string">
            <text:p>0/0</text:p>
          </table:table-cell>
          <table:table-cell table:formula="of:=IF(OR(AND([.L602]=&quot;1/1&quot;;[.M602]=&quot;0/0&quot;);AND([.L602]=&quot;0/0&quot;;[.M6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376" calcext:value-type="float">
            <text:p>953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56.06" calcext:value-type="float">
            <text:p>55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4;SOR=0.836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70,39,0</text:p>
          </table:table-cell>
          <table:table-cell office:value-type="string" calcext:value-type="string">
            <text:p>0/0:14,0:14:42:0,42,474</text:p>
          </table:table-cell>
          <table:table-cell table:formula="of:=LEFT([.J603];3)" office:value-type="string" office:string-value="1/1" calcext:value-type="string">
            <text:p>1/1</text:p>
          </table:table-cell>
          <table:table-cell table:formula="of:=LEFT([.K603];3)" office:value-type="string" office:string-value="0/0" calcext:value-type="string">
            <text:p>0/0</text:p>
          </table:table-cell>
          <table:table-cell table:formula="of:=IF(OR(AND([.L603]=&quot;1/1&quot;;[.M603]=&quot;0/0&quot;);AND([.L603]=&quot;0/0&quot;;[.M6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418" calcext:value-type="float">
            <text:p>954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61.65" calcext:value-type="float">
            <text:p>361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42;ExcessHet=0;FS=0;MQ=60;MQRankSum=0;QD=30.41;ReadPosRankSum=1.036;SOR=0.525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15:369,0,15</text:p>
          </table:table-cell>
          <table:table-cell office:value-type="string" calcext:value-type="string">
            <text:p>0/0:14,0:14:42:0,42,539</text:p>
          </table:table-cell>
          <table:table-cell table:formula="of:=LEFT([.J604];3)" office:value-type="string" office:string-value="0/1" calcext:value-type="string">
            <text:p>0/1</text:p>
          </table:table-cell>
          <table:table-cell table:formula="of:=LEFT([.K604];3)" office:value-type="string" office:string-value="0/0" calcext:value-type="string">
            <text:p>0/0</text:p>
          </table:table-cell>
          <table:table-cell table:formula="of:=IF(OR(AND([.L604]=&quot;1/1&quot;;[.M604]=&quot;0/0&quot;);AND([.L604]=&quot;0/0&quot;;[.M60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422" calcext:value-type="float">
            <text:p>954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float" office:value="361.61" calcext:value-type="float">
            <text:p>361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42;ExcessHet=0;FS=0;MQ=60;MQRankSum=0;QD=27.7;ReadPosRankSum=0.385;SOR=0.525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15:369,0,15</text:p>
          </table:table-cell>
          <table:table-cell office:value-type="string" calcext:value-type="string">
            <text:p>0/0:14,0:14:42:0,42,498</text:p>
          </table:table-cell>
          <table:table-cell table:formula="of:=LEFT([.J605];3)" office:value-type="string" office:string-value="0/1" calcext:value-type="string">
            <text:p>0/1</text:p>
          </table:table-cell>
          <table:table-cell table:formula="of:=LEFT([.K605];3)" office:value-type="string" office:string-value="0/0" calcext:value-type="string">
            <text:p>0/0</text:p>
          </table:table-cell>
          <table:table-cell table:formula="of:=IF(OR(AND([.L605]=&quot;1/1&quot;;[.M605]=&quot;0/0&quot;);AND([.L605]=&quot;0/0&quot;;[.M6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5495" calcext:value-type="float">
            <text:p>954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33.65" calcext:value-type="float">
            <text:p>233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34;ExcessHet=0;FS=0;MQ=60;MQRankSum=0;QD=29.21;ReadPosRankSum=1.534;SOR=0.595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16:241,0,16</text:p>
          </table:table-cell>
          <table:table-cell office:value-type="string" calcext:value-type="string">
            <text:p>0/0:13,0:13:39:0,39,479</text:p>
          </table:table-cell>
          <table:table-cell table:formula="of:=LEFT([.J606];3)" office:value-type="string" office:string-value="0/1" calcext:value-type="string">
            <text:p>0/1</text:p>
          </table:table-cell>
          <table:table-cell table:formula="of:=LEFT([.K606];3)" office:value-type="string" office:string-value="0/0" calcext:value-type="string">
            <text:p>0/0</text:p>
          </table:table-cell>
          <table:table-cell table:formula="of:=IF(OR(AND([.L606]=&quot;1/1&quot;;[.M606]=&quot;0/0&quot;);AND([.L606]=&quot;0/0&quot;;[.M60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255" calcext:value-type="float">
            <text:p>96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7.97" calcext:value-type="float">
            <text:p>217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49;SOR=3.912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32,18,0</text:p>
          </table:table-cell>
          <table:table-cell office:value-type="string" calcext:value-type="string">
            <text:p>0/0:4,0:4:12:0,12,148</text:p>
          </table:table-cell>
          <table:table-cell table:formula="of:=LEFT([.J607];3)" office:value-type="string" office:string-value="1/1" calcext:value-type="string">
            <text:p>1/1</text:p>
          </table:table-cell>
          <table:table-cell table:formula="of:=LEFT([.K607];3)" office:value-type="string" office:string-value="0/0" calcext:value-type="string">
            <text:p>0/0</text:p>
          </table:table-cell>
          <table:table-cell table:formula="of:=IF(OR(AND([.L607]=&quot;1/1&quot;;[.M607]=&quot;0/0&quot;);AND([.L607]=&quot;0/0&quot;;[.M6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268" calcext:value-type="float">
            <text:p>96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0.02" calcext:value-type="float">
            <text:p>250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31.92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64,21,0</text:p>
          </table:table-cell>
          <table:table-cell office:value-type="string" calcext:value-type="string">
            <text:p>./.:.:.:.:.</text:p>
          </table:table-cell>
          <table:table-cell table:formula="of:=LEFT([.J608];3)" office:value-type="string" office:string-value="1/1" calcext:value-type="string">
            <text:p>1/1</text:p>
          </table:table-cell>
          <table:table-cell table:formula="of:=LEFT([.K608];3)" office:value-type="string" office:string-value="./." calcext:value-type="string">
            <text:p>./.</text:p>
          </table:table-cell>
          <table:table-cell table:formula="of:=IF(OR(AND([.L608]=&quot;1/1&quot;;[.M608]=&quot;0/0&quot;);AND([.L608]=&quot;0/0&quot;;[.M60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285" calcext:value-type="float">
            <text:p>962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AA</text:p>
          </table:table-cell>
          <table:table-cell office:value-type="string" calcext:value-type="string">
            <text:p>T</text:p>
          </table:table-cell>
          <table:table-cell office:value-type="float" office:value="210.92" calcext:value-type="float">
            <text:p>210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49;SOR=1.981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9,0:9:27:0,27,405</text:p>
          </table:table-cell>
          <table:table-cell table:formula="of:=LEFT([.J609];3)" office:value-type="string" office:string-value="1/1" calcext:value-type="string">
            <text:p>1/1</text:p>
          </table:table-cell>
          <table:table-cell table:formula="of:=LEFT([.K609];3)" office:value-type="string" office:string-value="0/0" calcext:value-type="string">
            <text:p>0/0</text:p>
          </table:table-cell>
          <table:table-cell table:formula="of:=IF(OR(AND([.L609]=&quot;1/1&quot;;[.M609]=&quot;0/0&quot;);AND([.L609]=&quot;0/0&quot;;[.M6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295" calcext:value-type="float">
            <text:p>962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4;SOR=2.30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9,0:9:27:0,27,322</text:p>
          </table:table-cell>
          <table:table-cell table:formula="of:=LEFT([.J610];3)" office:value-type="string" office:string-value="1/1" calcext:value-type="string">
            <text:p>1/1</text:p>
          </table:table-cell>
          <table:table-cell table:formula="of:=LEFT([.K610];3)" office:value-type="string" office:string-value="0/0" calcext:value-type="string">
            <text:p>0/0</text:p>
          </table:table-cell>
          <table:table-cell table:formula="of:=IF(OR(AND([.L610]=&quot;1/1&quot;;[.M610]=&quot;0/0&quot;);AND([.L610]=&quot;0/0&quot;;[.M6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04" calcext:value-type="float">
            <text:p>96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9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8,0:8:24:0,24,297</text:p>
          </table:table-cell>
          <table:table-cell table:formula="of:=LEFT([.J611];3)" office:value-type="string" office:string-value="1/1" calcext:value-type="string">
            <text:p>1/1</text:p>
          </table:table-cell>
          <table:table-cell table:formula="of:=LEFT([.K611];3)" office:value-type="string" office:string-value="0/0" calcext:value-type="string">
            <text:p>0/0</text:p>
          </table:table-cell>
          <table:table-cell table:formula="of:=IF(OR(AND([.L611]=&quot;1/1&quot;;[.M611]=&quot;0/0&quot;);AND([.L611]=&quot;0/0&quot;;[.M6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09" calcext:value-type="float">
            <text:p>96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41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8,0:8:24:0,24,293</text:p>
          </table:table-cell>
          <table:table-cell table:formula="of:=LEFT([.J612];3)" office:value-type="string" office:string-value="1/1" calcext:value-type="string">
            <text:p>1/1</text:p>
          </table:table-cell>
          <table:table-cell table:formula="of:=LEFT([.K612];3)" office:value-type="string" office:string-value="0/0" calcext:value-type="string">
            <text:p>0/0</text:p>
          </table:table-cell>
          <table:table-cell table:formula="of:=IF(OR(AND([.L612]=&quot;1/1&quot;;[.M612]=&quot;0/0&quot;);AND([.L612]=&quot;0/0&quot;;[.M6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26" calcext:value-type="float">
            <text:p>963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9;SOR=1.60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0,0:10:30:0,30,331</text:p>
          </table:table-cell>
          <table:table-cell table:formula="of:=LEFT([.J613];3)" office:value-type="string" office:string-value="1/1" calcext:value-type="string">
            <text:p>1/1</text:p>
          </table:table-cell>
          <table:table-cell table:formula="of:=LEFT([.K613];3)" office:value-type="string" office:string-value="0/0" calcext:value-type="string">
            <text:p>0/0</text:p>
          </table:table-cell>
          <table:table-cell table:formula="of:=IF(OR(AND([.L613]=&quot;1/1&quot;;[.M613]=&quot;0/0&quot;);AND([.L613]=&quot;0/0&quot;;[.M6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32" calcext:value-type="float">
            <text:p>96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5;SOR=1.60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1,0:11:33:0,33,384</text:p>
          </table:table-cell>
          <table:table-cell table:formula="of:=LEFT([.J614];3)" office:value-type="string" office:string-value="1/1" calcext:value-type="string">
            <text:p>1/1</text:p>
          </table:table-cell>
          <table:table-cell table:formula="of:=LEFT([.K614];3)" office:value-type="string" office:string-value="0/0" calcext:value-type="string">
            <text:p>0/0</text:p>
          </table:table-cell>
          <table:table-cell table:formula="of:=IF(OR(AND([.L614]=&quot;1/1&quot;;[.M614]=&quot;0/0&quot;);AND([.L614]=&quot;0/0&quot;;[.M6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69" calcext:value-type="float">
            <text:p>963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45.97" calcext:value-type="float">
            <text:p>24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73;SOR=2.30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60,18,0</text:p>
          </table:table-cell>
          <table:table-cell office:value-type="string" calcext:value-type="string">
            <text:p>0/0:12,0:12:36:0,36,444</text:p>
          </table:table-cell>
          <table:table-cell table:formula="of:=LEFT([.J615];3)" office:value-type="string" office:string-value="1/1" calcext:value-type="string">
            <text:p>1/1</text:p>
          </table:table-cell>
          <table:table-cell table:formula="of:=LEFT([.K615];3)" office:value-type="string" office:string-value="0/0" calcext:value-type="string">
            <text:p>0/0</text:p>
          </table:table-cell>
          <table:table-cell table:formula="of:=IF(OR(AND([.L615]=&quot;1/1&quot;;[.M615]=&quot;0/0&quot;);AND([.L615]=&quot;0/0&quot;;[.M6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75" calcext:value-type="float">
            <text:p>963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2;SOR=1.981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1,0:11:33:0,33,418</text:p>
          </table:table-cell>
          <table:table-cell table:formula="of:=LEFT([.J616];3)" office:value-type="string" office:string-value="1/1" calcext:value-type="string">
            <text:p>1/1</text:p>
          </table:table-cell>
          <table:table-cell table:formula="of:=LEFT([.K616];3)" office:value-type="string" office:string-value="0/0" calcext:value-type="string">
            <text:p>0/0</text:p>
          </table:table-cell>
          <table:table-cell table:formula="of:=IF(OR(AND([.L616]=&quot;1/1&quot;;[.M616]=&quot;0/0&quot;);AND([.L616]=&quot;0/0&quot;;[.M6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85" calcext:value-type="float">
            <text:p>963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65;SOR=1.98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9,0:9:27:0,27,331</text:p>
          </table:table-cell>
          <table:table-cell table:formula="of:=LEFT([.J617];3)" office:value-type="string" office:string-value="1/1" calcext:value-type="string">
            <text:p>1/1</text:p>
          </table:table-cell>
          <table:table-cell table:formula="of:=LEFT([.K617];3)" office:value-type="string" office:string-value="0/0" calcext:value-type="string">
            <text:p>0/0</text:p>
          </table:table-cell>
          <table:table-cell table:formula="of:=IF(OR(AND([.L617]=&quot;1/1&quot;;[.M617]=&quot;0/0&quot;);AND([.L617]=&quot;0/0&quot;;[.M6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93" calcext:value-type="float">
            <text:p>963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99;SOR=1.98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9,0:9:27:0,27,329</text:p>
          </table:table-cell>
          <table:table-cell table:formula="of:=LEFT([.J618];3)" office:value-type="string" office:string-value="1/1" calcext:value-type="string">
            <text:p>1/1</text:p>
          </table:table-cell>
          <table:table-cell table:formula="of:=LEFT([.K618];3)" office:value-type="string" office:string-value="0/0" calcext:value-type="string">
            <text:p>0/0</text:p>
          </table:table-cell>
          <table:table-cell table:formula="of:=IF(OR(AND([.L618]=&quot;1/1&quot;;[.M618]=&quot;0/0&quot;);AND([.L618]=&quot;0/0&quot;;[.M6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399" calcext:value-type="float">
            <text:p>963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2;SOR=2.83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9,0:9:27:0,27,330</text:p>
          </table:table-cell>
          <table:table-cell table:formula="of:=LEFT([.J619];3)" office:value-type="string" office:string-value="1/1" calcext:value-type="string">
            <text:p>1/1</text:p>
          </table:table-cell>
          <table:table-cell table:formula="of:=LEFT([.K619];3)" office:value-type="string" office:string-value="0/0" calcext:value-type="string">
            <text:p>0/0</text:p>
          </table:table-cell>
          <table:table-cell table:formula="of:=IF(OR(AND([.L619]=&quot;1/1&quot;;[.M619]=&quot;0/0&quot;);AND([.L619]=&quot;0/0&quot;;[.M6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23" calcext:value-type="float">
            <text:p>964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6.14" calcext:value-type="float">
            <text:p>12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4;SOR=1.60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0,12,0</text:p>
          </table:table-cell>
          <table:table-cell office:value-type="string" calcext:value-type="string">
            <text:p>0/0:8,0:8:24:0,24,293</text:p>
          </table:table-cell>
          <table:table-cell table:formula="of:=LEFT([.J620];3)" office:value-type="string" office:string-value="1/1" calcext:value-type="string">
            <text:p>1/1</text:p>
          </table:table-cell>
          <table:table-cell table:formula="of:=LEFT([.K620];3)" office:value-type="string" office:string-value="0/0" calcext:value-type="string">
            <text:p>0/0</text:p>
          </table:table-cell>
          <table:table-cell table:formula="of:=IF(OR(AND([.L620]=&quot;1/1&quot;;[.M620]=&quot;0/0&quot;);AND([.L620]=&quot;0/0&quot;;[.M6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59" calcext:value-type="float">
            <text:p>964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53;SOR=3.258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6,0:6:18:0,18,226</text:p>
          </table:table-cell>
          <table:table-cell table:formula="of:=LEFT([.J621];3)" office:value-type="string" office:string-value="1/1" calcext:value-type="string">
            <text:p>1/1</text:p>
          </table:table-cell>
          <table:table-cell table:formula="of:=LEFT([.K621];3)" office:value-type="string" office:string-value="0/0" calcext:value-type="string">
            <text:p>0/0</text:p>
          </table:table-cell>
          <table:table-cell table:formula="of:=IF(OR(AND([.L621]=&quot;1/1&quot;;[.M621]=&quot;0/0&quot;);AND([.L621]=&quot;0/0&quot;;[.M6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72" calcext:value-type="float">
            <text:p>964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CCA</text:p>
          </table:table-cell>
          <table:table-cell office:value-type="string" calcext:value-type="string">
            <text:p>T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76;SOR=3.258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5,0:5:15:0,15,209</text:p>
          </table:table-cell>
          <table:table-cell table:formula="of:=LEFT([.J622];3)" office:value-type="string" office:string-value="1/1" calcext:value-type="string">
            <text:p>1/1</text:p>
          </table:table-cell>
          <table:table-cell table:formula="of:=LEFT([.K622];3)" office:value-type="string" office:string-value="0/0" calcext:value-type="string">
            <text:p>0/0</text:p>
          </table:table-cell>
          <table:table-cell table:formula="of:=IF(OR(AND([.L622]=&quot;1/1&quot;;[.M622]=&quot;0/0&quot;);AND([.L622]=&quot;0/0&quot;;[.M6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77" calcext:value-type="float">
            <text:p>964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TGT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8;SOR=3.258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5,0:5:15:0,15,212</text:p>
          </table:table-cell>
          <table:table-cell table:formula="of:=LEFT([.J623];3)" office:value-type="string" office:string-value="1/1" calcext:value-type="string">
            <text:p>1/1</text:p>
          </table:table-cell>
          <table:table-cell table:formula="of:=LEFT([.K623];3)" office:value-type="string" office:string-value="0/0" calcext:value-type="string">
            <text:p>0/0</text:p>
          </table:table-cell>
          <table:table-cell table:formula="of:=IF(OR(AND([.L623]=&quot;1/1&quot;;[.M623]=&quot;0/0&quot;);AND([.L623]=&quot;0/0&quot;;[.M6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88" calcext:value-type="float">
            <text:p>964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6;SOR=2.83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7,0:7:21:0,21,259</text:p>
          </table:table-cell>
          <table:table-cell table:formula="of:=LEFT([.J624];3)" office:value-type="string" office:string-value="1/1" calcext:value-type="string">
            <text:p>1/1</text:p>
          </table:table-cell>
          <table:table-cell table:formula="of:=LEFT([.K624];3)" office:value-type="string" office:string-value="0/0" calcext:value-type="string">
            <text:p>0/0</text:p>
          </table:table-cell>
          <table:table-cell table:formula="of:=IF(OR(AND([.L624]=&quot;1/1&quot;;[.M624]=&quot;0/0&quot;);AND([.L624]=&quot;0/0&quot;;[.M6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94" calcext:value-type="float">
            <text:p>964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2;SOR=2.83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7,0:7:21:0,21,236</text:p>
          </table:table-cell>
          <table:table-cell table:formula="of:=LEFT([.J625];3)" office:value-type="string" office:string-value="1/1" calcext:value-type="string">
            <text:p>1/1</text:p>
          </table:table-cell>
          <table:table-cell table:formula="of:=LEFT([.K625];3)" office:value-type="string" office:string-value="0/0" calcext:value-type="string">
            <text:p>0/0</text:p>
          </table:table-cell>
          <table:table-cell table:formula="of:=IF(OR(AND([.L625]=&quot;1/1&quot;;[.M625]=&quot;0/0&quot;);AND([.L625]=&quot;0/0&quot;;[.M6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499" calcext:value-type="float">
            <text:p>964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C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54;SOR=2.83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7,0:7:21:0,21,315</text:p>
          </table:table-cell>
          <table:table-cell table:formula="of:=LEFT([.J626];3)" office:value-type="string" office:string-value="1/1" calcext:value-type="string">
            <text:p>1/1</text:p>
          </table:table-cell>
          <table:table-cell table:formula="of:=LEFT([.K626];3)" office:value-type="string" office:string-value="0/0" calcext:value-type="string">
            <text:p>0/0</text:p>
          </table:table-cell>
          <table:table-cell table:formula="of:=IF(OR(AND([.L626]=&quot;1/1&quot;;[.M626]=&quot;0/0&quot;);AND([.L626]=&quot;0/0&quot;;[.M6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563" calcext:value-type="float">
            <text:p>965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6;SOR=1.609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4,0:4:12:0,12,146</text:p>
          </table:table-cell>
          <table:table-cell table:formula="of:=LEFT([.J627];3)" office:value-type="string" office:string-value="1/1" calcext:value-type="string">
            <text:p>1/1</text:p>
          </table:table-cell>
          <table:table-cell table:formula="of:=LEFT([.K627];3)" office:value-type="string" office:string-value="0/0" calcext:value-type="string">
            <text:p>0/0</text:p>
          </table:table-cell>
          <table:table-cell table:formula="of:=IF(OR(AND([.L627]=&quot;1/1&quot;;[.M627]=&quot;0/0&quot;);AND([.L627]=&quot;0/0&quot;;[.M6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566" calcext:value-type="float">
            <text:p>96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04;SOR=1.609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4,0:4:12:0,12,142</text:p>
          </table:table-cell>
          <table:table-cell table:formula="of:=LEFT([.J628];3)" office:value-type="string" office:string-value="1/1" calcext:value-type="string">
            <text:p>1/1</text:p>
          </table:table-cell>
          <table:table-cell table:formula="of:=LEFT([.K628];3)" office:value-type="string" office:string-value="0/0" calcext:value-type="string">
            <text:p>0/0</text:p>
          </table:table-cell>
          <table:table-cell table:formula="of:=IF(OR(AND([.L628]=&quot;1/1&quot;;[.M628]=&quot;0/0&quot;);AND([.L628]=&quot;0/0&quot;;[.M6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589" calcext:value-type="float">
            <text:p>965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01.96" calcext:value-type="float">
            <text:p>201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3;SOR=1.022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6,15,0</text:p>
          </table:table-cell>
          <table:table-cell office:value-type="string" calcext:value-type="string">
            <text:p>0/0:5,0:5:15:0,15,185</text:p>
          </table:table-cell>
          <table:table-cell table:formula="of:=LEFT([.J629];3)" office:value-type="string" office:string-value="1/1" calcext:value-type="string">
            <text:p>1/1</text:p>
          </table:table-cell>
          <table:table-cell table:formula="of:=LEFT([.K629];3)" office:value-type="string" office:string-value="0/0" calcext:value-type="string">
            <text:p>0/0</text:p>
          </table:table-cell>
          <table:table-cell table:formula="of:=IF(OR(AND([.L629]=&quot;1/1&quot;;[.M629]=&quot;0/0&quot;);AND([.L629]=&quot;0/0&quot;;[.M6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624" calcext:value-type="float">
            <text:p>966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35.14" calcext:value-type="float">
            <text:p>135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9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9,12,0</text:p>
          </table:table-cell>
          <table:table-cell office:value-type="string" calcext:value-type="string">
            <text:p>0/0:11,0:11:32:0,32,319</text:p>
          </table:table-cell>
          <table:table-cell table:formula="of:=LEFT([.J630];3)" office:value-type="string" office:string-value="1/1" calcext:value-type="string">
            <text:p>1/1</text:p>
          </table:table-cell>
          <table:table-cell table:formula="of:=LEFT([.K630];3)" office:value-type="string" office:string-value="0/0" calcext:value-type="string">
            <text:p>0/0</text:p>
          </table:table-cell>
          <table:table-cell table:formula="of:=IF(OR(AND([.L630]=&quot;1/1&quot;;[.M630]=&quot;0/0&quot;);AND([.L630]=&quot;0/0&quot;;[.M6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714" calcext:value-type="float">
            <text:p>967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4.771;MQ=60;MQRankSum=0;QD=33.27;ReadPosRankSum=-0.524;SOR=1.872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7,0:7:21:0,21,217</text:p>
          </table:table-cell>
          <table:table-cell table:formula="of:=LEFT([.J631];3)" office:value-type="string" office:string-value="0/1" calcext:value-type="string">
            <text:p>0/1</text:p>
          </table:table-cell>
          <table:table-cell table:formula="of:=LEFT([.K631];3)" office:value-type="string" office:string-value="0/0" calcext:value-type="string">
            <text:p>0/0</text:p>
          </table:table-cell>
          <table:table-cell table:formula="of:=IF(OR(AND([.L631]=&quot;1/1&quot;;[.M631]=&quot;0/0&quot;);AND([.L631]=&quot;0/0&quot;;[.M6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727" calcext:value-type="float">
            <text:p>967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99.64" calcext:value-type="float">
            <text:p>199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383;ExcessHet=0;FS=4.771;MQ=60;MQRankSum=0;QD=33.27;ReadPosRankSum=-0.967;SOR=1.872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6,0:6:18:0,18,227</text:p>
          </table:table-cell>
          <table:table-cell table:formula="of:=LEFT([.J632];3)" office:value-type="string" office:string-value="0/1" calcext:value-type="string">
            <text:p>0/1</text:p>
          </table:table-cell>
          <table:table-cell table:formula="of:=LEFT([.K632];3)" office:value-type="string" office:string-value="0/0" calcext:value-type="string">
            <text:p>0/0</text:p>
          </table:table-cell>
          <table:table-cell table:formula="of:=IF(OR(AND([.L632]=&quot;1/1&quot;;[.M632]=&quot;0/0&quot;);AND([.L632]=&quot;0/0&quot;;[.M63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746" calcext:value-type="float">
            <text:p>967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99.64" calcext:value-type="float">
            <text:p>199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4.771;MQ=60;MQRankSum=0;QD=33.27;ReadPosRankSum=0.431;SOR=1.872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5:6:27:207,0,27</text:p>
          </table:table-cell>
          <table:table-cell office:value-type="string" calcext:value-type="string">
            <text:p>0/0:9,0:9:27:0,27,303</text:p>
          </table:table-cell>
          <table:table-cell table:formula="of:=LEFT([.J633];3)" office:value-type="string" office:string-value="0/1" calcext:value-type="string">
            <text:p>0/1</text:p>
          </table:table-cell>
          <table:table-cell table:formula="of:=LEFT([.K633];3)" office:value-type="string" office:string-value="0/0" calcext:value-type="string">
            <text:p>0/0</text:p>
          </table:table-cell>
          <table:table-cell table:formula="of:=IF(OR(AND([.L633]=&quot;1/1&quot;;[.M633]=&quot;0/0&quot;);AND([.L633]=&quot;0/0&quot;;[.M63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772" calcext:value-type="float">
            <text:p>967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23.64" calcext:value-type="float">
            <text:p>12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82;ExcessHet=0;FS=3.979;MQ=60;MQRankSum=0;QD=24.73;ReadPosRankSum=1.282;SOR=1.447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4:5:24:131,0,24</text:p>
          </table:table-cell>
          <table:table-cell office:value-type="string" calcext:value-type="string">
            <text:p>0/0:9,0:9:27:0,27,321</text:p>
          </table:table-cell>
          <table:table-cell table:formula="of:=LEFT([.J634];3)" office:value-type="string" office:string-value="0/1" calcext:value-type="string">
            <text:p>0/1</text:p>
          </table:table-cell>
          <table:table-cell table:formula="of:=LEFT([.K634];3)" office:value-type="string" office:string-value="0/0" calcext:value-type="string">
            <text:p>0/0</text:p>
          </table:table-cell>
          <table:table-cell table:formula="of:=IF(OR(AND([.L634]=&quot;1/1&quot;;[.M634]=&quot;0/0&quot;);AND([.L634]=&quot;0/0&quot;;[.M63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829" calcext:value-type="float">
            <text:p>968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71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384</text:p>
          </table:table-cell>
          <table:table-cell table:formula="of:=LEFT([.J635];3)" office:value-type="string" office:string-value="1/1" calcext:value-type="string">
            <text:p>1/1</text:p>
          </table:table-cell>
          <table:table-cell table:formula="of:=LEFT([.K635];3)" office:value-type="string" office:string-value="0/0" calcext:value-type="string">
            <text:p>0/0</text:p>
          </table:table-cell>
          <table:table-cell table:formula="of:=IF(OR(AND([.L635]=&quot;1/1&quot;;[.M635]=&quot;0/0&quot;);AND([.L635]=&quot;0/0&quot;;[.M63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840" calcext:value-type="float">
            <text:p>968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8;SOR=1.60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8,0:8:24:0,24,310</text:p>
          </table:table-cell>
          <table:table-cell table:formula="of:=LEFT([.J636];3)" office:value-type="string" office:string-value="1/1" calcext:value-type="string">
            <text:p>1/1</text:p>
          </table:table-cell>
          <table:table-cell table:formula="of:=LEFT([.K636];3)" office:value-type="string" office:string-value="0/0" calcext:value-type="string">
            <text:p>0/0</text:p>
          </table:table-cell>
          <table:table-cell table:formula="of:=IF(OR(AND([.L636]=&quot;1/1&quot;;[.M636]=&quot;0/0&quot;);AND([.L636]=&quot;0/0&quot;;[.M63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855" calcext:value-type="float">
            <text:p>968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56;SOR=1.60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8,0:8:24:0,24,265</text:p>
          </table:table-cell>
          <table:table-cell table:formula="of:=LEFT([.J637];3)" office:value-type="string" office:string-value="1/1" calcext:value-type="string">
            <text:p>1/1</text:p>
          </table:table-cell>
          <table:table-cell table:formula="of:=LEFT([.K637];3)" office:value-type="string" office:string-value="0/0" calcext:value-type="string">
            <text:p>0/0</text:p>
          </table:table-cell>
          <table:table-cell table:formula="of:=IF(OR(AND([.L637]=&quot;1/1&quot;;[.M637]=&quot;0/0&quot;);AND([.L637]=&quot;0/0&quot;;[.M6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867" calcext:value-type="float">
            <text:p>968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31;SOR=1.981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6,0:6:18:0,18,221</text:p>
          </table:table-cell>
          <table:table-cell table:formula="of:=LEFT([.J638];3)" office:value-type="string" office:string-value="1/1" calcext:value-type="string">
            <text:p>1/1</text:p>
          </table:table-cell>
          <table:table-cell table:formula="of:=LEFT([.K638];3)" office:value-type="string" office:string-value="0/0" calcext:value-type="string">
            <text:p>0/0</text:p>
          </table:table-cell>
          <table:table-cell table:formula="of:=IF(OR(AND([.L638]=&quot;1/1&quot;;[.M638]=&quot;0/0&quot;);AND([.L638]=&quot;0/0&quot;;[.M6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875" calcext:value-type="float">
            <text:p>968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7.97" calcext:value-type="float">
            <text:p>247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24;SOR=1.32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62,18,0</text:p>
          </table:table-cell>
          <table:table-cell office:value-type="string" calcext:value-type="string">
            <text:p>0/0:5,0:5:15:0,15,185</text:p>
          </table:table-cell>
          <table:table-cell table:formula="of:=LEFT([.J639];3)" office:value-type="string" office:string-value="1/1" calcext:value-type="string">
            <text:p>1/1</text:p>
          </table:table-cell>
          <table:table-cell table:formula="of:=LEFT([.K639];3)" office:value-type="string" office:string-value="0/0" calcext:value-type="string">
            <text:p>0/0</text:p>
          </table:table-cell>
          <table:table-cell table:formula="of:=IF(OR(AND([.L639]=&quot;1/1&quot;;[.M639]=&quot;0/0&quot;);AND([.L639]=&quot;0/0&quot;;[.M63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879" calcext:value-type="float">
            <text:p>968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02.96" calcext:value-type="float">
            <text:p>202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;SOR=1.022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7,15,0</text:p>
          </table:table-cell>
          <table:table-cell office:value-type="string" calcext:value-type="string">
            <text:p>0/0:5,0:5:15:0,15,182</text:p>
          </table:table-cell>
          <table:table-cell table:formula="of:=LEFT([.J640];3)" office:value-type="string" office:string-value="1/1" calcext:value-type="string">
            <text:p>1/1</text:p>
          </table:table-cell>
          <table:table-cell table:formula="of:=LEFT([.K640];3)" office:value-type="string" office:string-value="0/0" calcext:value-type="string">
            <text:p>0/0</text:p>
          </table:table-cell>
          <table:table-cell table:formula="of:=IF(OR(AND([.L640]=&quot;1/1&quot;;[.M640]=&quot;0/0&quot;);AND([.L640]=&quot;0/0&quot;;[.M64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909" calcext:value-type="float">
            <text:p>969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68;SOR=1.022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5,0:5:15:0,15,185</text:p>
          </table:table-cell>
          <table:table-cell table:formula="of:=LEFT([.J641];3)" office:value-type="string" office:string-value="1/1" calcext:value-type="string">
            <text:p>1/1</text:p>
          </table:table-cell>
          <table:table-cell table:formula="of:=LEFT([.K641];3)" office:value-type="string" office:string-value="0/0" calcext:value-type="string">
            <text:p>0/0</text:p>
          </table:table-cell>
          <table:table-cell table:formula="of:=IF(OR(AND([.L641]=&quot;1/1&quot;;[.M641]=&quot;0/0&quot;);AND([.L641]=&quot;0/0&quot;;[.M64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933" calcext:value-type="float">
            <text:p>969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90.66" calcext:value-type="float">
            <text:p>290.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93;ExcessHet=0;FS=4.771;MQ=60;MQRankSum=0;QD=32.3;ReadPosRankSum=1.593;SOR=1.739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3:298,0,13</text:p>
          </table:table-cell>
          <table:table-cell office:value-type="string" calcext:value-type="string">
            <text:p>0/0:7,0:7:21:0,21,262</text:p>
          </table:table-cell>
          <table:table-cell table:formula="of:=LEFT([.J642];3)" office:value-type="string" office:string-value="0/1" calcext:value-type="string">
            <text:p>0/1</text:p>
          </table:table-cell>
          <table:table-cell table:formula="of:=LEFT([.K642];3)" office:value-type="string" office:string-value="0/0" calcext:value-type="string">
            <text:p>0/0</text:p>
          </table:table-cell>
          <table:table-cell table:formula="of:=IF(OR(AND([.L642]=&quot;1/1&quot;;[.M642]=&quot;0/0&quot;);AND([.L642]=&quot;0/0&quot;;[.M6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969" calcext:value-type="float">
            <text:p>969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5.69" calcext:value-type="float">
            <text:p>435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038;ExcessHet=0;FS=7.782;MQ=60;MQRankSum=0;QD=28.19;ReadPosRankSum=-1.451;SOR=3.418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43,0,9</text:p>
          </table:table-cell>
          <table:table-cell office:value-type="string" calcext:value-type="string">
            <text:p>0/0:9,0:9:27:0,27,327</text:p>
          </table:table-cell>
          <table:table-cell table:formula="of:=LEFT([.J643];3)" office:value-type="string" office:string-value="0/1" calcext:value-type="string">
            <text:p>0/1</text:p>
          </table:table-cell>
          <table:table-cell table:formula="of:=LEFT([.K643];3)" office:value-type="string" office:string-value="0/0" calcext:value-type="string">
            <text:p>0/0</text:p>
          </table:table-cell>
          <table:table-cell table:formula="of:=IF(OR(AND([.L643]=&quot;1/1&quot;;[.M643]=&quot;0/0&quot;);AND([.L643]=&quot;0/0&quot;;[.M64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982" calcext:value-type="float">
            <text:p>969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73;ExcessHet=0;FS=6.021;MQ=60;MQRankSum=0;QD=34.6;ReadPosRankSum=-1.454;SOR=2.43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11,0:11:33:0,33,373</text:p>
          </table:table-cell>
          <table:table-cell table:formula="of:=LEFT([.J644];3)" office:value-type="string" office:string-value="0/1" calcext:value-type="string">
            <text:p>0/1</text:p>
          </table:table-cell>
          <table:table-cell table:formula="of:=LEFT([.K644];3)" office:value-type="string" office:string-value="0/0" calcext:value-type="string">
            <text:p>0/0</text:p>
          </table:table-cell>
          <table:table-cell table:formula="of:=IF(OR(AND([.L644]=&quot;1/1&quot;;[.M644]=&quot;0/0&quot;);AND([.L644]=&quot;0/0&quot;;[.M64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6990" calcext:value-type="float">
            <text:p>969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93.75" calcext:value-type="float">
            <text:p>493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23;ExcessHet=0;FS=6.368;MQ=60;MQRankSum=0;QD=26.38;ReadPosRankSum=-0.403;SOR=2.617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501,0,6</text:p>
          </table:table-cell>
          <table:table-cell office:value-type="string" calcext:value-type="string">
            <text:p>0/0:11,0:11:33:0,33,403</text:p>
          </table:table-cell>
          <table:table-cell table:formula="of:=LEFT([.J645];3)" office:value-type="string" office:string-value="0/1" calcext:value-type="string">
            <text:p>0/1</text:p>
          </table:table-cell>
          <table:table-cell table:formula="of:=LEFT([.K645];3)" office:value-type="string" office:string-value="0/0" calcext:value-type="string">
            <text:p>0/0</text:p>
          </table:table-cell>
          <table:table-cell table:formula="of:=IF(OR(AND([.L645]=&quot;1/1&quot;;[.M645]=&quot;0/0&quot;);AND([.L645]=&quot;0/0&quot;;[.M64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14" calcext:value-type="float">
            <text:p>97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09.67" calcext:value-type="float">
            <text:p>40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49;ExcessHet=0;FS=7.404;MQ=60;MQRankSum=0;QD=25.58;ReadPosRankSum=0.794;SOR=3.229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12,0:12:36:0,36,440</text:p>
          </table:table-cell>
          <table:table-cell table:formula="of:=LEFT([.J646];3)" office:value-type="string" office:string-value="0/1" calcext:value-type="string">
            <text:p>0/1</text:p>
          </table:table-cell>
          <table:table-cell table:formula="of:=LEFT([.K646];3)" office:value-type="string" office:string-value="0/0" calcext:value-type="string">
            <text:p>0/0</text:p>
          </table:table-cell>
          <table:table-cell table:formula="of:=IF(OR(AND([.L646]=&quot;1/1&quot;;[.M646]=&quot;0/0&quot;);AND([.L646]=&quot;0/0&quot;;[.M64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23" calcext:value-type="float">
            <text:p>970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25.65" calcext:value-type="float">
            <text:p>325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6.532;MQ=60;MQRankSum=0;QD=27.33;SOR=2.788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3,0:13:39:0,39,439</text:p>
          </table:table-cell>
          <table:table-cell table:formula="of:=LEFT([.J647];3)" office:value-type="string" office:string-value="0/1" calcext:value-type="string">
            <text:p>0/1</text:p>
          </table:table-cell>
          <table:table-cell table:formula="of:=LEFT([.K647];3)" office:value-type="string" office:string-value="0/0" calcext:value-type="string">
            <text:p>0/0</text:p>
          </table:table-cell>
          <table:table-cell table:formula="of:=IF(OR(AND([.L647]=&quot;1/1&quot;;[.M647]=&quot;0/0&quot;);AND([.L647]=&quot;0/0&quot;;[.M64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25" calcext:value-type="float">
            <text:p>970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77;SOR=2.83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3,0:13:39:0,39,433</text:p>
          </table:table-cell>
          <table:table-cell table:formula="of:=LEFT([.J648];3)" office:value-type="string" office:string-value="1/1" calcext:value-type="string">
            <text:p>1/1</text:p>
          </table:table-cell>
          <table:table-cell table:formula="of:=LEFT([.K648];3)" office:value-type="string" office:string-value="0/0" calcext:value-type="string">
            <text:p>0/0</text:p>
          </table:table-cell>
          <table:table-cell table:formula="of:=IF(OR(AND([.L648]=&quot;1/1&quot;;[.M648]=&quot;0/0&quot;);AND([.L648]=&quot;0/0&quot;;[.M6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28" calcext:value-type="float">
            <text:p>97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7.16;SOR=3.05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4,0:14:41:0,41,473</text:p>
          </table:table-cell>
          <table:table-cell table:formula="of:=LEFT([.J649];3)" office:value-type="string" office:string-value="1/1" calcext:value-type="string">
            <text:p>1/1</text:p>
          </table:table-cell>
          <table:table-cell table:formula="of:=LEFT([.K649];3)" office:value-type="string" office:string-value="0/0" calcext:value-type="string">
            <text:p>0/0</text:p>
          </table:table-cell>
          <table:table-cell table:formula="of:=IF(OR(AND([.L649]=&quot;1/1&quot;;[.M649]=&quot;0/0&quot;);AND([.L649]=&quot;0/0&quot;;[.M6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29" calcext:value-type="float">
            <text:p>97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39;SOR=3.05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3,0:13:39:0,39,521</text:p>
          </table:table-cell>
          <table:table-cell table:formula="of:=LEFT([.J650];3)" office:value-type="string" office:string-value="1/1" calcext:value-type="string">
            <text:p>1/1</text:p>
          </table:table-cell>
          <table:table-cell table:formula="of:=LEFT([.K650];3)" office:value-type="string" office:string-value="0/0" calcext:value-type="string">
            <text:p>0/0</text:p>
          </table:table-cell>
          <table:table-cell table:formula="of:=IF(OR(AND([.L650]=&quot;1/1&quot;;[.M650]=&quot;0/0&quot;);AND([.L650]=&quot;0/0&quot;;[.M6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42" calcext:value-type="float">
            <text:p>970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AG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3;SOR=3.056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5,0:15:45:0,45,658</text:p>
          </table:table-cell>
          <table:table-cell table:formula="of:=LEFT([.J651];3)" office:value-type="string" office:string-value="1/1" calcext:value-type="string">
            <text:p>1/1</text:p>
          </table:table-cell>
          <table:table-cell table:formula="of:=LEFT([.K651];3)" office:value-type="string" office:string-value="0/0" calcext:value-type="string">
            <text:p>0/0</text:p>
          </table:table-cell>
          <table:table-cell table:formula="of:=IF(OR(AND([.L651]=&quot;1/1&quot;;[.M651]=&quot;0/0&quot;);AND([.L651]=&quot;0/0&quot;;[.M6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63" calcext:value-type="float">
            <text:p>97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7;SOR=2.83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5,0:15:45:0,45,655</text:p>
          </table:table-cell>
          <table:table-cell table:formula="of:=LEFT([.J652];3)" office:value-type="string" office:string-value="1/1" calcext:value-type="string">
            <text:p>1/1</text:p>
          </table:table-cell>
          <table:table-cell table:formula="of:=LEFT([.K652];3)" office:value-type="string" office:string-value="0/0" calcext:value-type="string">
            <text:p>0/0</text:p>
          </table:table-cell>
          <table:table-cell table:formula="of:=IF(OR(AND([.L652]=&quot;1/1&quot;;[.M652]=&quot;0/0&quot;);AND([.L652]=&quot;0/0&quot;;[.M6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66" calcext:value-type="float">
            <text:p>970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9;SOR=2.83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5,0:15:45:0,45,675</text:p>
          </table:table-cell>
          <table:table-cell table:formula="of:=LEFT([.J653];3)" office:value-type="string" office:string-value="1/1" calcext:value-type="string">
            <text:p>1/1</text:p>
          </table:table-cell>
          <table:table-cell table:formula="of:=LEFT([.K653];3)" office:value-type="string" office:string-value="0/0" calcext:value-type="string">
            <text:p>0/0</text:p>
          </table:table-cell>
          <table:table-cell table:formula="of:=IF(OR(AND([.L653]=&quot;1/1&quot;;[.M653]=&quot;0/0&quot;);AND([.L653]=&quot;0/0&quot;;[.M6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82" calcext:value-type="float">
            <text:p>97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7;SOR=2.83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3,0:13:39:0,39,484</text:p>
          </table:table-cell>
          <table:table-cell table:formula="of:=LEFT([.J654];3)" office:value-type="string" office:string-value="1/1" calcext:value-type="string">
            <text:p>1/1</text:p>
          </table:table-cell>
          <table:table-cell table:formula="of:=LEFT([.K654];3)" office:value-type="string" office:string-value="0/0" calcext:value-type="string">
            <text:p>0/0</text:p>
          </table:table-cell>
          <table:table-cell table:formula="of:=IF(OR(AND([.L654]=&quot;1/1&quot;;[.M654]=&quot;0/0&quot;);AND([.L654]=&quot;0/0&quot;;[.M6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85" calcext:value-type="float">
            <text:p>97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TT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3;SOR=2.83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4,0:14:42:0,42,624</text:p>
          </table:table-cell>
          <table:table-cell table:formula="of:=LEFT([.J655];3)" office:value-type="string" office:string-value="1/1" calcext:value-type="string">
            <text:p>1/1</text:p>
          </table:table-cell>
          <table:table-cell table:formula="of:=LEFT([.K655];3)" office:value-type="string" office:string-value="0/0" calcext:value-type="string">
            <text:p>0/0</text:p>
          </table:table-cell>
          <table:table-cell table:formula="of:=IF(OR(AND([.L655]=&quot;1/1&quot;;[.M655]=&quot;0/0&quot;);AND([.L655]=&quot;0/0&quot;;[.M6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099" calcext:value-type="float">
            <text:p>970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38.04" calcext:value-type="float">
            <text:p>338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4;SOR=2.83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52,24,0</text:p>
          </table:table-cell>
          <table:table-cell office:value-type="string" calcext:value-type="string">
            <text:p>0/0:13,0:13:39:0,39,477</text:p>
          </table:table-cell>
          <table:table-cell table:formula="of:=LEFT([.J656];3)" office:value-type="string" office:string-value="1/1" calcext:value-type="string">
            <text:p>1/1</text:p>
          </table:table-cell>
          <table:table-cell table:formula="of:=LEFT([.K656];3)" office:value-type="string" office:string-value="0/0" calcext:value-type="string">
            <text:p>0/0</text:p>
          </table:table-cell>
          <table:table-cell table:formula="of:=IF(OR(AND([.L656]=&quot;1/1&quot;;[.M656]=&quot;0/0&quot;);AND([.L656]=&quot;0/0&quot;;[.M65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142" calcext:value-type="float">
            <text:p>971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69;SOR=2.494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7,0:7:21:0,21,271</text:p>
          </table:table-cell>
          <table:table-cell table:formula="of:=LEFT([.J657];3)" office:value-type="string" office:string-value="1/1" calcext:value-type="string">
            <text:p>1/1</text:p>
          </table:table-cell>
          <table:table-cell table:formula="of:=LEFT([.K657];3)" office:value-type="string" office:string-value="0/0" calcext:value-type="string">
            <text:p>0/0</text:p>
          </table:table-cell>
          <table:table-cell table:formula="of:=IF(OR(AND([.L657]=&quot;1/1&quot;;[.M657]=&quot;0/0&quot;);AND([.L657]=&quot;0/0&quot;;[.M65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152" calcext:value-type="float">
            <text:p>971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43;SOR=2.147;BaseQRankSum=-1.593;MQRankSum=0;ReadPosRankSum=1.59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8,1:9:17:0,17,283</text:p>
          </table:table-cell>
          <table:table-cell table:formula="of:=LEFT([.J658];3)" office:value-type="string" office:string-value="1/1" calcext:value-type="string">
            <text:p>1/1</text:p>
          </table:table-cell>
          <table:table-cell table:formula="of:=LEFT([.K658];3)" office:value-type="string" office:string-value="0/0" calcext:value-type="string">
            <text:p>0/0</text:p>
          </table:table-cell>
          <table:table-cell table:formula="of:=IF(OR(AND([.L658]=&quot;1/1&quot;;[.M658]=&quot;0/0&quot;);AND([.L658]=&quot;0/0&quot;;[.M65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172" calcext:value-type="float">
            <text:p>97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C</text:p>
          </table:table-cell>
          <table:table-cell office:value-type="string" calcext:value-type="string">
            <text:p>A</text:p>
          </table:table-cell>
          <table:table-cell office:value-type="float" office:value="661.03" calcext:value-type="float">
            <text:p>66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8;SOR=1.11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5,0:5:15:0,15,223</text:p>
          </table:table-cell>
          <table:table-cell table:formula="of:=LEFT([.J659];3)" office:value-type="string" office:string-value="1/1" calcext:value-type="string">
            <text:p>1/1</text:p>
          </table:table-cell>
          <table:table-cell table:formula="of:=LEFT([.K659];3)" office:value-type="string" office:string-value="0/0" calcext:value-type="string">
            <text:p>0/0</text:p>
          </table:table-cell>
          <table:table-cell table:formula="of:=IF(OR(AND([.L659]=&quot;1/1&quot;;[.M659]=&quot;0/0&quot;);AND([.L659]=&quot;0/0&quot;;[.M6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188" calcext:value-type="float">
            <text:p>971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3;SOR=1.179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6,0:6:18:0,18,244</text:p>
          </table:table-cell>
          <table:table-cell table:formula="of:=LEFT([.J660];3)" office:value-type="string" office:string-value="1/1" calcext:value-type="string">
            <text:p>1/1</text:p>
          </table:table-cell>
          <table:table-cell table:formula="of:=LEFT([.K660];3)" office:value-type="string" office:string-value="0/0" calcext:value-type="string">
            <text:p>0/0</text:p>
          </table:table-cell>
          <table:table-cell table:formula="of:=IF(OR(AND([.L660]=&quot;1/1&quot;;[.M660]=&quot;0/0&quot;);AND([.L660]=&quot;0/0&quot;;[.M6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199" calcext:value-type="float">
            <text:p>97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95;SOR=1.022;BaseQRankSum=-1.383;MQRankSum=0;ReadPosRankSum=0.21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5,1:6:8:0,8,182</text:p>
          </table:table-cell>
          <table:table-cell table:formula="of:=LEFT([.J661];3)" office:value-type="string" office:string-value="1/1" calcext:value-type="string">
            <text:p>1/1</text:p>
          </table:table-cell>
          <table:table-cell table:formula="of:=LEFT([.K661];3)" office:value-type="string" office:string-value="0/0" calcext:value-type="string">
            <text:p>0/0</text:p>
          </table:table-cell>
          <table:table-cell table:formula="of:=IF(OR(AND([.L661]=&quot;1/1&quot;;[.M661]=&quot;0/0&quot;);AND([.L661]=&quot;0/0&quot;;[.M6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210" calcext:value-type="float">
            <text:p>972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;SOR=0.818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7,0:7:21:0,21,274</text:p>
          </table:table-cell>
          <table:table-cell table:formula="of:=LEFT([.J662];3)" office:value-type="string" office:string-value="1/1" calcext:value-type="string">
            <text:p>1/1</text:p>
          </table:table-cell>
          <table:table-cell table:formula="of:=LEFT([.K662];3)" office:value-type="string" office:string-value="0/0" calcext:value-type="string">
            <text:p>0/0</text:p>
          </table:table-cell>
          <table:table-cell table:formula="of:=IF(OR(AND([.L662]=&quot;1/1&quot;;[.M662]=&quot;0/0&quot;);AND([.L662]=&quot;0/0&quot;;[.M6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219" calcext:value-type="float">
            <text:p>972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32.06" calcext:value-type="float">
            <text:p>83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5;SOR=0.793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46,57,0</text:p>
          </table:table-cell>
          <table:table-cell office:value-type="string" calcext:value-type="string">
            <text:p>0/0:7,0:7:21:0,21,260</text:p>
          </table:table-cell>
          <table:table-cell table:formula="of:=LEFT([.J663];3)" office:value-type="string" office:string-value="1/1" calcext:value-type="string">
            <text:p>1/1</text:p>
          </table:table-cell>
          <table:table-cell table:formula="of:=LEFT([.K663];3)" office:value-type="string" office:string-value="0/0" calcext:value-type="string">
            <text:p>0/0</text:p>
          </table:table-cell>
          <table:table-cell table:formula="of:=IF(OR(AND([.L663]=&quot;1/1&quot;;[.M663]=&quot;0/0&quot;);AND([.L663]=&quot;0/0&quot;;[.M6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229" calcext:value-type="float">
            <text:p>97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18.06" calcext:value-type="float">
            <text:p>81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3;SOR=1.022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32,57,0</text:p>
          </table:table-cell>
          <table:table-cell office:value-type="string" calcext:value-type="string">
            <text:p>0/0:8,0:8:24:0,24,284</text:p>
          </table:table-cell>
          <table:table-cell table:formula="of:=LEFT([.J664];3)" office:value-type="string" office:string-value="1/1" calcext:value-type="string">
            <text:p>1/1</text:p>
          </table:table-cell>
          <table:table-cell table:formula="of:=LEFT([.K664];3)" office:value-type="string" office:string-value="0/0" calcext:value-type="string">
            <text:p>0/0</text:p>
          </table:table-cell>
          <table:table-cell table:formula="of:=IF(OR(AND([.L664]=&quot;1/1&quot;;[.M664]=&quot;0/0&quot;);AND([.L664]=&quot;0/0&quot;;[.M6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266" calcext:value-type="float">
            <text:p>972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88.06" calcext:value-type="float">
            <text:p>78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;SOR=0.693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02,54,0</text:p>
          </table:table-cell>
          <table:table-cell office:value-type="string" calcext:value-type="string">
            <text:p>0/0:12,0:12:35:0,35,387</text:p>
          </table:table-cell>
          <table:table-cell table:formula="of:=LEFT([.J665];3)" office:value-type="string" office:string-value="1/1" calcext:value-type="string">
            <text:p>1/1</text:p>
          </table:table-cell>
          <table:table-cell table:formula="of:=LEFT([.K665];3)" office:value-type="string" office:string-value="0/0" calcext:value-type="string">
            <text:p>0/0</text:p>
          </table:table-cell>
          <table:table-cell table:formula="of:=IF(OR(AND([.L665]=&quot;1/1&quot;;[.M665]=&quot;0/0&quot;);AND([.L665]=&quot;0/0&quot;;[.M6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268" calcext:value-type="float">
            <text:p>97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788.06" calcext:value-type="float">
            <text:p>78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9;SOR=0.693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02,54,0</text:p>
          </table:table-cell>
          <table:table-cell office:value-type="string" calcext:value-type="string">
            <text:p>0/0:12,0:12:36:0,36,440</text:p>
          </table:table-cell>
          <table:table-cell table:formula="of:=LEFT([.J666];3)" office:value-type="string" office:string-value="1/1" calcext:value-type="string">
            <text:p>1/1</text:p>
          </table:table-cell>
          <table:table-cell table:formula="of:=LEFT([.K666];3)" office:value-type="string" office:string-value="0/0" calcext:value-type="string">
            <text:p>0/0</text:p>
          </table:table-cell>
          <table:table-cell table:formula="of:=IF(OR(AND([.L666]=&quot;1/1&quot;;[.M666]=&quot;0/0&quot;);AND([.L666]=&quot;0/0&quot;;[.M6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361" calcext:value-type="float">
            <text:p>973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88.06" calcext:value-type="float">
            <text:p>68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94;SOR=0.941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2,48,0</text:p>
          </table:table-cell>
          <table:table-cell office:value-type="string" calcext:value-type="string">
            <text:p>0/0:15,0:15:45:0,45,520</text:p>
          </table:table-cell>
          <table:table-cell table:formula="of:=LEFT([.J667];3)" office:value-type="string" office:string-value="1/1" calcext:value-type="string">
            <text:p>1/1</text:p>
          </table:table-cell>
          <table:table-cell table:formula="of:=LEFT([.K667];3)" office:value-type="string" office:string-value="0/0" calcext:value-type="string">
            <text:p>0/0</text:p>
          </table:table-cell>
          <table:table-cell table:formula="of:=IF(OR(AND([.L667]=&quot;1/1&quot;;[.M667]=&quot;0/0&quot;);AND([.L667]=&quot;0/0&quot;;[.M6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375" calcext:value-type="float">
            <text:p>973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9;SOR=0.818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16,0:16:48:0,48,572</text:p>
          </table:table-cell>
          <table:table-cell table:formula="of:=LEFT([.J668];3)" office:value-type="string" office:string-value="1/1" calcext:value-type="string">
            <text:p>1/1</text:p>
          </table:table-cell>
          <table:table-cell table:formula="of:=LEFT([.K668];3)" office:value-type="string" office:string-value="0/0" calcext:value-type="string">
            <text:p>0/0</text:p>
          </table:table-cell>
          <table:table-cell table:formula="of:=IF(OR(AND([.L668]=&quot;1/1&quot;;[.M668]=&quot;0/0&quot;);AND([.L668]=&quot;0/0&quot;;[.M6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384" calcext:value-type="float">
            <text:p>973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C</text:p>
          </table:table-cell>
          <table:table-cell office:value-type="string" calcext:value-type="string">
            <text:p>A</text:p>
          </table:table-cell>
          <table:table-cell office:value-type="float" office:value="706.03" calcext:value-type="float">
            <text:p>70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6;SOR=0.941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20,48,0</text:p>
          </table:table-cell>
          <table:table-cell office:value-type="string" calcext:value-type="string">
            <text:p>0/0:13,0:13:39:0,39,566</text:p>
          </table:table-cell>
          <table:table-cell table:formula="of:=LEFT([.J669];3)" office:value-type="string" office:string-value="1/1" calcext:value-type="string">
            <text:p>1/1</text:p>
          </table:table-cell>
          <table:table-cell table:formula="of:=LEFT([.K669];3)" office:value-type="string" office:string-value="0/0" calcext:value-type="string">
            <text:p>0/0</text:p>
          </table:table-cell>
          <table:table-cell table:formula="of:=IF(OR(AND([.L669]=&quot;1/1&quot;;[.M669]=&quot;0/0&quot;);AND([.L669]=&quot;0/0&quot;;[.M6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464" calcext:value-type="float">
            <text:p>974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53.05" calcext:value-type="float">
            <text:p>35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43;SOR=3.056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67,27,0</text:p>
          </table:table-cell>
          <table:table-cell office:value-type="string" calcext:value-type="string">
            <text:p>0/0:10,0:10:30:0,30,361</text:p>
          </table:table-cell>
          <table:table-cell table:formula="of:=LEFT([.J670];3)" office:value-type="string" office:string-value="1/1" calcext:value-type="string">
            <text:p>1/1</text:p>
          </table:table-cell>
          <table:table-cell table:formula="of:=LEFT([.K670];3)" office:value-type="string" office:string-value="0/0" calcext:value-type="string">
            <text:p>0/0</text:p>
          </table:table-cell>
          <table:table-cell table:formula="of:=IF(OR(AND([.L670]=&quot;1/1&quot;;[.M670]=&quot;0/0&quot;);AND([.L670]=&quot;0/0&quot;;[.M6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484" calcext:value-type="float">
            <text:p>974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40.04" calcext:value-type="float">
            <text:p>340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7;SOR=2.83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54,24,0</text:p>
          </table:table-cell>
          <table:table-cell office:value-type="string" calcext:value-type="string">
            <text:p>0/0:12,0:12:36:0,36,436</text:p>
          </table:table-cell>
          <table:table-cell table:formula="of:=LEFT([.J671];3)" office:value-type="string" office:string-value="1/1" calcext:value-type="string">
            <text:p>1/1</text:p>
          </table:table-cell>
          <table:table-cell table:formula="of:=LEFT([.K671];3)" office:value-type="string" office:string-value="0/0" calcext:value-type="string">
            <text:p>0/0</text:p>
          </table:table-cell>
          <table:table-cell table:formula="of:=IF(OR(AND([.L671]=&quot;1/1&quot;;[.M671]=&quot;0/0&quot;);AND([.L671]=&quot;0/0&quot;;[.M6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491" calcext:value-type="float">
            <text:p>974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AC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4;SOR=4.174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2,0:12:36:0,36,540</text:p>
          </table:table-cell>
          <table:table-cell table:formula="of:=LEFT([.J672];3)" office:value-type="string" office:string-value="1/1" calcext:value-type="string">
            <text:p>1/1</text:p>
          </table:table-cell>
          <table:table-cell table:formula="of:=LEFT([.K672];3)" office:value-type="string" office:string-value="0/0" calcext:value-type="string">
            <text:p>0/0</text:p>
          </table:table-cell>
          <table:table-cell table:formula="of:=IF(OR(AND([.L672]=&quot;1/1&quot;;[.M672]=&quot;0/0&quot;);AND([.L672]=&quot;0/0&quot;;[.M6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532" calcext:value-type="float">
            <text:p>975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95.02" calcext:value-type="float">
            <text:p>29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4;SOR=2.584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09,21,0</text:p>
          </table:table-cell>
          <table:table-cell office:value-type="string" calcext:value-type="string">
            <text:p>0/0:11,0:11:33:0,33,407</text:p>
          </table:table-cell>
          <table:table-cell table:formula="of:=LEFT([.J673];3)" office:value-type="string" office:string-value="1/1" calcext:value-type="string">
            <text:p>1/1</text:p>
          </table:table-cell>
          <table:table-cell table:formula="of:=LEFT([.K673];3)" office:value-type="string" office:string-value="0/0" calcext:value-type="string">
            <text:p>0/0</text:p>
          </table:table-cell>
          <table:table-cell table:formula="of:=IF(OR(AND([.L673]=&quot;1/1&quot;;[.M673]=&quot;0/0&quot;);AND([.L673]=&quot;0/0&quot;;[.M6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535" calcext:value-type="float">
            <text:p>975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294.98" calcext:value-type="float">
            <text:p>294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6;SOR=2.584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09,21,0</text:p>
          </table:table-cell>
          <table:table-cell office:value-type="string" calcext:value-type="string">
            <text:p>0/0:11,0:11:33:0,33,379</text:p>
          </table:table-cell>
          <table:table-cell table:formula="of:=LEFT([.J674];3)" office:value-type="string" office:string-value="1/1" calcext:value-type="string">
            <text:p>1/1</text:p>
          </table:table-cell>
          <table:table-cell table:formula="of:=LEFT([.K674];3)" office:value-type="string" office:string-value="0/0" calcext:value-type="string">
            <text:p>0/0</text:p>
          </table:table-cell>
          <table:table-cell table:formula="of:=IF(OR(AND([.L674]=&quot;1/1&quot;;[.M674]=&quot;0/0&quot;);AND([.L674]=&quot;0/0&quot;;[.M6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792" calcext:value-type="float">
            <text:p>977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7.92;SOR=1.022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5,0:5:15:0,15,176</text:p>
          </table:table-cell>
          <table:table-cell table:formula="of:=LEFT([.J675];3)" office:value-type="string" office:string-value="1/1" calcext:value-type="string">
            <text:p>1/1</text:p>
          </table:table-cell>
          <table:table-cell table:formula="of:=LEFT([.K675];3)" office:value-type="string" office:string-value="0/0" calcext:value-type="string">
            <text:p>0/0</text:p>
          </table:table-cell>
          <table:table-cell table:formula="of:=IF(OR(AND([.L675]=&quot;1/1&quot;;[.M675]=&quot;0/0&quot;);AND([.L675]=&quot;0/0&quot;;[.M6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795" calcext:value-type="float">
            <text:p>977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2.97" calcext:value-type="float">
            <text:p>242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4;SOR=0.69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57,18,0</text:p>
          </table:table-cell>
          <table:table-cell office:value-type="string" calcext:value-type="string">
            <text:p>0/0:5,0:5:15:0,15,158</text:p>
          </table:table-cell>
          <table:table-cell table:formula="of:=LEFT([.J676];3)" office:value-type="string" office:string-value="1/1" calcext:value-type="string">
            <text:p>1/1</text:p>
          </table:table-cell>
          <table:table-cell table:formula="of:=LEFT([.K676];3)" office:value-type="string" office:string-value="0/0" calcext:value-type="string">
            <text:p>0/0</text:p>
          </table:table-cell>
          <table:table-cell table:formula="of:=IF(OR(AND([.L676]=&quot;1/1&quot;;[.M676]=&quot;0/0&quot;);AND([.L676]=&quot;0/0&quot;;[.M6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865" calcext:value-type="float">
            <text:p>978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;SOR=0.94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6,0:6:18:0,18,206</text:p>
          </table:table-cell>
          <table:table-cell table:formula="of:=LEFT([.J677];3)" office:value-type="string" office:string-value="1/1" calcext:value-type="string">
            <text:p>1/1</text:p>
          </table:table-cell>
          <table:table-cell table:formula="of:=LEFT([.K677];3)" office:value-type="string" office:string-value="0/0" calcext:value-type="string">
            <text:p>0/0</text:p>
          </table:table-cell>
          <table:table-cell table:formula="of:=IF(OR(AND([.L677]=&quot;1/1&quot;;[.M677]=&quot;0/0&quot;);AND([.L677]=&quot;0/0&quot;;[.M6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866" calcext:value-type="float">
            <text:p>978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3;SOR=0.94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6,0:6:18:0,18,215</text:p>
          </table:table-cell>
          <table:table-cell table:formula="of:=LEFT([.J678];3)" office:value-type="string" office:string-value="1/1" calcext:value-type="string">
            <text:p>1/1</text:p>
          </table:table-cell>
          <table:table-cell table:formula="of:=LEFT([.K678];3)" office:value-type="string" office:string-value="0/0" calcext:value-type="string">
            <text:p>0/0</text:p>
          </table:table-cell>
          <table:table-cell table:formula="of:=IF(OR(AND([.L678]=&quot;1/1&quot;;[.M678]=&quot;0/0&quot;);AND([.L678]=&quot;0/0&quot;;[.M6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894" calcext:value-type="float">
            <text:p>978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6;SOR=1.32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8,0:8:24:0,24,263</text:p>
          </table:table-cell>
          <table:table-cell table:formula="of:=LEFT([.J679];3)" office:value-type="string" office:string-value="1/1" calcext:value-type="string">
            <text:p>1/1</text:p>
          </table:table-cell>
          <table:table-cell table:formula="of:=LEFT([.K679];3)" office:value-type="string" office:string-value="0/0" calcext:value-type="string">
            <text:p>0/0</text:p>
          </table:table-cell>
          <table:table-cell table:formula="of:=IF(OR(AND([.L679]=&quot;1/1&quot;;[.M679]=&quot;0/0&quot;);AND([.L679]=&quot;0/0&quot;;[.M67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895" calcext:value-type="float">
            <text:p>978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08;SOR=1.32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8,0:8:24:0,24,267</text:p>
          </table:table-cell>
          <table:table-cell table:formula="of:=LEFT([.J680];3)" office:value-type="string" office:string-value="1/1" calcext:value-type="string">
            <text:p>1/1</text:p>
          </table:table-cell>
          <table:table-cell table:formula="of:=LEFT([.K680];3)" office:value-type="string" office:string-value="0/0" calcext:value-type="string">
            <text:p>0/0</text:p>
          </table:table-cell>
          <table:table-cell table:formula="of:=IF(OR(AND([.L680]=&quot;1/1&quot;;[.M680]=&quot;0/0&quot;);AND([.L680]=&quot;0/0&quot;;[.M68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896" calcext:value-type="float">
            <text:p>978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74;SOR=1.32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7,0:7:21:0,21,257</text:p>
          </table:table-cell>
          <table:table-cell table:formula="of:=LEFT([.J681];3)" office:value-type="string" office:string-value="1/1" calcext:value-type="string">
            <text:p>1/1</text:p>
          </table:table-cell>
          <table:table-cell table:formula="of:=LEFT([.K681];3)" office:value-type="string" office:string-value="0/0" calcext:value-type="string">
            <text:p>0/0</text:p>
          </table:table-cell>
          <table:table-cell table:formula="of:=IF(OR(AND([.L681]=&quot;1/1&quot;;[.M681]=&quot;0/0&quot;);AND([.L681]=&quot;0/0&quot;;[.M68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907" calcext:value-type="float">
            <text:p>979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2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0,0:10:30:0,30,366</text:p>
          </table:table-cell>
          <table:table-cell table:formula="of:=LEFT([.J682];3)" office:value-type="string" office:string-value="1/1" calcext:value-type="string">
            <text:p>1/1</text:p>
          </table:table-cell>
          <table:table-cell table:formula="of:=LEFT([.K682];3)" office:value-type="string" office:string-value="0/0" calcext:value-type="string">
            <text:p>0/0</text:p>
          </table:table-cell>
          <table:table-cell table:formula="of:=IF(OR(AND([.L682]=&quot;1/1&quot;;[.M682]=&quot;0/0&quot;);AND([.L682]=&quot;0/0&quot;;[.M68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908" calcext:value-type="float">
            <text:p>979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61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0,0:10:30:0,30,360</text:p>
          </table:table-cell>
          <table:table-cell table:formula="of:=LEFT([.J683];3)" office:value-type="string" office:string-value="1/1" calcext:value-type="string">
            <text:p>1/1</text:p>
          </table:table-cell>
          <table:table-cell table:formula="of:=LEFT([.K683];3)" office:value-type="string" office:string-value="0/0" calcext:value-type="string">
            <text:p>0/0</text:p>
          </table:table-cell>
          <table:table-cell table:formula="of:=IF(OR(AND([.L683]=&quot;1/1&quot;;[.M683]=&quot;0/0&quot;);AND([.L683]=&quot;0/0&quot;;[.M68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916" calcext:value-type="float">
            <text:p>979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5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403</text:p>
          </table:table-cell>
          <table:table-cell table:formula="of:=LEFT([.J684];3)" office:value-type="string" office:string-value="1/1" calcext:value-type="string">
            <text:p>1/1</text:p>
          </table:table-cell>
          <table:table-cell table:formula="of:=LEFT([.K684];3)" office:value-type="string" office:string-value="0/0" calcext:value-type="string">
            <text:p>0/0</text:p>
          </table:table-cell>
          <table:table-cell table:formula="of:=IF(OR(AND([.L684]=&quot;1/1&quot;;[.M684]=&quot;0/0&quot;);AND([.L684]=&quot;0/0&quot;;[.M6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947" calcext:value-type="float">
            <text:p>979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97.96" calcext:value-type="float">
            <text:p>197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8;SOR=1.981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2,15,0</text:p>
          </table:table-cell>
          <table:table-cell office:value-type="string" calcext:value-type="string">
            <text:p>0/0:10,0:10:30:0,30,375</text:p>
          </table:table-cell>
          <table:table-cell table:formula="of:=LEFT([.J685];3)" office:value-type="string" office:string-value="1/1" calcext:value-type="string">
            <text:p>1/1</text:p>
          </table:table-cell>
          <table:table-cell table:formula="of:=LEFT([.K685];3)" office:value-type="string" office:string-value="0/0" calcext:value-type="string">
            <text:p>0/0</text:p>
          </table:table-cell>
          <table:table-cell table:formula="of:=IF(OR(AND([.L685]=&quot;1/1&quot;;[.M685]=&quot;0/0&quot;);AND([.L685]=&quot;0/0&quot;;[.M6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7963" calcext:value-type="float">
            <text:p>979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74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8,0:8:24:0,24,292</text:p>
          </table:table-cell>
          <table:table-cell table:formula="of:=LEFT([.J686];3)" office:value-type="string" office:string-value="1/1" calcext:value-type="string">
            <text:p>1/1</text:p>
          </table:table-cell>
          <table:table-cell table:formula="of:=LEFT([.K686];3)" office:value-type="string" office:string-value="0/0" calcext:value-type="string">
            <text:p>0/0</text:p>
          </table:table-cell>
          <table:table-cell table:formula="of:=IF(OR(AND([.L686]=&quot;1/1&quot;;[.M686]=&quot;0/0&quot;);AND([.L686]=&quot;0/0&quot;;[.M6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062" calcext:value-type="float">
            <text:p>980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17.05" calcext:value-type="float">
            <text:p>317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17;QD=31.65;SOR=1.40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31,27,0</text:p>
          </table:table-cell>
          <table:table-cell office:value-type="string" calcext:value-type="string">
            <text:p>0/0:8,0:8:24:0,24,293</text:p>
          </table:table-cell>
          <table:table-cell table:formula="of:=LEFT([.J687];3)" office:value-type="string" office:string-value="1/1" calcext:value-type="string">
            <text:p>1/1</text:p>
          </table:table-cell>
          <table:table-cell table:formula="of:=LEFT([.K687];3)" office:value-type="string" office:string-value="0/0" calcext:value-type="string">
            <text:p>0/0</text:p>
          </table:table-cell>
          <table:table-cell table:formula="of:=IF(OR(AND([.L687]=&quot;1/1&quot;;[.M687]=&quot;0/0&quot;);AND([.L687]=&quot;0/0&quot;;[.M68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092" calcext:value-type="float">
            <text:p>980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79.05" calcext:value-type="float">
            <text:p>279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1;SOR=1.40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293,27,0</text:p>
          </table:table-cell>
          <table:table-cell office:value-type="string" calcext:value-type="string">
            <text:p>0/0:8,0:8:24:0,24,292</text:p>
          </table:table-cell>
          <table:table-cell table:formula="of:=LEFT([.J688];3)" office:value-type="string" office:string-value="1/1" calcext:value-type="string">
            <text:p>1/1</text:p>
          </table:table-cell>
          <table:table-cell table:formula="of:=LEFT([.K688];3)" office:value-type="string" office:string-value="0/0" calcext:value-type="string">
            <text:p>0/0</text:p>
          </table:table-cell>
          <table:table-cell table:formula="of:=IF(OR(AND([.L688]=&quot;1/1&quot;;[.M688]=&quot;0/0&quot;);AND([.L688]=&quot;0/0&quot;;[.M68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185" calcext:value-type="float">
            <text:p>981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3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9,0:9:27:0,27,327</text:p>
          </table:table-cell>
          <table:table-cell table:formula="of:=LEFT([.J689];3)" office:value-type="string" office:string-value="1/1" calcext:value-type="string">
            <text:p>1/1</text:p>
          </table:table-cell>
          <table:table-cell table:formula="of:=LEFT([.K689];3)" office:value-type="string" office:string-value="0/0" calcext:value-type="string">
            <text:p>0/0</text:p>
          </table:table-cell>
          <table:table-cell table:formula="of:=IF(OR(AND([.L689]=&quot;1/1&quot;;[.M689]=&quot;0/0&quot;);AND([.L689]=&quot;0/0&quot;;[.M68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191" calcext:value-type="float">
            <text:p>98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38.04" calcext:value-type="float">
            <text:p>338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8;SOR=1.17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52,24,0</text:p>
          </table:table-cell>
          <table:table-cell office:value-type="string" calcext:value-type="string">
            <text:p>0/0:10,0:10:30:0,30,351</text:p>
          </table:table-cell>
          <table:table-cell table:formula="of:=LEFT([.J690];3)" office:value-type="string" office:string-value="1/1" calcext:value-type="string">
            <text:p>1/1</text:p>
          </table:table-cell>
          <table:table-cell table:formula="of:=LEFT([.K690];3)" office:value-type="string" office:string-value="0/0" calcext:value-type="string">
            <text:p>0/0</text:p>
          </table:table-cell>
          <table:table-cell table:formula="of:=IF(OR(AND([.L690]=&quot;1/1&quot;;[.M690]=&quot;0/0&quot;);AND([.L690]=&quot;0/0&quot;;[.M6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269" calcext:value-type="float">
            <text:p>98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CA</text:p>
          </table:table-cell>
          <table:table-cell office:value-type="string" calcext:value-type="string">
            <text:p>C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2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495</text:p>
          </table:table-cell>
          <table:table-cell table:formula="of:=LEFT([.J691];3)" office:value-type="string" office:string-value="1/1" calcext:value-type="string">
            <text:p>1/1</text:p>
          </table:table-cell>
          <table:table-cell table:formula="of:=LEFT([.K691];3)" office:value-type="string" office:string-value="0/0" calcext:value-type="string">
            <text:p>0/0</text:p>
          </table:table-cell>
          <table:table-cell table:formula="of:=IF(OR(AND([.L691]=&quot;1/1&quot;;[.M691]=&quot;0/0&quot;);AND([.L691]=&quot;0/0&quot;;[.M6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274" calcext:value-type="float">
            <text:p>98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5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368</text:p>
          </table:table-cell>
          <table:table-cell table:formula="of:=LEFT([.J692];3)" office:value-type="string" office:string-value="1/1" calcext:value-type="string">
            <text:p>1/1</text:p>
          </table:table-cell>
          <table:table-cell table:formula="of:=LEFT([.K692];3)" office:value-type="string" office:string-value="0/0" calcext:value-type="string">
            <text:p>0/0</text:p>
          </table:table-cell>
          <table:table-cell table:formula="of:=IF(OR(AND([.L692]=&quot;1/1&quot;;[.M692]=&quot;0/0&quot;);AND([.L692]=&quot;0/0&quot;;[.M69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277" calcext:value-type="float">
            <text:p>982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87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399</text:p>
          </table:table-cell>
          <table:table-cell table:formula="of:=LEFT([.J693];3)" office:value-type="string" office:string-value="1/1" calcext:value-type="string">
            <text:p>1/1</text:p>
          </table:table-cell>
          <table:table-cell table:formula="of:=LEFT([.K693];3)" office:value-type="string" office:string-value="0/0" calcext:value-type="string">
            <text:p>0/0</text:p>
          </table:table-cell>
          <table:table-cell table:formula="of:=IF(OR(AND([.L693]=&quot;1/1&quot;;[.M693]=&quot;0/0&quot;);AND([.L693]=&quot;0/0&quot;;[.M6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284" calcext:value-type="float">
            <text:p>982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64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1,0:11:33:0,33,407</text:p>
          </table:table-cell>
          <table:table-cell table:formula="of:=LEFT([.J694];3)" office:value-type="string" office:string-value="1/1" calcext:value-type="string">
            <text:p>1/1</text:p>
          </table:table-cell>
          <table:table-cell table:formula="of:=LEFT([.K694];3)" office:value-type="string" office:string-value="0/0" calcext:value-type="string">
            <text:p>0/0</text:p>
          </table:table-cell>
          <table:table-cell table:formula="of:=IF(OR(AND([.L694]=&quot;1/1&quot;;[.M694]=&quot;0/0&quot;);AND([.L694]=&quot;0/0&quot;;[.M6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328" calcext:value-type="float">
            <text:p>98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16.14" calcext:value-type="float">
            <text:p>11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4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30,12,0</text:p>
          </table:table-cell>
          <table:table-cell office:value-type="string" calcext:value-type="string">
            <text:p>0/0:11,0:11:32:0,32,343</text:p>
          </table:table-cell>
          <table:table-cell table:formula="of:=LEFT([.J695];3)" office:value-type="string" office:string-value="1/1" calcext:value-type="string">
            <text:p>1/1</text:p>
          </table:table-cell>
          <table:table-cell table:formula="of:=LEFT([.K695];3)" office:value-type="string" office:string-value="0/0" calcext:value-type="string">
            <text:p>0/0</text:p>
          </table:table-cell>
          <table:table-cell table:formula="of:=IF(OR(AND([.L695]=&quot;1/1&quot;;[.M695]=&quot;0/0&quot;);AND([.L695]=&quot;0/0&quot;;[.M6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389" calcext:value-type="float">
            <text:p>983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08.97" calcext:value-type="float">
            <text:p>208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83;SOR=3.912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23,18,0</text:p>
          </table:table-cell>
          <table:table-cell office:value-type="string" calcext:value-type="string">
            <text:p>0/0:8,0:8:24:0,24,279</text:p>
          </table:table-cell>
          <table:table-cell table:formula="of:=LEFT([.J696];3)" office:value-type="string" office:string-value="1/1" calcext:value-type="string">
            <text:p>1/1</text:p>
          </table:table-cell>
          <table:table-cell table:formula="of:=LEFT([.K696];3)" office:value-type="string" office:string-value="0/0" calcext:value-type="string">
            <text:p>0/0</text:p>
          </table:table-cell>
          <table:table-cell table:formula="of:=IF(OR(AND([.L696]=&quot;1/1&quot;;[.M696]=&quot;0/0&quot;);AND([.L696]=&quot;0/0&quot;;[.M6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452" calcext:value-type="float">
            <text:p>984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1.14" calcext:value-type="float">
            <text:p>131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9;SOR=0.69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5,12,0</text:p>
          </table:table-cell>
          <table:table-cell office:value-type="string" calcext:value-type="string">
            <text:p>0/0:4,0:4:12:0,12,149</text:p>
          </table:table-cell>
          <table:table-cell table:formula="of:=LEFT([.J697];3)" office:value-type="string" office:string-value="1/1" calcext:value-type="string">
            <text:p>1/1</text:p>
          </table:table-cell>
          <table:table-cell table:formula="of:=LEFT([.K697];3)" office:value-type="string" office:string-value="0/0" calcext:value-type="string">
            <text:p>0/0</text:p>
          </table:table-cell>
          <table:table-cell table:formula="of:=IF(OR(AND([.L697]=&quot;1/1&quot;;[.M697]=&quot;0/0&quot;);AND([.L697]=&quot;0/0&quot;;[.M6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487" calcext:value-type="float">
            <text:p>984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5;SOR=2.30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5,0:5:15:0,15,186</text:p>
          </table:table-cell>
          <table:table-cell table:formula="of:=LEFT([.J698];3)" office:value-type="string" office:string-value="1/1" calcext:value-type="string">
            <text:p>1/1</text:p>
          </table:table-cell>
          <table:table-cell table:formula="of:=LEFT([.K698];3)" office:value-type="string" office:string-value="0/0" calcext:value-type="string">
            <text:p>0/0</text:p>
          </table:table-cell>
          <table:table-cell table:formula="of:=IF(OR(AND([.L698]=&quot;1/1&quot;;[.M698]=&quot;0/0&quot;);AND([.L698]=&quot;0/0&quot;;[.M6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488" calcext:value-type="float">
            <text:p>984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3;SOR=2.30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5,0:5:15:0,15,188</text:p>
          </table:table-cell>
          <table:table-cell table:formula="of:=LEFT([.J699];3)" office:value-type="string" office:string-value="1/1" calcext:value-type="string">
            <text:p>1/1</text:p>
          </table:table-cell>
          <table:table-cell table:formula="of:=LEFT([.K699];3)" office:value-type="string" office:string-value="0/0" calcext:value-type="string">
            <text:p>0/0</text:p>
          </table:table-cell>
          <table:table-cell table:formula="of:=IF(OR(AND([.L699]=&quot;1/1&quot;;[.M699]=&quot;0/0&quot;);AND([.L699]=&quot;0/0&quot;;[.M6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530" calcext:value-type="float">
            <text:p>985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86;QD=33.95;SOR=2.83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15,9,0</text:p>
          </table:table-cell>
          <table:table-cell office:value-type="string" calcext:value-type="string">
            <text:p>0/0:4,0:4:12:0,12,149</text:p>
          </table:table-cell>
          <table:table-cell table:formula="of:=LEFT([.J700];3)" office:value-type="string" office:string-value="1/1" calcext:value-type="string">
            <text:p>1/1</text:p>
          </table:table-cell>
          <table:table-cell table:formula="of:=LEFT([.K700];3)" office:value-type="string" office:string-value="0/0" calcext:value-type="string">
            <text:p>0/0</text:p>
          </table:table-cell>
          <table:table-cell table:formula="of:=IF(OR(AND([.L700]=&quot;1/1&quot;;[.M700]=&quot;0/0&quot;);AND([.L700]=&quot;0/0&quot;;[.M7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539" calcext:value-type="float">
            <text:p>985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01.84" calcext:value-type="float">
            <text:p>10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86;QD=33.95;SOR=2.83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15,9,0</text:p>
          </table:table-cell>
          <table:table-cell office:value-type="string" calcext:value-type="string">
            <text:p>0/0:5,0:5:15:0,15,191</text:p>
          </table:table-cell>
          <table:table-cell table:formula="of:=LEFT([.J701];3)" office:value-type="string" office:string-value="1/1" calcext:value-type="string">
            <text:p>1/1</text:p>
          </table:table-cell>
          <table:table-cell table:formula="of:=LEFT([.K701];3)" office:value-type="string" office:string-value="0/0" calcext:value-type="string">
            <text:p>0/0</text:p>
          </table:table-cell>
          <table:table-cell table:formula="of:=IF(OR(AND([.L701]=&quot;1/1&quot;;[.M701]=&quot;0/0&quot;);AND([.L701]=&quot;0/0&quot;;[.M7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8829" calcext:value-type="float">
            <text:p>988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91.84" calcext:value-type="float">
            <text:p>9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3;QD=30.61;SOR=2.83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5,9,0</text:p>
          </table:table-cell>
          <table:table-cell office:value-type="string" calcext:value-type="string">
            <text:p>0/0:7,0:7:21:0,21,250</text:p>
          </table:table-cell>
          <table:table-cell table:formula="of:=LEFT([.J702];3)" office:value-type="string" office:string-value="1/1" calcext:value-type="string">
            <text:p>1/1</text:p>
          </table:table-cell>
          <table:table-cell table:formula="of:=LEFT([.K702];3)" office:value-type="string" office:string-value="0/0" calcext:value-type="string">
            <text:p>0/0</text:p>
          </table:table-cell>
          <table:table-cell table:formula="of:=IF(OR(AND([.L702]=&quot;1/1&quot;;[.M702]=&quot;0/0&quot;);AND([.L702]=&quot;0/0&quot;;[.M7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073" calcext:value-type="float">
            <text:p>99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98;QD=27.46;SOR=1.32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6,0:6:18:0,18,220</text:p>
          </table:table-cell>
          <table:table-cell table:formula="of:=LEFT([.J703];3)" office:value-type="string" office:string-value="1/1" calcext:value-type="string">
            <text:p>1/1</text:p>
          </table:table-cell>
          <table:table-cell table:formula="of:=LEFT([.K703];3)" office:value-type="string" office:string-value="0/0" calcext:value-type="string">
            <text:p>0/0</text:p>
          </table:table-cell>
          <table:table-cell table:formula="of:=IF(OR(AND([.L703]=&quot;1/1&quot;;[.M703]=&quot;0/0&quot;);AND([.L703]=&quot;0/0&quot;;[.M7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091" calcext:value-type="float">
            <text:p>990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92.02" calcext:value-type="float">
            <text:p>292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7;QD=28.52;SOR=0.941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06,21,0</text:p>
          </table:table-cell>
          <table:table-cell office:value-type="string" calcext:value-type="string">
            <text:p>0/0:8,0:8:24:0,24,289</text:p>
          </table:table-cell>
          <table:table-cell table:formula="of:=LEFT([.J704];3)" office:value-type="string" office:string-value="1/1" calcext:value-type="string">
            <text:p>1/1</text:p>
          </table:table-cell>
          <table:table-cell table:formula="of:=LEFT([.K704];3)" office:value-type="string" office:string-value="0/0" calcext:value-type="string">
            <text:p>0/0</text:p>
          </table:table-cell>
          <table:table-cell table:formula="of:=IF(OR(AND([.L704]=&quot;1/1&quot;;[.M704]=&quot;0/0&quot;);AND([.L704]=&quot;0/0&quot;;[.M7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144" calcext:value-type="float">
            <text:p>99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51;QD=25.27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0,0:10:30:0,30,348</text:p>
          </table:table-cell>
          <table:table-cell table:formula="of:=LEFT([.J705];3)" office:value-type="string" office:string-value="1/1" calcext:value-type="string">
            <text:p>1/1</text:p>
          </table:table-cell>
          <table:table-cell table:formula="of:=LEFT([.K705];3)" office:value-type="string" office:string-value="0/0" calcext:value-type="string">
            <text:p>0/0</text:p>
          </table:table-cell>
          <table:table-cell table:formula="of:=IF(OR(AND([.L705]=&quot;1/1&quot;;[.M705]=&quot;0/0&quot;);AND([.L705]=&quot;0/0&quot;;[.M70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156" calcext:value-type="float">
            <text:p>991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float" office:value="255.93" calcext:value-type="float">
            <text:p>255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51;QD=35.69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421</text:p>
          </table:table-cell>
          <table:table-cell table:formula="of:=LEFT([.J706];3)" office:value-type="string" office:string-value="1/1" calcext:value-type="string">
            <text:p>1/1</text:p>
          </table:table-cell>
          <table:table-cell table:formula="of:=LEFT([.K706];3)" office:value-type="string" office:string-value="0/0" calcext:value-type="string">
            <text:p>0/0</text:p>
          </table:table-cell>
          <table:table-cell table:formula="of:=IF(OR(AND([.L706]=&quot;1/1&quot;;[.M706]=&quot;0/0&quot;);AND([.L706]=&quot;0/0&quot;;[.M7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163" calcext:value-type="float">
            <text:p>99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51;QD=31.8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396</text:p>
          </table:table-cell>
          <table:table-cell table:formula="of:=LEFT([.J707];3)" office:value-type="string" office:string-value="1/1" calcext:value-type="string">
            <text:p>1/1</text:p>
          </table:table-cell>
          <table:table-cell table:formula="of:=LEFT([.K707];3)" office:value-type="string" office:string-value="0/0" calcext:value-type="string">
            <text:p>0/0</text:p>
          </table:table-cell>
          <table:table-cell table:formula="of:=IF(OR(AND([.L707]=&quot;1/1&quot;;[.M707]=&quot;0/0&quot;);AND([.L707]=&quot;0/0&quot;;[.M7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164" calcext:value-type="float">
            <text:p>991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4.51;QD=28.24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421</text:p>
          </table:table-cell>
          <table:table-cell table:formula="of:=LEFT([.J708];3)" office:value-type="string" office:string-value="1/1" calcext:value-type="string">
            <text:p>1/1</text:p>
          </table:table-cell>
          <table:table-cell table:formula="of:=LEFT([.K708];3)" office:value-type="string" office:string-value="0/0" calcext:value-type="string">
            <text:p>0/0</text:p>
          </table:table-cell>
          <table:table-cell table:formula="of:=IF(OR(AND([.L708]=&quot;1/1&quot;;[.M708]=&quot;0/0&quot;);AND([.L708]=&quot;0/0&quot;;[.M7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99183" calcext:value-type="float">
            <text:p>991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09;QD=33.76;SOR=2.30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1,0:11:33:0,33,417</text:p>
          </table:table-cell>
          <table:table-cell table:formula="of:=LEFT([.J709];3)" office:value-type="string" office:string-value="1/1" calcext:value-type="string">
            <text:p>1/1</text:p>
          </table:table-cell>
          <table:table-cell table:formula="of:=LEFT([.K709];3)" office:value-type="string" office:string-value="0/0" calcext:value-type="string">
            <text:p>0/0</text:p>
          </table:table-cell>
          <table:table-cell table:formula="of:=IF(OR(AND([.L709]=&quot;1/1&quot;;[.M709]=&quot;0/0&quot;);AND([.L709]=&quot;0/0&quot;;[.M7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024" calcext:value-type="float">
            <text:p>100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8.32" calcext:value-type="float">
            <text:p>6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6;SOR=0.693;DP=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80,6,0</text:p>
          </table:table-cell>
          <table:table-cell office:value-type="string" calcext:value-type="string">
            <text:p>0/0:3,0:3:9:0,9,112</text:p>
          </table:table-cell>
          <table:table-cell table:formula="of:=LEFT([.J710];3)" office:value-type="string" office:string-value="1/1" calcext:value-type="string">
            <text:p>1/1</text:p>
          </table:table-cell>
          <table:table-cell table:formula="of:=LEFT([.K710];3)" office:value-type="string" office:string-value="0/0" calcext:value-type="string">
            <text:p>0/0</text:p>
          </table:table-cell>
          <table:table-cell table:formula="of:=IF(OR(AND([.L710]=&quot;1/1&quot;;[.M710]=&quot;0/0&quot;);AND([.L710]=&quot;0/0&quot;;[.M7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037" calcext:value-type="float">
            <text:p>1000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70.32" calcext:value-type="float">
            <text:p>70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1;SOR=0.693;DP=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82,6,0</text:p>
          </table:table-cell>
          <table:table-cell office:value-type="string" calcext:value-type="string">
            <text:p>0/0:2,0:2:6:0,6,69</text:p>
          </table:table-cell>
          <table:table-cell table:formula="of:=LEFT([.J711];3)" office:value-type="string" office:string-value="1/1" calcext:value-type="string">
            <text:p>1/1</text:p>
          </table:table-cell>
          <table:table-cell table:formula="of:=LEFT([.K711];3)" office:value-type="string" office:string-value="0/0" calcext:value-type="string">
            <text:p>0/0</text:p>
          </table:table-cell>
          <table:table-cell table:formula="of:=IF(OR(AND([.L711]=&quot;1/1&quot;;[.M711]=&quot;0/0&quot;);AND([.L711]=&quot;0/0&quot;;[.M7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106" calcext:value-type="float">
            <text:p>1001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GT</text:p>
          </table:table-cell>
          <table:table-cell office:value-type="string" calcext:value-type="string">
            <text:p>C</text:p>
          </table:table-cell>
          <table:table-cell office:value-type="float" office:value="148.1" calcext:value-type="float">
            <text:p>148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3;QD=28.2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62,12,0</text:p>
          </table:table-cell>
          <table:table-cell office:value-type="string" calcext:value-type="string">
            <text:p>0/0:11,0:11:33:0,33,495</text:p>
          </table:table-cell>
          <table:table-cell table:formula="of:=LEFT([.J712];3)" office:value-type="string" office:string-value="1/1" calcext:value-type="string">
            <text:p>1/1</text:p>
          </table:table-cell>
          <table:table-cell table:formula="of:=LEFT([.K712];3)" office:value-type="string" office:string-value="0/0" calcext:value-type="string">
            <text:p>0/0</text:p>
          </table:table-cell>
          <table:table-cell table:formula="of:=IF(OR(AND([.L712]=&quot;1/1&quot;;[.M712]=&quot;0/0&quot;);AND([.L712]=&quot;0/0&quot;;[.M7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112" calcext:value-type="float">
            <text:p>1001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8.14" calcext:value-type="float">
            <text:p>148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3;QD=27.28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62,12,0</text:p>
          </table:table-cell>
          <table:table-cell office:value-type="string" calcext:value-type="string">
            <text:p>0/0:14,0:14:42:0,42,481</text:p>
          </table:table-cell>
          <table:table-cell table:formula="of:=LEFT([.J713];3)" office:value-type="string" office:string-value="1/1" calcext:value-type="string">
            <text:p>1/1</text:p>
          </table:table-cell>
          <table:table-cell table:formula="of:=LEFT([.K713];3)" office:value-type="string" office:string-value="0/0" calcext:value-type="string">
            <text:p>0/0</text:p>
          </table:table-cell>
          <table:table-cell table:formula="of:=IF(OR(AND([.L713]=&quot;1/1&quot;;[.M713]=&quot;0/0&quot;);AND([.L713]=&quot;0/0&quot;;[.M7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118" calcext:value-type="float">
            <text:p>1001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CG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9;QD=24.86;SOR=0.69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5,0:15:45:0,45,675</text:p>
          </table:table-cell>
          <table:table-cell table:formula="of:=LEFT([.J714];3)" office:value-type="string" office:string-value="1/1" calcext:value-type="string">
            <text:p>1/1</text:p>
          </table:table-cell>
          <table:table-cell table:formula="of:=LEFT([.K714];3)" office:value-type="string" office:string-value="0/0" calcext:value-type="string">
            <text:p>0/0</text:p>
          </table:table-cell>
          <table:table-cell table:formula="of:=IF(OR(AND([.L714]=&quot;1/1&quot;;[.M714]=&quot;0/0&quot;);AND([.L714]=&quot;0/0&quot;;[.M7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133" calcext:value-type="float">
            <text:p>1001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7.97" calcext:value-type="float">
            <text:p>167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92;QD=28;SOR=1.32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182,18,0</text:p>
          </table:table-cell>
          <table:table-cell office:value-type="string" calcext:value-type="string">
            <text:p>0/0:17,0:17:51:0,51,580</text:p>
          </table:table-cell>
          <table:table-cell table:formula="of:=LEFT([.J715];3)" office:value-type="string" office:string-value="1/1" calcext:value-type="string">
            <text:p>1/1</text:p>
          </table:table-cell>
          <table:table-cell table:formula="of:=LEFT([.K715];3)" office:value-type="string" office:string-value="0/0" calcext:value-type="string">
            <text:p>0/0</text:p>
          </table:table-cell>
          <table:table-cell table:formula="of:=IF(OR(AND([.L715]=&quot;1/1&quot;;[.M715]=&quot;0/0&quot;);AND([.L715]=&quot;0/0&quot;;[.M7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196" calcext:value-type="float">
            <text:p>1001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10.73" calcext:value-type="float">
            <text:p>210.7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4.26;MQ=60;MQRankSum=0;QD=26.34;ReadPosRankSum=-0.489;SOR=1.447;DP=2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7:218,0,7</text:p>
          </table:table-cell>
          <table:table-cell office:value-type="string" calcext:value-type="string">
            <text:p>0/0:17,0:17:51:0,51,618</text:p>
          </table:table-cell>
          <table:table-cell table:formula="of:=LEFT([.J716];3)" office:value-type="string" office:string-value="0/1" calcext:value-type="string">
            <text:p>0/1</text:p>
          </table:table-cell>
          <table:table-cell table:formula="of:=LEFT([.K716];3)" office:value-type="string" office:string-value="0/0" calcext:value-type="string">
            <text:p>0/0</text:p>
          </table:table-cell>
          <table:table-cell table:formula="of:=IF(OR(AND([.L716]=&quot;1/1&quot;;[.M716]=&quot;0/0&quot;);AND([.L716]=&quot;0/0&quot;;[.M71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250" calcext:value-type="float">
            <text:p>1002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00.97" calcext:value-type="float">
            <text:p>200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7;QD=33.5;SOR=1.32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5,18,0</text:p>
          </table:table-cell>
          <table:table-cell office:value-type="string" calcext:value-type="string">
            <text:p>0/0:7,0:7:21:0,21,256</text:p>
          </table:table-cell>
          <table:table-cell table:formula="of:=LEFT([.J717];3)" office:value-type="string" office:string-value="1/1" calcext:value-type="string">
            <text:p>1/1</text:p>
          </table:table-cell>
          <table:table-cell table:formula="of:=LEFT([.K717];3)" office:value-type="string" office:string-value="0/0" calcext:value-type="string">
            <text:p>0/0</text:p>
          </table:table-cell>
          <table:table-cell table:formula="of:=IF(OR(AND([.L717]=&quot;1/1&quot;;[.M717]=&quot;0/0&quot;);AND([.L717]=&quot;0/0&quot;;[.M7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275" calcext:value-type="float">
            <text:p>1002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7;QD=34.54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5,0:5:15:0,15,182</text:p>
          </table:table-cell>
          <table:table-cell table:formula="of:=LEFT([.J718];3)" office:value-type="string" office:string-value="1/1" calcext:value-type="string">
            <text:p>1/1</text:p>
          </table:table-cell>
          <table:table-cell table:formula="of:=LEFT([.K718];3)" office:value-type="string" office:string-value="0/0" calcext:value-type="string">
            <text:p>0/0</text:p>
          </table:table-cell>
          <table:table-cell table:formula="of:=IF(OR(AND([.L718]=&quot;1/1&quot;;[.M718]=&quot;0/0&quot;);AND([.L718]=&quot;0/0&quot;;[.M7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276" calcext:value-type="float">
            <text:p>1002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7;QD=32.37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5,0:5:15:0,15,186</text:p>
          </table:table-cell>
          <table:table-cell table:formula="of:=LEFT([.J719];3)" office:value-type="string" office:string-value="1/1" calcext:value-type="string">
            <text:p>1/1</text:p>
          </table:table-cell>
          <table:table-cell table:formula="of:=LEFT([.K719];3)" office:value-type="string" office:string-value="0/0" calcext:value-type="string">
            <text:p>0/0</text:p>
          </table:table-cell>
          <table:table-cell table:formula="of:=IF(OR(AND([.L719]=&quot;1/1&quot;;[.M719]=&quot;0/0&quot;);AND([.L719]=&quot;0/0&quot;;[.M7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46" calcext:value-type="float">
            <text:p>1003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CGCA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21;SOR=1.86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5,0:5:15:0,15,225</text:p>
          </table:table-cell>
          <table:table-cell table:formula="of:=LEFT([.J720];3)" office:value-type="string" office:string-value="1/1" calcext:value-type="string">
            <text:p>1/1</text:p>
          </table:table-cell>
          <table:table-cell table:formula="of:=LEFT([.K720];3)" office:value-type="string" office:string-value="0/0" calcext:value-type="string">
            <text:p>0/0</text:p>
          </table:table-cell>
          <table:table-cell table:formula="of:=IF(OR(AND([.L720]=&quot;1/1&quot;;[.M720]=&quot;0/0&quot;);AND([.L720]=&quot;0/0&quot;;[.M7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53" calcext:value-type="float">
            <text:p>100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49;SOR=1.86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5,0:5:15:0,15,190</text:p>
          </table:table-cell>
          <table:table-cell table:formula="of:=LEFT([.J721];3)" office:value-type="string" office:string-value="1/1" calcext:value-type="string">
            <text:p>1/1</text:p>
          </table:table-cell>
          <table:table-cell table:formula="of:=LEFT([.K721];3)" office:value-type="string" office:string-value="0/0" calcext:value-type="string">
            <text:p>0/0</text:p>
          </table:table-cell>
          <table:table-cell table:formula="of:=IF(OR(AND([.L721]=&quot;1/1&quot;;[.M721]=&quot;0/0&quot;);AND([.L721]=&quot;0/0&quot;;[.M7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60" calcext:value-type="float">
            <text:p>1003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4;SOR=2.83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5,0:5:15:0,15,186</text:p>
          </table:table-cell>
          <table:table-cell table:formula="of:=LEFT([.J722];3)" office:value-type="string" office:string-value="1/1" calcext:value-type="string">
            <text:p>1/1</text:p>
          </table:table-cell>
          <table:table-cell table:formula="of:=LEFT([.K722];3)" office:value-type="string" office:string-value="0/0" calcext:value-type="string">
            <text:p>0/0</text:p>
          </table:table-cell>
          <table:table-cell table:formula="of:=IF(OR(AND([.L722]=&quot;1/1&quot;;[.M722]=&quot;0/0&quot;);AND([.L722]=&quot;0/0&quot;;[.M7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65" calcext:value-type="float">
            <text:p>1003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10.06" calcext:value-type="float">
            <text:p>41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02;SOR=2.30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24,30,0</text:p>
          </table:table-cell>
          <table:table-cell office:value-type="string" calcext:value-type="string">
            <text:p>0/0:5,0:5:15:0,15,189</text:p>
          </table:table-cell>
          <table:table-cell table:formula="of:=LEFT([.J723];3)" office:value-type="string" office:string-value="1/1" calcext:value-type="string">
            <text:p>1/1</text:p>
          </table:table-cell>
          <table:table-cell table:formula="of:=LEFT([.K723];3)" office:value-type="string" office:string-value="0/0" calcext:value-type="string">
            <text:p>0/0</text:p>
          </table:table-cell>
          <table:table-cell table:formula="of:=IF(OR(AND([.L723]=&quot;1/1&quot;;[.M723]=&quot;0/0&quot;);AND([.L723]=&quot;0/0&quot;;[.M7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82" calcext:value-type="float">
            <text:p>1003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29.06" calcext:value-type="float">
            <text:p>42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2;SOR=2.30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3,30,0</text:p>
          </table:table-cell>
          <table:table-cell office:value-type="string" calcext:value-type="string">
            <text:p>0/0:4,0:4:12:0,12,149</text:p>
          </table:table-cell>
          <table:table-cell table:formula="of:=LEFT([.J724];3)" office:value-type="string" office:string-value="1/1" calcext:value-type="string">
            <text:p>1/1</text:p>
          </table:table-cell>
          <table:table-cell table:formula="of:=LEFT([.K724];3)" office:value-type="string" office:string-value="0/0" calcext:value-type="string">
            <text:p>0/0</text:p>
          </table:table-cell>
          <table:table-cell table:formula="of:=IF(OR(AND([.L724]=&quot;1/1&quot;;[.M724]=&quot;0/0&quot;);AND([.L724]=&quot;0/0&quot;;[.M7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88" calcext:value-type="float">
            <text:p>1003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31;SOR=2.09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4,0:4:12:0,12,143</text:p>
          </table:table-cell>
          <table:table-cell table:formula="of:=LEFT([.J725];3)" office:value-type="string" office:string-value="1/1" calcext:value-type="string">
            <text:p>1/1</text:p>
          </table:table-cell>
          <table:table-cell table:formula="of:=LEFT([.K725];3)" office:value-type="string" office:string-value="0/0" calcext:value-type="string">
            <text:p>0/0</text:p>
          </table:table-cell>
          <table:table-cell table:formula="of:=IF(OR(AND([.L725]=&quot;1/1&quot;;[.M725]=&quot;0/0&quot;);AND([.L725]=&quot;0/0&quot;;[.M7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396" calcext:value-type="float">
            <text:p>1003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1;SOR=2.0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6,0:6:18:0,18,228</text:p>
          </table:table-cell>
          <table:table-cell table:formula="of:=LEFT([.J726];3)" office:value-type="string" office:string-value="1/1" calcext:value-type="string">
            <text:p>1/1</text:p>
          </table:table-cell>
          <table:table-cell table:formula="of:=LEFT([.K726];3)" office:value-type="string" office:string-value="0/0" calcext:value-type="string">
            <text:p>0/0</text:p>
          </table:table-cell>
          <table:table-cell table:formula="of:=IF(OR(AND([.L726]=&quot;1/1&quot;;[.M726]=&quot;0/0&quot;);AND([.L726]=&quot;0/0&quot;;[.M7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410" calcext:value-type="float">
            <text:p>1004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33.81" calcext:value-type="float">
            <text:p>233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6.021;MQ=60;MQRankSum=0;QD=29.23;ReadPosRankSum=1.534;SOR=2.526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4:241,0,4</text:p>
          </table:table-cell>
          <table:table-cell office:value-type="string" calcext:value-type="string">
            <text:p>0/0:5,0:5:15:0,15,189</text:p>
          </table:table-cell>
          <table:table-cell table:formula="of:=LEFT([.J727];3)" office:value-type="string" office:string-value="0/1" calcext:value-type="string">
            <text:p>0/1</text:p>
          </table:table-cell>
          <table:table-cell table:formula="of:=LEFT([.K727];3)" office:value-type="string" office:string-value="0/0" calcext:value-type="string">
            <text:p>0/0</text:p>
          </table:table-cell>
          <table:table-cell table:formula="of:=IF(OR(AND([.L727]=&quot;1/1&quot;;[.M727]=&quot;0/0&quot;);AND([.L727]=&quot;0/0&quot;;[.M72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423" calcext:value-type="float">
            <text:p>1004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CAT</text:p>
          </table:table-cell>
          <table:table-cell office:value-type="float" office:value="367.61" calcext:value-type="float">
            <text:p>367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645;ExcessHet=0;FS=5.229;MQ=60;MQRankSum=0;QD=31.3;ReadPosRankSum=0.126;SOR=1.996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15:375,0,15</text:p>
          </table:table-cell>
          <table:table-cell office:value-type="string" calcext:value-type="string">
            <text:p>0/0:7,0:7:21:0,21,315</text:p>
          </table:table-cell>
          <table:table-cell table:formula="of:=LEFT([.J728];3)" office:value-type="string" office:string-value="0/1" calcext:value-type="string">
            <text:p>0/1</text:p>
          </table:table-cell>
          <table:table-cell table:formula="of:=LEFT([.K728];3)" office:value-type="string" office:string-value="0/0" calcext:value-type="string">
            <text:p>0/0</text:p>
          </table:table-cell>
          <table:table-cell table:formula="of:=IF(OR(AND([.L728]=&quot;1/1&quot;;[.M728]=&quot;0/0&quot;);AND([.L728]=&quot;0/0&quot;;[.M72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428" calcext:value-type="float">
            <text:p>1004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TC</text:p>
          </table:table-cell>
          <table:table-cell office:value-type="float" office:value="409.63" calcext:value-type="float">
            <text:p>409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036;ExcessHet=0;FS=4.393;MQ=60;MQRankSum=0;QD=32.07;ReadPosRankSum=-0.385;SOR=1.447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9,0:9:27:0,27,405</text:p>
          </table:table-cell>
          <table:table-cell table:formula="of:=LEFT([.J729];3)" office:value-type="string" office:string-value="0/1" calcext:value-type="string">
            <text:p>0/1</text:p>
          </table:table-cell>
          <table:table-cell table:formula="of:=LEFT([.K729];3)" office:value-type="string" office:string-value="0/0" calcext:value-type="string">
            <text:p>0/0</text:p>
          </table:table-cell>
          <table:table-cell table:formula="of:=IF(OR(AND([.L729]=&quot;1/1&quot;;[.M729]=&quot;0/0&quot;);AND([.L729]=&quot;0/0&quot;;[.M72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452" calcext:value-type="float">
            <text:p>1004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25.65" calcext:value-type="float">
            <text:p>325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93;ExcessHet=0;FS=3.522;MQ=60;MQRankSum=0;QD=27.15;ReadPosRankSum=-0.282;SOR=0.916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3,0:13:39:0,39,476</text:p>
          </table:table-cell>
          <table:table-cell table:formula="of:=LEFT([.J730];3)" office:value-type="string" office:string-value="0/1" calcext:value-type="string">
            <text:p>0/1</text:p>
          </table:table-cell>
          <table:table-cell table:formula="of:=LEFT([.K730];3)" office:value-type="string" office:string-value="0/0" calcext:value-type="string">
            <text:p>0/0</text:p>
          </table:table-cell>
          <table:table-cell table:formula="of:=IF(OR(AND([.L730]=&quot;1/1&quot;;[.M730]=&quot;0/0&quot;);AND([.L730]=&quot;0/0&quot;;[.M73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454" calcext:value-type="float">
            <text:p>1004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TTG</text:p>
          </table:table-cell>
          <table:table-cell office:value-type="string" calcext:value-type="string">
            <text:p>A</text:p>
          </table:table-cell>
          <table:table-cell office:value-type="float" office:value="325.61" calcext:value-type="float">
            <text:p>325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93;ExcessHet=0;FS=3.522;MQ=60;MQRankSum=0;QD=33.92;ReadPosRankSum=-0.282;SOR=0.916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4,0:14:42:0,42,630</text:p>
          </table:table-cell>
          <table:table-cell table:formula="of:=LEFT([.J731];3)" office:value-type="string" office:string-value="0/1" calcext:value-type="string">
            <text:p>0/1</text:p>
          </table:table-cell>
          <table:table-cell table:formula="of:=LEFT([.K731];3)" office:value-type="string" office:string-value="0/0" calcext:value-type="string">
            <text:p>0/0</text:p>
          </table:table-cell>
          <table:table-cell table:formula="of:=IF(OR(AND([.L731]=&quot;1/1&quot;;[.M731]=&quot;0/0&quot;);AND([.L731]=&quot;0/0&quot;;[.M7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471" calcext:value-type="float">
            <text:p>1004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38.02" calcext:value-type="float">
            <text:p>23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;SOR=1.60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2,21,0</text:p>
          </table:table-cell>
          <table:table-cell office:value-type="string" calcext:value-type="string">
            <text:p>0/0:17,0:17:51:0,51,643</text:p>
          </table:table-cell>
          <table:table-cell table:formula="of:=LEFT([.J732];3)" office:value-type="string" office:string-value="1/1" calcext:value-type="string">
            <text:p>1/1</text:p>
          </table:table-cell>
          <table:table-cell table:formula="of:=LEFT([.K732];3)" office:value-type="string" office:string-value="0/0" calcext:value-type="string">
            <text:p>0/0</text:p>
          </table:table-cell>
          <table:table-cell table:formula="of:=IF(OR(AND([.L732]=&quot;1/1&quot;;[.M732]=&quot;0/0&quot;);AND([.L732]=&quot;0/0&quot;;[.M73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588" calcext:value-type="float">
            <text:p>1005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AT</text:p>
          </table:table-cell>
          <table:table-cell office:value-type="string" calcext:value-type="string">
            <text:p>G</text:p>
          </table:table-cell>
          <table:table-cell office:value-type="float" office:value="587.03" calcext:value-type="float">
            <text:p>587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56;SOR=1.32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01,42,0</text:p>
          </table:table-cell>
          <table:table-cell office:value-type="string" calcext:value-type="string">
            <text:p>0/0:8,0:8:24:0,24,343</text:p>
          </table:table-cell>
          <table:table-cell table:formula="of:=LEFT([.J733];3)" office:value-type="string" office:string-value="1/1" calcext:value-type="string">
            <text:p>1/1</text:p>
          </table:table-cell>
          <table:table-cell table:formula="of:=LEFT([.K733];3)" office:value-type="string" office:string-value="0/0" calcext:value-type="string">
            <text:p>0/0</text:p>
          </table:table-cell>
          <table:table-cell table:formula="of:=IF(OR(AND([.L733]=&quot;1/1&quot;;[.M733]=&quot;0/0&quot;);AND([.L733]=&quot;0/0&quot;;[.M7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773" calcext:value-type="float">
            <text:p>1007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29.57;SOR=4.615;DP=9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./.:.:.:.:.</text:p>
          </table:table-cell>
          <table:table-cell table:formula="of:=LEFT([.J734];3)" office:value-type="string" office:string-value="1/1" calcext:value-type="string">
            <text:p>1/1</text:p>
          </table:table-cell>
          <table:table-cell table:formula="of:=LEFT([.K734];3)" office:value-type="string" office:string-value="./." calcext:value-type="string">
            <text:p>./.</text:p>
          </table:table-cell>
          <table:table-cell table:formula="of:=IF(OR(AND([.L734]=&quot;1/1&quot;;[.M734]=&quot;0/0&quot;);AND([.L734]=&quot;0/0&quot;;[.M73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776" calcext:value-type="float">
            <text:p>1007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31.61;SOR=4.615;DP=10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./.:.:.:.:.</text:p>
          </table:table-cell>
          <table:table-cell table:formula="of:=LEFT([.J735];3)" office:value-type="string" office:string-value="1/1" calcext:value-type="string">
            <text:p>1/1</text:p>
          </table:table-cell>
          <table:table-cell table:formula="of:=LEFT([.K735];3)" office:value-type="string" office:string-value="./." calcext:value-type="string">
            <text:p>./.</text:p>
          </table:table-cell>
          <table:table-cell table:formula="of:=IF(OR(AND([.L735]=&quot;1/1&quot;;[.M735]=&quot;0/0&quot;);AND([.L735]=&quot;0/0&quot;;[.M73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844" calcext:value-type="float">
            <text:p>1008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235.02" calcext:value-type="float">
            <text:p>235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33.57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49,21,0</text:p>
          </table:table-cell>
          <table:table-cell office:value-type="string" calcext:value-type="string">
            <text:p>./.:.:.:.:.</text:p>
          </table:table-cell>
          <table:table-cell table:formula="of:=LEFT([.J736];3)" office:value-type="string" office:string-value="1/1" calcext:value-type="string">
            <text:p>1/1</text:p>
          </table:table-cell>
          <table:table-cell table:formula="of:=LEFT([.K736];3)" office:value-type="string" office:string-value="./." calcext:value-type="string">
            <text:p>./.</text:p>
          </table:table-cell>
          <table:table-cell table:formula="of:=IF(OR(AND([.L736]=&quot;1/1&quot;;[.M736]=&quot;0/0&quot;);AND([.L736]=&quot;0/0&quot;;[.M73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0864" calcext:value-type="float">
            <text:p>1008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10.97" calcext:value-type="float">
            <text:p>210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6;SOR=3.912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25,18,0</text:p>
          </table:table-cell>
          <table:table-cell office:value-type="string" calcext:value-type="string">
            <text:p>0/0:20,0:20:60:0,60,677</text:p>
          </table:table-cell>
          <table:table-cell table:formula="of:=LEFT([.J737];3)" office:value-type="string" office:string-value="1/1" calcext:value-type="string">
            <text:p>1/1</text:p>
          </table:table-cell>
          <table:table-cell table:formula="of:=LEFT([.K737];3)" office:value-type="string" office:string-value="0/0" calcext:value-type="string">
            <text:p>0/0</text:p>
          </table:table-cell>
          <table:table-cell table:formula="of:=IF(OR(AND([.L737]=&quot;1/1&quot;;[.M737]=&quot;0/0&quot;);AND([.L737]=&quot;0/0&quot;;[.M7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060" calcext:value-type="float">
            <text:p>101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645;ExcessHet=0;FS=0;MQ=60;MQRankSum=0;QD=16.93;ReadPosRankSum=0;SOR=1.022;DP=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3:5:58:92,0,58</text:p>
          </table:table-cell>
          <table:table-cell office:value-type="string" calcext:value-type="string">
            <text:p>./.:.:.:.:.</text:p>
          </table:table-cell>
          <table:table-cell table:formula="of:=LEFT([.J738];3)" office:value-type="string" office:string-value="0/1" calcext:value-type="string">
            <text:p>0/1</text:p>
          </table:table-cell>
          <table:table-cell table:formula="of:=LEFT([.K738];3)" office:value-type="string" office:string-value="./." calcext:value-type="string">
            <text:p>./.</text:p>
          </table:table-cell>
          <table:table-cell table:formula="of:=IF(OR(AND([.L738]=&quot;1/1&quot;;[.M738]=&quot;0/0&quot;);AND([.L738]=&quot;0/0&quot;;[.M73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227" calcext:value-type="float">
            <text:p>101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73.75" calcext:value-type="float">
            <text:p>473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373;ExcessHet=0;FS=0;MQ=60;MQRankSum=0;QD=28.32;ReadPosRankSum=0.134;SOR=0.593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481,0,6</text:p>
          </table:table-cell>
          <table:table-cell office:value-type="string" calcext:value-type="string">
            <text:p>0/0:14,0:14:42:0,42,517</text:p>
          </table:table-cell>
          <table:table-cell table:formula="of:=LEFT([.J739];3)" office:value-type="string" office:string-value="0/1" calcext:value-type="string">
            <text:p>0/1</text:p>
          </table:table-cell>
          <table:table-cell table:formula="of:=LEFT([.K739];3)" office:value-type="string" office:string-value="0/0" calcext:value-type="string">
            <text:p>0/0</text:p>
          </table:table-cell>
          <table:table-cell table:formula="of:=IF(OR(AND([.L739]=&quot;1/1&quot;;[.M739]=&quot;0/0&quot;);AND([.L739]=&quot;0/0&quot;;[.M73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235" calcext:value-type="float">
            <text:p>101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41.69" calcext:value-type="float">
            <text:p>44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314;ExcessHet=0;FS=0;MQ=60;MQRankSum=0;QD=31.83;ReadPosRankSum=-0.158;SOR=0.495;DP=2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49,0,9</text:p>
          </table:table-cell>
          <table:table-cell office:value-type="string" calcext:value-type="string">
            <text:p>0/0:15,0:15:45:0,45,558</text:p>
          </table:table-cell>
          <table:table-cell table:formula="of:=LEFT([.J740];3)" office:value-type="string" office:string-value="0/1" calcext:value-type="string">
            <text:p>0/1</text:p>
          </table:table-cell>
          <table:table-cell table:formula="of:=LEFT([.K740];3)" office:value-type="string" office:string-value="0/0" calcext:value-type="string">
            <text:p>0/0</text:p>
          </table:table-cell>
          <table:table-cell table:formula="of:=IF(OR(AND([.L740]=&quot;1/1&quot;;[.M740]=&quot;0/0&quot;);AND([.L740]=&quot;0/0&quot;;[.M7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287" calcext:value-type="float">
            <text:p>1012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71.64" calcext:value-type="float">
            <text:p>47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2.197;ExcessHet=0;FS=0;MQ=60;MQRankSum=0;QD=33.69;ReadPosRankSum=0.793;SOR=0.307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2:14:38:479,0,38</text:p>
          </table:table-cell>
          <table:table-cell office:value-type="string" calcext:value-type="string">
            <text:p>0/0:8,0:8:24:0,24,279</text:p>
          </table:table-cell>
          <table:table-cell table:formula="of:=LEFT([.J741];3)" office:value-type="string" office:string-value="0/1" calcext:value-type="string">
            <text:p>0/1</text:p>
          </table:table-cell>
          <table:table-cell table:formula="of:=LEFT([.K741];3)" office:value-type="string" office:string-value="0/0" calcext:value-type="string">
            <text:p>0/0</text:p>
          </table:table-cell>
          <table:table-cell table:formula="of:=IF(OR(AND([.L741]=&quot;1/1&quot;;[.M741]=&quot;0/0&quot;);AND([.L741]=&quot;0/0&quot;;[.M7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298" calcext:value-type="float">
            <text:p>101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81;ExcessHet=0;FS=0;MQ=60;MQRankSum=0;QD=25.81;ReadPosRankSum=-0.29;SOR=0.29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9,0:9:27:0,27,309</text:p>
          </table:table-cell>
          <table:table-cell table:formula="of:=LEFT([.J742];3)" office:value-type="string" office:string-value="0/1" calcext:value-type="string">
            <text:p>0/1</text:p>
          </table:table-cell>
          <table:table-cell table:formula="of:=LEFT([.K742];3)" office:value-type="string" office:string-value="0/0" calcext:value-type="string">
            <text:p>0/0</text:p>
          </table:table-cell>
          <table:table-cell table:formula="of:=IF(OR(AND([.L742]=&quot;1/1&quot;;[.M742]=&quot;0/0&quot;);AND([.L742]=&quot;0/0&quot;;[.M7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300" calcext:value-type="float">
            <text:p>101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451.66" calcext:value-type="float">
            <text:p>451.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365;ExcessHet=0;FS=0;MQ=60;MQRankSum=0;QD=30.82;ReadPosRankSum=-0.292;SOR=0.293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7,0:7:21:0,21,213</text:p>
          </table:table-cell>
          <table:table-cell table:formula="of:=LEFT([.J743];3)" office:value-type="string" office:string-value="0/1" calcext:value-type="string">
            <text:p>0/1</text:p>
          </table:table-cell>
          <table:table-cell table:formula="of:=LEFT([.K743];3)" office:value-type="string" office:string-value="0/0" calcext:value-type="string">
            <text:p>0/0</text:p>
          </table:table-cell>
          <table:table-cell table:formula="of:=IF(OR(AND([.L743]=&quot;1/1&quot;;[.M743]=&quot;0/0&quot;);AND([.L743]=&quot;0/0&quot;;[.M74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389" calcext:value-type="float">
            <text:p>1013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73.06" calcext:value-type="float">
            <text:p>47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2;SOR=1.27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7,33,0</text:p>
          </table:table-cell>
          <table:table-cell office:value-type="string" calcext:value-type="string">
            <text:p>0/0:11,0:11:33:0,33,423</text:p>
          </table:table-cell>
          <table:table-cell table:formula="of:=LEFT([.J744];3)" office:value-type="string" office:string-value="1/1" calcext:value-type="string">
            <text:p>1/1</text:p>
          </table:table-cell>
          <table:table-cell table:formula="of:=LEFT([.K744];3)" office:value-type="string" office:string-value="0/0" calcext:value-type="string">
            <text:p>0/0</text:p>
          </table:table-cell>
          <table:table-cell table:formula="of:=IF(OR(AND([.L744]=&quot;1/1&quot;;[.M744]=&quot;0/0&quot;);AND([.L744]=&quot;0/0&quot;;[.M7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395" calcext:value-type="float">
            <text:p>1013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47.06" calcext:value-type="float">
            <text:p>54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43;SOR=0.836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61,39,0</text:p>
          </table:table-cell>
          <table:table-cell office:value-type="string" calcext:value-type="string">
            <text:p>0/0:11,0:11:33:0,33,400</text:p>
          </table:table-cell>
          <table:table-cell table:formula="of:=LEFT([.J745];3)" office:value-type="string" office:string-value="1/1" calcext:value-type="string">
            <text:p>1/1</text:p>
          </table:table-cell>
          <table:table-cell table:formula="of:=LEFT([.K745];3)" office:value-type="string" office:string-value="0/0" calcext:value-type="string">
            <text:p>0/0</text:p>
          </table:table-cell>
          <table:table-cell table:formula="of:=IF(OR(AND([.L745]=&quot;1/1&quot;;[.M745]=&quot;0/0&quot;);AND([.L745]=&quot;0/0&quot;;[.M74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21" calcext:value-type="float">
            <text:p>1014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62.06" calcext:value-type="float">
            <text:p>56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;SOR=1.17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76,39,0</text:p>
          </table:table-cell>
          <table:table-cell office:value-type="string" calcext:value-type="string">
            <text:p>0/0:11,0:11:33:0,33,413</text:p>
          </table:table-cell>
          <table:table-cell table:formula="of:=LEFT([.J746];3)" office:value-type="string" office:string-value="1/1" calcext:value-type="string">
            <text:p>1/1</text:p>
          </table:table-cell>
          <table:table-cell table:formula="of:=LEFT([.K746];3)" office:value-type="string" office:string-value="0/0" calcext:value-type="string">
            <text:p>0/0</text:p>
          </table:table-cell>
          <table:table-cell table:formula="of:=IF(OR(AND([.L746]=&quot;1/1&quot;;[.M746]=&quot;0/0&quot;);AND([.L746]=&quot;0/0&quot;;[.M7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28" calcext:value-type="float">
            <text:p>1014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4;SOR=1.17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0,0:10:30:0,30,361</text:p>
          </table:table-cell>
          <table:table-cell table:formula="of:=LEFT([.J747];3)" office:value-type="string" office:string-value="1/1" calcext:value-type="string">
            <text:p>1/1</text:p>
          </table:table-cell>
          <table:table-cell table:formula="of:=LEFT([.K747];3)" office:value-type="string" office:string-value="0/0" calcext:value-type="string">
            <text:p>0/0</text:p>
          </table:table-cell>
          <table:table-cell table:formula="of:=IF(OR(AND([.L747]=&quot;1/1&quot;;[.M747]=&quot;0/0&quot;);AND([.L747]=&quot;0/0&quot;;[.M74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29" calcext:value-type="float">
            <text:p>1014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78;SOR=1.17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0,0:10:30:0,30,375</text:p>
          </table:table-cell>
          <table:table-cell table:formula="of:=LEFT([.J748];3)" office:value-type="string" office:string-value="1/1" calcext:value-type="string">
            <text:p>1/1</text:p>
          </table:table-cell>
          <table:table-cell table:formula="of:=LEFT([.K748];3)" office:value-type="string" office:string-value="0/0" calcext:value-type="string">
            <text:p>0/0</text:p>
          </table:table-cell>
          <table:table-cell table:formula="of:=IF(OR(AND([.L748]=&quot;1/1&quot;;[.M748]=&quot;0/0&quot;);AND([.L748]=&quot;0/0&quot;;[.M7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37" calcext:value-type="float">
            <text:p>1014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2;SOR=1.329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1,0:11:33:0,33,411</text:p>
          </table:table-cell>
          <table:table-cell table:formula="of:=LEFT([.J749];3)" office:value-type="string" office:string-value="1/1" calcext:value-type="string">
            <text:p>1/1</text:p>
          </table:table-cell>
          <table:table-cell table:formula="of:=LEFT([.K749];3)" office:value-type="string" office:string-value="0/0" calcext:value-type="string">
            <text:p>0/0</text:p>
          </table:table-cell>
          <table:table-cell table:formula="of:=IF(OR(AND([.L749]=&quot;1/1&quot;;[.M749]=&quot;0/0&quot;);AND([.L749]=&quot;0/0&quot;;[.M7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44" calcext:value-type="float">
            <text:p>1014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6;SOR=1.60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13,0:13:39:0,39,480</text:p>
          </table:table-cell>
          <table:table-cell table:formula="of:=LEFT([.J750];3)" office:value-type="string" office:string-value="1/1" calcext:value-type="string">
            <text:p>1/1</text:p>
          </table:table-cell>
          <table:table-cell table:formula="of:=LEFT([.K750];3)" office:value-type="string" office:string-value="0/0" calcext:value-type="string">
            <text:p>0/0</text:p>
          </table:table-cell>
          <table:table-cell table:formula="of:=IF(OR(AND([.L750]=&quot;1/1&quot;;[.M750]=&quot;0/0&quot;);AND([.L750]=&quot;0/0&quot;;[.M7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64" calcext:value-type="float">
            <text:p>1014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26.06" calcext:value-type="float">
            <text:p>52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64;SOR=1.445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40,36,0</text:p>
          </table:table-cell>
          <table:table-cell office:value-type="string" calcext:value-type="string">
            <text:p>0/0:13,0:13:39:0,39,455</text:p>
          </table:table-cell>
          <table:table-cell table:formula="of:=LEFT([.J751];3)" office:value-type="string" office:string-value="1/1" calcext:value-type="string">
            <text:p>1/1</text:p>
          </table:table-cell>
          <table:table-cell table:formula="of:=LEFT([.K751];3)" office:value-type="string" office:string-value="0/0" calcext:value-type="string">
            <text:p>0/0</text:p>
          </table:table-cell>
          <table:table-cell table:formula="of:=IF(OR(AND([.L751]=&quot;1/1&quot;;[.M751]=&quot;0/0&quot;);AND([.L751]=&quot;0/0&quot;;[.M7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65" calcext:value-type="float">
            <text:p>1014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5;SOR=1.27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4,0:14:42:0,42,519</text:p>
          </table:table-cell>
          <table:table-cell table:formula="of:=LEFT([.J752];3)" office:value-type="string" office:string-value="1/1" calcext:value-type="string">
            <text:p>1/1</text:p>
          </table:table-cell>
          <table:table-cell table:formula="of:=LEFT([.K752];3)" office:value-type="string" office:string-value="0/0" calcext:value-type="string">
            <text:p>0/0</text:p>
          </table:table-cell>
          <table:table-cell table:formula="of:=IF(OR(AND([.L752]=&quot;1/1&quot;;[.M752]=&quot;0/0&quot;);AND([.L752]=&quot;0/0&quot;;[.M7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479" calcext:value-type="float">
            <text:p>1014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9;SOR=0.892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1,0:11:33:0,33,388</text:p>
          </table:table-cell>
          <table:table-cell table:formula="of:=LEFT([.J753];3)" office:value-type="string" office:string-value="1/1" calcext:value-type="string">
            <text:p>1/1</text:p>
          </table:table-cell>
          <table:table-cell table:formula="of:=LEFT([.K753];3)" office:value-type="string" office:string-value="0/0" calcext:value-type="string">
            <text:p>0/0</text:p>
          </table:table-cell>
          <table:table-cell table:formula="of:=IF(OR(AND([.L753]=&quot;1/1&quot;;[.M753]=&quot;0/0&quot;);AND([.L753]=&quot;0/0&quot;;[.M7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521" calcext:value-type="float">
            <text:p>1015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16.97" calcext:value-type="float">
            <text:p>216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75;SOR=0.69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31,18,0</text:p>
          </table:table-cell>
          <table:table-cell office:value-type="string" calcext:value-type="string">
            <text:p>0/0:11,0:11:33:0,33,398</text:p>
          </table:table-cell>
          <table:table-cell table:formula="of:=LEFT([.J754];3)" office:value-type="string" office:string-value="1/1" calcext:value-type="string">
            <text:p>1/1</text:p>
          </table:table-cell>
          <table:table-cell table:formula="of:=LEFT([.K754];3)" office:value-type="string" office:string-value="0/0" calcext:value-type="string">
            <text:p>0/0</text:p>
          </table:table-cell>
          <table:table-cell table:formula="of:=IF(OR(AND([.L754]=&quot;1/1&quot;;[.M754]=&quot;0/0&quot;);AND([.L754]=&quot;0/0&quot;;[.M7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04" calcext:value-type="float">
            <text:p>1016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89.06" calcext:value-type="float">
            <text:p>78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08;QD=35.59;SOR=0.914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03,54,0</text:p>
          </table:table-cell>
          <table:table-cell office:value-type="string" calcext:value-type="string">
            <text:p>0/0:10,0:10:30:0,30,372</text:p>
          </table:table-cell>
          <table:table-cell table:formula="of:=LEFT([.J755];3)" office:value-type="string" office:string-value="1/1" calcext:value-type="string">
            <text:p>1/1</text:p>
          </table:table-cell>
          <table:table-cell table:formula="of:=LEFT([.K755];3)" office:value-type="string" office:string-value="0/0" calcext:value-type="string">
            <text:p>0/0</text:p>
          </table:table-cell>
          <table:table-cell table:formula="of:=IF(OR(AND([.L755]=&quot;1/1&quot;;[.M755]=&quot;0/0&quot;);AND([.L755]=&quot;0/0&quot;;[.M7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19" calcext:value-type="float">
            <text:p>1016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</text:p>
          </table:table-cell>
          <table:table-cell office:value-type="float" office:value="796.03" calcext:value-type="float">
            <text:p>79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08;QD=32.01;SOR=0.693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9,0:9:27:0,27,336</text:p>
          </table:table-cell>
          <table:table-cell table:formula="of:=LEFT([.J756];3)" office:value-type="string" office:string-value="1/1" calcext:value-type="string">
            <text:p>1/1</text:p>
          </table:table-cell>
          <table:table-cell table:formula="of:=LEFT([.K756];3)" office:value-type="string" office:string-value="0/0" calcext:value-type="string">
            <text:p>0/0</text:p>
          </table:table-cell>
          <table:table-cell table:formula="of:=IF(OR(AND([.L756]=&quot;1/1&quot;;[.M756]=&quot;0/0&quot;);AND([.L756]=&quot;0/0&quot;;[.M75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22" calcext:value-type="float">
            <text:p>1016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96.06" calcext:value-type="float">
            <text:p>79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08;QD=27.73;SOR=0.693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8,0:8:24:0,24,272</text:p>
          </table:table-cell>
          <table:table-cell table:formula="of:=LEFT([.J757];3)" office:value-type="string" office:string-value="1/1" calcext:value-type="string">
            <text:p>1/1</text:p>
          </table:table-cell>
          <table:table-cell table:formula="of:=LEFT([.K757];3)" office:value-type="string" office:string-value="0/0" calcext:value-type="string">
            <text:p>0/0</text:p>
          </table:table-cell>
          <table:table-cell table:formula="of:=IF(OR(AND([.L757]=&quot;1/1&quot;;[.M757]=&quot;0/0&quot;);AND([.L757]=&quot;0/0&quot;;[.M75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24" calcext:value-type="float">
            <text:p>1016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796.06" calcext:value-type="float">
            <text:p>79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08;QD=30.13;SOR=0.693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8,0:8:24:0,24,295</text:p>
          </table:table-cell>
          <table:table-cell table:formula="of:=LEFT([.J758];3)" office:value-type="string" office:string-value="1/1" calcext:value-type="string">
            <text:p>1/1</text:p>
          </table:table-cell>
          <table:table-cell table:formula="of:=LEFT([.K758];3)" office:value-type="string" office:string-value="0/0" calcext:value-type="string">
            <text:p>0/0</text:p>
          </table:table-cell>
          <table:table-cell table:formula="of:=IF(OR(AND([.L758]=&quot;1/1&quot;;[.M758]=&quot;0/0&quot;);AND([.L758]=&quot;0/0&quot;;[.M75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40" calcext:value-type="float">
            <text:p>1016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81;QD=33.04;SOR=0.976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7,0:7:21:0,21,266</text:p>
          </table:table-cell>
          <table:table-cell table:formula="of:=LEFT([.J759];3)" office:value-type="string" office:string-value="1/1" calcext:value-type="string">
            <text:p>1/1</text:p>
          </table:table-cell>
          <table:table-cell table:formula="of:=LEFT([.K759];3)" office:value-type="string" office:string-value="0/0" calcext:value-type="string">
            <text:p>0/0</text:p>
          </table:table-cell>
          <table:table-cell table:formula="of:=IF(OR(AND([.L759]=&quot;1/1&quot;;[.M759]=&quot;0/0&quot;);AND([.L759]=&quot;0/0&quot;;[.M7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59" calcext:value-type="float">
            <text:p>1016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48;QD=29.14;SOR=1.27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7,0:7:21:0,21,249</text:p>
          </table:table-cell>
          <table:table-cell table:formula="of:=LEFT([.J760];3)" office:value-type="string" office:string-value="1/1" calcext:value-type="string">
            <text:p>1/1</text:p>
          </table:table-cell>
          <table:table-cell table:formula="of:=LEFT([.K760];3)" office:value-type="string" office:string-value="0/0" calcext:value-type="string">
            <text:p>0/0</text:p>
          </table:table-cell>
          <table:table-cell table:formula="of:=IF(OR(AND([.L760]=&quot;1/1&quot;;[.M760]=&quot;0/0&quot;);AND([.L760]=&quot;0/0&quot;;[.M7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84" calcext:value-type="float">
            <text:p>1016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;QD=30.57;SOR=1.80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6,0:6:18:0,18,218</text:p>
          </table:table-cell>
          <table:table-cell table:formula="of:=LEFT([.J761];3)" office:value-type="string" office:string-value="1/1" calcext:value-type="string">
            <text:p>1/1</text:p>
          </table:table-cell>
          <table:table-cell table:formula="of:=LEFT([.K761];3)" office:value-type="string" office:string-value="0/0" calcext:value-type="string">
            <text:p>0/0</text:p>
          </table:table-cell>
          <table:table-cell table:formula="of:=IF(OR(AND([.L761]=&quot;1/1&quot;;[.M761]=&quot;0/0&quot;);AND([.L761]=&quot;0/0&quot;;[.M7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698" calcext:value-type="float">
            <text:p>1016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72.06" calcext:value-type="float">
            <text:p>47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3;QD=31.27;SOR=1.80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6,33,0</text:p>
          </table:table-cell>
          <table:table-cell office:value-type="string" calcext:value-type="string">
            <text:p>0/0:8,0:8:24:0,24,296</text:p>
          </table:table-cell>
          <table:table-cell table:formula="of:=LEFT([.J762];3)" office:value-type="string" office:string-value="1/1" calcext:value-type="string">
            <text:p>1/1</text:p>
          </table:table-cell>
          <table:table-cell table:formula="of:=LEFT([.K762];3)" office:value-type="string" office:string-value="0/0" calcext:value-type="string">
            <text:p>0/0</text:p>
          </table:table-cell>
          <table:table-cell table:formula="of:=IF(OR(AND([.L762]=&quot;1/1&quot;;[.M762]=&quot;0/0&quot;);AND([.L762]=&quot;0/0&quot;;[.M7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03" calcext:value-type="float">
            <text:p>1017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72.06" calcext:value-type="float">
            <text:p>47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8;QD=29.5;SOR=1.80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6,33,0</text:p>
          </table:table-cell>
          <table:table-cell office:value-type="string" calcext:value-type="string">
            <text:p>0/0:7,0:7:21:0,21,260</text:p>
          </table:table-cell>
          <table:table-cell table:formula="of:=LEFT([.J763];3)" office:value-type="string" office:string-value="1/1" calcext:value-type="string">
            <text:p>1/1</text:p>
          </table:table-cell>
          <table:table-cell table:formula="of:=LEFT([.K763];3)" office:value-type="string" office:string-value="0/0" calcext:value-type="string">
            <text:p>0/0</text:p>
          </table:table-cell>
          <table:table-cell table:formula="of:=IF(OR(AND([.L763]=&quot;1/1&quot;;[.M763]=&quot;0/0&quot;);AND([.L763]=&quot;0/0&quot;;[.M7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33" calcext:value-type="float">
            <text:p>1017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1;QD=28.15;SOR=1.911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8,0:8:24:0,24,273</text:p>
          </table:table-cell>
          <table:table-cell table:formula="of:=LEFT([.J764];3)" office:value-type="string" office:string-value="1/1" calcext:value-type="string">
            <text:p>1/1</text:p>
          </table:table-cell>
          <table:table-cell table:formula="of:=LEFT([.K764];3)" office:value-type="string" office:string-value="0/0" calcext:value-type="string">
            <text:p>0/0</text:p>
          </table:table-cell>
          <table:table-cell table:formula="of:=IF(OR(AND([.L764]=&quot;1/1&quot;;[.M764]=&quot;0/0&quot;);AND([.L764]=&quot;0/0&quot;;[.M7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34" calcext:value-type="float">
            <text:p>1017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1;QD=31.4;SOR=1.911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8,0:8:24:0,24,274</text:p>
          </table:table-cell>
          <table:table-cell table:formula="of:=LEFT([.J765];3)" office:value-type="string" office:string-value="1/1" calcext:value-type="string">
            <text:p>1/1</text:p>
          </table:table-cell>
          <table:table-cell table:formula="of:=LEFT([.K765];3)" office:value-type="string" office:string-value="0/0" calcext:value-type="string">
            <text:p>0/0</text:p>
          </table:table-cell>
          <table:table-cell table:formula="of:=IF(OR(AND([.L765]=&quot;1/1&quot;;[.M765]=&quot;0/0&quot;);AND([.L765]=&quot;0/0&quot;;[.M7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41" calcext:value-type="float">
            <text:p>1017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616.03" calcext:value-type="float">
            <text:p>61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14;QD=27.94;SOR=1.765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8,0:8:24:0,24,284</text:p>
          </table:table-cell>
          <table:table-cell table:formula="of:=LEFT([.J766];3)" office:value-type="string" office:string-value="1/1" calcext:value-type="string">
            <text:p>1/1</text:p>
          </table:table-cell>
          <table:table-cell table:formula="of:=LEFT([.K766];3)" office:value-type="string" office:string-value="0/0" calcext:value-type="string">
            <text:p>0/0</text:p>
          </table:table-cell>
          <table:table-cell table:formula="of:=IF(OR(AND([.L766]=&quot;1/1&quot;;[.M766]=&quot;0/0&quot;);AND([.L766]=&quot;0/0&quot;;[.M7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49" calcext:value-type="float">
            <text:p>1017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14;QD=28.02;SOR=1.765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7,0:7:21:0,21,253</text:p>
          </table:table-cell>
          <table:table-cell table:formula="of:=LEFT([.J767];3)" office:value-type="string" office:string-value="1/1" calcext:value-type="string">
            <text:p>1/1</text:p>
          </table:table-cell>
          <table:table-cell table:formula="of:=LEFT([.K767];3)" office:value-type="string" office:string-value="0/0" calcext:value-type="string">
            <text:p>0/0</text:p>
          </table:table-cell>
          <table:table-cell table:formula="of:=IF(OR(AND([.L767]=&quot;1/1&quot;;[.M767]=&quot;0/0&quot;);AND([.L767]=&quot;0/0&quot;;[.M7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61" calcext:value-type="float">
            <text:p>1017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TATATGAAGTGAG</text:p>
          </table:table-cell>
          <table:table-cell office:value-type="string" calcext:value-type="string">
            <text:p>T</text:p>
          </table:table-cell>
          <table:table-cell office:value-type="float" office:value="578.02" calcext:value-type="float">
            <text:p>57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1;MQRankSum=-0.654;QD=25.75;SOR=1.179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4:15:0:585,0,0</text:p>
          </table:table-cell>
          <table:table-cell office:value-type="string" calcext:value-type="string">
            <text:p>0/0:10,0:10:30:0,30,450</text:p>
          </table:table-cell>
          <table:table-cell table:formula="of:=LEFT([.J768];3)" office:value-type="string" office:string-value="0/1" calcext:value-type="string">
            <text:p>0/1</text:p>
          </table:table-cell>
          <table:table-cell table:formula="of:=LEFT([.K768];3)" office:value-type="string" office:string-value="0/0" calcext:value-type="string">
            <text:p>0/0</text:p>
          </table:table-cell>
          <table:table-cell table:formula="of:=IF(OR(AND([.L768]=&quot;1/1&quot;;[.M768]=&quot;0/0&quot;);AND([.L768]=&quot;0/0&quot;;[.M76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94" calcext:value-type="float">
            <text:p>1017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20.48" calcext:value-type="float">
            <text:p>620.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22;ExcessHet=0;FS=0;MQ=56.64;MQRankSum=-0.624;QD=32.31;ReadPosRankSum=0;SOR=0.89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5:16:3:630,3,0</text:p>
          </table:table-cell>
          <table:table-cell office:value-type="string" calcext:value-type="string">
            <text:p>0/0:9,0:9:27:0,27,320</text:p>
          </table:table-cell>
          <table:table-cell table:formula="of:=LEFT([.J769];3)" office:value-type="string" office:string-value="1/1" calcext:value-type="string">
            <text:p>1/1</text:p>
          </table:table-cell>
          <table:table-cell table:formula="of:=LEFT([.K769];3)" office:value-type="string" office:string-value="0/0" calcext:value-type="string">
            <text:p>0/0</text:p>
          </table:table-cell>
          <table:table-cell table:formula="of:=IF(OR(AND([.L769]=&quot;1/1&quot;;[.M769]=&quot;0/0&quot;);AND([.L769]=&quot;0/0&quot;;[.M7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797" calcext:value-type="float">
            <text:p>1017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AAGGTG</text:p>
          </table:table-cell>
          <table:table-cell office:value-type="float" office:value="656.28" calcext:value-type="float">
            <text:p>656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;ExcessHet=0;FS=0;MQ=57.02;MQRankSum=-0.598;QD=28.43;ReadPosRankSum=-0.512;SOR=0.99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6:17:6:668,6,0</text:p>
          </table:table-cell>
          <table:table-cell office:value-type="string" calcext:value-type="string">
            <text:p>0/0:7,0:7:21:0,21,315</text:p>
          </table:table-cell>
          <table:table-cell table:formula="of:=LEFT([.J770];3)" office:value-type="string" office:string-value="1/1" calcext:value-type="string">
            <text:p>1/1</text:p>
          </table:table-cell>
          <table:table-cell table:formula="of:=LEFT([.K770];3)" office:value-type="string" office:string-value="0/0" calcext:value-type="string">
            <text:p>0/0</text:p>
          </table:table-cell>
          <table:table-cell table:formula="of:=IF(OR(AND([.L770]=&quot;1/1&quot;;[.M770]=&quot;0/0&quot;);AND([.L770]=&quot;0/0&quot;;[.M7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857" calcext:value-type="float">
            <text:p>1018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33.32" calcext:value-type="float">
            <text:p>433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4;ExcessHet=0;FS=0;MQ=60;MQRankSum=0;QD=30.95;ReadPosRankSum=1.738;SOR=0.442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6:445,6,0</text:p>
          </table:table-cell>
          <table:table-cell office:value-type="string" calcext:value-type="string">
            <text:p>0/0:10,0:10:30:0,30,374</text:p>
          </table:table-cell>
          <table:table-cell table:formula="of:=LEFT([.J771];3)" office:value-type="string" office:string-value="1/1" calcext:value-type="string">
            <text:p>1/1</text:p>
          </table:table-cell>
          <table:table-cell table:formula="of:=LEFT([.K771];3)" office:value-type="string" office:string-value="0/0" calcext:value-type="string">
            <text:p>0/0</text:p>
          </table:table-cell>
          <table:table-cell table:formula="of:=IF(OR(AND([.L771]=&quot;1/1&quot;;[.M771]=&quot;0/0&quot;);AND([.L771]=&quot;0/0&quot;;[.M7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876" calcext:value-type="float">
            <text:p>1018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22.06" calcext:value-type="float">
            <text:p>42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76;SOR=1.022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36,36,0</text:p>
          </table:table-cell>
          <table:table-cell office:value-type="string" calcext:value-type="string">
            <text:p>0/0:7,0:7:21:0,21,266</text:p>
          </table:table-cell>
          <table:table-cell table:formula="of:=LEFT([.J772];3)" office:value-type="string" office:string-value="1/1" calcext:value-type="string">
            <text:p>1/1</text:p>
          </table:table-cell>
          <table:table-cell table:formula="of:=LEFT([.K772];3)" office:value-type="string" office:string-value="0/0" calcext:value-type="string">
            <text:p>0/0</text:p>
          </table:table-cell>
          <table:table-cell table:formula="of:=IF(OR(AND([.L772]=&quot;1/1&quot;;[.M772]=&quot;0/0&quot;);AND([.L772]=&quot;0/0&quot;;[.M7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892" calcext:value-type="float">
            <text:p>1018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76.06" calcext:value-type="float">
            <text:p>47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09;SOR=1.445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90,36,0</text:p>
          </table:table-cell>
          <table:table-cell office:value-type="string" calcext:value-type="string">
            <text:p>0/0:8,0:8:24:0,24,299</text:p>
          </table:table-cell>
          <table:table-cell table:formula="of:=LEFT([.J773];3)" office:value-type="string" office:string-value="1/1" calcext:value-type="string">
            <text:p>1/1</text:p>
          </table:table-cell>
          <table:table-cell table:formula="of:=LEFT([.K773];3)" office:value-type="string" office:string-value="0/0" calcext:value-type="string">
            <text:p>0/0</text:p>
          </table:table-cell>
          <table:table-cell table:formula="of:=IF(OR(AND([.L773]=&quot;1/1&quot;;[.M773]=&quot;0/0&quot;);AND([.L773]=&quot;0/0&quot;;[.M7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1901" calcext:value-type="float">
            <text:p>1019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37.06" calcext:value-type="float">
            <text:p>43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1;SOR=1.80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51,33,0</text:p>
          </table:table-cell>
          <table:table-cell office:value-type="string" calcext:value-type="string">
            <text:p>0/0:9,0:9:27:0,27,341</text:p>
          </table:table-cell>
          <table:table-cell table:formula="of:=LEFT([.J774];3)" office:value-type="string" office:string-value="1/1" calcext:value-type="string">
            <text:p>1/1</text:p>
          </table:table-cell>
          <table:table-cell table:formula="of:=LEFT([.K774];3)" office:value-type="string" office:string-value="0/0" calcext:value-type="string">
            <text:p>0/0</text:p>
          </table:table-cell>
          <table:table-cell table:formula="of:=IF(OR(AND([.L774]=&quot;1/1&quot;;[.M774]=&quot;0/0&quot;);AND([.L774]=&quot;0/0&quot;;[.M7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002" calcext:value-type="float">
            <text:p>102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</text:p>
          </table:table-cell>
          <table:table-cell office:value-type="float" office:value="817.99" calcext:value-type="float">
            <text:p>817.9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355;ExcessHet=0;FS=3.222;MQ=60;MQRankSum=0;QD=30.58;ReadPosRankSum=0.578;SOR=0.525;DP=3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20:21:23:832,23,0</text:p>
          </table:table-cell>
          <table:table-cell office:value-type="string" calcext:value-type="string">
            <text:p>0/0:13,0:13:39:0,39,525</text:p>
          </table:table-cell>
          <table:table-cell table:formula="of:=LEFT([.J775];3)" office:value-type="string" office:string-value="1/1" calcext:value-type="string">
            <text:p>1/1</text:p>
          </table:table-cell>
          <table:table-cell table:formula="of:=LEFT([.K775];3)" office:value-type="string" office:string-value="0/0" calcext:value-type="string">
            <text:p>0/0</text:p>
          </table:table-cell>
          <table:table-cell table:formula="of:=IF(OR(AND([.L775]=&quot;1/1&quot;;[.M775]=&quot;0/0&quot;);AND([.L775]=&quot;0/0&quot;;[.M7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024" calcext:value-type="float">
            <text:p>102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699.92" calcext:value-type="float">
            <text:p>699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825;ExcessHet=0;FS=0;MQ=60;MQRankSum=0;QD=29.04;ReadPosRankSum=1.52;SOR=0.395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7:18:17:714,17,0</text:p>
          </table:table-cell>
          <table:table-cell office:value-type="string" calcext:value-type="string">
            <text:p>0/0:13,0:13:39:0,39,487</text:p>
          </table:table-cell>
          <table:table-cell table:formula="of:=LEFT([.J776];3)" office:value-type="string" office:string-value="1/1" calcext:value-type="string">
            <text:p>1/1</text:p>
          </table:table-cell>
          <table:table-cell table:formula="of:=LEFT([.K776];3)" office:value-type="string" office:string-value="0/0" calcext:value-type="string">
            <text:p>0/0</text:p>
          </table:table-cell>
          <table:table-cell table:formula="of:=IF(OR(AND([.L776]=&quot;1/1&quot;;[.M776]=&quot;0/0&quot;);AND([.L776]=&quot;0/0&quot;;[.M7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127" calcext:value-type="float">
            <text:p>1021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03.06" calcext:value-type="float">
            <text:p>60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5;SOR=0.818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17,45,0</text:p>
          </table:table-cell>
          <table:table-cell office:value-type="string" calcext:value-type="string">
            <text:p>0/0:13,0:13:39:0,39,483</text:p>
          </table:table-cell>
          <table:table-cell table:formula="of:=LEFT([.J777];3)" office:value-type="string" office:string-value="1/1" calcext:value-type="string">
            <text:p>1/1</text:p>
          </table:table-cell>
          <table:table-cell table:formula="of:=LEFT([.K777];3)" office:value-type="string" office:string-value="0/0" calcext:value-type="string">
            <text:p>0/0</text:p>
          </table:table-cell>
          <table:table-cell table:formula="of:=IF(OR(AND([.L777]=&quot;1/1&quot;;[.M777]=&quot;0/0&quot;);AND([.L777]=&quot;0/0&quot;;[.M7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150" calcext:value-type="float">
            <text:p>1021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29.06" calcext:value-type="float">
            <text:p>42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98;SOR=1.60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3,30,0</text:p>
          </table:table-cell>
          <table:table-cell office:value-type="string" calcext:value-type="string">
            <text:p>0/0:14,0:14:42:0,42,518</text:p>
          </table:table-cell>
          <table:table-cell table:formula="of:=LEFT([.J778];3)" office:value-type="string" office:string-value="1/1" calcext:value-type="string">
            <text:p>1/1</text:p>
          </table:table-cell>
          <table:table-cell table:formula="of:=LEFT([.K778];3)" office:value-type="string" office:string-value="0/0" calcext:value-type="string">
            <text:p>0/0</text:p>
          </table:table-cell>
          <table:table-cell table:formula="of:=IF(OR(AND([.L778]=&quot;1/1&quot;;[.M778]=&quot;0/0&quot;);AND([.L778]=&quot;0/0&quot;;[.M7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184" calcext:value-type="float">
            <text:p>102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CTTTT</text:p>
          </table:table-cell>
          <table:table-cell office:value-type="string" calcext:value-type="string">
            <text:p>C</text:p>
          </table:table-cell>
          <table:table-cell office:value-type="float" office:value="287.98" calcext:value-type="float">
            <text:p>287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3;SOR=4.174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02,21,0</text:p>
          </table:table-cell>
          <table:table-cell office:value-type="string" calcext:value-type="string">
            <text:p>0/0:12,0:12:36:0,36,540</text:p>
          </table:table-cell>
          <table:table-cell table:formula="of:=LEFT([.J779];3)" office:value-type="string" office:string-value="1/1" calcext:value-type="string">
            <text:p>1/1</text:p>
          </table:table-cell>
          <table:table-cell table:formula="of:=LEFT([.K779];3)" office:value-type="string" office:string-value="0/0" calcext:value-type="string">
            <text:p>0/0</text:p>
          </table:table-cell>
          <table:table-cell table:formula="of:=IF(OR(AND([.L779]=&quot;1/1&quot;;[.M779]=&quot;0/0&quot;);AND([.L779]=&quot;0/0&quot;;[.M77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228" calcext:value-type="float">
            <text:p>1022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42.05" calcext:value-type="float">
            <text:p>342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01;SOR=3.056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56,27,0</text:p>
          </table:table-cell>
          <table:table-cell office:value-type="string" calcext:value-type="string">
            <text:p>0/0:14,0:14:42:0,42,513</text:p>
          </table:table-cell>
          <table:table-cell table:formula="of:=LEFT([.J780];3)" office:value-type="string" office:string-value="1/1" calcext:value-type="string">
            <text:p>1/1</text:p>
          </table:table-cell>
          <table:table-cell table:formula="of:=LEFT([.K780];3)" office:value-type="string" office:string-value="0/0" calcext:value-type="string">
            <text:p>0/0</text:p>
          </table:table-cell>
          <table:table-cell table:formula="of:=IF(OR(AND([.L780]=&quot;1/1&quot;;[.M780]=&quot;0/0&quot;);AND([.L780]=&quot;0/0&quot;;[.M78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241" calcext:value-type="float">
            <text:p>102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536.06" calcext:value-type="float">
            <text:p>5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2;SOR=0.976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50,42,0</text:p>
          </table:table-cell>
          <table:table-cell office:value-type="string" calcext:value-type="string">
            <text:p>0/0:12,0:12:36:0,36,438</text:p>
          </table:table-cell>
          <table:table-cell table:formula="of:=LEFT([.J781];3)" office:value-type="string" office:string-value="1/1" calcext:value-type="string">
            <text:p>1/1</text:p>
          </table:table-cell>
          <table:table-cell table:formula="of:=LEFT([.K781];3)" office:value-type="string" office:string-value="0/0" calcext:value-type="string">
            <text:p>0/0</text:p>
          </table:table-cell>
          <table:table-cell table:formula="of:=IF(OR(AND([.L781]=&quot;1/1&quot;;[.M781]=&quot;0/0&quot;);AND([.L781]=&quot;0/0&quot;;[.M78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320" calcext:value-type="float">
            <text:p>1023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float" office:value="304.02" calcext:value-type="float">
            <text:p>304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4;SOR=1.085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18,30,0</text:p>
          </table:table-cell>
          <table:table-cell office:value-type="string" calcext:value-type="string">
            <text:p>0/0:10,0:10:30:0,30,314</text:p>
          </table:table-cell>
          <table:table-cell table:formula="of:=LEFT([.J782];3)" office:value-type="string" office:string-value="1/1" calcext:value-type="string">
            <text:p>1/1</text:p>
          </table:table-cell>
          <table:table-cell table:formula="of:=LEFT([.K782];3)" office:value-type="string" office:string-value="0/0" calcext:value-type="string">
            <text:p>0/0</text:p>
          </table:table-cell>
          <table:table-cell table:formula="of:=IF(OR(AND([.L782]=&quot;1/1&quot;;[.M782]=&quot;0/0&quot;);AND([.L782]=&quot;0/0&quot;;[.M78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521" calcext:value-type="float">
            <text:p>1025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09.06" calcext:value-type="float">
            <text:p>60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7;SOR=0.804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23,51,0</text:p>
          </table:table-cell>
          <table:table-cell office:value-type="string" calcext:value-type="string">
            <text:p>0/0:12,0:12:36:0,36,403</text:p>
          </table:table-cell>
          <table:table-cell table:formula="of:=LEFT([.J783];3)" office:value-type="string" office:string-value="1/1" calcext:value-type="string">
            <text:p>1/1</text:p>
          </table:table-cell>
          <table:table-cell table:formula="of:=LEFT([.K783];3)" office:value-type="string" office:string-value="0/0" calcext:value-type="string">
            <text:p>0/0</text:p>
          </table:table-cell>
          <table:table-cell table:formula="of:=IF(OR(AND([.L783]=&quot;1/1&quot;;[.M783]=&quot;0/0&quot;);AND([.L783]=&quot;0/0&quot;;[.M78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2653" calcext:value-type="float">
            <text:p>1026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44.99" calcext:value-type="float">
            <text:p>544.9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59;ExcessHet=0;FS=0;MQ=60;MQRankSum=0;QD=32.06;ReadPosRankSum=-1.534;SOR=1.402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6:17:14:559,14,0</text:p>
          </table:table-cell>
          <table:table-cell office:value-type="string" calcext:value-type="string">
            <text:p>0/0:9,0:9:27:0,27,281</text:p>
          </table:table-cell>
          <table:table-cell table:formula="of:=LEFT([.J784];3)" office:value-type="string" office:string-value="1/1" calcext:value-type="string">
            <text:p>1/1</text:p>
          </table:table-cell>
          <table:table-cell table:formula="of:=LEFT([.K784];3)" office:value-type="string" office:string-value="0/0" calcext:value-type="string">
            <text:p>0/0</text:p>
          </table:table-cell>
          <table:table-cell table:formula="of:=IF(OR(AND([.L784]=&quot;1/1&quot;;[.M784]=&quot;0/0&quot;);AND([.L784]=&quot;0/0&quot;;[.M7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027" calcext:value-type="float">
            <text:p>1030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554.99" calcext:value-type="float">
            <text:p>554.9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2;ExcessHet=0;FS=0;MQ=60;MQRankSum=0;QD=32.65;ReadPosRankSum=0.512;SOR=0.99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6:17:14:569,14,0</text:p>
          </table:table-cell>
          <table:table-cell office:value-type="string" calcext:value-type="string">
            <text:p>0/0:9,0:9:27:0,27,341</text:p>
          </table:table-cell>
          <table:table-cell table:formula="of:=LEFT([.J785];3)" office:value-type="string" office:string-value="1/1" calcext:value-type="string">
            <text:p>1/1</text:p>
          </table:table-cell>
          <table:table-cell table:formula="of:=LEFT([.K785];3)" office:value-type="string" office:string-value="0/0" calcext:value-type="string">
            <text:p>0/0</text:p>
          </table:table-cell>
          <table:table-cell table:formula="of:=IF(OR(AND([.L785]=&quot;1/1&quot;;[.M785]=&quot;0/0&quot;);AND([.L785]=&quot;0/0&quot;;[.M7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101" calcext:value-type="float">
            <text:p>1031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09.06" calcext:value-type="float">
            <text:p>50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9;SOR=0.693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23,42,0</text:p>
          </table:table-cell>
          <table:table-cell office:value-type="string" calcext:value-type="string">
            <text:p>0/0:10,0:10:30:0,30,368</text:p>
          </table:table-cell>
          <table:table-cell table:formula="of:=LEFT([.J786];3)" office:value-type="string" office:string-value="1/1" calcext:value-type="string">
            <text:p>1/1</text:p>
          </table:table-cell>
          <table:table-cell table:formula="of:=LEFT([.K786];3)" office:value-type="string" office:string-value="0/0" calcext:value-type="string">
            <text:p>0/0</text:p>
          </table:table-cell>
          <table:table-cell table:formula="of:=IF(OR(AND([.L786]=&quot;1/1&quot;;[.M786]=&quot;0/0&quot;);AND([.L786]=&quot;0/0&quot;;[.M7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136" calcext:value-type="float">
            <text:p>1031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40.06" calcext:value-type="float">
            <text:p>54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1;SOR=1.112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54,45,0</text:p>
          </table:table-cell>
          <table:table-cell office:value-type="string" calcext:value-type="string">
            <text:p>0/0:11,0:11:33:0,33,392</text:p>
          </table:table-cell>
          <table:table-cell table:formula="of:=LEFT([.J787];3)" office:value-type="string" office:string-value="1/1" calcext:value-type="string">
            <text:p>1/1</text:p>
          </table:table-cell>
          <table:table-cell table:formula="of:=LEFT([.K787];3)" office:value-type="string" office:string-value="0/0" calcext:value-type="string">
            <text:p>0/0</text:p>
          </table:table-cell>
          <table:table-cell table:formula="of:=IF(OR(AND([.L787]=&quot;1/1&quot;;[.M787]=&quot;0/0&quot;);AND([.L787]=&quot;0/0&quot;;[.M78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236" calcext:value-type="float">
            <text:p>103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CAT</text:p>
          </table:table-cell>
          <table:table-cell office:value-type="float" office:value="395.63" calcext:value-type="float">
            <text:p>395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26;ExcessHet=0;FS=0;MQ=60;MQRankSum=0;QD=29.97;ReadPosRankSum=-1.426;SOR=1.179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03,0,12</text:p>
          </table:table-cell>
          <table:table-cell office:value-type="string" calcext:value-type="string">
            <text:p>0/0:10,0:10:30:0,30,450</text:p>
          </table:table-cell>
          <table:table-cell table:formula="of:=LEFT([.J788];3)" office:value-type="string" office:string-value="0/1" calcext:value-type="string">
            <text:p>0/1</text:p>
          </table:table-cell>
          <table:table-cell table:formula="of:=LEFT([.K788];3)" office:value-type="string" office:string-value="0/0" calcext:value-type="string">
            <text:p>0/0</text:p>
          </table:table-cell>
          <table:table-cell table:formula="of:=IF(OR(AND([.L788]=&quot;1/1&quot;;[.M788]=&quot;0/0&quot;);AND([.L788]=&quot;0/0&quot;;[.M78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289" calcext:value-type="float">
            <text:p>1032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AATT</text:p>
          </table:table-cell>
          <table:table-cell office:value-type="float" office:value="616.03" calcext:value-type="float">
            <text:p>61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3;SOR=2.30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8,0:8:24:0,24,360</text:p>
          </table:table-cell>
          <table:table-cell table:formula="of:=LEFT([.J789];3)" office:value-type="string" office:string-value="1/1" calcext:value-type="string">
            <text:p>1/1</text:p>
          </table:table-cell>
          <table:table-cell table:formula="of:=LEFT([.K789];3)" office:value-type="string" office:string-value="0/0" calcext:value-type="string">
            <text:p>0/0</text:p>
          </table:table-cell>
          <table:table-cell table:formula="of:=IF(OR(AND([.L789]=&quot;1/1&quot;;[.M789]=&quot;0/0&quot;);AND([.L789]=&quot;0/0&quot;;[.M78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480" calcext:value-type="float">
            <text:p>1034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GTACACACTACACT</text:p>
          </table:table-cell>
          <table:table-cell office:value-type="string" calcext:value-type="string">
            <text:p>A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3;SOR=1.17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4,0:14:42:0,42,630</text:p>
          </table:table-cell>
          <table:table-cell table:formula="of:=LEFT([.J790];3)" office:value-type="string" office:string-value="1/1" calcext:value-type="string">
            <text:p>1/1</text:p>
          </table:table-cell>
          <table:table-cell table:formula="of:=LEFT([.K790];3)" office:value-type="string" office:string-value="0/0" calcext:value-type="string">
            <text:p>0/0</text:p>
          </table:table-cell>
          <table:table-cell table:formula="of:=IF(OR(AND([.L790]=&quot;1/1&quot;;[.M790]=&quot;0/0&quot;);AND([.L790]=&quot;0/0&quot;;[.M7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902" calcext:value-type="float">
            <text:p>1039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GACTGCTCAATTGAGTTTTTTTTGGGATGGAGAGAGTACTCATGTGC</text:p>
          </table:table-cell>
          <table:table-cell office:value-type="float" office:value="160.61" calcext:value-type="float">
            <text:p>160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42;ExcessHet=0;FS=0;MQ=60;MQRankSum=0;QD=22.94;ReadPosRankSum=-0.366;SOR=0.223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17:168,0,17</text:p>
          </table:table-cell>
          <table:table-cell office:value-type="string" calcext:value-type="string">
            <text:p>0/0:10,0:10:30:0,30,382</text:p>
          </table:table-cell>
          <table:table-cell table:formula="of:=LEFT([.J791];3)" office:value-type="string" office:string-value="0/1" calcext:value-type="string">
            <text:p>0/1</text:p>
          </table:table-cell>
          <table:table-cell table:formula="of:=LEFT([.K791];3)" office:value-type="string" office:string-value="0/0" calcext:value-type="string">
            <text:p>0/0</text:p>
          </table:table-cell>
          <table:table-cell table:formula="of:=IF(OR(AND([.L791]=&quot;1/1&quot;;[.M791]=&quot;0/0&quot;);AND([.L791]=&quot;0/0&quot;;[.M79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3918" calcext:value-type="float">
            <text:p>1039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T</text:p>
          </table:table-cell>
          <table:table-cell office:value-type="float" office:value="483.44" calcext:value-type="float">
            <text:p>483.4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6;SOR=1.022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2:13:3:493,3,0</text:p>
          </table:table-cell>
          <table:table-cell office:value-type="string" calcext:value-type="string">
            <text:p>0/0:9,0:9:27:0,27,360</text:p>
          </table:table-cell>
          <table:table-cell table:formula="of:=LEFT([.J792];3)" office:value-type="string" office:string-value="1/1" calcext:value-type="string">
            <text:p>1/1</text:p>
          </table:table-cell>
          <table:table-cell table:formula="of:=LEFT([.K792];3)" office:value-type="string" office:string-value="0/0" calcext:value-type="string">
            <text:p>0/0</text:p>
          </table:table-cell>
          <table:table-cell table:formula="of:=IF(OR(AND([.L792]=&quot;1/1&quot;;[.M792]=&quot;0/0&quot;);AND([.L792]=&quot;0/0&quot;;[.M79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4594" calcext:value-type="float">
            <text:p>1045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68.06" calcext:value-type="float">
            <text:p>36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7;SOR=1.085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82,30,0</text:p>
          </table:table-cell>
          <table:table-cell office:value-type="string" calcext:value-type="string">
            <text:p>0/0:12,0:12:36:0,36,420</text:p>
          </table:table-cell>
          <table:table-cell table:formula="of:=LEFT([.J793];3)" office:value-type="string" office:string-value="1/1" calcext:value-type="string">
            <text:p>1/1</text:p>
          </table:table-cell>
          <table:table-cell table:formula="of:=LEFT([.K793];3)" office:value-type="string" office:string-value="0/0" calcext:value-type="string">
            <text:p>0/0</text:p>
          </table:table-cell>
          <table:table-cell table:formula="of:=IF(OR(AND([.L793]=&quot;1/1&quot;;[.M793]=&quot;0/0&quot;);AND([.L793]=&quot;0/0&quot;;[.M7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4748" calcext:value-type="float">
            <text:p>1047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26.48" calcext:value-type="float">
            <text:p>426.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34;ExcessHet=0;FS=0;MQ=60;MQRankSum=0;QD=30.46;ReadPosRankSum=1.119;SOR=0.28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3:436,3,0</text:p>
          </table:table-cell>
          <table:table-cell office:value-type="string" calcext:value-type="string">
            <text:p>0/0:8,0:8:24:0,24,301</text:p>
          </table:table-cell>
          <table:table-cell table:formula="of:=LEFT([.J794];3)" office:value-type="string" office:string-value="1/1" calcext:value-type="string">
            <text:p>1/1</text:p>
          </table:table-cell>
          <table:table-cell table:formula="of:=LEFT([.K794];3)" office:value-type="string" office:string-value="0/0" calcext:value-type="string">
            <text:p>0/0</text:p>
          </table:table-cell>
          <table:table-cell table:formula="of:=IF(OR(AND([.L794]=&quot;1/1&quot;;[.M794]=&quot;0/0&quot;);AND([.L794]=&quot;0/0&quot;;[.M7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5203" calcext:value-type="float">
            <text:p>1052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6.02" calcext:value-type="float">
            <text:p>25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2;SOR=0.941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70,21,0</text:p>
          </table:table-cell>
          <table:table-cell office:value-type="string" calcext:value-type="string">
            <text:p>0/0:12,0:12:36:0,36,412</text:p>
          </table:table-cell>
          <table:table-cell table:formula="of:=LEFT([.J795];3)" office:value-type="string" office:string-value="1/1" calcext:value-type="string">
            <text:p>1/1</text:p>
          </table:table-cell>
          <table:table-cell table:formula="of:=LEFT([.K795];3)" office:value-type="string" office:string-value="0/0" calcext:value-type="string">
            <text:p>0/0</text:p>
          </table:table-cell>
          <table:table-cell table:formula="of:=IF(OR(AND([.L795]=&quot;1/1&quot;;[.M795]=&quot;0/0&quot;);AND([.L795]=&quot;0/0&quot;;[.M7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5626" calcext:value-type="float">
            <text:p>1056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04.06" calcext:value-type="float">
            <text:p>40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7;SOR=1.981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18,36,0</text:p>
          </table:table-cell>
          <table:table-cell office:value-type="string" calcext:value-type="string">
            <text:p>0/0:10,0:10:30:0,30,362</text:p>
          </table:table-cell>
          <table:table-cell table:formula="of:=LEFT([.J796];3)" office:value-type="string" office:string-value="1/1" calcext:value-type="string">
            <text:p>1/1</text:p>
          </table:table-cell>
          <table:table-cell table:formula="of:=LEFT([.K796];3)" office:value-type="string" office:string-value="0/0" calcext:value-type="string">
            <text:p>0/0</text:p>
          </table:table-cell>
          <table:table-cell table:formula="of:=IF(OR(AND([.L796]=&quot;1/1&quot;;[.M796]=&quot;0/0&quot;);AND([.L796]=&quot;0/0&quot;;[.M79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6534" calcext:value-type="float">
            <text:p>1065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35.96" calcext:value-type="float">
            <text:p>535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48;ExcessHet=0;FS=3.522;MQ=60;MQRankSum=0;QD=29.78;ReadPosRankSum=-0.676;SOR=0.761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7:18:16:550,16,0</text:p>
          </table:table-cell>
          <table:table-cell office:value-type="string" calcext:value-type="string">
            <text:p>0/0:6,0:6:18:0,18,220</text:p>
          </table:table-cell>
          <table:table-cell table:formula="of:=LEFT([.J797];3)" office:value-type="string" office:string-value="1/1" calcext:value-type="string">
            <text:p>1/1</text:p>
          </table:table-cell>
          <table:table-cell table:formula="of:=LEFT([.K797];3)" office:value-type="string" office:string-value="0/0" calcext:value-type="string">
            <text:p>0/0</text:p>
          </table:table-cell>
          <table:table-cell table:formula="of:=IF(OR(AND([.L797]=&quot;1/1&quot;;[.M797]=&quot;0/0&quot;);AND([.L797]=&quot;0/0&quot;;[.M7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6740" calcext:value-type="float">
            <text:p>1067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606.64" calcext:value-type="float">
            <text:p>60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835;ExcessHet=0;FS=2.75;MQ=60;MQRankSum=0;QD=28.89;ReadPosRankSum=-0.554;SOR=1.359;DP=3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18:21:47:614,0,47</text:p>
          </table:table-cell>
          <table:table-cell office:value-type="string" calcext:value-type="string">
            <text:p>0/0:11,0:11:33:0,33,399</text:p>
          </table:table-cell>
          <table:table-cell table:formula="of:=LEFT([.J798];3)" office:value-type="string" office:string-value="0/1" calcext:value-type="string">
            <text:p>0/1</text:p>
          </table:table-cell>
          <table:table-cell table:formula="of:=LEFT([.K798];3)" office:value-type="string" office:string-value="0/0" calcext:value-type="string">
            <text:p>0/0</text:p>
          </table:table-cell>
          <table:table-cell table:formula="of:=IF(OR(AND([.L798]=&quot;1/1&quot;;[.M798]=&quot;0/0&quot;);AND([.L798]=&quot;0/0&quot;;[.M79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7321" calcext:value-type="float">
            <text:p>1073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26.02" calcext:value-type="float">
            <text:p>22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29;SOR=1.60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40,21,0</text:p>
          </table:table-cell>
          <table:table-cell office:value-type="string" calcext:value-type="string">
            <text:p>0/0:11,0:11:33:0,33,389</text:p>
          </table:table-cell>
          <table:table-cell table:formula="of:=LEFT([.J799];3)" office:value-type="string" office:string-value="1/1" calcext:value-type="string">
            <text:p>1/1</text:p>
          </table:table-cell>
          <table:table-cell table:formula="of:=LEFT([.K799];3)" office:value-type="string" office:string-value="0/0" calcext:value-type="string">
            <text:p>0/0</text:p>
          </table:table-cell>
          <table:table-cell table:formula="of:=IF(OR(AND([.L799]=&quot;1/1&quot;;[.M799]=&quot;0/0&quot;);AND([.L799]=&quot;0/0&quot;;[.M7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7690" calcext:value-type="float">
            <text:p>1076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8.32" calcext:value-type="float">
            <text:p>5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6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0,6,0</text:p>
          </table:table-cell>
          <table:table-cell office:value-type="string" calcext:value-type="string">
            <text:p>0/0:6,0:6:18:0,18,226</text:p>
          </table:table-cell>
          <table:table-cell table:formula="of:=LEFT([.J800];3)" office:value-type="string" office:string-value="1/1" calcext:value-type="string">
            <text:p>1/1</text:p>
          </table:table-cell>
          <table:table-cell table:formula="of:=LEFT([.K800];3)" office:value-type="string" office:string-value="0/0" calcext:value-type="string">
            <text:p>0/0</text:p>
          </table:table-cell>
          <table:table-cell table:formula="of:=IF(OR(AND([.L800]=&quot;1/1&quot;;[.M800]=&quot;0/0&quot;);AND([.L800]=&quot;0/0&quot;;[.M8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8108" calcext:value-type="float">
            <text:p>1081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1.32" calcext:value-type="float">
            <text:p>61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6;SOR=0.69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3,6,0</text:p>
          </table:table-cell>
          <table:table-cell office:value-type="string" calcext:value-type="string">
            <text:p>0/0:8,0:8:24:0,24,291</text:p>
          </table:table-cell>
          <table:table-cell table:formula="of:=LEFT([.J801];3)" office:value-type="string" office:string-value="1/1" calcext:value-type="string">
            <text:p>1/1</text:p>
          </table:table-cell>
          <table:table-cell table:formula="of:=LEFT([.K801];3)" office:value-type="string" office:string-value="0/0" calcext:value-type="string">
            <text:p>0/0</text:p>
          </table:table-cell>
          <table:table-cell table:formula="of:=IF(OR(AND([.L801]=&quot;1/1&quot;;[.M801]=&quot;0/0&quot;);AND([.L801]=&quot;0/0&quot;;[.M8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9912" calcext:value-type="float">
            <text:p>1099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623.01" calcext:value-type="float">
            <text:p>623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87;ExcessHet=0;FS=3.245;MQ=60;MQRankSum=0;QD=32.79;ReadPosRankSum=0.64;SOR=0.556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8:19:19:637,19,0</text:p>
          </table:table-cell>
          <table:table-cell office:value-type="string" calcext:value-type="string">
            <text:p>0/0:11,0:11:33:0,33,415</text:p>
          </table:table-cell>
          <table:table-cell table:formula="of:=LEFT([.J802];3)" office:value-type="string" office:string-value="1/1" calcext:value-type="string">
            <text:p>1/1</text:p>
          </table:table-cell>
          <table:table-cell table:formula="of:=LEFT([.K802];3)" office:value-type="string" office:string-value="0/0" calcext:value-type="string">
            <text:p>0/0</text:p>
          </table:table-cell>
          <table:table-cell table:formula="of:=IF(OR(AND([.L802]=&quot;1/1&quot;;[.M802]=&quot;0/0&quot;);AND([.L802]=&quot;0/0&quot;;[.M8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09948" calcext:value-type="float">
            <text:p>1099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633.68" calcext:value-type="float">
            <text:p>633.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64;ExcessHet=0;FS=6.69;MQ=60;MQRankSum=0;QD=30.18;ReadPosRankSum=-0.659;SOR=0.636;DP=3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9:21:10:641,0,10</text:p>
          </table:table-cell>
          <table:table-cell office:value-type="string" calcext:value-type="string">
            <text:p>0/0:12,0:12:36:0,36,445</text:p>
          </table:table-cell>
          <table:table-cell table:formula="of:=LEFT([.J803];3)" office:value-type="string" office:string-value="0/1" calcext:value-type="string">
            <text:p>0/1</text:p>
          </table:table-cell>
          <table:table-cell table:formula="of:=LEFT([.K803];3)" office:value-type="string" office:string-value="0/0" calcext:value-type="string">
            <text:p>0/0</text:p>
          </table:table-cell>
          <table:table-cell table:formula="of:=IF(OR(AND([.L803]=&quot;1/1&quot;;[.M803]=&quot;0/0&quot;);AND([.L803]=&quot;0/0&quot;;[.M80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031" calcext:value-type="float">
            <text:p>1100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float" office:value="356.02" calcext:value-type="float">
            <text:p>35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67;SOR=0.693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370,36,0</text:p>
          </table:table-cell>
          <table:table-cell office:value-type="string" calcext:value-type="string">
            <text:p>0/0:9,0:9:27:0,27,280</text:p>
          </table:table-cell>
          <table:table-cell table:formula="of:=LEFT([.J804];3)" office:value-type="string" office:string-value="1/1" calcext:value-type="string">
            <text:p>1/1</text:p>
          </table:table-cell>
          <table:table-cell table:formula="of:=LEFT([.K804];3)" office:value-type="string" office:string-value="0/0" calcext:value-type="string">
            <text:p>0/0</text:p>
          </table:table-cell>
          <table:table-cell table:formula="of:=IF(OR(AND([.L804]=&quot;1/1&quot;;[.M804]=&quot;0/0&quot;);AND([.L804]=&quot;0/0&quot;;[.M8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231" calcext:value-type="float">
            <text:p>110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56.64" calcext:value-type="float">
            <text:p>25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92;ExcessHet=0;FS=0;MQ=60;MQRankSum=0;QD=25.66;ReadPosRankSum=-0.493;SOR=1.022;DP=2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8:10:45:264,0,45</text:p>
          </table:table-cell>
          <table:table-cell office:value-type="string" calcext:value-type="string">
            <text:p>0/0:17,0:17:51:0,51,614</text:p>
          </table:table-cell>
          <table:table-cell table:formula="of:=LEFT([.J805];3)" office:value-type="string" office:string-value="0/1" calcext:value-type="string">
            <text:p>0/1</text:p>
          </table:table-cell>
          <table:table-cell table:formula="of:=LEFT([.K805];3)" office:value-type="string" office:string-value="0/0" calcext:value-type="string">
            <text:p>0/0</text:p>
          </table:table-cell>
          <table:table-cell table:formula="of:=IF(OR(AND([.L805]=&quot;1/1&quot;;[.M805]=&quot;0/0&quot;);AND([.L805]=&quot;0/0&quot;;[.M8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252" calcext:value-type="float">
            <text:p>110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93.64" calcext:value-type="float">
            <text:p>29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01;ExcessHet=0;FS=0;MQ=60;MQRankSum=0;QD=26.69;ReadPosRankSum=-0.114;SOR=1.179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9:11:41:301,0,41</text:p>
          </table:table-cell>
          <table:table-cell office:value-type="string" calcext:value-type="string">
            <text:p>0/0:9,0:9:27:0,27,330</text:p>
          </table:table-cell>
          <table:table-cell table:formula="of:=LEFT([.J806];3)" office:value-type="string" office:string-value="0/1" calcext:value-type="string">
            <text:p>0/1</text:p>
          </table:table-cell>
          <table:table-cell table:formula="of:=LEFT([.K806];3)" office:value-type="string" office:string-value="0/0" calcext:value-type="string">
            <text:p>0/0</text:p>
          </table:table-cell>
          <table:table-cell table:formula="of:=IF(OR(AND([.L806]=&quot;1/1&quot;;[.M806]=&quot;0/0&quot;);AND([.L806]=&quot;0/0&quot;;[.M80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383" calcext:value-type="float">
            <text:p>1103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85.05" calcext:value-type="float">
            <text:p>685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604;ExcessHet=0;FS=0;MQ=60;MQRankSum=0;QD=32.62;ReadPosRankSum=-0.744;SOR=0.223;DP=3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20:21:29:699,29,0</text:p>
          </table:table-cell>
          <table:table-cell office:value-type="string" calcext:value-type="string">
            <text:p>0/0:14,0:14:42:0,42,481</text:p>
          </table:table-cell>
          <table:table-cell table:formula="of:=LEFT([.J807];3)" office:value-type="string" office:string-value="1/1" calcext:value-type="string">
            <text:p>1/1</text:p>
          </table:table-cell>
          <table:table-cell table:formula="of:=LEFT([.K807];3)" office:value-type="string" office:string-value="0/0" calcext:value-type="string">
            <text:p>0/0</text:p>
          </table:table-cell>
          <table:table-cell table:formula="of:=IF(OR(AND([.L807]=&quot;1/1&quot;;[.M807]=&quot;0/0&quot;);AND([.L807]=&quot;0/0&quot;;[.M8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626" calcext:value-type="float">
            <text:p>1106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97.68" calcext:value-type="float">
            <text:p>697.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2.222;ExcessHet=0;FS=0;MQ=60;MQRankSum=0;QD=30.33;ReadPosRankSum=0.219;SOR=1.23;DP=3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21:23:10:705,0,10</text:p>
          </table:table-cell>
          <table:table-cell office:value-type="string" calcext:value-type="string">
            <text:p>0/0:11,0:11:33:0,33,410</text:p>
          </table:table-cell>
          <table:table-cell table:formula="of:=LEFT([.J808];3)" office:value-type="string" office:string-value="0/1" calcext:value-type="string">
            <text:p>0/1</text:p>
          </table:table-cell>
          <table:table-cell table:formula="of:=LEFT([.K808];3)" office:value-type="string" office:string-value="0/0" calcext:value-type="string">
            <text:p>0/0</text:p>
          </table:table-cell>
          <table:table-cell table:formula="of:=IF(OR(AND([.L808]=&quot;1/1&quot;;[.M808]=&quot;0/0&quot;);AND([.L808]=&quot;0/0&quot;;[.M80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932" calcext:value-type="float">
            <text:p>1109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013.06" calcext:value-type="float">
            <text:p>101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1;SOR=0.776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3:23:69:1027,69,0</text:p>
          </table:table-cell>
          <table:table-cell office:value-type="string" calcext:value-type="string">
            <text:p>0/0:10,0:10:30:0,30,367</text:p>
          </table:table-cell>
          <table:table-cell table:formula="of:=LEFT([.J809];3)" office:value-type="string" office:string-value="1/1" calcext:value-type="string">
            <text:p>1/1</text:p>
          </table:table-cell>
          <table:table-cell table:formula="of:=LEFT([.K809];3)" office:value-type="string" office:string-value="0/0" calcext:value-type="string">
            <text:p>0/0</text:p>
          </table:table-cell>
          <table:table-cell table:formula="of:=IF(OR(AND([.L809]=&quot;1/1&quot;;[.M809]=&quot;0/0&quot;);AND([.L809]=&quot;0/0&quot;;[.M8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0935" calcext:value-type="float">
            <text:p>1109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13.06" calcext:value-type="float">
            <text:p>101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33;SOR=0.776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3:23:69:1027,69,0</text:p>
          </table:table-cell>
          <table:table-cell office:value-type="string" calcext:value-type="string">
            <text:p>0/0:9,0:9:27:0,27,341</text:p>
          </table:table-cell>
          <table:table-cell table:formula="of:=LEFT([.J810];3)" office:value-type="string" office:string-value="1/1" calcext:value-type="string">
            <text:p>1/1</text:p>
          </table:table-cell>
          <table:table-cell table:formula="of:=LEFT([.K810];3)" office:value-type="string" office:string-value="0/0" calcext:value-type="string">
            <text:p>0/0</text:p>
          </table:table-cell>
          <table:table-cell table:formula="of:=IF(OR(AND([.L810]=&quot;1/1&quot;;[.M810]=&quot;0/0&quot;);AND([.L810]=&quot;0/0&quot;;[.M8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014" calcext:value-type="float">
            <text:p>1110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97.02" calcext:value-type="float">
            <text:p>597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763;ExcessHet=0;FS=3.522;MQ=60;MQRankSum=0;QD=33.17;ReadPosRankSum=0;SOR=0.761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7:18:21:611,21,0</text:p>
          </table:table-cell>
          <table:table-cell office:value-type="string" calcext:value-type="string">
            <text:p>0/0:12,0:12:36:0,36,449</text:p>
          </table:table-cell>
          <table:table-cell table:formula="of:=LEFT([.J811];3)" office:value-type="string" office:string-value="1/1" calcext:value-type="string">
            <text:p>1/1</text:p>
          </table:table-cell>
          <table:table-cell table:formula="of:=LEFT([.K811];3)" office:value-type="string" office:string-value="0/0" calcext:value-type="string">
            <text:p>0/0</text:p>
          </table:table-cell>
          <table:table-cell table:formula="of:=IF(OR(AND([.L811]=&quot;1/1&quot;;[.M811]=&quot;0/0&quot;);AND([.L811]=&quot;0/0&quot;;[.M8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274" calcext:value-type="float">
            <text:p>1112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39.64" calcext:value-type="float">
            <text:p>439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98;ExcessHet=0;FS=3.31;MQ=60;MQRankSum=0;QD=29.31;ReadPosRankSum=0.595;SOR=0.349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3:15:28:447,0,28</text:p>
          </table:table-cell>
          <table:table-cell office:value-type="string" calcext:value-type="string">
            <text:p>0/0:7,0:7:21:0,21,252</text:p>
          </table:table-cell>
          <table:table-cell table:formula="of:=LEFT([.J812];3)" office:value-type="string" office:string-value="0/1" calcext:value-type="string">
            <text:p>0/1</text:p>
          </table:table-cell>
          <table:table-cell table:formula="of:=LEFT([.K812];3)" office:value-type="string" office:string-value="0/0" calcext:value-type="string">
            <text:p>0/0</text:p>
          </table:table-cell>
          <table:table-cell table:formula="of:=IF(OR(AND([.L812]=&quot;1/1&quot;;[.M812]=&quot;0/0&quot;);AND([.L812]=&quot;0/0&quot;;[.M81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473" calcext:value-type="float">
            <text:p>1114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468.6" calcext:value-type="float">
            <text:p>468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02;ExcessHet=0;FS=3.233;MQ=60;MQRankSum=0;QD=29.29;ReadPosRankSum=0.794;SOR=0.105;DP=3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4:16:27:476,0,27</text:p>
          </table:table-cell>
          <table:table-cell office:value-type="string" calcext:value-type="string">
            <text:p>0/0:16,0:16:48:0,48,594</text:p>
          </table:table-cell>
          <table:table-cell table:formula="of:=LEFT([.J813];3)" office:value-type="string" office:string-value="0/1" calcext:value-type="string">
            <text:p>0/1</text:p>
          </table:table-cell>
          <table:table-cell table:formula="of:=LEFT([.K813];3)" office:value-type="string" office:string-value="0/0" calcext:value-type="string">
            <text:p>0/0</text:p>
          </table:table-cell>
          <table:table-cell table:formula="of:=IF(OR(AND([.L813]=&quot;1/1&quot;;[.M813]=&quot;0/0&quot;);AND([.L813]=&quot;0/0&quot;;[.M81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543" calcext:value-type="float">
            <text:p>1115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68.74" calcext:value-type="float">
            <text:p>468.7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07;ExcessHet=0;FS=3.31;MQ=60;MQRankSum=0;QD=31.25;ReadPosRankSum=0;SOR=0.643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4:15:7:481,7,0</text:p>
          </table:table-cell>
          <table:table-cell office:value-type="string" calcext:value-type="string">
            <text:p>0/0:14,0:14:42:0,42,518</text:p>
          </table:table-cell>
          <table:table-cell table:formula="of:=LEFT([.J814];3)" office:value-type="string" office:string-value="1/1" calcext:value-type="string">
            <text:p>1/1</text:p>
          </table:table-cell>
          <table:table-cell table:formula="of:=LEFT([.K814];3)" office:value-type="string" office:string-value="0/0" calcext:value-type="string">
            <text:p>0/0</text:p>
          </table:table-cell>
          <table:table-cell table:formula="of:=IF(OR(AND([.L814]=&quot;1/1&quot;;[.M814]=&quot;0/0&quot;);AND([.L814]=&quot;0/0&quot;;[.M8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608" calcext:value-type="float">
            <text:p>1116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A</text:p>
          </table:table-cell>
          <table:table-cell office:value-type="float" office:value="429.02" calcext:value-type="float">
            <text:p>429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2;SOR=0.693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3,30,0</text:p>
          </table:table-cell>
          <table:table-cell office:value-type="string" calcext:value-type="string">
            <text:p>0/0:14,0:14:42:0,42,619</text:p>
          </table:table-cell>
          <table:table-cell table:formula="of:=LEFT([.J815];3)" office:value-type="string" office:string-value="1/1" calcext:value-type="string">
            <text:p>1/1</text:p>
          </table:table-cell>
          <table:table-cell table:formula="of:=LEFT([.K815];3)" office:value-type="string" office:string-value="0/0" calcext:value-type="string">
            <text:p>0/0</text:p>
          </table:table-cell>
          <table:table-cell table:formula="of:=IF(OR(AND([.L815]=&quot;1/1&quot;;[.M815]=&quot;0/0&quot;);AND([.L815]=&quot;0/0&quot;;[.M8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718" calcext:value-type="float">
            <text:p>1117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7.14" calcext:value-type="float">
            <text:p>127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9;SOR=0.69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1,12,0</text:p>
          </table:table-cell>
          <table:table-cell office:value-type="string" calcext:value-type="string">
            <text:p>0/0:8,0:8:24:0,24,296</text:p>
          </table:table-cell>
          <table:table-cell table:formula="of:=LEFT([.J816];3)" office:value-type="string" office:string-value="1/1" calcext:value-type="string">
            <text:p>1/1</text:p>
          </table:table-cell>
          <table:table-cell table:formula="of:=LEFT([.K816];3)" office:value-type="string" office:string-value="0/0" calcext:value-type="string">
            <text:p>0/0</text:p>
          </table:table-cell>
          <table:table-cell table:formula="of:=IF(OR(AND([.L816]=&quot;1/1&quot;;[.M816]=&quot;0/0&quot;);AND([.L816]=&quot;0/0&quot;;[.M8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911" calcext:value-type="float">
            <text:p>1119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ATCGA</text:p>
          </table:table-cell>
          <table:table-cell office:value-type="string" calcext:value-type="string">
            <text:p>C</text:p>
          </table:table-cell>
          <table:table-cell office:value-type="float" office:value="471.02" calcext:value-type="float">
            <text:p>4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;SOR=0.859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5,33,0</text:p>
          </table:table-cell>
          <table:table-cell office:value-type="string" calcext:value-type="string">
            <text:p>0/0:18,0:18:54:0,54,810</text:p>
          </table:table-cell>
          <table:table-cell table:formula="of:=LEFT([.J817];3)" office:value-type="string" office:string-value="1/1" calcext:value-type="string">
            <text:p>1/1</text:p>
          </table:table-cell>
          <table:table-cell table:formula="of:=LEFT([.K817];3)" office:value-type="string" office:string-value="0/0" calcext:value-type="string">
            <text:p>0/0</text:p>
          </table:table-cell>
          <table:table-cell table:formula="of:=IF(OR(AND([.L817]=&quot;1/1&quot;;[.M817]=&quot;0/0&quot;);AND([.L817]=&quot;0/0&quot;;[.M8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919" calcext:value-type="float">
            <text:p>1119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71.06" calcext:value-type="float">
            <text:p>4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88;SOR=0.859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5,33,0</text:p>
          </table:table-cell>
          <table:table-cell office:value-type="string" calcext:value-type="string">
            <text:p>0/0:17,0:17:51:0,51,616</text:p>
          </table:table-cell>
          <table:table-cell table:formula="of:=LEFT([.J818];3)" office:value-type="string" office:string-value="1/1" calcext:value-type="string">
            <text:p>1/1</text:p>
          </table:table-cell>
          <table:table-cell table:formula="of:=LEFT([.K818];3)" office:value-type="string" office:string-value="0/0" calcext:value-type="string">
            <text:p>0/0</text:p>
          </table:table-cell>
          <table:table-cell table:formula="of:=IF(OR(AND([.L818]=&quot;1/1&quot;;[.M818]=&quot;0/0&quot;);AND([.L818]=&quot;0/0&quot;;[.M8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934" calcext:value-type="float">
            <text:p>1119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78.73" calcext:value-type="float">
            <text:p>278.7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42;ExcessHet=0;FS=0;MQ=60;MQRankSum=0;QD=27.87;ReadPosRankSum=0.674;SOR=0.569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7:286,0,7</text:p>
          </table:table-cell>
          <table:table-cell office:value-type="string" calcext:value-type="string">
            <text:p>0/0:16,0:16:48:0,48,597</text:p>
          </table:table-cell>
          <table:table-cell table:formula="of:=LEFT([.J819];3)" office:value-type="string" office:string-value="0/1" calcext:value-type="string">
            <text:p>0/1</text:p>
          </table:table-cell>
          <table:table-cell table:formula="of:=LEFT([.K819];3)" office:value-type="string" office:string-value="0/0" calcext:value-type="string">
            <text:p>0/0</text:p>
          </table:table-cell>
          <table:table-cell table:formula="of:=IF(OR(AND([.L819]=&quot;1/1&quot;;[.M819]=&quot;0/0&quot;);AND([.L819]=&quot;0/0&quot;;[.M81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1980" calcext:value-type="float">
            <text:p>1119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47.68" calcext:value-type="float">
            <text:p>247.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282;ExcessHet=0;FS=0;MQ=60;MQRankSum=0;QD=27.52;ReadPosRankSum=-0.589;SOR=0.446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0:255,0,10</text:p>
          </table:table-cell>
          <table:table-cell office:value-type="string" calcext:value-type="string">
            <text:p>0/0:8,0:8:24:0,24,289</text:p>
          </table:table-cell>
          <table:table-cell table:formula="of:=LEFT([.J820];3)" office:value-type="string" office:string-value="0/1" calcext:value-type="string">
            <text:p>0/1</text:p>
          </table:table-cell>
          <table:table-cell table:formula="of:=LEFT([.K820];3)" office:value-type="string" office:string-value="0/0" calcext:value-type="string">
            <text:p>0/0</text:p>
          </table:table-cell>
          <table:table-cell table:formula="of:=IF(OR(AND([.L820]=&quot;1/1&quot;;[.M820]=&quot;0/0&quot;);AND([.L820]=&quot;0/0&quot;;[.M82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030" calcext:value-type="float">
            <text:p>1120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18.02" calcext:value-type="float">
            <text:p>21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5;SOR=0.941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32,21,0</text:p>
          </table:table-cell>
          <table:table-cell office:value-type="string" calcext:value-type="string">
            <text:p>0/0:3,0:3:9:0,9,104</text:p>
          </table:table-cell>
          <table:table-cell table:formula="of:=LEFT([.J821];3)" office:value-type="string" office:string-value="1/1" calcext:value-type="string">
            <text:p>1/1</text:p>
          </table:table-cell>
          <table:table-cell table:formula="of:=LEFT([.K821];3)" office:value-type="string" office:string-value="0/0" calcext:value-type="string">
            <text:p>0/0</text:p>
          </table:table-cell>
          <table:table-cell table:formula="of:=IF(OR(AND([.L821]=&quot;1/1&quot;;[.M821]=&quot;0/0&quot;);AND([.L821]=&quot;0/0&quot;;[.M8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060" calcext:value-type="float">
            <text:p>112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8.97" calcext:value-type="float">
            <text:p>188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;SOR=1.329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03,18,0</text:p>
          </table:table-cell>
          <table:table-cell office:value-type="string" calcext:value-type="string">
            <text:p>0/0:3,0:3:9:0,9,107</text:p>
          </table:table-cell>
          <table:table-cell table:formula="of:=LEFT([.J822];3)" office:value-type="string" office:string-value="1/1" calcext:value-type="string">
            <text:p>1/1</text:p>
          </table:table-cell>
          <table:table-cell table:formula="of:=LEFT([.K822];3)" office:value-type="string" office:string-value="0/0" calcext:value-type="string">
            <text:p>0/0</text:p>
          </table:table-cell>
          <table:table-cell table:formula="of:=IF(OR(AND([.L822]=&quot;1/1&quot;;[.M822]=&quot;0/0&quot;);AND([.L822]=&quot;0/0&quot;;[.M8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103" calcext:value-type="float">
            <text:p>1121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38;SOR=1.085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6,0:6:18:0,18,218</text:p>
          </table:table-cell>
          <table:table-cell table:formula="of:=LEFT([.J823];3)" office:value-type="string" office:string-value="1/1" calcext:value-type="string">
            <text:p>1/1</text:p>
          </table:table-cell>
          <table:table-cell table:formula="of:=LEFT([.K823];3)" office:value-type="string" office:string-value="0/0" calcext:value-type="string">
            <text:p>0/0</text:p>
          </table:table-cell>
          <table:table-cell table:formula="of:=IF(OR(AND([.L823]=&quot;1/1&quot;;[.M823]=&quot;0/0&quot;);AND([.L823]=&quot;0/0&quot;;[.M8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105" calcext:value-type="float">
            <text:p>112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05;SOR=1.085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6,0:6:18:0,18,227</text:p>
          </table:table-cell>
          <table:table-cell table:formula="of:=LEFT([.J824];3)" office:value-type="string" office:string-value="1/1" calcext:value-type="string">
            <text:p>1/1</text:p>
          </table:table-cell>
          <table:table-cell table:formula="of:=LEFT([.K824];3)" office:value-type="string" office:string-value="0/0" calcext:value-type="string">
            <text:p>0/0</text:p>
          </table:table-cell>
          <table:table-cell table:formula="of:=IF(OR(AND([.L824]=&quot;1/1&quot;;[.M824]=&quot;0/0&quot;);AND([.L824]=&quot;0/0&quot;;[.M8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135" calcext:value-type="float">
            <text:p>112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2.05" calcext:value-type="float">
            <text:p>302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6;SOR=1.402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16,27,0</text:p>
          </table:table-cell>
          <table:table-cell office:value-type="string" calcext:value-type="string">
            <text:p>0/0:6,0:6:18:0,18,214</text:p>
          </table:table-cell>
          <table:table-cell table:formula="of:=LEFT([.J825];3)" office:value-type="string" office:string-value="1/1" calcext:value-type="string">
            <text:p>1/1</text:p>
          </table:table-cell>
          <table:table-cell table:formula="of:=LEFT([.K825];3)" office:value-type="string" office:string-value="0/0" calcext:value-type="string">
            <text:p>0/0</text:p>
          </table:table-cell>
          <table:table-cell table:formula="of:=IF(OR(AND([.L825]=&quot;1/1&quot;;[.M825]=&quot;0/0&quot;);AND([.L825]=&quot;0/0&quot;;[.M8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160" calcext:value-type="float">
            <text:p>1121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TATT</text:p>
          </table:table-cell>
          <table:table-cell office:value-type="float" office:value="467.02" calcext:value-type="float">
            <text:p>467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31;SOR=1.802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1,33,0</text:p>
          </table:table-cell>
          <table:table-cell office:value-type="string" calcext:value-type="string">
            <text:p>0/0:10,0:10:30:0,30,450</text:p>
          </table:table-cell>
          <table:table-cell table:formula="of:=LEFT([.J826];3)" office:value-type="string" office:string-value="1/1" calcext:value-type="string">
            <text:p>1/1</text:p>
          </table:table-cell>
          <table:table-cell table:formula="of:=LEFT([.K826];3)" office:value-type="string" office:string-value="0/0" calcext:value-type="string">
            <text:p>0/0</text:p>
          </table:table-cell>
          <table:table-cell table:formula="of:=IF(OR(AND([.L826]=&quot;1/1&quot;;[.M826]=&quot;0/0&quot;);AND([.L826]=&quot;0/0&quot;;[.M8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04" calcext:value-type="float">
            <text:p>1123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1.84" calcext:value-type="float">
            <text:p>9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1;SOR=2.83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5,9,0</text:p>
          </table:table-cell>
          <table:table-cell office:value-type="string" calcext:value-type="string">
            <text:p>0/0:8,0:8:24:0,24,304</text:p>
          </table:table-cell>
          <table:table-cell table:formula="of:=LEFT([.J827];3)" office:value-type="string" office:string-value="1/1" calcext:value-type="string">
            <text:p>1/1</text:p>
          </table:table-cell>
          <table:table-cell table:formula="of:=LEFT([.K827];3)" office:value-type="string" office:string-value="0/0" calcext:value-type="string">
            <text:p>0/0</text:p>
          </table:table-cell>
          <table:table-cell table:formula="of:=IF(OR(AND([.L827]=&quot;1/1&quot;;[.M827]=&quot;0/0&quot;);AND([.L827]=&quot;0/0&quot;;[.M8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32" calcext:value-type="float">
            <text:p>1123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6.32" calcext:value-type="float">
            <text:p>56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6;SOR=2.30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8,6,0</text:p>
          </table:table-cell>
          <table:table-cell office:value-type="string" calcext:value-type="string">
            <text:p>0/0:8,0:8:24:0,24,297</text:p>
          </table:table-cell>
          <table:table-cell table:formula="of:=LEFT([.J828];3)" office:value-type="string" office:string-value="1/1" calcext:value-type="string">
            <text:p>1/1</text:p>
          </table:table-cell>
          <table:table-cell table:formula="of:=LEFT([.K828];3)" office:value-type="string" office:string-value="0/0" calcext:value-type="string">
            <text:p>0/0</text:p>
          </table:table-cell>
          <table:table-cell table:formula="of:=IF(OR(AND([.L828]=&quot;1/1&quot;;[.M828]=&quot;0/0&quot;);AND([.L828]=&quot;0/0&quot;;[.M8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44" calcext:value-type="float">
            <text:p>112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41;SOR=2.30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7,0:7:21:0,21,256</text:p>
          </table:table-cell>
          <table:table-cell table:formula="of:=LEFT([.J829];3)" office:value-type="string" office:string-value="1/1" calcext:value-type="string">
            <text:p>1/1</text:p>
          </table:table-cell>
          <table:table-cell table:formula="of:=LEFT([.K829];3)" office:value-type="string" office:string-value="0/0" calcext:value-type="string">
            <text:p>0/0</text:p>
          </table:table-cell>
          <table:table-cell table:formula="of:=IF(OR(AND([.L829]=&quot;1/1&quot;;[.M829]=&quot;0/0&quot;);AND([.L829]=&quot;0/0&quot;;[.M8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48" calcext:value-type="float">
            <text:p>1123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AGAG</text:p>
          </table:table-cell>
          <table:table-cell office:value-type="string" calcext:value-type="string">
            <text:p>A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6;SOR=2.30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7,0:7:21:0,21,305</text:p>
          </table:table-cell>
          <table:table-cell table:formula="of:=LEFT([.J830];3)" office:value-type="string" office:string-value="1/1" calcext:value-type="string">
            <text:p>1/1</text:p>
          </table:table-cell>
          <table:table-cell table:formula="of:=LEFT([.K830];3)" office:value-type="string" office:string-value="0/0" calcext:value-type="string">
            <text:p>0/0</text:p>
          </table:table-cell>
          <table:table-cell table:formula="of:=IF(OR(AND([.L830]=&quot;1/1&quot;;[.M830]=&quot;0/0&quot;);AND([.L830]=&quot;0/0&quot;;[.M8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56" calcext:value-type="float">
            <text:p>1123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1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6,0:6:18:0,18,225</text:p>
          </table:table-cell>
          <table:table-cell table:formula="of:=LEFT([.J831];3)" office:value-type="string" office:string-value="1/1" calcext:value-type="string">
            <text:p>1/1</text:p>
          </table:table-cell>
          <table:table-cell table:formula="of:=LEFT([.K831];3)" office:value-type="string" office:string-value="0/0" calcext:value-type="string">
            <text:p>0/0</text:p>
          </table:table-cell>
          <table:table-cell table:formula="of:=IF(OR(AND([.L831]=&quot;1/1&quot;;[.M831]=&quot;0/0&quot;);AND([.L831]=&quot;0/0&quot;;[.M83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62" calcext:value-type="float">
            <text:p>1123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1;SOR=2.83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5,0:5:15:0,15,176</text:p>
          </table:table-cell>
          <table:table-cell table:formula="of:=LEFT([.J832];3)" office:value-type="string" office:string-value="1/1" calcext:value-type="string">
            <text:p>1/1</text:p>
          </table:table-cell>
          <table:table-cell table:formula="of:=LEFT([.K832];3)" office:value-type="string" office:string-value="0/0" calcext:value-type="string">
            <text:p>0/0</text:p>
          </table:table-cell>
          <table:table-cell table:formula="of:=IF(OR(AND([.L832]=&quot;1/1&quot;;[.M832]=&quot;0/0&quot;);AND([.L832]=&quot;0/0&quot;;[.M83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371" calcext:value-type="float">
            <text:p>112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ATGATGAA</text:p>
          </table:table-cell>
          <table:table-cell office:value-type="string" calcext:value-type="string">
            <text:p>T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08;SOR=2.83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5,0:5:15:0,15,213</text:p>
          </table:table-cell>
          <table:table-cell table:formula="of:=LEFT([.J833];3)" office:value-type="string" office:string-value="1/1" calcext:value-type="string">
            <text:p>1/1</text:p>
          </table:table-cell>
          <table:table-cell table:formula="of:=LEFT([.K833];3)" office:value-type="string" office:string-value="0/0" calcext:value-type="string">
            <text:p>0/0</text:p>
          </table:table-cell>
          <table:table-cell table:formula="of:=IF(OR(AND([.L833]=&quot;1/1&quot;;[.M833]=&quot;0/0&quot;);AND([.L833]=&quot;0/0&quot;;[.M8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419" calcext:value-type="float">
            <text:p>1124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.32" calcext:value-type="float">
            <text:p>57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66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9,6,0</text:p>
          </table:table-cell>
          <table:table-cell office:value-type="string" calcext:value-type="string">
            <text:p>0/0:5,0:5:15:0,15,181</text:p>
          </table:table-cell>
          <table:table-cell table:formula="of:=LEFT([.J834];3)" office:value-type="string" office:string-value="1/1" calcext:value-type="string">
            <text:p>1/1</text:p>
          </table:table-cell>
          <table:table-cell table:formula="of:=LEFT([.K834];3)" office:value-type="string" office:string-value="0/0" calcext:value-type="string">
            <text:p>0/0</text:p>
          </table:table-cell>
          <table:table-cell table:formula="of:=IF(OR(AND([.L834]=&quot;1/1&quot;;[.M834]=&quot;0/0&quot;);AND([.L834]=&quot;0/0&quot;;[.M83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434" calcext:value-type="float">
            <text:p>1124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86;SOR=2.30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5,0:5:15:0,15,183</text:p>
          </table:table-cell>
          <table:table-cell table:formula="of:=LEFT([.J835];3)" office:value-type="string" office:string-value="1/1" calcext:value-type="string">
            <text:p>1/1</text:p>
          </table:table-cell>
          <table:table-cell table:formula="of:=LEFT([.K835];3)" office:value-type="string" office:string-value="0/0" calcext:value-type="string">
            <text:p>0/0</text:p>
          </table:table-cell>
          <table:table-cell table:formula="of:=IF(OR(AND([.L835]=&quot;1/1&quot;;[.M835]=&quot;0/0&quot;);AND([.L835]=&quot;0/0&quot;;[.M83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442" calcext:value-type="float">
            <text:p>1124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03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6,0:6:18:0,18,209</text:p>
          </table:table-cell>
          <table:table-cell table:formula="of:=LEFT([.J836];3)" office:value-type="string" office:string-value="1/1" calcext:value-type="string">
            <text:p>1/1</text:p>
          </table:table-cell>
          <table:table-cell table:formula="of:=LEFT([.K836];3)" office:value-type="string" office:string-value="0/0" calcext:value-type="string">
            <text:p>0/0</text:p>
          </table:table-cell>
          <table:table-cell table:formula="of:=IF(OR(AND([.L836]=&quot;1/1&quot;;[.M836]=&quot;0/0&quot;);AND([.L836]=&quot;0/0&quot;;[.M83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443" calcext:value-type="float">
            <text:p>1124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5;SOR=2.30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6,0:6:18:0,18,209</text:p>
          </table:table-cell>
          <table:table-cell table:formula="of:=LEFT([.J837];3)" office:value-type="string" office:string-value="1/1" calcext:value-type="string">
            <text:p>1/1</text:p>
          </table:table-cell>
          <table:table-cell table:formula="of:=LEFT([.K837];3)" office:value-type="string" office:string-value="0/0" calcext:value-type="string">
            <text:p>0/0</text:p>
          </table:table-cell>
          <table:table-cell table:formula="of:=IF(OR(AND([.L837]=&quot;1/1&quot;;[.M837]=&quot;0/0&quot;);AND([.L837]=&quot;0/0&quot;;[.M8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456" calcext:value-type="float">
            <text:p>1124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AC</text:p>
          </table:table-cell>
          <table:table-cell office:value-type="float" office:value="57.74" calcext:value-type="float">
            <text:p>57.7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3;SOR=1.609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7,0:7:21:0,21,315</text:p>
          </table:table-cell>
          <table:table-cell table:formula="of:=LEFT([.J838];3)" office:value-type="string" office:string-value="1/1" calcext:value-type="string">
            <text:p>1/1</text:p>
          </table:table-cell>
          <table:table-cell table:formula="of:=LEFT([.K838];3)" office:value-type="string" office:string-value="0/0" calcext:value-type="string">
            <text:p>0/0</text:p>
          </table:table-cell>
          <table:table-cell table:formula="of:=IF(OR(AND([.L838]=&quot;1/1&quot;;[.M838]=&quot;0/0&quot;);AND([.L838]=&quot;0/0&quot;;[.M8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475" calcext:value-type="float">
            <text:p>1124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6.84" calcext:value-type="float">
            <text:p>96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28;SOR=1.17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10,9,0</text:p>
          </table:table-cell>
          <table:table-cell office:value-type="string" calcext:value-type="string">
            <text:p>0/0:8,0:8:24:0,24,280</text:p>
          </table:table-cell>
          <table:table-cell table:formula="of:=LEFT([.J839];3)" office:value-type="string" office:string-value="1/1" calcext:value-type="string">
            <text:p>1/1</text:p>
          </table:table-cell>
          <table:table-cell table:formula="of:=LEFT([.K839];3)" office:value-type="string" office:string-value="0/0" calcext:value-type="string">
            <text:p>0/0</text:p>
          </table:table-cell>
          <table:table-cell table:formula="of:=IF(OR(AND([.L839]=&quot;1/1&quot;;[.M839]=&quot;0/0&quot;);AND([.L839]=&quot;0/0&quot;;[.M83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865" calcext:value-type="float">
            <text:p>1128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7.73" calcext:value-type="float">
            <text:p>307.7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42;ExcessHet=0;FS=5.229;MQ=60;MQRankSum=0;QD=30.77;ReadPosRankSum=0.385;SOR=1.996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7:315,0,7</text:p>
          </table:table-cell>
          <table:table-cell office:value-type="string" calcext:value-type="string">
            <text:p>0/0:11,0:11:33:0,33,402</text:p>
          </table:table-cell>
          <table:table-cell table:formula="of:=LEFT([.J840];3)" office:value-type="string" office:string-value="0/1" calcext:value-type="string">
            <text:p>0/1</text:p>
          </table:table-cell>
          <table:table-cell table:formula="of:=LEFT([.K840];3)" office:value-type="string" office:string-value="0/0" calcext:value-type="string">
            <text:p>0/0</text:p>
          </table:table-cell>
          <table:table-cell table:formula="of:=IF(OR(AND([.L840]=&quot;1/1&quot;;[.M840]=&quot;0/0&quot;);AND([.L840]=&quot;0/0&quot;;[.M8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883" calcext:value-type="float">
            <text:p>1128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66.67" calcext:value-type="float">
            <text:p>266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4;ExcessHet=0;FS=3.522;MQ=60;MQRankSum=0;QD=29.63;ReadPosRankSum=0.589;SOR=0.916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1:274,0,11</text:p>
          </table:table-cell>
          <table:table-cell office:value-type="string" calcext:value-type="string">
            <text:p>0/0:9,0:9:27:0,27,332</text:p>
          </table:table-cell>
          <table:table-cell table:formula="of:=LEFT([.J841];3)" office:value-type="string" office:string-value="0/1" calcext:value-type="string">
            <text:p>0/1</text:p>
          </table:table-cell>
          <table:table-cell table:formula="of:=LEFT([.K841];3)" office:value-type="string" office:string-value="0/0" calcext:value-type="string">
            <text:p>0/0</text:p>
          </table:table-cell>
          <table:table-cell table:formula="of:=IF(OR(AND([.L841]=&quot;1/1&quot;;[.M841]=&quot;0/0&quot;);AND([.L841]=&quot;0/0&quot;;[.M8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909" calcext:value-type="float">
            <text:p>1129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40.75" calcext:value-type="float">
            <text:p>340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86;ExcessHet=0;FS=3.424;MQ=60;MQRankSum=0;QD=30.98;ReadPosRankSum=-0.953;SOR=0.793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6:348,0,6</text:p>
          </table:table-cell>
          <table:table-cell office:value-type="string" calcext:value-type="string">
            <text:p>0/0:12,0:12:36:0,36,426</text:p>
          </table:table-cell>
          <table:table-cell table:formula="of:=LEFT([.J842];3)" office:value-type="string" office:string-value="0/1" calcext:value-type="string">
            <text:p>0/1</text:p>
          </table:table-cell>
          <table:table-cell table:formula="of:=LEFT([.K842];3)" office:value-type="string" office:string-value="0/0" calcext:value-type="string">
            <text:p>0/0</text:p>
          </table:table-cell>
          <table:table-cell table:formula="of:=IF(OR(AND([.L842]=&quot;1/1&quot;;[.M842]=&quot;0/0&quot;);AND([.L842]=&quot;0/0&quot;;[.M8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2983" calcext:value-type="float">
            <text:p>1129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53.64" calcext:value-type="float">
            <text:p>35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23;ExcessHet=0;FS=3.358;MQ=60;MQRankSum=0;QD=27.2;ReadPosRankSum=0.495;SOR=0.387;DP=2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1:13:34:361,0,34</text:p>
          </table:table-cell>
          <table:table-cell office:value-type="string" calcext:value-type="string">
            <text:p>0/0:14,0:14:42:0,42,511</text:p>
          </table:table-cell>
          <table:table-cell table:formula="of:=LEFT([.J843];3)" office:value-type="string" office:string-value="0/1" calcext:value-type="string">
            <text:p>0/1</text:p>
          </table:table-cell>
          <table:table-cell table:formula="of:=LEFT([.K843];3)" office:value-type="string" office:string-value="0/0" calcext:value-type="string">
            <text:p>0/0</text:p>
          </table:table-cell>
          <table:table-cell table:formula="of:=IF(OR(AND([.L843]=&quot;1/1&quot;;[.M843]=&quot;0/0&quot;);AND([.L843]=&quot;0/0&quot;;[.M84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079" calcext:value-type="float">
            <text:p>113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CGA</text:p>
          </table:table-cell>
          <table:table-cell office:value-type="float" office:value="255.93" calcext:value-type="float">
            <text:p>255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38;SOR=1.329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0,0:10:30:0,30,451</text:p>
          </table:table-cell>
          <table:table-cell table:formula="of:=LEFT([.J844];3)" office:value-type="string" office:string-value="1/1" calcext:value-type="string">
            <text:p>1/1</text:p>
          </table:table-cell>
          <table:table-cell table:formula="of:=LEFT([.K844];3)" office:value-type="string" office:string-value="0/0" calcext:value-type="string">
            <text:p>0/0</text:p>
          </table:table-cell>
          <table:table-cell table:formula="of:=IF(OR(AND([.L844]=&quot;1/1&quot;;[.M844]=&quot;0/0&quot;);AND([.L844]=&quot;0/0&quot;;[.M8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161" calcext:value-type="float">
            <text:p>1131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GAGAGAGAG</text:p>
          </table:table-cell>
          <table:table-cell office:value-type="string" calcext:value-type="string">
            <text:p>T</text:p>
          </table:table-cell>
          <table:table-cell office:value-type="float" office:value="241.6" calcext:value-type="float">
            <text:p>241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92;ExcessHet=0;FS=0;MQ=60;MQRankSum=0;QD=34.51;ReadPosRankSum=-1.465;SOR=0.527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24:249,0,24</text:p>
          </table:table-cell>
          <table:table-cell office:value-type="string" calcext:value-type="string">
            <text:p>0/0:9,0:9:27:0,27,405</text:p>
          </table:table-cell>
          <table:table-cell table:formula="of:=LEFT([.J845];3)" office:value-type="string" office:string-value="0/1" calcext:value-type="string">
            <text:p>0/1</text:p>
          </table:table-cell>
          <table:table-cell table:formula="of:=LEFT([.K845];3)" office:value-type="string" office:string-value="0/0" calcext:value-type="string">
            <text:p>0/0</text:p>
          </table:table-cell>
          <table:table-cell table:formula="of:=IF(OR(AND([.L845]=&quot;1/1&quot;;[.M845]=&quot;0/0&quot;);AND([.L845]=&quot;0/0&quot;;[.M84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340" calcext:value-type="float">
            <text:p>1133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6.04" calcext:value-type="float">
            <text:p>25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;SOR=1.86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70,24,0</text:p>
          </table:table-cell>
          <table:table-cell office:value-type="string" calcext:value-type="string">
            <text:p>0/0:10,0:10:30:0,30,335</text:p>
          </table:table-cell>
          <table:table-cell table:formula="of:=LEFT([.J846];3)" office:value-type="string" office:string-value="1/1" calcext:value-type="string">
            <text:p>1/1</text:p>
          </table:table-cell>
          <table:table-cell table:formula="of:=LEFT([.K846];3)" office:value-type="string" office:string-value="0/0" calcext:value-type="string">
            <text:p>0/0</text:p>
          </table:table-cell>
          <table:table-cell table:formula="of:=IF(OR(AND([.L846]=&quot;1/1&quot;;[.M846]=&quot;0/0&quot;);AND([.L846]=&quot;0/0&quot;;[.M8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393" calcext:value-type="float">
            <text:p>1133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2;SOR=1.17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11,0:11:33:0,33,396</text:p>
          </table:table-cell>
          <table:table-cell table:formula="of:=LEFT([.J847];3)" office:value-type="string" office:string-value="1/1" calcext:value-type="string">
            <text:p>1/1</text:p>
          </table:table-cell>
          <table:table-cell table:formula="of:=LEFT([.K847];3)" office:value-type="string" office:string-value="0/0" calcext:value-type="string">
            <text:p>0/0</text:p>
          </table:table-cell>
          <table:table-cell table:formula="of:=IF(OR(AND([.L847]=&quot;1/1&quot;;[.M847]=&quot;0/0&quot;);AND([.L847]=&quot;0/0&quot;;[.M84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399" calcext:value-type="float">
            <text:p>1133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26;SOR=1.17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11,0:11:32:0,32,343</text:p>
          </table:table-cell>
          <table:table-cell table:formula="of:=LEFT([.J848];3)" office:value-type="string" office:string-value="1/1" calcext:value-type="string">
            <text:p>1/1</text:p>
          </table:table-cell>
          <table:table-cell table:formula="of:=LEFT([.K848];3)" office:value-type="string" office:string-value="0/0" calcext:value-type="string">
            <text:p>0/0</text:p>
          </table:table-cell>
          <table:table-cell table:formula="of:=IF(OR(AND([.L848]=&quot;1/1&quot;;[.M848]=&quot;0/0&quot;);AND([.L848]=&quot;0/0&quot;;[.M8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411" calcext:value-type="float">
            <text:p>1134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37;SOR=0.693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2,0:12:35:0,35,380</text:p>
          </table:table-cell>
          <table:table-cell table:formula="of:=LEFT([.J849];3)" office:value-type="string" office:string-value="1/1" calcext:value-type="string">
            <text:p>1/1</text:p>
          </table:table-cell>
          <table:table-cell table:formula="of:=LEFT([.K849];3)" office:value-type="string" office:string-value="0/0" calcext:value-type="string">
            <text:p>0/0</text:p>
          </table:table-cell>
          <table:table-cell table:formula="of:=IF(OR(AND([.L849]=&quot;1/1&quot;;[.M849]=&quot;0/0&quot;);AND([.L849]=&quot;0/0&quot;;[.M8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462" calcext:value-type="float">
            <text:p>1134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7.78" calcext:value-type="float">
            <text:p>57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66;SOR=2.30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5,6,0</text:p>
          </table:table-cell>
          <table:table-cell office:value-type="string" calcext:value-type="string">
            <text:p>0/0:10,0:10:30:0,30,317</text:p>
          </table:table-cell>
          <table:table-cell table:formula="of:=LEFT([.J850];3)" office:value-type="string" office:string-value="1/1" calcext:value-type="string">
            <text:p>1/1</text:p>
          </table:table-cell>
          <table:table-cell table:formula="of:=LEFT([.K850];3)" office:value-type="string" office:string-value="0/0" calcext:value-type="string">
            <text:p>0/0</text:p>
          </table:table-cell>
          <table:table-cell table:formula="of:=IF(OR(AND([.L850]=&quot;1/1&quot;;[.M850]=&quot;0/0&quot;);AND([.L850]=&quot;0/0&quot;;[.M8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893" calcext:value-type="float">
            <text:p>1138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32;SOR=1.179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8,0:8:24:0,24,270</text:p>
          </table:table-cell>
          <table:table-cell table:formula="of:=LEFT([.J851];3)" office:value-type="string" office:string-value="1/1" calcext:value-type="string">
            <text:p>1/1</text:p>
          </table:table-cell>
          <table:table-cell table:formula="of:=LEFT([.K851];3)" office:value-type="string" office:string-value="0/0" calcext:value-type="string">
            <text:p>0/0</text:p>
          </table:table-cell>
          <table:table-cell table:formula="of:=IF(OR(AND([.L851]=&quot;1/1&quot;;[.M851]=&quot;0/0&quot;);AND([.L851]=&quot;0/0&quot;;[.M8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894" calcext:value-type="float">
            <text:p>1138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8;SOR=1.179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8,0:8:24:0,24,268</text:p>
          </table:table-cell>
          <table:table-cell table:formula="of:=LEFT([.J852];3)" office:value-type="string" office:string-value="1/1" calcext:value-type="string">
            <text:p>1/1</text:p>
          </table:table-cell>
          <table:table-cell table:formula="of:=LEFT([.K852];3)" office:value-type="string" office:string-value="0/0" calcext:value-type="string">
            <text:p>0/0</text:p>
          </table:table-cell>
          <table:table-cell table:formula="of:=IF(OR(AND([.L852]=&quot;1/1&quot;;[.M852]=&quot;0/0&quot;);AND([.L852]=&quot;0/0&quot;;[.M8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963" calcext:value-type="float">
            <text:p>1139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91;SOR=1.17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3,0:13:39:0,39,456</text:p>
          </table:table-cell>
          <table:table-cell table:formula="of:=LEFT([.J853];3)" office:value-type="string" office:string-value="1/1" calcext:value-type="string">
            <text:p>1/1</text:p>
          </table:table-cell>
          <table:table-cell table:formula="of:=LEFT([.K853];3)" office:value-type="string" office:string-value="0/0" calcext:value-type="string">
            <text:p>0/0</text:p>
          </table:table-cell>
          <table:table-cell table:formula="of:=IF(OR(AND([.L853]=&quot;1/1&quot;;[.M853]=&quot;0/0&quot;);AND([.L853]=&quot;0/0&quot;;[.M8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3966" calcext:value-type="float">
            <text:p>1139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9;SOR=1.17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13,0:13:39:0,39,448</text:p>
          </table:table-cell>
          <table:table-cell table:formula="of:=LEFT([.J854];3)" office:value-type="string" office:string-value="1/1" calcext:value-type="string">
            <text:p>1/1</text:p>
          </table:table-cell>
          <table:table-cell table:formula="of:=LEFT([.K854];3)" office:value-type="string" office:string-value="0/0" calcext:value-type="string">
            <text:p>0/0</text:p>
          </table:table-cell>
          <table:table-cell table:formula="of:=IF(OR(AND([.L854]=&quot;1/1&quot;;[.M854]=&quot;0/0&quot;);AND([.L854]=&quot;0/0&quot;;[.M8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122" calcext:value-type="float">
            <text:p>1141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87.97" calcext:value-type="float">
            <text:p>187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33;SOR=3.912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02,18,0</text:p>
          </table:table-cell>
          <table:table-cell office:value-type="string" calcext:value-type="string">
            <text:p>0/0:15,0:15:45:0,45,538</text:p>
          </table:table-cell>
          <table:table-cell table:formula="of:=LEFT([.J855];3)" office:value-type="string" office:string-value="1/1" calcext:value-type="string">
            <text:p>1/1</text:p>
          </table:table-cell>
          <table:table-cell table:formula="of:=LEFT([.K855];3)" office:value-type="string" office:string-value="0/0" calcext:value-type="string">
            <text:p>0/0</text:p>
          </table:table-cell>
          <table:table-cell table:formula="of:=IF(OR(AND([.L855]=&quot;1/1&quot;;[.M855]=&quot;0/0&quot;);AND([.L855]=&quot;0/0&quot;;[.M8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215" calcext:value-type="float">
            <text:p>114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04.97" calcext:value-type="float">
            <text:p>204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6;SOR=1.32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9,18,0</text:p>
          </table:table-cell>
          <table:table-cell office:value-type="string" calcext:value-type="string">
            <text:p>0/0:10,0:10:30:0,30,368</text:p>
          </table:table-cell>
          <table:table-cell table:formula="of:=LEFT([.J856];3)" office:value-type="string" office:string-value="1/1" calcext:value-type="string">
            <text:p>1/1</text:p>
          </table:table-cell>
          <table:table-cell table:formula="of:=LEFT([.K856];3)" office:value-type="string" office:string-value="0/0" calcext:value-type="string">
            <text:p>0/0</text:p>
          </table:table-cell>
          <table:table-cell table:formula="of:=IF(OR(AND([.L856]=&quot;1/1&quot;;[.M856]=&quot;0/0&quot;);AND([.L856]=&quot;0/0&quot;;[.M85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319" calcext:value-type="float">
            <text:p>1143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C</text:p>
          </table:table-cell>
          <table:table-cell office:value-type="string" calcext:value-type="string">
            <text:p>A</text:p>
          </table:table-cell>
          <table:table-cell office:value-type="float" office:value="578.02" calcext:value-type="float">
            <text:p>57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39;ExcessHet=0;FS=3.979;MQ=60;MQRankSum=0;QD=33.23;ReadPosRankSum=0.928;SOR=1.108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4:15:0:585,0,0</text:p>
          </table:table-cell>
          <table:table-cell office:value-type="string" calcext:value-type="string">
            <text:p>0/0:14,0:14:42:0,42,630</text:p>
          </table:table-cell>
          <table:table-cell table:formula="of:=LEFT([.J857];3)" office:value-type="string" office:string-value="0/1" calcext:value-type="string">
            <text:p>0/1</text:p>
          </table:table-cell>
          <table:table-cell table:formula="of:=LEFT([.K857];3)" office:value-type="string" office:string-value="0/0" calcext:value-type="string">
            <text:p>0/0</text:p>
          </table:table-cell>
          <table:table-cell table:formula="of:=IF(OR(AND([.L857]=&quot;1/1&quot;;[.M857]=&quot;0/0&quot;);AND([.L857]=&quot;0/0&quot;;[.M85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325" calcext:value-type="float">
            <text:p>1143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78.06" calcext:value-type="float">
            <text:p>57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41;ExcessHet=0;FS=3.979;MQ=60;MQRankSum=0;QD=32.27;ReadPosRankSum=0.116;SOR=1.108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4:15:0:585,0,0</text:p>
          </table:table-cell>
          <table:table-cell office:value-type="string" calcext:value-type="string">
            <text:p>0/0:15,0:15:45:0,45,575</text:p>
          </table:table-cell>
          <table:table-cell table:formula="of:=LEFT([.J858];3)" office:value-type="string" office:string-value="0/1" calcext:value-type="string">
            <text:p>0/1</text:p>
          </table:table-cell>
          <table:table-cell table:formula="of:=LEFT([.K858];3)" office:value-type="string" office:string-value="0/0" calcext:value-type="string">
            <text:p>0/0</text:p>
          </table:table-cell>
          <table:table-cell table:formula="of:=IF(OR(AND([.L858]=&quot;1/1&quot;;[.M858]=&quot;0/0&quot;);AND([.L858]=&quot;0/0&quot;;[.M85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331" calcext:value-type="float">
            <text:p>1143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13.48" calcext:value-type="float">
            <text:p>613.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67;ExcessHet=0;FS=4.26;MQ=60;MQRankSum=0;QD=30.69;ReadPosRankSum=-0.347;SOR=1.284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5:16:3:623,3,0</text:p>
          </table:table-cell>
          <table:table-cell office:value-type="string" calcext:value-type="string">
            <text:p>0/0:14,0:14:42:0,42,510</text:p>
          </table:table-cell>
          <table:table-cell table:formula="of:=LEFT([.J859];3)" office:value-type="string" office:string-value="1/1" calcext:value-type="string">
            <text:p>1/1</text:p>
          </table:table-cell>
          <table:table-cell table:formula="of:=LEFT([.K859];3)" office:value-type="string" office:string-value="0/0" calcext:value-type="string">
            <text:p>0/0</text:p>
          </table:table-cell>
          <table:table-cell table:formula="of:=IF(OR(AND([.L859]=&quot;1/1&quot;;[.M859]=&quot;0/0&quot;);AND([.L859]=&quot;0/0&quot;;[.M8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338" calcext:value-type="float">
            <text:p>1143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45.32" calcext:value-type="float">
            <text:p>645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22;ExcessHet=0;FS=4.523;MQ=60;MQRankSum=0;QD=29.52;ReadPosRankSum=-0.511;SOR=1.447;DP=3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6:17:6:657,6,0</text:p>
          </table:table-cell>
          <table:table-cell office:value-type="string" calcext:value-type="string">
            <text:p>0/0:17,0:17:51:0,51,636</text:p>
          </table:table-cell>
          <table:table-cell table:formula="of:=LEFT([.J860];3)" office:value-type="string" office:string-value="1/1" calcext:value-type="string">
            <text:p>1/1</text:p>
          </table:table-cell>
          <table:table-cell table:formula="of:=LEFT([.K860];3)" office:value-type="string" office:string-value="0/0" calcext:value-type="string">
            <text:p>0/0</text:p>
          </table:table-cell>
          <table:table-cell table:formula="of:=IF(OR(AND([.L860]=&quot;1/1&quot;;[.M860]=&quot;0/0&quot;);AND([.L860]=&quot;0/0&quot;;[.M8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374" calcext:value-type="float">
            <text:p>1143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50.99" calcext:value-type="float">
            <text:p>550.9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67;ExcessHet=0;FS=3.854;MQ=60;MQRankSum=0;QD=32.41;ReadPosRankSum=-0.511;SOR=1;DP=3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6:17:14:565,14,0</text:p>
          </table:table-cell>
          <table:table-cell office:value-type="string" calcext:value-type="string">
            <text:p>0/0:20,0:20:60:0,60,749</text:p>
          </table:table-cell>
          <table:table-cell table:formula="of:=LEFT([.J861];3)" office:value-type="string" office:string-value="1/1" calcext:value-type="string">
            <text:p>1/1</text:p>
          </table:table-cell>
          <table:table-cell table:formula="of:=LEFT([.K861];3)" office:value-type="string" office:string-value="0/0" calcext:value-type="string">
            <text:p>0/0</text:p>
          </table:table-cell>
          <table:table-cell table:formula="of:=IF(OR(AND([.L861]=&quot;1/1&quot;;[.M861]=&quot;0/0&quot;);AND([.L861]=&quot;0/0&quot;;[.M8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396" calcext:value-type="float">
            <text:p>1143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31.48" calcext:value-type="float">
            <text:p>431.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028;ExcessHet=0;FS=3.68;MQ=60;MQRankSum=0;QD=30.82;ReadPosRankSum=1.364;SOR=0.916;DP=3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3:441,3,0</text:p>
          </table:table-cell>
          <table:table-cell office:value-type="string" calcext:value-type="string">
            <text:p>0/0:23,0:23:69:0,69,838</text:p>
          </table:table-cell>
          <table:table-cell table:formula="of:=LEFT([.J862];3)" office:value-type="string" office:string-value="1/1" calcext:value-type="string">
            <text:p>1/1</text:p>
          </table:table-cell>
          <table:table-cell table:formula="of:=LEFT([.K862];3)" office:value-type="string" office:string-value="0/0" calcext:value-type="string">
            <text:p>0/0</text:p>
          </table:table-cell>
          <table:table-cell table:formula="of:=IF(OR(AND([.L862]=&quot;1/1&quot;;[.M862]=&quot;0/0&quot;);AND([.L862]=&quot;0/0&quot;;[.M8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439" calcext:value-type="float">
            <text:p>1144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GAAA</text:p>
          </table:table-cell>
          <table:table-cell office:value-type="float" office:value="434.02" calcext:value-type="float">
            <text:p>434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9;SOR=0.693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29:448,29,0</text:p>
          </table:table-cell>
          <table:table-cell office:value-type="string" calcext:value-type="string">
            <text:p>0/0:12,0:12:36:0,36,540</text:p>
          </table:table-cell>
          <table:table-cell table:formula="of:=LEFT([.J863];3)" office:value-type="string" office:string-value="1/1" calcext:value-type="string">
            <text:p>1/1</text:p>
          </table:table-cell>
          <table:table-cell table:formula="of:=LEFT([.K863];3)" office:value-type="string" office:string-value="0/0" calcext:value-type="string">
            <text:p>0/0</text:p>
          </table:table-cell>
          <table:table-cell table:formula="of:=IF(OR(AND([.L863]=&quot;1/1&quot;;[.M863]=&quot;0/0&quot;);AND([.L863]=&quot;0/0&quot;;[.M8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441" calcext:value-type="float">
            <text:p>1144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TTGTCATGTGGGTCTCACACTAACTTAACCGCTATATCGGATAAAACCGGGATAA</text:p>
          </table:table-cell>
          <table:table-cell office:value-type="float" office:value="435.02" calcext:value-type="float">
            <text:p>43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3;SOR=0.69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49,30,0</text:p>
          </table:table-cell>
          <table:table-cell office:value-type="string" calcext:value-type="string">
            <text:p>0/0:12,0:12:36:0,36,540</text:p>
          </table:table-cell>
          <table:table-cell table:formula="of:=LEFT([.J864];3)" office:value-type="string" office:string-value="1/1" calcext:value-type="string">
            <text:p>1/1</text:p>
          </table:table-cell>
          <table:table-cell table:formula="of:=LEFT([.K864];3)" office:value-type="string" office:string-value="0/0" calcext:value-type="string">
            <text:p>0/0</text:p>
          </table:table-cell>
          <table:table-cell table:formula="of:=IF(OR(AND([.L864]=&quot;1/1&quot;;[.M864]=&quot;0/0&quot;);AND([.L864]=&quot;0/0&quot;;[.M8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919" calcext:value-type="float">
            <text:p>1149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9;SOR=1.022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3,0:13:39:0,39,455</text:p>
          </table:table-cell>
          <table:table-cell table:formula="of:=LEFT([.J865];3)" office:value-type="string" office:string-value="1/1" calcext:value-type="string">
            <text:p>1/1</text:p>
          </table:table-cell>
          <table:table-cell table:formula="of:=LEFT([.K865];3)" office:value-type="string" office:string-value="0/0" calcext:value-type="string">
            <text:p>0/0</text:p>
          </table:table-cell>
          <table:table-cell table:formula="of:=IF(OR(AND([.L865]=&quot;1/1&quot;;[.M865]=&quot;0/0&quot;);AND([.L865]=&quot;0/0&quot;;[.M8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920" calcext:value-type="float">
            <text:p>1149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83;SOR=1.02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13,0:13:39:0,39,469</text:p>
          </table:table-cell>
          <table:table-cell table:formula="of:=LEFT([.J866];3)" office:value-type="string" office:string-value="1/1" calcext:value-type="string">
            <text:p>1/1</text:p>
          </table:table-cell>
          <table:table-cell table:formula="of:=LEFT([.K866];3)" office:value-type="string" office:string-value="0/0" calcext:value-type="string">
            <text:p>0/0</text:p>
          </table:table-cell>
          <table:table-cell table:formula="of:=IF(OR(AND([.L866]=&quot;1/1&quot;;[.M866]=&quot;0/0&quot;);AND([.L866]=&quot;0/0&quot;;[.M8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4948" calcext:value-type="float">
            <text:p>1149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ACG</text:p>
          </table:table-cell>
          <table:table-cell office:value-type="string" calcext:value-type="string">
            <text:p>C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76;SOR=0.941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13,0:13:39:0,39,585</text:p>
          </table:table-cell>
          <table:table-cell table:formula="of:=LEFT([.J867];3)" office:value-type="string" office:string-value="1/1" calcext:value-type="string">
            <text:p>1/1</text:p>
          </table:table-cell>
          <table:table-cell table:formula="of:=LEFT([.K867];3)" office:value-type="string" office:string-value="0/0" calcext:value-type="string">
            <text:p>0/0</text:p>
          </table:table-cell>
          <table:table-cell table:formula="of:=IF(OR(AND([.L867]=&quot;1/1&quot;;[.M867]=&quot;0/0&quot;);AND([.L867]=&quot;0/0&quot;;[.M8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04" calcext:value-type="float">
            <text:p>1150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38.04" calcext:value-type="float">
            <text:p>338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05;SOR=0.693;BaseQRankSum=-1.593;MQRankSum=0;ReadPosRankSum=1.221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52,24,0</text:p>
          </table:table-cell>
          <table:table-cell office:value-type="string" calcext:value-type="string">
            <text:p>0/0:8,1:9:4:0,4,258</text:p>
          </table:table-cell>
          <table:table-cell table:formula="of:=LEFT([.J868];3)" office:value-type="string" office:string-value="1/1" calcext:value-type="string">
            <text:p>1/1</text:p>
          </table:table-cell>
          <table:table-cell table:formula="of:=LEFT([.K868];3)" office:value-type="string" office:string-value="0/0" calcext:value-type="string">
            <text:p>0/0</text:p>
          </table:table-cell>
          <table:table-cell table:formula="of:=IF(OR(AND([.L868]=&quot;1/1&quot;;[.M868]=&quot;0/0&quot;);AND([.L868]=&quot;0/0&quot;;[.M8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07" calcext:value-type="float">
            <text:p>1150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38.04" calcext:value-type="float">
            <text:p>338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34;SOR=0.6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52,24,0</text:p>
          </table:table-cell>
          <table:table-cell office:value-type="string" calcext:value-type="string">
            <text:p>0/0:9,0:9:27:0,27,340</text:p>
          </table:table-cell>
          <table:table-cell table:formula="of:=LEFT([.J869];3)" office:value-type="string" office:string-value="1/1" calcext:value-type="string">
            <text:p>1/1</text:p>
          </table:table-cell>
          <table:table-cell table:formula="of:=LEFT([.K869];3)" office:value-type="string" office:string-value="0/0" calcext:value-type="string">
            <text:p>0/0</text:p>
          </table:table-cell>
          <table:table-cell table:formula="of:=IF(OR(AND([.L869]=&quot;1/1&quot;;[.M869]=&quot;0/0&quot;);AND([.L869]=&quot;0/0&quot;;[.M8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26" calcext:value-type="float">
            <text:p>1150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26.14" calcext:value-type="float">
            <text:p>12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64;QD=31.54;SOR=1.60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0,12,0</text:p>
          </table:table-cell>
          <table:table-cell office:value-type="string" calcext:value-type="string">
            <text:p>0/0:10,0:10:30:0,30,371</text:p>
          </table:table-cell>
          <table:table-cell table:formula="of:=LEFT([.J870];3)" office:value-type="string" office:string-value="1/1" calcext:value-type="string">
            <text:p>1/1</text:p>
          </table:table-cell>
          <table:table-cell table:formula="of:=LEFT([.K870];3)" office:value-type="string" office:string-value="0/0" calcext:value-type="string">
            <text:p>0/0</text:p>
          </table:table-cell>
          <table:table-cell table:formula="of:=IF(OR(AND([.L870]=&quot;1/1&quot;;[.M870]=&quot;0/0&quot;);AND([.L870]=&quot;0/0&quot;;[.M8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40" calcext:value-type="float">
            <text:p>1150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CAT</text:p>
          </table:table-cell>
          <table:table-cell office:value-type="string" calcext:value-type="string">
            <text:p>A</text:p>
          </table:table-cell>
          <table:table-cell office:value-type="float" office:value="112.78" calcext:value-type="float">
            <text:p>112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3;QD=27.09;SOR=1.17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26,9,0</text:p>
          </table:table-cell>
          <table:table-cell office:value-type="string" calcext:value-type="string">
            <text:p>0/0:8,0:8:24:0,24,345</text:p>
          </table:table-cell>
          <table:table-cell table:formula="of:=LEFT([.J871];3)" office:value-type="string" office:string-value="1/1" calcext:value-type="string">
            <text:p>1/1</text:p>
          </table:table-cell>
          <table:table-cell table:formula="of:=LEFT([.K871];3)" office:value-type="string" office:string-value="0/0" calcext:value-type="string">
            <text:p>0/0</text:p>
          </table:table-cell>
          <table:table-cell table:formula="of:=IF(OR(AND([.L871]=&quot;1/1&quot;;[.M871]=&quot;0/0&quot;);AND([.L871]=&quot;0/0&quot;;[.M8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49" calcext:value-type="float">
            <text:p>1150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A</text:p>
          </table:table-cell>
          <table:table-cell office:value-type="float" office:value="112.8" calcext:value-type="float">
            <text:p>112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3;QD=30.94;SOR=1.17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26,9,0</text:p>
          </table:table-cell>
          <table:table-cell office:value-type="string" calcext:value-type="string">
            <text:p>0/0:8,0:8:24:0,24,360</text:p>
          </table:table-cell>
          <table:table-cell table:formula="of:=LEFT([.J872];3)" office:value-type="string" office:string-value="1/1" calcext:value-type="string">
            <text:p>1/1</text:p>
          </table:table-cell>
          <table:table-cell table:formula="of:=LEFT([.K872];3)" office:value-type="string" office:string-value="0/0" calcext:value-type="string">
            <text:p>0/0</text:p>
          </table:table-cell>
          <table:table-cell table:formula="of:=IF(OR(AND([.L872]=&quot;1/1&quot;;[.M872]=&quot;0/0&quot;);AND([.L872]=&quot;0/0&quot;;[.M8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52" calcext:value-type="float">
            <text:p>115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ATGACCAATTACTCCGT</text:p>
          </table:table-cell>
          <table:table-cell office:value-type="string" calcext:value-type="string">
            <text:p>A</text:p>
          </table:table-cell>
          <table:table-cell office:value-type="float" office:value="112.8" calcext:value-type="float">
            <text:p>112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3;QD=27.76;SOR=1.179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26,9,0</text:p>
          </table:table-cell>
          <table:table-cell office:value-type="string" calcext:value-type="string">
            <text:p>0/0:9,0:9:27:0,27,405</text:p>
          </table:table-cell>
          <table:table-cell table:formula="of:=LEFT([.J873];3)" office:value-type="string" office:string-value="1/1" calcext:value-type="string">
            <text:p>1/1</text:p>
          </table:table-cell>
          <table:table-cell table:formula="of:=LEFT([.K873];3)" office:value-type="string" office:string-value="0/0" calcext:value-type="string">
            <text:p>0/0</text:p>
          </table:table-cell>
          <table:table-cell table:formula="of:=IF(OR(AND([.L873]=&quot;1/1&quot;;[.M873]=&quot;0/0&quot;);AND([.L873]=&quot;0/0&quot;;[.M8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77" calcext:value-type="float">
            <text:p>1150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21.84" calcext:value-type="float">
            <text:p>121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;QD=31.8;SOR=1.179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6,0:6:18:0,18,199</text:p>
          </table:table-cell>
          <table:table-cell table:formula="of:=LEFT([.J874];3)" office:value-type="string" office:string-value="1/1" calcext:value-type="string">
            <text:p>1/1</text:p>
          </table:table-cell>
          <table:table-cell table:formula="of:=LEFT([.K874];3)" office:value-type="string" office:string-value="0/0" calcext:value-type="string">
            <text:p>0/0</text:p>
          </table:table-cell>
          <table:table-cell table:formula="of:=IF(OR(AND([.L874]=&quot;1/1&quot;;[.M874]=&quot;0/0&quot;);AND([.L874]=&quot;0/0&quot;;[.M8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80" calcext:value-type="float">
            <text:p>115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3.89;QD=27.6;SOR=1.179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6,0:6:18:0,18,207</text:p>
          </table:table-cell>
          <table:table-cell table:formula="of:=LEFT([.J875];3)" office:value-type="string" office:string-value="1/1" calcext:value-type="string">
            <text:p>1/1</text:p>
          </table:table-cell>
          <table:table-cell table:formula="of:=LEFT([.K875];3)" office:value-type="string" office:string-value="0/0" calcext:value-type="string">
            <text:p>0/0</text:p>
          </table:table-cell>
          <table:table-cell table:formula="of:=IF(OR(AND([.L875]=&quot;1/1&quot;;[.M875]=&quot;0/0&quot;);AND([.L875]=&quot;0/0&quot;;[.M8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92" calcext:value-type="float">
            <text:p>1150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152.96" calcext:value-type="float">
            <text:p>152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17;QD=30.59;SOR=1.022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67,15,0</text:p>
          </table:table-cell>
          <table:table-cell office:value-type="string" calcext:value-type="string">
            <text:p>0/0:7,0:7:21:0,21,235</text:p>
          </table:table-cell>
          <table:table-cell table:formula="of:=LEFT([.J876];3)" office:value-type="string" office:string-value="1/1" calcext:value-type="string">
            <text:p>1/1</text:p>
          </table:table-cell>
          <table:table-cell table:formula="of:=LEFT([.K876];3)" office:value-type="string" office:string-value="0/0" calcext:value-type="string">
            <text:p>0/0</text:p>
          </table:table-cell>
          <table:table-cell table:formula="of:=IF(OR(AND([.L876]=&quot;1/1&quot;;[.M876]=&quot;0/0&quot;);AND([.L876]=&quot;0/0&quot;;[.M8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097" calcext:value-type="float">
            <text:p>115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ATAA</text:p>
          </table:table-cell>
          <table:table-cell office:value-type="float" office:value="210.92" calcext:value-type="float">
            <text:p>210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17;QD=30.86;SOR=1.022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5,0:5:15:0,15,225</text:p>
          </table:table-cell>
          <table:table-cell table:formula="of:=LEFT([.J877];3)" office:value-type="string" office:string-value="1/1" calcext:value-type="string">
            <text:p>1/1</text:p>
          </table:table-cell>
          <table:table-cell table:formula="of:=LEFT([.K877];3)" office:value-type="string" office:string-value="0/0" calcext:value-type="string">
            <text:p>0/0</text:p>
          </table:table-cell>
          <table:table-cell table:formula="of:=IF(OR(AND([.L877]=&quot;1/1&quot;;[.M877]=&quot;0/0&quot;);AND([.L877]=&quot;0/0&quot;;[.M8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119" calcext:value-type="float">
            <text:p>1151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80.75" calcext:value-type="float">
            <text:p>280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036;ExcessHet=0;FS=0;MQ=55.87;MQRankSum=-0.385;QD=28.07;ReadPosRankSum=0.674;SOR=0.307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6:288,0,6</text:p>
          </table:table-cell>
          <table:table-cell office:value-type="string" calcext:value-type="string">
            <text:p>0/0:10,0:10:30:0,30,356</text:p>
          </table:table-cell>
          <table:table-cell table:formula="of:=LEFT([.J878];3)" office:value-type="string" office:string-value="0/1" calcext:value-type="string">
            <text:p>0/1</text:p>
          </table:table-cell>
          <table:table-cell table:formula="of:=LEFT([.K878];3)" office:value-type="string" office:string-value="0/0" calcext:value-type="string">
            <text:p>0/0</text:p>
          </table:table-cell>
          <table:table-cell table:formula="of:=IF(OR(AND([.L878]=&quot;1/1&quot;;[.M878]=&quot;0/0&quot;);AND([.L878]=&quot;0/0&quot;;[.M87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141" calcext:value-type="float">
            <text:p>1151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float" office:value="256.86" calcext:value-type="float">
            <text:p>256.8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253;ExcessHet=0;FS=0;MQ=56.58;MQRankSum=-0.253;QD=25.69;ReadPosRankSum=0.126;SOR=0.525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2:264,0,2</text:p>
          </table:table-cell>
          <table:table-cell office:value-type="string" calcext:value-type="string">
            <text:p>0/0:9,0:9:27:0,27,295</text:p>
          </table:table-cell>
          <table:table-cell table:formula="of:=LEFT([.J879];3)" office:value-type="string" office:string-value="0/1" calcext:value-type="string">
            <text:p>0/1</text:p>
          </table:table-cell>
          <table:table-cell table:formula="of:=LEFT([.K879];3)" office:value-type="string" office:string-value="0/0" calcext:value-type="string">
            <text:p>0/0</text:p>
          </table:table-cell>
          <table:table-cell table:formula="of:=IF(OR(AND([.L879]=&quot;1/1&quot;;[.M879]=&quot;0/0&quot;);AND([.L879]=&quot;0/0&quot;;[.M87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157" calcext:value-type="float">
            <text:p>1151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09.67" calcext:value-type="float">
            <text:p>40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97;ExcessHet=0;FS=0;MQ=57.37;MQRankSum=-0.235;QD=28.61;ReadPosRankSum=-1.109;SOR=0.223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9,0:9:26:0,26,273</text:p>
          </table:table-cell>
          <table:table-cell table:formula="of:=LEFT([.J880];3)" office:value-type="string" office:string-value="0/1" calcext:value-type="string">
            <text:p>0/1</text:p>
          </table:table-cell>
          <table:table-cell table:formula="of:=LEFT([.K880];3)" office:value-type="string" office:string-value="0/0" calcext:value-type="string">
            <text:p>0/0</text:p>
          </table:table-cell>
          <table:table-cell table:formula="of:=IF(OR(AND([.L880]=&quot;1/1&quot;;[.M880]=&quot;0/0&quot;);AND([.L880]=&quot;0/0&quot;;[.M88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158" calcext:value-type="float">
            <text:p>1151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09.67" calcext:value-type="float">
            <text:p>40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45;ExcessHet=0;FS=0;MQ=57.37;MQRankSum=-0.235;QD=29.82;ReadPosRankSum=-1.109;SOR=0.223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9,0:9:27:0,27,324</text:p>
          </table:table-cell>
          <table:table-cell table:formula="of:=LEFT([.J881];3)" office:value-type="string" office:string-value="0/1" calcext:value-type="string">
            <text:p>0/1</text:p>
          </table:table-cell>
          <table:table-cell table:formula="of:=LEFT([.K881];3)" office:value-type="string" office:string-value="0/0" calcext:value-type="string">
            <text:p>0/0</text:p>
          </table:table-cell>
          <table:table-cell table:formula="of:=IF(OR(AND([.L881]=&quot;1/1&quot;;[.M881]=&quot;0/0&quot;);AND([.L881]=&quot;0/0&quot;;[.M8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162" calcext:value-type="float">
            <text:p>1151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GCA</text:p>
          </table:table-cell>
          <table:table-cell office:value-type="string" calcext:value-type="string">
            <text:p>C</text:p>
          </table:table-cell>
          <table:table-cell office:value-type="float" office:value="409.63" calcext:value-type="float">
            <text:p>409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91;ExcessHet=0;FS=0;MQ=57.37;MQRankSum=-0.235;QD=27.24;ReadPosRankSum=-1.271;SOR=0.223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9,0:9:27:0,27,400</text:p>
          </table:table-cell>
          <table:table-cell table:formula="of:=LEFT([.J882];3)" office:value-type="string" office:string-value="0/1" calcext:value-type="string">
            <text:p>0/1</text:p>
          </table:table-cell>
          <table:table-cell table:formula="of:=LEFT([.K882];3)" office:value-type="string" office:string-value="0/0" calcext:value-type="string">
            <text:p>0/0</text:p>
          </table:table-cell>
          <table:table-cell table:formula="of:=IF(OR(AND([.L882]=&quot;1/1&quot;;[.M882]=&quot;0/0&quot;);AND([.L882]=&quot;0/0&quot;;[.M8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202" calcext:value-type="float">
            <text:p>1152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5.65" calcext:value-type="float">
            <text:p>185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8;ExcessHet=0;FS=3.68;MQ=60;MQRankSum=0;QD=26.52;ReadPosRankSum=0.792;SOR=1.108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16:193,0,16</text:p>
          </table:table-cell>
          <table:table-cell office:value-type="string" calcext:value-type="string">
            <text:p>0/0:7,0:7:21:0,21,265</text:p>
          </table:table-cell>
          <table:table-cell table:formula="of:=LEFT([.J883];3)" office:value-type="string" office:string-value="0/1" calcext:value-type="string">
            <text:p>0/1</text:p>
          </table:table-cell>
          <table:table-cell table:formula="of:=LEFT([.K883];3)" office:value-type="string" office:string-value="0/0" calcext:value-type="string">
            <text:p>0/0</text:p>
          </table:table-cell>
          <table:table-cell table:formula="of:=IF(OR(AND([.L883]=&quot;1/1&quot;;[.M883]=&quot;0/0&quot;);AND([.L883]=&quot;0/0&quot;;[.M88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781" calcext:value-type="float">
            <text:p>1157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60.96" calcext:value-type="float">
            <text:p>16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9;SOR=1.981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75,15,0</text:p>
          </table:table-cell>
          <table:table-cell office:value-type="string" calcext:value-type="string">
            <text:p>0/0:14,0:14:42:0,42,512</text:p>
          </table:table-cell>
          <table:table-cell table:formula="of:=LEFT([.J884];3)" office:value-type="string" office:string-value="1/1" calcext:value-type="string">
            <text:p>1/1</text:p>
          </table:table-cell>
          <table:table-cell table:formula="of:=LEFT([.K884];3)" office:value-type="string" office:string-value="0/0" calcext:value-type="string">
            <text:p>0/0</text:p>
          </table:table-cell>
          <table:table-cell table:formula="of:=IF(OR(AND([.L884]=&quot;1/1&quot;;[.M884]=&quot;0/0&quot;);AND([.L884]=&quot;0/0&quot;;[.M8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892" calcext:value-type="float">
            <text:p>1158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3.14" calcext:value-type="float">
            <text:p>123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79;SOR=0.69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37,12,0</text:p>
          </table:table-cell>
          <table:table-cell office:value-type="string" calcext:value-type="string">
            <text:p>0/0:5,0:5:15:0,15,187</text:p>
          </table:table-cell>
          <table:table-cell table:formula="of:=LEFT([.J885];3)" office:value-type="string" office:string-value="1/1" calcext:value-type="string">
            <text:p>1/1</text:p>
          </table:table-cell>
          <table:table-cell table:formula="of:=LEFT([.K885];3)" office:value-type="string" office:string-value="0/0" calcext:value-type="string">
            <text:p>0/0</text:p>
          </table:table-cell>
          <table:table-cell table:formula="of:=IF(OR(AND([.L885]=&quot;1/1&quot;;[.M885]=&quot;0/0&quot;);AND([.L885]=&quot;0/0&quot;;[.M88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909" calcext:value-type="float">
            <text:p>1159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GGGA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64;SOR=1.179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6,0:6:18:0,18,270</text:p>
          </table:table-cell>
          <table:table-cell table:formula="of:=LEFT([.J886];3)" office:value-type="string" office:string-value="1/1" calcext:value-type="string">
            <text:p>1/1</text:p>
          </table:table-cell>
          <table:table-cell table:formula="of:=LEFT([.K886];3)" office:value-type="string" office:string-value="0/0" calcext:value-type="string">
            <text:p>0/0</text:p>
          </table:table-cell>
          <table:table-cell table:formula="of:=IF(OR(AND([.L886]=&quot;1/1&quot;;[.M886]=&quot;0/0&quot;);AND([.L886]=&quot;0/0&quot;;[.M88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5932" calcext:value-type="float">
            <text:p>1159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4.32" calcext:value-type="float">
            <text:p>64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6;SOR=0.69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6,6,0</text:p>
          </table:table-cell>
          <table:table-cell office:value-type="string" calcext:value-type="string">
            <text:p>0/0:5,0:5:15:0,15,181</text:p>
          </table:table-cell>
          <table:table-cell table:formula="of:=LEFT([.J887];3)" office:value-type="string" office:string-value="1/1" calcext:value-type="string">
            <text:p>1/1</text:p>
          </table:table-cell>
          <table:table-cell table:formula="of:=LEFT([.K887];3)" office:value-type="string" office:string-value="0/0" calcext:value-type="string">
            <text:p>0/0</text:p>
          </table:table-cell>
          <table:table-cell table:formula="of:=IF(OR(AND([.L887]=&quot;1/1&quot;;[.M887]=&quot;0/0&quot;);AND([.L887]=&quot;0/0&quot;;[.M88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082" calcext:value-type="float">
            <text:p>1160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319;ExcessHet=0;FS=0;MQ=60;MQRankSum=0;QD=19.91;ReadPosRankSum=0.319;SOR=0.446;DP=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22:87,0,22</text:p>
          </table:table-cell>
          <table:table-cell office:value-type="string" calcext:value-type="string">
            <text:p>./.:.:.:.:.</text:p>
          </table:table-cell>
          <table:table-cell table:formula="of:=LEFT([.J888];3)" office:value-type="string" office:string-value="0/1" calcext:value-type="string">
            <text:p>0/1</text:p>
          </table:table-cell>
          <table:table-cell table:formula="of:=LEFT([.K888];3)" office:value-type="string" office:string-value="./." calcext:value-type="string">
            <text:p>./.</text:p>
          </table:table-cell>
          <table:table-cell table:formula="of:=IF(OR(AND([.L888]=&quot;1/1&quot;;[.M888]=&quot;0/0&quot;);AND([.L888]=&quot;0/0&quot;;[.M88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129" calcext:value-type="float">
            <text:p>116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3.64" calcext:value-type="float">
            <text:p>5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967;ExcessHet=0;FS=0;MQ=60;MQRankSum=0;QD=17.88;ReadPosRankSum=0.967;SOR=1.179;DP=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2:3:27:61,0,27</text:p>
          </table:table-cell>
          <table:table-cell office:value-type="string" calcext:value-type="string">
            <text:p>./.:.:.:.:.</text:p>
          </table:table-cell>
          <table:table-cell table:formula="of:=LEFT([.J889];3)" office:value-type="string" office:string-value="0/1" calcext:value-type="string">
            <text:p>0/1</text:p>
          </table:table-cell>
          <table:table-cell table:formula="of:=LEFT([.K889];3)" office:value-type="string" office:string-value="./." calcext:value-type="string">
            <text:p>./.</text:p>
          </table:table-cell>
          <table:table-cell table:formula="of:=IF(OR(AND([.L889]=&quot;1/1&quot;;[.M889]=&quot;0/0&quot;);AND([.L889]=&quot;0/0&quot;;[.M88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181" calcext:value-type="float">
            <text:p>116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0.32" calcext:value-type="float">
            <text:p>70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66;SOR=2.30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82,6,0</text:p>
          </table:table-cell>
          <table:table-cell office:value-type="string" calcext:value-type="string">
            <text:p>0/0:9,0:9:26:0,26,281</text:p>
          </table:table-cell>
          <table:table-cell table:formula="of:=LEFT([.J890];3)" office:value-type="string" office:string-value="1/1" calcext:value-type="string">
            <text:p>1/1</text:p>
          </table:table-cell>
          <table:table-cell table:formula="of:=LEFT([.K890];3)" office:value-type="string" office:string-value="0/0" calcext:value-type="string">
            <text:p>0/0</text:p>
          </table:table-cell>
          <table:table-cell table:formula="of:=IF(OR(AND([.L890]=&quot;1/1&quot;;[.M890]=&quot;0/0&quot;);AND([.L890]=&quot;0/0&quot;;[.M89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201" calcext:value-type="float">
            <text:p>1162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GA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84;SOR=2.30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8,0:8:24:0,24,360</text:p>
          </table:table-cell>
          <table:table-cell table:formula="of:=LEFT([.J891];3)" office:value-type="string" office:string-value="1/1" calcext:value-type="string">
            <text:p>1/1</text:p>
          </table:table-cell>
          <table:table-cell table:formula="of:=LEFT([.K891];3)" office:value-type="string" office:string-value="0/0" calcext:value-type="string">
            <text:p>0/0</text:p>
          </table:table-cell>
          <table:table-cell table:formula="of:=IF(OR(AND([.L891]=&quot;1/1&quot;;[.M891]=&quot;0/0&quot;);AND([.L891]=&quot;0/0&quot;;[.M8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207" calcext:value-type="float">
            <text:p>1162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GGCGAGGGCGAGGGCCT</text:p>
          </table:table-cell>
          <table:table-cell office:value-type="float" office:value="121.8" calcext:value-type="float">
            <text:p>121.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3;SOR=1.17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35,9,0</text:p>
          </table:table-cell>
          <table:table-cell office:value-type="string" calcext:value-type="string">
            <text:p>0/0:9,0:9:27:0,27,395</text:p>
          </table:table-cell>
          <table:table-cell table:formula="of:=LEFT([.J892];3)" office:value-type="string" office:string-value="1/1" calcext:value-type="string">
            <text:p>1/1</text:p>
          </table:table-cell>
          <table:table-cell table:formula="of:=LEFT([.K892];3)" office:value-type="string" office:string-value="0/0" calcext:value-type="string">
            <text:p>0/0</text:p>
          </table:table-cell>
          <table:table-cell table:formula="of:=IF(OR(AND([.L892]=&quot;1/1&quot;;[.M892]=&quot;0/0&quot;);AND([.L892]=&quot;0/0&quot;;[.M89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235" calcext:value-type="float">
            <text:p>1162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2;SOR=2.30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7,0:7:21:0,21,257</text:p>
          </table:table-cell>
          <table:table-cell table:formula="of:=LEFT([.J893];3)" office:value-type="string" office:string-value="1/1" calcext:value-type="string">
            <text:p>1/1</text:p>
          </table:table-cell>
          <table:table-cell table:formula="of:=LEFT([.K893];3)" office:value-type="string" office:string-value="0/0" calcext:value-type="string">
            <text:p>0/0</text:p>
          </table:table-cell>
          <table:table-cell table:formula="of:=IF(OR(AND([.L893]=&quot;1/1&quot;;[.M893]=&quot;0/0&quot;);AND([.L893]=&quot;0/0&quot;;[.M89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259" calcext:value-type="float">
            <text:p>1162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64;SOR=2.30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11,0:11:33:0,33,381</text:p>
          </table:table-cell>
          <table:table-cell table:formula="of:=LEFT([.J894];3)" office:value-type="string" office:string-value="1/1" calcext:value-type="string">
            <text:p>1/1</text:p>
          </table:table-cell>
          <table:table-cell table:formula="of:=LEFT([.K894];3)" office:value-type="string" office:string-value="0/0" calcext:value-type="string">
            <text:p>0/0</text:p>
          </table:table-cell>
          <table:table-cell table:formula="of:=IF(OR(AND([.L894]=&quot;1/1&quot;;[.M894]=&quot;0/0&quot;);AND([.L894]=&quot;0/0&quot;;[.M8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300" calcext:value-type="float">
            <text:p>1163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95.97" calcext:value-type="float">
            <text:p>19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6;SOR=2.30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0,18,0</text:p>
          </table:table-cell>
          <table:table-cell office:value-type="string" calcext:value-type="string">
            <text:p>0/0:11,0:11:33:0,33,399</text:p>
          </table:table-cell>
          <table:table-cell table:formula="of:=LEFT([.J895];3)" office:value-type="string" office:string-value="1/1" calcext:value-type="string">
            <text:p>1/1</text:p>
          </table:table-cell>
          <table:table-cell table:formula="of:=LEFT([.K895];3)" office:value-type="string" office:string-value="0/0" calcext:value-type="string">
            <text:p>0/0</text:p>
          </table:table-cell>
          <table:table-cell table:formula="of:=IF(OR(AND([.L895]=&quot;1/1&quot;;[.M895]=&quot;0/0&quot;);AND([.L895]=&quot;0/0&quot;;[.M89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419" calcext:value-type="float">
            <text:p>1164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96.06" calcext:value-type="float">
            <text:p>39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24;ExcessHet=0;FS=8.129;MQ=60;MQRankSum=0;QD=30.47;ReadPosRankSum=0.937;SOR=3.59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0:403,0,0</text:p>
          </table:table-cell>
          <table:table-cell office:value-type="string" calcext:value-type="string">
            <text:p>0/0:10,0:10:30:0,30,376</text:p>
          </table:table-cell>
          <table:table-cell table:formula="of:=LEFT([.J896];3)" office:value-type="string" office:string-value="0/1" calcext:value-type="string">
            <text:p>0/1</text:p>
          </table:table-cell>
          <table:table-cell table:formula="of:=LEFT([.K896];3)" office:value-type="string" office:string-value="0/0" calcext:value-type="string">
            <text:p>0/0</text:p>
          </table:table-cell>
          <table:table-cell table:formula="of:=IF(OR(AND([.L896]=&quot;1/1&quot;;[.M896]=&quot;0/0&quot;);AND([.L896]=&quot;0/0&quot;;[.M89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550" calcext:value-type="float">
            <text:p>1165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470.06" calcext:value-type="float">
            <text:p>47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8;SOR=1.329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484,42,0</text:p>
          </table:table-cell>
          <table:table-cell office:value-type="string" calcext:value-type="string">
            <text:p>0/0:11,0:11:33:0,33,382</text:p>
          </table:table-cell>
          <table:table-cell table:formula="of:=LEFT([.J897];3)" office:value-type="string" office:string-value="1/1" calcext:value-type="string">
            <text:p>1/1</text:p>
          </table:table-cell>
          <table:table-cell table:formula="of:=LEFT([.K897];3)" office:value-type="string" office:string-value="0/0" calcext:value-type="string">
            <text:p>0/0</text:p>
          </table:table-cell>
          <table:table-cell table:formula="of:=IF(OR(AND([.L897]=&quot;1/1&quot;;[.M897]=&quot;0/0&quot;);AND([.L897]=&quot;0/0&quot;;[.M8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581" calcext:value-type="float">
            <text:p>1165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585.06" calcext:value-type="float">
            <text:p>58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96;SOR=0.976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99,42,0</text:p>
          </table:table-cell>
          <table:table-cell office:value-type="string" calcext:value-type="string">
            <text:p>0/0:13,0:13:39:0,39,487</text:p>
          </table:table-cell>
          <table:table-cell table:formula="of:=LEFT([.J898];3)" office:value-type="string" office:string-value="1/1" calcext:value-type="string">
            <text:p>1/1</text:p>
          </table:table-cell>
          <table:table-cell table:formula="of:=LEFT([.K898];3)" office:value-type="string" office:string-value="0/0" calcext:value-type="string">
            <text:p>0/0</text:p>
          </table:table-cell>
          <table:table-cell table:formula="of:=IF(OR(AND([.L898]=&quot;1/1&quot;;[.M898]=&quot;0/0&quot;);AND([.L898]=&quot;0/0&quot;;[.M8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598" calcext:value-type="float">
            <text:p>1165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A</text:p>
          </table:table-cell>
          <table:table-cell office:value-type="float" office:value="591.03" calcext:value-type="float">
            <text:p>59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2.17;SOR=0.976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05,42,0</text:p>
          </table:table-cell>
          <table:table-cell office:value-type="string" calcext:value-type="string">
            <text:p>0/0:13,0:13:39:0,39,583</text:p>
          </table:table-cell>
          <table:table-cell table:formula="of:=LEFT([.J899];3)" office:value-type="string" office:string-value="1/1" calcext:value-type="string">
            <text:p>1/1</text:p>
          </table:table-cell>
          <table:table-cell table:formula="of:=LEFT([.K899];3)" office:value-type="string" office:string-value="0/0" calcext:value-type="string">
            <text:p>0/0</text:p>
          </table:table-cell>
          <table:table-cell table:formula="of:=IF(OR(AND([.L899]=&quot;1/1&quot;;[.M899]=&quot;0/0&quot;);AND([.L899]=&quot;0/0&quot;;[.M8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608" calcext:value-type="float">
            <text:p>1166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48.06" calcext:value-type="float">
            <text:p>54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3;SOR=1.17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62,39,0</text:p>
          </table:table-cell>
          <table:table-cell office:value-type="string" calcext:value-type="string">
            <text:p>0/0:13,0:13:39:0,39,459</text:p>
          </table:table-cell>
          <table:table-cell table:formula="of:=LEFT([.J900];3)" office:value-type="string" office:string-value="1/1" calcext:value-type="string">
            <text:p>1/1</text:p>
          </table:table-cell>
          <table:table-cell table:formula="of:=LEFT([.K900];3)" office:value-type="string" office:string-value="0/0" calcext:value-type="string">
            <text:p>0/0</text:p>
          </table:table-cell>
          <table:table-cell table:formula="of:=IF(OR(AND([.L900]=&quot;1/1&quot;;[.M900]=&quot;0/0&quot;);AND([.L900]=&quot;0/0&quot;;[.M9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643" calcext:value-type="float">
            <text:p>1166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83.06" calcext:value-type="float">
            <text:p>58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3;SOR=1.371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597,51,0</text:p>
          </table:table-cell>
          <table:table-cell office:value-type="string" calcext:value-type="string">
            <text:p>0/0:8,0:8:24:0,24,295</text:p>
          </table:table-cell>
          <table:table-cell table:formula="of:=LEFT([.J901];3)" office:value-type="string" office:string-value="1/1" calcext:value-type="string">
            <text:p>1/1</text:p>
          </table:table-cell>
          <table:table-cell table:formula="of:=LEFT([.K901];3)" office:value-type="string" office:string-value="0/0" calcext:value-type="string">
            <text:p>0/0</text:p>
          </table:table-cell>
          <table:table-cell table:formula="of:=IF(OR(AND([.L901]=&quot;1/1&quot;;[.M901]=&quot;0/0&quot;);AND([.L901]=&quot;0/0&quot;;[.M9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718" calcext:value-type="float">
            <text:p>1167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TCAA</text:p>
          </table:table-cell>
          <table:table-cell office:value-type="string" calcext:value-type="string">
            <text:p>T</text:p>
          </table:table-cell>
          <table:table-cell office:value-type="float" office:value="640.03" calcext:value-type="float">
            <text:p>640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85;SOR=0.818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54,45,0</text:p>
          </table:table-cell>
          <table:table-cell office:value-type="string" calcext:value-type="string">
            <text:p>0/0:9,0:9:27:0,27,405</text:p>
          </table:table-cell>
          <table:table-cell table:formula="of:=LEFT([.J902];3)" office:value-type="string" office:string-value="1/1" calcext:value-type="string">
            <text:p>1/1</text:p>
          </table:table-cell>
          <table:table-cell table:formula="of:=LEFT([.K902];3)" office:value-type="string" office:string-value="0/0" calcext:value-type="string">
            <text:p>0/0</text:p>
          </table:table-cell>
          <table:table-cell table:formula="of:=IF(OR(AND([.L902]=&quot;1/1&quot;;[.M902]=&quot;0/0&quot;);AND([.L902]=&quot;0/0&quot;;[.M9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6754" calcext:value-type="float">
            <text:p>1167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ATTACTAG</text:p>
          </table:table-cell>
          <table:table-cell office:value-type="float" office:value="822.03" calcext:value-type="float">
            <text:p>822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7;SOR=1.022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36,57,0</text:p>
          </table:table-cell>
          <table:table-cell office:value-type="string" calcext:value-type="string">
            <text:p>0/0:11,0:11:33:0,33,495</text:p>
          </table:table-cell>
          <table:table-cell table:formula="of:=LEFT([.J903];3)" office:value-type="string" office:string-value="1/1" calcext:value-type="string">
            <text:p>1/1</text:p>
          </table:table-cell>
          <table:table-cell table:formula="of:=LEFT([.K903];3)" office:value-type="string" office:string-value="0/0" calcext:value-type="string">
            <text:p>0/0</text:p>
          </table:table-cell>
          <table:table-cell table:formula="of:=IF(OR(AND([.L903]=&quot;1/1&quot;;[.M903]=&quot;0/0&quot;);AND([.L903]=&quot;0/0&quot;;[.M9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7063" calcext:value-type="float">
            <text:p>1170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04.97" calcext:value-type="float">
            <text:p>204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6;SOR=0.69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9,18,0</text:p>
          </table:table-cell>
          <table:table-cell office:value-type="string" calcext:value-type="string">
            <text:p>0/0:5,0:5:15:0,15,178</text:p>
          </table:table-cell>
          <table:table-cell table:formula="of:=LEFT([.J904];3)" office:value-type="string" office:string-value="1/1" calcext:value-type="string">
            <text:p>1/1</text:p>
          </table:table-cell>
          <table:table-cell table:formula="of:=LEFT([.K904];3)" office:value-type="string" office:string-value="0/0" calcext:value-type="string">
            <text:p>0/0</text:p>
          </table:table-cell>
          <table:table-cell table:formula="of:=IF(OR(AND([.L904]=&quot;1/1&quot;;[.M904]=&quot;0/0&quot;);AND([.L904]=&quot;0/0&quot;;[.M9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7139" calcext:value-type="float">
            <text:p>11713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4.14" calcext:value-type="float">
            <text:p>114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54;SOR=3.258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28,12,0</text:p>
          </table:table-cell>
          <table:table-cell office:value-type="string" calcext:value-type="string">
            <text:p>0/0:7,0:7:21:0,21,258</text:p>
          </table:table-cell>
          <table:table-cell table:formula="of:=LEFT([.J905];3)" office:value-type="string" office:string-value="1/1" calcext:value-type="string">
            <text:p>1/1</text:p>
          </table:table-cell>
          <table:table-cell table:formula="of:=LEFT([.K905];3)" office:value-type="string" office:string-value="0/0" calcext:value-type="string">
            <text:p>0/0</text:p>
          </table:table-cell>
          <table:table-cell table:formula="of:=IF(OR(AND([.L905]=&quot;1/1&quot;;[.M905]=&quot;0/0&quot;);AND([.L905]=&quot;0/0&quot;;[.M90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7192" calcext:value-type="float">
            <text:p>117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51.06" calcext:value-type="float">
            <text:p>4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;SOR=2.83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65,39,0</text:p>
          </table:table-cell>
          <table:table-cell office:value-type="string" calcext:value-type="string">
            <text:p>0/0:6,0:6:18:0,18,217</text:p>
          </table:table-cell>
          <table:table-cell table:formula="of:=LEFT([.J906];3)" office:value-type="string" office:string-value="1/1" calcext:value-type="string">
            <text:p>1/1</text:p>
          </table:table-cell>
          <table:table-cell table:formula="of:=LEFT([.K906];3)" office:value-type="string" office:string-value="0/0" calcext:value-type="string">
            <text:p>0/0</text:p>
          </table:table-cell>
          <table:table-cell table:formula="of:=IF(OR(AND([.L906]=&quot;1/1&quot;;[.M906]=&quot;0/0&quot;);AND([.L906]=&quot;0/0&quot;;[.M9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7229" calcext:value-type="float">
            <text:p>1172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G</text:p>
          </table:table-cell>
          <table:table-cell office:value-type="float" office:value="436.02" calcext:value-type="float">
            <text:p>43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8;SOR=2.303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9,0:9:27:0,27,405</text:p>
          </table:table-cell>
          <table:table-cell table:formula="of:=LEFT([.J907];3)" office:value-type="string" office:string-value="1/1" calcext:value-type="string">
            <text:p>1/1</text:p>
          </table:table-cell>
          <table:table-cell table:formula="of:=LEFT([.K907];3)" office:value-type="string" office:string-value="0/0" calcext:value-type="string">
            <text:p>0/0</text:p>
          </table:table-cell>
          <table:table-cell table:formula="of:=IF(OR(AND([.L907]=&quot;1/1&quot;;[.M907]=&quot;0/0&quot;);AND([.L907]=&quot;0/0&quot;;[.M90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7297" calcext:value-type="float">
            <text:p>117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AT</text:p>
          </table:table-cell>
          <table:table-cell office:value-type="float" office:value="75.81" calcext:value-type="float">
            <text:p>75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2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13,0:13:39:0,39,567</text:p>
          </table:table-cell>
          <table:table-cell table:formula="of:=LEFT([.J908];3)" office:value-type="string" office:string-value="1/1" calcext:value-type="string">
            <text:p>1/1</text:p>
          </table:table-cell>
          <table:table-cell table:formula="of:=LEFT([.K908];3)" office:value-type="string" office:string-value="0/0" calcext:value-type="string">
            <text:p>0/0</text:p>
          </table:table-cell>
          <table:table-cell table:formula="of:=IF(OR(AND([.L908]=&quot;1/1&quot;;[.M908]=&quot;0/0&quot;);AND([.L908]=&quot;0/0&quot;;[.M9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7298" calcext:value-type="float">
            <text:p>1172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GTAA</text:p>
          </table:table-cell>
          <table:table-cell office:value-type="float" office:value="72.81" calcext:value-type="float">
            <text:p>72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9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12,0:12:36:0,36,540</text:p>
          </table:table-cell>
          <table:table-cell table:formula="of:=LEFT([.J909];3)" office:value-type="string" office:string-value="1/1" calcext:value-type="string">
            <text:p>1/1</text:p>
          </table:table-cell>
          <table:table-cell table:formula="of:=LEFT([.K909];3)" office:value-type="string" office:string-value="0/0" calcext:value-type="string">
            <text:p>0/0</text:p>
          </table:table-cell>
          <table:table-cell table:formula="of:=IF(OR(AND([.L909]=&quot;1/1&quot;;[.M909]=&quot;0/0&quot;);AND([.L909]=&quot;0/0&quot;;[.M9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237" calcext:value-type="float">
            <text:p>1182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12;SOR=1.609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7,0:7:21:0,21,256</text:p>
          </table:table-cell>
          <table:table-cell table:formula="of:=LEFT([.J910];3)" office:value-type="string" office:string-value="1/1" calcext:value-type="string">
            <text:p>1/1</text:p>
          </table:table-cell>
          <table:table-cell table:formula="of:=LEFT([.K910];3)" office:value-type="string" office:string-value="0/0" calcext:value-type="string">
            <text:p>0/0</text:p>
          </table:table-cell>
          <table:table-cell table:formula="of:=IF(OR(AND([.L910]=&quot;1/1&quot;;[.M910]=&quot;0/0&quot;);AND([.L910]=&quot;0/0&quot;;[.M9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238" calcext:value-type="float">
            <text:p>1182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8.77" calcext:value-type="float">
            <text:p>48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6;SOR=1.609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7,0:7:21:0,21,235</text:p>
          </table:table-cell>
          <table:table-cell table:formula="of:=LEFT([.J911];3)" office:value-type="string" office:string-value="1/1" calcext:value-type="string">
            <text:p>1/1</text:p>
          </table:table-cell>
          <table:table-cell table:formula="of:=LEFT([.K911];3)" office:value-type="string" office:string-value="0/0" calcext:value-type="string">
            <text:p>0/0</text:p>
          </table:table-cell>
          <table:table-cell table:formula="of:=IF(OR(AND([.L911]=&quot;1/1&quot;;[.M911]=&quot;0/0&quot;);AND([.L911]=&quot;0/0&quot;;[.M9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241" calcext:value-type="float">
            <text:p>1182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1.78" calcext:value-type="float">
            <text:p>51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7;SOR=1.609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8,0:8:24:0,24,267</text:p>
          </table:table-cell>
          <table:table-cell table:formula="of:=LEFT([.J912];3)" office:value-type="string" office:string-value="1/1" calcext:value-type="string">
            <text:p>1/1</text:p>
          </table:table-cell>
          <table:table-cell table:formula="of:=LEFT([.K912];3)" office:value-type="string" office:string-value="0/0" calcext:value-type="string">
            <text:p>0/0</text:p>
          </table:table-cell>
          <table:table-cell table:formula="of:=IF(OR(AND([.L912]=&quot;1/1&quot;;[.M912]=&quot;0/0&quot;);AND([.L912]=&quot;0/0&quot;;[.M9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245" calcext:value-type="float">
            <text:p>1182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1.78" calcext:value-type="float">
            <text:p>51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3;SOR=1.609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8,0:8:24:0,24,289</text:p>
          </table:table-cell>
          <table:table-cell table:formula="of:=LEFT([.J913];3)" office:value-type="string" office:string-value="1/1" calcext:value-type="string">
            <text:p>1/1</text:p>
          </table:table-cell>
          <table:table-cell table:formula="of:=LEFT([.K913];3)" office:value-type="string" office:string-value="0/0" calcext:value-type="string">
            <text:p>0/0</text:p>
          </table:table-cell>
          <table:table-cell table:formula="of:=IF(OR(AND([.L913]=&quot;1/1&quot;;[.M913]=&quot;0/0&quot;);AND([.L913]=&quot;0/0&quot;;[.M9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249" calcext:value-type="float">
            <text:p>118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float" office:value="63.81" calcext:value-type="float">
            <text:p>63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7;SOR=1.609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:1:3:45,3,0</text:p>
          </table:table-cell>
          <table:table-cell office:value-type="string" calcext:value-type="string">
            <text:p>0/0:9,0:9:27:0,27,293</text:p>
          </table:table-cell>
          <table:table-cell table:formula="of:=LEFT([.J914];3)" office:value-type="string" office:string-value="1/1" calcext:value-type="string">
            <text:p>1/1</text:p>
          </table:table-cell>
          <table:table-cell table:formula="of:=LEFT([.K914];3)" office:value-type="string" office:string-value="0/0" calcext:value-type="string">
            <text:p>0/0</text:p>
          </table:table-cell>
          <table:table-cell table:formula="of:=IF(OR(AND([.L914]=&quot;1/1&quot;;[.M914]=&quot;0/0&quot;);AND([.L914]=&quot;0/0&quot;;[.M9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265" calcext:value-type="float">
            <text:p>1182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0.84" calcext:value-type="float">
            <text:p>90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8;SOR=2.83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4,9,0</text:p>
          </table:table-cell>
          <table:table-cell office:value-type="string" calcext:value-type="string">
            <text:p>0/0:9,0:9:27:0,27,325</text:p>
          </table:table-cell>
          <table:table-cell table:formula="of:=LEFT([.J915];3)" office:value-type="string" office:string-value="1/1" calcext:value-type="string">
            <text:p>1/1</text:p>
          </table:table-cell>
          <table:table-cell table:formula="of:=LEFT([.K915];3)" office:value-type="string" office:string-value="0/0" calcext:value-type="string">
            <text:p>0/0</text:p>
          </table:table-cell>
          <table:table-cell table:formula="of:=IF(OR(AND([.L915]=&quot;1/1&quot;;[.M915]=&quot;0/0&quot;);AND([.L915]=&quot;0/0&quot;;[.M9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08" calcext:value-type="float">
            <text:p>11830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CAC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9;SOR=2.30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1,0:11:33:0,33,495</text:p>
          </table:table-cell>
          <table:table-cell table:formula="of:=LEFT([.J916];3)" office:value-type="string" office:string-value="1/1" calcext:value-type="string">
            <text:p>1/1</text:p>
          </table:table-cell>
          <table:table-cell table:formula="of:=LEFT([.K916];3)" office:value-type="string" office:string-value="0/0" calcext:value-type="string">
            <text:p>0/0</text:p>
          </table:table-cell>
          <table:table-cell table:formula="of:=IF(OR(AND([.L916]=&quot;1/1&quot;;[.M916]=&quot;0/0&quot;);AND([.L916]=&quot;0/0&quot;;[.M9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09" calcext:value-type="float">
            <text:p>1183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;SOR=2.30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1,0:11:33:0,33,445</text:p>
          </table:table-cell>
          <table:table-cell table:formula="of:=LEFT([.J917];3)" office:value-type="string" office:string-value="1/1" calcext:value-type="string">
            <text:p>1/1</text:p>
          </table:table-cell>
          <table:table-cell table:formula="of:=LEFT([.K917];3)" office:value-type="string" office:string-value="0/0" calcext:value-type="string">
            <text:p>0/0</text:p>
          </table:table-cell>
          <table:table-cell table:formula="of:=IF(OR(AND([.L917]=&quot;1/1&quot;;[.M917]=&quot;0/0&quot;);AND([.L917]=&quot;0/0&quot;;[.M9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12" calcext:value-type="float">
            <text:p>1183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06;SOR=2.30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1,0:11:33:0,33,400</text:p>
          </table:table-cell>
          <table:table-cell table:formula="of:=LEFT([.J918];3)" office:value-type="string" office:string-value="1/1" calcext:value-type="string">
            <text:p>1/1</text:p>
          </table:table-cell>
          <table:table-cell table:formula="of:=LEFT([.K918];3)" office:value-type="string" office:string-value="0/0" calcext:value-type="string">
            <text:p>0/0</text:p>
          </table:table-cell>
          <table:table-cell table:formula="of:=IF(OR(AND([.L918]=&quot;1/1&quot;;[.M918]=&quot;0/0&quot;);AND([.L918]=&quot;0/0&quot;;[.M9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29" calcext:value-type="float">
            <text:p>1183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97.96" calcext:value-type="float">
            <text:p>197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78;SOR=3.61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2,15,0</text:p>
          </table:table-cell>
          <table:table-cell office:value-type="string" calcext:value-type="string">
            <text:p>0/0:8,0:8:24:0,24,294</text:p>
          </table:table-cell>
          <table:table-cell table:formula="of:=LEFT([.J919];3)" office:value-type="string" office:string-value="1/1" calcext:value-type="string">
            <text:p>1/1</text:p>
          </table:table-cell>
          <table:table-cell table:formula="of:=LEFT([.K919];3)" office:value-type="string" office:string-value="0/0" calcext:value-type="string">
            <text:p>0/0</text:p>
          </table:table-cell>
          <table:table-cell table:formula="of:=IF(OR(AND([.L919]=&quot;1/1&quot;;[.M919]=&quot;0/0&quot;);AND([.L919]=&quot;0/0&quot;;[.M9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30" calcext:value-type="float">
            <text:p>1183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</text:p>
          </table:table-cell>
          <table:table-cell office:value-type="float" office:value="197.92" calcext:value-type="float">
            <text:p>197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7;SOR=3.61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2,15,0</text:p>
          </table:table-cell>
          <table:table-cell office:value-type="string" calcext:value-type="string">
            <text:p>0/0:8,0:8:24:0,24,323</text:p>
          </table:table-cell>
          <table:table-cell table:formula="of:=LEFT([.J920];3)" office:value-type="string" office:string-value="1/1" calcext:value-type="string">
            <text:p>1/1</text:p>
          </table:table-cell>
          <table:table-cell table:formula="of:=LEFT([.K920];3)" office:value-type="string" office:string-value="0/0" calcext:value-type="string">
            <text:p>0/0</text:p>
          </table:table-cell>
          <table:table-cell table:formula="of:=IF(OR(AND([.L920]=&quot;1/1&quot;;[.M920]=&quot;0/0&quot;);AND([.L920]=&quot;0/0&quot;;[.M92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31" calcext:value-type="float">
            <text:p>1183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97.96" calcext:value-type="float">
            <text:p>197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4.67;SOR=3.61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2,15,0</text:p>
          </table:table-cell>
          <table:table-cell office:value-type="string" calcext:value-type="string">
            <text:p>0/0:8,0:8:24:0,24,294</text:p>
          </table:table-cell>
          <table:table-cell table:formula="of:=LEFT([.J921];3)" office:value-type="string" office:string-value="1/1" calcext:value-type="string">
            <text:p>1/1</text:p>
          </table:table-cell>
          <table:table-cell table:formula="of:=LEFT([.K921];3)" office:value-type="string" office:string-value="0/0" calcext:value-type="string">
            <text:p>0/0</text:p>
          </table:table-cell>
          <table:table-cell table:formula="of:=IF(OR(AND([.L921]=&quot;1/1&quot;;[.M921]=&quot;0/0&quot;);AND([.L921]=&quot;0/0&quot;;[.M9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379" calcext:value-type="float">
            <text:p>1183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GCCG</text:p>
          </table:table-cell>
          <table:table-cell office:value-type="float" office:value="255.93" calcext:value-type="float">
            <text:p>255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8;SOR=3.912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4,0:4:12:0,12,180</text:p>
          </table:table-cell>
          <table:table-cell table:formula="of:=LEFT([.J922];3)" office:value-type="string" office:string-value="1/1" calcext:value-type="string">
            <text:p>1/1</text:p>
          </table:table-cell>
          <table:table-cell table:formula="of:=LEFT([.K922];3)" office:value-type="string" office:string-value="0/0" calcext:value-type="string">
            <text:p>0/0</text:p>
          </table:table-cell>
          <table:table-cell table:formula="of:=IF(OR(AND([.L922]=&quot;1/1&quot;;[.M922]=&quot;0/0&quot;);AND([.L922]=&quot;0/0&quot;;[.M9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401" calcext:value-type="float">
            <text:p>1184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37;SOR=3.912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6,0:6:18:0,18,225</text:p>
          </table:table-cell>
          <table:table-cell table:formula="of:=LEFT([.J923];3)" office:value-type="string" office:string-value="1/1" calcext:value-type="string">
            <text:p>1/1</text:p>
          </table:table-cell>
          <table:table-cell table:formula="of:=LEFT([.K923];3)" office:value-type="string" office:string-value="0/0" calcext:value-type="string">
            <text:p>0/0</text:p>
          </table:table-cell>
          <table:table-cell table:formula="of:=IF(OR(AND([.L923]=&quot;1/1&quot;;[.M923]=&quot;0/0&quot;);AND([.L923]=&quot;0/0&quot;;[.M9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558" calcext:value-type="float">
            <text:p>1185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6.97" calcext:value-type="float">
            <text:p>186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16;SOR=1.329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01,18,0</text:p>
          </table:table-cell>
          <table:table-cell office:value-type="string" calcext:value-type="string">
            <text:p>0/0:3,0:3:9:0,9,110</text:p>
          </table:table-cell>
          <table:table-cell table:formula="of:=LEFT([.J924];3)" office:value-type="string" office:string-value="1/1" calcext:value-type="string">
            <text:p>1/1</text:p>
          </table:table-cell>
          <table:table-cell table:formula="of:=LEFT([.K924];3)" office:value-type="string" office:string-value="0/0" calcext:value-type="string">
            <text:p>0/0</text:p>
          </table:table-cell>
          <table:table-cell table:formula="of:=IF(OR(AND([.L924]=&quot;1/1&quot;;[.M924]=&quot;0/0&quot;);AND([.L924]=&quot;0/0&quot;;[.M9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15" calcext:value-type="float">
            <text:p>1186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AG</text:p>
          </table:table-cell>
          <table:table-cell office:value-type="float" office:value="210.92" calcext:value-type="float">
            <text:p>210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3;QD=27.53;SOR=1.022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5,0:5:15:0,15,225</text:p>
          </table:table-cell>
          <table:table-cell table:formula="of:=LEFT([.J925];3)" office:value-type="string" office:string-value="1/1" calcext:value-type="string">
            <text:p>1/1</text:p>
          </table:table-cell>
          <table:table-cell table:formula="of:=LEFT([.K925];3)" office:value-type="string" office:string-value="0/0" calcext:value-type="string">
            <text:p>0/0</text:p>
          </table:table-cell>
          <table:table-cell table:formula="of:=IF(OR(AND([.L925]=&quot;1/1&quot;;[.M925]=&quot;0/0&quot;);AND([.L925]=&quot;0/0&quot;;[.M9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17" calcext:value-type="float">
            <text:p>1186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10.96" calcext:value-type="float">
            <text:p>210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6.43;QD=26.08;SOR=1.022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25,15,0</text:p>
          </table:table-cell>
          <table:table-cell office:value-type="string" calcext:value-type="string">
            <text:p>0/0:5,0:5:15:0,15,185</text:p>
          </table:table-cell>
          <table:table-cell table:formula="of:=LEFT([.J926];3)" office:value-type="string" office:string-value="1/1" calcext:value-type="string">
            <text:p>1/1</text:p>
          </table:table-cell>
          <table:table-cell table:formula="of:=LEFT([.K926];3)" office:value-type="string" office:string-value="0/0" calcext:value-type="string">
            <text:p>0/0</text:p>
          </table:table-cell>
          <table:table-cell table:formula="of:=IF(OR(AND([.L926]=&quot;1/1&quot;;[.M926]=&quot;0/0&quot;);AND([.L926]=&quot;0/0&quot;;[.M9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19" calcext:value-type="float">
            <text:p>1186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55.97" calcext:value-type="float">
            <text:p>25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4;QD=31.84;SOR=0.69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70,18,0</text:p>
          </table:table-cell>
          <table:table-cell office:value-type="string" calcext:value-type="string">
            <text:p>0/0:5,0:5:15:0,15,193</text:p>
          </table:table-cell>
          <table:table-cell table:formula="of:=LEFT([.J927];3)" office:value-type="string" office:string-value="1/1" calcext:value-type="string">
            <text:p>1/1</text:p>
          </table:table-cell>
          <table:table-cell table:formula="of:=LEFT([.K927];3)" office:value-type="string" office:string-value="0/0" calcext:value-type="string">
            <text:p>0/0</text:p>
          </table:table-cell>
          <table:table-cell table:formula="of:=IF(OR(AND([.L927]=&quot;1/1&quot;;[.M927]=&quot;0/0&quot;);AND([.L927]=&quot;0/0&quot;;[.M9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24" calcext:value-type="float">
            <text:p>1186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33.15;SOR=0.94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0:5:15:0,15,202</text:p>
          </table:table-cell>
          <table:table-cell table:formula="of:=LEFT([.J928];3)" office:value-type="string" office:string-value="1/1" calcext:value-type="string">
            <text:p>1/1</text:p>
          </table:table-cell>
          <table:table-cell table:formula="of:=LEFT([.K928];3)" office:value-type="string" office:string-value="0/0" calcext:value-type="string">
            <text:p>0/0</text:p>
          </table:table-cell>
          <table:table-cell table:formula="of:=IF(OR(AND([.L928]=&quot;1/1&quot;;[.M928]=&quot;0/0&quot;);AND([.L928]=&quot;0/0&quot;;[.M9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26" calcext:value-type="float">
            <text:p>1186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30.45;SOR=0.94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0:5:15:0,15,182</text:p>
          </table:table-cell>
          <table:table-cell table:formula="of:=LEFT([.J929];3)" office:value-type="string" office:string-value="1/1" calcext:value-type="string">
            <text:p>1/1</text:p>
          </table:table-cell>
          <table:table-cell table:formula="of:=LEFT([.K929];3)" office:value-type="string" office:string-value="0/0" calcext:value-type="string">
            <text:p>0/0</text:p>
          </table:table-cell>
          <table:table-cell table:formula="of:=IF(OR(AND([.L929]=&quot;1/1&quot;;[.M929]=&quot;0/0&quot;);AND([.L929]=&quot;0/0&quot;;[.M9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28" calcext:value-type="float">
            <text:p>1186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CCA</text:p>
          </table:table-cell>
          <table:table-cell office:value-type="string" calcext:value-type="string">
            <text:p>G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34.8;SOR=0.94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0:5:15:0,15,225</text:p>
          </table:table-cell>
          <table:table-cell table:formula="of:=LEFT([.J930];3)" office:value-type="string" office:string-value="1/1" calcext:value-type="string">
            <text:p>1/1</text:p>
          </table:table-cell>
          <table:table-cell table:formula="of:=LEFT([.K930];3)" office:value-type="string" office:string-value="0/0" calcext:value-type="string">
            <text:p>0/0</text:p>
          </table:table-cell>
          <table:table-cell table:formula="of:=IF(OR(AND([.L930]=&quot;1/1&quot;;[.M930]=&quot;0/0&quot;);AND([.L930]=&quot;0/0&quot;;[.M9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33" calcext:value-type="float">
            <text:p>1186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1.02" calcext:value-type="float">
            <text:p>30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25.43;SOR=0.94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0:5:15:0,15,183</text:p>
          </table:table-cell>
          <table:table-cell table:formula="of:=LEFT([.J931];3)" office:value-type="string" office:string-value="1/1" calcext:value-type="string">
            <text:p>1/1</text:p>
          </table:table-cell>
          <table:table-cell table:formula="of:=LEFT([.K931];3)" office:value-type="string" office:string-value="0/0" calcext:value-type="string">
            <text:p>0/0</text:p>
          </table:table-cell>
          <table:table-cell table:formula="of:=IF(OR(AND([.L931]=&quot;1/1&quot;;[.M931]=&quot;0/0&quot;);AND([.L931]=&quot;0/0&quot;;[.M93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35" calcext:value-type="float">
            <text:p>1186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TCG</text:p>
          </table:table-cell>
          <table:table-cell office:value-type="string" calcext:value-type="string">
            <text:p>C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31.02;SOR=0.94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0:5:15:0,15,213</text:p>
          </table:table-cell>
          <table:table-cell table:formula="of:=LEFT([.J932];3)" office:value-type="string" office:string-value="1/1" calcext:value-type="string">
            <text:p>1/1</text:p>
          </table:table-cell>
          <table:table-cell table:formula="of:=LEFT([.K932];3)" office:value-type="string" office:string-value="0/0" calcext:value-type="string">
            <text:p>0/0</text:p>
          </table:table-cell>
          <table:table-cell table:formula="of:=IF(OR(AND([.L932]=&quot;1/1&quot;;[.M932]=&quot;0/0&quot;);AND([.L932]=&quot;0/0&quot;;[.M93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40" calcext:value-type="float">
            <text:p>1186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28.37;SOR=0.941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4,0:4:12:0,12,158</text:p>
          </table:table-cell>
          <table:table-cell table:formula="of:=LEFT([.J933];3)" office:value-type="string" office:string-value="1/1" calcext:value-type="string">
            <text:p>1/1</text:p>
          </table:table-cell>
          <table:table-cell table:formula="of:=LEFT([.K933];3)" office:value-type="string" office:string-value="0/0" calcext:value-type="string">
            <text:p>0/0</text:p>
          </table:table-cell>
          <table:table-cell table:formula="of:=IF(OR(AND([.L933]=&quot;1/1&quot;;[.M933]=&quot;0/0&quot;);AND([.L933]=&quot;0/0&quot;;[.M93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44" calcext:value-type="float">
            <text:p>1186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float" office:value="300.98" calcext:value-type="float">
            <text:p>3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47;QD=26.97;SOR=0.941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315,21,0</text:p>
          </table:table-cell>
          <table:table-cell office:value-type="string" calcext:value-type="string">
            <text:p>0/0:5,0:5:15:0,15,171</text:p>
          </table:table-cell>
          <table:table-cell table:formula="of:=LEFT([.J934];3)" office:value-type="string" office:string-value="1/1" calcext:value-type="string">
            <text:p>1/1</text:p>
          </table:table-cell>
          <table:table-cell table:formula="of:=LEFT([.K934];3)" office:value-type="string" office:string-value="0/0" calcext:value-type="string">
            <text:p>0/0</text:p>
          </table:table-cell>
          <table:table-cell table:formula="of:=IF(OR(AND([.L934]=&quot;1/1&quot;;[.M934]=&quot;0/0&quot;);AND([.L934]=&quot;0/0&quot;;[.M93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665" calcext:value-type="float">
            <text:p>1186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CTGCTA</text:p>
          </table:table-cell>
          <table:table-cell office:value-type="float" office:value="383.01" calcext:value-type="float">
            <text:p>383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04;QD=32.03;SOR=0.892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97,27,0</text:p>
          </table:table-cell>
          <table:table-cell office:value-type="string" calcext:value-type="string">
            <text:p>0/0:5,0:5:15:0,15,225</text:p>
          </table:table-cell>
          <table:table-cell table:formula="of:=LEFT([.J935];3)" office:value-type="string" office:string-value="1/1" calcext:value-type="string">
            <text:p>1/1</text:p>
          </table:table-cell>
          <table:table-cell table:formula="of:=LEFT([.K935];3)" office:value-type="string" office:string-value="0/0" calcext:value-type="string">
            <text:p>0/0</text:p>
          </table:table-cell>
          <table:table-cell table:formula="of:=IF(OR(AND([.L935]=&quot;1/1&quot;;[.M935]=&quot;0/0&quot;);AND([.L935]=&quot;0/0&quot;;[.M93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02" calcext:value-type="float">
            <text:p>1187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91.06" calcext:value-type="float">
            <text:p>39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23;SOR=1.085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05,30,0</text:p>
          </table:table-cell>
          <table:table-cell office:value-type="string" calcext:value-type="string">
            <text:p>0/0:6,0:6:18:0,18,221</text:p>
          </table:table-cell>
          <table:table-cell table:formula="of:=LEFT([.J936];3)" office:value-type="string" office:string-value="1/1" calcext:value-type="string">
            <text:p>1/1</text:p>
          </table:table-cell>
          <table:table-cell table:formula="of:=LEFT([.K936];3)" office:value-type="string" office:string-value="0/0" calcext:value-type="string">
            <text:p>0/0</text:p>
          </table:table-cell>
          <table:table-cell table:formula="of:=IF(OR(AND([.L936]=&quot;1/1&quot;;[.M936]=&quot;0/0&quot;);AND([.L936]=&quot;0/0&quot;;[.M93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25" calcext:value-type="float">
            <text:p>1187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float" office:value="369.01" calcext:value-type="float">
            <text:p>369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7;SOR=0.89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83,27,0</text:p>
          </table:table-cell>
          <table:table-cell office:value-type="string" calcext:value-type="string">
            <text:p>0/0:7,0:7:21:0,21,275</text:p>
          </table:table-cell>
          <table:table-cell table:formula="of:=LEFT([.J937];3)" office:value-type="string" office:string-value="1/1" calcext:value-type="string">
            <text:p>1/1</text:p>
          </table:table-cell>
          <table:table-cell table:formula="of:=LEFT([.K937];3)" office:value-type="string" office:string-value="0/0" calcext:value-type="string">
            <text:p>0/0</text:p>
          </table:table-cell>
          <table:table-cell table:formula="of:=IF(OR(AND([.L937]=&quot;1/1&quot;;[.M937]=&quot;0/0&quot;);AND([.L937]=&quot;0/0&quot;;[.M93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26" calcext:value-type="float">
            <text:p>1187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TAA</text:p>
          </table:table-cell>
          <table:table-cell office:value-type="float" office:value="369.01" calcext:value-type="float">
            <text:p>369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4;SOR=0.89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83,27,0</text:p>
          </table:table-cell>
          <table:table-cell office:value-type="string" calcext:value-type="string">
            <text:p>0/0:7,0:7:21:0,21,315</text:p>
          </table:table-cell>
          <table:table-cell table:formula="of:=LEFT([.J938];3)" office:value-type="string" office:string-value="1/1" calcext:value-type="string">
            <text:p>1/1</text:p>
          </table:table-cell>
          <table:table-cell table:formula="of:=LEFT([.K938];3)" office:value-type="string" office:string-value="0/0" calcext:value-type="string">
            <text:p>0/0</text:p>
          </table:table-cell>
          <table:table-cell table:formula="of:=IF(OR(AND([.L938]=&quot;1/1&quot;;[.M938]=&quot;0/0&quot;);AND([.L938]=&quot;0/0&quot;;[.M93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33" calcext:value-type="float">
            <text:p>1187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2;SOR=1.60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7,0:7:21:0,21,257</text:p>
          </table:table-cell>
          <table:table-cell table:formula="of:=LEFT([.J939];3)" office:value-type="string" office:string-value="1/1" calcext:value-type="string">
            <text:p>1/1</text:p>
          </table:table-cell>
          <table:table-cell table:formula="of:=LEFT([.K939];3)" office:value-type="string" office:string-value="0/0" calcext:value-type="string">
            <text:p>0/0</text:p>
          </table:table-cell>
          <table:table-cell table:formula="of:=IF(OR(AND([.L939]=&quot;1/1&quot;;[.M939]=&quot;0/0&quot;);AND([.L939]=&quot;0/0&quot;;[.M93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47" calcext:value-type="float">
            <text:p>1187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5;SOR=3.056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8,0:8:24:0,24,293</text:p>
          </table:table-cell>
          <table:table-cell table:formula="of:=LEFT([.J940];3)" office:value-type="string" office:string-value="1/1" calcext:value-type="string">
            <text:p>1/1</text:p>
          </table:table-cell>
          <table:table-cell table:formula="of:=LEFT([.K940];3)" office:value-type="string" office:string-value="0/0" calcext:value-type="string">
            <text:p>0/0</text:p>
          </table:table-cell>
          <table:table-cell table:formula="of:=IF(OR(AND([.L940]=&quot;1/1&quot;;[.M940]=&quot;0/0&quot;);AND([.L940]=&quot;0/0&quot;;[.M94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58" calcext:value-type="float">
            <text:p>1187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26;SOR=1.80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7,0:7:21:0,21,249</text:p>
          </table:table-cell>
          <table:table-cell table:formula="of:=LEFT([.J941];3)" office:value-type="string" office:string-value="1/1" calcext:value-type="string">
            <text:p>1/1</text:p>
          </table:table-cell>
          <table:table-cell table:formula="of:=LEFT([.K941];3)" office:value-type="string" office:string-value="0/0" calcext:value-type="string">
            <text:p>0/0</text:p>
          </table:table-cell>
          <table:table-cell table:formula="of:=IF(OR(AND([.L941]=&quot;1/1&quot;;[.M941]=&quot;0/0&quot;);AND([.L941]=&quot;0/0&quot;;[.M94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65" calcext:value-type="float">
            <text:p>1187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92;SOR=1.609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8,0:8:24:0,24,271</text:p>
          </table:table-cell>
          <table:table-cell table:formula="of:=LEFT([.J942];3)" office:value-type="string" office:string-value="1/1" calcext:value-type="string">
            <text:p>1/1</text:p>
          </table:table-cell>
          <table:table-cell table:formula="of:=LEFT([.K942];3)" office:value-type="string" office:string-value="0/0" calcext:value-type="string">
            <text:p>0/0</text:p>
          </table:table-cell>
          <table:table-cell table:formula="of:=IF(OR(AND([.L942]=&quot;1/1&quot;;[.M942]=&quot;0/0&quot;);AND([.L942]=&quot;0/0&quot;;[.M94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66" calcext:value-type="float">
            <text:p>1187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;SOR=1.609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7,0:7:21:0,21,260</text:p>
          </table:table-cell>
          <table:table-cell table:formula="of:=LEFT([.J943];3)" office:value-type="string" office:string-value="1/1" calcext:value-type="string">
            <text:p>1/1</text:p>
          </table:table-cell>
          <table:table-cell table:formula="of:=LEFT([.K943];3)" office:value-type="string" office:string-value="0/0" calcext:value-type="string">
            <text:p>0/0</text:p>
          </table:table-cell>
          <table:table-cell table:formula="of:=IF(OR(AND([.L943]=&quot;1/1&quot;;[.M943]=&quot;0/0&quot;);AND([.L943]=&quot;0/0&quot;;[.M94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68" calcext:value-type="float">
            <text:p>1187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75.06" calcext:value-type="float">
            <text:p>47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5;SOR=1.80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9,33,0</text:p>
          </table:table-cell>
          <table:table-cell office:value-type="string" calcext:value-type="string">
            <text:p>0/0:9,0:9:27:0,27,325</text:p>
          </table:table-cell>
          <table:table-cell table:formula="of:=LEFT([.J944];3)" office:value-type="string" office:string-value="1/1" calcext:value-type="string">
            <text:p>1/1</text:p>
          </table:table-cell>
          <table:table-cell table:formula="of:=LEFT([.K944];3)" office:value-type="string" office:string-value="0/0" calcext:value-type="string">
            <text:p>0/0</text:p>
          </table:table-cell>
          <table:table-cell table:formula="of:=IF(OR(AND([.L944]=&quot;1/1&quot;;[.M944]=&quot;0/0&quot;);AND([.L944]=&quot;0/0&quot;;[.M9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774" calcext:value-type="float">
            <text:p>1187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</text:p>
          </table:table-cell>
          <table:table-cell office:value-type="float" office:value="475.02" calcext:value-type="float">
            <text:p>47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29;SOR=1.80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9,33,0</text:p>
          </table:table-cell>
          <table:table-cell office:value-type="string" calcext:value-type="string">
            <text:p>0/0:9,0:9:27:0,27,361</text:p>
          </table:table-cell>
          <table:table-cell table:formula="of:=LEFT([.J945];3)" office:value-type="string" office:string-value="1/1" calcext:value-type="string">
            <text:p>1/1</text:p>
          </table:table-cell>
          <table:table-cell table:formula="of:=LEFT([.K945];3)" office:value-type="string" office:string-value="0/0" calcext:value-type="string">
            <text:p>0/0</text:p>
          </table:table-cell>
          <table:table-cell table:formula="of:=IF(OR(AND([.L945]=&quot;1/1&quot;;[.M945]=&quot;0/0&quot;);AND([.L945]=&quot;0/0&quot;;[.M94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20" calcext:value-type="float">
            <text:p>1188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05.06" calcext:value-type="float">
            <text:p>50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9;SOR=1.445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19,36,0</text:p>
          </table:table-cell>
          <table:table-cell office:value-type="string" calcext:value-type="string">
            <text:p>0/0:5,0:5:15:0,15,188</text:p>
          </table:table-cell>
          <table:table-cell table:formula="of:=LEFT([.J946];3)" office:value-type="string" office:string-value="1/1" calcext:value-type="string">
            <text:p>1/1</text:p>
          </table:table-cell>
          <table:table-cell table:formula="of:=LEFT([.K946];3)" office:value-type="string" office:string-value="0/0" calcext:value-type="string">
            <text:p>0/0</text:p>
          </table:table-cell>
          <table:table-cell table:formula="of:=IF(OR(AND([.L946]=&quot;1/1&quot;;[.M946]=&quot;0/0&quot;);AND([.L946]=&quot;0/0&quot;;[.M94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27" calcext:value-type="float">
            <text:p>1188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TGGGTA</text:p>
          </table:table-cell>
          <table:table-cell office:value-type="string" calcext:value-type="string">
            <text:p>T</text:p>
          </table:table-cell>
          <table:table-cell office:value-type="float" office:value="595.03" calcext:value-type="float">
            <text:p>595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05;SOR=1.765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09,42,0</text:p>
          </table:table-cell>
          <table:table-cell office:value-type="string" calcext:value-type="string">
            <text:p>0/0:4,0:4:12:0,12,180</text:p>
          </table:table-cell>
          <table:table-cell table:formula="of:=LEFT([.J947];3)" office:value-type="string" office:string-value="1/1" calcext:value-type="string">
            <text:p>1/1</text:p>
          </table:table-cell>
          <table:table-cell table:formula="of:=LEFT([.K947];3)" office:value-type="string" office:string-value="0/0" calcext:value-type="string">
            <text:p>0/0</text:p>
          </table:table-cell>
          <table:table-cell table:formula="of:=IF(OR(AND([.L947]=&quot;1/1&quot;;[.M947]=&quot;0/0&quot;);AND([.L947]=&quot;0/0&quot;;[.M94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44" calcext:value-type="float">
            <text:p>1188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1.06" calcext:value-type="float">
            <text:p>57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6.46;SOR=2.147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3,0:3:9:0,9,111</text:p>
          </table:table-cell>
          <table:table-cell table:formula="of:=LEFT([.J948];3)" office:value-type="string" office:string-value="1/1" calcext:value-type="string">
            <text:p>1/1</text:p>
          </table:table-cell>
          <table:table-cell table:formula="of:=LEFT([.K948];3)" office:value-type="string" office:string-value="0/0" calcext:value-type="string">
            <text:p>0/0</text:p>
          </table:table-cell>
          <table:table-cell table:formula="of:=IF(OR(AND([.L948]=&quot;1/1&quot;;[.M948]=&quot;0/0&quot;);AND([.L948]=&quot;0/0&quot;;[.M94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48" calcext:value-type="float">
            <text:p>1188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91.06" calcext:value-type="float">
            <text:p>69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6;SOR=2.049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705,48,0</text:p>
          </table:table-cell>
          <table:table-cell office:value-type="string" calcext:value-type="string">
            <text:p>0/0:3,0:3:9:0,9,112</text:p>
          </table:table-cell>
          <table:table-cell table:formula="of:=LEFT([.J949];3)" office:value-type="string" office:string-value="1/1" calcext:value-type="string">
            <text:p>1/1</text:p>
          </table:table-cell>
          <table:table-cell table:formula="of:=LEFT([.K949];3)" office:value-type="string" office:string-value="0/0" calcext:value-type="string">
            <text:p>0/0</text:p>
          </table:table-cell>
          <table:table-cell table:formula="of:=IF(OR(AND([.L949]=&quot;1/1&quot;;[.M949]=&quot;0/0&quot;);AND([.L949]=&quot;0/0&quot;;[.M94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60" calcext:value-type="float">
            <text:p>1188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646.06" calcext:value-type="float">
            <text:p>64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55;SOR=1.911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60,45,0</text:p>
          </table:table-cell>
          <table:table-cell office:value-type="string" calcext:value-type="string">
            <text:p>0/0:2,0:2:6:0,6,75</text:p>
          </table:table-cell>
          <table:table-cell table:formula="of:=LEFT([.J950];3)" office:value-type="string" office:string-value="1/1" calcext:value-type="string">
            <text:p>1/1</text:p>
          </table:table-cell>
          <table:table-cell table:formula="of:=LEFT([.K950];3)" office:value-type="string" office:string-value="0/0" calcext:value-type="string">
            <text:p>0/0</text:p>
          </table:table-cell>
          <table:table-cell table:formula="of:=IF(OR(AND([.L950]=&quot;1/1&quot;;[.M950]=&quot;0/0&quot;);AND([.L950]=&quot;0/0&quot;;[.M9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95" calcext:value-type="float">
            <text:p>1188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TCTCTCTC</text:p>
          </table:table-cell>
          <table:table-cell office:value-type="float" office:value="886.03" calcext:value-type="float">
            <text:p>88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85;SOR=2.09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900,60,0</text:p>
          </table:table-cell>
          <table:table-cell office:value-type="string" calcext:value-type="string">
            <text:p>0/0:3,0:3:9:0,9,118</text:p>
          </table:table-cell>
          <table:table-cell table:formula="of:=LEFT([.J951];3)" office:value-type="string" office:string-value="1/1" calcext:value-type="string">
            <text:p>1/1</text:p>
          </table:table-cell>
          <table:table-cell table:formula="of:=LEFT([.K951];3)" office:value-type="string" office:string-value="0/0" calcext:value-type="string">
            <text:p>0/0</text:p>
          </table:table-cell>
          <table:table-cell table:formula="of:=IF(OR(AND([.L951]=&quot;1/1&quot;;[.M951]=&quot;0/0&quot;);AND([.L951]=&quot;0/0&quot;;[.M9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97" calcext:value-type="float">
            <text:p>1188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886.06" calcext:value-type="float">
            <text:p>88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86;SOR=2.09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900,60,0</text:p>
          </table:table-cell>
          <table:table-cell office:value-type="string" calcext:value-type="string">
            <text:p>0/0:3,0:3:9:0,9,114</text:p>
          </table:table-cell>
          <table:table-cell table:formula="of:=LEFT([.J952];3)" office:value-type="string" office:string-value="1/1" calcext:value-type="string">
            <text:p>1/1</text:p>
          </table:table-cell>
          <table:table-cell table:formula="of:=LEFT([.K952];3)" office:value-type="string" office:string-value="0/0" calcext:value-type="string">
            <text:p>0/0</text:p>
          </table:table-cell>
          <table:table-cell table:formula="of:=IF(OR(AND([.L952]=&quot;1/1&quot;;[.M952]=&quot;0/0&quot;);AND([.L952]=&quot;0/0&quot;;[.M95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899" calcext:value-type="float">
            <text:p>1188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31.06" calcext:value-type="float">
            <text:p>93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83;SOR=2.2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1:21:63:945,63,0</text:p>
          </table:table-cell>
          <table:table-cell office:value-type="string" calcext:value-type="string">
            <text:p>0/0:3,0:3:9:0,9,114</text:p>
          </table:table-cell>
          <table:table-cell table:formula="of:=LEFT([.J953];3)" office:value-type="string" office:string-value="1/1" calcext:value-type="string">
            <text:p>1/1</text:p>
          </table:table-cell>
          <table:table-cell table:formula="of:=LEFT([.K953];3)" office:value-type="string" office:string-value="0/0" calcext:value-type="string">
            <text:p>0/0</text:p>
          </table:table-cell>
          <table:table-cell table:formula="of:=IF(OR(AND([.L953]=&quot;1/1&quot;;[.M953]=&quot;0/0&quot;);AND([.L953]=&quot;0/0&quot;;[.M9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904" calcext:value-type="float">
            <text:p>11890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931.06" calcext:value-type="float">
            <text:p>93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31;SOR=2.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1:21:63:945,63,0</text:p>
          </table:table-cell>
          <table:table-cell office:value-type="string" calcext:value-type="string">
            <text:p>0/0:4,0:4:12:0,12,151</text:p>
          </table:table-cell>
          <table:table-cell table:formula="of:=LEFT([.J954];3)" office:value-type="string" office:string-value="1/1" calcext:value-type="string">
            <text:p>1/1</text:p>
          </table:table-cell>
          <table:table-cell table:formula="of:=LEFT([.K954];3)" office:value-type="string" office:string-value="0/0" calcext:value-type="string">
            <text:p>0/0</text:p>
          </table:table-cell>
          <table:table-cell table:formula="of:=IF(OR(AND([.L954]=&quot;1/1&quot;;[.M954]=&quot;0/0&quot;);AND([.L954]=&quot;0/0&quot;;[.M9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909" calcext:value-type="float">
            <text:p>1189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931.06" calcext:value-type="float">
            <text:p>93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1;SOR=2.2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1:21:63:945,63,0</text:p>
          </table:table-cell>
          <table:table-cell office:value-type="string" calcext:value-type="string">
            <text:p>0/0:5,0:5:15:0,15,172</text:p>
          </table:table-cell>
          <table:table-cell table:formula="of:=LEFT([.J955];3)" office:value-type="string" office:string-value="1/1" calcext:value-type="string">
            <text:p>1/1</text:p>
          </table:table-cell>
          <table:table-cell table:formula="of:=LEFT([.K955];3)" office:value-type="string" office:string-value="0/0" calcext:value-type="string">
            <text:p>0/0</text:p>
          </table:table-cell>
          <table:table-cell table:formula="of:=IF(OR(AND([.L955]=&quot;1/1&quot;;[.M955]=&quot;0/0&quot;);AND([.L955]=&quot;0/0&quot;;[.M95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976" calcext:value-type="float">
            <text:p>1189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TT</text:p>
          </table:table-cell>
          <table:table-cell office:value-type="float" office:value="325.61" calcext:value-type="float">
            <text:p>325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4;ExcessHet=0;FS=3.522;MQ=60;MQRankSum=0;QD=30.1;ReadPosRankSum=1.593;SOR=0.916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9,0:9:27:0,27,396</text:p>
          </table:table-cell>
          <table:table-cell table:formula="of:=LEFT([.J956];3)" office:value-type="string" office:string-value="0/1" calcext:value-type="string">
            <text:p>0/1</text:p>
          </table:table-cell>
          <table:table-cell table:formula="of:=LEFT([.K956];3)" office:value-type="string" office:string-value="0/0" calcext:value-type="string">
            <text:p>0/0</text:p>
          </table:table-cell>
          <table:table-cell table:formula="of:=IF(OR(AND([.L956]=&quot;1/1&quot;;[.M956]=&quot;0/0&quot;);AND([.L956]=&quot;0/0&quot;;[.M9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8985" calcext:value-type="float">
            <text:p>1189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25.65" calcext:value-type="float">
            <text:p>325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674;ExcessHet=0;FS=3.522;MQ=60;MQRankSum=0;QD=32.97;ReadPosRankSum=0.489;SOR=0.916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1,0:11:33:0,33,368</text:p>
          </table:table-cell>
          <table:table-cell table:formula="of:=LEFT([.J957];3)" office:value-type="string" office:string-value="0/1" calcext:value-type="string">
            <text:p>0/1</text:p>
          </table:table-cell>
          <table:table-cell table:formula="of:=LEFT([.K957];3)" office:value-type="string" office:string-value="0/0" calcext:value-type="string">
            <text:p>0/0</text:p>
          </table:table-cell>
          <table:table-cell table:formula="of:=IF(OR(AND([.L957]=&quot;1/1&quot;;[.M957]=&quot;0/0&quot;);AND([.L957]=&quot;0/0&quot;;[.M95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021" calcext:value-type="float">
            <text:p>1190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08;ExcessHet=0;FS=3.802;MQ=60;MQRankSum=0;QD=30.53;ReadPosRankSum=-1.451;SOR=1.033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10,0:10:30:0,30,379</text:p>
          </table:table-cell>
          <table:table-cell table:formula="of:=LEFT([.J958];3)" office:value-type="string" office:string-value="0/1" calcext:value-type="string">
            <text:p>0/1</text:p>
          </table:table-cell>
          <table:table-cell table:formula="of:=LEFT([.K958];3)" office:value-type="string" office:string-value="0/0" calcext:value-type="string">
            <text:p>0/0</text:p>
          </table:table-cell>
          <table:table-cell table:formula="of:=IF(OR(AND([.L958]=&quot;1/1&quot;;[.M958]=&quot;0/0&quot;);AND([.L958]=&quot;0/0&quot;;[.M95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024" calcext:value-type="float">
            <text:p>1190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3.802;MQ=60;MQRankSum=0;QD=31.61;ReadPosRankSum=-1.456;SOR=1.033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10,0:10:30:0,30,360</text:p>
          </table:table-cell>
          <table:table-cell table:formula="of:=LEFT([.J959];3)" office:value-type="string" office:string-value="0/1" calcext:value-type="string">
            <text:p>0/1</text:p>
          </table:table-cell>
          <table:table-cell table:formula="of:=LEFT([.K959];3)" office:value-type="string" office:string-value="0/0" calcext:value-type="string">
            <text:p>0/0</text:p>
          </table:table-cell>
          <table:table-cell table:formula="of:=IF(OR(AND([.L959]=&quot;1/1&quot;;[.M959]=&quot;0/0&quot;);AND([.L959]=&quot;0/0&quot;;[.M95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066" calcext:value-type="float">
            <text:p>1190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360.31" calcext:value-type="float">
            <text:p>360.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99;ExcessHet=0;FS=3.802;MQ=60;MQRankSum=0;QD=30.03;ReadPosRankSum=1.167;SOR=1.033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1:12:2:369,2,0</text:p>
          </table:table-cell>
          <table:table-cell office:value-type="string" calcext:value-type="string">
            <text:p>0/0:7,0:7:21:0,21,261</text:p>
          </table:table-cell>
          <table:table-cell table:formula="of:=LEFT([.J960];3)" office:value-type="string" office:string-value="1/1" calcext:value-type="string">
            <text:p>1/1</text:p>
          </table:table-cell>
          <table:table-cell table:formula="of:=LEFT([.K960];3)" office:value-type="string" office:string-value="0/0" calcext:value-type="string">
            <text:p>0/0</text:p>
          </table:table-cell>
          <table:table-cell table:formula="of:=IF(OR(AND([.L960]=&quot;1/1&quot;;[.M960]=&quot;0/0&quot;);AND([.L960]=&quot;0/0&quot;;[.M9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130" calcext:value-type="float">
            <text:p>1191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841.03" calcext:value-type="float">
            <text:p>84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4;SOR=1.609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55,57,0</text:p>
          </table:table-cell>
          <table:table-cell office:value-type="string" calcext:value-type="string">
            <text:p>0/0:7,0:7:21:0,21,218</text:p>
          </table:table-cell>
          <table:table-cell table:formula="of:=LEFT([.J961];3)" office:value-type="string" office:string-value="1/1" calcext:value-type="string">
            <text:p>1/1</text:p>
          </table:table-cell>
          <table:table-cell table:formula="of:=LEFT([.K961];3)" office:value-type="string" office:string-value="0/0" calcext:value-type="string">
            <text:p>0/0</text:p>
          </table:table-cell>
          <table:table-cell table:formula="of:=IF(OR(AND([.L961]=&quot;1/1&quot;;[.M961]=&quot;0/0&quot;);AND([.L961]=&quot;0/0&quot;;[.M96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138" calcext:value-type="float">
            <text:p>11913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31.06" calcext:value-type="float">
            <text:p>93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42;SOR=1.508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1:21:63:945,63,0</text:p>
          </table:table-cell>
          <table:table-cell office:value-type="string" calcext:value-type="string">
            <text:p>0/0:8,0:8:24:0,24,286</text:p>
          </table:table-cell>
          <table:table-cell table:formula="of:=LEFT([.J962];3)" office:value-type="string" office:string-value="1/1" calcext:value-type="string">
            <text:p>1/1</text:p>
          </table:table-cell>
          <table:table-cell table:formula="of:=LEFT([.K962];3)" office:value-type="string" office:string-value="0/0" calcext:value-type="string">
            <text:p>0/0</text:p>
          </table:table-cell>
          <table:table-cell table:formula="of:=IF(OR(AND([.L962]=&quot;1/1&quot;;[.M962]=&quot;0/0&quot;);AND([.L962]=&quot;0/0&quot;;[.M9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144" calcext:value-type="float">
            <text:p>1191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GT</text:p>
          </table:table-cell>
          <table:table-cell office:value-type="float" office:value="1021.03" calcext:value-type="float">
            <text:p>102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29;SOR=1.179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3:23:69:1035,69,0</text:p>
          </table:table-cell>
          <table:table-cell office:value-type="string" calcext:value-type="string">
            <text:p>0/0:8,0:8:24:0,24,351</text:p>
          </table:table-cell>
          <table:table-cell table:formula="of:=LEFT([.J963];3)" office:value-type="string" office:string-value="1/1" calcext:value-type="string">
            <text:p>1/1</text:p>
          </table:table-cell>
          <table:table-cell table:formula="of:=LEFT([.K963];3)" office:value-type="string" office:string-value="0/0" calcext:value-type="string">
            <text:p>0/0</text:p>
          </table:table-cell>
          <table:table-cell table:formula="of:=IF(OR(AND([.L963]=&quot;1/1&quot;;[.M963]=&quot;0/0&quot;);AND([.L963]=&quot;0/0&quot;;[.M9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146" calcext:value-type="float">
            <text:p>1191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058.06" calcext:value-type="float">
            <text:p>105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2;SOR=1.051;DP=3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4:24:72:1072,72,0</text:p>
          </table:table-cell>
          <table:table-cell office:value-type="string" calcext:value-type="string">
            <text:p>0/0:8,0:8:24:0,24,290</text:p>
          </table:table-cell>
          <table:table-cell table:formula="of:=LEFT([.J964];3)" office:value-type="string" office:string-value="1/1" calcext:value-type="string">
            <text:p>1/1</text:p>
          </table:table-cell>
          <table:table-cell table:formula="of:=LEFT([.K964];3)" office:value-type="string" office:string-value="0/0" calcext:value-type="string">
            <text:p>0/0</text:p>
          </table:table-cell>
          <table:table-cell table:formula="of:=IF(OR(AND([.L964]=&quot;1/1&quot;;[.M964]=&quot;0/0&quot;);AND([.L964]=&quot;0/0&quot;;[.M9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149" calcext:value-type="float">
            <text:p>1191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68.06" calcext:value-type="float">
            <text:p>96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98;SOR=1.329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2:22:66:982,66,0</text:p>
          </table:table-cell>
          <table:table-cell office:value-type="string" calcext:value-type="string">
            <text:p>0/0:7,0:7:21:0,21,254</text:p>
          </table:table-cell>
          <table:table-cell table:formula="of:=LEFT([.J965];3)" office:value-type="string" office:string-value="1/1" calcext:value-type="string">
            <text:p>1/1</text:p>
          </table:table-cell>
          <table:table-cell table:formula="of:=LEFT([.K965];3)" office:value-type="string" office:string-value="0/0" calcext:value-type="string">
            <text:p>0/0</text:p>
          </table:table-cell>
          <table:table-cell table:formula="of:=IF(OR(AND([.L965]=&quot;1/1&quot;;[.M965]=&quot;0/0&quot;);AND([.L965]=&quot;0/0&quot;;[.M9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184" calcext:value-type="float">
            <text:p>1191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41.06" calcext:value-type="float">
            <text:p>54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2;SOR=1.47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55,45,0</text:p>
          </table:table-cell>
          <table:table-cell office:value-type="string" calcext:value-type="string">
            <text:p>0/0:4,0:4:12:0,12,144</text:p>
          </table:table-cell>
          <table:table-cell table:formula="of:=LEFT([.J966];3)" office:value-type="string" office:string-value="1/1" calcext:value-type="string">
            <text:p>1/1</text:p>
          </table:table-cell>
          <table:table-cell table:formula="of:=LEFT([.K966];3)" office:value-type="string" office:string-value="0/0" calcext:value-type="string">
            <text:p>0/0</text:p>
          </table:table-cell>
          <table:table-cell table:formula="of:=IF(OR(AND([.L966]=&quot;1/1&quot;;[.M966]=&quot;0/0&quot;);AND([.L966]=&quot;0/0&quot;;[.M96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293" calcext:value-type="float">
            <text:p>1192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20.64" calcext:value-type="float">
            <text:p>220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025;ExcessHet=0;FS=0;MQ=60;MQRankSum=0;QD=24.52;ReadPosRankSum=-1.383;SOR=0.941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7:9:43:228,0,43</text:p>
          </table:table-cell>
          <table:table-cell office:value-type="string" calcext:value-type="string">
            <text:p>0/0:13,0:13:39:0,39,476</text:p>
          </table:table-cell>
          <table:table-cell table:formula="of:=LEFT([.J967];3)" office:value-type="string" office:string-value="0/1" calcext:value-type="string">
            <text:p>0/1</text:p>
          </table:table-cell>
          <table:table-cell table:formula="of:=LEFT([.K967];3)" office:value-type="string" office:string-value="0/0" calcext:value-type="string">
            <text:p>0/0</text:p>
          </table:table-cell>
          <table:table-cell table:formula="of:=IF(OR(AND([.L967]=&quot;1/1&quot;;[.M967]=&quot;0/0&quot;);AND([.L967]=&quot;0/0&quot;;[.M96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392" calcext:value-type="float">
            <text:p>1193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4.06" calcext:value-type="float">
            <text:p>34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41;SOR=1.609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8,30,0</text:p>
          </table:table-cell>
          <table:table-cell office:value-type="string" calcext:value-type="string">
            <text:p>0/0:9,0:9:27:0,27,326</text:p>
          </table:table-cell>
          <table:table-cell table:formula="of:=LEFT([.J968];3)" office:value-type="string" office:string-value="1/1" calcext:value-type="string">
            <text:p>1/1</text:p>
          </table:table-cell>
          <table:table-cell table:formula="of:=LEFT([.K968];3)" office:value-type="string" office:string-value="0/0" calcext:value-type="string">
            <text:p>0/0</text:p>
          </table:table-cell>
          <table:table-cell table:formula="of:=IF(OR(AND([.L968]=&quot;1/1&quot;;[.M968]=&quot;0/0&quot;);AND([.L968]=&quot;0/0&quot;;[.M9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407" calcext:value-type="float">
            <text:p>1194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9.06" calcext:value-type="float">
            <text:p>39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6;SOR=1.445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13,36,0</text:p>
          </table:table-cell>
          <table:table-cell office:value-type="string" calcext:value-type="string">
            <text:p>0/0:10,0:10:30:0,30,371</text:p>
          </table:table-cell>
          <table:table-cell table:formula="of:=LEFT([.J969];3)" office:value-type="string" office:string-value="1/1" calcext:value-type="string">
            <text:p>1/1</text:p>
          </table:table-cell>
          <table:table-cell table:formula="of:=LEFT([.K969];3)" office:value-type="string" office:string-value="0/0" calcext:value-type="string">
            <text:p>0/0</text:p>
          </table:table-cell>
          <table:table-cell table:formula="of:=IF(OR(AND([.L969]=&quot;1/1&quot;;[.M969]=&quot;0/0&quot;);AND([.L969]=&quot;0/0&quot;;[.M96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426" calcext:value-type="float">
            <text:p>1194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TTTATTGTTTTTTTTTGGGGGAG</text:p>
          </table:table-cell>
          <table:table-cell office:value-type="float" office:value="796.03" calcext:value-type="float">
            <text:p>79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09;SOR=1.493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10,0:10:30:0,30,439</text:p>
          </table:table-cell>
          <table:table-cell table:formula="of:=LEFT([.J970];3)" office:value-type="string" office:string-value="1/1" calcext:value-type="string">
            <text:p>1/1</text:p>
          </table:table-cell>
          <table:table-cell table:formula="of:=LEFT([.K970];3)" office:value-type="string" office:string-value="0/0" calcext:value-type="string">
            <text:p>0/0</text:p>
          </table:table-cell>
          <table:table-cell table:formula="of:=IF(OR(AND([.L970]=&quot;1/1&quot;;[.M970]=&quot;0/0&quot;);AND([.L970]=&quot;0/0&quot;;[.M97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427" calcext:value-type="float">
            <text:p>1194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CT</text:p>
          </table:table-cell>
          <table:table-cell office:value-type="string" calcext:value-type="string">
            <text:p>C</text:p>
          </table:table-cell>
          <table:table-cell office:value-type="float" office:value="796.03" calcext:value-type="float">
            <text:p>79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1;SOR=1.493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10,0:10:30:0,30,450</text:p>
          </table:table-cell>
          <table:table-cell table:formula="of:=LEFT([.J971];3)" office:value-type="string" office:string-value="1/1" calcext:value-type="string">
            <text:p>1/1</text:p>
          </table:table-cell>
          <table:table-cell table:formula="of:=LEFT([.K971];3)" office:value-type="string" office:string-value="0/0" calcext:value-type="string">
            <text:p>0/0</text:p>
          </table:table-cell>
          <table:table-cell table:formula="of:=IF(OR(AND([.L971]=&quot;1/1&quot;;[.M971]=&quot;0/0&quot;);AND([.L971]=&quot;0/0&quot;;[.M97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431" calcext:value-type="float">
            <text:p>1194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ATGTAT</text:p>
          </table:table-cell>
          <table:table-cell office:value-type="float" office:value="796.03" calcext:value-type="float">
            <text:p>79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08;SOR=0.914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810,54,0</text:p>
          </table:table-cell>
          <table:table-cell office:value-type="string" calcext:value-type="string">
            <text:p>0/0:12,0:12:36:0,36,526</text:p>
          </table:table-cell>
          <table:table-cell table:formula="of:=LEFT([.J972];3)" office:value-type="string" office:string-value="1/1" calcext:value-type="string">
            <text:p>1/1</text:p>
          </table:table-cell>
          <table:table-cell table:formula="of:=LEFT([.K972];3)" office:value-type="string" office:string-value="0/0" calcext:value-type="string">
            <text:p>0/0</text:p>
          </table:table-cell>
          <table:table-cell table:formula="of:=IF(OR(AND([.L972]=&quot;1/1&quot;;[.M972]=&quot;0/0&quot;);AND([.L972]=&quot;0/0&quot;;[.M97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434" calcext:value-type="float">
            <text:p>1194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TG</text:p>
          </table:table-cell>
          <table:table-cell office:value-type="float" office:value="833.03" calcext:value-type="float">
            <text:p>833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6;SOR=1.022;DP=3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47,57,0</text:p>
          </table:table-cell>
          <table:table-cell office:value-type="string" calcext:value-type="string">
            <text:p>0/0:12,0:12:36:0,36,540</text:p>
          </table:table-cell>
          <table:table-cell table:formula="of:=LEFT([.J973];3)" office:value-type="string" office:string-value="1/1" calcext:value-type="string">
            <text:p>1/1</text:p>
          </table:table-cell>
          <table:table-cell table:formula="of:=LEFT([.K973];3)" office:value-type="string" office:string-value="0/0" calcext:value-type="string">
            <text:p>0/0</text:p>
          </table:table-cell>
          <table:table-cell table:formula="of:=IF(OR(AND([.L973]=&quot;1/1&quot;;[.M973]=&quot;0/0&quot;);AND([.L973]=&quot;0/0&quot;;[.M97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17" calcext:value-type="float">
            <text:p>1195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51.06" calcext:value-type="float">
            <text:p>7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8.09;QD=29.6;SOR=1.371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765,51,0</text:p>
          </table:table-cell>
          <table:table-cell office:value-type="string" calcext:value-type="string">
            <text:p>0/0:12,0:12:36:0,36,448</text:p>
          </table:table-cell>
          <table:table-cell table:formula="of:=LEFT([.J974];3)" office:value-type="string" office:string-value="1/1" calcext:value-type="string">
            <text:p>1/1</text:p>
          </table:table-cell>
          <table:table-cell table:formula="of:=LEFT([.K974];3)" office:value-type="string" office:string-value="0/0" calcext:value-type="string">
            <text:p>0/0</text:p>
          </table:table-cell>
          <table:table-cell table:formula="of:=IF(OR(AND([.L974]=&quot;1/1&quot;;[.M974]=&quot;0/0&quot;);AND([.L974]=&quot;0/0&quot;;[.M97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20" calcext:value-type="float">
            <text:p>1195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GGTAGTGCTCGT</text:p>
          </table:table-cell>
          <table:table-cell office:value-type="float" office:value="841.03" calcext:value-type="float">
            <text:p>84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7.02;QD=30.21;SOR=1.292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855,57,0</text:p>
          </table:table-cell>
          <table:table-cell office:value-type="string" calcext:value-type="string">
            <text:p>0/0:9,0:9:27:0,27,406</text:p>
          </table:table-cell>
          <table:table-cell table:formula="of:=LEFT([.J975];3)" office:value-type="string" office:string-value="1/1" calcext:value-type="string">
            <text:p>1/1</text:p>
          </table:table-cell>
          <table:table-cell table:formula="of:=LEFT([.K975];3)" office:value-type="string" office:string-value="0/0" calcext:value-type="string">
            <text:p>0/0</text:p>
          </table:table-cell>
          <table:table-cell table:formula="of:=IF(OR(AND([.L975]=&quot;1/1&quot;;[.M975]=&quot;0/0&quot;);AND([.L975]=&quot;0/0&quot;;[.M97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24" calcext:value-type="float">
            <text:p>1195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91;QD=28.83;SOR=1.32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0,0:10:30:0,30,378</text:p>
          </table:table-cell>
          <table:table-cell table:formula="of:=LEFT([.J976];3)" office:value-type="string" office:string-value="1/1" calcext:value-type="string">
            <text:p>1/1</text:p>
          </table:table-cell>
          <table:table-cell table:formula="of:=LEFT([.K976];3)" office:value-type="string" office:string-value="0/0" calcext:value-type="string">
            <text:p>0/0</text:p>
          </table:table-cell>
          <table:table-cell table:formula="of:=IF(OR(AND([.L976]=&quot;1/1&quot;;[.M976]=&quot;0/0&quot;);AND([.L976]=&quot;0/0&quot;;[.M97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26" calcext:value-type="float">
            <text:p>1195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16.06" calcext:value-type="float">
            <text:p>61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91;QD=32.62;SOR=1.329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0,0:10:30:0,30,349</text:p>
          </table:table-cell>
          <table:table-cell table:formula="of:=LEFT([.J977];3)" office:value-type="string" office:string-value="1/1" calcext:value-type="string">
            <text:p>1/1</text:p>
          </table:table-cell>
          <table:table-cell table:formula="of:=LEFT([.K977];3)" office:value-type="string" office:string-value="0/0" calcext:value-type="string">
            <text:p>0/0</text:p>
          </table:table-cell>
          <table:table-cell table:formula="of:=IF(OR(AND([.L977]=&quot;1/1&quot;;[.M977]=&quot;0/0&quot;);AND([.L977]=&quot;0/0&quot;;[.M97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28" calcext:value-type="float">
            <text:p>1195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TTA</text:p>
          </table:table-cell>
          <table:table-cell office:value-type="string" calcext:value-type="string">
            <text:p>T</text:p>
          </table:table-cell>
          <table:table-cell office:value-type="float" office:value="616.03" calcext:value-type="float">
            <text:p>61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91;QD=26.26;SOR=1.329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3,0:13:39:0,39,560</text:p>
          </table:table-cell>
          <table:table-cell table:formula="of:=LEFT([.J978];3)" office:value-type="string" office:string-value="1/1" calcext:value-type="string">
            <text:p>1/1</text:p>
          </table:table-cell>
          <table:table-cell table:formula="of:=LEFT([.K978];3)" office:value-type="string" office:string-value="0/0" calcext:value-type="string">
            <text:p>0/0</text:p>
          </table:table-cell>
          <table:table-cell table:formula="of:=IF(OR(AND([.L978]=&quot;1/1&quot;;[.M978]=&quot;0/0&quot;);AND([.L978]=&quot;0/0&quot;;[.M97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34" calcext:value-type="float">
            <text:p>1195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GT</text:p>
          </table:table-cell>
          <table:table-cell office:value-type="string" calcext:value-type="string">
            <text:p>C</text:p>
          </table:table-cell>
          <table:table-cell office:value-type="float" office:value="535.81" calcext:value-type="float">
            <text:p>535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3.68;MQ=55.91;MQRankSum=-0.345;QD=30.75;SOR=0.916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3:14:3:543,0,3</text:p>
          </table:table-cell>
          <table:table-cell office:value-type="string" calcext:value-type="string">
            <text:p>0/0:11,0:11:33:0,33,484</text:p>
          </table:table-cell>
          <table:table-cell table:formula="of:=LEFT([.J979];3)" office:value-type="string" office:string-value="0/1" calcext:value-type="string">
            <text:p>0/1</text:p>
          </table:table-cell>
          <table:table-cell table:formula="of:=LEFT([.K979];3)" office:value-type="string" office:string-value="0/0" calcext:value-type="string">
            <text:p>0/0</text:p>
          </table:table-cell>
          <table:table-cell table:formula="of:=IF(OR(AND([.L979]=&quot;1/1&quot;;[.M979]=&quot;0/0&quot;);AND([.L979]=&quot;0/0&quot;;[.M97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44" calcext:value-type="float">
            <text:p>1195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535.85" calcext:value-type="float">
            <text:p>535.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56;ExcessHet=0;FS=3.68;MQ=55.91;MQRankSum=-0.345;QD=31.82;ReadPosRankSum=1.426;SOR=0.916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3:14:3:543,0,3</text:p>
          </table:table-cell>
          <table:table-cell office:value-type="string" calcext:value-type="string">
            <text:p>0/0:11,0:11:33:0,33,425</text:p>
          </table:table-cell>
          <table:table-cell table:formula="of:=LEFT([.J980];3)" office:value-type="string" office:string-value="0/1" calcext:value-type="string">
            <text:p>0/1</text:p>
          </table:table-cell>
          <table:table-cell table:formula="of:=LEFT([.K980];3)" office:value-type="string" office:string-value="0/0" calcext:value-type="string">
            <text:p>0/0</text:p>
          </table:table-cell>
          <table:table-cell table:formula="of:=IF(OR(AND([.L980]=&quot;1/1&quot;;[.M980]=&quot;0/0&quot;);AND([.L980]=&quot;0/0&quot;;[.M98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45" calcext:value-type="float">
            <text:p>1195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535.81" calcext:value-type="float">
            <text:p>535.8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642;ExcessHet=0;FS=3.68;MQ=55.91;MQRankSum=-0.345;QD=28.27;ReadPosRankSum=1.271;SOR=0.916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3:14:3:543,0,3</text:p>
          </table:table-cell>
          <table:table-cell office:value-type="string" calcext:value-type="string">
            <text:p>0/0:11,0:11:33:0,33,412</text:p>
          </table:table-cell>
          <table:table-cell table:formula="of:=LEFT([.J981];3)" office:value-type="string" office:string-value="0/1" calcext:value-type="string">
            <text:p>0/1</text:p>
          </table:table-cell>
          <table:table-cell table:formula="of:=LEFT([.K981];3)" office:value-type="string" office:string-value="0/0" calcext:value-type="string">
            <text:p>0/0</text:p>
          </table:table-cell>
          <table:table-cell table:formula="of:=IF(OR(AND([.L981]=&quot;1/1&quot;;[.M981]=&quot;0/0&quot;);AND([.L981]=&quot;0/0&quot;;[.M9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51" calcext:value-type="float">
            <text:p>1195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9.67" calcext:value-type="float">
            <text:p>40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85;ExcessHet=0;FS=4.393;MQ=54.75;MQRankSum=-0.402;QD=27.81;ReadPosRankSum=0.478;SOR=1.447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11,0:11:33:0,33,384</text:p>
          </table:table-cell>
          <table:table-cell table:formula="of:=LEFT([.J982];3)" office:value-type="string" office:string-value="0/1" calcext:value-type="string">
            <text:p>0/1</text:p>
          </table:table-cell>
          <table:table-cell table:formula="of:=LEFT([.K982];3)" office:value-type="string" office:string-value="0/0" calcext:value-type="string">
            <text:p>0/0</text:p>
          </table:table-cell>
          <table:table-cell table:formula="of:=IF(OR(AND([.L982]=&quot;1/1&quot;;[.M982]=&quot;0/0&quot;);AND([.L982]=&quot;0/0&quot;;[.M9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52" calcext:value-type="float">
            <text:p>1195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ACACAAAG</text:p>
          </table:table-cell>
          <table:table-cell office:value-type="string" calcext:value-type="string">
            <text:p>A</text:p>
          </table:table-cell>
          <table:table-cell office:value-type="float" office:value="409.63" calcext:value-type="float">
            <text:p>409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789;ExcessHet=0;FS=4.393;MQ=54.75;MQRankSum=-0.402;QD=30.21;ReadPosRankSum=0.475;SOR=1.447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12,0:12:36:0,36,540</text:p>
          </table:table-cell>
          <table:table-cell table:formula="of:=LEFT([.J983];3)" office:value-type="string" office:string-value="0/1" calcext:value-type="string">
            <text:p>0/1</text:p>
          </table:table-cell>
          <table:table-cell table:formula="of:=LEFT([.K983];3)" office:value-type="string" office:string-value="0/0" calcext:value-type="string">
            <text:p>0/0</text:p>
          </table:table-cell>
          <table:table-cell table:formula="of:=IF(OR(AND([.L983]=&quot;1/1&quot;;[.M983]=&quot;0/0&quot;);AND([.L983]=&quot;0/0&quot;;[.M98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63" calcext:value-type="float">
            <text:p>1195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09.67" calcext:value-type="float">
            <text:p>409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26;ExcessHet=0;FS=4.393;MQ=54.75;MQRankSum=-0.402;QD=29.54;ReadPosRankSum=0.126;SOR=1.447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7,0,12</text:p>
          </table:table-cell>
          <table:table-cell office:value-type="string" calcext:value-type="string">
            <text:p>0/0:12,0:12:36:0,36,441</text:p>
          </table:table-cell>
          <table:table-cell table:formula="of:=LEFT([.J984];3)" office:value-type="string" office:string-value="0/1" calcext:value-type="string">
            <text:p>0/1</text:p>
          </table:table-cell>
          <table:table-cell table:formula="of:=LEFT([.K984];3)" office:value-type="string" office:string-value="0/0" calcext:value-type="string">
            <text:p>0/0</text:p>
          </table:table-cell>
          <table:table-cell table:formula="of:=IF(OR(AND([.L984]=&quot;1/1&quot;;[.M984]=&quot;0/0&quot;);AND([.L984]=&quot;0/0&quot;;[.M98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66" calcext:value-type="float">
            <text:p>11956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TGCTTGATT</text:p>
          </table:table-cell>
          <table:table-cell office:value-type="float" office:value="283.61" calcext:value-type="float">
            <text:p>283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4.26;MQ=52.64;MQRankSum=-0.489;QD=27.35;ReadPosRankSum=0.157;SOR=1.447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2,0:12:36:0,36,540</text:p>
          </table:table-cell>
          <table:table-cell table:formula="of:=LEFT([.J985];3)" office:value-type="string" office:string-value="0/1" calcext:value-type="string">
            <text:p>0/1</text:p>
          </table:table-cell>
          <table:table-cell table:formula="of:=LEFT([.K985];3)" office:value-type="string" office:string-value="0/0" calcext:value-type="string">
            <text:p>0/0</text:p>
          </table:table-cell>
          <table:table-cell table:formula="of:=IF(OR(AND([.L985]=&quot;1/1&quot;;[.M985]=&quot;0/0&quot;);AND([.L985]=&quot;0/0&quot;;[.M98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67" calcext:value-type="float">
            <text:p>1195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float" office:value="283.61" calcext:value-type="float">
            <text:p>283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4.26;MQ=52.64;MQRankSum=-0.489;QD=28.47;ReadPosRankSum=-0.157;SOR=1.447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3,0:13:39:0,39,482</text:p>
          </table:table-cell>
          <table:table-cell table:formula="of:=LEFT([.J986];3)" office:value-type="string" office:string-value="0/1" calcext:value-type="string">
            <text:p>0/1</text:p>
          </table:table-cell>
          <table:table-cell table:formula="of:=LEFT([.K986];3)" office:value-type="string" office:string-value="0/0" calcext:value-type="string">
            <text:p>0/0</text:p>
          </table:table-cell>
          <table:table-cell table:formula="of:=IF(OR(AND([.L986]=&quot;1/1&quot;;[.M986]=&quot;0/0&quot;);AND([.L986]=&quot;0/0&quot;;[.M98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70" calcext:value-type="float">
            <text:p>1195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G</text:p>
          </table:table-cell>
          <table:table-cell office:value-type="string" calcext:value-type="string">
            <text:p>T</text:p>
          </table:table-cell>
          <table:table-cell office:value-type="float" office:value="283.61" calcext:value-type="float">
            <text:p>283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4.26;MQ=52.64;MQRankSum=-0.489;QD=29.41;ReadPosRankSum=-0.157;SOR=1.447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3,0:13:39:0,39,585</text:p>
          </table:table-cell>
          <table:table-cell table:formula="of:=LEFT([.J987];3)" office:value-type="string" office:string-value="0/1" calcext:value-type="string">
            <text:p>0/1</text:p>
          </table:table-cell>
          <table:table-cell table:formula="of:=LEFT([.K987];3)" office:value-type="string" office:string-value="0/0" calcext:value-type="string">
            <text:p>0/0</text:p>
          </table:table-cell>
          <table:table-cell table:formula="of:=IF(OR(AND([.L987]=&quot;1/1&quot;;[.M987]=&quot;0/0&quot;);AND([.L987]=&quot;0/0&quot;;[.M98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75" calcext:value-type="float">
            <text:p>1195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</text:p>
          </table:table-cell>
          <table:table-cell office:value-type="float" office:value="325.61" calcext:value-type="float">
            <text:p>325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4.771;MQ=53.51;MQRankSum=-0.431;QD=30.4;ReadPosRankSum=-0.489;SOR=1.739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2,0:12:36:0,36,540</text:p>
          </table:table-cell>
          <table:table-cell table:formula="of:=LEFT([.J988];3)" office:value-type="string" office:string-value="0/1" calcext:value-type="string">
            <text:p>0/1</text:p>
          </table:table-cell>
          <table:table-cell table:formula="of:=LEFT([.K988];3)" office:value-type="string" office:string-value="0/0" calcext:value-type="string">
            <text:p>0/0</text:p>
          </table:table-cell>
          <table:table-cell table:formula="of:=IF(OR(AND([.L988]=&quot;1/1&quot;;[.M988]=&quot;0/0&quot;);AND([.L988]=&quot;0/0&quot;;[.M98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78" calcext:value-type="float">
            <text:p>1195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</text:p>
          </table:table-cell>
          <table:table-cell office:value-type="float" office:value="325.61" calcext:value-type="float">
            <text:p>325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221;ExcessHet=0;FS=4.771;MQ=53.51;MQRankSum=-0.431;QD=30.33;ReadPosRankSum=-1.221;SOR=1.739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2,0:12:36:0,36,486</text:p>
          </table:table-cell>
          <table:table-cell table:formula="of:=LEFT([.J989];3)" office:value-type="string" office:string-value="0/1" calcext:value-type="string">
            <text:p>0/1</text:p>
          </table:table-cell>
          <table:table-cell table:formula="of:=LEFT([.K989];3)" office:value-type="string" office:string-value="0/0" calcext:value-type="string">
            <text:p>0/0</text:p>
          </table:table-cell>
          <table:table-cell table:formula="of:=IF(OR(AND([.L989]=&quot;1/1&quot;;[.M989]=&quot;0/0&quot;);AND([.L989]=&quot;0/0&quot;;[.M98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80" calcext:value-type="float">
            <text:p>1195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GC</text:p>
          </table:table-cell>
          <table:table-cell office:value-type="string" calcext:value-type="string">
            <text:p>G</text:p>
          </table:table-cell>
          <table:table-cell office:value-type="float" office:value="325.61" calcext:value-type="float">
            <text:p>325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67;ExcessHet=0;FS=4.771;MQ=53.51;MQRankSum=-0.431;QD=32.7;ReadPosRankSum=-1.593;SOR=1.739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33,0,18</text:p>
          </table:table-cell>
          <table:table-cell office:value-type="string" calcext:value-type="string">
            <text:p>0/0:12,0:12:36:0,36,540</text:p>
          </table:table-cell>
          <table:table-cell table:formula="of:=LEFT([.J990];3)" office:value-type="string" office:string-value="0/1" calcext:value-type="string">
            <text:p>0/1</text:p>
          </table:table-cell>
          <table:table-cell table:formula="of:=LEFT([.K990];3)" office:value-type="string" office:string-value="0/0" calcext:value-type="string">
            <text:p>0/0</text:p>
          </table:table-cell>
          <table:table-cell table:formula="of:=IF(OR(AND([.L990]=&quot;1/1&quot;;[.M990]=&quot;0/0&quot;);AND([.L990]=&quot;0/0&quot;;[.M99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583" calcext:value-type="float">
            <text:p>1195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</text:p>
          </table:table-cell>
          <table:table-cell office:value-type="float" office:value="283.61" calcext:value-type="float">
            <text:p>283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34;ExcessHet=0;FS=6.021;MQ=53.51;MQRankSum=-0.489;QD=30.54;ReadPosRankSum=-1.534;SOR=2.526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21:291,0,21</text:p>
          </table:table-cell>
          <table:table-cell office:value-type="string" calcext:value-type="string">
            <text:p>0/0:13,0:13:39:0,39,509</text:p>
          </table:table-cell>
          <table:table-cell table:formula="of:=LEFT([.J991];3)" office:value-type="string" office:string-value="0/1" calcext:value-type="string">
            <text:p>0/1</text:p>
          </table:table-cell>
          <table:table-cell table:formula="of:=LEFT([.K991];3)" office:value-type="string" office:string-value="0/0" calcext:value-type="string">
            <text:p>0/0</text:p>
          </table:table-cell>
          <table:table-cell table:formula="of:=IF(OR(AND([.L991]=&quot;1/1&quot;;[.M991]=&quot;0/0&quot;);AND([.L991]=&quot;0/0&quot;;[.M99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02" calcext:value-type="float">
            <text:p>1196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14.85" calcext:value-type="float">
            <text:p>314.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387;ExcessHet=0;FS=4.393;MQ=55.49;MQRankSum=-0.235;QD=28.62;ReadPosRankSum=-1.265;SOR=1.447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3:322,0,3</text:p>
          </table:table-cell>
          <table:table-cell office:value-type="string" calcext:value-type="string">
            <text:p>0/0:12,0:12:36:0,36,441</text:p>
          </table:table-cell>
          <table:table-cell table:formula="of:=LEFT([.J992];3)" office:value-type="string" office:string-value="0/1" calcext:value-type="string">
            <text:p>0/1</text:p>
          </table:table-cell>
          <table:table-cell table:formula="of:=LEFT([.K992];3)" office:value-type="string" office:string-value="0/0" calcext:value-type="string">
            <text:p>0/0</text:p>
          </table:table-cell>
          <table:table-cell table:formula="of:=IF(OR(AND([.L992]=&quot;1/1&quot;;[.M992]=&quot;0/0&quot;);AND([.L992]=&quot;0/0&quot;;[.M99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15" calcext:value-type="float">
            <text:p>1196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0.64" calcext:value-type="float">
            <text:p>390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988;ExcessHet=0;FS=0;MQ=58.18;MQRankSum=-0.224;QD=32.55;ReadPosRankSum=1.074;SOR=1.085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0:12:54:398,0,54</text:p>
          </table:table-cell>
          <table:table-cell office:value-type="string" calcext:value-type="string">
            <text:p>0/0:10,0:10:30:0,30,371</text:p>
          </table:table-cell>
          <table:table-cell table:formula="of:=LEFT([.J993];3)" office:value-type="string" office:string-value="0/1" calcext:value-type="string">
            <text:p>0/1</text:p>
          </table:table-cell>
          <table:table-cell table:formula="of:=LEFT([.K993];3)" office:value-type="string" office:string-value="0/0" calcext:value-type="string">
            <text:p>0/0</text:p>
          </table:table-cell>
          <table:table-cell table:formula="of:=IF(OR(AND([.L993]=&quot;1/1&quot;;[.M993]=&quot;0/0&quot;);AND([.L993]=&quot;0/0&quot;;[.M99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25" calcext:value-type="float">
            <text:p>1196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53.64" calcext:value-type="float">
            <text:p>35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795;ExcessHet=0;FS=0;MQ=60;MQRankSum=0;QD=32.15;ReadPosRankSum=1.602;SOR=0.892;DP=2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9:11:57:361,0,57</text:p>
          </table:table-cell>
          <table:table-cell office:value-type="string" calcext:value-type="string">
            <text:p>0/0:9,0:9:27:0,27,310</text:p>
          </table:table-cell>
          <table:table-cell table:formula="of:=LEFT([.J994];3)" office:value-type="string" office:string-value="0/1" calcext:value-type="string">
            <text:p>0/1</text:p>
          </table:table-cell>
          <table:table-cell table:formula="of:=LEFT([.K994];3)" office:value-type="string" office:string-value="0/0" calcext:value-type="string">
            <text:p>0/0</text:p>
          </table:table-cell>
          <table:table-cell table:formula="of:=IF(OR(AND([.L994]=&quot;1/1&quot;;[.M994]=&quot;0/0&quot;);AND([.L994]=&quot;0/0&quot;;[.M99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51" calcext:value-type="float">
            <text:p>1196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455.64" calcext:value-type="float">
            <text:p>45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409;ExcessHet=0;FS=3.01;MQ=60;MQRankSum=0;QD=28.48;ReadPosRankSum=0.397;SOR=0.169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4:16:27:463,0,27</text:p>
          </table:table-cell>
          <table:table-cell office:value-type="string" calcext:value-type="string">
            <text:p>0/0:8,0:8:24:0,24,282</text:p>
          </table:table-cell>
          <table:table-cell table:formula="of:=LEFT([.J995];3)" office:value-type="string" office:string-value="0/1" calcext:value-type="string">
            <text:p>0/1</text:p>
          </table:table-cell>
          <table:table-cell table:formula="of:=LEFT([.K995];3)" office:value-type="string" office:string-value="0/0" calcext:value-type="string">
            <text:p>0/0</text:p>
          </table:table-cell>
          <table:table-cell table:formula="of:=IF(OR(AND([.L995]=&quot;1/1&quot;;[.M995]=&quot;0/0&quot;);AND([.L995]=&quot;0/0&quot;;[.M99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76" calcext:value-type="float">
            <text:p>1196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A</text:p>
          </table:table-cell>
          <table:table-cell office:value-type="float" office:value="742.6" calcext:value-type="float">
            <text:p>742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92;ExcessHet=0;FS=3.197;MQ=60;MQRankSum=0;QD=30.5;ReadPosRankSum=-0.315;SOR=0.105;DP=3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8:20:30:750,0,30</text:p>
          </table:table-cell>
          <table:table-cell office:value-type="string" calcext:value-type="string">
            <text:p>0/0:9,0:9:27:0,27,396</text:p>
          </table:table-cell>
          <table:table-cell table:formula="of:=LEFT([.J996];3)" office:value-type="string" office:string-value="0/1" calcext:value-type="string">
            <text:p>0/1</text:p>
          </table:table-cell>
          <table:table-cell table:formula="of:=LEFT([.K996];3)" office:value-type="string" office:string-value="0/0" calcext:value-type="string">
            <text:p>0/0</text:p>
          </table:table-cell>
          <table:table-cell table:formula="of:=IF(OR(AND([.L996]=&quot;1/1&quot;;[.M996]=&quot;0/0&quot;);AND([.L996]=&quot;0/0&quot;;[.M99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77" calcext:value-type="float">
            <text:p>1196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42.64" calcext:value-type="float">
            <text:p>742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97;ExcessHet=0;FS=3.197;MQ=60;MQRankSum=0;QD=27.2;ReadPosRankSum=-0.441;SOR=0.105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8:20:30:750,0,30</text:p>
          </table:table-cell>
          <table:table-cell office:value-type="string" calcext:value-type="string">
            <text:p>0/0:9,0:9:27:0,27,330</text:p>
          </table:table-cell>
          <table:table-cell table:formula="of:=LEFT([.J997];3)" office:value-type="string" office:string-value="0/1" calcext:value-type="string">
            <text:p>0/1</text:p>
          </table:table-cell>
          <table:table-cell table:formula="of:=LEFT([.K997];3)" office:value-type="string" office:string-value="0/0" calcext:value-type="string">
            <text:p>0/0</text:p>
          </table:table-cell>
          <table:table-cell table:formula="of:=IF(OR(AND([.L997]=&quot;1/1&quot;;[.M997]=&quot;0/0&quot;);AND([.L997]=&quot;0/0&quot;;[.M99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696" calcext:value-type="float">
            <text:p>1196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91.64" calcext:value-type="float">
            <text:p>591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2.244;ExcessHet=0;FS=3.245;MQ=60;MQRankSum=0;QD=29.58;ReadPosRankSum=-0.568;SOR=0.473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8:20:20:599,0,20</text:p>
          </table:table-cell>
          <table:table-cell office:value-type="string" calcext:value-type="string">
            <text:p>0/0:9,0:9:27:0,27,337</text:p>
          </table:table-cell>
          <table:table-cell table:formula="of:=LEFT([.J998];3)" office:value-type="string" office:string-value="0/1" calcext:value-type="string">
            <text:p>0/1</text:p>
          </table:table-cell>
          <table:table-cell table:formula="of:=LEFT([.K998];3)" office:value-type="string" office:string-value="0/0" calcext:value-type="string">
            <text:p>0/0</text:p>
          </table:table-cell>
          <table:table-cell table:formula="of:=IF(OR(AND([.L998]=&quot;1/1&quot;;[.M998]=&quot;0/0&quot;);AND([.L998]=&quot;0/0&quot;;[.M99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723" calcext:value-type="float">
            <text:p>1197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21.97" calcext:value-type="float">
            <text:p>821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127;ExcessHet=0;FS=3.222;MQ=60;MQRankSum=0;QD=30.14;ReadPosRankSum=0;SOR=0.525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20:21:18:836,18,0</text:p>
          </table:table-cell>
          <table:table-cell office:value-type="string" calcext:value-type="string">
            <text:p>0/0:12,0:12:35:0,35,397</text:p>
          </table:table-cell>
          <table:table-cell table:formula="of:=LEFT([.J999];3)" office:value-type="string" office:string-value="1/1" calcext:value-type="string">
            <text:p>1/1</text:p>
          </table:table-cell>
          <table:table-cell table:formula="of:=LEFT([.K999];3)" office:value-type="string" office:string-value="0/0" calcext:value-type="string">
            <text:p>0/0</text:p>
          </table:table-cell>
          <table:table-cell table:formula="of:=IF(OR(AND([.L999]=&quot;1/1&quot;;[.M999]=&quot;0/0&quot;);AND([.L999]=&quot;0/0&quot;;[.M9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725" calcext:value-type="float">
            <text:p>1197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TA</text:p>
          </table:table-cell>
          <table:table-cell office:value-type="float" office:value="821.93" calcext:value-type="float">
            <text:p>821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16;ExcessHet=0;FS=3.222;MQ=60;MQRankSum=0;QD=28.06;ReadPosRankSum=0.435;SOR=0.525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20:21:18:836,18,0</text:p>
          </table:table-cell>
          <table:table-cell office:value-type="string" calcext:value-type="string">
            <text:p>0/0:12,0:12:36:0,36,540</text:p>
          </table:table-cell>
          <table:table-cell table:formula="of:=LEFT([.J1000];3)" office:value-type="string" office:string-value="1/1" calcext:value-type="string">
            <text:p>1/1</text:p>
          </table:table-cell>
          <table:table-cell table:formula="of:=LEFT([.K1000];3)" office:value-type="string" office:string-value="0/0" calcext:value-type="string">
            <text:p>0/0</text:p>
          </table:table-cell>
          <table:table-cell table:formula="of:=IF(OR(AND([.L1000]=&quot;1/1&quot;;[.M1000]=&quot;0/0&quot;);AND([.L1000]=&quot;0/0&quot;;[.M10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748" calcext:value-type="float">
            <text:p>1197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551.06" calcext:value-type="float">
            <text:p>5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44;SOR=1.609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565,48,0</text:p>
          </table:table-cell>
          <table:table-cell office:value-type="string" calcext:value-type="string">
            <text:p>0/0:11,0:11:32:0,32,360</text:p>
          </table:table-cell>
          <table:table-cell table:formula="of:=LEFT([.J1001];3)" office:value-type="string" office:string-value="1/1" calcext:value-type="string">
            <text:p>1/1</text:p>
          </table:table-cell>
          <table:table-cell table:formula="of:=LEFT([.K1001];3)" office:value-type="string" office:string-value="0/0" calcext:value-type="string">
            <text:p>0/0</text:p>
          </table:table-cell>
          <table:table-cell table:formula="of:=IF(OR(AND([.L1001]=&quot;1/1&quot;;[.M1001]=&quot;0/0&quot;);AND([.L1001]=&quot;0/0&quot;;[.M10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823" calcext:value-type="float">
            <text:p>1198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AGCAGAACACAGAA</text:p>
          </table:table-cell>
          <table:table-cell office:value-type="string" calcext:value-type="string">
            <text:p>T</text:p>
          </table:table-cell>
          <table:table-cell office:value-type="float" office:value="481.02" calcext:value-type="float">
            <text:p>48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7;SOR=0.859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1,0:11:33:0,33,495</text:p>
          </table:table-cell>
          <table:table-cell table:formula="of:=LEFT([.J1002];3)" office:value-type="string" office:string-value="1/1" calcext:value-type="string">
            <text:p>1/1</text:p>
          </table:table-cell>
          <table:table-cell table:formula="of:=LEFT([.K1002];3)" office:value-type="string" office:string-value="0/0" calcext:value-type="string">
            <text:p>0/0</text:p>
          </table:table-cell>
          <table:table-cell table:formula="of:=IF(OR(AND([.L1002]=&quot;1/1&quot;;[.M1002]=&quot;0/0&quot;);AND([.L1002]=&quot;0/0&quot;;[.M100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840" calcext:value-type="float">
            <text:p>1198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GCAAGAAGTCTTTTTG</text:p>
          </table:table-cell>
          <table:table-cell office:value-type="string" calcext:value-type="string">
            <text:p>C</text:p>
          </table:table-cell>
          <table:table-cell office:value-type="float" office:value="451.66" calcext:value-type="float">
            <text:p>451.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MQRankSum=0;QD=25.06;SOR=0.477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10,0:10:30:0,30,450</text:p>
          </table:table-cell>
          <table:table-cell table:formula="of:=LEFT([.J1003];3)" office:value-type="string" office:string-value="0/1" calcext:value-type="string">
            <text:p>0/1</text:p>
          </table:table-cell>
          <table:table-cell table:formula="of:=LEFT([.K1003];3)" office:value-type="string" office:string-value="0/0" calcext:value-type="string">
            <text:p>0/0</text:p>
          </table:table-cell>
          <table:table-cell table:formula="of:=IF(OR(AND([.L1003]=&quot;1/1&quot;;[.M1003]=&quot;0/0&quot;);AND([.L1003]=&quot;0/0&quot;;[.M100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882" calcext:value-type="float">
            <text:p>1198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69.06" calcext:value-type="float">
            <text:p>36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77;ExcessHet=0;FS=0;MQ=60;MQRankSum=0;QD=30.75;ReadPosRankSum=-0.872;SOR=0.293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0:376,0,0</text:p>
          </table:table-cell>
          <table:table-cell office:value-type="string" calcext:value-type="string">
            <text:p>0/0:11,0:11:32:0,32,358</text:p>
          </table:table-cell>
          <table:table-cell table:formula="of:=LEFT([.J1004];3)" office:value-type="string" office:string-value="0/1" calcext:value-type="string">
            <text:p>0/1</text:p>
          </table:table-cell>
          <table:table-cell table:formula="of:=LEFT([.K1004];3)" office:value-type="string" office:string-value="0/0" calcext:value-type="string">
            <text:p>0/0</text:p>
          </table:table-cell>
          <table:table-cell table:formula="of:=IF(OR(AND([.L1004]=&quot;1/1&quot;;[.M1004]=&quot;0/0&quot;);AND([.L1004]=&quot;0/0&quot;;[.M100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928" calcext:value-type="float">
            <text:p>1199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</text:p>
          </table:table-cell>
          <table:table-cell office:value-type="float" office:value="571.6" calcext:value-type="float">
            <text:p>571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03;ExcessHet=0;FS=0;MQ=60;MQRankSum=0;QD=33.62;ReadPosRankSum=0.568;SOR=0.551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14:17:84:579,0,84</text:p>
          </table:table-cell>
          <table:table-cell office:value-type="string" calcext:value-type="string">
            <text:p>0/0:9,0:9:27:0,27,324</text:p>
          </table:table-cell>
          <table:table-cell table:formula="of:=LEFT([.J1005];3)" office:value-type="string" office:string-value="0/1" calcext:value-type="string">
            <text:p>0/1</text:p>
          </table:table-cell>
          <table:table-cell table:formula="of:=LEFT([.K1005];3)" office:value-type="string" office:string-value="0/0" calcext:value-type="string">
            <text:p>0/0</text:p>
          </table:table-cell>
          <table:table-cell table:formula="of:=IF(OR(AND([.L1005]=&quot;1/1&quot;;[.M1005]=&quot;0/0&quot;);AND([.L1005]=&quot;0/0&quot;;[.M10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947" calcext:value-type="float">
            <text:p>1199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13.64" calcext:value-type="float">
            <text:p>61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0;MQ=60;MQRankSum=0;QD=34.09;ReadPosRankSum=1.067;SOR=0.446;DP=2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15:18:81:621,0,81</text:p>
          </table:table-cell>
          <table:table-cell office:value-type="string" calcext:value-type="string">
            <text:p>0/0:9,0:9:27:0,27,318</text:p>
          </table:table-cell>
          <table:table-cell table:formula="of:=LEFT([.J1006];3)" office:value-type="string" office:string-value="0/1" calcext:value-type="string">
            <text:p>0/1</text:p>
          </table:table-cell>
          <table:table-cell table:formula="of:=LEFT([.K1006];3)" office:value-type="string" office:string-value="0/0" calcext:value-type="string">
            <text:p>0/0</text:p>
          </table:table-cell>
          <table:table-cell table:formula="of:=IF(OR(AND([.L1006]=&quot;1/1&quot;;[.M1006]=&quot;0/0&quot;);AND([.L1006]=&quot;0/0&quot;;[.M100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964" calcext:value-type="float">
            <text:p>1199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16.64" calcext:value-type="float">
            <text:p>61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97;ExcessHet=0;FS=0;MQ=60;MQRankSum=0;QD=27.71;ReadPosRankSum=1.196;SOR=0.818;DP=2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5:17:39:624,0,39</text:p>
          </table:table-cell>
          <table:table-cell office:value-type="string" calcext:value-type="string">
            <text:p>0/0:11,0:11:33:0,33,418</text:p>
          </table:table-cell>
          <table:table-cell table:formula="of:=LEFT([.J1007];3)" office:value-type="string" office:string-value="0/1" calcext:value-type="string">
            <text:p>0/1</text:p>
          </table:table-cell>
          <table:table-cell table:formula="of:=LEFT([.K1007];3)" office:value-type="string" office:string-value="0/0" calcext:value-type="string">
            <text:p>0/0</text:p>
          </table:table-cell>
          <table:table-cell table:formula="of:=IF(OR(AND([.L1007]=&quot;1/1&quot;;[.M1007]=&quot;0/0&quot;);AND([.L1007]=&quot;0/0&quot;;[.M100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19978" calcext:value-type="float">
            <text:p>1199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ATGCCAT</text:p>
          </table:table-cell>
          <table:table-cell office:value-type="string" calcext:value-type="string">
            <text:p>G</text:p>
          </table:table-cell>
          <table:table-cell office:value-type="float" office:value="574.6" calcext:value-type="float">
            <text:p>574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22;ExcessHet=0;FS=0;MQ=60;MQRankSum=0;QD=35.68;ReadPosRankSum=2.042;SOR=0.693;DP=2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4:16:42:582,0,42</text:p>
          </table:table-cell>
          <table:table-cell office:value-type="string" calcext:value-type="string">
            <text:p>0/0:10,0:10:30:0,30,450</text:p>
          </table:table-cell>
          <table:table-cell table:formula="of:=LEFT([.J1008];3)" office:value-type="string" office:string-value="0/1" calcext:value-type="string">
            <text:p>0/1</text:p>
          </table:table-cell>
          <table:table-cell table:formula="of:=LEFT([.K1008];3)" office:value-type="string" office:string-value="0/0" calcext:value-type="string">
            <text:p>0/0</text:p>
          </table:table-cell>
          <table:table-cell table:formula="of:=IF(OR(AND([.L1008]=&quot;1/1&quot;;[.M1008]=&quot;0/0&quot;);AND([.L1008]=&quot;0/0&quot;;[.M100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053" calcext:value-type="float">
            <text:p>1200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39.04" calcext:value-type="float">
            <text:p>339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3;SOR=0.69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53,24,0</text:p>
          </table:table-cell>
          <table:table-cell office:value-type="string" calcext:value-type="string">
            <text:p>0/0:3,0:3:9:0,9,109</text:p>
          </table:table-cell>
          <table:table-cell table:formula="of:=LEFT([.J1009];3)" office:value-type="string" office:string-value="1/1" calcext:value-type="string">
            <text:p>1/1</text:p>
          </table:table-cell>
          <table:table-cell table:formula="of:=LEFT([.K1009];3)" office:value-type="string" office:string-value="0/0" calcext:value-type="string">
            <text:p>0/0</text:p>
          </table:table-cell>
          <table:table-cell table:formula="of:=IF(OR(AND([.L1009]=&quot;1/1&quot;;[.M1009]=&quot;0/0&quot;);AND([.L1009]=&quot;0/0&quot;;[.M100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059" calcext:value-type="float">
            <text:p>1200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CCCCCCCCCCCCCCACACACACACA</text:p>
          </table:table-cell>
          <table:table-cell office:value-type="string" calcext:value-type="string">
            <text:p>C</text:p>
          </table:table-cell>
          <table:table-cell office:value-type="float" office:value="384.01" calcext:value-type="float">
            <text:p>384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9;SOR=0.892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98,27,0</text:p>
          </table:table-cell>
          <table:table-cell office:value-type="string" calcext:value-type="string">
            <text:p>0/0:3,0:3:9:0,9,134</text:p>
          </table:table-cell>
          <table:table-cell table:formula="of:=LEFT([.J1010];3)" office:value-type="string" office:string-value="1/1" calcext:value-type="string">
            <text:p>1/1</text:p>
          </table:table-cell>
          <table:table-cell table:formula="of:=LEFT([.K1010];3)" office:value-type="string" office:string-value="0/0" calcext:value-type="string">
            <text:p>0/0</text:p>
          </table:table-cell>
          <table:table-cell table:formula="of:=IF(OR(AND([.L1010]=&quot;1/1&quot;;[.M1010]=&quot;0/0&quot;);AND([.L1010]=&quot;0/0&quot;;[.M10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088" calcext:value-type="float">
            <text:p>1200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23;SOR=0.892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3,0:3:9:0,9,109</text:p>
          </table:table-cell>
          <table:table-cell table:formula="of:=LEFT([.J1011];3)" office:value-type="string" office:string-value="1/1" calcext:value-type="string">
            <text:p>1/1</text:p>
          </table:table-cell>
          <table:table-cell table:formula="of:=LEFT([.K1011];3)" office:value-type="string" office:string-value="0/0" calcext:value-type="string">
            <text:p>0/0</text:p>
          </table:table-cell>
          <table:table-cell table:formula="of:=IF(OR(AND([.L1011]=&quot;1/1&quot;;[.M1011]=&quot;0/0&quot;);AND([.L1011]=&quot;0/0&quot;;[.M10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090" calcext:value-type="float">
            <text:p>1200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6.91;SOR=1.085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3,0:3:9:0,9,103</text:p>
          </table:table-cell>
          <table:table-cell table:formula="of:=LEFT([.J1012];3)" office:value-type="string" office:string-value="1/1" calcext:value-type="string">
            <text:p>1/1</text:p>
          </table:table-cell>
          <table:table-cell table:formula="of:=LEFT([.K1012];3)" office:value-type="string" office:string-value="0/0" calcext:value-type="string">
            <text:p>0/0</text:p>
          </table:table-cell>
          <table:table-cell table:formula="of:=IF(OR(AND([.L1012]=&quot;1/1&quot;;[.M1012]=&quot;0/0&quot;);AND([.L1012]=&quot;0/0&quot;;[.M101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093" calcext:value-type="float">
            <text:p>1200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T</text:p>
          </table:table-cell>
          <table:table-cell office:value-type="float" office:value="481.02" calcext:value-type="float">
            <text:p>48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2;SOR=1.27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3,0:3:9:0,9,135</text:p>
          </table:table-cell>
          <table:table-cell table:formula="of:=LEFT([.J1013];3)" office:value-type="string" office:string-value="1/1" calcext:value-type="string">
            <text:p>1/1</text:p>
          </table:table-cell>
          <table:table-cell table:formula="of:=LEFT([.K1013];3)" office:value-type="string" office:string-value="0/0" calcext:value-type="string">
            <text:p>0/0</text:p>
          </table:table-cell>
          <table:table-cell table:formula="of:=IF(OR(AND([.L1013]=&quot;1/1&quot;;[.M1013]=&quot;0/0&quot;);AND([.L1013]=&quot;0/0&quot;;[.M10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097" calcext:value-type="float">
            <text:p>1200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81.06" calcext:value-type="float">
            <text:p>48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7;SOR=1.27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3,0:3:9:0,9,109</text:p>
          </table:table-cell>
          <table:table-cell table:formula="of:=LEFT([.J1014];3)" office:value-type="string" office:string-value="1/1" calcext:value-type="string">
            <text:p>1/1</text:p>
          </table:table-cell>
          <table:table-cell table:formula="of:=LEFT([.K1014];3)" office:value-type="string" office:string-value="0/0" calcext:value-type="string">
            <text:p>0/0</text:p>
          </table:table-cell>
          <table:table-cell table:formula="of:=IF(OR(AND([.L1014]=&quot;1/1&quot;;[.M1014]=&quot;0/0&quot;);AND([.L1014]=&quot;0/0&quot;;[.M101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110" calcext:value-type="float">
            <text:p>1201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75.06" calcext:value-type="float">
            <text:p>47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6.09;SOR=1.27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89,33,0</text:p>
          </table:table-cell>
          <table:table-cell office:value-type="string" calcext:value-type="string">
            <text:p>0/0:5,0:5:15:0,15,183</text:p>
          </table:table-cell>
          <table:table-cell table:formula="of:=LEFT([.J1015];3)" office:value-type="string" office:string-value="1/1" calcext:value-type="string">
            <text:p>1/1</text:p>
          </table:table-cell>
          <table:table-cell table:formula="of:=LEFT([.K1015];3)" office:value-type="string" office:string-value="0/0" calcext:value-type="string">
            <text:p>0/0</text:p>
          </table:table-cell>
          <table:table-cell table:formula="of:=IF(OR(AND([.L1015]=&quot;1/1&quot;;[.M1015]=&quot;0/0&quot;);AND([.L1015]=&quot;0/0&quot;;[.M10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163" calcext:value-type="float">
            <text:p>1201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46.04" calcext:value-type="float">
            <text:p>346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22;SOR=1.86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5,0:5:15:0,15,186</text:p>
          </table:table-cell>
          <table:table-cell table:formula="of:=LEFT([.J1016];3)" office:value-type="string" office:string-value="1/1" calcext:value-type="string">
            <text:p>1/1</text:p>
          </table:table-cell>
          <table:table-cell table:formula="of:=LEFT([.K1016];3)" office:value-type="string" office:string-value="0/0" calcext:value-type="string">
            <text:p>0/0</text:p>
          </table:table-cell>
          <table:table-cell table:formula="of:=IF(OR(AND([.L1016]=&quot;1/1&quot;;[.M1016]=&quot;0/0&quot;);AND([.L1016]=&quot;0/0&quot;;[.M10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173" calcext:value-type="float">
            <text:p>1201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72;SOR=2.09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7,0:7:21:0,21,269</text:p>
          </table:table-cell>
          <table:table-cell table:formula="of:=LEFT([.J1017];3)" office:value-type="string" office:string-value="1/1" calcext:value-type="string">
            <text:p>1/1</text:p>
          </table:table-cell>
          <table:table-cell table:formula="of:=LEFT([.K1017];3)" office:value-type="string" office:string-value="0/0" calcext:value-type="string">
            <text:p>0/0</text:p>
          </table:table-cell>
          <table:table-cell table:formula="of:=IF(OR(AND([.L1017]=&quot;1/1&quot;;[.M1017]=&quot;0/0&quot;);AND([.L1017]=&quot;0/0&quot;;[.M10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180" calcext:value-type="float">
            <text:p>120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91.05" calcext:value-type="float">
            <text:p>39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7;SOR=2.0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7,0:7:21:0,21,262</text:p>
          </table:table-cell>
          <table:table-cell table:formula="of:=LEFT([.J1018];3)" office:value-type="string" office:string-value="1/1" calcext:value-type="string">
            <text:p>1/1</text:p>
          </table:table-cell>
          <table:table-cell table:formula="of:=LEFT([.K1018];3)" office:value-type="string" office:string-value="0/0" calcext:value-type="string">
            <text:p>0/0</text:p>
          </table:table-cell>
          <table:table-cell table:formula="of:=IF(OR(AND([.L1018]=&quot;1/1&quot;;[.M1018]=&quot;0/0&quot;);AND([.L1018]=&quot;0/0&quot;;[.M10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181" calcext:value-type="float">
            <text:p>1201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36.06" calcext:value-type="float">
            <text:p>4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78;SOR=2.303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50,30,0</text:p>
          </table:table-cell>
          <table:table-cell office:value-type="string" calcext:value-type="string">
            <text:p>0/0:7,0:7:21:0,21,248</text:p>
          </table:table-cell>
          <table:table-cell table:formula="of:=LEFT([.J1019];3)" office:value-type="string" office:string-value="1/1" calcext:value-type="string">
            <text:p>1/1</text:p>
          </table:table-cell>
          <table:table-cell table:formula="of:=LEFT([.K1019];3)" office:value-type="string" office:string-value="0/0" calcext:value-type="string">
            <text:p>0/0</text:p>
          </table:table-cell>
          <table:table-cell table:formula="of:=IF(OR(AND([.L1019]=&quot;1/1&quot;;[.M1019]=&quot;0/0&quot;);AND([.L1019]=&quot;0/0&quot;;[.M10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191" calcext:value-type="float">
            <text:p>120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04.67" calcext:value-type="float">
            <text:p>404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4;ExcessHet=0;FS=0;MQ=60;MQRankSum=0;QD=30.64;ReadPosRankSum=1.593;SOR=0.693;DP=1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412,0,12</text:p>
          </table:table-cell>
          <table:table-cell office:value-type="string" calcext:value-type="string">
            <text:p>0/0:8,0:8:24:0,24,297</text:p>
          </table:table-cell>
          <table:table-cell table:formula="of:=LEFT([.J1020];3)" office:value-type="string" office:string-value="0/1" calcext:value-type="string">
            <text:p>0/1</text:p>
          </table:table-cell>
          <table:table-cell table:formula="of:=LEFT([.K1020];3)" office:value-type="string" office:string-value="0/0" calcext:value-type="string">
            <text:p>0/0</text:p>
          </table:table-cell>
          <table:table-cell table:formula="of:=IF(OR(AND([.L1020]=&quot;1/1&quot;;[.M1020]=&quot;0/0&quot;);AND([.L1020]=&quot;0/0&quot;;[.M102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212" calcext:value-type="float">
            <text:p>1202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20.69" calcext:value-type="float">
            <text:p>420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89;ExcessHet=0;FS=0;MQ=60;MQRankSum=0;QD=35.32;ReadPosRankSum=-0.291;SOR=0.293;DP=1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28,0,9</text:p>
          </table:table-cell>
          <table:table-cell office:value-type="string" calcext:value-type="string">
            <text:p>0/0:7,0:7:21:0,21,265</text:p>
          </table:table-cell>
          <table:table-cell table:formula="of:=LEFT([.J1021];3)" office:value-type="string" office:string-value="0/1" calcext:value-type="string">
            <text:p>0/1</text:p>
          </table:table-cell>
          <table:table-cell table:formula="of:=LEFT([.K1021];3)" office:value-type="string" office:string-value="0/0" calcext:value-type="string">
            <text:p>0/0</text:p>
          </table:table-cell>
          <table:table-cell table:formula="of:=IF(OR(AND([.L1021]=&quot;1/1&quot;;[.M1021]=&quot;0/0&quot;);AND([.L1021]=&quot;0/0&quot;;[.M102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328" calcext:value-type="float">
            <text:p>120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60.06" calcext:value-type="float">
            <text:p>46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1;SOR=1.80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74,33,0</text:p>
          </table:table-cell>
          <table:table-cell office:value-type="string" calcext:value-type="string">
            <text:p>0/0:5,0:5:15:0,15,184</text:p>
          </table:table-cell>
          <table:table-cell table:formula="of:=LEFT([.J1022];3)" office:value-type="string" office:string-value="1/1" calcext:value-type="string">
            <text:p>1/1</text:p>
          </table:table-cell>
          <table:table-cell table:formula="of:=LEFT([.K1022];3)" office:value-type="string" office:string-value="0/0" calcext:value-type="string">
            <text:p>0/0</text:p>
          </table:table-cell>
          <table:table-cell table:formula="of:=IF(OR(AND([.L1022]=&quot;1/1&quot;;[.M1022]=&quot;0/0&quot;);AND([.L1022]=&quot;0/0&quot;;[.M102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337" calcext:value-type="float">
            <text:p>1203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CA</text:p>
          </table:table-cell>
          <table:table-cell office:value-type="string" calcext:value-type="string">
            <text:p>G</text:p>
          </table:table-cell>
          <table:table-cell office:value-type="float" office:value="505.02" calcext:value-type="float">
            <text:p>50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47;SOR=1.981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519,36,0</text:p>
          </table:table-cell>
          <table:table-cell office:value-type="string" calcext:value-type="string">
            <text:p>0/0:5,0:5:15:0,15,225</text:p>
          </table:table-cell>
          <table:table-cell table:formula="of:=LEFT([.J1023];3)" office:value-type="string" office:string-value="1/1" calcext:value-type="string">
            <text:p>1/1</text:p>
          </table:table-cell>
          <table:table-cell table:formula="of:=LEFT([.K1023];3)" office:value-type="string" office:string-value="0/0" calcext:value-type="string">
            <text:p>0/0</text:p>
          </table:table-cell>
          <table:table-cell table:formula="of:=IF(OR(AND([.L1023]=&quot;1/1&quot;;[.M1023]=&quot;0/0&quot;);AND([.L1023]=&quot;0/0&quot;;[.M10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396" calcext:value-type="float">
            <text:p>12039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AA</text:p>
          </table:table-cell>
          <table:table-cell office:value-type="string" calcext:value-type="string">
            <text:p>T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2;SOR=0.693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360,24,0</text:p>
          </table:table-cell>
          <table:table-cell office:value-type="string" calcext:value-type="string">
            <text:p>0/0:2,0:2:6:0,6,90</text:p>
          </table:table-cell>
          <table:table-cell table:formula="of:=LEFT([.J1024];3)" office:value-type="string" office:string-value="1/1" calcext:value-type="string">
            <text:p>1/1</text:p>
          </table:table-cell>
          <table:table-cell table:formula="of:=LEFT([.K1024];3)" office:value-type="string" office:string-value="0/0" calcext:value-type="string">
            <text:p>0/0</text:p>
          </table:table-cell>
          <table:table-cell table:formula="of:=IF(OR(AND([.L1024]=&quot;1/1&quot;;[.M1024]=&quot;0/0&quot;);AND([.L1024]=&quot;0/0&quot;;[.M102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412" calcext:value-type="float">
            <text:p>1204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19.06" calcext:value-type="float">
            <text:p>41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2;SOR=1.085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433,30,0</text:p>
          </table:table-cell>
          <table:table-cell office:value-type="string" calcext:value-type="string">
            <text:p>0/0:2,0:2:6:0,6,76</text:p>
          </table:table-cell>
          <table:table-cell table:formula="of:=LEFT([.J1025];3)" office:value-type="string" office:string-value="1/1" calcext:value-type="string">
            <text:p>1/1</text:p>
          </table:table-cell>
          <table:table-cell table:formula="of:=LEFT([.K1025];3)" office:value-type="string" office:string-value="0/0" calcext:value-type="string">
            <text:p>0/0</text:p>
          </table:table-cell>
          <table:table-cell table:formula="of:=IF(OR(AND([.L1025]=&quot;1/1&quot;;[.M1025]=&quot;0/0&quot;);AND([.L1025]=&quot;0/0&quot;;[.M102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732" calcext:value-type="float">
            <text:p>12073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674.06" calcext:value-type="float">
            <text:p>67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68;SOR=1.022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9:19:57:688,57,0</text:p>
          </table:table-cell>
          <table:table-cell office:value-type="string" calcext:value-type="string">
            <text:p>0/0:4,0:4:12:0,12,110</text:p>
          </table:table-cell>
          <table:table-cell table:formula="of:=LEFT([.J1026];3)" office:value-type="string" office:string-value="1/1" calcext:value-type="string">
            <text:p>1/1</text:p>
          </table:table-cell>
          <table:table-cell table:formula="of:=LEFT([.K1026];3)" office:value-type="string" office:string-value="0/0" calcext:value-type="string">
            <text:p>0/0</text:p>
          </table:table-cell>
          <table:table-cell table:formula="of:=IF(OR(AND([.L1026]=&quot;1/1&quot;;[.M1026]=&quot;0/0&quot;);AND([.L1026]=&quot;0/0&quot;;[.M102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762" calcext:value-type="float">
            <text:p>1207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3;SOR=0.818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4,0:4:12:0,12,153</text:p>
          </table:table-cell>
          <table:table-cell table:formula="of:=LEFT([.J1027];3)" office:value-type="string" office:string-value="1/1" calcext:value-type="string">
            <text:p>1/1</text:p>
          </table:table-cell>
          <table:table-cell table:formula="of:=LEFT([.K1027];3)" office:value-type="string" office:string-value="0/0" calcext:value-type="string">
            <text:p>0/0</text:p>
          </table:table-cell>
          <table:table-cell table:formula="of:=IF(OR(AND([.L1027]=&quot;1/1&quot;;[.M1027]=&quot;0/0&quot;);AND([.L1027]=&quot;0/0&quot;;[.M102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763" calcext:value-type="float">
            <text:p>1207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61.06" calcext:value-type="float">
            <text:p>6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5;SOR=0.818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675,45,0</text:p>
          </table:table-cell>
          <table:table-cell office:value-type="string" calcext:value-type="string">
            <text:p>0/0:4,0:4:12:0,12,142</text:p>
          </table:table-cell>
          <table:table-cell table:formula="of:=LEFT([.J1028];3)" office:value-type="string" office:string-value="1/1" calcext:value-type="string">
            <text:p>1/1</text:p>
          </table:table-cell>
          <table:table-cell table:formula="of:=LEFT([.K1028];3)" office:value-type="string" office:string-value="0/0" calcext:value-type="string">
            <text:p>0/0</text:p>
          </table:table-cell>
          <table:table-cell table:formula="of:=IF(OR(AND([.L1028]=&quot;1/1&quot;;[.M1028]=&quot;0/0&quot;);AND([.L1028]=&quot;0/0&quot;;[.M10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777" calcext:value-type="float">
            <text:p>1207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25.06" calcext:value-type="float">
            <text:p>42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21;SOR=0.693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39,36,0</text:p>
          </table:table-cell>
          <table:table-cell office:value-type="string" calcext:value-type="string">
            <text:p>0/0:4,0:4:12:0,12,147</text:p>
          </table:table-cell>
          <table:table-cell table:formula="of:=LEFT([.J1029];3)" office:value-type="string" office:string-value="1/1" calcext:value-type="string">
            <text:p>1/1</text:p>
          </table:table-cell>
          <table:table-cell table:formula="of:=LEFT([.K1029];3)" office:value-type="string" office:string-value="0/0" calcext:value-type="string">
            <text:p>0/0</text:p>
          </table:table-cell>
          <table:table-cell table:formula="of:=IF(OR(AND([.L1029]=&quot;1/1&quot;;[.M1029]=&quot;0/0&quot;);AND([.L1029]=&quot;0/0&quot;;[.M10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0899" calcext:value-type="float">
            <text:p>1208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1.06" calcext:value-type="float">
            <text:p>40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42;SOR=2.67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15,36,0</text:p>
          </table:table-cell>
          <table:table-cell office:value-type="string" calcext:value-type="string">
            <text:p>0/0:6,0:6:18:0,18,203</text:p>
          </table:table-cell>
          <table:table-cell table:formula="of:=LEFT([.J1030];3)" office:value-type="string" office:string-value="1/1" calcext:value-type="string">
            <text:p>1/1</text:p>
          </table:table-cell>
          <table:table-cell table:formula="of:=LEFT([.K1030];3)" office:value-type="string" office:string-value="0/0" calcext:value-type="string">
            <text:p>0/0</text:p>
          </table:table-cell>
          <table:table-cell table:formula="of:=IF(OR(AND([.L1030]=&quot;1/1&quot;;[.M1030]=&quot;0/0&quot;);AND([.L1030]=&quot;0/0&quot;;[.M10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1003" calcext:value-type="float">
            <text:p>1210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TTGTGAGTTGTGACCTTTTTAGATAAAGAGAGTTTT</text:p>
          </table:table-cell>
          <table:table-cell office:value-type="float" office:value="477.02" calcext:value-type="float">
            <text:p>477.02</text:p>
          </table:table-cell>
          <table:table-cell office:value-type="string" calcext:value-type="string">
            <text:p>LowQual;QD_filter</text:p>
          </table:table-cell>
          <table:table-cell office:value-type="string" calcext:value-type="string">
            <text:p>ExcessHet=0;FS=0;MQ=60;QD=28.83;SOR=1.27;BaseQRankSum=-0.967;MQRankSum=0;ReadPosRankSum=0;DP=19;AF=0.5;MLEAC=1;MLEAF=0.5;AN=4;AC=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1:491,31,0</text:p>
          </table:table-cell>
          <table:table-cell office:value-type="string" calcext:value-type="string">
            <text:p>0/1:2,1:3:36:36,0,81</text:p>
          </table:table-cell>
          <table:table-cell table:formula="of:=LEFT([.J1031];3)" office:value-type="string" office:string-value="1/1" calcext:value-type="string">
            <text:p>1/1</text:p>
          </table:table-cell>
          <table:table-cell table:formula="of:=LEFT([.K1031];3)" office:value-type="string" office:string-value="0/1" calcext:value-type="string">
            <text:p>0/1</text:p>
          </table:table-cell>
          <table:table-cell table:formula="of:=IF(OR(AND([.L1031]=&quot;1/1&quot;;[.M1031]=&quot;0/0&quot;);AND([.L1031]=&quot;0/0&quot;;[.M10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1297" calcext:value-type="float">
            <text:p>1212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5.32" calcext:value-type="float">
            <text:p>55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6;SOR=0.69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67,6,0</text:p>
          </table:table-cell>
          <table:table-cell office:value-type="string" calcext:value-type="string">
            <text:p>0/0:8,0:8:24:0,24,294</text:p>
          </table:table-cell>
          <table:table-cell table:formula="of:=LEFT([.J1032];3)" office:value-type="string" office:string-value="1/1" calcext:value-type="string">
            <text:p>1/1</text:p>
          </table:table-cell>
          <table:table-cell table:formula="of:=LEFT([.K1032];3)" office:value-type="string" office:string-value="0/0" calcext:value-type="string">
            <text:p>0/0</text:p>
          </table:table-cell>
          <table:table-cell table:formula="of:=IF(OR(AND([.L1032]=&quot;1/1&quot;;[.M1032]=&quot;0/0&quot;);AND([.L1032]=&quot;0/0&quot;;[.M103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1360" calcext:value-type="float">
            <text:p>1213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GGCGTC</text:p>
          </table:table-cell>
          <table:table-cell office:value-type="float" office:value="106.6" calcext:value-type="float">
            <text:p>106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0;MQ=60;MQRankSum=0;QD=26.65;ReadPosRankSum=0.674;SOR=1.609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3:4:33:114,0,33</text:p>
          </table:table-cell>
          <table:table-cell office:value-type="string" calcext:value-type="string">
            <text:p>0/0:7,0:7:21:0,21,296</text:p>
          </table:table-cell>
          <table:table-cell table:formula="of:=LEFT([.J1033];3)" office:value-type="string" office:string-value="0/1" calcext:value-type="string">
            <text:p>0/1</text:p>
          </table:table-cell>
          <table:table-cell table:formula="of:=LEFT([.K1033];3)" office:value-type="string" office:string-value="0/0" calcext:value-type="string">
            <text:p>0/0</text:p>
          </table:table-cell>
          <table:table-cell table:formula="of:=IF(OR(AND([.L1033]=&quot;1/1&quot;;[.M1033]=&quot;0/0&quot;);AND([.L1033]=&quot;0/0&quot;;[.M103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5933" calcext:value-type="float">
            <text:p>1259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1.64" calcext:value-type="float">
            <text:p>3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422;ExcessHet=0;FS=0;MQ=60;MQRankSum=0;QD=2.88;ReadPosRankSum=0.23;SOR=0.527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9,2:11:39:39,0,297</text:p>
          </table:table-cell>
          <table:table-cell office:value-type="string" calcext:value-type="string">
            <text:p>./.:.:.:.:.</text:p>
          </table:table-cell>
          <table:table-cell table:formula="of:=LEFT([.J1034];3)" office:value-type="string" office:string-value="0/1" calcext:value-type="string">
            <text:p>0/1</text:p>
          </table:table-cell>
          <table:table-cell table:formula="of:=LEFT([.K1034];3)" office:value-type="string" office:string-value="./." calcext:value-type="string">
            <text:p>./.</text:p>
          </table:table-cell>
          <table:table-cell table:formula="of:=IF(OR(AND([.L1034]=&quot;1/1&quot;;[.M1034]=&quot;0/0&quot;);AND([.L1034]=&quot;0/0&quot;;[.M103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6154" calcext:value-type="float">
            <text:p>1261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08;ExcessHet=0;FS=15.441;MQ=60;MQRankSum=0;QD=11.38;ReadPosRankSum=1.579;SOR=2.775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3:7:87:87,0,113</text:p>
          </table:table-cell>
          <table:table-cell table:formula="of:=LEFT([.J1035];3)" office:value-type="string" office:string-value="./." calcext:value-type="string">
            <text:p>./.</text:p>
          </table:table-cell>
          <table:table-cell table:formula="of:=LEFT([.K1035];3)" office:value-type="string" office:string-value="0/1" calcext:value-type="string">
            <text:p>0/1</text:p>
          </table:table-cell>
          <table:table-cell table:formula="of:=IF(OR(AND([.L1035]=&quot;1/1&quot;;[.M1035]=&quot;0/0&quot;);AND([.L1035]=&quot;0/0&quot;;[.M103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9190" calcext:value-type="float">
            <text:p>1291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TGGC</text:p>
          </table:table-cell>
          <table:table-cell office:value-type="float" office:value="76.6" calcext:value-type="float">
            <text:p>76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284;ExcessHet=0;FS=2.392;MQ=60;MQRankSum=0;QD=4.51;ReadPosRankSum=2.085;SOR=1.049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4,3:17:84:84,0,570</text:p>
          </table:table-cell>
          <table:table-cell office:value-type="string" calcext:value-type="string">
            <text:p>./.:.:.:.:.</text:p>
          </table:table-cell>
          <table:table-cell table:formula="of:=LEFT([.J1036];3)" office:value-type="string" office:string-value="0/1" calcext:value-type="string">
            <text:p>0/1</text:p>
          </table:table-cell>
          <table:table-cell table:formula="of:=LEFT([.K1036];3)" office:value-type="string" office:string-value="./." calcext:value-type="string">
            <text:p>./.</text:p>
          </table:table-cell>
          <table:table-cell table:formula="of:=IF(OR(AND([.L1036]=&quot;1/1&quot;;[.M1036]=&quot;0/0&quot;);AND([.L1036]=&quot;0/0&quot;;[.M103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9192" calcext:value-type="float">
            <text:p>129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865;ExcessHet=0;FS=2.392;MQ=60;MQRankSum=0;QD=4.51;ReadPosRankSum=2.356;SOR=1.049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4,3:17:84:84,0,570</text:p>
          </table:table-cell>
          <table:table-cell office:value-type="string" calcext:value-type="string">
            <text:p>./.:.:.:.:.</text:p>
          </table:table-cell>
          <table:table-cell table:formula="of:=LEFT([.J1037];3)" office:value-type="string" office:string-value="0/1" calcext:value-type="string">
            <text:p>0/1</text:p>
          </table:table-cell>
          <table:table-cell table:formula="of:=LEFT([.K1037];3)" office:value-type="string" office:string-value="./." calcext:value-type="string">
            <text:p>./.</text:p>
          </table:table-cell>
          <table:table-cell table:formula="of:=IF(OR(AND([.L1037]=&quot;1/1&quot;;[.M1037]=&quot;0/0&quot;);AND([.L1037]=&quot;0/0&quot;;[.M103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29199" calcext:value-type="float">
            <text:p>129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A</text:p>
          </table:table-cell>
          <table:table-cell office:value-type="string" calcext:value-type="string">
            <text:p>T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42;ExcessHet=0;FS=0;MQ=60;MQRankSum=0;QD=4.98;ReadPosRankSum=1.816;SOR=1.104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3,3:16:87:87,0,537</text:p>
          </table:table-cell>
          <table:table-cell office:value-type="string" calcext:value-type="string">
            <text:p>./.:.:.:.:.</text:p>
          </table:table-cell>
          <table:table-cell table:formula="of:=LEFT([.J1038];3)" office:value-type="string" office:string-value="0/1" calcext:value-type="string">
            <text:p>0/1</text:p>
          </table:table-cell>
          <table:table-cell table:formula="of:=LEFT([.K1038];3)" office:value-type="string" office:string-value="./." calcext:value-type="string">
            <text:p>./.</text:p>
          </table:table-cell>
          <table:table-cell table:formula="of:=IF(OR(AND([.L1038]=&quot;1/1&quot;;[.M1038]=&quot;0/0&quot;);AND([.L1038]=&quot;0/0&quot;;[.M103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30728" calcext:value-type="float">
            <text:p>1307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6.64" calcext:value-type="float">
            <text:p>13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227;ExcessHet=0;FS=3.09;MQ=42.64;MQRankSum=-0.901;QD=11.39;ReadPosRankSum=-0.243;SOR=2.494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4:12:99:144,0,311</text:p>
          </table:table-cell>
          <table:table-cell office:value-type="string" calcext:value-type="string">
            <text:p>./.:.:.:.:.</text:p>
          </table:table-cell>
          <table:table-cell table:formula="of:=LEFT([.J1039];3)" office:value-type="string" office:string-value="0/1" calcext:value-type="string">
            <text:p>0/1</text:p>
          </table:table-cell>
          <table:table-cell table:formula="of:=LEFT([.K1039];3)" office:value-type="string" office:string-value="./." calcext:value-type="string">
            <text:p>./.</text:p>
          </table:table-cell>
          <table:table-cell table:formula="of:=IF(OR(AND([.L1039]=&quot;1/1&quot;;[.M1039]=&quot;0/0&quot;);AND([.L1039]=&quot;0/0&quot;;[.M103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30730" calcext:value-type="float">
            <text:p>1307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36.64" calcext:value-type="float">
            <text:p>13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728;ExcessHet=0;FS=3.09;MQ=42.64;MQRankSum=-0.901;QD=11.39;ReadPosRankSum=-0.733;SOR=2.494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4:12:99:144,0,311</text:p>
          </table:table-cell>
          <table:table-cell office:value-type="string" calcext:value-type="string">
            <text:p>./.:.:.:.:.</text:p>
          </table:table-cell>
          <table:table-cell table:formula="of:=LEFT([.J1040];3)" office:value-type="string" office:string-value="0/1" calcext:value-type="string">
            <text:p>0/1</text:p>
          </table:table-cell>
          <table:table-cell table:formula="of:=LEFT([.K1040];3)" office:value-type="string" office:string-value="./." calcext:value-type="string">
            <text:p>./.</text:p>
          </table:table-cell>
          <table:table-cell table:formula="of:=IF(OR(AND([.L1040]=&quot;1/1&quot;;[.M1040]=&quot;0/0&quot;);AND([.L1040]=&quot;0/0&quot;;[.M10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33558" calcext:value-type="float">
            <text:p>1335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0.64" calcext:value-type="float">
            <text:p>430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74;ExcessHet=0;FS=0;MQ=60;MQRankSum=0;QD=28.71;ReadPosRankSum=-1.872;SOR=1.609;DP=3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3:15:30:438,0,30</text:p>
          </table:table-cell>
          <table:table-cell office:value-type="string" calcext:value-type="string">
            <text:p>0/0:14,0:14:42:0,42,532</text:p>
          </table:table-cell>
          <table:table-cell table:formula="of:=LEFT([.J1041];3)" office:value-type="string" office:string-value="0/1" calcext:value-type="string">
            <text:p>0/1</text:p>
          </table:table-cell>
          <table:table-cell table:formula="of:=LEFT([.K1041];3)" office:value-type="string" office:string-value="0/0" calcext:value-type="string">
            <text:p>0/0</text:p>
          </table:table-cell>
          <table:table-cell table:formula="of:=IF(OR(AND([.L1041]=&quot;1/1&quot;;[.M1041]=&quot;0/0&quot;);AND([.L1041]=&quot;0/0&quot;;[.M10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35646" calcext:value-type="float">
            <text:p>1356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36.06" calcext:value-type="float">
            <text:p>33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1;SOR=1.085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0,30,0</text:p>
          </table:table-cell>
          <table:table-cell office:value-type="string" calcext:value-type="string">
            <text:p>0/0:5,0:5:15:0,15,157</text:p>
          </table:table-cell>
          <table:table-cell table:formula="of:=LEFT([.J1042];3)" office:value-type="string" office:string-value="1/1" calcext:value-type="string">
            <text:p>1/1</text:p>
          </table:table-cell>
          <table:table-cell table:formula="of:=LEFT([.K1042];3)" office:value-type="string" office:string-value="0/0" calcext:value-type="string">
            <text:p>0/0</text:p>
          </table:table-cell>
          <table:table-cell table:formula="of:=IF(OR(AND([.L1042]=&quot;1/1&quot;;[.M1042]=&quot;0/0&quot;);AND([.L1042]=&quot;0/0&quot;;[.M104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41552" calcext:value-type="float">
            <text:p>1415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07.06" calcext:value-type="float">
            <text:p>50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9;SOR=0.976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21,42,0</text:p>
          </table:table-cell>
          <table:table-cell office:value-type="string" calcext:value-type="string">
            <text:p>0/0:13,0:13:39:0,39,476</text:p>
          </table:table-cell>
          <table:table-cell table:formula="of:=LEFT([.J1043];3)" office:value-type="string" office:string-value="1/1" calcext:value-type="string">
            <text:p>1/1</text:p>
          </table:table-cell>
          <table:table-cell table:formula="of:=LEFT([.K1043];3)" office:value-type="string" office:string-value="0/0" calcext:value-type="string">
            <text:p>0/0</text:p>
          </table:table-cell>
          <table:table-cell table:formula="of:=IF(OR(AND([.L1043]=&quot;1/1&quot;;[.M1043]=&quot;0/0&quot;);AND([.L1043]=&quot;0/0&quot;;[.M104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46890" calcext:value-type="float">
            <text:p>14689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452.06" calcext:value-type="float">
            <text:p>45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7;SOR=1.609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66,39,0</text:p>
          </table:table-cell>
          <table:table-cell office:value-type="string" calcext:value-type="string">
            <text:p>0/0:15,0:15:45:0,45,563</text:p>
          </table:table-cell>
          <table:table-cell table:formula="of:=LEFT([.J1044];3)" office:value-type="string" office:string-value="1/1" calcext:value-type="string">
            <text:p>1/1</text:p>
          </table:table-cell>
          <table:table-cell table:formula="of:=LEFT([.K1044];3)" office:value-type="string" office:string-value="0/0" calcext:value-type="string">
            <text:p>0/0</text:p>
          </table:table-cell>
          <table:table-cell table:formula="of:=IF(OR(AND([.L1044]=&quot;1/1&quot;;[.M1044]=&quot;0/0&quot;);AND([.L1044]=&quot;0/0&quot;;[.M104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1453" calcext:value-type="float">
            <text:p>1514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79.06" calcext:value-type="float">
            <text:p>47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7;SOR=3.767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93,39,0</text:p>
          </table:table-cell>
          <table:table-cell office:value-type="string" calcext:value-type="string">
            <text:p>0/0:3,0:3:9:0,9,106</text:p>
          </table:table-cell>
          <table:table-cell table:formula="of:=LEFT([.J1045];3)" office:value-type="string" office:string-value="1/1" calcext:value-type="string">
            <text:p>1/1</text:p>
          </table:table-cell>
          <table:table-cell table:formula="of:=LEFT([.K1045];3)" office:value-type="string" office:string-value="0/0" calcext:value-type="string">
            <text:p>0/0</text:p>
          </table:table-cell>
          <table:table-cell table:formula="of:=IF(OR(AND([.L1045]=&quot;1/1&quot;;[.M1045]=&quot;0/0&quot;);AND([.L1045]=&quot;0/0&quot;;[.M104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1560" calcext:value-type="float">
            <text:p>1515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A</text:p>
          </table:table-cell>
          <table:table-cell office:value-type="float" office:value="232.98" calcext:value-type="float">
            <text:p>232.98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60;QD=33.28;SOR=4.174;DP=8;AF=1;MLEAC=0;MLEAF=nan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47,21,0</text:p>
          </table:table-cell>
          <table:table-cell office:value-type="string" calcext:value-type="string">
            <text:p>./.:.:.:.:0,0,0</text:p>
          </table:table-cell>
          <table:table-cell table:formula="of:=LEFT([.J1046];3)" office:value-type="string" office:string-value="1/1" calcext:value-type="string">
            <text:p>1/1</text:p>
          </table:table-cell>
          <table:table-cell table:formula="of:=LEFT([.K1046];3)" office:value-type="string" office:string-value="./." calcext:value-type="string">
            <text:p>./.</text:p>
          </table:table-cell>
          <table:table-cell table:formula="of:=IF(OR(AND([.L1046]=&quot;1/1&quot;;[.M1046]=&quot;0/0&quot;);AND([.L1046]=&quot;0/0&quot;;[.M104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2634" calcext:value-type="float">
            <text:p>1526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58.64" calcext:value-type="float">
            <text:p>5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224;ExcessHet=0;FS=11.69;MQ=60;MQRankSum=0;QD=2.55;ReadPosRankSum=0.183;SOR=2.793;DP=2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0,3:23:66:66,0,831</text:p>
          </table:table-cell>
          <table:table-cell office:value-type="string" calcext:value-type="string">
            <text:p>./.:.:.:.:.</text:p>
          </table:table-cell>
          <table:table-cell table:formula="of:=LEFT([.J1047];3)" office:value-type="string" office:string-value="0/1" calcext:value-type="string">
            <text:p>0/1</text:p>
          </table:table-cell>
          <table:table-cell table:formula="of:=LEFT([.K1047];3)" office:value-type="string" office:string-value="./." calcext:value-type="string">
            <text:p>./.</text:p>
          </table:table-cell>
          <table:table-cell table:formula="of:=IF(OR(AND([.L1047]=&quot;1/1&quot;;[.M1047]=&quot;0/0&quot;);AND([.L1047]=&quot;0/0&quot;;[.M104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2635" calcext:value-type="float">
            <text:p>1526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8.64" calcext:value-type="float">
            <text:p>5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647;ExcessHet=0;FS=11.69;MQ=60;MQRankSum=0;QD=2.55;ReadPosRankSum=0.137;SOR=2.793;DP=2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0,3:23:66:66,0,831</text:p>
          </table:table-cell>
          <table:table-cell office:value-type="string" calcext:value-type="string">
            <text:p>./.:.:.:.:.</text:p>
          </table:table-cell>
          <table:table-cell table:formula="of:=LEFT([.J1048];3)" office:value-type="string" office:string-value="0/1" calcext:value-type="string">
            <text:p>0/1</text:p>
          </table:table-cell>
          <table:table-cell table:formula="of:=LEFT([.K1048];3)" office:value-type="string" office:string-value="./." calcext:value-type="string">
            <text:p>./.</text:p>
          </table:table-cell>
          <table:table-cell table:formula="of:=IF(OR(AND([.L1048]=&quot;1/1&quot;;[.M1048]=&quot;0/0&quot;);AND([.L1048]=&quot;0/0&quot;;[.M104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52653" calcext:value-type="float">
            <text:p>1526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6.64" calcext:value-type="float">
            <text:p>3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108;ExcessHet=0;FS=11.083;MQ=60;MQRankSum=0;QD=1.67;ReadPosRankSum=0.766;SOR=2.796;DP=2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9,3:22:44:44,0,634</text:p>
          </table:table-cell>
          <table:table-cell office:value-type="string" calcext:value-type="string">
            <text:p>./.:.:.:.:.</text:p>
          </table:table-cell>
          <table:table-cell table:formula="of:=LEFT([.J1049];3)" office:value-type="string" office:string-value="0/1" calcext:value-type="string">
            <text:p>0/1</text:p>
          </table:table-cell>
          <table:table-cell table:formula="of:=LEFT([.K1049];3)" office:value-type="string" office:string-value="./." calcext:value-type="string">
            <text:p>./.</text:p>
          </table:table-cell>
          <table:table-cell table:formula="of:=IF(OR(AND([.L1049]=&quot;1/1&quot;;[.M1049]=&quot;0/0&quot;);AND([.L1049]=&quot;0/0&quot;;[.M104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64741" calcext:value-type="float">
            <text:p>16474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</text:p>
          </table:table-cell>
          <table:table-cell office:value-type="float" office:value="217.93" calcext:value-type="float">
            <text:p>217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96;QD=29.04;SOR=3.912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32,18,0</text:p>
          </table:table-cell>
          <table:table-cell office:value-type="string" calcext:value-type="string">
            <text:p>0/0:5,0:5:15:0,15,191</text:p>
          </table:table-cell>
          <table:table-cell table:formula="of:=LEFT([.J1050];3)" office:value-type="string" office:string-value="1/1" calcext:value-type="string">
            <text:p>1/1</text:p>
          </table:table-cell>
          <table:table-cell table:formula="of:=LEFT([.K1050];3)" office:value-type="string" office:string-value="0/0" calcext:value-type="string">
            <text:p>0/0</text:p>
          </table:table-cell>
          <table:table-cell table:formula="of:=IF(OR(AND([.L1050]=&quot;1/1&quot;;[.M1050]=&quot;0/0&quot;);AND([.L1050]=&quot;0/0&quot;;[.M10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76826" calcext:value-type="float">
            <text:p>1768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float" office:value="298.64" calcext:value-type="float">
            <text:p>29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093;ExcessHet=0;FS=3.136;MQ=60;MQRankSum=0;QD=19.91;ReadPosRankSum=2.299;SOR=0.136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3:15:11:306,0,11</text:p>
          </table:table-cell>
          <table:table-cell office:value-type="string" calcext:value-type="string">
            <text:p>./.:.:.:.:.</text:p>
          </table:table-cell>
          <table:table-cell table:formula="of:=LEFT([.J1051];3)" office:value-type="string" office:string-value="0/1" calcext:value-type="string">
            <text:p>0/1</text:p>
          </table:table-cell>
          <table:table-cell table:formula="of:=LEFT([.K1051];3)" office:value-type="string" office:string-value="./." calcext:value-type="string">
            <text:p>./.</text:p>
          </table:table-cell>
          <table:table-cell table:formula="of:=IF(OR(AND([.L1051]=&quot;1/1&quot;;[.M1051]=&quot;0/0&quot;);AND([.L1051]=&quot;0/0&quot;;[.M105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79255" calcext:value-type="float">
            <text:p>1792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AAACGT</text:p>
          </table:table-cell>
          <table:table-cell office:value-type="float" office:value="481.71" calcext:value-type="float">
            <text:p>481.7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589;ExcessHet=0;FS=0;MQ=60;MQRankSum=0;QD=33.75;ReadPosRankSum=-0.544;SOR=0.368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6:489,0,6</text:p>
          </table:table-cell>
          <table:table-cell office:value-type="string" calcext:value-type="string">
            <text:p>0/0:8,0:8:24:0,24,360</text:p>
          </table:table-cell>
          <table:table-cell table:formula="of:=LEFT([.J1052];3)" office:value-type="string" office:string-value="0/1" calcext:value-type="string">
            <text:p>0/1</text:p>
          </table:table-cell>
          <table:table-cell table:formula="of:=LEFT([.K1052];3)" office:value-type="string" office:string-value="0/0" calcext:value-type="string">
            <text:p>0/0</text:p>
          </table:table-cell>
          <table:table-cell table:formula="of:=IF(OR(AND([.L1052]=&quot;1/1&quot;;[.M1052]=&quot;0/0&quot;);AND([.L1052]=&quot;0/0&quot;;[.M105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0483" calcext:value-type="float">
            <text:p>1804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</text:p>
          </table:table-cell>
          <table:table-cell office:value-type="float" office:value="217.27" calcext:value-type="float">
            <text:p>217.2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85;ExcessHet=0;FS=3.979;MQ=60;MQRankSum=0;QD=21.73;ReadPosRankSum=0.674;SOR=1.198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9:10:2:226,2,0</text:p>
          </table:table-cell>
          <table:table-cell office:value-type="string" calcext:value-type="string">
            <text:p>0/0:1,0:1:3:0,3,28</text:p>
          </table:table-cell>
          <table:table-cell table:formula="of:=LEFT([.J1053];3)" office:value-type="string" office:string-value="1/1" calcext:value-type="string">
            <text:p>1/1</text:p>
          </table:table-cell>
          <table:table-cell table:formula="of:=LEFT([.K1053];3)" office:value-type="string" office:string-value="0/0" calcext:value-type="string">
            <text:p>0/0</text:p>
          </table:table-cell>
          <table:table-cell table:formula="of:=IF(OR(AND([.L1053]=&quot;1/1&quot;;[.M1053]=&quot;0/0&quot;);AND([.L1053]=&quot;0/0&quot;;[.M105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0788" calcext:value-type="float">
            <text:p>1807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23.64" calcext:value-type="float">
            <text:p>223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4;ExcessHet=0;FS=14.771;MQ=60;MQRankSum=0;QD=22.36;ReadPosRankSum=-2.241;SOR=2.511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7:10:75:231,0,75</text:p>
          </table:table-cell>
          <table:table-cell office:value-type="string" calcext:value-type="string">
            <text:p>0/0:6,0:6:18:0,18,223</text:p>
          </table:table-cell>
          <table:table-cell table:formula="of:=LEFT([.J1054];3)" office:value-type="string" office:string-value="0/1" calcext:value-type="string">
            <text:p>0/1</text:p>
          </table:table-cell>
          <table:table-cell table:formula="of:=LEFT([.K1054];3)" office:value-type="string" office:string-value="0/0" calcext:value-type="string">
            <text:p>0/0</text:p>
          </table:table-cell>
          <table:table-cell table:formula="of:=IF(OR(AND([.L1054]=&quot;1/1&quot;;[.M1054]=&quot;0/0&quot;);AND([.L1054]=&quot;0/0&quot;;[.M105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233" calcext:value-type="float">
            <text:p>1812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51.64" calcext:value-type="float">
            <text:p>15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921;ExcessHet=0;FS=20.434;MQ=60;MQRankSum=0;QD=8.42;ReadPosRankSum=1.453;SOR=3.895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2,6:18:99:159,0,401</text:p>
          </table:table-cell>
          <table:table-cell table:formula="of:=LEFT([.J1055];3)" office:value-type="string" office:string-value="./." calcext:value-type="string">
            <text:p>./.</text:p>
          </table:table-cell>
          <table:table-cell table:formula="of:=LEFT([.K1055];3)" office:value-type="string" office:string-value="0/1" calcext:value-type="string">
            <text:p>0/1</text:p>
          </table:table-cell>
          <table:table-cell table:formula="of:=IF(OR(AND([.L1055]=&quot;1/1&quot;;[.M1055]=&quot;0/0&quot;);AND([.L1055]=&quot;0/0&quot;;[.M105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462" calcext:value-type="float">
            <text:p>1814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2.64" calcext:value-type="float">
            <text:p>192.64</text:p>
          </table:table-cell>
          <table:table-cell office:value-type="string" calcext:value-type="string">
            <text:p>QD_filter;SOR_filter</text:p>
          </table:table-cell>
          <table:table-cell office:value-type="string" calcext:value-type="string">
            <text:p>BaseQRankSum=0.93;ExcessHet=0;FS=17.458;MQ=60;MQRankSum=0;QD=9.17;ReadPosRankSum=0.338;SOR=4.168;DP=2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4,7:21:99:200,0,455</text:p>
          </table:table-cell>
          <table:table-cell table:formula="of:=LEFT([.J1056];3)" office:value-type="string" office:string-value="./." calcext:value-type="string">
            <text:p>./.</text:p>
          </table:table-cell>
          <table:table-cell table:formula="of:=LEFT([.K1056];3)" office:value-type="string" office:string-value="0/1" calcext:value-type="string">
            <text:p>0/1</text:p>
          </table:table-cell>
          <table:table-cell table:formula="of:=IF(OR(AND([.L1056]=&quot;1/1&quot;;[.M1056]=&quot;0/0&quot;);AND([.L1056]=&quot;0/0&quot;;[.M10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511" calcext:value-type="float">
            <text:p>1815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91.64" calcext:value-type="float">
            <text:p>191.64</text:p>
          </table:table-cell>
          <table:table-cell office:value-type="string" calcext:value-type="string">
            <text:p>QD_filter;SOR_filter</text:p>
          </table:table-cell>
          <table:table-cell office:value-type="string" calcext:value-type="string">
            <text:p>BaseQRankSum=-0.874;ExcessHet=0;FS=15.315;MQ=60;MQRankSum=0;QD=11.27;ReadPosRankSum=0.283;SOR=4.403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8:17:99:199,0,254</text:p>
          </table:table-cell>
          <table:table-cell table:formula="of:=LEFT([.J1057];3)" office:value-type="string" office:string-value="./." calcext:value-type="string">
            <text:p>./.</text:p>
          </table:table-cell>
          <table:table-cell table:formula="of:=LEFT([.K1057];3)" office:value-type="string" office:string-value="0/1" calcext:value-type="string">
            <text:p>0/1</text:p>
          </table:table-cell>
          <table:table-cell table:formula="of:=IF(OR(AND([.L1057]=&quot;1/1&quot;;[.M1057]=&quot;0/0&quot;);AND([.L1057]=&quot;0/0&quot;;[.M105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595" calcext:value-type="float">
            <text:p>1815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7.64" calcext:value-type="float">
            <text:p>10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68;ExcessHet=0;FS=3.09;MQ=60;MQRankSum=0;QD=9.79;ReadPosRankSum=-0.542;SOR=0.078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4:11:99:115,0,201</text:p>
          </table:table-cell>
          <table:table-cell table:formula="of:=LEFT([.J1058];3)" office:value-type="string" office:string-value="./." calcext:value-type="string">
            <text:p>./.</text:p>
          </table:table-cell>
          <table:table-cell table:formula="of:=LEFT([.K1058];3)" office:value-type="string" office:string-value="0/1" calcext:value-type="string">
            <text:p>0/1</text:p>
          </table:table-cell>
          <table:table-cell table:formula="of:=IF(OR(AND([.L1058]=&quot;1/1&quot;;[.M1058]=&quot;0/0&quot;);AND([.L1058]=&quot;0/0&quot;;[.M105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1743" calcext:value-type="float">
            <text:p>1817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842;ExcessHet=0;FS=0;MQ=60;MQRankSum=0;QD=7.6;ReadPosRankSum=1.282;SOR=0.223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2:6:53:53,0,125</text:p>
          </table:table-cell>
          <table:table-cell table:formula="of:=LEFT([.J1059];3)" office:value-type="string" office:string-value="./." calcext:value-type="string">
            <text:p>./.</text:p>
          </table:table-cell>
          <table:table-cell table:formula="of:=LEFT([.K1059];3)" office:value-type="string" office:string-value="0/1" calcext:value-type="string">
            <text:p>0/1</text:p>
          </table:table-cell>
          <table:table-cell table:formula="of:=IF(OR(AND([.L1059]=&quot;1/1&quot;;[.M1059]=&quot;0/0&quot;);AND([.L1059]=&quot;0/0&quot;;[.M105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002" calcext:value-type="float">
            <text:p>1820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9.64" calcext:value-type="float">
            <text:p>8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328;ExcessHet=0;FS=0;MQ=60;MQRankSum=0;QD=12.81;ReadPosRankSum=0;SOR=0.368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3,4:7:63:97,0,63</text:p>
          </table:table-cell>
          <table:table-cell table:formula="of:=LEFT([.J1060];3)" office:value-type="string" office:string-value="./." calcext:value-type="string">
            <text:p>./.</text:p>
          </table:table-cell>
          <table:table-cell table:formula="of:=LEFT([.K1060];3)" office:value-type="string" office:string-value="0/1" calcext:value-type="string">
            <text:p>0/1</text:p>
          </table:table-cell>
          <table:table-cell table:formula="of:=IF(OR(AND([.L1060]=&quot;1/1&quot;;[.M1060]=&quot;0/0&quot;);AND([.L1060]=&quot;0/0&quot;;[.M106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029" calcext:value-type="float">
            <text:p>1820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82.64" calcext:value-type="float">
            <text:p>8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26;ExcessHet=0;FS=0;MQ=60;MQRankSum=0;QD=13.77;ReadPosRankSum=-0.189;SOR=0.693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3,3:6:82:90,0,82</text:p>
          </table:table-cell>
          <table:table-cell table:formula="of:=LEFT([.J1061];3)" office:value-type="string" office:string-value="./." calcext:value-type="string">
            <text:p>./.</text:p>
          </table:table-cell>
          <table:table-cell table:formula="of:=LEFT([.K1061];3)" office:value-type="string" office:string-value="0/1" calcext:value-type="string">
            <text:p>0/1</text:p>
          </table:table-cell>
          <table:table-cell table:formula="of:=IF(OR(AND([.L1061]=&quot;1/1&quot;;[.M1061]=&quot;0/0&quot;);AND([.L1061]=&quot;0/0&quot;;[.M106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254" calcext:value-type="float">
            <text:p>1822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2.64" calcext:value-type="float">
            <text:p>14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38;ExcessHet=0;FS=2.808;MQ=60;MQRankSum=0;QD=14.26;ReadPosRankSum=0.204;SOR=1.472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4:10:99:150,0,240</text:p>
          </table:table-cell>
          <table:table-cell table:formula="of:=LEFT([.J1062];3)" office:value-type="string" office:string-value="./." calcext:value-type="string">
            <text:p>./.</text:p>
          </table:table-cell>
          <table:table-cell table:formula="of:=LEFT([.K1062];3)" office:value-type="string" office:string-value="0/1" calcext:value-type="string">
            <text:p>0/1</text:p>
          </table:table-cell>
          <table:table-cell table:formula="of:=IF(OR(AND([.L1062]=&quot;1/1&quot;;[.M1062]=&quot;0/0&quot;);AND([.L1062]=&quot;0/0&quot;;[.M106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257" calcext:value-type="float">
            <text:p>18225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2.64" calcext:value-type="float">
            <text:p>14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316;ExcessHet=0;FS=2.808;MQ=60;MQRankSum=0;QD=14.26;ReadPosRankSum=0.303;SOR=1.472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4:10:99:150,0,240</text:p>
          </table:table-cell>
          <table:table-cell table:formula="of:=LEFT([.J1063];3)" office:value-type="string" office:string-value="./." calcext:value-type="string">
            <text:p>./.</text:p>
          </table:table-cell>
          <table:table-cell table:formula="of:=LEFT([.K1063];3)" office:value-type="string" office:string-value="0/1" calcext:value-type="string">
            <text:p>0/1</text:p>
          </table:table-cell>
          <table:table-cell table:formula="of:=IF(OR(AND([.L1063]=&quot;1/1&quot;;[.M1063]=&quot;0/0&quot;);AND([.L1063]=&quot;0/0&quot;;[.M106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275" calcext:value-type="float">
            <text:p>1822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39.64" calcext:value-type="float">
            <text:p>13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411;ExcessHet=0;FS=6.154;MQ=60;MQRankSum=0;QD=12.69;ReadPosRankSum=0.755;SOR=1.447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4:11:99:147,0,274</text:p>
          </table:table-cell>
          <table:table-cell table:formula="of:=LEFT([.J1064];3)" office:value-type="string" office:string-value="./." calcext:value-type="string">
            <text:p>./.</text:p>
          </table:table-cell>
          <table:table-cell table:formula="of:=LEFT([.K1064];3)" office:value-type="string" office:string-value="0/1" calcext:value-type="string">
            <text:p>0/1</text:p>
          </table:table-cell>
          <table:table-cell table:formula="of:=IF(OR(AND([.L1064]=&quot;1/1&quot;;[.M1064]=&quot;0/0&quot;);AND([.L1064]=&quot;0/0&quot;;[.M106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485" calcext:value-type="float">
            <text:p>1824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91.64" calcext:value-type="float">
            <text:p>9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539;ExcessHet=0;FS=2.869;MQ=60;MQRankSum=0;QD=6.11;ReadPosRankSum=1.112;SOR=2.376;DP=1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1,4:15:99:99,0,346</text:p>
          </table:table-cell>
          <table:table-cell table:formula="of:=LEFT([.J1065];3)" office:value-type="string" office:string-value="./." calcext:value-type="string">
            <text:p>./.</text:p>
          </table:table-cell>
          <table:table-cell table:formula="of:=LEFT([.K1065];3)" office:value-type="string" office:string-value="0/1" calcext:value-type="string">
            <text:p>0/1</text:p>
          </table:table-cell>
          <table:table-cell table:formula="of:=IF(OR(AND([.L1065]=&quot;1/1&quot;;[.M1065]=&quot;0/0&quot;);AND([.L1065]=&quot;0/0&quot;;[.M106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618" calcext:value-type="float">
            <text:p>1826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5.64" calcext:value-type="float">
            <text:p>7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674;ExcessHet=0;FS=0;MQ=60;MQRankSum=0;QD=9.45;ReadPosRankSum=-1.611;SOR=0.307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3:8:83:83,0,152</text:p>
          </table:table-cell>
          <table:table-cell table:formula="of:=LEFT([.J1066];3)" office:value-type="string" office:string-value="./." calcext:value-type="string">
            <text:p>./.</text:p>
          </table:table-cell>
          <table:table-cell table:formula="of:=LEFT([.K1066];3)" office:value-type="string" office:string-value="0/1" calcext:value-type="string">
            <text:p>0/1</text:p>
          </table:table-cell>
          <table:table-cell table:formula="of:=IF(OR(AND([.L1066]=&quot;1/1&quot;;[.M1066]=&quot;0/0&quot;);AND([.L1066]=&quot;0/0&quot;;[.M106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649" calcext:value-type="float">
            <text:p>1826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746;ExcessHet=0;FS=0;MQ=60;MQRankSum=0;QD=7.36;ReadPosRankSum=1.369;SOR=0.765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8,5:13:99:103,0,253</text:p>
          </table:table-cell>
          <table:table-cell table:formula="of:=LEFT([.J1067];3)" office:value-type="string" office:string-value="./." calcext:value-type="string">
            <text:p>./.</text:p>
          </table:table-cell>
          <table:table-cell table:formula="of:=LEFT([.K1067];3)" office:value-type="string" office:string-value="0/1" calcext:value-type="string">
            <text:p>0/1</text:p>
          </table:table-cell>
          <table:table-cell table:formula="of:=IF(OR(AND([.L1067]=&quot;1/1&quot;;[.M1067]=&quot;0/0&quot;);AND([.L1067]=&quot;0/0&quot;;[.M106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716" calcext:value-type="float">
            <text:p>1827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967;ExcessHet=0;FS=0;MQ=60;MQRankSum=0;QD=4.56;ReadPosRankSum=-0.37;SOR=1.609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8,2:10:53:53,0,298</text:p>
          </table:table-cell>
          <table:table-cell table:formula="of:=LEFT([.J1068];3)" office:value-type="string" office:string-value="./." calcext:value-type="string">
            <text:p>./.</text:p>
          </table:table-cell>
          <table:table-cell table:formula="of:=LEFT([.K1068];3)" office:value-type="string" office:string-value="0/1" calcext:value-type="string">
            <text:p>0/1</text:p>
          </table:table-cell>
          <table:table-cell table:formula="of:=IF(OR(AND([.L1068]=&quot;1/1&quot;;[.M1068]=&quot;0/0&quot;);AND([.L1068]=&quot;0/0&quot;;[.M106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951" calcext:value-type="float">
            <text:p>1829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72.64" calcext:value-type="float">
            <text:p>17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19;ExcessHet=0;FS=2.363;MQ=60;MQRankSum=0;QD=11.51;ReadPosRankSum=1.166;SOR=1.981;DP=1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0,5:15:99:180,0,388</text:p>
          </table:table-cell>
          <table:table-cell table:formula="of:=LEFT([.J1069];3)" office:value-type="string" office:string-value="./." calcext:value-type="string">
            <text:p>./.</text:p>
          </table:table-cell>
          <table:table-cell table:formula="of:=LEFT([.K1069];3)" office:value-type="string" office:string-value="0/1" calcext:value-type="string">
            <text:p>0/1</text:p>
          </table:table-cell>
          <table:table-cell table:formula="of:=IF(OR(AND([.L1069]=&quot;1/1&quot;;[.M1069]=&quot;0/0&quot;);AND([.L1069]=&quot;0/0&quot;;[.M106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954" calcext:value-type="float">
            <text:p>1829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69.64" calcext:value-type="float">
            <text:p>16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825;ExcessHet=0;FS=5.119;MQ=60;MQRankSum=0;QD=10.6;ReadPosRankSum=1.414;SOR=1.944;DP=1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1,5:16:99:177,0,420</text:p>
          </table:table-cell>
          <table:table-cell table:formula="of:=LEFT([.J1070];3)" office:value-type="string" office:string-value="./." calcext:value-type="string">
            <text:p>./.</text:p>
          </table:table-cell>
          <table:table-cell table:formula="of:=LEFT([.K1070];3)" office:value-type="string" office:string-value="0/1" calcext:value-type="string">
            <text:p>0/1</text:p>
          </table:table-cell>
          <table:table-cell table:formula="of:=IF(OR(AND([.L1070]=&quot;1/1&quot;;[.M1070]=&quot;0/0&quot;);AND([.L1070]=&quot;0/0&quot;;[.M107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2985" calcext:value-type="float">
            <text:p>1829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39.64" calcext:value-type="float">
            <text:p>3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981;ExcessHet=0;FS=3.68;MQ=60;MQRankSum=0;QD=5.66;ReadPosRankSum=-0.712;SOR=2.258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47:47,0,166</text:p>
          </table:table-cell>
          <table:table-cell table:formula="of:=LEFT([.J1071];3)" office:value-type="string" office:string-value="./." calcext:value-type="string">
            <text:p>./.</text:p>
          </table:table-cell>
          <table:table-cell table:formula="of:=LEFT([.K1071];3)" office:value-type="string" office:string-value="0/1" calcext:value-type="string">
            <text:p>0/1</text:p>
          </table:table-cell>
          <table:table-cell table:formula="of:=IF(OR(AND([.L1071]=&quot;1/1&quot;;[.M1071]=&quot;0/0&quot;);AND([.L1071]=&quot;0/0&quot;;[.M107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648" calcext:value-type="float">
            <text:p>1836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1.64" calcext:value-type="float">
            <text:p>5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407;ExcessHet=0;FS=0;MQ=60;MQRankSum=0;QD=2.87;ReadPosRankSum=-0.126;SOR=0.743;DP=1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5,3:18:59:59,0,545</text:p>
          </table:table-cell>
          <table:table-cell table:formula="of:=LEFT([.J1072];3)" office:value-type="string" office:string-value="./." calcext:value-type="string">
            <text:p>./.</text:p>
          </table:table-cell>
          <table:table-cell table:formula="of:=LEFT([.K1072];3)" office:value-type="string" office:string-value="0/1" calcext:value-type="string">
            <text:p>0/1</text:p>
          </table:table-cell>
          <table:table-cell table:formula="of:=IF(OR(AND([.L1072]=&quot;1/1&quot;;[.M1072]=&quot;0/0&quot;);AND([.L1072]=&quot;0/0&quot;;[.M107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669" calcext:value-type="float">
            <text:p>1836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01.64" calcext:value-type="float">
            <text:p>10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712;ExcessHet=0;FS=2.671;MQ=60;MQRankSum=0;QD=4.62;ReadPosRankSum=0.554;SOR=2.11;DP=2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4:22:99:109,0,727</text:p>
          </table:table-cell>
          <table:table-cell table:formula="of:=LEFT([.J1073];3)" office:value-type="string" office:string-value="./." calcext:value-type="string">
            <text:p>./.</text:p>
          </table:table-cell>
          <table:table-cell table:formula="of:=LEFT([.K1073];3)" office:value-type="string" office:string-value="0/1" calcext:value-type="string">
            <text:p>0/1</text:p>
          </table:table-cell>
          <table:table-cell table:formula="of:=IF(OR(AND([.L1073]=&quot;1/1&quot;;[.M1073]=&quot;0/0&quot;);AND([.L1073]=&quot;0/0&quot;;[.M107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684" calcext:value-type="float">
            <text:p>1836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3.64" calcext:value-type="float">
            <text:p>7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247;ExcessHet=0;FS=2.823;MQ=60;MQRankSum=0;QD=4.09;ReadPosRankSum=0.95;SOR=1.751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5,3:18:81:81,0,621</text:p>
          </table:table-cell>
          <table:table-cell table:formula="of:=LEFT([.J1074];3)" office:value-type="string" office:string-value="./." calcext:value-type="string">
            <text:p>./.</text:p>
          </table:table-cell>
          <table:table-cell table:formula="of:=LEFT([.K1074];3)" office:value-type="string" office:string-value="0/1" calcext:value-type="string">
            <text:p>0/1</text:p>
          </table:table-cell>
          <table:table-cell table:formula="of:=IF(OR(AND([.L1074]=&quot;1/1&quot;;[.M1074]=&quot;0/0&quot;);AND([.L1074]=&quot;0/0&quot;;[.M107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787" calcext:value-type="float">
            <text:p>18378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33.64" calcext:value-type="float">
            <text:p>23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043;ExcessHet=0;FS=11.886;MQ=60;MQRankSum=0;QD=11.68;ReadPosRankSum=-1.892;SOR=1.724;DP=2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2,8:20:99:241,0,382</text:p>
          </table:table-cell>
          <table:table-cell office:value-type="string" calcext:value-type="string">
            <text:p>./.:.:.:.:.</text:p>
          </table:table-cell>
          <table:table-cell table:formula="of:=LEFT([.J1075];3)" office:value-type="string" office:string-value="0/1" calcext:value-type="string">
            <text:p>0/1</text:p>
          </table:table-cell>
          <table:table-cell table:formula="of:=LEFT([.K1075];3)" office:value-type="string" office:string-value="./." calcext:value-type="string">
            <text:p>./.</text:p>
          </table:table-cell>
          <table:table-cell table:formula="of:=IF(OR(AND([.L1075]=&quot;1/1&quot;;[.M1075]=&quot;0/0&quot;);AND([.L1075]=&quot;0/0&quot;;[.M107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803" calcext:value-type="float">
            <text:p>1838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175.64" calcext:value-type="float">
            <text:p>17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01;ExcessHet=0;FS=4.505;MQ=60;MQRankSum=0;QD=6.06;ReadPosRankSum=2.155;SOR=2.16;DP=2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23,6:29:99:183,0,933</text:p>
          </table:table-cell>
          <table:table-cell table:formula="of:=LEFT([.J1076];3)" office:value-type="string" office:string-value="./." calcext:value-type="string">
            <text:p>./.</text:p>
          </table:table-cell>
          <table:table-cell table:formula="of:=LEFT([.K1076];3)" office:value-type="string" office:string-value="0/1" calcext:value-type="string">
            <text:p>0/1</text:p>
          </table:table-cell>
          <table:table-cell table:formula="of:=IF(OR(AND([.L1076]=&quot;1/1&quot;;[.M1076]=&quot;0/0&quot;);AND([.L1076]=&quot;0/0&quot;;[.M107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810" calcext:value-type="float">
            <text:p>18381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72.64" calcext:value-type="float">
            <text:p>17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926;ExcessHet=0;FS=4.467;MQ=60;MQRankSum=0;QD=5.75;ReadPosRankSum=1.794;SOR=2.03;DP=3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24,6:30:99:180,0,965</text:p>
          </table:table-cell>
          <table:table-cell table:formula="of:=LEFT([.J1077];3)" office:value-type="string" office:string-value="./." calcext:value-type="string">
            <text:p>./.</text:p>
          </table:table-cell>
          <table:table-cell table:formula="of:=LEFT([.K1077];3)" office:value-type="string" office:string-value="0/1" calcext:value-type="string">
            <text:p>0/1</text:p>
          </table:table-cell>
          <table:table-cell table:formula="of:=IF(OR(AND([.L1077]=&quot;1/1&quot;;[.M1077]=&quot;0/0&quot;);AND([.L1077]=&quot;0/0&quot;;[.M107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861" calcext:value-type="float">
            <text:p>1838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27.64" calcext:value-type="float">
            <text:p>22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812;ExcessHet=0;FS=2.036;MQ=60;MQRankSum=0;QD=9.11;ReadPosRankSum=0.94;SOR=1.516;DP=2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7:25:99:235,0,729</text:p>
          </table:table-cell>
          <table:table-cell table:formula="of:=LEFT([.J1078];3)" office:value-type="string" office:string-value="./." calcext:value-type="string">
            <text:p>./.</text:p>
          </table:table-cell>
          <table:table-cell table:formula="of:=LEFT([.K1078];3)" office:value-type="string" office:string-value="0/1" calcext:value-type="string">
            <text:p>0/1</text:p>
          </table:table-cell>
          <table:table-cell table:formula="of:=IF(OR(AND([.L1078]=&quot;1/1&quot;;[.M1078]=&quot;0/0&quot;);AND([.L1078]=&quot;0/0&quot;;[.M107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867" calcext:value-type="float">
            <text:p>18386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90.64" calcext:value-type="float">
            <text:p>19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004;ExcessHet=0;FS=2.016;MQ=60;MQRankSum=0;QD=7.94;ReadPosRankSum=1.836;SOR=1.284;DP=2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6:24:99:198,0,738</text:p>
          </table:table-cell>
          <table:table-cell table:formula="of:=LEFT([.J1079];3)" office:value-type="string" office:string-value="./." calcext:value-type="string">
            <text:p>./.</text:p>
          </table:table-cell>
          <table:table-cell table:formula="of:=LEFT([.K1079];3)" office:value-type="string" office:string-value="0/1" calcext:value-type="string">
            <text:p>0/1</text:p>
          </table:table-cell>
          <table:table-cell table:formula="of:=IF(OR(AND([.L1079]=&quot;1/1&quot;;[.M1079]=&quot;0/0&quot;);AND([.L1079]=&quot;0/0&quot;;[.M107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877" calcext:value-type="float">
            <text:p>1838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90.64" calcext:value-type="float">
            <text:p>19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087;ExcessHet=0;FS=2.016;MQ=60;MQRankSum=0;QD=7.94;ReadPosRankSum=1.646;SOR=1.284;DP=2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6:24:99:198,0,706</text:p>
          </table:table-cell>
          <table:table-cell table:formula="of:=LEFT([.J1080];3)" office:value-type="string" office:string-value="./." calcext:value-type="string">
            <text:p>./.</text:p>
          </table:table-cell>
          <table:table-cell table:formula="of:=LEFT([.K1080];3)" office:value-type="string" office:string-value="0/1" calcext:value-type="string">
            <text:p>0/1</text:p>
          </table:table-cell>
          <table:table-cell table:formula="of:=IF(OR(AND([.L1080]=&quot;1/1&quot;;[.M1080]=&quot;0/0&quot;);AND([.L1080]=&quot;0/0&quot;;[.M108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3898" calcext:value-type="float">
            <text:p>1838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32;ExcessHet=0;FS=2.483;MQ=60;MQRankSum=0;QD=3.53;ReadPosRankSum=-1.065;SOR=0.169;DP=2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4:22:85:85,0,623</text:p>
          </table:table-cell>
          <table:table-cell table:formula="of:=LEFT([.J1081];3)" office:value-type="string" office:string-value="./." calcext:value-type="string">
            <text:p>./.</text:p>
          </table:table-cell>
          <table:table-cell table:formula="of:=LEFT([.K1081];3)" office:value-type="string" office:string-value="0/1" calcext:value-type="string">
            <text:p>0/1</text:p>
          </table:table-cell>
          <table:table-cell table:formula="of:=IF(OR(AND([.L1081]=&quot;1/1&quot;;[.M1081]=&quot;0/0&quot;);AND([.L1081]=&quot;0/0&quot;;[.M10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058" calcext:value-type="float">
            <text:p>18405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</text:p>
          </table:table-cell>
          <table:table-cell office:value-type="string" calcext:value-type="string">
            <text:p>C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481;ExcessHet=0;FS=3.09;MQ=60;MQRankSum=0;QD=7.33;ReadPosRankSum=1.2;SOR=0.889;DP=1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88:88,0,290</text:p>
          </table:table-cell>
          <table:table-cell office:value-type="string" calcext:value-type="string">
            <text:p>./.:.:.:.:.</text:p>
          </table:table-cell>
          <table:table-cell table:formula="of:=LEFT([.J1082];3)" office:value-type="string" office:string-value="0/1" calcext:value-type="string">
            <text:p>0/1</text:p>
          </table:table-cell>
          <table:table-cell table:formula="of:=LEFT([.K1082];3)" office:value-type="string" office:string-value="./." calcext:value-type="string">
            <text:p>./.</text:p>
          </table:table-cell>
          <table:table-cell table:formula="of:=IF(OR(AND([.L1082]=&quot;1/1&quot;;[.M1082]=&quot;0/0&quot;);AND([.L1082]=&quot;0/0&quot;;[.M10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060" calcext:value-type="float">
            <text:p>18406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4.64" calcext:value-type="float">
            <text:p>18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409;ExcessHet=0;FS=17.681;MQ=60;MQRankSum=0;QD=7.1;ReadPosRankSum=2.47;SOR=3.902;DP=2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20,6:26:99:192,0,741</text:p>
          </table:table-cell>
          <table:table-cell table:formula="of:=LEFT([.J1083];3)" office:value-type="string" office:string-value="./." calcext:value-type="string">
            <text:p>./.</text:p>
          </table:table-cell>
          <table:table-cell table:formula="of:=LEFT([.K1083];3)" office:value-type="string" office:string-value="0/1" calcext:value-type="string">
            <text:p>0/1</text:p>
          </table:table-cell>
          <table:table-cell table:formula="of:=IF(OR(AND([.L1083]=&quot;1/1&quot;;[.M1083]=&quot;0/0&quot;);AND([.L1083]=&quot;0/0&quot;;[.M108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079" calcext:value-type="float">
            <text:p>1840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199.6" calcext:value-type="float">
            <text:p>199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8;ExcessHet=0;FS=28.102;MQ=60;MQRankSum=0;QD=9.5;ReadPosRankSum=2.22;SOR=3.894;DP=2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5,6:21:99:207,0,574</text:p>
          </table:table-cell>
          <table:table-cell table:formula="of:=LEFT([.J1084];3)" office:value-type="string" office:string-value="./." calcext:value-type="string">
            <text:p>./.</text:p>
          </table:table-cell>
          <table:table-cell table:formula="of:=LEFT([.K1084];3)" office:value-type="string" office:string-value="0/1" calcext:value-type="string">
            <text:p>0/1</text:p>
          </table:table-cell>
          <table:table-cell table:formula="of:=IF(OR(AND([.L1084]=&quot;1/1&quot;;[.M1084]=&quot;0/0&quot;);AND([.L1084]=&quot;0/0&quot;;[.M108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085" calcext:value-type="float">
            <text:p>18408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2.64" calcext:value-type="float">
            <text:p>4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213;ExcessHet=0;FS=0;MQ=60;MQRankSum=0;QD=2.03;ReadPosRankSum=-0.704;SOR=0.919;DP=2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3:21:50:50,0,630</text:p>
          </table:table-cell>
          <table:table-cell table:formula="of:=LEFT([.J1085];3)" office:value-type="string" office:string-value="./." calcext:value-type="string">
            <text:p>./.</text:p>
          </table:table-cell>
          <table:table-cell table:formula="of:=LEFT([.K1085];3)" office:value-type="string" office:string-value="0/1" calcext:value-type="string">
            <text:p>0/1</text:p>
          </table:table-cell>
          <table:table-cell table:formula="of:=IF(OR(AND([.L1085]=&quot;1/1&quot;;[.M1085]=&quot;0/0&quot;);AND([.L1085]=&quot;0/0&quot;;[.M108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109" calcext:value-type="float">
            <text:p>1841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03.64" calcext:value-type="float">
            <text:p>10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507;ExcessHet=0;FS=18.468;MQ=60;MQRankSum=0;QD=4.51;ReadPosRankSum=-1.218;SOR=3.225;DP=2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9,4:23:99:111,0,781</text:p>
          </table:table-cell>
          <table:table-cell table:formula="of:=LEFT([.J1086];3)" office:value-type="string" office:string-value="./." calcext:value-type="string">
            <text:p>./.</text:p>
          </table:table-cell>
          <table:table-cell table:formula="of:=LEFT([.K1086];3)" office:value-type="string" office:string-value="0/1" calcext:value-type="string">
            <text:p>0/1</text:p>
          </table:table-cell>
          <table:table-cell table:formula="of:=IF(OR(AND([.L1086]=&quot;1/1&quot;;[.M1086]=&quot;0/0&quot;);AND([.L1086]=&quot;0/0&quot;;[.M108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116" calcext:value-type="float">
            <text:p>1841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103.64" calcext:value-type="float">
            <text:p>10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964;ExcessHet=0;FS=18.468;MQ=60;MQRankSum=0;QD=4.51;ReadPosRankSum=-2.173;SOR=3.225;DP=2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9,4:23:99:111,0,781</text:p>
          </table:table-cell>
          <table:table-cell table:formula="of:=LEFT([.J1087];3)" office:value-type="string" office:string-value="./." calcext:value-type="string">
            <text:p>./.</text:p>
          </table:table-cell>
          <table:table-cell table:formula="of:=LEFT([.K1087];3)" office:value-type="string" office:string-value="0/1" calcext:value-type="string">
            <text:p>0/1</text:p>
          </table:table-cell>
          <table:table-cell table:formula="of:=IF(OR(AND([.L1087]=&quot;1/1&quot;;[.M1087]=&quot;0/0&quot;);AND([.L1087]=&quot;0/0&quot;;[.M108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243" calcext:value-type="float">
            <text:p>1842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094;ExcessHet=0;FS=4.501;MQ=60;MQRankSum=0;QD=2.25;ReadPosRankSum=1.826;SOR=1.871;DP=3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29,5:34:84:84,0,942</text:p>
          </table:table-cell>
          <table:table-cell table:formula="of:=LEFT([.J1088];3)" office:value-type="string" office:string-value="./." calcext:value-type="string">
            <text:p>./.</text:p>
          </table:table-cell>
          <table:table-cell table:formula="of:=LEFT([.K1088];3)" office:value-type="string" office:string-value="0/1" calcext:value-type="string">
            <text:p>0/1</text:p>
          </table:table-cell>
          <table:table-cell table:formula="of:=IF(OR(AND([.L1088]=&quot;1/1&quot;;[.M1088]=&quot;0/0&quot;);AND([.L1088]=&quot;0/0&quot;;[.M108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299" calcext:value-type="float">
            <text:p>1842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21.64" calcext:value-type="float">
            <text:p>32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662;ExcessHet=0;FS=1.735;MQ=60;MQRankSum=0;QD=11.09;ReadPosRankSum=-2.004;SOR=1.44;DP=3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8,11:29:99:329,0,558</text:p>
          </table:table-cell>
          <table:table-cell table:formula="of:=LEFT([.J1089];3)" office:value-type="string" office:string-value="./." calcext:value-type="string">
            <text:p>./.</text:p>
          </table:table-cell>
          <table:table-cell table:formula="of:=LEFT([.K1089];3)" office:value-type="string" office:string-value="0/1" calcext:value-type="string">
            <text:p>0/1</text:p>
          </table:table-cell>
          <table:table-cell table:formula="of:=IF(OR(AND([.L1089]=&quot;1/1&quot;;[.M1089]=&quot;0/0&quot;);AND([.L1089]=&quot;0/0&quot;;[.M108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401" calcext:value-type="float">
            <text:p>1844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21.64" calcext:value-type="float">
            <text:p>12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3.212;ExcessHet=0;FS=19.071;MQ=60;MQRankSum=0;QD=5.79;ReadPosRankSum=0.827;SOR=3.59;DP=2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6,5:21:99:129,0,501</text:p>
          </table:table-cell>
          <table:table-cell table:formula="of:=LEFT([.J1090];3)" office:value-type="string" office:string-value="./." calcext:value-type="string">
            <text:p>./.</text:p>
          </table:table-cell>
          <table:table-cell table:formula="of:=LEFT([.K1090];3)" office:value-type="string" office:string-value="0/1" calcext:value-type="string">
            <text:p>0/1</text:p>
          </table:table-cell>
          <table:table-cell table:formula="of:=IF(OR(AND([.L1090]=&quot;1/1&quot;;[.M1090]=&quot;0/0&quot;);AND([.L1090]=&quot;0/0&quot;;[.M109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489" calcext:value-type="float">
            <text:p>1844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129.64" calcext:value-type="float">
            <text:p>12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672;ExcessHet=0;FS=10.296;MQ=60;MQRankSum=0;QD=8.1;ReadPosRankSum=0.284;SOR=3.604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1,5:16:99:137,0,363</text:p>
          </table:table-cell>
          <table:table-cell table:formula="of:=LEFT([.J1091];3)" office:value-type="string" office:string-value="./." calcext:value-type="string">
            <text:p>./.</text:p>
          </table:table-cell>
          <table:table-cell table:formula="of:=LEFT([.K1091];3)" office:value-type="string" office:string-value="0/1" calcext:value-type="string">
            <text:p>0/1</text:p>
          </table:table-cell>
          <table:table-cell table:formula="of:=IF(OR(AND([.L1091]=&quot;1/1&quot;;[.M1091]=&quot;0/0&quot;);AND([.L1091]=&quot;0/0&quot;;[.M109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522" calcext:value-type="float">
            <text:p>18452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0.64" calcext:value-type="float">
            <text:p>240.64</text:p>
          </table:table-cell>
          <table:table-cell office:value-type="string" calcext:value-type="string">
            <text:p>QD_filter;SOR_filter</text:p>
          </table:table-cell>
          <table:table-cell office:value-type="string" calcext:value-type="string">
            <text:p>BaseQRankSum=1.333;ExcessHet=0;FS=26.454;MQ=60;MQRankSum=0;QD=14.16;ReadPosRankSum=-2.265;SOR=4.396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8:17:99:248,0,253</text:p>
          </table:table-cell>
          <table:table-cell table:formula="of:=LEFT([.J1092];3)" office:value-type="string" office:string-value="./." calcext:value-type="string">
            <text:p>./.</text:p>
          </table:table-cell>
          <table:table-cell table:formula="of:=LEFT([.K1092];3)" office:value-type="string" office:string-value="0/1" calcext:value-type="string">
            <text:p>0/1</text:p>
          </table:table-cell>
          <table:table-cell table:formula="of:=IF(OR(AND([.L1092]=&quot;1/1&quot;;[.M1092]=&quot;0/0&quot;);AND([.L1092]=&quot;0/0&quot;;[.M109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542" calcext:value-type="float">
            <text:p>1845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17.64" calcext:value-type="float">
            <text:p>21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399;ExcessHet=0;FS=15.564;MQ=60;MQRankSum=0;QD=14.51;ReadPosRankSum=0.283;SOR=3.898;DP=1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6:15:99:225,0,355</text:p>
          </table:table-cell>
          <table:table-cell table:formula="of:=LEFT([.J1093];3)" office:value-type="string" office:string-value="./." calcext:value-type="string">
            <text:p>./.</text:p>
          </table:table-cell>
          <table:table-cell table:formula="of:=LEFT([.K1093];3)" office:value-type="string" office:string-value="0/1" calcext:value-type="string">
            <text:p>0/1</text:p>
          </table:table-cell>
          <table:table-cell table:formula="of:=IF(OR(AND([.L1093]=&quot;1/1&quot;;[.M1093]=&quot;0/0&quot;);AND([.L1093]=&quot;0/0&quot;;[.M109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549" calcext:value-type="float">
            <text:p>1845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14.64" calcext:value-type="float">
            <text:p>21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449;ExcessHet=0;FS=14.706;MQ=60;MQRankSum=0;QD=13.41;ReadPosRankSum=0.977;SOR=3.902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0,6:16:99:222,0,389</text:p>
          </table:table-cell>
          <table:table-cell table:formula="of:=LEFT([.J1094];3)" office:value-type="string" office:string-value="./." calcext:value-type="string">
            <text:p>./.</text:p>
          </table:table-cell>
          <table:table-cell table:formula="of:=LEFT([.K1094];3)" office:value-type="string" office:string-value="0/1" calcext:value-type="string">
            <text:p>0/1</text:p>
          </table:table-cell>
          <table:table-cell table:formula="of:=IF(OR(AND([.L1094]=&quot;1/1&quot;;[.M1094]=&quot;0/0&quot;);AND([.L1094]=&quot;0/0&quot;;[.M109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594" calcext:value-type="float">
            <text:p>18459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86.64" calcext:value-type="float">
            <text:p>8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663;ExcessHet=0;FS=0;MQ=60;MQRankSum=0;QD=4.56;ReadPosRankSum=0.301;SOR=0.765;DP=1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5,4:19:94:94,0,522</text:p>
          </table:table-cell>
          <table:table-cell table:formula="of:=LEFT([.J1095];3)" office:value-type="string" office:string-value="./." calcext:value-type="string">
            <text:p>./.</text:p>
          </table:table-cell>
          <table:table-cell table:formula="of:=LEFT([.K1095];3)" office:value-type="string" office:string-value="0/1" calcext:value-type="string">
            <text:p>0/1</text:p>
          </table:table-cell>
          <table:table-cell table:formula="of:=IF(OR(AND([.L1095]=&quot;1/1&quot;;[.M1095]=&quot;0/0&quot;);AND([.L1095]=&quot;0/0&quot;;[.M109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4783" calcext:value-type="float">
            <text:p>1847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9.64" calcext:value-type="float">
            <text:p>3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1;ExcessHet=0;FS=0;MQ=60;MQRankSum=0;QD=4.95;ReadPosRankSum=0.18;SOR=0.169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47:47,0,205</text:p>
          </table:table-cell>
          <table:table-cell table:formula="of:=LEFT([.J1096];3)" office:value-type="string" office:string-value="./." calcext:value-type="string">
            <text:p>./.</text:p>
          </table:table-cell>
          <table:table-cell table:formula="of:=LEFT([.K1096];3)" office:value-type="string" office:string-value="0/1" calcext:value-type="string">
            <text:p>0/1</text:p>
          </table:table-cell>
          <table:table-cell table:formula="of:=IF(OR(AND([.L1096]=&quot;1/1&quot;;[.M1096]=&quot;0/0&quot;);AND([.L1096]=&quot;0/0&quot;;[.M109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5278" calcext:value-type="float">
            <text:p>1852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22.14" calcext:value-type="float">
            <text:p>122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2.68;QD=30.54;SOR=1.609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36,12,0</text:p>
          </table:table-cell>
          <table:table-cell office:value-type="string" calcext:value-type="string">
            <text:p>0/0:3,0:3:9:0,9,104</text:p>
          </table:table-cell>
          <table:table-cell table:formula="of:=LEFT([.J1097];3)" office:value-type="string" office:string-value="1/1" calcext:value-type="string">
            <text:p>1/1</text:p>
          </table:table-cell>
          <table:table-cell table:formula="of:=LEFT([.K1097];3)" office:value-type="string" office:string-value="0/0" calcext:value-type="string">
            <text:p>0/0</text:p>
          </table:table-cell>
          <table:table-cell table:formula="of:=IF(OR(AND([.L1097]=&quot;1/1&quot;;[.M1097]=&quot;0/0&quot;);AND([.L1097]=&quot;0/0&quot;;[.M109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5315" calcext:value-type="float">
            <text:p>1853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40.02" calcext:value-type="float">
            <text:p>240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5.94;QD=34.29;SOR=0.941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54,21,0</text:p>
          </table:table-cell>
          <table:table-cell office:value-type="string" calcext:value-type="string">
            <text:p>0/0:6,0:6:18:0,18,188</text:p>
          </table:table-cell>
          <table:table-cell table:formula="of:=LEFT([.J1098];3)" office:value-type="string" office:string-value="1/1" calcext:value-type="string">
            <text:p>1/1</text:p>
          </table:table-cell>
          <table:table-cell table:formula="of:=LEFT([.K1098];3)" office:value-type="string" office:string-value="0/0" calcext:value-type="string">
            <text:p>0/0</text:p>
          </table:table-cell>
          <table:table-cell table:formula="of:=IF(OR(AND([.L1098]=&quot;1/1&quot;;[.M1098]=&quot;0/0&quot;);AND([.L1098]=&quot;0/0&quot;;[.M109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5875" calcext:value-type="float">
            <text:p>1858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0.84" calcext:value-type="float">
            <text:p>90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8;SOR=2.833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4,9,0</text:p>
          </table:table-cell>
          <table:table-cell office:value-type="string" calcext:value-type="string">
            <text:p>0/0:4,0:4:12:0,12,147</text:p>
          </table:table-cell>
          <table:table-cell table:formula="of:=LEFT([.J1099];3)" office:value-type="string" office:string-value="1/1" calcext:value-type="string">
            <text:p>1/1</text:p>
          </table:table-cell>
          <table:table-cell table:formula="of:=LEFT([.K1099];3)" office:value-type="string" office:string-value="0/0" calcext:value-type="string">
            <text:p>0/0</text:p>
          </table:table-cell>
          <table:table-cell table:formula="of:=IF(OR(AND([.L1099]=&quot;1/1&quot;;[.M1099]=&quot;0/0&quot;);AND([.L1099]=&quot;0/0&quot;;[.M10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89745" calcext:value-type="float">
            <text:p>1897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319;ExcessHet=0;FS=0;MQ=60;MQRankSum=0;QD=4.29;ReadPosRankSum=0.319;SOR=0.551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2:9:46:46,0,226</text:p>
          </table:table-cell>
          <table:table-cell table:formula="of:=LEFT([.J1100];3)" office:value-type="string" office:string-value="./." calcext:value-type="string">
            <text:p>./.</text:p>
          </table:table-cell>
          <table:table-cell table:formula="of:=LEFT([.K1100];3)" office:value-type="string" office:string-value="0/1" calcext:value-type="string">
            <text:p>0/1</text:p>
          </table:table-cell>
          <table:table-cell table:formula="of:=IF(OR(AND([.L1100]=&quot;1/1&quot;;[.M1100]=&quot;0/0&quot;);AND([.L1100]=&quot;0/0&quot;;[.M110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1651" calcext:value-type="float">
            <text:p>1916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8;ExcessHet=0;FS=8.451;MQ=60;MQRankSum=0;QD=5.95;ReadPosRankSum=0.18;SOR=2.215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2:7:49:49,0,152</text:p>
          </table:table-cell>
          <table:table-cell office:value-type="string" calcext:value-type="string">
            <text:p>./.:.:.:.:.</text:p>
          </table:table-cell>
          <table:table-cell table:formula="of:=LEFT([.J1101];3)" office:value-type="string" office:string-value="0/1" calcext:value-type="string">
            <text:p>0/1</text:p>
          </table:table-cell>
          <table:table-cell table:formula="of:=LEFT([.K1101];3)" office:value-type="string" office:string-value="./." calcext:value-type="string">
            <text:p>./.</text:p>
          </table:table-cell>
          <table:table-cell table:formula="of:=IF(OR(AND([.L1101]=&quot;1/1&quot;;[.M1101]=&quot;0/0&quot;);AND([.L1101]=&quot;0/0&quot;;[.M110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2699" calcext:value-type="float">
            <text:p>1926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46.68" calcext:value-type="float">
            <text:p>246.6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93;ExcessHet=0;FS=4.771;MQ=60;MQRankSum=0;QD=27.41;ReadPosRankSum=-0.967;SOR=1.739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0:254,0,10</text:p>
          </table:table-cell>
          <table:table-cell office:value-type="string" calcext:value-type="string">
            <text:p>0/0:9,0:9:27:0,27,315</text:p>
          </table:table-cell>
          <table:table-cell table:formula="of:=LEFT([.J1102];3)" office:value-type="string" office:string-value="0/1" calcext:value-type="string">
            <text:p>0/1</text:p>
          </table:table-cell>
          <table:table-cell table:formula="of:=LEFT([.K1102];3)" office:value-type="string" office:string-value="0/0" calcext:value-type="string">
            <text:p>0/0</text:p>
          </table:table-cell>
          <table:table-cell table:formula="of:=IF(OR(AND([.L1102]=&quot;1/1&quot;;[.M1102]=&quot;0/0&quot;);AND([.L1102]=&quot;0/0&quot;;[.M110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5544" calcext:value-type="float">
            <text:p>1955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98.06" calcext:value-type="float">
            <text:p>39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55;SOR=1.27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12,33,0</text:p>
          </table:table-cell>
          <table:table-cell office:value-type="string" calcext:value-type="string">
            <text:p>0/0:10,0:10:30:0,30,348</text:p>
          </table:table-cell>
          <table:table-cell table:formula="of:=LEFT([.J1103];3)" office:value-type="string" office:string-value="1/1" calcext:value-type="string">
            <text:p>1/1</text:p>
          </table:table-cell>
          <table:table-cell table:formula="of:=LEFT([.K1103];3)" office:value-type="string" office:string-value="0/0" calcext:value-type="string">
            <text:p>0/0</text:p>
          </table:table-cell>
          <table:table-cell table:formula="of:=IF(OR(AND([.L1103]=&quot;1/1&quot;;[.M1103]=&quot;0/0&quot;);AND([.L1103]=&quot;0/0&quot;;[.M11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6261" calcext:value-type="float">
            <text:p>1962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22.06" calcext:value-type="float">
            <text:p>62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88;SOR=0.804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36,51,0</text:p>
          </table:table-cell>
          <table:table-cell office:value-type="string" calcext:value-type="string">
            <text:p>0/0:9,0:9:26:0,26,282</text:p>
          </table:table-cell>
          <table:table-cell table:formula="of:=LEFT([.J1104];3)" office:value-type="string" office:string-value="1/1" calcext:value-type="string">
            <text:p>1/1</text:p>
          </table:table-cell>
          <table:table-cell table:formula="of:=LEFT([.K1104];3)" office:value-type="string" office:string-value="0/0" calcext:value-type="string">
            <text:p>0/0</text:p>
          </table:table-cell>
          <table:table-cell table:formula="of:=IF(OR(AND([.L1104]=&quot;1/1&quot;;[.M1104]=&quot;0/0&quot;);AND([.L1104]=&quot;0/0&quot;;[.M110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7078" calcext:value-type="float">
            <text:p>1970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61.64" calcext:value-type="float">
            <text:p>6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003;ExcessHet=0;FS=0;MQ=60;MQRankSum=0;QD=3.85;ReadPosRankSum=0.202;SOR=0.26;DP=1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3,3:16:69:69,0,425</text:p>
          </table:table-cell>
          <table:table-cell table:formula="of:=LEFT([.J1105];3)" office:value-type="string" office:string-value="./." calcext:value-type="string">
            <text:p>./.</text:p>
          </table:table-cell>
          <table:table-cell table:formula="of:=LEFT([.K1105];3)" office:value-type="string" office:string-value="0/1" calcext:value-type="string">
            <text:p>0/1</text:p>
          </table:table-cell>
          <table:table-cell table:formula="of:=IF(OR(AND([.L1105]=&quot;1/1&quot;;[.M1105]=&quot;0/0&quot;);AND([.L1105]=&quot;0/0&quot;;[.M11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197469" calcext:value-type="float">
            <text:p>1974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44.96" calcext:value-type="float">
            <text:p>144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99;SOR=1.022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59,15,0</text:p>
          </table:table-cell>
          <table:table-cell office:value-type="string" calcext:value-type="string">
            <text:p>0/0:11,0:11:33:0,33,408</text:p>
          </table:table-cell>
          <table:table-cell table:formula="of:=LEFT([.J1106];3)" office:value-type="string" office:string-value="1/1" calcext:value-type="string">
            <text:p>1/1</text:p>
          </table:table-cell>
          <table:table-cell table:formula="of:=LEFT([.K1106];3)" office:value-type="string" office:string-value="0/0" calcext:value-type="string">
            <text:p>0/0</text:p>
          </table:table-cell>
          <table:table-cell table:formula="of:=IF(OR(AND([.L1106]=&quot;1/1&quot;;[.M1106]=&quot;0/0&quot;);AND([.L1106]=&quot;0/0&quot;;[.M110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1851" calcext:value-type="float">
            <text:p>2018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25.64" calcext:value-type="float">
            <text:p>325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08;ExcessHet=0;FS=2.881;MQ=60;MQRankSum=0;QD=27.14;ReadPosRankSum=0.538;SOR=0.197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0:12:39:333,0,39</text:p>
          </table:table-cell>
          <table:table-cell office:value-type="string" calcext:value-type="string">
            <text:p>0/0:12,0:12:36:0,36,429</text:p>
          </table:table-cell>
          <table:table-cell table:formula="of:=LEFT([.J1107];3)" office:value-type="string" office:string-value="0/1" calcext:value-type="string">
            <text:p>0/1</text:p>
          </table:table-cell>
          <table:table-cell table:formula="of:=LEFT([.K1107];3)" office:value-type="string" office:string-value="0/0" calcext:value-type="string">
            <text:p>0/0</text:p>
          </table:table-cell>
          <table:table-cell table:formula="of:=IF(OR(AND([.L1107]=&quot;1/1&quot;;[.M1107]=&quot;0/0&quot;);AND([.L1107]=&quot;0/0&quot;;[.M110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08045" calcext:value-type="float">
            <text:p>2080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96.48" calcext:value-type="float">
            <text:p>396.4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702;ExcessHet=0;FS=0;MQ=60;MQRankSum=0;QD=30.5;ReadPosRankSum=-1.336;SOR=0.22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2:13:3:406,3,0</text:p>
          </table:table-cell>
          <table:table-cell office:value-type="string" calcext:value-type="string">
            <text:p>0/0:7,0:7:21:0,21,254</text:p>
          </table:table-cell>
          <table:table-cell table:formula="of:=LEFT([.J1108];3)" office:value-type="string" office:string-value="1/1" calcext:value-type="string">
            <text:p>1/1</text:p>
          </table:table-cell>
          <table:table-cell table:formula="of:=LEFT([.K1108];3)" office:value-type="string" office:string-value="0/0" calcext:value-type="string">
            <text:p>0/0</text:p>
          </table:table-cell>
          <table:table-cell table:formula="of:=IF(OR(AND([.L1108]=&quot;1/1&quot;;[.M1108]=&quot;0/0&quot;);AND([.L1108]=&quot;0/0&quot;;[.M11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0447" calcext:value-type="float">
            <text:p>2104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633;ExcessHet=0;FS=6.69;MQ=60;MQRankSum=0;QD=2.08;ReadPosRankSum=1.358;SOR=2.814;DP=2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8,3:21:51:51,0,572</text:p>
          </table:table-cell>
          <table:table-cell office:value-type="string" calcext:value-type="string">
            <text:p>./.:.:.:.:.</text:p>
          </table:table-cell>
          <table:table-cell table:formula="of:=LEFT([.J1109];3)" office:value-type="string" office:string-value="0/1" calcext:value-type="string">
            <text:p>0/1</text:p>
          </table:table-cell>
          <table:table-cell table:formula="of:=LEFT([.K1109];3)" office:value-type="string" office:string-value="./." calcext:value-type="string">
            <text:p>./.</text:p>
          </table:table-cell>
          <table:table-cell table:formula="of:=IF(OR(AND([.L1109]=&quot;1/1&quot;;[.M1109]=&quot;0/0&quot;);AND([.L1109]=&quot;0/0&quot;;[.M110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0740" calcext:value-type="float">
            <text:p>2107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22.64" calcext:value-type="float">
            <text:p>222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728;ExcessHet=0;FS=3.233;MQ=60;MQRankSum=0;QD=22.26;ReadPosRankSum=-0.755;SOR=0.093;DP=2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7:10:78:230,0,78</text:p>
          </table:table-cell>
          <table:table-cell office:value-type="string" calcext:value-type="string">
            <text:p>0/0:14,0:14:42:0,42,501</text:p>
          </table:table-cell>
          <table:table-cell table:formula="of:=LEFT([.J1110];3)" office:value-type="string" office:string-value="0/1" calcext:value-type="string">
            <text:p>0/1</text:p>
          </table:table-cell>
          <table:table-cell table:formula="of:=LEFT([.K1110];3)" office:value-type="string" office:string-value="0/0" calcext:value-type="string">
            <text:p>0/0</text:p>
          </table:table-cell>
          <table:table-cell table:formula="of:=IF(OR(AND([.L1110]=&quot;1/1&quot;;[.M1110]=&quot;0/0&quot;);AND([.L1110]=&quot;0/0&quot;;[.M111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0893" calcext:value-type="float">
            <text:p>21089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146.64" calcext:value-type="float">
            <text:p>14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013;ExcessHet=0;FS=6.154;MQ=60;MQRankSum=0;QD=12.22;ReadPosRankSum=1.276;SOR=1.872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5:12:99:154,0,232</text:p>
          </table:table-cell>
          <table:table-cell office:value-type="string" calcext:value-type="string">
            <text:p>./.:.:.:.:.</text:p>
          </table:table-cell>
          <table:table-cell table:formula="of:=LEFT([.J1111];3)" office:value-type="string" office:string-value="0/1" calcext:value-type="string">
            <text:p>0/1</text:p>
          </table:table-cell>
          <table:table-cell table:formula="of:=LEFT([.K1111];3)" office:value-type="string" office:string-value="./." calcext:value-type="string">
            <text:p>./.</text:p>
          </table:table-cell>
          <table:table-cell table:formula="of:=IF(OR(AND([.L1111]=&quot;1/1&quot;;[.M1111]=&quot;0/0&quot;);AND([.L1111]=&quot;0/0&quot;;[.M111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1386" calcext:value-type="float">
            <text:p>2113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89.65" calcext:value-type="float">
            <text:p>189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66;ExcessHet=0;FS=5.441;MQ=60;MQRankSum=0;QD=27.09;ReadPosRankSum=1.465;SOR=2.225;DP=16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16:197,0,16</text:p>
          </table:table-cell>
          <table:table-cell office:value-type="string" calcext:value-type="string">
            <text:p>0/0:9,0:9:27:0,27,306</text:p>
          </table:table-cell>
          <table:table-cell table:formula="of:=LEFT([.J1112];3)" office:value-type="string" office:string-value="0/1" calcext:value-type="string">
            <text:p>0/1</text:p>
          </table:table-cell>
          <table:table-cell table:formula="of:=LEFT([.K1112];3)" office:value-type="string" office:string-value="0/0" calcext:value-type="string">
            <text:p>0/0</text:p>
          </table:table-cell>
          <table:table-cell table:formula="of:=IF(OR(AND([.L1112]=&quot;1/1&quot;;[.M1112]=&quot;0/0&quot;);AND([.L1112]=&quot;0/0&quot;;[.M111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1616" calcext:value-type="float">
            <text:p>2116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406.98" calcext:value-type="float">
            <text:p>406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89;ExcessHet=0;FS=0;MQ=60;MQRankSum=0;QD=29.07;ReadPosRankSum=0;SOR=0.283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3:14:5:418,5,0</text:p>
          </table:table-cell>
          <table:table-cell office:value-type="string" calcext:value-type="string">
            <text:p>0/0:7,0:7:21:0,21,260</text:p>
          </table:table-cell>
          <table:table-cell table:formula="of:=LEFT([.J1113];3)" office:value-type="string" office:string-value="1/1" calcext:value-type="string">
            <text:p>1/1</text:p>
          </table:table-cell>
          <table:table-cell table:formula="of:=LEFT([.K1113];3)" office:value-type="string" office:string-value="0/0" calcext:value-type="string">
            <text:p>0/0</text:p>
          </table:table-cell>
          <table:table-cell table:formula="of:=IF(OR(AND([.L1113]=&quot;1/1&quot;;[.M1113]=&quot;0/0&quot;);AND([.L1113]=&quot;0/0&quot;;[.M11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3052" calcext:value-type="float">
            <text:p>2130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319;ExcessHet=0;FS=3.332;MQ=60;MQRankSum=0;QD=5.08;ReadPosRankSum=2.1;SOR=2.303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6,2:8:48:48,0,193</text:p>
          </table:table-cell>
          <table:table-cell office:value-type="string" calcext:value-type="string">
            <text:p>./.:.:.:.:.</text:p>
          </table:table-cell>
          <table:table-cell table:formula="of:=LEFT([.J1114];3)" office:value-type="string" office:string-value="0/1" calcext:value-type="string">
            <text:p>0/1</text:p>
          </table:table-cell>
          <table:table-cell table:formula="of:=LEFT([.K1114];3)" office:value-type="string" office:string-value="./." calcext:value-type="string">
            <text:p>./.</text:p>
          </table:table-cell>
          <table:table-cell table:formula="of:=IF(OR(AND([.L1114]=&quot;1/1&quot;;[.M1114]=&quot;0/0&quot;);AND([.L1114]=&quot;0/0&quot;;[.M111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3570" calcext:value-type="float">
            <text:p>2135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57.64" calcext:value-type="float">
            <text:p>5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408;ExcessHet=0;FS=5.88;MQ=60;MQRankSum=0;QD=4.12;ReadPosRankSum=1.091;SOR=2.546;DP=1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1,3:14:65:65,0,363</text:p>
          </table:table-cell>
          <table:table-cell office:value-type="string" calcext:value-type="string">
            <text:p>./.:.:.:.:.</text:p>
          </table:table-cell>
          <table:table-cell table:formula="of:=LEFT([.J1115];3)" office:value-type="string" office:string-value="0/1" calcext:value-type="string">
            <text:p>0/1</text:p>
          </table:table-cell>
          <table:table-cell table:formula="of:=LEFT([.K1115];3)" office:value-type="string" office:string-value="./." calcext:value-type="string">
            <text:p>./.</text:p>
          </table:table-cell>
          <table:table-cell table:formula="of:=IF(OR(AND([.L1115]=&quot;1/1&quot;;[.M1115]=&quot;0/0&quot;);AND([.L1115]=&quot;0/0&quot;;[.M111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3801" calcext:value-type="float">
            <text:p>2138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7.64" calcext:value-type="float">
            <text:p>5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306;ExcessHet=0;FS=0;MQ=60;MQRankSum=0;QD=3.6;ReadPosRankSum=0.068;SOR=1.002;DP=1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3,3:16:65:65,0,424</text:p>
          </table:table-cell>
          <table:table-cell office:value-type="string" calcext:value-type="string">
            <text:p>./.:.:.:.:.</text:p>
          </table:table-cell>
          <table:table-cell table:formula="of:=LEFT([.J1116];3)" office:value-type="string" office:string-value="0/1" calcext:value-type="string">
            <text:p>0/1</text:p>
          </table:table-cell>
          <table:table-cell table:formula="of:=LEFT([.K1116];3)" office:value-type="string" office:string-value="./." calcext:value-type="string">
            <text:p>./.</text:p>
          </table:table-cell>
          <table:table-cell table:formula="of:=IF(OR(AND([.L1116]=&quot;1/1&quot;;[.M1116]=&quot;0/0&quot;);AND([.L1116]=&quot;0/0&quot;;[.M111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6486" calcext:value-type="float">
            <text:p>2164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MQ_filter;QD_filter</text:p>
          </table:table-cell>
          <table:table-cell office:value-type="string" calcext:value-type="string">
            <text:p>BaseQRankSum=-0.524;ExcessHet=0;FS=3.31;MQ=36.83;MQRankSum=0;QD=7.61;ReadPosRankSum=-0.431;SOR=2.303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4,2:6:53:53,0,125</text:p>
          </table:table-cell>
          <table:table-cell table:formula="of:=LEFT([.J1117];3)" office:value-type="string" office:string-value="./." calcext:value-type="string">
            <text:p>./.</text:p>
          </table:table-cell>
          <table:table-cell table:formula="of:=LEFT([.K1117];3)" office:value-type="string" office:string-value="0/1" calcext:value-type="string">
            <text:p>0/1</text:p>
          </table:table-cell>
          <table:table-cell table:formula="of:=IF(OR(AND([.L1117]=&quot;1/1&quot;;[.M1117]=&quot;0/0&quot;);AND([.L1117]=&quot;0/0&quot;;[.M111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17652" calcext:value-type="float">
            <text:p>2176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</text:p>
          </table:table-cell>
          <table:table-cell office:value-type="float" office:value="37.6" calcext:value-type="float">
            <text:p>37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674;ExcessHet=0;FS=0;MQ=54.16;MQRankSum=0;QD=9.4;ReadPosRankSum=-1.383;SOR=0.693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2:4:45:45,0,46</text:p>
          </table:table-cell>
          <table:table-cell office:value-type="string" calcext:value-type="string">
            <text:p>./.:.:.:.:.</text:p>
          </table:table-cell>
          <table:table-cell table:formula="of:=LEFT([.J1118];3)" office:value-type="string" office:string-value="0/1" calcext:value-type="string">
            <text:p>0/1</text:p>
          </table:table-cell>
          <table:table-cell table:formula="of:=LEFT([.K1118];3)" office:value-type="string" office:string-value="./." calcext:value-type="string">
            <text:p>./.</text:p>
          </table:table-cell>
          <table:table-cell table:formula="of:=IF(OR(AND([.L1118]=&quot;1/1&quot;;[.M1118]=&quot;0/0&quot;);AND([.L1118]=&quot;0/0&quot;;[.M111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1929" calcext:value-type="float">
            <text:p>2219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61.06" calcext:value-type="float">
            <text:p>56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51;SOR=1.609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575,48,0</text:p>
          </table:table-cell>
          <table:table-cell office:value-type="string" calcext:value-type="string">
            <text:p>0/0:11,0:11:33:0,33,411</text:p>
          </table:table-cell>
          <table:table-cell table:formula="of:=LEFT([.J1119];3)" office:value-type="string" office:string-value="1/1" calcext:value-type="string">
            <text:p>1/1</text:p>
          </table:table-cell>
          <table:table-cell table:formula="of:=LEFT([.K1119];3)" office:value-type="string" office:string-value="0/0" calcext:value-type="string">
            <text:p>0/0</text:p>
          </table:table-cell>
          <table:table-cell table:formula="of:=IF(OR(AND([.L1119]=&quot;1/1&quot;;[.M1119]=&quot;0/0&quot;);AND([.L1119]=&quot;0/0&quot;;[.M111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3472" calcext:value-type="float">
            <text:p>2234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C</text:p>
          </table:table-cell>
          <table:table-cell office:value-type="float" office:value="259.61" calcext:value-type="float">
            <text:p>259.6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01;ExcessHet=0;FS=0;MQ=60;MQRankSum=0;QD=23.6;ReadPosRankSum=-0.66;SOR=0.892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9:11:21:267,0,21</text:p>
          </table:table-cell>
          <table:table-cell office:value-type="string" calcext:value-type="string">
            <text:p>0/0:6,0:6:18:0,18,202</text:p>
          </table:table-cell>
          <table:table-cell table:formula="of:=LEFT([.J1120];3)" office:value-type="string" office:string-value="0/1" calcext:value-type="string">
            <text:p>0/1</text:p>
          </table:table-cell>
          <table:table-cell table:formula="of:=LEFT([.K1120];3)" office:value-type="string" office:string-value="0/0" calcext:value-type="string">
            <text:p>0/0</text:p>
          </table:table-cell>
          <table:table-cell table:formula="of:=IF(OR(AND([.L1120]=&quot;1/1&quot;;[.M1120]=&quot;0/0&quot;);AND([.L1120]=&quot;0/0&quot;;[.M112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3677" calcext:value-type="float">
            <text:p>22367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42.06" calcext:value-type="float">
            <text:p>34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21;SOR=1.085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6,30,0</text:p>
          </table:table-cell>
          <table:table-cell office:value-type="string" calcext:value-type="string">
            <text:p>0/0:12,0:12:36:0,36,450</text:p>
          </table:table-cell>
          <table:table-cell table:formula="of:=LEFT([.J1121];3)" office:value-type="string" office:string-value="1/1" calcext:value-type="string">
            <text:p>1/1</text:p>
          </table:table-cell>
          <table:table-cell table:formula="of:=LEFT([.K1121];3)" office:value-type="string" office:string-value="0/0" calcext:value-type="string">
            <text:p>0/0</text:p>
          </table:table-cell>
          <table:table-cell table:formula="of:=IF(OR(AND([.L1121]=&quot;1/1&quot;;[.M1121]=&quot;0/0&quot;);AND([.L1121]=&quot;0/0&quot;;[.M112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3801" calcext:value-type="float">
            <text:p>2238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250.02" calcext:value-type="float">
            <text:p>250.02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29.33;SOR=4.174;DP=7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64,21,0</text:p>
          </table:table-cell>
          <table:table-cell office:value-type="string" calcext:value-type="string">
            <text:p>./.:.:.:.:.</text:p>
          </table:table-cell>
          <table:table-cell table:formula="of:=LEFT([.J1122];3)" office:value-type="string" office:string-value="1/1" calcext:value-type="string">
            <text:p>1/1</text:p>
          </table:table-cell>
          <table:table-cell table:formula="of:=LEFT([.K1122];3)" office:value-type="string" office:string-value="./." calcext:value-type="string">
            <text:p>./.</text:p>
          </table:table-cell>
          <table:table-cell table:formula="of:=IF(OR(AND([.L1122]=&quot;1/1&quot;;[.M1122]=&quot;0/0&quot;);AND([.L1122]=&quot;0/0&quot;;[.M112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6028" calcext:value-type="float">
            <text:p>2260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20.06" calcext:value-type="float">
            <text:p>32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01;SOR=3.258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34,30,0</text:p>
          </table:table-cell>
          <table:table-cell office:value-type="string" calcext:value-type="string">
            <text:p>0/0:6,0:6:18:0,18,219</text:p>
          </table:table-cell>
          <table:table-cell table:formula="of:=LEFT([.J1123];3)" office:value-type="string" office:string-value="1/1" calcext:value-type="string">
            <text:p>1/1</text:p>
          </table:table-cell>
          <table:table-cell table:formula="of:=LEFT([.K1123];3)" office:value-type="string" office:string-value="0/0" calcext:value-type="string">
            <text:p>0/0</text:p>
          </table:table-cell>
          <table:table-cell table:formula="of:=IF(OR(AND([.L1123]=&quot;1/1&quot;;[.M1123]=&quot;0/0&quot;);AND([.L1123]=&quot;0/0&quot;;[.M112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7182" calcext:value-type="float">
            <text:p>2271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228.66" calcext:value-type="float">
            <text:p>228.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319;ExcessHet=0;FS=0;MQ=60;MQRankSum=0;QD=28.58;ReadPosRankSum=0.157;SOR=0.595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13:236,0,13</text:p>
          </table:table-cell>
          <table:table-cell office:value-type="string" calcext:value-type="string">
            <text:p>0/0:15,0:15:45:0,45,549</text:p>
          </table:table-cell>
          <table:table-cell table:formula="of:=LEFT([.J1124];3)" office:value-type="string" office:string-value="0/1" calcext:value-type="string">
            <text:p>0/1</text:p>
          </table:table-cell>
          <table:table-cell table:formula="of:=LEFT([.K1124];3)" office:value-type="string" office:string-value="0/0" calcext:value-type="string">
            <text:p>0/0</text:p>
          </table:table-cell>
          <table:table-cell table:formula="of:=IF(OR(AND([.L1124]=&quot;1/1&quot;;[.M1124]=&quot;0/0&quot;);AND([.L1124]=&quot;0/0&quot;;[.M112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7684" calcext:value-type="float">
            <text:p>2276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41.64" calcext:value-type="float">
            <text:p>4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566;ExcessHet=0;FS=3.68;MQ=60;MQRankSum=0;QD=5.95;ReadPosRankSum=1.068;SOR=2.258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49:49,0,159</text:p>
          </table:table-cell>
          <table:table-cell table:formula="of:=LEFT([.J1125];3)" office:value-type="string" office:string-value="./." calcext:value-type="string">
            <text:p>./.</text:p>
          </table:table-cell>
          <table:table-cell table:formula="of:=LEFT([.K1125];3)" office:value-type="string" office:string-value="0/1" calcext:value-type="string">
            <text:p>0/1</text:p>
          </table:table-cell>
          <table:table-cell table:formula="of:=IF(OR(AND([.L1125]=&quot;1/1&quot;;[.M1125]=&quot;0/0&quot;);AND([.L1125]=&quot;0/0&quot;;[.M112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8324" calcext:value-type="float">
            <text:p>228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QD_filter;SOR_filter</text:p>
          </table:table-cell>
          <table:table-cell office:value-type="string" calcext:value-type="string">
            <text:p>BaseQRankSum=-2.278;ExcessHet=0;FS=28.987;MQ=60;MQRankSum=0;QD=11.97;ReadPosRankSum=-3.224;SOR=4.159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7:12:99:151,0,154</text:p>
          </table:table-cell>
          <table:table-cell office:value-type="string" calcext:value-type="string">
            <text:p>./.:.:.:.:.</text:p>
          </table:table-cell>
          <table:table-cell table:formula="of:=LEFT([.J1126];3)" office:value-type="string" office:string-value="0/1" calcext:value-type="string">
            <text:p>0/1</text:p>
          </table:table-cell>
          <table:table-cell table:formula="of:=LEFT([.K1126];3)" office:value-type="string" office:string-value="./." calcext:value-type="string">
            <text:p>./.</text:p>
          </table:table-cell>
          <table:table-cell table:formula="of:=IF(OR(AND([.L1126]=&quot;1/1&quot;;[.M1126]=&quot;0/0&quot;);AND([.L1126]=&quot;0/0&quot;;[.M112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28513" calcext:value-type="float">
            <text:p>2285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CTCT</text:p>
          </table:table-cell>
          <table:table-cell office:value-type="string" calcext:value-type="string">
            <text:p>C,CCT</text:p>
          </table:table-cell>
          <table:table-cell office:value-type="float" office:value="312.02" calcext:value-type="float">
            <text:p>312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667;ExcessHet=0;FS=4.393;MQ=60;MQRankSum=0;QD=28.37;ReadPosRankSum=0;SOR=1.447;DP=17;AF=0,0;MLEAC=0,0;MLEAF=0,0;AN=4;AC=1,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2:1,5,5:11:99:329,125,155,142,0,146</text:p>
          </table:table-cell>
          <table:table-cell office:value-type="string" calcext:value-type="string">
            <text:p>0/0:2,0,0:2:6:0,6,90,6,75,70</text:p>
          </table:table-cell>
          <table:table-cell table:formula="of:=LEFT([.J1127];3)" office:value-type="string" office:string-value="1/2" calcext:value-type="string">
            <text:p>1/2</text:p>
          </table:table-cell>
          <table:table-cell table:formula="of:=LEFT([.K1127];3)" office:value-type="string" office:string-value="0/0" calcext:value-type="string">
            <text:p>0/0</text:p>
          </table:table-cell>
          <table:table-cell table:formula="of:=IF(OR(AND([.L1127]=&quot;1/1&quot;;[.M1127]=&quot;0/0&quot;);AND([.L1127]=&quot;0/0&quot;;[.M112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30279" calcext:value-type="float">
            <text:p>23027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77.96" calcext:value-type="float">
            <text:p>177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17;SOR=1.022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92,15,0</text:p>
          </table:table-cell>
          <table:table-cell office:value-type="string" calcext:value-type="string">
            <text:p>0/0:6,0:6:18:0,18,217</text:p>
          </table:table-cell>
          <table:table-cell table:formula="of:=LEFT([.J1128];3)" office:value-type="string" office:string-value="1/1" calcext:value-type="string">
            <text:p>1/1</text:p>
          </table:table-cell>
          <table:table-cell table:formula="of:=LEFT([.K1128];3)" office:value-type="string" office:string-value="0/0" calcext:value-type="string">
            <text:p>0/0</text:p>
          </table:table-cell>
          <table:table-cell table:formula="of:=IF(OR(AND([.L1128]=&quot;1/1&quot;;[.M1128]=&quot;0/0&quot;);AND([.L1128]=&quot;0/0&quot;;[.M112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38419" calcext:value-type="float">
            <text:p>23841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1.78" calcext:value-type="float">
            <text:p>51.7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2.16;SOR=0.693;DP=1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56,6,0</text:p>
          </table:table-cell>
          <table:table-cell office:value-type="string" calcext:value-type="string">
            <text:p>0/0:8,0:8:24:0,24,252</text:p>
          </table:table-cell>
          <table:table-cell table:formula="of:=LEFT([.J1129];3)" office:value-type="string" office:string-value="1/1" calcext:value-type="string">
            <text:p>1/1</text:p>
          </table:table-cell>
          <table:table-cell table:formula="of:=LEFT([.K1129];3)" office:value-type="string" office:string-value="0/0" calcext:value-type="string">
            <text:p>0/0</text:p>
          </table:table-cell>
          <table:table-cell table:formula="of:=IF(OR(AND([.L1129]=&quot;1/1&quot;;[.M1129]=&quot;0/0&quot;);AND([.L1129]=&quot;0/0&quot;;[.M112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46317" calcext:value-type="float">
            <text:p>2463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511.03" calcext:value-type="float">
            <text:p>511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39;SOR=0.693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525,54,0</text:p>
          </table:table-cell>
          <table:table-cell office:value-type="string" calcext:value-type="string">
            <text:p>0/0:7,0:7:21:0,21,211</text:p>
          </table:table-cell>
          <table:table-cell table:formula="of:=LEFT([.J1130];3)" office:value-type="string" office:string-value="1/1" calcext:value-type="string">
            <text:p>1/1</text:p>
          </table:table-cell>
          <table:table-cell table:formula="of:=LEFT([.K1130];3)" office:value-type="string" office:string-value="0/0" calcext:value-type="string">
            <text:p>0/0</text:p>
          </table:table-cell>
          <table:table-cell table:formula="of:=IF(OR(AND([.L1130]=&quot;1/1&quot;;[.M1130]=&quot;0/0&quot;);AND([.L1130]=&quot;0/0&quot;;[.M113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249975" calcext:value-type="float">
            <text:p>2499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12;SOR=0.69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47,24,0</text:p>
          </table:table-cell>
          <table:table-cell office:value-type="string" calcext:value-type="string">
            <text:p>0/0:12,0:12:36:0,36,370</text:p>
          </table:table-cell>
          <table:table-cell table:formula="of:=LEFT([.J1131];3)" office:value-type="string" office:string-value="1/1" calcext:value-type="string">
            <text:p>1/1</text:p>
          </table:table-cell>
          <table:table-cell table:formula="of:=LEFT([.K1131];3)" office:value-type="string" office:string-value="0/0" calcext:value-type="string">
            <text:p>0/0</text:p>
          </table:table-cell>
          <table:table-cell table:formula="of:=IF(OR(AND([.L1131]=&quot;1/1&quot;;[.M1131]=&quot;0/0&quot;);AND([.L1131]=&quot;0/0&quot;;[.M1131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50936" calcext:value-type="float">
            <text:p>2509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A</text:p>
          </table:table-cell>
          <table:table-cell office:value-type="float" office:value="215.6" calcext:value-type="float">
            <text:p>215.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674;ExcessHet=0;FS=7.782;MQ=60;MQRankSum=0;QD=23.96;ReadPosRankSum=-1.025;SOR=1.414;DP=1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7:9:47:223,0,47</text:p>
          </table:table-cell>
          <table:table-cell office:value-type="string" calcext:value-type="string">
            <text:p>0/0:3,0:3:9:0,9,112</text:p>
          </table:table-cell>
          <table:table-cell table:formula="of:=LEFT([.J1132];3)" office:value-type="string" office:string-value="0/1" calcext:value-type="string">
            <text:p>0/1</text:p>
          </table:table-cell>
          <table:table-cell table:formula="of:=LEFT([.K1132];3)" office:value-type="string" office:string-value="0/0" calcext:value-type="string">
            <text:p>0/0</text:p>
          </table:table-cell>
          <table:table-cell table:formula="of:=IF(OR(AND([.L1132]=&quot;1/1&quot;;[.M1132]=&quot;0/0&quot;);AND([.L1132]=&quot;0/0&quot;;[.M1132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55240" calcext:value-type="float">
            <text:p>2552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66.96" calcext:value-type="float">
            <text:p>166.9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39;SOR=3.611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181,15,0</text:p>
          </table:table-cell>
          <table:table-cell office:value-type="string" calcext:value-type="string">
            <text:p>0/0:8,0:8:24:0,24,273</text:p>
          </table:table-cell>
          <table:table-cell table:formula="of:=LEFT([.J1133];3)" office:value-type="string" office:string-value="1/1" calcext:value-type="string">
            <text:p>1/1</text:p>
          </table:table-cell>
          <table:table-cell table:formula="of:=LEFT([.K1133];3)" office:value-type="string" office:string-value="0/0" calcext:value-type="string">
            <text:p>0/0</text:p>
          </table:table-cell>
          <table:table-cell table:formula="of:=IF(OR(AND([.L1133]=&quot;1/1&quot;;[.M1133]=&quot;0/0&quot;);AND([.L1133]=&quot;0/0&quot;;[.M1133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55397" calcext:value-type="float">
            <text:p>2553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90.84" calcext:value-type="float">
            <text:p>90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28;SOR=2.833;DP=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4,9,0</text:p>
          </table:table-cell>
          <table:table-cell office:value-type="string" calcext:value-type="string">
            <text:p>0/0:3,0:3:9:0,9,109</text:p>
          </table:table-cell>
          <table:table-cell table:formula="of:=LEFT([.J1134];3)" office:value-type="string" office:string-value="1/1" calcext:value-type="string">
            <text:p>1/1</text:p>
          </table:table-cell>
          <table:table-cell table:formula="of:=LEFT([.K1134];3)" office:value-type="string" office:string-value="0/0" calcext:value-type="string">
            <text:p>0/0</text:p>
          </table:table-cell>
          <table:table-cell table:formula="of:=IF(OR(AND([.L1134]=&quot;1/1&quot;;[.M1134]=&quot;0/0&quot;);AND([.L1134]=&quot;0/0&quot;;[.M1134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59105" calcext:value-type="float">
            <text:p>2591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CT</text:p>
          </table:table-cell>
          <table:table-cell office:value-type="string" calcext:value-type="string">
            <text:p>G</text:p>
          </table:table-cell>
          <table:table-cell office:value-type="float" office:value="184.93" calcext:value-type="float">
            <text:p>184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82;SOR=1.329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199,18,0</text:p>
          </table:table-cell>
          <table:table-cell office:value-type="string" calcext:value-type="string">
            <text:p>0/0:6,0:6:18:0,18,195</text:p>
          </table:table-cell>
          <table:table-cell table:formula="of:=LEFT([.J1135];3)" office:value-type="string" office:string-value="1/1" calcext:value-type="string">
            <text:p>1/1</text:p>
          </table:table-cell>
          <table:table-cell table:formula="of:=LEFT([.K1135];3)" office:value-type="string" office:string-value="0/0" calcext:value-type="string">
            <text:p>0/0</text:p>
          </table:table-cell>
          <table:table-cell table:formula="of:=IF(OR(AND([.L1135]=&quot;1/1&quot;;[.M1135]=&quot;0/0&quot;);AND([.L1135]=&quot;0/0&quot;;[.M1135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2115" calcext:value-type="float">
            <text:p>2621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15.53" calcext:value-type="float">
            <text:p>515.5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112;ExcessHet=0;FS=0;MQ=60;MQRankSum=0;QD=32.22;ReadPosRankSum=-0.978;SOR=0.61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5:16:10:529,10,0</text:p>
          </table:table-cell>
          <table:table-cell office:value-type="string" calcext:value-type="string">
            <text:p>0/0:8,0:8:24:0,24,299</text:p>
          </table:table-cell>
          <table:table-cell table:formula="of:=LEFT([.J1136];3)" office:value-type="string" office:string-value="1/1" calcext:value-type="string">
            <text:p>1/1</text:p>
          </table:table-cell>
          <table:table-cell table:formula="of:=LEFT([.K1136];3)" office:value-type="string" office:string-value="0/0" calcext:value-type="string">
            <text:p>0/0</text:p>
          </table:table-cell>
          <table:table-cell table:formula="of:=IF(OR(AND([.L1136]=&quot;1/1&quot;;[.M1136]=&quot;0/0&quot;);AND([.L1136]=&quot;0/0&quot;;[.M1136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4463" calcext:value-type="float">
            <text:p>26446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A</text:p>
          </table:table-cell>
          <table:table-cell office:value-type="float" office:value="63.6" calcext:value-type="float">
            <text:p>63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431;ExcessHet=0;FS=0;MQ=60;MQRankSum=0;QD=15.9;ReadPosRankSum=0;SOR=0.105;DP=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2,2:4:64:71,0,64</text:p>
          </table:table-cell>
          <table:table-cell table:formula="of:=LEFT([.J1137];3)" office:value-type="string" office:string-value="./." calcext:value-type="string">
            <text:p>./.</text:p>
          </table:table-cell>
          <table:table-cell table:formula="of:=LEFT([.K1137];3)" office:value-type="string" office:string-value="0/1" calcext:value-type="string">
            <text:p>0/1</text:p>
          </table:table-cell>
          <table:table-cell table:formula="of:=IF(OR(AND([.L1137]=&quot;1/1&quot;;[.M1137]=&quot;0/0&quot;);AND([.L1137]=&quot;0/0&quot;;[.M1137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4476" calcext:value-type="float">
            <text:p>2644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00.64" calcext:value-type="float">
            <text:p>100.64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60;SOR=0.223;BaseQRankSum=-0.319;MQRankSum=0;QD=25.16;ReadPosRankSum=-0.319;DP=5;AF=0.5;MLEAC=1;MLEAF=0.5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0:1,0:1:3:0,3,37</text:p>
          </table:table-cell>
          <table:table-cell office:value-type="string" calcext:value-type="string">
            <text:p>0/1:1,3:4:33:108,0,33</text:p>
          </table:table-cell>
          <table:table-cell table:formula="of:=LEFT([.J1138];3)" office:value-type="string" office:string-value="0/0" calcext:value-type="string">
            <text:p>0/0</text:p>
          </table:table-cell>
          <table:table-cell table:formula="of:=LEFT([.K1138];3)" office:value-type="string" office:string-value="0/1" calcext:value-type="string">
            <text:p>0/1</text:p>
          </table:table-cell>
          <table:table-cell table:formula="of:=IF(OR(AND([.L1138]=&quot;1/1&quot;;[.M1138]=&quot;0/0&quot;);AND([.L1138]=&quot;0/0&quot;;[.M1138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4528" calcext:value-type="float">
            <text:p>2645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96.64" calcext:value-type="float">
            <text:p>196.64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60;SOR=0.223;BaseQRankSum=1.18;MQRankSum=0;QD=28.09;ReadPosRankSum=0.366;DP=8;AF=0.5;MLEAC=1;MLEAF=0.5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0:1,0:1:3:0,3,34</text:p>
          </table:table-cell>
          <table:table-cell office:value-type="string" calcext:value-type="string">
            <text:p>0/1:2,5:7:69:204,0,69</text:p>
          </table:table-cell>
          <table:table-cell table:formula="of:=LEFT([.J1139];3)" office:value-type="string" office:string-value="0/0" calcext:value-type="string">
            <text:p>0/0</text:p>
          </table:table-cell>
          <table:table-cell table:formula="of:=LEFT([.K1139];3)" office:value-type="string" office:string-value="0/1" calcext:value-type="string">
            <text:p>0/1</text:p>
          </table:table-cell>
          <table:table-cell table:formula="of:=IF(OR(AND([.L1139]=&quot;1/1&quot;;[.M1139]=&quot;0/0&quot;);AND([.L1139]=&quot;0/0&quot;;[.M1139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4534" calcext:value-type="float">
            <text:p>2645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96.64" calcext:value-type="float">
            <text:p>196.64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60;SOR=0.223;BaseQRankSum=0.431;MQRankSum=0;QD=28.09;ReadPosRankSum=-0.876;DP=8;AF=0.5;MLEAC=1;MLEAF=0.5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0:1,0:1:3:0,3,38</text:p>
          </table:table-cell>
          <table:table-cell office:value-type="string" calcext:value-type="string">
            <text:p>0/1:2,5:7:69:204,0,69</text:p>
          </table:table-cell>
          <table:table-cell table:formula="of:=LEFT([.J1140];3)" office:value-type="string" office:string-value="0/0" calcext:value-type="string">
            <text:p>0/0</text:p>
          </table:table-cell>
          <table:table-cell table:formula="of:=LEFT([.K1140];3)" office:value-type="string" office:string-value="0/1" calcext:value-type="string">
            <text:p>0/1</text:p>
          </table:table-cell>
          <table:table-cell table:formula="of:=IF(OR(AND([.L1140]=&quot;1/1&quot;;[.M1140]=&quot;0/0&quot;);AND([.L1140]=&quot;0/0&quot;;[.M1140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5137" calcext:value-type="float">
            <text:p>2651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3.32" calcext:value-type="float">
            <text:p>33.32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ExcessHet=0;FS=0;MQ=60;QD=16.66;SOR=2.303;DP=2;AF=1;MLEAC=1;MLEAF=0.5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45,6,0</text:p>
          </table:table-cell>
          <table:table-cell office:value-type="string" calcext:value-type="string">
            <text:p>./.:.:.:.:.</text:p>
          </table:table-cell>
          <table:table-cell table:formula="of:=LEFT([.J1141];3)" office:value-type="string" office:string-value="1/1" calcext:value-type="string">
            <text:p>1/1</text:p>
          </table:table-cell>
          <table:table-cell table:formula="of:=LEFT([.K1141];3)" office:value-type="string" office:string-value="./." calcext:value-type="string">
            <text:p>./.</text:p>
          </table:table-cell>
          <table:table-cell table:formula="of:=IF(OR(AND([.L1141]=&quot;1/1&quot;;[.M1141]=&quot;0/0&quot;);AND([.L1141]=&quot;0/0&quot;;[.M1141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5850" calcext:value-type="float">
            <text:p>26585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272.04" calcext:value-type="float">
            <text:p>272.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;SOR=1.179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86,24,0</text:p>
          </table:table-cell>
          <table:table-cell office:value-type="string" calcext:value-type="string">
            <text:p>0/0:17,0:17:51:0,51,625</text:p>
          </table:table-cell>
          <table:table-cell table:formula="of:=LEFT([.J1142];3)" office:value-type="string" office:string-value="1/1" calcext:value-type="string">
            <text:p>1/1</text:p>
          </table:table-cell>
          <table:table-cell table:formula="of:=LEFT([.K1142];3)" office:value-type="string" office:string-value="0/0" calcext:value-type="string">
            <text:p>0/0</text:p>
          </table:table-cell>
          <table:table-cell table:formula="of:=IF(OR(AND([.L1142]=&quot;1/1&quot;;[.M1142]=&quot;0/0&quot;);AND([.L1142]=&quot;0/0&quot;;[.M1142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7252" calcext:value-type="float">
            <text:p>2672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435.03" calcext:value-type="float">
            <text:p>435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;SOR=0.818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449,45,0</text:p>
          </table:table-cell>
          <table:table-cell office:value-type="string" calcext:value-type="string">
            <text:p>0/0:7,0:7:21:0,21,203</text:p>
          </table:table-cell>
          <table:table-cell table:formula="of:=LEFT([.J1143];3)" office:value-type="string" office:string-value="1/1" calcext:value-type="string">
            <text:p>1/1</text:p>
          </table:table-cell>
          <table:table-cell table:formula="of:=LEFT([.K1143];3)" office:value-type="string" office:string-value="0/0" calcext:value-type="string">
            <text:p>0/0</text:p>
          </table:table-cell>
          <table:table-cell table:formula="of:=IF(OR(AND([.L1143]=&quot;1/1&quot;;[.M1143]=&quot;0/0&quot;);AND([.L1143]=&quot;0/0&quot;;[.M1143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68714" calcext:value-type="float">
            <text:p>26871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CATACAT</text:p>
          </table:table-cell>
          <table:table-cell office:value-type="string" calcext:value-type="string">
            <text:p>C,CACAT</text:p>
          </table:table-cell>
          <table:table-cell office:value-type="float" office:value="275.02" calcext:value-type="float">
            <text:p>27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5.01;SOR=0.941;DP=21;AF=0,1;MLEAC=0,2;MLEAF=0,1;AN=4;AC=1,3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2:0,3,4:7:99:292,168,192,119,0,105</text:p>
          </table:table-cell>
          <table:table-cell office:value-type="string" calcext:value-type="string">
            <text:p>2/2:0,0,6:6:18:270,270,270,18,18,0</text:p>
          </table:table-cell>
          <table:table-cell table:formula="of:=LEFT([.J1144];3)" office:value-type="string" office:string-value="1/2" calcext:value-type="string">
            <text:p>1/2</text:p>
          </table:table-cell>
          <table:table-cell table:formula="of:=LEFT([.K1144];3)" office:value-type="string" office:string-value="2/2" calcext:value-type="string">
            <text:p>2/2</text:p>
          </table:table-cell>
          <table:table-cell table:formula="of:=IF(OR(AND([.L1144]=&quot;1/1&quot;;[.M1144]=&quot;0/0&quot;);AND([.L1144]=&quot;0/0&quot;;[.M1144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70200" calcext:value-type="float">
            <text:p>270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CTCT</text:p>
          </table:table-cell>
          <table:table-cell office:value-type="float" office:value="78.28" calcext:value-type="float">
            <text:p>78.2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57;SOR=0.693;DP=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,0:1:3:0,3,45</text:p>
          </table:table-cell>
          <table:table-cell table:formula="of:=LEFT([.J1145];3)" office:value-type="string" office:string-value="1/1" calcext:value-type="string">
            <text:p>1/1</text:p>
          </table:table-cell>
          <table:table-cell table:formula="of:=LEFT([.K1145];3)" office:value-type="string" office:string-value="0/0" calcext:value-type="string">
            <text:p>0/0</text:p>
          </table:table-cell>
          <table:table-cell table:formula="of:=IF(OR(AND([.L1145]=&quot;1/1&quot;;[.M1145]=&quot;0/0&quot;);AND([.L1145]=&quot;0/0&quot;;[.M1145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72075" calcext:value-type="float">
            <text:p>27207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89.06" calcext:value-type="float">
            <text:p>38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83;SOR=1.80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03,33,0</text:p>
          </table:table-cell>
          <table:table-cell office:value-type="string" calcext:value-type="string">
            <text:p>0/0:9,0:9:27:0,27,344</text:p>
          </table:table-cell>
          <table:table-cell table:formula="of:=LEFT([.J1146];3)" office:value-type="string" office:string-value="1/1" calcext:value-type="string">
            <text:p>1/1</text:p>
          </table:table-cell>
          <table:table-cell table:formula="of:=LEFT([.K1146];3)" office:value-type="string" office:string-value="0/0" calcext:value-type="string">
            <text:p>0/0</text:p>
          </table:table-cell>
          <table:table-cell table:formula="of:=IF(OR(AND([.L1146]=&quot;1/1&quot;;[.M1146]=&quot;0/0&quot;);AND([.L1146]=&quot;0/0&quot;;[.M1146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73346" calcext:value-type="float">
            <text:p>2733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AAC</text:p>
          </table:table-cell>
          <table:table-cell office:value-type="string" calcext:value-type="string">
            <text:p>G</text:p>
          </table:table-cell>
          <table:table-cell office:value-type="float" office:value="481.02" calcext:value-type="float">
            <text:p>48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63;SOR=0.85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95,33,0</text:p>
          </table:table-cell>
          <table:table-cell office:value-type="string" calcext:value-type="string">
            <text:p>0/0:11,0:11:33:0,33,495</text:p>
          </table:table-cell>
          <table:table-cell table:formula="of:=LEFT([.J1147];3)" office:value-type="string" office:string-value="1/1" calcext:value-type="string">
            <text:p>1/1</text:p>
          </table:table-cell>
          <table:table-cell table:formula="of:=LEFT([.K1147];3)" office:value-type="string" office:string-value="0/0" calcext:value-type="string">
            <text:p>0/0</text:p>
          </table:table-cell>
          <table:table-cell table:formula="of:=IF(OR(AND([.L1147]=&quot;1/1&quot;;[.M1147]=&quot;0/0&quot;);AND([.L1147]=&quot;0/0&quot;;[.M1147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75151" calcext:value-type="float">
            <text:p>27515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float" office:value="268.6" calcext:value-type="float">
            <text:p>268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511;ExcessHet=0;FS=2.869;MQ=60;MQRankSum=0;QD=17.91;ReadPosRankSum=1.007;SOR=1.942;DP=1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12:15:37:276,0,37</text:p>
          </table:table-cell>
          <table:table-cell office:value-type="string" calcext:value-type="string">
            <text:p>./.:.:.:.:.</text:p>
          </table:table-cell>
          <table:table-cell table:formula="of:=LEFT([.J1148];3)" office:value-type="string" office:string-value="0/1" calcext:value-type="string">
            <text:p>0/1</text:p>
          </table:table-cell>
          <table:table-cell table:formula="of:=LEFT([.K1148];3)" office:value-type="string" office:string-value="./." calcext:value-type="string">
            <text:p>./.</text:p>
          </table:table-cell>
          <table:table-cell table:formula="of:=IF(OR(AND([.L1148]=&quot;1/1&quot;;[.M1148]=&quot;0/0&quot;);AND([.L1148]=&quot;0/0&quot;;[.M1148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77828" calcext:value-type="float">
            <text:p>2778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96.84" calcext:value-type="float">
            <text:p>96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28;SOR=2.83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10,9,0</text:p>
          </table:table-cell>
          <table:table-cell office:value-type="string" calcext:value-type="string">
            <text:p>0/0:4,0:4:12:0,12,157</text:p>
          </table:table-cell>
          <table:table-cell table:formula="of:=LEFT([.J1149];3)" office:value-type="string" office:string-value="1/1" calcext:value-type="string">
            <text:p>1/1</text:p>
          </table:table-cell>
          <table:table-cell table:formula="of:=LEFT([.K1149];3)" office:value-type="string" office:string-value="0/0" calcext:value-type="string">
            <text:p>0/0</text:p>
          </table:table-cell>
          <table:table-cell table:formula="of:=IF(OR(AND([.L1149]=&quot;1/1&quot;;[.M1149]=&quot;0/0&quot;);AND([.L1149]=&quot;0/0&quot;;[.M1149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78756" calcext:value-type="float">
            <text:p>27875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261.01" calcext:value-type="float">
            <text:p>26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;SOR=0.892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275,27,0</text:p>
          </table:table-cell>
          <table:table-cell office:value-type="string" calcext:value-type="string">
            <text:p>0/0:11,0:11:33:0,33,336</text:p>
          </table:table-cell>
          <table:table-cell table:formula="of:=LEFT([.J1150];3)" office:value-type="string" office:string-value="1/1" calcext:value-type="string">
            <text:p>1/1</text:p>
          </table:table-cell>
          <table:table-cell table:formula="of:=LEFT([.K1150];3)" office:value-type="string" office:string-value="0/0" calcext:value-type="string">
            <text:p>0/0</text:p>
          </table:table-cell>
          <table:table-cell table:formula="of:=IF(OR(AND([.L1150]=&quot;1/1&quot;;[.M1150]=&quot;0/0&quot;);AND([.L1150]=&quot;0/0&quot;;[.M1150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82246" calcext:value-type="float">
            <text:p>2822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</text:p>
          </table:table-cell>
          <table:table-cell office:value-type="float" office:value="155.93" calcext:value-type="float">
            <text:p>155.9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99;SOR=1.329;DP=1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170,18,0</text:p>
          </table:table-cell>
          <table:table-cell office:value-type="string" calcext:value-type="string">
            <text:p>0/0:5,0:5:15:0,15,143</text:p>
          </table:table-cell>
          <table:table-cell table:formula="of:=LEFT([.J1151];3)" office:value-type="string" office:string-value="1/1" calcext:value-type="string">
            <text:p>1/1</text:p>
          </table:table-cell>
          <table:table-cell table:formula="of:=LEFT([.K1151];3)" office:value-type="string" office:string-value="0/0" calcext:value-type="string">
            <text:p>0/0</text:p>
          </table:table-cell>
          <table:table-cell table:formula="of:=IF(OR(AND([.L1151]=&quot;1/1&quot;;[.M1151]=&quot;0/0&quot;);AND([.L1151]=&quot;0/0&quot;;[.M1151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0378" calcext:value-type="float">
            <text:p>29037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31.05" calcext:value-type="float">
            <text:p>331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2;SOR=2.09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45,27,0</text:p>
          </table:table-cell>
          <table:table-cell office:value-type="string" calcext:value-type="string">
            <text:p>0/0:9,0:9:27:0,27,331</text:p>
          </table:table-cell>
          <table:table-cell table:formula="of:=LEFT([.J1152];3)" office:value-type="string" office:string-value="1/1" calcext:value-type="string">
            <text:p>1/1</text:p>
          </table:table-cell>
          <table:table-cell table:formula="of:=LEFT([.K1152];3)" office:value-type="string" office:string-value="0/0" calcext:value-type="string">
            <text:p>0/0</text:p>
          </table:table-cell>
          <table:table-cell table:formula="of:=IF(OR(AND([.L1152]=&quot;1/1&quot;;[.M1152]=&quot;0/0&quot;);AND([.L1152]=&quot;0/0&quot;;[.M1152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2098" calcext:value-type="float">
            <text:p>2920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10.31" calcext:value-type="float">
            <text:p>410.3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57;ExcessHet=0;FS=0;MQ=60;MQRankSum=0;QD=31.56;ReadPosRankSum=0.401;SOR=0.593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2:13:2:419,2,0</text:p>
          </table:table-cell>
          <table:table-cell office:value-type="string" calcext:value-type="string">
            <text:p>0/0:11,0:11:33:0,33,412</text:p>
          </table:table-cell>
          <table:table-cell table:formula="of:=LEFT([.J1153];3)" office:value-type="string" office:string-value="1/1" calcext:value-type="string">
            <text:p>1/1</text:p>
          </table:table-cell>
          <table:table-cell table:formula="of:=LEFT([.K1153];3)" office:value-type="string" office:string-value="0/0" calcext:value-type="string">
            <text:p>0/0</text:p>
          </table:table-cell>
          <table:table-cell table:formula="of:=IF(OR(AND([.L1153]=&quot;1/1&quot;;[.M1153]=&quot;0/0&quot;);AND([.L1153]=&quot;0/0&quot;;[.M1153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2248" calcext:value-type="float">
            <text:p>292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6.64" calcext:value-type="float">
            <text:p>4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554;ExcessHet=0;FS=0;MQ=60;MQRankSum=0;QD=3.89;ReadPosRankSum=0.538;SOR=0.412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0,2:12:54:54,0,414</text:p>
          </table:table-cell>
          <table:table-cell table:formula="of:=LEFT([.J1154];3)" office:value-type="string" office:string-value="./." calcext:value-type="string">
            <text:p>./.</text:p>
          </table:table-cell>
          <table:table-cell table:formula="of:=LEFT([.K1154];3)" office:value-type="string" office:string-value="0/1" calcext:value-type="string">
            <text:p>0/1</text:p>
          </table:table-cell>
          <table:table-cell table:formula="of:=IF(OR(AND([.L1154]=&quot;1/1&quot;;[.M1154]=&quot;0/0&quot;);AND([.L1154]=&quot;0/0&quot;;[.M1154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2249" calcext:value-type="float">
            <text:p>2922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43.6" calcext:value-type="float">
            <text:p>43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459;ExcessHet=0;FS=0;MQ=60;MQRankSum=0;QD=3.35;ReadPosRankSum=0.538;SOR=0.551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1,2:13:51:51,0,450</text:p>
          </table:table-cell>
          <table:table-cell table:formula="of:=LEFT([.J1155];3)" office:value-type="string" office:string-value="./." calcext:value-type="string">
            <text:p>./.</text:p>
          </table:table-cell>
          <table:table-cell table:formula="of:=LEFT([.K1155];3)" office:value-type="string" office:string-value="0/1" calcext:value-type="string">
            <text:p>0/1</text:p>
          </table:table-cell>
          <table:table-cell table:formula="of:=IF(OR(AND([.L1155]=&quot;1/1&quot;;[.M1155]=&quot;0/0&quot;);AND([.L1155]=&quot;0/0&quot;;[.M1155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2264" calcext:value-type="float">
            <text:p>2922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7.64" calcext:value-type="float">
            <text:p>7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162;ExcessHet=0;FS=0;MQ=59.72;MQRankSum=-1.741;QD=5.55;ReadPosRankSum=0.078;SOR=1.093;DP=1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1,3:14:85:85,0,440</text:p>
          </table:table-cell>
          <table:table-cell table:formula="of:=LEFT([.J1156];3)" office:value-type="string" office:string-value="./." calcext:value-type="string">
            <text:p>./.</text:p>
          </table:table-cell>
          <table:table-cell table:formula="of:=LEFT([.K1156];3)" office:value-type="string" office:string-value="0/1" calcext:value-type="string">
            <text:p>0/1</text:p>
          </table:table-cell>
          <table:table-cell table:formula="of:=IF(OR(AND([.L1156]=&quot;1/1&quot;;[.M1156]=&quot;0/0&quot;);AND([.L1156]=&quot;0/0&quot;;[.M1156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3198" calcext:value-type="float">
            <text:p>293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72.06" calcext:value-type="float">
            <text:p>47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75;SOR=0.836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86,39,0</text:p>
          </table:table-cell>
          <table:table-cell office:value-type="string" calcext:value-type="string">
            <text:p>0/0:7,0:7:21:0,21,255</text:p>
          </table:table-cell>
          <table:table-cell table:formula="of:=LEFT([.J1157];3)" office:value-type="string" office:string-value="1/1" calcext:value-type="string">
            <text:p>1/1</text:p>
          </table:table-cell>
          <table:table-cell table:formula="of:=LEFT([.K1157];3)" office:value-type="string" office:string-value="0/0" calcext:value-type="string">
            <text:p>0/0</text:p>
          </table:table-cell>
          <table:table-cell table:formula="of:=IF(OR(AND([.L1157]=&quot;1/1&quot;;[.M1157]=&quot;0/0&quot;);AND([.L1157]=&quot;0/0&quot;;[.M1157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6840" calcext:value-type="float">
            <text:p>29684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CATA</text:p>
          </table:table-cell>
          <table:table-cell office:value-type="float" office:value="571.02" calcext:value-type="float">
            <text:p>571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3.71;SOR=0.836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585,39,0</text:p>
          </table:table-cell>
          <table:table-cell office:value-type="string" calcext:value-type="string">
            <text:p>0/0:8,0:8:24:0,24,355</text:p>
          </table:table-cell>
          <table:table-cell table:formula="of:=LEFT([.J1158];3)" office:value-type="string" office:string-value="1/1" calcext:value-type="string">
            <text:p>1/1</text:p>
          </table:table-cell>
          <table:table-cell table:formula="of:=LEFT([.K1158];3)" office:value-type="string" office:string-value="0/0" calcext:value-type="string">
            <text:p>0/0</text:p>
          </table:table-cell>
          <table:table-cell table:formula="of:=IF(OR(AND([.L1158]=&quot;1/1&quot;;[.M1158]=&quot;0/0&quot;);AND([.L1158]=&quot;0/0&quot;;[.M1158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7129" calcext:value-type="float">
            <text:p>2971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06.06" calcext:value-type="float">
            <text:p>406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84;SOR=1.02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20,36,0</text:p>
          </table:table-cell>
          <table:table-cell office:value-type="string" calcext:value-type="string">
            <text:p>0/0:7,0:7:21:0,21,258</text:p>
          </table:table-cell>
          <table:table-cell table:formula="of:=LEFT([.J1159];3)" office:value-type="string" office:string-value="1/1" calcext:value-type="string">
            <text:p>1/1</text:p>
          </table:table-cell>
          <table:table-cell table:formula="of:=LEFT([.K1159];3)" office:value-type="string" office:string-value="0/0" calcext:value-type="string">
            <text:p>0/0</text:p>
          </table:table-cell>
          <table:table-cell table:formula="of:=IF(OR(AND([.L1159]=&quot;1/1&quot;;[.M1159]=&quot;0/0&quot;);AND([.L1159]=&quot;0/0&quot;;[.M1159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7344" calcext:value-type="float">
            <text:p>2973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60.06" calcext:value-type="float">
            <text:p>46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46;SOR=1.179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74,39,0</text:p>
          </table:table-cell>
          <table:table-cell office:value-type="string" calcext:value-type="string">
            <text:p>0/0:10,0:10:30:0,30,380</text:p>
          </table:table-cell>
          <table:table-cell table:formula="of:=LEFT([.J1160];3)" office:value-type="string" office:string-value="1/1" calcext:value-type="string">
            <text:p>1/1</text:p>
          </table:table-cell>
          <table:table-cell table:formula="of:=LEFT([.K1160];3)" office:value-type="string" office:string-value="0/0" calcext:value-type="string">
            <text:p>0/0</text:p>
          </table:table-cell>
          <table:table-cell table:formula="of:=IF(OR(AND([.L1160]=&quot;1/1&quot;;[.M1160]=&quot;0/0&quot;);AND([.L1160]=&quot;0/0&quot;;[.M1160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298328" calcext:value-type="float">
            <text:p>29832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524;ExcessHet=0;FS=0;MQ=60;MQRankSum=0;QD=17.13;ReadPosRankSum=-1.036;SOR=1.179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3:5:54:93,0,54</text:p>
          </table:table-cell>
          <table:table-cell office:value-type="string" calcext:value-type="string">
            <text:p>./.:.:.:.:.</text:p>
          </table:table-cell>
          <table:table-cell table:formula="of:=LEFT([.J1161];3)" office:value-type="string" office:string-value="0/1" calcext:value-type="string">
            <text:p>0/1</text:p>
          </table:table-cell>
          <table:table-cell table:formula="of:=LEFT([.K1161];3)" office:value-type="string" office:string-value="./." calcext:value-type="string">
            <text:p>./.</text:p>
          </table:table-cell>
          <table:table-cell table:formula="of:=IF(OR(AND([.L1161]=&quot;1/1&quot;;[.M1161]=&quot;0/0&quot;);AND([.L1161]=&quot;0/0&quot;;[.M1161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04012" calcext:value-type="float">
            <text:p>3040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TA</text:p>
          </table:table-cell>
          <table:table-cell office:value-type="string" calcext:value-type="string">
            <text:p>T</text:p>
          </table:table-cell>
          <table:table-cell office:value-type="float" office:value="394.77" calcext:value-type="float">
            <text:p>394.7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02;ExcessHet=0;FS=3.802;MQ=60;MQRankSum=0;QD=32.9;ReadPosRankSum=0.29;SOR=1.033;DP=2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4:402,0,4</text:p>
          </table:table-cell>
          <table:table-cell office:value-type="string" calcext:value-type="string">
            <text:p>0/0:14,0:14:42:0,42,526</text:p>
          </table:table-cell>
          <table:table-cell table:formula="of:=LEFT([.J1162];3)" office:value-type="string" office:string-value="0/1" calcext:value-type="string">
            <text:p>0/1</text:p>
          </table:table-cell>
          <table:table-cell table:formula="of:=LEFT([.K1162];3)" office:value-type="string" office:string-value="0/0" calcext:value-type="string">
            <text:p>0/0</text:p>
          </table:table-cell>
          <table:table-cell table:formula="of:=IF(OR(AND([.L1162]=&quot;1/1&quot;;[.M1162]=&quot;0/0&quot;);AND([.L1162]=&quot;0/0&quot;;[.M1162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07198" calcext:value-type="float">
            <text:p>3071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88.84" calcext:value-type="float">
            <text:p>88.8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61;SOR=2.833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2,9,0</text:p>
          </table:table-cell>
          <table:table-cell office:value-type="string" calcext:value-type="string">
            <text:p>0/0:5,0:5:15:0,15,185</text:p>
          </table:table-cell>
          <table:table-cell table:formula="of:=LEFT([.J1163];3)" office:value-type="string" office:string-value="1/1" calcext:value-type="string">
            <text:p>1/1</text:p>
          </table:table-cell>
          <table:table-cell table:formula="of:=LEFT([.K1163];3)" office:value-type="string" office:string-value="0/0" calcext:value-type="string">
            <text:p>0/0</text:p>
          </table:table-cell>
          <table:table-cell table:formula="of:=IF(OR(AND([.L1163]=&quot;1/1&quot;;[.M1163]=&quot;0/0&quot;);AND([.L1163]=&quot;0/0&quot;;[.M1163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08073" calcext:value-type="float">
            <text:p>30807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0.32" calcext:value-type="float">
            <text:p>60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6;SOR=2.303;DP=1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72,6,0</text:p>
          </table:table-cell>
          <table:table-cell office:value-type="string" calcext:value-type="string">
            <text:p>0/0:8,0:8:24:0,24,287</text:p>
          </table:table-cell>
          <table:table-cell table:formula="of:=LEFT([.J1164];3)" office:value-type="string" office:string-value="1/1" calcext:value-type="string">
            <text:p>1/1</text:p>
          </table:table-cell>
          <table:table-cell table:formula="of:=LEFT([.K1164];3)" office:value-type="string" office:string-value="0/0" calcext:value-type="string">
            <text:p>0/0</text:p>
          </table:table-cell>
          <table:table-cell table:formula="of:=IF(OR(AND([.L1164]=&quot;1/1&quot;;[.M1164]=&quot;0/0&quot;);AND([.L1164]=&quot;0/0&quot;;[.M1164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08717" calcext:value-type="float">
            <text:p>30871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305.02" calcext:value-type="float">
            <text:p>30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5.42;SOR=0.693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5:319,35,0</text:p>
          </table:table-cell>
          <table:table-cell office:value-type="string" calcext:value-type="string">
            <text:p>0/0:4,0:4:12:0,12,115</text:p>
          </table:table-cell>
          <table:table-cell table:formula="of:=LEFT([.J1165];3)" office:value-type="string" office:string-value="1/1" calcext:value-type="string">
            <text:p>1/1</text:p>
          </table:table-cell>
          <table:table-cell table:formula="of:=LEFT([.K1165];3)" office:value-type="string" office:string-value="0/0" calcext:value-type="string">
            <text:p>0/0</text:p>
          </table:table-cell>
          <table:table-cell table:formula="of:=IF(OR(AND([.L1165]=&quot;1/1&quot;;[.M1165]=&quot;0/0&quot;);AND([.L1165]=&quot;0/0&quot;;[.M1165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08998" calcext:value-type="float">
            <text:p>3089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362.02" calcext:value-type="float">
            <text:p>362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5;SOR=0.836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376,39,0</text:p>
          </table:table-cell>
          <table:table-cell office:value-type="string" calcext:value-type="string">
            <text:p>0/0:7,0:7:21:0,21,210</text:p>
          </table:table-cell>
          <table:table-cell table:formula="of:=LEFT([.J1166];3)" office:value-type="string" office:string-value="1/1" calcext:value-type="string">
            <text:p>1/1</text:p>
          </table:table-cell>
          <table:table-cell table:formula="of:=LEFT([.K1166];3)" office:value-type="string" office:string-value="0/0" calcext:value-type="string">
            <text:p>0/0</text:p>
          </table:table-cell>
          <table:table-cell table:formula="of:=IF(OR(AND([.L1166]=&quot;1/1&quot;;[.M1166]=&quot;0/0&quot;);AND([.L1166]=&quot;0/0&quot;;[.M1166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10111" calcext:value-type="float">
            <text:p>3101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ExcessHet=0;FS=0;MQ=60;QD=16.02;SOR=1.609;DP=6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78,12,0</text:p>
          </table:table-cell>
          <table:table-cell office:value-type="string" calcext:value-type="string">
            <text:p>./.:.:.:.:.</text:p>
          </table:table-cell>
          <table:table-cell table:formula="of:=LEFT([.J1167];3)" office:value-type="string" office:string-value="1/1" calcext:value-type="string">
            <text:p>1/1</text:p>
          </table:table-cell>
          <table:table-cell table:formula="of:=LEFT([.K1167];3)" office:value-type="string" office:string-value="./." calcext:value-type="string">
            <text:p>./.</text:p>
          </table:table-cell>
          <table:table-cell table:formula="of:=IF(OR(AND([.L1167]=&quot;1/1&quot;;[.M1167]=&quot;0/0&quot;);AND([.L1167]=&quot;0/0&quot;;[.M1167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15523" calcext:value-type="float">
            <text:p>31552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47.64" calcext:value-type="float">
            <text:p>447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85;ExcessHet=0;FS=4.559;MQ=60;MQRankSum=0;QD=27.98;ReadPosRankSum=0.795;SOR=2.985;DP=31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4:16:23:455,0,23</text:p>
          </table:table-cell>
          <table:table-cell office:value-type="string" calcext:value-type="string">
            <text:p>0/0:15,0:15:45:0,45,564</text:p>
          </table:table-cell>
          <table:table-cell table:formula="of:=LEFT([.J1168];3)" office:value-type="string" office:string-value="0/1" calcext:value-type="string">
            <text:p>0/1</text:p>
          </table:table-cell>
          <table:table-cell table:formula="of:=LEFT([.K1168];3)" office:value-type="string" office:string-value="0/0" calcext:value-type="string">
            <text:p>0/0</text:p>
          </table:table-cell>
          <table:table-cell table:formula="of:=IF(OR(AND([.L1168]=&quot;1/1&quot;;[.M1168]=&quot;0/0&quot;);AND([.L1168]=&quot;0/0&quot;;[.M1168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16174" calcext:value-type="float">
            <text:p>31617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76.64" calcext:value-type="float">
            <text:p>376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294;ExcessHet=0;FS=0;MQ=60;MQRankSum=0;QD=26.9;ReadPosRankSum=-0.915;SOR=0.693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2,12:14:32:384,0,32</text:p>
          </table:table-cell>
          <table:table-cell office:value-type="string" calcext:value-type="string">
            <text:p>0/0:8,0:8:24:0,24,293</text:p>
          </table:table-cell>
          <table:table-cell table:formula="of:=LEFT([.J1169];3)" office:value-type="string" office:string-value="0/1" calcext:value-type="string">
            <text:p>0/1</text:p>
          </table:table-cell>
          <table:table-cell table:formula="of:=LEFT([.K1169];3)" office:value-type="string" office:string-value="0/0" calcext:value-type="string">
            <text:p>0/0</text:p>
          </table:table-cell>
          <table:table-cell table:formula="of:=IF(OR(AND([.L1169]=&quot;1/1&quot;;[.M1169]=&quot;0/0&quot;);AND([.L1169]=&quot;0/0&quot;;[.M1169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0371" calcext:value-type="float">
            <text:p>320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00.98" calcext:value-type="float">
            <text:p>400.9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895;ExcessHet=0;FS=0;MQ=60;MQRankSum=0;QD=30.84;ReadPosRankSum=0.938;SOR=0.368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2:13:5:412,5,0</text:p>
          </table:table-cell>
          <table:table-cell office:value-type="string" calcext:value-type="string">
            <text:p>0/0:11,0:11:33:0,33,388</text:p>
          </table:table-cell>
          <table:table-cell table:formula="of:=LEFT([.J1170];3)" office:value-type="string" office:string-value="1/1" calcext:value-type="string">
            <text:p>1/1</text:p>
          </table:table-cell>
          <table:table-cell table:formula="of:=LEFT([.K1170];3)" office:value-type="string" office:string-value="0/0" calcext:value-type="string">
            <text:p>0/0</text:p>
          </table:table-cell>
          <table:table-cell table:formula="of:=IF(OR(AND([.L1170]=&quot;1/1&quot;;[.M1170]=&quot;0/0&quot;);AND([.L1170]=&quot;0/0&quot;;[.M1170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0437" calcext:value-type="float">
            <text:p>32043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33.66" calcext:value-type="float">
            <text:p>233.6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87;ExcessHet=0;FS=4.26;MQ=60;MQRankSum=0;QD=29.21;ReadPosRankSum=-0.319;SOR=1.447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13:241,0,13</text:p>
          </table:table-cell>
          <table:table-cell office:value-type="string" calcext:value-type="string">
            <text:p>0/0:8,0:8:24:0,24,295</text:p>
          </table:table-cell>
          <table:table-cell table:formula="of:=LEFT([.J1171];3)" office:value-type="string" office:string-value="0/1" calcext:value-type="string">
            <text:p>0/1</text:p>
          </table:table-cell>
          <table:table-cell table:formula="of:=LEFT([.K1171];3)" office:value-type="string" office:string-value="0/0" calcext:value-type="string">
            <text:p>0/0</text:p>
          </table:table-cell>
          <table:table-cell table:formula="of:=IF(OR(AND([.L1171]=&quot;1/1&quot;;[.M1171]=&quot;0/0&quot;);AND([.L1171]=&quot;0/0&quot;;[.M1171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0872" calcext:value-type="float">
            <text:p>3208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465;ExcessHet=0;FS=17.482;MQ=60;MQRankSum=0;QD=6.95;ReadPosRankSum=-2.369;SOR=2.774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3:8:63:63,0,141</text:p>
          </table:table-cell>
          <table:table-cell office:value-type="string" calcext:value-type="string">
            <text:p>./.:.:.:.:.</text:p>
          </table:table-cell>
          <table:table-cell table:formula="of:=LEFT([.J1172];3)" office:value-type="string" office:string-value="0/1" calcext:value-type="string">
            <text:p>0/1</text:p>
          </table:table-cell>
          <table:table-cell table:formula="of:=LEFT([.K1172];3)" office:value-type="string" office:string-value="./." calcext:value-type="string">
            <text:p>./.</text:p>
          </table:table-cell>
          <table:table-cell table:formula="of:=IF(OR(AND([.L1172]=&quot;1/1&quot;;[.M1172]=&quot;0/0&quot;);AND([.L1172]=&quot;0/0&quot;;[.M1172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1905" calcext:value-type="float">
            <text:p>3219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00.06" calcext:value-type="float">
            <text:p>50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39;SOR=0.976;DP=2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514,42,0</text:p>
          </table:table-cell>
          <table:table-cell office:value-type="string" calcext:value-type="string">
            <text:p>0/0:14,0:14:42:0,42,525</text:p>
          </table:table-cell>
          <table:table-cell table:formula="of:=LEFT([.J1173];3)" office:value-type="string" office:string-value="1/1" calcext:value-type="string">
            <text:p>1/1</text:p>
          </table:table-cell>
          <table:table-cell table:formula="of:=LEFT([.K1173];3)" office:value-type="string" office:string-value="0/0" calcext:value-type="string">
            <text:p>0/0</text:p>
          </table:table-cell>
          <table:table-cell table:formula="of:=IF(OR(AND([.L1173]=&quot;1/1&quot;;[.M1173]=&quot;0/0&quot;);AND([.L1173]=&quot;0/0&quot;;[.M1173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4881" calcext:value-type="float">
            <text:p>3248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293.05" calcext:value-type="float">
            <text:p>29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56;SOR=0.892;DP=1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07,27,0</text:p>
          </table:table-cell>
          <table:table-cell office:value-type="string" calcext:value-type="string">
            <text:p>0/0:9,0:9:27:0,27,298</text:p>
          </table:table-cell>
          <table:table-cell table:formula="of:=LEFT([.J1174];3)" office:value-type="string" office:string-value="1/1" calcext:value-type="string">
            <text:p>1/1</text:p>
          </table:table-cell>
          <table:table-cell table:formula="of:=LEFT([.K1174];3)" office:value-type="string" office:string-value="0/0" calcext:value-type="string">
            <text:p>0/0</text:p>
          </table:table-cell>
          <table:table-cell table:formula="of:=IF(OR(AND([.L1174]=&quot;1/1&quot;;[.M1174]=&quot;0/0&quot;);AND([.L1174]=&quot;0/0&quot;;[.M1174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6201" calcext:value-type="float">
            <text:p>3262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CTTTACTCCCGGTTGGTGTTATCAACCGGGACTAAAGATCCTAA</text:p>
          </table:table-cell>
          <table:table-cell office:value-type="string" calcext:value-type="string">
            <text:p>T</text:p>
          </table:table-cell>
          <table:table-cell office:value-type="float" office:value="127.1" calcext:value-type="float">
            <text:p>127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46;SOR=2.833;DP=1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12:141,12,0</text:p>
          </table:table-cell>
          <table:table-cell office:value-type="string" calcext:value-type="string">
            <text:p>0/0:2,0:2:4:0,4,87</text:p>
          </table:table-cell>
          <table:table-cell table:formula="of:=LEFT([.J1175];3)" office:value-type="string" office:string-value="1/1" calcext:value-type="string">
            <text:p>1/1</text:p>
          </table:table-cell>
          <table:table-cell table:formula="of:=LEFT([.K1175];3)" office:value-type="string" office:string-value="0/0" calcext:value-type="string">
            <text:p>0/0</text:p>
          </table:table-cell>
          <table:table-cell table:formula="of:=IF(OR(AND([.L1175]=&quot;1/1&quot;;[.M1175]=&quot;0/0&quot;);AND([.L1175]=&quot;0/0&quot;;[.M1175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6646" calcext:value-type="float">
            <text:p>3266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94.84" calcext:value-type="float">
            <text:p>94.84</text:p>
          </table:table-cell>
          <table:table-cell office:value-type="string" calcext:value-type="string">
            <text:p>LowQual</text:p>
          </table:table-cell>
          <table:table-cell office:value-type="string" calcext:value-type="string">
            <text:p>ExcessHet=0;FS=0;MQ=60;QD=31.61;SOR=1.179;DP=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3:3:9:108,9,0</text:p>
          </table:table-cell>
          <table:table-cell office:value-type="string" calcext:value-type="string">
            <text:p>0/0:1,0:1:3:0,3,38</text:p>
          </table:table-cell>
          <table:table-cell table:formula="of:=LEFT([.J1176];3)" office:value-type="string" office:string-value="1/1" calcext:value-type="string">
            <text:p>1/1</text:p>
          </table:table-cell>
          <table:table-cell table:formula="of:=LEFT([.K1176];3)" office:value-type="string" office:string-value="0/0" calcext:value-type="string">
            <text:p>0/0</text:p>
          </table:table-cell>
          <table:table-cell table:formula="of:=IF(OR(AND([.L1176]=&quot;1/1&quot;;[.M1176]=&quot;0/0&quot;);AND([.L1176]=&quot;0/0&quot;;[.M1176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7054" calcext:value-type="float">
            <text:p>32705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16.65" calcext:value-type="float">
            <text:p>316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765;ExcessHet=0;FS=3.522;MQ=60;MQRankSum=0;QD=33.51;ReadPosRankSum=-1.593;SOR=0.916;DP=1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8:324,0,18</text:p>
          </table:table-cell>
          <table:table-cell office:value-type="string" calcext:value-type="string">
            <text:p>0/0:4,0:4:12:0,12,144</text:p>
          </table:table-cell>
          <table:table-cell table:formula="of:=LEFT([.J1177];3)" office:value-type="string" office:string-value="0/1" calcext:value-type="string">
            <text:p>0/1</text:p>
          </table:table-cell>
          <table:table-cell table:formula="of:=LEFT([.K1177];3)" office:value-type="string" office:string-value="0/0" calcext:value-type="string">
            <text:p>0/0</text:p>
          </table:table-cell>
          <table:table-cell table:formula="of:=IF(OR(AND([.L1177]=&quot;1/1&quot;;[.M1177]=&quot;0/0&quot;);AND([.L1177]=&quot;0/0&quot;;[.M1177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27072" calcext:value-type="float">
            <text:p>3270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float" office:value="370.63" calcext:value-type="float">
            <text:p>370.6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93;ExcessHet=0;FS=4.393;MQ=60;MQRankSum=0;QD=33.69;ReadPosRankSum=0.16;SOR=1.447;DP=20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12:378,0,12</text:p>
          </table:table-cell>
          <table:table-cell office:value-type="string" calcext:value-type="string">
            <text:p>0/0:9,0:9:27:0,27,279</text:p>
          </table:table-cell>
          <table:table-cell table:formula="of:=LEFT([.J1178];3)" office:value-type="string" office:string-value="0/1" calcext:value-type="string">
            <text:p>0/1</text:p>
          </table:table-cell>
          <table:table-cell table:formula="of:=LEFT([.K1178];3)" office:value-type="string" office:string-value="0/0" calcext:value-type="string">
            <text:p>0/0</text:p>
          </table:table-cell>
          <table:table-cell table:formula="of:=IF(OR(AND([.L1178]=&quot;1/1&quot;;[.M1178]=&quot;0/0&quot;);AND([.L1178]=&quot;0/0&quot;;[.M1178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30945" calcext:value-type="float">
            <text:p>33094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273.04" calcext:value-type="float">
            <text:p>273.04</text:p>
          </table:table-cell>
          <table:table-cell office:value-type="string" calcext:value-type="string">
            <text:p>SOR_filter</text:p>
          </table:table-cell>
          <table:table-cell office:value-type="string" calcext:value-type="string">
            <text:p>ExcessHet=0;FS=0;MQ=60;QD=34.13;SOR=4.407;DP=8;AF=1;MLEAC=2;MLEAF=1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87,24,0</text:p>
          </table:table-cell>
          <table:table-cell office:value-type="string" calcext:value-type="string">
            <text:p>./.:.:.:.:.</text:p>
          </table:table-cell>
          <table:table-cell table:formula="of:=LEFT([.J1179];3)" office:value-type="string" office:string-value="1/1" calcext:value-type="string">
            <text:p>1/1</text:p>
          </table:table-cell>
          <table:table-cell table:formula="of:=LEFT([.K1179];3)" office:value-type="string" office:string-value="./." calcext:value-type="string">
            <text:p>./.</text:p>
          </table:table-cell>
          <table:table-cell table:formula="of:=IF(OR(AND([.L1179]=&quot;1/1&quot;;[.M1179]=&quot;0/0&quot;);AND([.L1179]=&quot;0/0&quot;;[.M1179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32215" calcext:value-type="float">
            <text:p>3322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35.02" calcext:value-type="float">
            <text:p>23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57;SOR=1.609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7:7:21:249,21,0</text:p>
          </table:table-cell>
          <table:table-cell office:value-type="string" calcext:value-type="string">
            <text:p>0/0:3,0:3:9:0,9,104</text:p>
          </table:table-cell>
          <table:table-cell table:formula="of:=LEFT([.J1180];3)" office:value-type="string" office:string-value="1/1" calcext:value-type="string">
            <text:p>1/1</text:p>
          </table:table-cell>
          <table:table-cell table:formula="of:=LEFT([.K1180];3)" office:value-type="string" office:string-value="0/0" calcext:value-type="string">
            <text:p>0/0</text:p>
          </table:table-cell>
          <table:table-cell table:formula="of:=IF(OR(AND([.L1180]=&quot;1/1&quot;;[.M1180]=&quot;0/0&quot;);AND([.L1180]=&quot;0/0&quot;;[.M1180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34113" calcext:value-type="float">
            <text:p>3341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222.64" calcext:value-type="float">
            <text:p>222.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11;ExcessHet=0;FS=0;MQ=60;MQRankSum=0;QD=22.26;ReadPosRankSum=0.536;SOR=1.022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3,7:10:79:230,0,79</text:p>
          </table:table-cell>
          <table:table-cell office:value-type="string" calcext:value-type="string">
            <text:p>0/0:11,1:12:6:0,6,364</text:p>
          </table:table-cell>
          <table:table-cell table:formula="of:=LEFT([.J1181];3)" office:value-type="string" office:string-value="0/1" calcext:value-type="string">
            <text:p>0/1</text:p>
          </table:table-cell>
          <table:table-cell table:formula="of:=LEFT([.K1181];3)" office:value-type="string" office:string-value="0/0" calcext:value-type="string">
            <text:p>0/0</text:p>
          </table:table-cell>
          <table:table-cell table:formula="of:=IF(OR(AND([.L1181]=&quot;1/1&quot;;[.M1181]=&quot;0/0&quot;);AND([.L1181]=&quot;0/0&quot;;[.M1181]=&quot;1/1&quot;)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37231" calcext:value-type="float">
            <text:p>33723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12;SOR=0.69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8:8:24:231,24,0</text:p>
          </table:table-cell>
          <table:table-cell office:value-type="string" calcext:value-type="string">
            <text:p>0/0:3,0:3:9:0,9,90</text:p>
          </table:table-cell>
          <table:table-cell table:formula="of:=LEFT([.J1182];3)" office:value-type="string" office:string-value="1/1" calcext:value-type="string">
            <text:p>1/1</text:p>
          </table:table-cell>
          <table:table-cell table:formula="of:=LEFT([.K1182];3)" office:value-type="string" office:string-value="0/0" calcext:value-type="string">
            <text:p>0/0</text:p>
          </table:table-cell>
          <table:table-cell table:formula="of:=IF(OR(AND([.L1182]=&quot;1/1&quot;;[.M1182]=&quot;0/0&quot;);AND([.L1182]=&quot;0/0&quot;;[.M1182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1769" calcext:value-type="float">
            <text:p>3417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13.05" calcext:value-type="float">
            <text:p>31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8;SOR=3.056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27,27,0</text:p>
          </table:table-cell>
          <table:table-cell office:value-type="string" calcext:value-type="string">
            <text:p>0/0:9,0:9:27:0,27,325</text:p>
          </table:table-cell>
          <table:table-cell table:formula="of:=LEFT([.J1183];3)" office:value-type="string" office:string-value="1/1" calcext:value-type="string">
            <text:p>1/1</text:p>
          </table:table-cell>
          <table:table-cell table:formula="of:=LEFT([.K1183];3)" office:value-type="string" office:string-value="0/0" calcext:value-type="string">
            <text:p>0/0</text:p>
          </table:table-cell>
          <table:table-cell table:formula="of:=IF(OR(AND([.L1183]=&quot;1/1&quot;;[.M1183]=&quot;0/0&quot;);AND([.L1183]=&quot;0/0&quot;;[.M1183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3155" calcext:value-type="float">
            <text:p>3431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GCACTGGTTT</text:p>
          </table:table-cell>
          <table:table-cell office:value-type="string" calcext:value-type="string">
            <text:p>C</text:p>
          </table:table-cell>
          <table:table-cell office:value-type="float" office:value="392.01" calcext:value-type="float">
            <text:p>392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86;SOR=0.892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8:406,28,0</text:p>
          </table:table-cell>
          <table:table-cell office:value-type="string" calcext:value-type="string">
            <text:p>0/0:11,0:11:33:0,33,495</text:p>
          </table:table-cell>
          <table:table-cell table:formula="of:=LEFT([.J1184];3)" office:value-type="string" office:string-value="1/1" calcext:value-type="string">
            <text:p>1/1</text:p>
          </table:table-cell>
          <table:table-cell table:formula="of:=LEFT([.K1184];3)" office:value-type="string" office:string-value="0/0" calcext:value-type="string">
            <text:p>0/0</text:p>
          </table:table-cell>
          <table:table-cell table:formula="of:=IF(OR(AND([.L1184]=&quot;1/1&quot;;[.M1184]=&quot;0/0&quot;);AND([.L1184]=&quot;0/0&quot;;[.M1184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3230" calcext:value-type="float">
            <text:p>34323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13.05" calcext:value-type="float">
            <text:p>31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78;SOR=1.402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27,27,0</text:p>
          </table:table-cell>
          <table:table-cell office:value-type="string" calcext:value-type="string">
            <text:p>0/0:11,0:11:33:0,33,405</text:p>
          </table:table-cell>
          <table:table-cell table:formula="of:=LEFT([.J1185];3)" office:value-type="string" office:string-value="1/1" calcext:value-type="string">
            <text:p>1/1</text:p>
          </table:table-cell>
          <table:table-cell table:formula="of:=LEFT([.K1185];3)" office:value-type="string" office:string-value="0/0" calcext:value-type="string">
            <text:p>0/0</text:p>
          </table:table-cell>
          <table:table-cell table:formula="of:=IF(OR(AND([.L1185]=&quot;1/1&quot;;[.M1185]=&quot;0/0&quot;);AND([.L1185]=&quot;0/0&quot;;[.M1185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5095" calcext:value-type="float">
            <text:p>3450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G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039;ExcessHet=0;FS=0;MQ=60;MQRankSum=0;QD=28.42;ReadPosRankSum=1.188;SOR=0.317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8:19:24:554,24,0</text:p>
          </table:table-cell>
          <table:table-cell office:value-type="string" calcext:value-type="string">
            <text:p>0/0:10,0:10:30:0,30,327</text:p>
          </table:table-cell>
          <table:table-cell table:formula="of:=LEFT([.J1186];3)" office:value-type="string" office:string-value="1/1" calcext:value-type="string">
            <text:p>1/1</text:p>
          </table:table-cell>
          <table:table-cell table:formula="of:=LEFT([.K1186];3)" office:value-type="string" office:string-value="0/0" calcext:value-type="string">
            <text:p>0/0</text:p>
          </table:table-cell>
          <table:table-cell table:formula="of:=IF(OR(AND([.L1186]=&quot;1/1&quot;;[.M1186]=&quot;0/0&quot;);AND([.L1186]=&quot;0/0&quot;;[.M1186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8898" calcext:value-type="float">
            <text:p>3488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45;SOR=3.258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4,0:14:42:0,42,468</text:p>
          </table:table-cell>
          <table:table-cell table:formula="of:=LEFT([.J1187];3)" office:value-type="string" office:string-value="1/1" calcext:value-type="string">
            <text:p>1/1</text:p>
          </table:table-cell>
          <table:table-cell table:formula="of:=LEFT([.K1187];3)" office:value-type="string" office:string-value="0/0" calcext:value-type="string">
            <text:p>0/0</text:p>
          </table:table-cell>
          <table:table-cell table:formula="of:=IF(OR(AND([.L1187]=&quot;1/1&quot;;[.M1187]=&quot;0/0&quot;);AND([.L1187]=&quot;0/0&quot;;[.M1187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8899" calcext:value-type="float">
            <text:p>3488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81;SOR=3.258;DP=1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3,0:13:39:0,39,474</text:p>
          </table:table-cell>
          <table:table-cell table:formula="of:=LEFT([.J1188];3)" office:value-type="string" office:string-value="1/1" calcext:value-type="string">
            <text:p>1/1</text:p>
          </table:table-cell>
          <table:table-cell table:formula="of:=LEFT([.K1188];3)" office:value-type="string" office:string-value="0/0" calcext:value-type="string">
            <text:p>0/0</text:p>
          </table:table-cell>
          <table:table-cell table:formula="of:=IF(OR(AND([.L1188]=&quot;1/1&quot;;[.M1188]=&quot;0/0&quot;);AND([.L1188]=&quot;0/0&quot;;[.M1188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8903" calcext:value-type="float">
            <text:p>34890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AC</text:p>
          </table:table-cell>
          <table:table-cell office:value-type="float" office:value="166.1" calcext:value-type="float">
            <text:p>166.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29;SOR=3.258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3,0:13:39:0,39,585</text:p>
          </table:table-cell>
          <table:table-cell table:formula="of:=LEFT([.J1189];3)" office:value-type="string" office:string-value="1/1" calcext:value-type="string">
            <text:p>1/1</text:p>
          </table:table-cell>
          <table:table-cell table:formula="of:=LEFT([.K1189];3)" office:value-type="string" office:string-value="0/0" calcext:value-type="string">
            <text:p>0/0</text:p>
          </table:table-cell>
          <table:table-cell table:formula="of:=IF(OR(AND([.L1189]=&quot;1/1&quot;;[.M1189]=&quot;0/0&quot;);AND([.L1189]=&quot;0/0&quot;;[.M1189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8905" calcext:value-type="float">
            <text:p>34890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66.14" calcext:value-type="float">
            <text:p>166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17;SOR=3.258;DP=1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80,12,0</text:p>
          </table:table-cell>
          <table:table-cell office:value-type="string" calcext:value-type="string">
            <text:p>0/0:13,0:13:39:0,39,454</text:p>
          </table:table-cell>
          <table:table-cell table:formula="of:=LEFT([.J1190];3)" office:value-type="string" office:string-value="1/1" calcext:value-type="string">
            <text:p>1/1</text:p>
          </table:table-cell>
          <table:table-cell table:formula="of:=LEFT([.K1190];3)" office:value-type="string" office:string-value="0/0" calcext:value-type="string">
            <text:p>0/0</text:p>
          </table:table-cell>
          <table:table-cell table:formula="of:=IF(OR(AND([.L1190]=&quot;1/1&quot;;[.M1190]=&quot;0/0&quot;);AND([.L1190]=&quot;0/0&quot;;[.M1190]=&quot;1/1&quot;)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48907" calcext:value-type="float">
            <text:p>34890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8.32" calcext:value-type="float">
            <text:p>78.3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5;SOR=2.303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:2:6:90,6,0</text:p>
          </table:table-cell>
          <table:table-cell office:value-type="string" calcext:value-type="string">
            <text:p>0/0:12,0:12:36:0,36,439</text:p>
          </table:table-cell>
          <table:table-cell table:formula="of:=LEFT([.J1191];3)" office:value-type="string" office:string-value="1/1" calcext:value-type="string">
            <text:p>1/1</text:p>
          </table:table-cell>
          <table:table-cell table:formula="of:=LEFT([.K1191];3)" office:value-type="string" office:string-value="0/0" calcext:value-type="string">
            <text:p>0/0</text:p>
          </table:table-cell>
          <table:table-cell table:formula="of:=IF(OR(AND([.L1191]=&quot;1/1&quot;;[.M1191]=&quot;0/0&quot;);AND([.L1191]=&quot;0/0&quot;;[.M119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2189" calcext:value-type="float">
            <text:p>36218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324;ExcessHet=0;FS=0;MQ=60;MQRankSum=0;QD=31.26;ReadPosRankSum=1.014;SOR=0.818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5,0:5:15:0,15,186</text:p>
          </table:table-cell>
          <table:table-cell table:formula="of:=LEFT([.J1192];3)" office:value-type="string" office:string-value="0/1" calcext:value-type="string">
            <text:p>0/1</text:p>
          </table:table-cell>
          <table:table-cell table:formula="of:=LEFT([.K1192];3)" office:value-type="string" office:string-value="0/0" calcext:value-type="string">
            <text:p>0/0</text:p>
          </table:table-cell>
          <table:table-cell table:formula="of:=IF(OR(AND([.L1192]=&quot;1/1&quot;;[.M1192]=&quot;0/0&quot;);AND([.L1192]=&quot;0/0&quot;;[.M119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2191" calcext:value-type="float">
            <text:p>36219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51.69" calcext:value-type="float">
            <text:p>451.6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744;ExcessHet=0;FS=0;MQ=60;MQRankSum=0;QD=31.92;ReadPosRankSum=0.724;SOR=0.818;DP=17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9:459,0,9</text:p>
          </table:table-cell>
          <table:table-cell office:value-type="string" calcext:value-type="string">
            <text:p>0/0:5,0:5:15:0,15,191</text:p>
          </table:table-cell>
          <table:table-cell table:formula="of:=LEFT([.J1193];3)" office:value-type="string" office:string-value="0/1" calcext:value-type="string">
            <text:p>0/1</text:p>
          </table:table-cell>
          <table:table-cell table:formula="of:=LEFT([.K1193];3)" office:value-type="string" office:string-value="0/0" calcext:value-type="string">
            <text:p>0/0</text:p>
          </table:table-cell>
          <table:table-cell table:formula="of:=IF(OR(AND([.L1193]=&quot;1/1&quot;;[.M1193]=&quot;0/0&quot;);AND([.L1193]=&quot;0/0&quot;;[.M119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65213" calcext:value-type="float">
            <text:p>3652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TGGCAAG</text:p>
          </table:table-cell>
          <table:table-cell office:value-type="string" calcext:value-type="string">
            <text:p>C</text:p>
          </table:table-cell>
          <table:table-cell office:value-type="float" office:value="391.01" calcext:value-type="float">
            <text:p>391.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59;SOR=1.402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405,27,0</text:p>
          </table:table-cell>
          <table:table-cell office:value-type="string" calcext:value-type="string">
            <text:p>0/0:12,0:12:36:0,36,530</text:p>
          </table:table-cell>
          <table:table-cell table:formula="of:=LEFT([.J1194];3)" office:value-type="string" office:string-value="1/1" calcext:value-type="string">
            <text:p>1/1</text:p>
          </table:table-cell>
          <table:table-cell table:formula="of:=LEFT([.K1194];3)" office:value-type="string" office:string-value="0/0" calcext:value-type="string">
            <text:p>0/0</text:p>
          </table:table-cell>
          <table:table-cell table:formula="of:=IF(OR(AND([.L1194]=&quot;1/1&quot;;[.M1194]=&quot;0/0&quot;);AND([.L1194]=&quot;0/0&quot;;[.M119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1080" calcext:value-type="float">
            <text:p>3710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T</text:p>
          </table:table-cell>
          <table:table-cell office:value-type="float" office:value="296.02" calcext:value-type="float">
            <text:p>296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6.91;SOR=1.27;DP=25;AF=1;MLEAC=2;MLEAF=1;AN=4;AC=4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10,33,0</text:p>
          </table:table-cell>
          <table:table-cell office:value-type="string" calcext:value-type="string">
            <text:p>1/1:0,10:10:30:280,30,0</text:p>
          </table:table-cell>
          <table:table-cell table:formula="of:=LEFT([.J1195];3)" office:value-type="string" office:string-value="1/1" calcext:value-type="string">
            <text:p>1/1</text:p>
          </table:table-cell>
          <table:table-cell table:formula="of:=LEFT([.K1195];3)" office:value-type="string" office:string-value="1/1" calcext:value-type="string">
            <text:p>1/1</text:p>
          </table:table-cell>
          <table:table-cell table:formula="of:=IF(OR(AND([.L1195]=&quot;1/1&quot;;[.M1195]=&quot;0/0&quot;);AND([.L1195]=&quot;0/0&quot;;[.M119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4180" calcext:value-type="float">
            <text:p>3741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92.06" calcext:value-type="float">
            <text:p>392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412;ExcessHet=0;FS=0;MQ=60;MQRankSum=0;QD=30.16;ReadPosRankSum=0.937;SOR=0.223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0:399,0,0</text:p>
          </table:table-cell>
          <table:table-cell office:value-type="string" calcext:value-type="string">
            <text:p>0/0:11,0:11:33:0,33,413</text:p>
          </table:table-cell>
          <table:table-cell table:formula="of:=LEFT([.J1196];3)" office:value-type="string" office:string-value="0/1" calcext:value-type="string">
            <text:p>0/1</text:p>
          </table:table-cell>
          <table:table-cell table:formula="of:=LEFT([.K1196];3)" office:value-type="string" office:string-value="0/0" calcext:value-type="string">
            <text:p>0/0</text:p>
          </table:table-cell>
          <table:table-cell table:formula="of:=IF(OR(AND([.L1196]=&quot;1/1&quot;;[.M1196]=&quot;0/0&quot;);AND([.L1196]=&quot;0/0&quot;;[.M119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4246" calcext:value-type="float">
            <text:p>3742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TT</text:p>
          </table:table-cell>
          <table:table-cell office:value-type="string" calcext:value-type="string">
            <text:p>C</text:p>
          </table:table-cell>
          <table:table-cell office:value-type="float" office:value="435.02" calcext:value-type="float">
            <text:p>435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8;ExcessHet=0;FS=0;MQ=60;MQRankSum=0;QD=33.46;ReadPosRankSum=-1.213;SOR=0.368;DP=2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2:13:0:442,0,0</text:p>
          </table:table-cell>
          <table:table-cell office:value-type="string" calcext:value-type="string">
            <text:p>0/0:6,0:6:18:0,18,233</text:p>
          </table:table-cell>
          <table:table-cell table:formula="of:=LEFT([.J1197];3)" office:value-type="string" office:string-value="0/1" calcext:value-type="string">
            <text:p>0/1</text:p>
          </table:table-cell>
          <table:table-cell table:formula="of:=LEFT([.K1197];3)" office:value-type="string" office:string-value="0/0" calcext:value-type="string">
            <text:p>0/0</text:p>
          </table:table-cell>
          <table:table-cell table:formula="of:=IF(OR(AND([.L1197]=&quot;1/1&quot;;[.M1197]=&quot;0/0&quot;);AND([.L1197]=&quot;0/0&quot;;[.M119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78555" calcext:value-type="float">
            <text:p>3785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G</text:p>
          </table:table-cell>
          <table:table-cell office:value-type="float" office:value="74.6" calcext:value-type="float">
            <text:p>74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566;ExcessHet=0;FS=0;MQ=60;MQRankSum=0;QD=9.33;ReadPosRankSum=1.611;SOR=0.307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3:8:82:82,0,152</text:p>
          </table:table-cell>
          <table:table-cell office:value-type="string" calcext:value-type="string">
            <text:p>./.:.:.:.:.</text:p>
          </table:table-cell>
          <table:table-cell table:formula="of:=LEFT([.J1198];3)" office:value-type="string" office:string-value="0/1" calcext:value-type="string">
            <text:p>0/1</text:p>
          </table:table-cell>
          <table:table-cell table:formula="of:=LEFT([.K1198];3)" office:value-type="string" office:string-value="./." calcext:value-type="string">
            <text:p>./.</text:p>
          </table:table-cell>
          <table:table-cell table:formula="of:=IF(OR(AND([.L1198]=&quot;1/1&quot;;[.M1198]=&quot;0/0&quot;);AND([.L1198]=&quot;0/0&quot;;[.M119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5652" calcext:value-type="float">
            <text:p>3856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55.06" calcext:value-type="float">
            <text:p>655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2;SOR=1.179;BaseQRankSum=-1.3;MQRankSum=0;ReadPosRankSum=1.106;DP=4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669,54,0</text:p>
          </table:table-cell>
          <table:table-cell office:value-type="string" calcext:value-type="string">
            <text:p>0/0:21,1:22:33:0,33,726</text:p>
          </table:table-cell>
          <table:table-cell table:formula="of:=LEFT([.J1199];3)" office:value-type="string" office:string-value="1/1" calcext:value-type="string">
            <text:p>1/1</text:p>
          </table:table-cell>
          <table:table-cell table:formula="of:=LEFT([.K1199];3)" office:value-type="string" office:string-value="0/0" calcext:value-type="string">
            <text:p>0/0</text:p>
          </table:table-cell>
          <table:table-cell table:formula="of:=IF(OR(AND([.L1199]=&quot;1/1&quot;;[.M1199]=&quot;0/0&quot;);AND([.L1199]=&quot;0/0&quot;;[.M119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6242" calcext:value-type="float">
            <text:p>38624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13.06" calcext:value-type="float">
            <text:p>713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84;SOR=1.402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20:20:60:727,60,0</text:p>
          </table:table-cell>
          <table:table-cell office:value-type="string" calcext:value-type="string">
            <text:p>0/0:7,0:7:21:0,21,260</text:p>
          </table:table-cell>
          <table:table-cell table:formula="of:=LEFT([.J1200];3)" office:value-type="string" office:string-value="1/1" calcext:value-type="string">
            <text:p>1/1</text:p>
          </table:table-cell>
          <table:table-cell table:formula="of:=LEFT([.K1200];3)" office:value-type="string" office:string-value="0/0" calcext:value-type="string">
            <text:p>0/0</text:p>
          </table:table-cell>
          <table:table-cell table:formula="of:=IF(OR(AND([.L1200]=&quot;1/1&quot;;[.M1200]=&quot;0/0&quot;);AND([.L1200]=&quot;0/0&quot;;[.M120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6788" calcext:value-type="float">
            <text:p>3867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351.06" calcext:value-type="float">
            <text:p>35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1;SOR=0.693;DP=2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65,30,0</text:p>
          </table:table-cell>
          <table:table-cell office:value-type="string" calcext:value-type="string">
            <text:p>0/0:9,0:9:27:0,27,348</text:p>
          </table:table-cell>
          <table:table-cell table:formula="of:=LEFT([.J1201];3)" office:value-type="string" office:string-value="1/1" calcext:value-type="string">
            <text:p>1/1</text:p>
          </table:table-cell>
          <table:table-cell table:formula="of:=LEFT([.K1201];3)" office:value-type="string" office:string-value="0/0" calcext:value-type="string">
            <text:p>0/0</text:p>
          </table:table-cell>
          <table:table-cell table:formula="of:=IF(OR(AND([.L1201]=&quot;1/1&quot;;[.M1201]=&quot;0/0&quot;);AND([.L1201]=&quot;0/0&quot;;[.M120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87381" calcext:value-type="float">
            <text:p>3873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54.67" calcext:value-type="float">
            <text:p>254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431;ExcessHet=0;FS=0;MQ=60;MQRankSum=0;QD=28.3;ReadPosRankSum=-0.589;SOR=0.223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1:262,0,11</text:p>
          </table:table-cell>
          <table:table-cell office:value-type="string" calcext:value-type="string">
            <text:p>0/0:4,0:4:12:0,12,151</text:p>
          </table:table-cell>
          <table:table-cell table:formula="of:=LEFT([.J1202];3)" office:value-type="string" office:string-value="0/1" calcext:value-type="string">
            <text:p>0/1</text:p>
          </table:table-cell>
          <table:table-cell table:formula="of:=LEFT([.K1202];3)" office:value-type="string" office:string-value="0/0" calcext:value-type="string">
            <text:p>0/0</text:p>
          </table:table-cell>
          <table:table-cell table:formula="of:=IF(OR(AND([.L1202]=&quot;1/1&quot;;[.M1202]=&quot;0/0&quot;);AND([.L1202]=&quot;0/0&quot;;[.M120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2069" calcext:value-type="float">
            <text:p>3920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AA</text:p>
          </table:table-cell>
          <table:table-cell office:value-type="string" calcext:value-type="string">
            <text:p>G</text:p>
          </table:table-cell>
          <table:table-cell office:value-type="float" office:value="646.03" calcext:value-type="float">
            <text:p>64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71;SOR=0.693;DP=3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6:16:48:660,48,0</text:p>
          </table:table-cell>
          <table:table-cell office:value-type="string" calcext:value-type="string">
            <text:p>0/0:12,0:12:36:0,36,478</text:p>
          </table:table-cell>
          <table:table-cell table:formula="of:=LEFT([.J1203];3)" office:value-type="string" office:string-value="1/1" calcext:value-type="string">
            <text:p>1/1</text:p>
          </table:table-cell>
          <table:table-cell table:formula="of:=LEFT([.K1203];3)" office:value-type="string" office:string-value="0/0" calcext:value-type="string">
            <text:p>0/0</text:p>
          </table:table-cell>
          <table:table-cell table:formula="of:=IF(OR(AND([.L1203]=&quot;1/1&quot;;[.M1203]=&quot;0/0&quot;);AND([.L1203]=&quot;0/0&quot;;[.M120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3592" calcext:value-type="float">
            <text:p>3935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6.64" calcext:value-type="float">
            <text:p>4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652;ExcessHet=0;FS=3.68;MQ=60;MQRankSum=0;QD=6.66;ReadPosRankSum=-1.465;SOR=2.833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4,3:7:54:54,0,93</text:p>
          </table:table-cell>
          <table:table-cell office:value-type="string" calcext:value-type="string">
            <text:p>./.:.:.:.:.</text:p>
          </table:table-cell>
          <table:table-cell table:formula="of:=LEFT([.J1204];3)" office:value-type="string" office:string-value="0/1" calcext:value-type="string">
            <text:p>0/1</text:p>
          </table:table-cell>
          <table:table-cell table:formula="of:=LEFT([.K1204];3)" office:value-type="string" office:string-value="./." calcext:value-type="string">
            <text:p>./.</text:p>
          </table:table-cell>
          <table:table-cell table:formula="of:=IF(OR(AND([.L1204]=&quot;1/1&quot;;[.M1204]=&quot;0/0&quot;);AND([.L1204]=&quot;0/0&quot;;[.M120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4124" calcext:value-type="float">
            <text:p>3941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70.64" calcext:value-type="float">
            <text:p>7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03;ExcessHet=0;FS=0;MQ=60;MQRankSum=0;QD=6.42;ReadPosRankSum=-1.575;SOR=1.179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8,3:11:78:78,0,254</text:p>
          </table:table-cell>
          <table:table-cell table:formula="of:=LEFT([.J1205];3)" office:value-type="string" office:string-value="./." calcext:value-type="string">
            <text:p>./.</text:p>
          </table:table-cell>
          <table:table-cell table:formula="of:=LEFT([.K1205];3)" office:value-type="string" office:string-value="0/1" calcext:value-type="string">
            <text:p>0/1</text:p>
          </table:table-cell>
          <table:table-cell table:formula="of:=IF(OR(AND([.L1205]=&quot;1/1&quot;;[.M1205]=&quot;0/0&quot;);AND([.L1205]=&quot;0/0&quot;;[.M120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4161" calcext:value-type="float">
            <text:p>3941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76.64" calcext:value-type="float">
            <text:p>76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261;ExcessHet=0;FS=0;MQ=60;MQRankSum=0;QD=4.51;ReadPosRankSum=2.213;SOR=1.179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4,3:17:84:84,0,569</text:p>
          </table:table-cell>
          <table:table-cell table:formula="of:=LEFT([.J1206];3)" office:value-type="string" office:string-value="./." calcext:value-type="string">
            <text:p>./.</text:p>
          </table:table-cell>
          <table:table-cell table:formula="of:=LEFT([.K1206];3)" office:value-type="string" office:string-value="0/1" calcext:value-type="string">
            <text:p>0/1</text:p>
          </table:table-cell>
          <table:table-cell table:formula="of:=IF(OR(AND([.L1206]=&quot;1/1&quot;;[.M1206]=&quot;0/0&quot;);AND([.L1206]=&quot;0/0&quot;;[.M120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4165" calcext:value-type="float">
            <text:p>3941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544;ExcessHet=0;FS=0;MQ=60;MQRankSum=0;QD=4.98;ReadPosRankSum=2.566;SOR=1.104;DP=16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3,3:16:87:87,0,536</text:p>
          </table:table-cell>
          <table:table-cell table:formula="of:=LEFT([.J1207];3)" office:value-type="string" office:string-value="./." calcext:value-type="string">
            <text:p>./.</text:p>
          </table:table-cell>
          <table:table-cell table:formula="of:=LEFT([.K1207];3)" office:value-type="string" office:string-value="0/1" calcext:value-type="string">
            <text:p>0/1</text:p>
          </table:table-cell>
          <table:table-cell table:formula="of:=IF(OR(AND([.L1207]=&quot;1/1&quot;;[.M1207]=&quot;0/0&quot;);AND([.L1207]=&quot;0/0&quot;;[.M120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4216" calcext:value-type="float">
            <text:p>39421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58.06" calcext:value-type="float">
            <text:p>35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35;SOR=1.085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72,30,0</text:p>
          </table:table-cell>
          <table:table-cell office:value-type="string" calcext:value-type="string">
            <text:p>0/0:15,0:15:45:0,45,507</text:p>
          </table:table-cell>
          <table:table-cell table:formula="of:=LEFT([.J1208];3)" office:value-type="string" office:string-value="1/1" calcext:value-type="string">
            <text:p>1/1</text:p>
          </table:table-cell>
          <table:table-cell table:formula="of:=LEFT([.K1208];3)" office:value-type="string" office:string-value="0/0" calcext:value-type="string">
            <text:p>0/0</text:p>
          </table:table-cell>
          <table:table-cell table:formula="of:=IF(OR(AND([.L1208]=&quot;1/1&quot;;[.M1208]=&quot;0/0&quot;);AND([.L1208]=&quot;0/0&quot;;[.M120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4588" calcext:value-type="float">
            <text:p>39458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4.75" calcext:value-type="float">
            <text:p>304.7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842;ExcessHet=0;FS=0;MQ=60;MQRankSum=0;QD=30.47;ReadPosRankSum=1.645;SOR=0.307;DP=24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9:10:6:312,0,6</text:p>
          </table:table-cell>
          <table:table-cell office:value-type="string" calcext:value-type="string">
            <text:p>0/0:13,0:13:39:0,39,468</text:p>
          </table:table-cell>
          <table:table-cell table:formula="of:=LEFT([.J1209];3)" office:value-type="string" office:string-value="0/1" calcext:value-type="string">
            <text:p>0/1</text:p>
          </table:table-cell>
          <table:table-cell table:formula="of:=LEFT([.K1209];3)" office:value-type="string" office:string-value="0/0" calcext:value-type="string">
            <text:p>0/0</text:p>
          </table:table-cell>
          <table:table-cell table:formula="of:=IF(OR(AND([.L1209]=&quot;1/1&quot;;[.M1209]=&quot;0/0&quot;);AND([.L1209]=&quot;0/0&quot;;[.M120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4925" calcext:value-type="float">
            <text:p>3949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ATCTATCT</text:p>
          </table:table-cell>
          <table:table-cell office:value-type="string" calcext:value-type="string">
            <text:p>C</text:p>
          </table:table-cell>
          <table:table-cell office:value-type="float" office:value="458.02" calcext:value-type="float">
            <text:p>458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16;SOR=0.859;DP=2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4:472,34,0</text:p>
          </table:table-cell>
          <table:table-cell office:value-type="string" calcext:value-type="string">
            <text:p>0/0:6,0:6:18:0,18,265</text:p>
          </table:table-cell>
          <table:table-cell table:formula="of:=LEFT([.J1210];3)" office:value-type="string" office:string-value="1/1" calcext:value-type="string">
            <text:p>1/1</text:p>
          </table:table-cell>
          <table:table-cell table:formula="of:=LEFT([.K1210];3)" office:value-type="string" office:string-value="0/0" calcext:value-type="string">
            <text:p>0/0</text:p>
          </table:table-cell>
          <table:table-cell table:formula="of:=IF(OR(AND([.L1210]=&quot;1/1&quot;;[.M1210]=&quot;0/0&quot;);AND([.L1210]=&quot;0/0&quot;;[.M121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6006" calcext:value-type="float">
            <text:p>3960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16.05" calcext:value-type="float">
            <text:p>316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9;SOR=2.093;DP=2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30,27,0</text:p>
          </table:table-cell>
          <table:table-cell office:value-type="string" calcext:value-type="string">
            <text:p>0/0:17,0:17:51:0,51,634</text:p>
          </table:table-cell>
          <table:table-cell table:formula="of:=LEFT([.J1211];3)" office:value-type="string" office:string-value="1/1" calcext:value-type="string">
            <text:p>1/1</text:p>
          </table:table-cell>
          <table:table-cell table:formula="of:=LEFT([.K1211];3)" office:value-type="string" office:string-value="0/0" calcext:value-type="string">
            <text:p>0/0</text:p>
          </table:table-cell>
          <table:table-cell table:formula="of:=IF(OR(AND([.L1211]=&quot;1/1&quot;;[.M1211]=&quot;0/0&quot;);AND([.L1211]=&quot;0/0&quot;;[.M121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6555" calcext:value-type="float">
            <text:p>3965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</text:p>
          </table:table-cell>
          <table:table-cell office:value-type="float" office:value="228.49" calcext:value-type="float">
            <text:p>228.49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775;ExcessHet=0;FS=3.802;MQ=60;MQRankSum=0;QD=19.04;ReadPosRankSum=1.016;SOR=1.033;DP=17;AF=1;MLEAC=1;MLEAF=0.5;AN=2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1,11:12:10:242,10,0</text:p>
          </table:table-cell>
          <table:table-cell office:value-type="string" calcext:value-type="string">
            <text:p>./.:.:.:.:.</text:p>
          </table:table-cell>
          <table:table-cell table:formula="of:=LEFT([.J1212];3)" office:value-type="string" office:string-value="1/1" calcext:value-type="string">
            <text:p>1/1</text:p>
          </table:table-cell>
          <table:table-cell table:formula="of:=LEFT([.K1212];3)" office:value-type="string" office:string-value="./." calcext:value-type="string">
            <text:p>./.</text:p>
          </table:table-cell>
          <table:table-cell table:formula="of:=IF(OR(AND([.L1212]=&quot;1/1&quot;;[.M1212]=&quot;0/0&quot;);AND([.L1212]=&quot;0/0&quot;;[.M121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397655" calcext:value-type="float">
            <text:p>3976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38.06" calcext:value-type="float">
            <text:p>53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97;SOR=1.911;DP=2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52,45,0</text:p>
          </table:table-cell>
          <table:table-cell office:value-type="string" calcext:value-type="string">
            <text:p>0/0:10,0:10:30:0,30,376</text:p>
          </table:table-cell>
          <table:table-cell table:formula="of:=LEFT([.J1213];3)" office:value-type="string" office:string-value="1/1" calcext:value-type="string">
            <text:p>1/1</text:p>
          </table:table-cell>
          <table:table-cell table:formula="of:=LEFT([.K1213];3)" office:value-type="string" office:string-value="0/0" calcext:value-type="string">
            <text:p>0/0</text:p>
          </table:table-cell>
          <table:table-cell table:formula="of:=IF(OR(AND([.L1213]=&quot;1/1&quot;;[.M1213]=&quot;0/0&quot;);AND([.L1213]=&quot;0/0&quot;;[.M121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00292" calcext:value-type="float">
            <text:p>4002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16.9" calcext:value-type="float">
            <text:p>316.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13;ExcessHet=0;FS=3.424;MQ=60;MQRankSum=0;QD=28.81;ReadPosRankSum=0.794;SOR=0.793;DP=2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2:324,0,2</text:p>
          </table:table-cell>
          <table:table-cell office:value-type="string" calcext:value-type="string">
            <text:p>0/0:11,0:11:33:0,33,374</text:p>
          </table:table-cell>
          <table:table-cell table:formula="of:=LEFT([.J1214];3)" office:value-type="string" office:string-value="0/1" calcext:value-type="string">
            <text:p>0/1</text:p>
          </table:table-cell>
          <table:table-cell table:formula="of:=LEFT([.K1214];3)" office:value-type="string" office:string-value="0/0" calcext:value-type="string">
            <text:p>0/0</text:p>
          </table:table-cell>
          <table:table-cell table:formula="of:=IF(OR(AND([.L1214]=&quot;1/1&quot;;[.M1214]=&quot;0/0&quot;);AND([.L1214]=&quot;0/0&quot;;[.M121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00759" calcext:value-type="float">
            <text:p>40075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30.14" calcext:value-type="float">
            <text:p>130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54;SOR=1.609;DP=16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44,12,0</text:p>
          </table:table-cell>
          <table:table-cell office:value-type="string" calcext:value-type="string">
            <text:p>0/0:11,0:11:33:0,33,399</text:p>
          </table:table-cell>
          <table:table-cell table:formula="of:=LEFT([.J1215];3)" office:value-type="string" office:string-value="1/1" calcext:value-type="string">
            <text:p>1/1</text:p>
          </table:table-cell>
          <table:table-cell table:formula="of:=LEFT([.K1215];3)" office:value-type="string" office:string-value="0/0" calcext:value-type="string">
            <text:p>0/0</text:p>
          </table:table-cell>
          <table:table-cell table:formula="of:=IF(OR(AND([.L1215]=&quot;1/1&quot;;[.M1215]=&quot;0/0&quot;);AND([.L1215]=&quot;0/0&quot;;[.M121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01401" calcext:value-type="float">
            <text:p>40140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609.06" calcext:value-type="float">
            <text:p>60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44;SOR=0.804;DP=3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623,51,0</text:p>
          </table:table-cell>
          <table:table-cell office:value-type="string" calcext:value-type="string">
            <text:p>0/0:15,0:15:45:0,45,539</text:p>
          </table:table-cell>
          <table:table-cell table:formula="of:=LEFT([.J1216];3)" office:value-type="string" office:string-value="1/1" calcext:value-type="string">
            <text:p>1/1</text:p>
          </table:table-cell>
          <table:table-cell table:formula="of:=LEFT([.K1216];3)" office:value-type="string" office:string-value="0/0" calcext:value-type="string">
            <text:p>0/0</text:p>
          </table:table-cell>
          <table:table-cell table:formula="of:=IF(OR(AND([.L1216]=&quot;1/1&quot;;[.M1216]=&quot;0/0&quot;);AND([.L1216]=&quot;0/0&quot;;[.M1216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03747" calcext:value-type="float">
            <text:p>4037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GTGAAGTAGACTAGTATATATGTATGTGTCACTTGCTAGATGGAACTAA</text:p>
          </table:table-cell>
          <table:table-cell office:value-type="float" office:value="616.03" calcext:value-type="float">
            <text:p>616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59.59;QD=27.77;SOR=0.976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630,42,0</text:p>
          </table:table-cell>
          <table:table-cell office:value-type="string" calcext:value-type="string">
            <text:p>0/0:14,0:14:43:0,43,625</text:p>
          </table:table-cell>
          <table:table-cell table:formula="of:=LEFT([.J1217];3)" office:value-type="string" office:string-value="1/1" calcext:value-type="string">
            <text:p>1/1</text:p>
          </table:table-cell>
          <table:table-cell table:formula="of:=LEFT([.K1217];3)" office:value-type="string" office:string-value="0/0" calcext:value-type="string">
            <text:p>0/0</text:p>
          </table:table-cell>
          <table:table-cell table:formula="of:=IF(OR(AND([.L1217]=&quot;1/1&quot;;[.M1217]=&quot;0/0&quot;);AND([.L1217]=&quot;0/0&quot;;[.M121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17352" calcext:value-type="float">
            <text:p>417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15.14" calcext:value-type="float">
            <text:p>115.1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79;SOR=1.609;DP=8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4:4:12:129,12,0</text:p>
          </table:table-cell>
          <table:table-cell office:value-type="string" calcext:value-type="string">
            <text:p>0/0:4,0:4:12:0,12,141</text:p>
          </table:table-cell>
          <table:table-cell table:formula="of:=LEFT([.J1218];3)" office:value-type="string" office:string-value="1/1" calcext:value-type="string">
            <text:p>1/1</text:p>
          </table:table-cell>
          <table:table-cell table:formula="of:=LEFT([.K1218];3)" office:value-type="string" office:string-value="0/0" calcext:value-type="string">
            <text:p>0/0</text:p>
          </table:table-cell>
          <table:table-cell table:formula="of:=IF(OR(AND([.L1218]=&quot;1/1&quot;;[.M1218]=&quot;0/0&quot;);AND([.L1218]=&quot;0/0&quot;;[.M121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19665" calcext:value-type="float">
            <text:p>4196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4.64" calcext:value-type="float">
            <text:p>4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8.451;MQ=60;MQRankSum=0;QD=6.38;ReadPosRankSum=-0.366;SOR=2.215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52:52,0,162</text:p>
          </table:table-cell>
          <table:table-cell table:formula="of:=LEFT([.J1219];3)" office:value-type="string" office:string-value="./." calcext:value-type="string">
            <text:p>./.</text:p>
          </table:table-cell>
          <table:table-cell table:formula="of:=LEFT([.K1219];3)" office:value-type="string" office:string-value="0/1" calcext:value-type="string">
            <text:p>0/1</text:p>
          </table:table-cell>
          <table:table-cell table:formula="of:=IF(OR(AND([.L1219]=&quot;1/1&quot;;[.M1219]=&quot;0/0&quot;);AND([.L1219]=&quot;0/0&quot;;[.M121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19713" calcext:value-type="float">
            <text:p>4197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2.64" calcext:value-type="float">
            <text:p>4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0;MQ=60;MQRankSum=0;QD=5.33;ReadPosRankSum=-0.619;SOR=0.693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50:50,0,199</text:p>
          </table:table-cell>
          <table:table-cell table:formula="of:=LEFT([.J1220];3)" office:value-type="string" office:string-value="./." calcext:value-type="string">
            <text:p>./.</text:p>
          </table:table-cell>
          <table:table-cell table:formula="of:=LEFT([.K1220];3)" office:value-type="string" office:string-value="0/1" calcext:value-type="string">
            <text:p>0/1</text:p>
          </table:table-cell>
          <table:table-cell table:formula="of:=IF(OR(AND([.L1220]=&quot;1/1&quot;;[.M1220]=&quot;0/0&quot;);AND([.L1220]=&quot;0/0&quot;;[.M122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19921" calcext:value-type="float">
            <text:p>41992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GA</text:p>
          </table:table-cell>
          <table:table-cell office:value-type="string" calcext:value-type="string">
            <text:p>T</text:p>
          </table:table-cell>
          <table:table-cell office:value-type="float" office:value="79.6" calcext:value-type="float">
            <text:p>79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352;ExcessHet=0;FS=2.632;MQ=60;MQRankSum=0;QD=7.24;ReadPosRankSum=-1.569;SOR=0.991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8,3:11:87:87,0,305</text:p>
          </table:table-cell>
          <table:table-cell table:formula="of:=LEFT([.J1221];3)" office:value-type="string" office:string-value="./." calcext:value-type="string">
            <text:p>./.</text:p>
          </table:table-cell>
          <table:table-cell table:formula="of:=LEFT([.K1221];3)" office:value-type="string" office:string-value="0/1" calcext:value-type="string">
            <text:p>0/1</text:p>
          </table:table-cell>
          <table:table-cell table:formula="of:=IF(OR(AND([.L1221]=&quot;1/1&quot;;[.M1221]=&quot;0/0&quot;);AND([.L1221]=&quot;0/0&quot;;[.M122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0248" calcext:value-type="float">
            <text:p>42024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61.64" calcext:value-type="float">
            <text:p>6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809;ExcessHet=0;FS=2.769;MQ=60;MQRankSum=0;QD=3.85;ReadPosRankSum=-1.418;SOR=1.609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3,3:16:69:69,0,415</text:p>
          </table:table-cell>
          <table:table-cell table:formula="of:=LEFT([.J1222];3)" office:value-type="string" office:string-value="./." calcext:value-type="string">
            <text:p>./.</text:p>
          </table:table-cell>
          <table:table-cell table:formula="of:=LEFT([.K1222];3)" office:value-type="string" office:string-value="0/1" calcext:value-type="string">
            <text:p>0/1</text:p>
          </table:table-cell>
          <table:table-cell table:formula="of:=IF(OR(AND([.L1222]=&quot;1/1&quot;;[.M1222]=&quot;0/0&quot;);AND([.L1222]=&quot;0/0&quot;;[.M122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0268" calcext:value-type="float">
            <text:p>420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186.64" calcext:value-type="float">
            <text:p>186.64</text:p>
          </table:table-cell>
          <table:table-cell office:value-type="string" calcext:value-type="string">
            <text:p>QD_filter;SOR_filter</text:p>
          </table:table-cell>
          <table:table-cell office:value-type="string" calcext:value-type="string">
            <text:p>BaseQRankSum=0.516;ExcessHet=0;FS=17.779;MQ=60;MQRankSum=0;QD=8.48;ReadPosRankSum=2.86;SOR=4.167;DP=2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5,7:22:99:194,0,483</text:p>
          </table:table-cell>
          <table:table-cell office:value-type="string" calcext:value-type="string">
            <text:p>./.:.:.:.:.</text:p>
          </table:table-cell>
          <table:table-cell table:formula="of:=LEFT([.J1223];3)" office:value-type="string" office:string-value="0/1" calcext:value-type="string">
            <text:p>0/1</text:p>
          </table:table-cell>
          <table:table-cell table:formula="of:=LEFT([.K1223];3)" office:value-type="string" office:string-value="./." calcext:value-type="string">
            <text:p>./.</text:p>
          </table:table-cell>
          <table:table-cell table:formula="of:=IF(OR(AND([.L1223]=&quot;1/1&quot;;[.M1223]=&quot;0/0&quot;);AND([.L1223]=&quot;0/0&quot;;[.M122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0282" calcext:value-type="float">
            <text:p>4202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04.64" calcext:value-type="float">
            <text:p>30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3.943;ExcessHet=0;FS=22.293;MQ=60;MQRankSum=0;QD=13.25;ReadPosRankSum=-0.745;SOR=1.392;DP=25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3,10:23:99:312,0,404</text:p>
          </table:table-cell>
          <table:table-cell office:value-type="string" calcext:value-type="string">
            <text:p>./.:.:.:.:.</text:p>
          </table:table-cell>
          <table:table-cell table:formula="of:=LEFT([.J1224];3)" office:value-type="string" office:string-value="0/1" calcext:value-type="string">
            <text:p>0/1</text:p>
          </table:table-cell>
          <table:table-cell table:formula="of:=LEFT([.K1224];3)" office:value-type="string" office:string-value="./." calcext:value-type="string">
            <text:p>./.</text:p>
          </table:table-cell>
          <table:table-cell table:formula="of:=IF(OR(AND([.L1224]=&quot;1/1&quot;;[.M1224]=&quot;0/0&quot;);AND([.L1224]=&quot;0/0&quot;;[.M122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0315" calcext:value-type="float">
            <text:p>4203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838;ExcessHet=0;FS=7.404;MQ=60;MQRankSum=0;QD=7.05;ReadPosRankSum=-0.703;SOR=2.793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3:12:92:92,0,359</text:p>
          </table:table-cell>
          <table:table-cell table:formula="of:=LEFT([.J1225];3)" office:value-type="string" office:string-value="./." calcext:value-type="string">
            <text:p>./.</text:p>
          </table:table-cell>
          <table:table-cell table:formula="of:=LEFT([.K1225];3)" office:value-type="string" office:string-value="0/1" calcext:value-type="string">
            <text:p>0/1</text:p>
          </table:table-cell>
          <table:table-cell table:formula="of:=IF(OR(AND([.L1225]=&quot;1/1&quot;;[.M1225]=&quot;0/0&quot;);AND([.L1225]=&quot;0/0&quot;;[.M122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0324" calcext:value-type="float">
            <text:p>42032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84.64" calcext:value-type="float">
            <text:p>8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689;ExcessHet=0;FS=7.404;MQ=60;MQRankSum=0;QD=7.05;ReadPosRankSum=-0.23;SOR=2.793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9,3:12:92:92,0,361</text:p>
          </table:table-cell>
          <table:table-cell table:formula="of:=LEFT([.J1226];3)" office:value-type="string" office:string-value="./." calcext:value-type="string">
            <text:p>./.</text:p>
          </table:table-cell>
          <table:table-cell table:formula="of:=LEFT([.K1226];3)" office:value-type="string" office:string-value="0/1" calcext:value-type="string">
            <text:p>0/1</text:p>
          </table:table-cell>
          <table:table-cell table:formula="of:=IF(OR(AND([.L1226]=&quot;1/1&quot;;[.M1226]=&quot;0/0&quot;);AND([.L1226]=&quot;0/0&quot;;[.M122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2227" calcext:value-type="float">
            <text:p>4222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38.64" calcext:value-type="float">
            <text:p>3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221;ExcessHet=0;FS=3.01;MQ=60;MQRankSum=0;QD=4.29;ReadPosRankSum=0.967;SOR=1.911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2:9:46:46,0,212</text:p>
          </table:table-cell>
          <table:table-cell table:formula="of:=LEFT([.J1227];3)" office:value-type="string" office:string-value="./." calcext:value-type="string">
            <text:p>./.</text:p>
          </table:table-cell>
          <table:table-cell table:formula="of:=LEFT([.K1227];3)" office:value-type="string" office:string-value="0/1" calcext:value-type="string">
            <text:p>0/1</text:p>
          </table:table-cell>
          <table:table-cell table:formula="of:=IF(OR(AND([.L1227]=&quot;1/1&quot;;[.M1227]=&quot;0/0&quot;);AND([.L1227]=&quot;0/0&quot;;[.M122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4606" calcext:value-type="float">
            <text:p>42460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05.64" calcext:value-type="float">
            <text:p>10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579;ExcessHet=0;FS=0;MQ=60;MQRankSum=0;QD=10.56;ReadPosRankSum=1.026;SOR=1.329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4:10:99:113,0,189</text:p>
          </table:table-cell>
          <table:table-cell table:formula="of:=LEFT([.J1228];3)" office:value-type="string" office:string-value="./." calcext:value-type="string">
            <text:p>./.</text:p>
          </table:table-cell>
          <table:table-cell table:formula="of:=LEFT([.K1228];3)" office:value-type="string" office:string-value="0/1" calcext:value-type="string">
            <text:p>0/1</text:p>
          </table:table-cell>
          <table:table-cell table:formula="of:=IF(OR(AND([.L1228]=&quot;1/1&quot;;[.M1228]=&quot;0/0&quot;);AND([.L1228]=&quot;0/0&quot;;[.M122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333" calcext:value-type="float">
            <text:p>42533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TT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0;MQ=60;MQRankSum=0;QD=15.8;ReadPosRankSum=0.674;SOR=1.447;DP=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1,1:2:39:39,0,39</text:p>
          </table:table-cell>
          <table:table-cell table:formula="of:=LEFT([.J1229];3)" office:value-type="string" office:string-value="./." calcext:value-type="string">
            <text:p>./.</text:p>
          </table:table-cell>
          <table:table-cell table:formula="of:=LEFT([.K1229];3)" office:value-type="string" office:string-value="0/1" calcext:value-type="string">
            <text:p>0/1</text:p>
          </table:table-cell>
          <table:table-cell table:formula="of:=IF(OR(AND([.L1229]=&quot;1/1&quot;;[.M1229]=&quot;0/0&quot;);AND([.L1229]=&quot;0/0&quot;;[.M122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352" calcext:value-type="float">
            <text:p>42535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51.64" calcext:value-type="float">
            <text:p>15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834;ExcessHet=0;FS=0;MQ=60;MQRankSum=0;QD=10.77;ReadPosRankSum=0.431;SOR=0.307;DP=13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4,2:6:72:72,0,162</text:p>
          </table:table-cell>
          <table:table-cell office:value-type="string" calcext:value-type="string">
            <text:p>0/1:3,4:7:99:159,0,114</text:p>
          </table:table-cell>
          <table:table-cell table:formula="of:=LEFT([.J1230];3)" office:value-type="string" office:string-value="0/1" calcext:value-type="string">
            <text:p>0/1</text:p>
          </table:table-cell>
          <table:table-cell table:formula="of:=LEFT([.K1230];3)" office:value-type="string" office:string-value="0/1" calcext:value-type="string">
            <text:p>0/1</text:p>
          </table:table-cell>
          <table:table-cell table:formula="of:=IF(OR(AND([.L1230]=&quot;1/1&quot;;[.M1230]=&quot;0/0&quot;);AND([.L1230]=&quot;0/0&quot;;[.M123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353" calcext:value-type="float">
            <text:p>42535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151.64" calcext:value-type="float">
            <text:p>15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282;ExcessHet=0;FS=0;MQ=60;MQRankSum=0;QD=10.77;ReadPosRankSum=0.431;SOR=0.307;DP=13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4,2:6:72:72,0,162</text:p>
          </table:table-cell>
          <table:table-cell office:value-type="string" calcext:value-type="string">
            <text:p>0/1:3,4:7:99:159,0,114</text:p>
          </table:table-cell>
          <table:table-cell table:formula="of:=LEFT([.J1231];3)" office:value-type="string" office:string-value="0/1" calcext:value-type="string">
            <text:p>0/1</text:p>
          </table:table-cell>
          <table:table-cell table:formula="of:=LEFT([.K1231];3)" office:value-type="string" office:string-value="0/1" calcext:value-type="string">
            <text:p>0/1</text:p>
          </table:table-cell>
          <table:table-cell table:formula="of:=IF(OR(AND([.L1231]=&quot;1/1&quot;;[.M1231]=&quot;0/0&quot;);AND([.L1231]=&quot;0/0&quot;;[.M123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364" calcext:value-type="float">
            <text:p>42536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82.64" calcext:value-type="float">
            <text:p>18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8;ExcessHet=0;FS=0;MQ=60;MQRankSum=0;QD=8.81;ReadPosRankSum=1.981;SOR=0.223;DP=17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2:7:69:69,0,204</text:p>
          </table:table-cell>
          <table:table-cell office:value-type="string" calcext:value-type="string">
            <text:p>0/1:3,5:8:99:190,0,104</text:p>
          </table:table-cell>
          <table:table-cell table:formula="of:=LEFT([.J1232];3)" office:value-type="string" office:string-value="0/1" calcext:value-type="string">
            <text:p>0/1</text:p>
          </table:table-cell>
          <table:table-cell table:formula="of:=LEFT([.K1232];3)" office:value-type="string" office:string-value="0/1" calcext:value-type="string">
            <text:p>0/1</text:p>
          </table:table-cell>
          <table:table-cell table:formula="of:=IF(OR(AND([.L1232]=&quot;1/1&quot;;[.M1232]=&quot;0/0&quot;);AND([.L1232]=&quot;0/0&quot;;[.M123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370" calcext:value-type="float">
            <text:p>42537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611;ExcessHet=0;FS=0;MQ=60;MQRankSum=0;QD=5.45;ReadPosRankSum=-1.242;SOR=0.169;DP=17;AF=0.5;MLEAC=1;MLEAF=0.5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6,2:8:51:51,0,204</text:p>
          </table:table-cell>
          <table:table-cell office:value-type="string" calcext:value-type="string">
            <text:p>0/1:7,2:9:48:48,0,269</text:p>
          </table:table-cell>
          <table:table-cell table:formula="of:=LEFT([.J1233];3)" office:value-type="string" office:string-value="0/1" calcext:value-type="string">
            <text:p>0/1</text:p>
          </table:table-cell>
          <table:table-cell table:formula="of:=LEFT([.K1233];3)" office:value-type="string" office:string-value="0/1" calcext:value-type="string">
            <text:p>0/1</text:p>
          </table:table-cell>
          <table:table-cell table:formula="of:=IF(OR(AND([.L1233]=&quot;1/1&quot;;[.M1233]=&quot;0/0&quot;);AND([.L1233]=&quot;0/0&quot;;[.M123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461" calcext:value-type="float">
            <text:p>42546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;ExcessHet=0;FS=0;MQ=60;MQRankSum=0;QD=6.52;ReadPosRankSum=0.18;SOR=1.802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5,2:7:53:53,0,165</text:p>
          </table:table-cell>
          <table:table-cell table:formula="of:=LEFT([.J1234];3)" office:value-type="string" office:string-value="./." calcext:value-type="string">
            <text:p>./.</text:p>
          </table:table-cell>
          <table:table-cell table:formula="of:=LEFT([.K1234];3)" office:value-type="string" office:string-value="0/1" calcext:value-type="string">
            <text:p>0/1</text:p>
          </table:table-cell>
          <table:table-cell table:formula="of:=IF(OR(AND([.L1234]=&quot;1/1&quot;;[.M1234]=&quot;0/0&quot;);AND([.L1234]=&quot;0/0&quot;;[.M123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680" calcext:value-type="float">
            <text:p>42568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489;ExcessHet=0;FS=7.83;MQ=60;MQRankSum=0;QD=2.9;ReadPosRankSum=1.643;SOR=2.231;DP=1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2,2:14:48:48,0,468</text:p>
          </table:table-cell>
          <table:table-cell office:value-type="string" calcext:value-type="string">
            <text:p>./.:.:.:.:.</text:p>
          </table:table-cell>
          <table:table-cell table:formula="of:=LEFT([.J1235];3)" office:value-type="string" office:string-value="0/1" calcext:value-type="string">
            <text:p>0/1</text:p>
          </table:table-cell>
          <table:table-cell table:formula="of:=LEFT([.K1235];3)" office:value-type="string" office:string-value="./." calcext:value-type="string">
            <text:p>./.</text:p>
          </table:table-cell>
          <table:table-cell table:formula="of:=IF(OR(AND([.L1235]=&quot;1/1&quot;;[.M1235]=&quot;0/0&quot;);AND([.L1235]=&quot;0/0&quot;;[.M123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5697" calcext:value-type="float">
            <text:p>4256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888;ExcessHet=0;FS=7.16;MQ=60;MQRankSum=0;QD=3.36;ReadPosRankSum=0.108;SOR=2.24;DP=14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1,2:13:51:51,0,434</text:p>
          </table:table-cell>
          <table:table-cell office:value-type="string" calcext:value-type="string">
            <text:p>./.:.:.:.:.</text:p>
          </table:table-cell>
          <table:table-cell table:formula="of:=LEFT([.J1236];3)" office:value-type="string" office:string-value="0/1" calcext:value-type="string">
            <text:p>0/1</text:p>
          </table:table-cell>
          <table:table-cell table:formula="of:=LEFT([.K1236];3)" office:value-type="string" office:string-value="./." calcext:value-type="string">
            <text:p>./.</text:p>
          </table:table-cell>
          <table:table-cell table:formula="of:=IF(OR(AND([.L1236]=&quot;1/1&quot;;[.M1236]=&quot;0/0&quot;);AND([.L1236]=&quot;0/0&quot;;[.M123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7172" calcext:value-type="float">
            <text:p>4271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15;ExcessHet=0;FS=0;MQ=60;MQRankSum=0;QD=6.18;ReadPosRankSum=-1.383;SOR=0.495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2:9:63:63,0,262</text:p>
          </table:table-cell>
          <table:table-cell table:formula="of:=LEFT([.J1237];3)" office:value-type="string" office:string-value="./." calcext:value-type="string">
            <text:p>./.</text:p>
          </table:table-cell>
          <table:table-cell table:formula="of:=LEFT([.K1237];3)" office:value-type="string" office:string-value="0/1" calcext:value-type="string">
            <text:p>0/1</text:p>
          </table:table-cell>
          <table:table-cell table:formula="of:=IF(OR(AND([.L1237]=&quot;1/1&quot;;[.M1237]=&quot;0/0&quot;);AND([.L1237]=&quot;0/0&quot;;[.M123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7176" calcext:value-type="float">
            <text:p>42717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2;ExcessHet=0;FS=0;MQ=60;MQRankSum=0;QD=6.18;ReadPosRankSum=-0.967;SOR=0.495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2:9:63:63,0,262</text:p>
          </table:table-cell>
          <table:table-cell table:formula="of:=LEFT([.J1238];3)" office:value-type="string" office:string-value="./." calcext:value-type="string">
            <text:p>./.</text:p>
          </table:table-cell>
          <table:table-cell table:formula="of:=LEFT([.K1238];3)" office:value-type="string" office:string-value="0/1" calcext:value-type="string">
            <text:p>0/1</text:p>
          </table:table-cell>
          <table:table-cell table:formula="of:=IF(OR(AND([.L1238]=&quot;1/1&quot;;[.M1238]=&quot;0/0&quot;);AND([.L1238]=&quot;0/0&quot;;[.M123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7192" calcext:value-type="float">
            <text:p>42719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58.64" calcext:value-type="float">
            <text:p>5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18;ExcessHet=0;FS=0;MQ=60;MQRankSum=0;QD=7.33;ReadPosRankSum=0.619;SOR=0.693;DP=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66:66,0,240</text:p>
          </table:table-cell>
          <table:table-cell table:formula="of:=LEFT([.J1239];3)" office:value-type="string" office:string-value="./." calcext:value-type="string">
            <text:p>./.</text:p>
          </table:table-cell>
          <table:table-cell table:formula="of:=LEFT([.K1239];3)" office:value-type="string" office:string-value="0/1" calcext:value-type="string">
            <text:p>0/1</text:p>
          </table:table-cell>
          <table:table-cell table:formula="of:=IF(OR(AND([.L1239]=&quot;1/1&quot;;[.M1239]=&quot;0/0&quot;);AND([.L1239]=&quot;0/0&quot;;[.M123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7199" calcext:value-type="float">
            <text:p>42719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8.64" calcext:value-type="float">
            <text:p>58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876;ExcessHet=0;FS=0;MQ=60;MQRankSum=0;QD=7.33;ReadPosRankSum=0.712;SOR=0.693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6,2:8:66:66,0,240</text:p>
          </table:table-cell>
          <table:table-cell table:formula="of:=LEFT([.J1240];3)" office:value-type="string" office:string-value="./." calcext:value-type="string">
            <text:p>./.</text:p>
          </table:table-cell>
          <table:table-cell table:formula="of:=LEFT([.K1240];3)" office:value-type="string" office:string-value="0/1" calcext:value-type="string">
            <text:p>0/1</text:p>
          </table:table-cell>
          <table:table-cell table:formula="of:=IF(OR(AND([.L1240]=&quot;1/1&quot;;[.M1240]=&quot;0/0&quot;);AND([.L1240]=&quot;0/0&quot;;[.M124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7211" calcext:value-type="float">
            <text:p>427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9.64" calcext:value-type="float">
            <text:p>3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085;ExcessHet=0;FS=0;MQ=60;MQRankSum=0;QD=4.4;ReadPosRankSum=2.2;SOR=0.223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./.:.:.:.:.</text:p>
          </table:table-cell>
          <table:table-cell office:value-type="string" calcext:value-type="string">
            <text:p>0/1:7,2:9:47:47,0,223</text:p>
          </table:table-cell>
          <table:table-cell table:formula="of:=LEFT([.J1241];3)" office:value-type="string" office:string-value="./." calcext:value-type="string">
            <text:p>./.</text:p>
          </table:table-cell>
          <table:table-cell table:formula="of:=LEFT([.K1241];3)" office:value-type="string" office:string-value="0/1" calcext:value-type="string">
            <text:p>0/1</text:p>
          </table:table-cell>
          <table:table-cell table:formula="of:=IF(OR(AND([.L1241]=&quot;1/1&quot;;[.M1241]=&quot;0/0&quot;);AND([.L1241]=&quot;0/0&quot;;[.M124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627" calcext:value-type="float">
            <text:p>42862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71.64" calcext:value-type="float">
            <text:p>71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431;ExcessHet=0;FS=3.01;MQ=59.3;MQRankSum=-1.834;QD=7.16;ReadPosRankSum=-0.105;SOR=0.916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3:10:79:79,0,213</text:p>
          </table:table-cell>
          <table:table-cell office:value-type="string" calcext:value-type="string">
            <text:p>./.:.:.:.:.</text:p>
          </table:table-cell>
          <table:table-cell table:formula="of:=LEFT([.J1242];3)" office:value-type="string" office:string-value="0/1" calcext:value-type="string">
            <text:p>0/1</text:p>
          </table:table-cell>
          <table:table-cell table:formula="of:=LEFT([.K1242];3)" office:value-type="string" office:string-value="./." calcext:value-type="string">
            <text:p>./.</text:p>
          </table:table-cell>
          <table:table-cell table:formula="of:=IF(OR(AND([.L1242]=&quot;1/1&quot;;[.M1242]=&quot;0/0&quot;);AND([.L1242]=&quot;0/0&quot;;[.M124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644" calcext:value-type="float">
            <text:p>42864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478;ExcessHet=0;FS=12.175;MQ=57.74;MQRankSum=-2.166;QD=5.88;ReadPosRankSum=-0.285;SOR=2.784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72:72,0,269</text:p>
          </table:table-cell>
          <table:table-cell office:value-type="string" calcext:value-type="string">
            <text:p>./.:.:.:.:.</text:p>
          </table:table-cell>
          <table:table-cell table:formula="of:=LEFT([.J1243];3)" office:value-type="string" office:string-value="0/1" calcext:value-type="string">
            <text:p>0/1</text:p>
          </table:table-cell>
          <table:table-cell table:formula="of:=LEFT([.K1243];3)" office:value-type="string" office:string-value="./." calcext:value-type="string">
            <text:p>./.</text:p>
          </table:table-cell>
          <table:table-cell table:formula="of:=IF(OR(AND([.L1243]=&quot;1/1&quot;;[.M1243]=&quot;0/0&quot;);AND([.L1243]=&quot;0/0&quot;;[.M124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665" calcext:value-type="float">
            <text:p>4286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97.64" calcext:value-type="float">
            <text:p>9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275;ExcessHet=0;FS=7.782;MQ=57.51;MQRankSum=-2.037;QD=9.76;ReadPosRankSum=2.515;SOR=2.788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3:10:99:105,0,278</text:p>
          </table:table-cell>
          <table:table-cell office:value-type="string" calcext:value-type="string">
            <text:p>./.:.:.:.:.</text:p>
          </table:table-cell>
          <table:table-cell table:formula="of:=LEFT([.J1244];3)" office:value-type="string" office:string-value="0/1" calcext:value-type="string">
            <text:p>0/1</text:p>
          </table:table-cell>
          <table:table-cell table:formula="of:=LEFT([.K1244];3)" office:value-type="string" office:string-value="./." calcext:value-type="string">
            <text:p>./.</text:p>
          </table:table-cell>
          <table:table-cell table:formula="of:=IF(OR(AND([.L1244]=&quot;1/1&quot;;[.M1244]=&quot;0/0&quot;);AND([.L1244]=&quot;0/0&quot;;[.M124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668" calcext:value-type="float">
            <text:p>4286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97.64" calcext:value-type="float">
            <text:p>97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331;ExcessHet=0;FS=7.782;MQ=57.74;MQRankSum=-2.037;QD=9.76;ReadPosRankSum=2.638;SOR=2.788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3:10:99:105,0,278</text:p>
          </table:table-cell>
          <table:table-cell office:value-type="string" calcext:value-type="string">
            <text:p>./.:.:.:.:.</text:p>
          </table:table-cell>
          <table:table-cell table:formula="of:=LEFT([.J1245];3)" office:value-type="string" office:string-value="0/1" calcext:value-type="string">
            <text:p>0/1</text:p>
          </table:table-cell>
          <table:table-cell table:formula="of:=LEFT([.K1245];3)" office:value-type="string" office:string-value="./." calcext:value-type="string">
            <text:p>./.</text:p>
          </table:table-cell>
          <table:table-cell table:formula="of:=IF(OR(AND([.L1245]=&quot;1/1&quot;;[.M1245]=&quot;0/0&quot;);AND([.L1245]=&quot;0/0&quot;;[.M124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684" calcext:value-type="float">
            <text:p>4286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79.64" calcext:value-type="float">
            <text:p>7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566;ExcessHet=0;FS=0;MQ=58.28;MQRankSum=-2.369;QD=9.95;ReadPosRankSum=2.369;SOR=1.27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3:8:87:87,0,139</text:p>
          </table:table-cell>
          <table:table-cell office:value-type="string" calcext:value-type="string">
            <text:p>./.:.:.:.:.</text:p>
          </table:table-cell>
          <table:table-cell table:formula="of:=LEFT([.J1246];3)" office:value-type="string" office:string-value="0/1" calcext:value-type="string">
            <text:p>0/1</text:p>
          </table:table-cell>
          <table:table-cell table:formula="of:=LEFT([.K1246];3)" office:value-type="string" office:string-value="./." calcext:value-type="string">
            <text:p>./.</text:p>
          </table:table-cell>
          <table:table-cell table:formula="of:=IF(OR(AND([.L1246]=&quot;1/1&quot;;[.M1246]=&quot;0/0&quot;);AND([.L1246]=&quot;0/0&quot;;[.M124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700" calcext:value-type="float">
            <text:p>4287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4.64" calcext:value-type="float">
            <text:p>9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394;ExcessHet=0;FS=3.09;MQ=58.28;MQRankSum=-2.744;QD=8.6;ReadPosRankSum=0.755;SOR=2.093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99:102,0,327</text:p>
          </table:table-cell>
          <table:table-cell office:value-type="string" calcext:value-type="string">
            <text:p>./.:.:.:.:.</text:p>
          </table:table-cell>
          <table:table-cell table:formula="of:=LEFT([.J1247];3)" office:value-type="string" office:string-value="0/1" calcext:value-type="string">
            <text:p>0/1</text:p>
          </table:table-cell>
          <table:table-cell table:formula="of:=LEFT([.K1247];3)" office:value-type="string" office:string-value="./." calcext:value-type="string">
            <text:p>./.</text:p>
          </table:table-cell>
          <table:table-cell table:formula="of:=IF(OR(AND([.L1247]=&quot;1/1&quot;;[.M1247]=&quot;0/0&quot;);AND([.L1247]=&quot;0/0&quot;;[.M124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709" calcext:value-type="float">
            <text:p>4287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94.64" calcext:value-type="float">
            <text:p>9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2.744;ExcessHet=0;FS=3.09;MQ=58.28;MQRankSum=-2.744;QD=8.6;ReadPosRankSum=-1.299;SOR=2.093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99:102,0,327</text:p>
          </table:table-cell>
          <table:table-cell office:value-type="string" calcext:value-type="string">
            <text:p>./.:.:.:.:.</text:p>
          </table:table-cell>
          <table:table-cell table:formula="of:=LEFT([.J1248];3)" office:value-type="string" office:string-value="0/1" calcext:value-type="string">
            <text:p>0/1</text:p>
          </table:table-cell>
          <table:table-cell table:formula="of:=LEFT([.K1248];3)" office:value-type="string" office:string-value="./." calcext:value-type="string">
            <text:p>./.</text:p>
          </table:table-cell>
          <table:table-cell table:formula="of:=IF(OR(AND([.L1248]=&quot;1/1&quot;;[.M1248]=&quot;0/0&quot;);AND([.L1248]=&quot;0/0&quot;;[.M124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8715" calcext:value-type="float">
            <text:p>42871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94.64" calcext:value-type="float">
            <text:p>9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056;ExcessHet=0;FS=3.09;MQ=58.28;MQRankSum=-2.744;QD=8.6;ReadPosRankSum=-1.111;SOR=2.093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99:102,0,327</text:p>
          </table:table-cell>
          <table:table-cell office:value-type="string" calcext:value-type="string">
            <text:p>./.:.:.:.:.</text:p>
          </table:table-cell>
          <table:table-cell table:formula="of:=LEFT([.J1249];3)" office:value-type="string" office:string-value="0/1" calcext:value-type="string">
            <text:p>0/1</text:p>
          </table:table-cell>
          <table:table-cell table:formula="of:=LEFT([.K1249];3)" office:value-type="string" office:string-value="./." calcext:value-type="string">
            <text:p>./.</text:p>
          </table:table-cell>
          <table:table-cell table:formula="of:=IF(OR(AND([.L1249]=&quot;1/1&quot;;[.M1249]=&quot;0/0&quot;);AND([.L1249]=&quot;0/0&quot;;[.M124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9581" calcext:value-type="float">
            <text:p>42958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774.06" calcext:value-type="float">
            <text:p>77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1;SOR=0.693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788,54,0</text:p>
          </table:table-cell>
          <table:table-cell office:value-type="string" calcext:value-type="string">
            <text:p>0/0:11,0:11:33:0,33,386</text:p>
          </table:table-cell>
          <table:table-cell table:formula="of:=LEFT([.J1250];3)" office:value-type="string" office:string-value="1/1" calcext:value-type="string">
            <text:p>1/1</text:p>
          </table:table-cell>
          <table:table-cell table:formula="of:=LEFT([.K1250];3)" office:value-type="string" office:string-value="0/0" calcext:value-type="string">
            <text:p>0/0</text:p>
          </table:table-cell>
          <table:table-cell table:formula="of:=IF(OR(AND([.L1250]=&quot;1/1&quot;;[.M1250]=&quot;0/0&quot;);AND([.L1250]=&quot;0/0&quot;;[.M125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29582" calcext:value-type="float">
            <text:p>42958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774.06" calcext:value-type="float">
            <text:p>774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5;SOR=0.693;DP=30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8:18:54:788,54,0</text:p>
          </table:table-cell>
          <table:table-cell office:value-type="string" calcext:value-type="string">
            <text:p>0/0:11,0:11:32:0,32,345</text:p>
          </table:table-cell>
          <table:table-cell table:formula="of:=LEFT([.J1251];3)" office:value-type="string" office:string-value="1/1" calcext:value-type="string">
            <text:p>1/1</text:p>
          </table:table-cell>
          <table:table-cell table:formula="of:=LEFT([.K1251];3)" office:value-type="string" office:string-value="0/0" calcext:value-type="string">
            <text:p>0/0</text:p>
          </table:table-cell>
          <table:table-cell table:formula="of:=IF(OR(AND([.L1251]=&quot;1/1&quot;;[.M1251]=&quot;0/0&quot;);AND([.L1251]=&quot;0/0&quot;;[.M1251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0226" calcext:value-type="float">
            <text:p>43022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431;ExcessHet=0;FS=3.522;MQ=60;MQRankSum=0;QD=6.18;ReadPosRankSum=-0.812;SOR=2.266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2:9:63:63,0,276</text:p>
          </table:table-cell>
          <table:table-cell office:value-type="string" calcext:value-type="string">
            <text:p>./.:.:.:.:.</text:p>
          </table:table-cell>
          <table:table-cell table:formula="of:=LEFT([.J1252];3)" office:value-type="string" office:string-value="0/1" calcext:value-type="string">
            <text:p>0/1</text:p>
          </table:table-cell>
          <table:table-cell table:formula="of:=LEFT([.K1252];3)" office:value-type="string" office:string-value="./." calcext:value-type="string">
            <text:p>./.</text:p>
          </table:table-cell>
          <table:table-cell table:formula="of:=IF(OR(AND([.L1252]=&quot;1/1&quot;;[.M1252]=&quot;0/0&quot;);AND([.L1252]=&quot;0/0&quot;;[.M125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0236" calcext:value-type="float">
            <text:p>43023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float" office:value="55.64" calcext:value-type="float">
            <text:p>5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792;ExcessHet=0;FS=3.522;MQ=60;MQRankSum=0;QD=6.18;ReadPosRankSum=-2.1;SOR=2.266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2:9:63:63,0,276</text:p>
          </table:table-cell>
          <table:table-cell office:value-type="string" calcext:value-type="string">
            <text:p>./.:.:.:.:.</text:p>
          </table:table-cell>
          <table:table-cell table:formula="of:=LEFT([.J1253];3)" office:value-type="string" office:string-value="0/1" calcext:value-type="string">
            <text:p>0/1</text:p>
          </table:table-cell>
          <table:table-cell table:formula="of:=LEFT([.K1253];3)" office:value-type="string" office:string-value="./." calcext:value-type="string">
            <text:p>./.</text:p>
          </table:table-cell>
          <table:table-cell table:formula="of:=IF(OR(AND([.L1253]=&quot;1/1&quot;;[.M1253]=&quot;0/0&quot;);AND([.L1253]=&quot;0/0&quot;;[.M125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0329" calcext:value-type="float">
            <text:p>4303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GGG</text:p>
          </table:table-cell>
          <table:table-cell office:value-type="string" calcext:value-type="string">
            <text:p>C</text:p>
          </table:table-cell>
          <table:table-cell office:value-type="float" office:value="195.92" calcext:value-type="float">
            <text:p>195.9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12;SOR=3.611;DP=7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5:5:15:210,15,0</text:p>
          </table:table-cell>
          <table:table-cell office:value-type="string" calcext:value-type="string">
            <text:p>0/0:2,0:2:6:0,6,61</text:p>
          </table:table-cell>
          <table:table-cell table:formula="of:=LEFT([.J1254];3)" office:value-type="string" office:string-value="1/1" calcext:value-type="string">
            <text:p>1/1</text:p>
          </table:table-cell>
          <table:table-cell table:formula="of:=LEFT([.K1254];3)" office:value-type="string" office:string-value="0/0" calcext:value-type="string">
            <text:p>0/0</text:p>
          </table:table-cell>
          <table:table-cell table:formula="of:=IF(OR(AND([.L1254]=&quot;1/1&quot;;[.M1254]=&quot;0/0&quot;);AND([.L1254]=&quot;0/0&quot;;[.M125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1798" calcext:value-type="float">
            <text:p>43179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</text:p>
          </table:table-cell>
          <table:table-cell office:value-type="float" office:value="315.85" calcext:value-type="float">
            <text:p>315.8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;ExcessHet=0;FS=0;MQ=60;MQRankSum=0;QD=28.71;ReadPosRankSum=-0.951;SOR=0.223;DP=19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3:323,0,3</text:p>
          </table:table-cell>
          <table:table-cell office:value-type="string" calcext:value-type="string">
            <text:p>0/0:8,0:8:24:0,24,282</text:p>
          </table:table-cell>
          <table:table-cell table:formula="of:=LEFT([.J1255];3)" office:value-type="string" office:string-value="0/1" calcext:value-type="string">
            <text:p>0/1</text:p>
          </table:table-cell>
          <table:table-cell table:formula="of:=LEFT([.K1255];3)" office:value-type="string" office:string-value="0/0" calcext:value-type="string">
            <text:p>0/0</text:p>
          </table:table-cell>
          <table:table-cell table:formula="of:=IF(OR(AND([.L1255]=&quot;1/1&quot;;[.M1255]=&quot;0/0&quot;);AND([.L1255]=&quot;0/0&quot;;[.M125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32349" calcext:value-type="float">
            <text:p>43234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225.65" calcext:value-type="float">
            <text:p>225.6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34;ExcessHet=0;FS=0;MQ=60;MQRankSum=0;QD=28.21;ReadPosRankSum=-1.534;SOR=0.33;DP=23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7:8:16:233,0,16</text:p>
          </table:table-cell>
          <table:table-cell office:value-type="string" calcext:value-type="string">
            <text:p>0/0:13,0:13:39:0,39,483</text:p>
          </table:table-cell>
          <table:table-cell table:formula="of:=LEFT([.J1256];3)" office:value-type="string" office:string-value="0/1" calcext:value-type="string">
            <text:p>0/1</text:p>
          </table:table-cell>
          <table:table-cell table:formula="of:=LEFT([.K1256];3)" office:value-type="string" office:string-value="0/0" calcext:value-type="string">
            <text:p>0/0</text:p>
          </table:table-cell>
          <table:table-cell table:formula="of:=IF(OR(AND([.L1256]=&quot;1/1&quot;;[.M1256]=&quot;0/0&quot;);AND([.L1256]=&quot;0/0&quot;;[.M125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1055" calcext:value-type="float">
            <text:p>44105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03.05" calcext:value-type="float">
            <text:p>303.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67;SOR=1.402;DP=23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9:9:27:317,27,0</text:p>
          </table:table-cell>
          <table:table-cell office:value-type="string" calcext:value-type="string">
            <text:p>0/0:13,0:13:39:0,39,471</text:p>
          </table:table-cell>
          <table:table-cell table:formula="of:=LEFT([.J1257];3)" office:value-type="string" office:string-value="1/1" calcext:value-type="string">
            <text:p>1/1</text:p>
          </table:table-cell>
          <table:table-cell table:formula="of:=LEFT([.K1257];3)" office:value-type="string" office:string-value="0/0" calcext:value-type="string">
            <text:p>0/0</text:p>
          </table:table-cell>
          <table:table-cell table:formula="of:=IF(OR(AND([.L1257]=&quot;1/1&quot;;[.M1257]=&quot;0/0&quot;);AND([.L1257]=&quot;0/0&quot;;[.M125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1897" calcext:value-type="float">
            <text:p>44189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95.97" calcext:value-type="float">
            <text:p>195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66;SOR=3.912;DP=1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6:6:18:210,18,0</text:p>
          </table:table-cell>
          <table:table-cell office:value-type="string" calcext:value-type="string">
            <text:p>0/0:7,0:7:21:0,21,248</text:p>
          </table:table-cell>
          <table:table-cell table:formula="of:=LEFT([.J1258];3)" office:value-type="string" office:string-value="1/1" calcext:value-type="string">
            <text:p>1/1</text:p>
          </table:table-cell>
          <table:table-cell table:formula="of:=LEFT([.K1258];3)" office:value-type="string" office:string-value="0/0" calcext:value-type="string">
            <text:p>0/0</text:p>
          </table:table-cell>
          <table:table-cell table:formula="of:=IF(OR(AND([.L1258]=&quot;1/1&quot;;[.M1258]=&quot;0/0&quot;);AND([.L1258]=&quot;0/0&quot;;[.M125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2583" calcext:value-type="float">
            <text:p>44258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319.06" calcext:value-type="float">
            <text:p>31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1.91;SOR=1.085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33,30,0</text:p>
          </table:table-cell>
          <table:table-cell office:value-type="string" calcext:value-type="string">
            <text:p>0/0:9,0:9:27:0,27,325</text:p>
          </table:table-cell>
          <table:table-cell table:formula="of:=LEFT([.J1259];3)" office:value-type="string" office:string-value="1/1" calcext:value-type="string">
            <text:p>1/1</text:p>
          </table:table-cell>
          <table:table-cell table:formula="of:=LEFT([.K1259];3)" office:value-type="string" office:string-value="0/0" calcext:value-type="string">
            <text:p>0/0</text:p>
          </table:table-cell>
          <table:table-cell table:formula="of:=IF(OR(AND([.L1259]=&quot;1/1&quot;;[.M1259]=&quot;0/0&quot;);AND([.L1259]=&quot;0/0&quot;;[.M1259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43418" calcext:value-type="float">
            <text:p>44341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407.06" calcext:value-type="float">
            <text:p>407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3.92;SOR=1.022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2:12:36:421,36,0</text:p>
          </table:table-cell>
          <table:table-cell office:value-type="string" calcext:value-type="string">
            <text:p>0/0:8,0:8:24:0,24,294</text:p>
          </table:table-cell>
          <table:table-cell table:formula="of:=LEFT([.J1260];3)" office:value-type="string" office:string-value="1/1" calcext:value-type="string">
            <text:p>1/1</text:p>
          </table:table-cell>
          <table:table-cell table:formula="of:=LEFT([.K1260];3)" office:value-type="string" office:string-value="0/0" calcext:value-type="string">
            <text:p>0/0</text:p>
          </table:table-cell>
          <table:table-cell table:formula="of:=IF(OR(AND([.L1260]=&quot;1/1&quot;;[.M1260]=&quot;0/0&quot;);AND([.L1260]=&quot;0/0&quot;;[.M1260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3512" calcext:value-type="float">
            <text:p>45351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</text:p>
          </table:table-cell>
          <table:table-cell office:value-type="float" office:value="340.97" calcext:value-type="float">
            <text:p>340.9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0.147;ExcessHet=0;FS=3.802;MQ=60;MQRankSum=0;QD=28.41;ReadPosRankSum=-1.459;SOR=1.033;DP=15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1:12:1:348,0,1</text:p>
          </table:table-cell>
          <table:table-cell office:value-type="string" calcext:value-type="string">
            <text:p>0/0:2,0:2:6:0,6,76</text:p>
          </table:table-cell>
          <table:table-cell table:formula="of:=LEFT([.J1261];3)" office:value-type="string" office:string-value="0/1" calcext:value-type="string">
            <text:p>0/1</text:p>
          </table:table-cell>
          <table:table-cell table:formula="of:=LEFT([.K1261];3)" office:value-type="string" office:string-value="0/0" calcext:value-type="string">
            <text:p>0/0</text:p>
          </table:table-cell>
          <table:table-cell table:formula="of:=IF(OR(AND([.L1261]=&quot;1/1&quot;;[.M1261]=&quot;0/0&quot;);AND([.L1261]=&quot;0/0&quot;;[.M126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56047" calcext:value-type="float">
            <text:p>456047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540.06" calcext:value-type="float">
            <text:p>540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0.07;SOR=1.473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5:15:45:554,45,0</text:p>
          </table:table-cell>
          <table:table-cell office:value-type="string" calcext:value-type="string">
            <text:p>0/0:9,0:9:27:0,27,312</text:p>
          </table:table-cell>
          <table:table-cell table:formula="of:=LEFT([.J1262];3)" office:value-type="string" office:string-value="1/1" calcext:value-type="string">
            <text:p>1/1</text:p>
          </table:table-cell>
          <table:table-cell table:formula="of:=LEFT([.K1262];3)" office:value-type="string" office:string-value="0/0" calcext:value-type="string">
            <text:p>0/0</text:p>
          </table:table-cell>
          <table:table-cell table:formula="of:=IF(OR(AND([.L1262]=&quot;1/1&quot;;[.M1262]=&quot;0/0&quot;);AND([.L1262]=&quot;0/0&quot;;[.M1262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0125" calcext:value-type="float">
            <text:p>46012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28.06" calcext:value-type="float">
            <text:p>42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2.93;SOR=2.147;DP=22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3:13:39:442,39,0</text:p>
          </table:table-cell>
          <table:table-cell office:value-type="string" calcext:value-type="string">
            <text:p>0/0:6,0:6:18:0,18,225</text:p>
          </table:table-cell>
          <table:table-cell table:formula="of:=LEFT([.J1263];3)" office:value-type="string" office:string-value="1/1" calcext:value-type="string">
            <text:p>1/1</text:p>
          </table:table-cell>
          <table:table-cell table:formula="of:=LEFT([.K1263];3)" office:value-type="string" office:string-value="0/0" calcext:value-type="string">
            <text:p>0/0</text:p>
          </table:table-cell>
          <table:table-cell table:formula="of:=IF(OR(AND([.L1263]=&quot;1/1&quot;;[.M1263]=&quot;0/0&quot;);AND([.L1263]=&quot;0/0&quot;;[.M126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2343" calcext:value-type="float">
            <text:p>46234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99.06" calcext:value-type="float">
            <text:p>399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7.87;SOR=1.27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13,33,0</text:p>
          </table:table-cell>
          <table:table-cell office:value-type="string" calcext:value-type="string">
            <text:p>0/0:15,0:15:45:0,45,555</text:p>
          </table:table-cell>
          <table:table-cell table:formula="of:=LEFT([.J1264];3)" office:value-type="string" office:string-value="1/1" calcext:value-type="string">
            <text:p>1/1</text:p>
          </table:table-cell>
          <table:table-cell table:formula="of:=LEFT([.K1264];3)" office:value-type="string" office:string-value="0/0" calcext:value-type="string">
            <text:p>0/0</text:p>
          </table:table-cell>
          <table:table-cell table:formula="of:=IF(OR(AND([.L1264]=&quot;1/1&quot;;[.M1264]=&quot;0/0&quot;);AND([.L1264]=&quot;0/0&quot;;[.M126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66813" calcext:value-type="float">
            <text:p>466813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C</text:p>
          </table:table-cell>
          <table:table-cell office:value-type="float" office:value="478.03" calcext:value-type="float">
            <text:p>478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4;SOR=2.303;DP=24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4:14:42:492,42,0</text:p>
          </table:table-cell>
          <table:table-cell office:value-type="string" calcext:value-type="string">
            <text:p>0/0:6,0:6:18:0,18,214</text:p>
          </table:table-cell>
          <table:table-cell table:formula="of:=LEFT([.J1265];3)" office:value-type="string" office:string-value="1/1" calcext:value-type="string">
            <text:p>1/1</text:p>
          </table:table-cell>
          <table:table-cell table:formula="of:=LEFT([.K1265];3)" office:value-type="string" office:string-value="0/0" calcext:value-type="string">
            <text:p>0/0</text:p>
          </table:table-cell>
          <table:table-cell table:formula="of:=IF(OR(AND([.L1265]=&quot;1/1&quot;;[.M1265]=&quot;0/0&quot;);AND([.L1265]=&quot;0/0&quot;;[.M1265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0872" calcext:value-type="float">
            <text:p>47087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246.67" calcext:value-type="float">
            <text:p>246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-1.593;ExcessHet=0;FS=3.522;MQ=60;MQRankSum=0;QD=27.41;ReadPosRankSum=0.967;SOR=0.916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8:9:11:254,0,11</text:p>
          </table:table-cell>
          <table:table-cell office:value-type="string" calcext:value-type="string">
            <text:p>0/0:6,0:6:18:0,18,212</text:p>
          </table:table-cell>
          <table:table-cell table:formula="of:=LEFT([.J1266];3)" office:value-type="string" office:string-value="0/1" calcext:value-type="string">
            <text:p>0/1</text:p>
          </table:table-cell>
          <table:table-cell table:formula="of:=LEFT([.K1266];3)" office:value-type="string" office:string-value="0/0" calcext:value-type="string">
            <text:p>0/0</text:p>
          </table:table-cell>
          <table:table-cell table:formula="of:=IF(OR(AND([.L1266]=&quot;1/1&quot;;[.M1266]=&quot;0/0&quot;);AND([.L1266]=&quot;0/0&quot;;[.M126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1595" calcext:value-type="float">
            <text:p>47159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A</text:p>
          </table:table-cell>
          <table:table-cell office:value-type="float" office:value="480.03" calcext:value-type="float">
            <text:p>480.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24;SOR=1.739;DP=29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7:17:51:494,51,0</text:p>
          </table:table-cell>
          <table:table-cell office:value-type="string" calcext:value-type="string">
            <text:p>0/0:7,0:7:21:0,21,210</text:p>
          </table:table-cell>
          <table:table-cell table:formula="of:=LEFT([.J1267];3)" office:value-type="string" office:string-value="1/1" calcext:value-type="string">
            <text:p>1/1</text:p>
          </table:table-cell>
          <table:table-cell table:formula="of:=LEFT([.K1267];3)" office:value-type="string" office:string-value="0/0" calcext:value-type="string">
            <text:p>0/0</text:p>
          </table:table-cell>
          <table:table-cell table:formula="of:=IF(OR(AND([.L1267]=&quot;1/1&quot;;[.M1267]=&quot;0/0&quot;);AND([.L1267]=&quot;0/0&quot;;[.M1267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2200" calcext:value-type="float">
            <text:p>47220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88.06" calcext:value-type="float">
            <text:p>388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8.15;SOR=0.859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402,33,0</text:p>
          </table:table-cell>
          <table:table-cell office:value-type="string" calcext:value-type="string">
            <text:p>0/0:9,0:9:27:0,27,336</text:p>
          </table:table-cell>
          <table:table-cell table:formula="of:=LEFT([.J1268];3)" office:value-type="string" office:string-value="1/1" calcext:value-type="string">
            <text:p>1/1</text:p>
          </table:table-cell>
          <table:table-cell table:formula="of:=LEFT([.K1268];3)" office:value-type="string" office:string-value="0/0" calcext:value-type="string">
            <text:p>0/0</text:p>
          </table:table-cell>
          <table:table-cell table:formula="of:=IF(OR(AND([.L1268]=&quot;1/1&quot;;[.M1268]=&quot;0/0&quot;);AND([.L1268]=&quot;0/0&quot;;[.M1268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7020" calcext:value-type="float">
            <text:p>477020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float" office:value="93.64" calcext:value-type="float">
            <text:p>9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413;ExcessHet=0;FS=0;MQ=60;MQRankSum=0;QD=8.51;ReadPosRankSum=-0.269;SOR=0.495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4:11:99:101,0,217</text:p>
          </table:table-cell>
          <table:table-cell office:value-type="string" calcext:value-type="string">
            <text:p>./.:.:.:.:.</text:p>
          </table:table-cell>
          <table:table-cell table:formula="of:=LEFT([.J1269];3)" office:value-type="string" office:string-value="0/1" calcext:value-type="string">
            <text:p>0/1</text:p>
          </table:table-cell>
          <table:table-cell table:formula="of:=LEFT([.K1269];3)" office:value-type="string" office:string-value="./." calcext:value-type="string">
            <text:p>./.</text:p>
          </table:table-cell>
          <table:table-cell table:formula="of:=IF(OR(AND([.L1269]=&quot;1/1&quot;;[.M1269]=&quot;0/0&quot;);AND([.L1269]=&quot;0/0&quot;;[.M126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7268" calcext:value-type="float">
            <text:p>477268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93;ExcessHet=0;FS=3.332;MQ=60;MQRankSum=0;QD=10.7;ReadPosRankSum=-0.703;SOR=0.88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3:8:93:93,0,157</text:p>
          </table:table-cell>
          <table:table-cell office:value-type="string" calcext:value-type="string">
            <text:p>./.:.:.:.:.</text:p>
          </table:table-cell>
          <table:table-cell table:formula="of:=LEFT([.J1270];3)" office:value-type="string" office:string-value="0/1" calcext:value-type="string">
            <text:p>0/1</text:p>
          </table:table-cell>
          <table:table-cell table:formula="of:=LEFT([.K1270];3)" office:value-type="string" office:string-value="./." calcext:value-type="string">
            <text:p>./.</text:p>
          </table:table-cell>
          <table:table-cell table:formula="of:=IF(OR(AND([.L1270]=&quot;1/1&quot;;[.M1270]=&quot;0/0&quot;);AND([.L1270]=&quot;0/0&quot;;[.M127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7365" calcext:value-type="float">
            <text:p>4773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43.64" calcext:value-type="float">
            <text:p>4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242;ExcessHet=0;FS=6.021;MQ=60;MQRankSum=0;QD=5.45;ReadPosRankSum=0;SOR=0.02;DP=9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6,2:8:51:51,0,185</text:p>
          </table:table-cell>
          <table:table-cell office:value-type="string" calcext:value-type="string">
            <text:p>./.:.:.:.:.</text:p>
          </table:table-cell>
          <table:table-cell table:formula="of:=LEFT([.J1271];3)" office:value-type="string" office:string-value="0/1" calcext:value-type="string">
            <text:p>0/1</text:p>
          </table:table-cell>
          <table:table-cell table:formula="of:=LEFT([.K1271];3)" office:value-type="string" office:string-value="./." calcext:value-type="string">
            <text:p>./.</text:p>
          </table:table-cell>
          <table:table-cell table:formula="of:=IF(OR(AND([.L1271]=&quot;1/1&quot;;[.M1271]=&quot;0/0&quot;);AND([.L1271]=&quot;0/0&quot;;[.M127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8135" calcext:value-type="float">
            <text:p>478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35.64" calcext:value-type="float">
            <text:p>3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253;ExcessHet=0;FS=16.532;MQ=60;MQRankSum=0;QD=3.56;ReadPosRankSum=-1.221;SOR=2.199;DP=1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2:10:43:43,0,265</text:p>
          </table:table-cell>
          <table:table-cell office:value-type="string" calcext:value-type="string">
            <text:p>./.:.:.:.:.</text:p>
          </table:table-cell>
          <table:table-cell table:formula="of:=LEFT([.J1272];3)" office:value-type="string" office:string-value="0/1" calcext:value-type="string">
            <text:p>0/1</text:p>
          </table:table-cell>
          <table:table-cell table:formula="of:=LEFT([.K1272];3)" office:value-type="string" office:string-value="./." calcext:value-type="string">
            <text:p>./.</text:p>
          </table:table-cell>
          <table:table-cell table:formula="of:=IF(OR(AND([.L1272]=&quot;1/1&quot;;[.M1272]=&quot;0/0&quot;);AND([.L1272]=&quot;0/0&quot;;[.M127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8902" calcext:value-type="float">
            <text:p>47890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95.64" calcext:value-type="float">
            <text:p>9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1.239;ExcessHet=0;FS=2.769;MQ=60;MQRankSum=0;QD=5.98;ReadPosRankSum=0;SOR=1.609;DP=1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2,4:16:99:103,0,390</text:p>
          </table:table-cell>
          <table:table-cell office:value-type="string" calcext:value-type="string">
            <text:p>./.:.:.:.:.</text:p>
          </table:table-cell>
          <table:table-cell table:formula="of:=LEFT([.J1273];3)" office:value-type="string" office:string-value="0/1" calcext:value-type="string">
            <text:p>0/1</text:p>
          </table:table-cell>
          <table:table-cell table:formula="of:=LEFT([.K1273];3)" office:value-type="string" office:string-value="./." calcext:value-type="string">
            <text:p>./.</text:p>
          </table:table-cell>
          <table:table-cell table:formula="of:=IF(OR(AND([.L1273]=&quot;1/1&quot;;[.M1273]=&quot;0/0&quot;);AND([.L1273]=&quot;0/0&quot;;[.M1273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9086" calcext:value-type="float">
            <text:p>47908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199.64" calcext:value-type="float">
            <text:p>19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159;ExcessHet=0;FS=0;MQ=60;MQRankSum=0;QD=12.48;ReadPosRankSum=-0.937;SOR=0.814;DP=18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9,7:16:99:207,0,283</text:p>
          </table:table-cell>
          <table:table-cell office:value-type="string" calcext:value-type="string">
            <text:p>./.:.:.:.:.</text:p>
          </table:table-cell>
          <table:table-cell table:formula="of:=LEFT([.J1274];3)" office:value-type="string" office:string-value="0/1" calcext:value-type="string">
            <text:p>0/1</text:p>
          </table:table-cell>
          <table:table-cell table:formula="of:=LEFT([.K1274];3)" office:value-type="string" office:string-value="./." calcext:value-type="string">
            <text:p>./.</text:p>
          </table:table-cell>
          <table:table-cell table:formula="of:=IF(OR(AND([.L1274]=&quot;1/1&quot;;[.M1274]=&quot;0/0&quot;);AND([.L1274]=&quot;0/0&quot;;[.M1274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9135" calcext:value-type="float">
            <text:p>47913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948;ExcessHet=0;FS=0;MQ=60;MQRankSum=0;QD=6.53;ReadPosRankSum=0.247;SOR=1.085;DP=22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5,7:22:99:151,0,485</text:p>
          </table:table-cell>
          <table:table-cell office:value-type="string" calcext:value-type="string">
            <text:p>./.:.:.:.:.</text:p>
          </table:table-cell>
          <table:table-cell table:formula="of:=LEFT([.J1275];3)" office:value-type="string" office:string-value="0/1" calcext:value-type="string">
            <text:p>0/1</text:p>
          </table:table-cell>
          <table:table-cell table:formula="of:=LEFT([.K1275];3)" office:value-type="string" office:string-value="./." calcext:value-type="string">
            <text:p>./.</text:p>
          </table:table-cell>
          <table:table-cell table:formula="of:=IF(OR(AND([.L1275]=&quot;1/1&quot;;[.M1275]=&quot;0/0&quot;);AND([.L1275]=&quot;0/0&quot;;[.M1275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9446" calcext:value-type="float">
            <text:p>479446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85.64" calcext:value-type="float">
            <text:p>85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0.269;ExcessHet=0;FS=0;MQ=60;MQRankSum=0;QD=7.79;ReadPosRankSum=-0.577;SOR=1.179;DP=11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3:11:93:93,0,327</text:p>
          </table:table-cell>
          <table:table-cell office:value-type="string" calcext:value-type="string">
            <text:p>./.:.:.:.:.</text:p>
          </table:table-cell>
          <table:table-cell table:formula="of:=LEFT([.J1276];3)" office:value-type="string" office:string-value="0/1" calcext:value-type="string">
            <text:p>0/1</text:p>
          </table:table-cell>
          <table:table-cell table:formula="of:=LEFT([.K1276];3)" office:value-type="string" office:string-value="./." calcext:value-type="string">
            <text:p>./.</text:p>
          </table:table-cell>
          <table:table-cell table:formula="of:=IF(OR(AND([.L1276]=&quot;1/1&quot;;[.M1276]=&quot;0/0&quot;);AND([.L1276]=&quot;0/0&quot;;[.M1276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9465" calcext:value-type="float">
            <text:p>479465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692;ExcessHet=0;FS=0;MQ=60;MQRankSum=0;QD=5.26;ReadPosRankSum=0.282;SOR=0.693;DP=10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8,2:10:60:60,0,330</text:p>
          </table:table-cell>
          <table:table-cell office:value-type="string" calcext:value-type="string">
            <text:p>./.:.:.:.:.</text:p>
          </table:table-cell>
          <table:table-cell table:formula="of:=LEFT([.J1277];3)" office:value-type="string" office:string-value="0/1" calcext:value-type="string">
            <text:p>0/1</text:p>
          </table:table-cell>
          <table:table-cell table:formula="of:=LEFT([.K1277];3)" office:value-type="string" office:string-value="./." calcext:value-type="string">
            <text:p>./.</text:p>
          </table:table-cell>
          <table:table-cell table:formula="of:=IF(OR(AND([.L1277]=&quot;1/1&quot;;[.M1277]=&quot;0/0&quot;);AND([.L1277]=&quot;0/0&quot;;[.M1277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79709" calcext:value-type="float">
            <text:p>47970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float" office:value="39.64" calcext:value-type="float">
            <text:p>39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0.712;ExcessHet=0;FS=3.68;MQ=52.1;MQRankSum=-1.981;QD=5.66;ReadPosRankSum=-1.068;SOR=2.258;DP=7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5,2:7:47:47,0,156</text:p>
          </table:table-cell>
          <table:table-cell office:value-type="string" calcext:value-type="string">
            <text:p>./.:.:.:.:.</text:p>
          </table:table-cell>
          <table:table-cell table:formula="of:=LEFT([.J1278];3)" office:value-type="string" office:string-value="0/1" calcext:value-type="string">
            <text:p>0/1</text:p>
          </table:table-cell>
          <table:table-cell table:formula="of:=LEFT([.K1278];3)" office:value-type="string" office:string-value="./." calcext:value-type="string">
            <text:p>./.</text:p>
          </table:table-cell>
          <table:table-cell table:formula="of:=IF(OR(AND([.L1278]=&quot;1/1&quot;;[.M1278]=&quot;0/0&quot;);AND([.L1278]=&quot;0/0&quot;;[.M1278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81269" calcext:value-type="float">
            <text:p>48126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float" office:value="64.64" calcext:value-type="float">
            <text:p>64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1.203;ExcessHet=0;FS=6.368;MQ=58.51;MQRankSum=-0.941;QD=4.97;ReadPosRankSum=-0.085;SOR=2.833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0,3:13:72:72,0,315</text:p>
          </table:table-cell>
          <table:table-cell office:value-type="string" calcext:value-type="string">
            <text:p>./.:.:.:.:.</text:p>
          </table:table-cell>
          <table:table-cell table:formula="of:=LEFT([.J1279];3)" office:value-type="string" office:string-value="0/1" calcext:value-type="string">
            <text:p>0/1</text:p>
          </table:table-cell>
          <table:table-cell table:formula="of:=LEFT([.K1279];3)" office:value-type="string" office:string-value="./." calcext:value-type="string">
            <text:p>./.</text:p>
          </table:table-cell>
          <table:table-cell table:formula="of:=IF(OR(AND([.L1279]=&quot;1/1&quot;;[.M1279]=&quot;0/0&quot;);AND([.L1279]=&quot;0/0&quot;;[.M1279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86371" calcext:value-type="float">
            <text:p>48637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office:value-type="float" office:value="40.64" calcext:value-type="float">
            <text:p>40.64</text:p>
          </table:table-cell>
          <table:table-cell office:value-type="string" calcext:value-type="string">
            <text:p>QD_filter</text:p>
          </table:table-cell>
          <table:table-cell office:value-type="string" calcext:value-type="string">
            <text:p>BaseQRankSum=-2.965;ExcessHet=0;FS=12.175;MQ=60;MQRankSum=0;QD=3.69;ReadPosRankSum=0.179;SOR=3.229;DP=13;AF=0.5;MLEAC=1;MLEAF=0.5;AN=2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7,4:11:48:48,0,225</text:p>
          </table:table-cell>
          <table:table-cell office:value-type="string" calcext:value-type="string">
            <text:p>./.:.:.:.:.</text:p>
          </table:table-cell>
          <table:table-cell table:formula="of:=LEFT([.J1280];3)" office:value-type="string" office:string-value="0/1" calcext:value-type="string">
            <text:p>0/1</text:p>
          </table:table-cell>
          <table:table-cell table:formula="of:=LEFT([.K1280];3)" office:value-type="string" office:string-value="./." calcext:value-type="string">
            <text:p>./.</text:p>
          </table:table-cell>
          <table:table-cell table:formula="of:=IF(OR(AND([.L1280]=&quot;1/1&quot;;[.M1280]=&quot;0/0&quot;);AND([.L1280]=&quot;0/0&quot;;[.M1280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2629" calcext:value-type="float">
            <text:p>492629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329.9" calcext:value-type="float">
            <text:p>329.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907;ExcessHet=0;FS=0;MQ=60;MQRankSum=0;QD=29.99;ReadPosRankSum=1.747;SOR=3.442;DP=2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2:337,0,2</text:p>
          </table:table-cell>
          <table:table-cell office:value-type="string" calcext:value-type="string">
            <text:p>0/0:16,0:16:48:0,48,582</text:p>
          </table:table-cell>
          <table:table-cell table:formula="of:=LEFT([.J1281];3)" office:value-type="string" office:string-value="0/1" calcext:value-type="string">
            <text:p>0/1</text:p>
          </table:table-cell>
          <table:table-cell table:formula="of:=LEFT([.K1281];3)" office:value-type="string" office:string-value="0/0" calcext:value-type="string">
            <text:p>0/0</text:p>
          </table:table-cell>
          <table:table-cell table:formula="of:=IF(OR(AND([.L1281]=&quot;1/1&quot;;[.M1281]=&quot;0/0&quot;);AND([.L1281]=&quot;0/0&quot;;[.M1281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5762" calcext:value-type="float">
            <text:p>495762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float" office:value="261.5" calcext:value-type="float">
            <text:p>261.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0.524;ExcessHet=0;FS=0;MQ=60;MQRankSum=0;QD=23.77;ReadPosRankSum=0.385;SOR=1.022;DP=18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10:11:4:269,0,4</text:p>
          </table:table-cell>
          <table:table-cell office:value-type="string" calcext:value-type="string">
            <text:p>0/0:6,0:6:18:0,18,224</text:p>
          </table:table-cell>
          <table:table-cell table:formula="of:=LEFT([.J1282];3)" office:value-type="string" office:string-value="0/1" calcext:value-type="string">
            <text:p>0/1</text:p>
          </table:table-cell>
          <table:table-cell table:formula="of:=LEFT([.K1282];3)" office:value-type="string" office:string-value="0/0" calcext:value-type="string">
            <text:p>0/0</text:p>
          </table:table-cell>
          <table:table-cell table:formula="of:=IF(OR(AND([.L1282]=&quot;1/1&quot;;[.M1282]=&quot;0/0&quot;);AND([.L1282]=&quot;0/0&quot;;[.M1282]=&quot;1/1&quot;));1;0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6211" calcext:value-type="float">
            <text:p>49621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</text:p>
          </table:table-cell>
          <table:table-cell office:value-type="float" office:value="320.02" calcext:value-type="float">
            <text:p>320.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29.09;SOR=0.859;DP=15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1:11:33:334,33,0</text:p>
          </table:table-cell>
          <table:table-cell office:value-type="string" calcext:value-type="string">
            <text:p>0/0:4,0:4:12:0,12,122</text:p>
          </table:table-cell>
          <table:table-cell table:formula="of:=LEFT([.J1283];3)" office:value-type="string" office:string-value="1/1" calcext:value-type="string">
            <text:p>1/1</text:p>
          </table:table-cell>
          <table:table-cell table:formula="of:=LEFT([.K1283];3)" office:value-type="string" office:string-value="0/0" calcext:value-type="string">
            <text:p>0/0</text:p>
          </table:table-cell>
          <table:table-cell table:formula="of:=IF(OR(AND([.L1283]=&quot;1/1&quot;;[.M1283]=&quot;0/0&quot;);AND([.L1283]=&quot;0/0&quot;;[.M1283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6834" calcext:value-type="float">
            <text:p>49683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</text:p>
          </table:table-cell>
          <table:table-cell office:value-type="float" office:value="341.06" calcext:value-type="float">
            <text:p>341.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ExcessHet=0;FS=0;MQ=60;QD=34.11;SOR=0.693;DP=21;AF=0;MLEAC=0;MLEAF=0;AN=4;AC=2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1/1:0,10:10:30:355,30,0</text:p>
          </table:table-cell>
          <table:table-cell office:value-type="string" calcext:value-type="string">
            <text:p>0/0:11,0:11:33:0,33,403</text:p>
          </table:table-cell>
          <table:table-cell table:formula="of:=LEFT([.J1284];3)" office:value-type="string" office:string-value="1/1" calcext:value-type="string">
            <text:p>1/1</text:p>
          </table:table-cell>
          <table:table-cell table:formula="of:=LEFT([.K1284];3)" office:value-type="string" office:string-value="0/0" calcext:value-type="string">
            <text:p>0/0</text:p>
          </table:table-cell>
          <table:table-cell table:formula="of:=IF(OR(AND([.L1284]=&quot;1/1&quot;;[.M1284]=&quot;0/0&quot;);AND([.L1284]=&quot;0/0&quot;;[.M1284]=&quot;1/1&quot;));1;0)" office:value-type="float" office:value="1" calcext:value-type="float">
            <text:p>1</text:p>
          </table:table-cell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float" office:value="497684" calcext:value-type="float">
            <text:p>497684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</text:p>
          </table:table-cell>
          <table:table-cell office:value-type="float" office:value="190.67" calcext:value-type="float">
            <text:p>190.6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BaseQRankSum=1.465;ExcessHet=0;FS=0;MQ=60;MQRankSum=0;QD=27.24;ReadPosRankSum=1.465;SOR=0.223;DP=12;AF=0;MLEAC=0;MLEAF=0;AN=4;AC=1</text:p>
          </table:table-cell>
          <table:table-cell office:value-type="string" calcext:value-type="string">
            <text:p>GT:AD:DP:GQ:PL</text:p>
          </table:table-cell>
          <table:table-cell office:value-type="string" calcext:value-type="string">
            <text:p>0/1:1,6:7:12:198,0,12</text:p>
          </table:table-cell>
          <table:table-cell office:value-type="string" calcext:value-type="string">
            <text:p>0/0:3,0:3:9:0,9,105</text:p>
          </table:table-cell>
          <table:table-cell table:formula="of:=LEFT([.J1285];3)" office:value-type="string" office:string-value="0/1" calcext:value-type="string">
            <text:p>0/1</text:p>
          </table:table-cell>
          <table:table-cell table:formula="of:=LEFT([.K1285];3)" office:value-type="string" office:string-value="0/0" calcext:value-type="string">
            <text:p>0/0</text:p>
          </table:table-cell>
          <table:table-cell table:formula="of:=IF(OR(AND([.L1285]=&quot;1/1&quot;;[.M1285]=&quot;0/0&quot;);AND([.L1285]=&quot;0/0&quot;;[.M1285]=&quot;1/1&quot;));1;0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Merged_filtered_variants.A1:Merged_filtered_variants.N1285" table:display-filter-buttons="true">
          <table:filter>
            <table:filter-and>
              <table:filter-condition table:field-number="1" table:data-type="number" table:value="350000" table:operator="&lt;="/>
              <table:filter-condition table:field-number="1" table:data-type="number" table:value="250001" table:operator="&gt;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0-03T12:19:22.745594277</dc:date>
    <meta:editing-duration>PT8M59S</meta:editing-duration>
    <meta:editing-cycles>2</meta:editing-cycles>
    <meta:generator>LibreOffice/6.4.7.2$Linux_X86_64 LibreOffice_project/40$Build-2</meta:generator>
    <meta:document-statistic meta:table-count="1" meta:cell-count="17990" meta:object-count="0"/>
  </office:meta>
</office:document-meta>
</file>